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56.95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 style:data-style-name="N4"/>
    <style:style style:name="ce2" style:family="table-cell" style:parent-style-name="Default" style:data-style-name="N99"/>
    <style:style style:name="ce3" style:family="table-cell" style:parent-style-name="Default" style:data-style-name="N4"/>
    <style:style style:name="ce4" style:family="table-cell" style:parent-style-name="Default" style:data-style-name="N4"/>
    <style:style style:name="ce5" style:family="table-cell" style:parent-style-name="Default" style:data-style-name="N4"/>
    <style:style style:name="ce6" style:family="table-cell" style:parent-style-name="Default" style:data-style-name="N4"/>
    <style:style style:name="ce7" style:family="table-cell" style:parent-style-name="Default" style:data-style-name="N4"/>
    <style:style style:name="ce8" style:family="table-cell" style:parent-style-name="Default" style:data-style-name="N4"/>
    <style:style style:name="ce9" style:family="table-cell" style:parent-style-name="Default" style:data-style-name="N4"/>
    <style:style style:name="ce10" style:family="table-cell" style:parent-style-name="Default" style:data-style-name="N4"/>
  </office:automatic-styles>
  <office:body>
    <office:spreadsheet>
      <table:calculation-settings table:automatic-find-labels="false"/>
      <table:table table:name="unlabelledplatformsphase1_a8 ana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10" table:number-columns-repeated="8" table:default-cell-style-name="Default"/>
        <table:table-column table:style-name="co10" table:default-cell-style-name="ce4"/>
        <table:table-column table:style-name="co10" table:number-columns-repeated="6" table:default-cell-style-name="Default"/>
        <table:table-column table:style-name="co10" table:default-cell-style-name="ce6"/>
        <table:table-column table:style-name="co10" table:number-columns-repeated="5" table:default-cell-style-name="Default"/>
        <table:table-column table:style-name="co10" table:default-cell-style-name="ce8"/>
        <table:table-column table:style-name="co10" table:number-columns-repeated="4" table:default-cell-style-name="Default"/>
        <table:table-column table:style-name="co10" table:default-cell-style-name="ce10"/>
        <table:table-row table:style-name="ro1">
          <table:table-cell/>
          <table:table-cell office:value-type="string" calcext:value-type="string">
            <text:p>platform</text:p>
          </table:table-cell>
          <table:table-cell office:value-type="string" calcext:value-type="string">
            <text:p>cossim</text:p>
          </table:table-cell>
          <table:table-cell office:value-type="string" calcext:value-type="string">
            <text:p>pred_dtada</text:p>
          </table:table-cell>
          <table:table-cell office:value-type="string" calcext:value-type="string">
            <text:p>pred_dth</text:p>
          </table:table-cell>
          <table:table-cell office:value-type="string" calcext:value-type="string">
            <text:p>pred_svch</text:p>
          </table:table-cell>
          <table:table-cell office:value-type="string" calcext:value-type="string">
            <text:p>pred_agg1</text:p>
          </table:table-cell>
          <table:table-cell office:value-type="string" calcext:value-type="string">
            <text:p>pred_agg2</text:p>
          </table:table-cell>
          <table:table-cell office:value-type="string" calcext:value-type="string">
            <text:p>pred_agg3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ssim</text:p>
          </table:table-cell>
          <table:table-cell office:value-type="string" calcext:value-type="string">
            <text:p>pred_dtada</text:p>
          </table:table-cell>
          <table:table-cell office:value-type="string" calcext:value-type="string">
            <text:p>pred_dth</text:p>
          </table:table-cell>
          <table:table-cell office:value-type="string" calcext:value-type="string">
            <text:p>pred_svch</text:p>
          </table:table-cell>
          <table:table-cell office:value-type="string" calcext:value-type="string">
            <text:p>pred_agg1</text:p>
          </table:table-cell>
          <table:table-cell office:value-type="string" calcext:value-type="string">
            <text:p>pred_agg2</text:p>
          </table:table-cell>
          <table:table-cell office:value-type="string" calcext:value-type="string">
            <text:p>pred_agg3</text:p>
          </table:table-cell>
          <table:table-cell office:value-type="string" calcext:value-type="string">
            <text:p>average sensibility</text:p>
          </table:table-cell>
          <table:table-cell office:value-type="string" calcext:value-type="string">
            <text:p>cossim</text:p>
          </table:table-cell>
          <table:table-cell office:value-type="string" calcext:value-type="string">
            <text:p>pred_dtada</text:p>
          </table:table-cell>
          <table:table-cell office:value-type="string" calcext:value-type="string">
            <text:p>pred_dth</text:p>
          </table:table-cell>
          <table:table-cell office:value-type="string" calcext:value-type="string">
            <text:p>pred_svch</text:p>
          </table:table-cell>
          <table:table-cell office:value-type="string" calcext:value-type="string">
            <text:p>pred_agg1</text:p>
          </table:table-cell>
          <table:table-cell office:value-type="string" calcext:value-type="string">
            <text:p>pred_agg2</text:p>
          </table:table-cell>
          <table:table-cell office:value-type="string" calcext:value-type="string">
            <text:p>pred_agg3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pred_dtada</text:p>
          </table:table-cell>
          <table:table-cell office:value-type="string" calcext:value-type="string">
            <text:p>pred_dth</text:p>
          </table:table-cell>
          <table:table-cell office:value-type="string" calcext:value-type="string">
            <text:p>pred_svch</text:p>
          </table:table-cell>
          <table:table-cell office:value-type="string" calcext:value-type="string">
            <text:p>pred_agg1</text:p>
          </table:table-cell>
          <table:table-cell office:value-type="string" calcext:value-type="string">
            <text:p>pred_agg2</text:p>
          </table:table-cell>
          <table:table-cell office:value-type="string" calcext:value-type="string">
            <text:p>pred_agg3</text:p>
          </table:table-cell>
          <table:table-cell table:style-name="ce5" office:value-type="string" calcext:value-type="string">
            <text:p>t</text:p>
          </table:table-cell>
          <table:table-cell office:value-type="string" calcext:value-type="string">
            <text:p>pred_dth</text:p>
          </table:table-cell>
          <table:table-cell office:value-type="string" calcext:value-type="string">
            <text:p>pred_svch</text:p>
          </table:table-cell>
          <table:table-cell office:value-type="string" calcext:value-type="string">
            <text:p>pred_agg1</text:p>
          </table:table-cell>
          <table:table-cell office:value-type="string" calcext:value-type="string">
            <text:p>pred_agg2</text:p>
          </table:table-cell>
          <table:table-cell office:value-type="string" calcext:value-type="string">
            <text:p>pred_agg3</text:p>
          </table:table-cell>
          <table:table-cell table:style-name="ce7" office:value-type="string" calcext:value-type="string">
            <text:p>t</text:p>
          </table:table-cell>
          <table:table-cell office:value-type="string" calcext:value-type="string">
            <text:p>pred_svch</text:p>
          </table:table-cell>
          <table:table-cell office:value-type="string" calcext:value-type="string">
            <text:p>pred_agg1</text:p>
          </table:table-cell>
          <table:table-cell office:value-type="string" calcext:value-type="string">
            <text:p>pred_agg2</text:p>
          </table:table-cell>
          <table:table-cell office:value-type="string" calcext:value-type="string">
            <text:p>pred_agg3</text:p>
          </table:table-cell>
          <table:table-cell table:style-name="ce9" office:value-type="string" calcext:value-type="string">
            <text:p>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drewhfarmer.com</text:p>
          </table:table-cell>
          <table:table-cell table:number-columns-repeated="2" office:value-type="string" calcext:value-type="string">
            <text:p>TRAINING</text:p>
          </table:table-cell>
          <table:table-cell office:value-type="string" calcext:value-type="string">
            <text:p>NEWS</text:p>
          </table:table-cell>
          <table:table-cell table:number-columns-repeated="3" office:value-type="string" calcext:value-type="string">
            <text:p>TRAINING</text:p>
          </table:table-cell>
          <table:table-cell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ING</text:p>
          </table:table-cell>
          <table:table-cell table:formula="of:=IF([.$K2]=[.C2];1;0)" office:value-type="float" office:value="1" calcext:value-type="float">
            <text:p>1</text:p>
          </table:table-cell>
          <table:table-cell table:formula="of:=IF([.$K2]=[.D2];1;0)" office:value-type="float" office:value="1" calcext:value-type="float">
            <text:p>1</text:p>
          </table:table-cell>
          <table:table-cell table:formula="of:=IF([.$K2]=[.E2];1;0)" office:value-type="float" office:value="0" calcext:value-type="float">
            <text:p>0</text:p>
          </table:table-cell>
          <table:table-cell table:formula="of:=IF([.$K2]=[.F2];1;0)" office:value-type="float" office:value="1" calcext:value-type="float">
            <text:p>1</text:p>
          </table:table-cell>
          <table:table-cell table:formula="of:=IF([.$K2]=[.G2];1;0)" office:value-type="float" office:value="1" calcext:value-type="float">
            <text:p>1</text:p>
          </table:table-cell>
          <table:table-cell table:formula="of:=IF([.$K2]=[.H2];1;0)" office:value-type="float" office:value="1" calcext:value-type="float">
            <text:p>1</text:p>
          </table:table-cell>
          <table:table-cell table:formula="of:=IF([.$K2]=[.I2];1;0)" office:value-type="float" office:value="0" calcext:value-type="float">
            <text:p>0</text:p>
          </table:table-cell>
          <table:table-cell table:style-name="ce1" table:formula="of:=SUM([.L2:.R2])/7" office:value-type="float" office:value="0.714285714285714" calcext:value-type="float">
            <text:p>0.71</text:p>
          </table:table-cell>
          <table:table-cell/>
          <table:table-cell table:formula="of:=IF(AND([.$C2]=[.D2];[.$C2]=[.$K2]);1;IF(AND([.$C2]=[.D2];[.$C2]&lt;&gt;[.$K2]);-1;0))" office:value-type="float" office:value="1" calcext:value-type="float">
            <text:p>1</text:p>
          </table:table-cell>
          <table:table-cell table:formula="of:=IF(AND([.$C2]=[.E2];[.$C2]=[.$K2]);1;IF(AND([.$C2]=[.E2];[.$C2]&lt;&gt;[.$K2]);-1;0))" office:value-type="float" office:value="0" calcext:value-type="float">
            <text:p>0</text:p>
          </table:table-cell>
          <table:table-cell table:formula="of:=IF(AND([.$C2]=[.F2];[.$C2]=[.$K2]);1;IF(AND([.$C2]=[.F2];[.$C2]&lt;&gt;[.$K2]);-1;0))" office:value-type="float" office:value="1" calcext:value-type="float">
            <text:p>1</text:p>
          </table:table-cell>
          <table:table-cell table:formula="of:=IF(AND([.$C2]=[.G2];[.$C2]=[.$K2]);1;IF(AND([.$C2]=[.G2];[.$C2]&lt;&gt;[.$K2]);-1;0))" office:value-type="float" office:value="1" calcext:value-type="float">
            <text:p>1</text:p>
          </table:table-cell>
          <table:table-cell table:formula="of:=IF(AND([.$C2]=[.H2];[.$C2]=[.$K2]);1;IF(AND([.$C2]=[.H2];[.$C2]&lt;&gt;[.$K2]);-1;0))" office:value-type="float" office:value="1" calcext:value-type="float">
            <text:p>1</text:p>
          </table:table-cell>
          <table:table-cell table:formula="of:=IF(AND([.$C2]=[.I2];[.$C2]=[.$K2]);1;IF(AND([.$C2]=[.I2];[.$C2]&lt;&gt;[.$K2]);-1;0))" office:value-type="float" office:value="0" calcext:value-type="float">
            <text:p>0</text:p>
          </table:table-cell>
          <table:table-cell table:formula="of:=SUM([.U2:.Z2])/6" office:value-type="float" office:value="0.666666666666667" calcext:value-type="float">
            <text:p>0.67</text:p>
          </table:table-cell>
          <table:table-cell/>
          <table:table-cell table:formula="of:=IF(AND([.$D2]=[.E2];[.$D2]=[.$K2]);1;IF(AND([.$D2]=[.E2];[.$D2]&lt;&gt;[.$K2]);-1;0))" office:value-type="float" office:value="0" calcext:value-type="float">
            <text:p>0</text:p>
          </table:table-cell>
          <table:table-cell table:formula="of:=IF(AND([.$D2]=[.F2];[.$D2]=[.$K2]);1;IF(AND([.$D2]=[.F2];[.$D2]&lt;&gt;[.$K2]);-1;0))" office:value-type="float" office:value="1" calcext:value-type="float">
            <text:p>1</text:p>
          </table:table-cell>
          <table:table-cell table:formula="of:=IF(AND([.$D2]=[.G2];[.$D2]=[.$K2]);1;IF(AND([.$D2]=[.G2];[.$D2]&lt;&gt;[.$K2]);-1;0))" office:value-type="float" office:value="1" calcext:value-type="float">
            <text:p>1</text:p>
          </table:table-cell>
          <table:table-cell table:formula="of:=IF(AND([.$D2]=[.H2];[.$D2]=[.$K2]);1;IF(AND([.$D2]=[.H2];[.$D2]&lt;&gt;[.$K2]);-1;0))" office:value-type="float" office:value="1" calcext:value-type="float">
            <text:p>1</text:p>
          </table:table-cell>
          <table:table-cell table:formula="of:=IF(AND([.$D2]=[.I2];[.$D2]=[.$K2]);1;IF(AND([.$D2]=[.I2];[.$D2]&lt;&gt;[.$K2]);-1;0))" office:value-type="float" office:value="0" calcext:value-type="float">
            <text:p>0</text:p>
          </table:table-cell>
          <table:table-cell table:formula="of:=SUM([.AC2:.AG2])/5" office:value-type="float" office:value="0.6" calcext:value-type="float">
            <text:p>0.60</text:p>
          </table:table-cell>
          <table:table-cell/>
          <table:table-cell table:formula="of:=IF(AND([.$E2]=[.F2];[.$E2]=[.$K2]);1;IF(AND([.$E2]=[.F2];[.$E2]&lt;&gt;[.$K2]);-1;0))" office:value-type="float" office:value="0" calcext:value-type="float">
            <text:p>0</text:p>
          </table:table-cell>
          <table:table-cell table:formula="of:=IF(AND([.$E2]=[.G2];[.$E2]=[.$K2]);1;IF(AND([.$E2]=[.G2];[.$E2]&lt;&gt;[.$K2]);-1;0))" office:value-type="float" office:value="0" calcext:value-type="float">
            <text:p>0</text:p>
          </table:table-cell>
          <table:table-cell table:formula="of:=IF(AND([.$E2]=[.H2];[.$E2]=[.$K2]);1;IF(AND([.$E2]=[.H2];[.$E2]&lt;&gt;[.$K2]);-1;0))" office:value-type="float" office:value="0" calcext:value-type="float">
            <text:p>0</text:p>
          </table:table-cell>
          <table:table-cell table:formula="of:=IF(AND([.$E2]=[.I2];[.$E2]=[.$K2]);1;IF(AND([.$E2]=[.I2];[.$E2]&lt;&gt;[.$K2]);-1;0))" office:value-type="float" office:value="-1" calcext:value-type="float">
            <text:p>-1</text:p>
          </table:table-cell>
          <table:table-cell table:formula="of:=SUM([.AJ2:.AM2])/4" office:value-type="float" office:value="-0.25" calcext:value-type="float">
            <text:p>-0.25</text:p>
          </table:table-cell>
          <table:table-cell/>
          <table:table-cell table:formula="of:=IF(AND([.$F2]=[.G2];[.$F2]=[.$K2]);1;IF(AND([.$F2]=[.G2];[.$F2]&lt;&gt;[.$K2]);-1;0))" office:value-type="float" office:value="1" calcext:value-type="float">
            <text:p>1</text:p>
          </table:table-cell>
          <table:table-cell table:formula="of:=IF(AND([.$F2]=[.H2];[.$F2]=[.$K2]);1;IF(AND([.$F2]=[.H2];[.$F2]&lt;&gt;[.$K2]);-1;0))" office:value-type="float" office:value="1" calcext:value-type="float">
            <text:p>1</text:p>
          </table:table-cell>
          <table:table-cell table:formula="of:=IF(AND([.$F2]=[.I2];[.$F2]=[.$K2]);1;IF(AND([.$F2]=[.I2];[.$F2]&lt;&gt;[.$K2]);-1;0))" office:value-type="float" office:value="0" calcext:value-type="float">
            <text:p>0</text:p>
          </table:table-cell>
          <table:table-cell table:formula="of:=SUM([.AP2:.AR2])/3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bpack.academy</text:p>
          </table:table-cell>
          <table:table-cell table:number-columns-repeated="2" office:value-type="string" calcext:value-type="string">
            <text:p>TRAINING</text:p>
          </table:table-cell>
          <table:table-cell office:value-type="string" calcext:value-type="string">
            <text:p>NEWS</text:p>
          </table:table-cell>
          <table:table-cell table:number-columns-repeated="3" office:value-type="string" calcext:value-type="string">
            <text:p>TRAINING</text:p>
          </table:table-cell>
          <table:table-cell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ING</text:p>
          </table:table-cell>
          <table:table-cell table:formula="of:=IF([.$K3]=[.C3];1;0)" office:value-type="float" office:value="1" calcext:value-type="float">
            <text:p>1</text:p>
          </table:table-cell>
          <table:table-cell table:formula="of:=IF([.$K3]=[.D3];1;0)" office:value-type="float" office:value="1" calcext:value-type="float">
            <text:p>1</text:p>
          </table:table-cell>
          <table:table-cell table:formula="of:=IF([.$K3]=[.E3];1;0)" office:value-type="float" office:value="0" calcext:value-type="float">
            <text:p>0</text:p>
          </table:table-cell>
          <table:table-cell table:formula="of:=IF([.$K3]=[.F3];1;0)" office:value-type="float" office:value="1" calcext:value-type="float">
            <text:p>1</text:p>
          </table:table-cell>
          <table:table-cell table:formula="of:=IF([.$K3]=[.G3];1;0)" office:value-type="float" office:value="1" calcext:value-type="float">
            <text:p>1</text:p>
          </table:table-cell>
          <table:table-cell table:formula="of:=IF([.$K3]=[.H3];1;0)" office:value-type="float" office:value="1" calcext:value-type="float">
            <text:p>1</text:p>
          </table:table-cell>
          <table:table-cell table:formula="of:=IF([.$K3]=[.I3];1;0)" office:value-type="float" office:value="0" calcext:value-type="float">
            <text:p>0</text:p>
          </table:table-cell>
          <table:table-cell table:style-name="ce1" table:formula="of:=SUM([.L3:.R3])/7" office:value-type="float" office:value="0.714285714285714" calcext:value-type="float">
            <text:p>0.71</text:p>
          </table:table-cell>
          <table:table-cell/>
          <table:table-cell table:formula="of:=IF(AND([.$C3]=[.D3];[.$C3]=[.$K3]);1;IF(AND([.$C3]=[.D3];[.$C3]&lt;&gt;[.$K3]);-1;0))" office:value-type="float" office:value="1" calcext:value-type="float">
            <text:p>1</text:p>
          </table:table-cell>
          <table:table-cell table:formula="of:=IF(AND([.$C3]=[.E3];[.$C3]=[.$K3]);1;IF(AND([.$C3]=[.E3];[.$C3]&lt;&gt;[.$K3]);-1;0))" office:value-type="float" office:value="0" calcext:value-type="float">
            <text:p>0</text:p>
          </table:table-cell>
          <table:table-cell table:formula="of:=IF(AND([.$C3]=[.F3];[.$C3]=[.$K3]);1;IF(AND([.$C3]=[.F3];[.$C3]&lt;&gt;[.$K3]);-1;0))" office:value-type="float" office:value="1" calcext:value-type="float">
            <text:p>1</text:p>
          </table:table-cell>
          <table:table-cell table:formula="of:=IF(AND([.$C3]=[.G3];[.$C3]=[.$K3]);1;IF(AND([.$C3]=[.G3];[.$C3]&lt;&gt;[.$K3]);-1;0))" office:value-type="float" office:value="1" calcext:value-type="float">
            <text:p>1</text:p>
          </table:table-cell>
          <table:table-cell table:formula="of:=IF(AND([.$C3]=[.H3];[.$C3]=[.$K3]);1;IF(AND([.$C3]=[.H3];[.$C3]&lt;&gt;[.$K3]);-1;0))" office:value-type="float" office:value="1" calcext:value-type="float">
            <text:p>1</text:p>
          </table:table-cell>
          <table:table-cell table:formula="of:=IF(AND([.$C3]=[.I3];[.$C3]=[.$K3]);1;IF(AND([.$C3]=[.I3];[.$C3]&lt;&gt;[.$K3]);-1;0))" office:value-type="float" office:value="0" calcext:value-type="float">
            <text:p>0</text:p>
          </table:table-cell>
          <table:table-cell table:formula="of:=SUM([.U3:.Z3])/6" office:value-type="float" office:value="0.666666666666667" calcext:value-type="float">
            <text:p>0.67</text:p>
          </table:table-cell>
          <table:table-cell/>
          <table:table-cell table:formula="of:=IF(AND([.$D3]=[.E3];[.$D3]=[.$K3]);1;IF(AND([.$D3]=[.E3];[.$D3]&lt;&gt;[.$K3]);-1;0))" office:value-type="float" office:value="0" calcext:value-type="float">
            <text:p>0</text:p>
          </table:table-cell>
          <table:table-cell table:formula="of:=IF(AND([.$D3]=[.F3];[.$D3]=[.$K3]);1;IF(AND([.$D3]=[.F3];[.$D3]&lt;&gt;[.$K3]);-1;0))" office:value-type="float" office:value="1" calcext:value-type="float">
            <text:p>1</text:p>
          </table:table-cell>
          <table:table-cell table:formula="of:=IF(AND([.$D3]=[.G3];[.$D3]=[.$K3]);1;IF(AND([.$D3]=[.G3];[.$D3]&lt;&gt;[.$K3]);-1;0))" office:value-type="float" office:value="1" calcext:value-type="float">
            <text:p>1</text:p>
          </table:table-cell>
          <table:table-cell table:formula="of:=IF(AND([.$D3]=[.H3];[.$D3]=[.$K3]);1;IF(AND([.$D3]=[.H3];[.$D3]&lt;&gt;[.$K3]);-1;0))" office:value-type="float" office:value="1" calcext:value-type="float">
            <text:p>1</text:p>
          </table:table-cell>
          <table:table-cell table:formula="of:=IF(AND([.$D3]=[.I3];[.$D3]=[.$K3]);1;IF(AND([.$D3]=[.I3];[.$D3]&lt;&gt;[.$K3]);-1;0))" office:value-type="float" office:value="0" calcext:value-type="float">
            <text:p>0</text:p>
          </table:table-cell>
          <table:table-cell table:formula="of:=SUM([.AC3:.AG3])/5" office:value-type="float" office:value="0.6" calcext:value-type="float">
            <text:p>0.60</text:p>
          </table:table-cell>
          <table:table-cell/>
          <table:table-cell table:formula="of:=IF(AND([.$E3]=[.F3];[.$E3]=[.$K3]);1;IF(AND([.$E3]=[.F3];[.$E3]&lt;&gt;[.$K3]);-1;0))" office:value-type="float" office:value="0" calcext:value-type="float">
            <text:p>0</text:p>
          </table:table-cell>
          <table:table-cell table:formula="of:=IF(AND([.$E3]=[.G3];[.$E3]=[.$K3]);1;IF(AND([.$E3]=[.G3];[.$E3]&lt;&gt;[.$K3]);-1;0))" office:value-type="float" office:value="0" calcext:value-type="float">
            <text:p>0</text:p>
          </table:table-cell>
          <table:table-cell table:formula="of:=IF(AND([.$E3]=[.H3];[.$E3]=[.$K3]);1;IF(AND([.$E3]=[.H3];[.$E3]&lt;&gt;[.$K3]);-1;0))" office:value-type="float" office:value="0" calcext:value-type="float">
            <text:p>0</text:p>
          </table:table-cell>
          <table:table-cell table:formula="of:=IF(AND([.$E3]=[.I3];[.$E3]=[.$K3]);1;IF(AND([.$E3]=[.I3];[.$E3]&lt;&gt;[.$K3]);-1;0))" office:value-type="float" office:value="-1" calcext:value-type="float">
            <text:p>-1</text:p>
          </table:table-cell>
          <table:table-cell table:formula="of:=SUM([.AJ3:.AM3])/4" office:value-type="float" office:value="-0.25" calcext:value-type="float">
            <text:p>-0.25</text:p>
          </table:table-cell>
          <table:table-cell/>
          <table:table-cell table:formula="of:=IF(AND([.$F3]=[.G3];[.$F3]=[.$K3]);1;IF(AND([.$F3]=[.G3];[.$F3]&lt;&gt;[.$K3]);-1;0))" office:value-type="float" office:value="1" calcext:value-type="float">
            <text:p>1</text:p>
          </table:table-cell>
          <table:table-cell table:formula="of:=IF(AND([.$F3]=[.H3];[.$F3]=[.$K3]);1;IF(AND([.$F3]=[.H3];[.$F3]&lt;&gt;[.$K3]);-1;0))" office:value-type="float" office:value="1" calcext:value-type="float">
            <text:p>1</text:p>
          </table:table-cell>
          <table:table-cell table:formula="of:=IF(AND([.$F3]=[.I3];[.$F3]=[.$K3]);1;IF(AND([.$F3]=[.I3];[.$F3]&lt;&gt;[.$K3]);-1;0))" office:value-type="float" office:value="0" calcext:value-type="float">
            <text:p>0</text:p>
          </table:table-cell>
          <table:table-cell table:formula="of:=SUM([.AP3:.AR3])/3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t-scm.com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NOCLASS</text:p>
          </table:table-cell>
          <table:table-cell table:number-columns-repeated="4" office:value-type="string" calcext:value-type="string">
            <text:p>PACKAGE</text:p>
          </table:table-cell>
          <table:table-cell office:value-type="string" calcext:value-type="string">
            <text:p>DO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</text:p>
          </table:table-cell>
          <table:table-cell table:formula="of:=IF([.$K4]=[.C4];1;0)" office:value-type="float" office:value="0" calcext:value-type="float">
            <text:p>0</text:p>
          </table:table-cell>
          <table:table-cell table:formula="of:=IF([.$K4]=[.D4];1;0)" office:value-type="float" office:value="0" calcext:value-type="float">
            <text:p>0</text:p>
          </table:table-cell>
          <table:table-cell table:formula="of:=IF([.$K4]=[.E4];1;0)" office:value-type="float" office:value="1" calcext:value-type="float">
            <text:p>1</text:p>
          </table:table-cell>
          <table:table-cell table:formula="of:=IF([.$K4]=[.F4];1;0)" office:value-type="float" office:value="1" calcext:value-type="float">
            <text:p>1</text:p>
          </table:table-cell>
          <table:table-cell table:formula="of:=IF([.$K4]=[.G4];1;0)" office:value-type="float" office:value="1" calcext:value-type="float">
            <text:p>1</text:p>
          </table:table-cell>
          <table:table-cell table:formula="of:=IF([.$K4]=[.H4];1;0)" office:value-type="float" office:value="1" calcext:value-type="float">
            <text:p>1</text:p>
          </table:table-cell>
          <table:table-cell table:formula="of:=IF([.$K4]=[.I4];1;0)" office:value-type="float" office:value="0" calcext:value-type="float">
            <text:p>0</text:p>
          </table:table-cell>
          <table:table-cell table:style-name="ce1" table:formula="of:=SUM([.L4:.R4])/7" office:value-type="float" office:value="0.571428571428571" calcext:value-type="float">
            <text:p>0.57</text:p>
          </table:table-cell>
          <table:table-cell/>
          <table:table-cell table:formula="of:=IF(AND([.$C4]=[.D4];[.$C4]=[.$K4]);1;IF(AND([.$C4]=[.D4];[.$C4]&lt;&gt;[.$K4]);-1;0))" office:value-type="float" office:value="0" calcext:value-type="float">
            <text:p>0</text:p>
          </table:table-cell>
          <table:table-cell table:formula="of:=IF(AND([.$C4]=[.E4];[.$C4]=[.$K4]);1;IF(AND([.$C4]=[.E4];[.$C4]&lt;&gt;[.$K4]);-1;0))" office:value-type="float" office:value="0" calcext:value-type="float">
            <text:p>0</text:p>
          </table:table-cell>
          <table:table-cell table:formula="of:=IF(AND([.$C4]=[.F4];[.$C4]=[.$K4]);1;IF(AND([.$C4]=[.F4];[.$C4]&lt;&gt;[.$K4]);-1;0))" office:value-type="float" office:value="0" calcext:value-type="float">
            <text:p>0</text:p>
          </table:table-cell>
          <table:table-cell table:formula="of:=IF(AND([.$C4]=[.G4];[.$C4]=[.$K4]);1;IF(AND([.$C4]=[.G4];[.$C4]&lt;&gt;[.$K4]);-1;0))" office:value-type="float" office:value="0" calcext:value-type="float">
            <text:p>0</text:p>
          </table:table-cell>
          <table:table-cell table:formula="of:=IF(AND([.$C4]=[.H4];[.$C4]=[.$K4]);1;IF(AND([.$C4]=[.H4];[.$C4]&lt;&gt;[.$K4]);-1;0))" office:value-type="float" office:value="0" calcext:value-type="float">
            <text:p>0</text:p>
          </table:table-cell>
          <table:table-cell table:formula="of:=IF(AND([.$C4]=[.I4];[.$C4]=[.$K4]);1;IF(AND([.$C4]=[.I4];[.$C4]&lt;&gt;[.$K4]);-1;0))" office:value-type="float" office:value="-1" calcext:value-type="float">
            <text:p>-1</text:p>
          </table:table-cell>
          <table:table-cell table:formula="of:=SUM([.U4:.Z4])/6" office:value-type="float" office:value="-0.166666666666667" calcext:value-type="float">
            <text:p>-0.17</text:p>
          </table:table-cell>
          <table:table-cell/>
          <table:table-cell table:formula="of:=IF(AND([.$D4]=[.E4];[.$D4]=[.$K4]);1;IF(AND([.$D4]=[.E4];[.$D4]&lt;&gt;[.$K4]);-1;0))" office:value-type="float" office:value="0" calcext:value-type="float">
            <text:p>0</text:p>
          </table:table-cell>
          <table:table-cell table:formula="of:=IF(AND([.$D4]=[.F4];[.$D4]=[.$K4]);1;IF(AND([.$D4]=[.F4];[.$D4]&lt;&gt;[.$K4]);-1;0))" office:value-type="float" office:value="0" calcext:value-type="float">
            <text:p>0</text:p>
          </table:table-cell>
          <table:table-cell table:formula="of:=IF(AND([.$D4]=[.G4];[.$D4]=[.$K4]);1;IF(AND([.$D4]=[.G4];[.$D4]&lt;&gt;[.$K4]);-1;0))" office:value-type="float" office:value="0" calcext:value-type="float">
            <text:p>0</text:p>
          </table:table-cell>
          <table:table-cell table:formula="of:=IF(AND([.$D4]=[.H4];[.$D4]=[.$K4]);1;IF(AND([.$D4]=[.H4];[.$D4]&lt;&gt;[.$K4]);-1;0))" office:value-type="float" office:value="0" calcext:value-type="float">
            <text:p>0</text:p>
          </table:table-cell>
          <table:table-cell table:formula="of:=IF(AND([.$D4]=[.I4];[.$D4]=[.$K4]);1;IF(AND([.$D4]=[.I4];[.$D4]&lt;&gt;[.$K4]);-1;0))" office:value-type="float" office:value="0" calcext:value-type="float">
            <text:p>0</text:p>
          </table:table-cell>
          <table:table-cell table:formula="of:=SUM([.AC4:.AG4])/5" office:value-type="float" office:value="0" calcext:value-type="float">
            <text:p>0.00</text:p>
          </table:table-cell>
          <table:table-cell/>
          <table:table-cell table:formula="of:=IF(AND([.$E4]=[.F4];[.$E4]=[.$K4]);1;IF(AND([.$E4]=[.F4];[.$E4]&lt;&gt;[.$K4]);-1;0))" office:value-type="float" office:value="1" calcext:value-type="float">
            <text:p>1</text:p>
          </table:table-cell>
          <table:table-cell table:formula="of:=IF(AND([.$E4]=[.G4];[.$E4]=[.$K4]);1;IF(AND([.$E4]=[.G4];[.$E4]&lt;&gt;[.$K4]);-1;0))" office:value-type="float" office:value="1" calcext:value-type="float">
            <text:p>1</text:p>
          </table:table-cell>
          <table:table-cell table:formula="of:=IF(AND([.$E4]=[.H4];[.$E4]=[.$K4]);1;IF(AND([.$E4]=[.H4];[.$E4]&lt;&gt;[.$K4]);-1;0))" office:value-type="float" office:value="1" calcext:value-type="float">
            <text:p>1</text:p>
          </table:table-cell>
          <table:table-cell table:formula="of:=IF(AND([.$E4]=[.I4];[.$E4]=[.$K4]);1;IF(AND([.$E4]=[.I4];[.$E4]&lt;&gt;[.$K4]);-1;0))" office:value-type="float" office:value="0" calcext:value-type="float">
            <text:p>0</text:p>
          </table:table-cell>
          <table:table-cell table:formula="of:=SUM([.AJ4:.AM4])/4" office:value-type="float" office:value="0.75" calcext:value-type="float">
            <text:p>0.75</text:p>
          </table:table-cell>
          <table:table-cell/>
          <table:table-cell table:formula="of:=IF(AND([.$F4]=[.G4];[.$F4]=[.$K4]);1;IF(AND([.$F4]=[.G4];[.$F4]&lt;&gt;[.$K4]);-1;0))" office:value-type="float" office:value="1" calcext:value-type="float">
            <text:p>1</text:p>
          </table:table-cell>
          <table:table-cell table:formula="of:=IF(AND([.$F4]=[.H4];[.$F4]=[.$K4]);1;IF(AND([.$F4]=[.H4];[.$F4]&lt;&gt;[.$K4]);-1;0))" office:value-type="float" office:value="1" calcext:value-type="float">
            <text:p>1</text:p>
          </table:table-cell>
          <table:table-cell table:formula="of:=IF(AND([.$F4]=[.I4];[.$F4]=[.$K4]);1;IF(AND([.$F4]=[.I4];[.$F4]&lt;&gt;[.$K4]);-1;0))" office:value-type="float" office:value="0" calcext:value-type="float">
            <text:p>0</text:p>
          </table:table-cell>
          <table:table-cell table:formula="of:=SUM([.AP4:.AR4])/3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vopscube.com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PAAS</text:p>
          </table:table-cell>
          <table:table-cell table:number-columns-repeated="2" office:value-type="string" calcext:value-type="string">
            <text:p>TRAINING</text:p>
          </table:table-cell>
          <table:table-cell table:number-columns-repeated="2" office:value-type="string" calcext:value-type="string">
            <text:p>PA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S</text:p>
          </table:table-cell>
          <table:table-cell table:formula="of:=IF([.$K5]=[.C5];1;0)" office:value-type="float" office:value="0" calcext:value-type="float">
            <text:p>0</text:p>
          </table:table-cell>
          <table:table-cell table:formula="of:=IF([.$K5]=[.D5];1;0)" office:value-type="float" office:value="0" calcext:value-type="float">
            <text:p>0</text:p>
          </table:table-cell>
          <table:table-cell table:formula="of:=IF([.$K5]=[.E5];1;0)" office:value-type="float" office:value="0" calcext:value-type="float">
            <text:p>0</text:p>
          </table:table-cell>
          <table:table-cell table:formula="of:=IF([.$K5]=[.F5];1;0)" office:value-type="float" office:value="0" calcext:value-type="float">
            <text:p>0</text:p>
          </table:table-cell>
          <table:table-cell table:formula="of:=IF([.$K5]=[.G5];1;0)" office:value-type="float" office:value="0" calcext:value-type="float">
            <text:p>0</text:p>
          </table:table-cell>
          <table:table-cell table:formula="of:=IF([.$K5]=[.H5];1;0)" office:value-type="float" office:value="0" calcext:value-type="float">
            <text:p>0</text:p>
          </table:table-cell>
          <table:table-cell table:formula="of:=IF([.$K5]=[.I5];1;0)" office:value-type="float" office:value="0" calcext:value-type="float">
            <text:p>0</text:p>
          </table:table-cell>
          <table:table-cell table:style-name="ce1" table:formula="of:=SUM([.L5:.R5])/7" office:value-type="float" office:value="0" calcext:value-type="float">
            <text:p>0.00</text:p>
          </table:table-cell>
          <table:table-cell/>
          <table:table-cell table:formula="of:=IF(AND([.$C5]=[.D5];[.$C5]=[.$K5]);1;IF(AND([.$C5]=[.D5];[.$C5]&lt;&gt;[.$K5]);-1;0))" office:value-type="float" office:value="0" calcext:value-type="float">
            <text:p>0</text:p>
          </table:table-cell>
          <table:table-cell table:formula="of:=IF(AND([.$C5]=[.E5];[.$C5]=[.$K5]);1;IF(AND([.$C5]=[.E5];[.$C5]&lt;&gt;[.$K5]);-1;0))" office:value-type="float" office:value="0" calcext:value-type="float">
            <text:p>0</text:p>
          </table:table-cell>
          <table:table-cell table:formula="of:=IF(AND([.$C5]=[.F5];[.$C5]=[.$K5]);1;IF(AND([.$C5]=[.F5];[.$C5]&lt;&gt;[.$K5]);-1;0))" office:value-type="float" office:value="-1" calcext:value-type="float">
            <text:p>-1</text:p>
          </table:table-cell>
          <table:table-cell table:formula="of:=IF(AND([.$C5]=[.G5];[.$C5]=[.$K5]);1;IF(AND([.$C5]=[.G5];[.$C5]&lt;&gt;[.$K5]);-1;0))" office:value-type="float" office:value="-1" calcext:value-type="float">
            <text:p>-1</text:p>
          </table:table-cell>
          <table:table-cell table:formula="of:=IF(AND([.$C5]=[.H5];[.$C5]=[.$K5]);1;IF(AND([.$C5]=[.H5];[.$C5]&lt;&gt;[.$K5]);-1;0))" office:value-type="float" office:value="0" calcext:value-type="float">
            <text:p>0</text:p>
          </table:table-cell>
          <table:table-cell table:formula="of:=IF(AND([.$C5]=[.I5];[.$C5]=[.$K5]);1;IF(AND([.$C5]=[.I5];[.$C5]&lt;&gt;[.$K5]);-1;0))" office:value-type="float" office:value="0" calcext:value-type="float">
            <text:p>0</text:p>
          </table:table-cell>
          <table:table-cell table:formula="of:=SUM([.U5:.Z5])/6" office:value-type="float" office:value="-0.333333333333333" calcext:value-type="float">
            <text:p>-0.33</text:p>
          </table:table-cell>
          <table:table-cell/>
          <table:table-cell table:formula="of:=IF(AND([.$D5]=[.E5];[.$D5]=[.$K5]);1;IF(AND([.$D5]=[.E5];[.$D5]&lt;&gt;[.$K5]);-1;0))" office:value-type="float" office:value="0" calcext:value-type="float">
            <text:p>0</text:p>
          </table:table-cell>
          <table:table-cell table:formula="of:=IF(AND([.$D5]=[.F5];[.$D5]=[.$K5]);1;IF(AND([.$D5]=[.F5];[.$D5]&lt;&gt;[.$K5]);-1;0))" office:value-type="float" office:value="0" calcext:value-type="float">
            <text:p>0</text:p>
          </table:table-cell>
          <table:table-cell table:formula="of:=IF(AND([.$D5]=[.G5];[.$D5]=[.$K5]);1;IF(AND([.$D5]=[.G5];[.$D5]&lt;&gt;[.$K5]);-1;0))" office:value-type="float" office:value="0" calcext:value-type="float">
            <text:p>0</text:p>
          </table:table-cell>
          <table:table-cell table:formula="of:=IF(AND([.$D5]=[.H5];[.$D5]=[.$K5]);1;IF(AND([.$D5]=[.H5];[.$D5]&lt;&gt;[.$K5]);-1;0))" office:value-type="float" office:value="0" calcext:value-type="float">
            <text:p>0</text:p>
          </table:table-cell>
          <table:table-cell table:formula="of:=IF(AND([.$D5]=[.I5];[.$D5]=[.$K5]);1;IF(AND([.$D5]=[.I5];[.$D5]&lt;&gt;[.$K5]);-1;0))" office:value-type="float" office:value="0" calcext:value-type="float">
            <text:p>0</text:p>
          </table:table-cell>
          <table:table-cell table:formula="of:=SUM([.AC5:.AG5])/5" office:value-type="float" office:value="0" calcext:value-type="float">
            <text:p>0.00</text:p>
          </table:table-cell>
          <table:table-cell/>
          <table:table-cell table:formula="of:=IF(AND([.$E5]=[.F5];[.$E5]=[.$K5]);1;IF(AND([.$E5]=[.F5];[.$E5]&lt;&gt;[.$K5]);-1;0))" office:value-type="float" office:value="0" calcext:value-type="float">
            <text:p>0</text:p>
          </table:table-cell>
          <table:table-cell table:formula="of:=IF(AND([.$E5]=[.G5];[.$E5]=[.$K5]);1;IF(AND([.$E5]=[.G5];[.$E5]&lt;&gt;[.$K5]);-1;0))" office:value-type="float" office:value="0" calcext:value-type="float">
            <text:p>0</text:p>
          </table:table-cell>
          <table:table-cell table:formula="of:=IF(AND([.$E5]=[.H5];[.$E5]=[.$K5]);1;IF(AND([.$E5]=[.H5];[.$E5]&lt;&gt;[.$K5]);-1;0))" office:value-type="float" office:value="-1" calcext:value-type="float">
            <text:p>-1</text:p>
          </table:table-cell>
          <table:table-cell table:formula="of:=IF(AND([.$E5]=[.I5];[.$E5]=[.$K5]);1;IF(AND([.$E5]=[.I5];[.$E5]&lt;&gt;[.$K5]);-1;0))" office:value-type="float" office:value="-1" calcext:value-type="float">
            <text:p>-1</text:p>
          </table:table-cell>
          <table:table-cell table:formula="of:=SUM([.AJ5:.AM5])/4" office:value-type="float" office:value="-0.5" calcext:value-type="float">
            <text:p>-0.50</text:p>
          </table:table-cell>
          <table:table-cell/>
          <table:table-cell table:formula="of:=IF(AND([.$F5]=[.G5];[.$F5]=[.$K5]);1;IF(AND([.$F5]=[.G5];[.$F5]&lt;&gt;[.$K5]);-1;0))" office:value-type="float" office:value="-1" calcext:value-type="float">
            <text:p>-1</text:p>
          </table:table-cell>
          <table:table-cell table:formula="of:=IF(AND([.$F5]=[.H5];[.$F5]=[.$K5]);1;IF(AND([.$F5]=[.H5];[.$F5]&lt;&gt;[.$K5]);-1;0))" office:value-type="float" office:value="0" calcext:value-type="float">
            <text:p>0</text:p>
          </table:table-cell>
          <table:table-cell table:formula="of:=IF(AND([.$F5]=[.I5];[.$F5]=[.$K5]);1;IF(AND([.$F5]=[.I5];[.$F5]&lt;&gt;[.$K5]);-1;0))" office:value-type="float" office:value="0" calcext:value-type="float">
            <text:p>0</text:p>
          </table:table-cell>
          <table:table-cell table:formula="of:=SUM([.AP5:.AR5])/3" office:value-type="float" office:value="-0.333333333333333" calcext:value-type="float">
            <text:p>-0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rebase.google.com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OCS</text:p>
          </table:table-cell>
          <table:table-cell table:number-columns-repeated="3" office:value-type="string" calcext:value-type="string">
            <text:p>PACKAGE</text:p>
          </table:table-cell>
          <table:table-cell office:value-type="string" calcext:value-type="string">
            <text:p>DO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AS</text:p>
          </table:table-cell>
          <table:table-cell table:formula="of:=IF([.$K6]=[.C6];1;0)" office:value-type="float" office:value="0" calcext:value-type="float">
            <text:p>0</text:p>
          </table:table-cell>
          <table:table-cell table:formula="of:=IF([.$K6]=[.D6];1;0)" office:value-type="float" office:value="0" calcext:value-type="float">
            <text:p>0</text:p>
          </table:table-cell>
          <table:table-cell table:formula="of:=IF([.$K6]=[.E6];1;0)" office:value-type="float" office:value="0" calcext:value-type="float">
            <text:p>0</text:p>
          </table:table-cell>
          <table:table-cell table:formula="of:=IF([.$K6]=[.F6];1;0)" office:value-type="float" office:value="0" calcext:value-type="float">
            <text:p>0</text:p>
          </table:table-cell>
          <table:table-cell table:formula="of:=IF([.$K6]=[.G6];1;0)" office:value-type="float" office:value="0" calcext:value-type="float">
            <text:p>0</text:p>
          </table:table-cell>
          <table:table-cell table:formula="of:=IF([.$K6]=[.H6];1;0)" office:value-type="float" office:value="0" calcext:value-type="float">
            <text:p>0</text:p>
          </table:table-cell>
          <table:table-cell table:formula="of:=IF([.$K6]=[.I6];1;0)" office:value-type="float" office:value="0" calcext:value-type="float">
            <text:p>0</text:p>
          </table:table-cell>
          <table:table-cell table:style-name="ce1" table:formula="of:=SUM([.L6:.R6])/7" office:value-type="float" office:value="0" calcext:value-type="float">
            <text:p>0.00</text:p>
          </table:table-cell>
          <table:table-cell/>
          <table:table-cell table:formula="of:=IF(AND([.$C6]=[.D6];[.$C6]=[.$K6]);1;IF(AND([.$C6]=[.D6];[.$C6]&lt;&gt;[.$K6]);-1;0))" office:value-type="float" office:value="0" calcext:value-type="float">
            <text:p>0</text:p>
          </table:table-cell>
          <table:table-cell table:formula="of:=IF(AND([.$C6]=[.E6];[.$C6]=[.$K6]);1;IF(AND([.$C6]=[.E6];[.$C6]&lt;&gt;[.$K6]);-1;0))" office:value-type="float" office:value="-1" calcext:value-type="float">
            <text:p>-1</text:p>
          </table:table-cell>
          <table:table-cell table:formula="of:=IF(AND([.$C6]=[.F6];[.$C6]=[.$K6]);1;IF(AND([.$C6]=[.F6];[.$C6]&lt;&gt;[.$K6]);-1;0))" office:value-type="float" office:value="0" calcext:value-type="float">
            <text:p>0</text:p>
          </table:table-cell>
          <table:table-cell table:formula="of:=IF(AND([.$C6]=[.G6];[.$C6]=[.$K6]);1;IF(AND([.$C6]=[.G6];[.$C6]&lt;&gt;[.$K6]);-1;0))" office:value-type="float" office:value="0" calcext:value-type="float">
            <text:p>0</text:p>
          </table:table-cell>
          <table:table-cell table:formula="of:=IF(AND([.$C6]=[.H6];[.$C6]=[.$K6]);1;IF(AND([.$C6]=[.H6];[.$C6]&lt;&gt;[.$K6]);-1;0))" office:value-type="float" office:value="0" calcext:value-type="float">
            <text:p>0</text:p>
          </table:table-cell>
          <table:table-cell table:formula="of:=IF(AND([.$C6]=[.I6];[.$C6]=[.$K6]);1;IF(AND([.$C6]=[.I6];[.$C6]&lt;&gt;[.$K6]);-1;0))" office:value-type="float" office:value="-1" calcext:value-type="float">
            <text:p>-1</text:p>
          </table:table-cell>
          <table:table-cell table:formula="of:=SUM([.U6:.Z6])/6" office:value-type="float" office:value="-0.333333333333333" calcext:value-type="float">
            <text:p>-0.33</text:p>
          </table:table-cell>
          <table:table-cell/>
          <table:table-cell table:formula="of:=IF(AND([.$D6]=[.E6];[.$D6]=[.$K6]);1;IF(AND([.$D6]=[.E6];[.$D6]&lt;&gt;[.$K6]);-1;0))" office:value-type="float" office:value="0" calcext:value-type="float">
            <text:p>0</text:p>
          </table:table-cell>
          <table:table-cell table:formula="of:=IF(AND([.$D6]=[.F6];[.$D6]=[.$K6]);1;IF(AND([.$D6]=[.F6];[.$D6]&lt;&gt;[.$K6]);-1;0))" office:value-type="float" office:value="-1" calcext:value-type="float">
            <text:p>-1</text:p>
          </table:table-cell>
          <table:table-cell table:formula="of:=IF(AND([.$D6]=[.G6];[.$D6]=[.$K6]);1;IF(AND([.$D6]=[.G6];[.$D6]&lt;&gt;[.$K6]);-1;0))" office:value-type="float" office:value="-1" calcext:value-type="float">
            <text:p>-1</text:p>
          </table:table-cell>
          <table:table-cell table:formula="of:=IF(AND([.$D6]=[.H6];[.$D6]=[.$K6]);1;IF(AND([.$D6]=[.H6];[.$D6]&lt;&gt;[.$K6]);-1;0))" office:value-type="float" office:value="-1" calcext:value-type="float">
            <text:p>-1</text:p>
          </table:table-cell>
          <table:table-cell table:formula="of:=IF(AND([.$D6]=[.I6];[.$D6]=[.$K6]);1;IF(AND([.$D6]=[.I6];[.$D6]&lt;&gt;[.$K6]);-1;0))" office:value-type="float" office:value="0" calcext:value-type="float">
            <text:p>0</text:p>
          </table:table-cell>
          <table:table-cell table:formula="of:=SUM([.AC6:.AG6])/5" office:value-type="float" office:value="-0.6" calcext:value-type="float">
            <text:p>-0.60</text:p>
          </table:table-cell>
          <table:table-cell/>
          <table:table-cell table:formula="of:=IF(AND([.$E6]=[.F6];[.$E6]=[.$K6]);1;IF(AND([.$E6]=[.F6];[.$E6]&lt;&gt;[.$K6]);-1;0))" office:value-type="float" office:value="0" calcext:value-type="float">
            <text:p>0</text:p>
          </table:table-cell>
          <table:table-cell table:formula="of:=IF(AND([.$E6]=[.G6];[.$E6]=[.$K6]);1;IF(AND([.$E6]=[.G6];[.$E6]&lt;&gt;[.$K6]);-1;0))" office:value-type="float" office:value="0" calcext:value-type="float">
            <text:p>0</text:p>
          </table:table-cell>
          <table:table-cell table:formula="of:=IF(AND([.$E6]=[.H6];[.$E6]=[.$K6]);1;IF(AND([.$E6]=[.H6];[.$E6]&lt;&gt;[.$K6]);-1;0))" office:value-type="float" office:value="0" calcext:value-type="float">
            <text:p>0</text:p>
          </table:table-cell>
          <table:table-cell table:formula="of:=IF(AND([.$E6]=[.I6];[.$E6]=[.$K6]);1;IF(AND([.$E6]=[.I6];[.$E6]&lt;&gt;[.$K6]);-1;0))" office:value-type="float" office:value="-1" calcext:value-type="float">
            <text:p>-1</text:p>
          </table:table-cell>
          <table:table-cell table:formula="of:=SUM([.AJ6:.AM6])/4" office:value-type="float" office:value="-0.25" calcext:value-type="float">
            <text:p>-0.25</text:p>
          </table:table-cell>
          <table:table-cell/>
          <table:table-cell table:formula="of:=IF(AND([.$F6]=[.G6];[.$F6]=[.$K6]);1;IF(AND([.$F6]=[.G6];[.$F6]&lt;&gt;[.$K6]);-1;0))" office:value-type="float" office:value="-1" calcext:value-type="float">
            <text:p>-1</text:p>
          </table:table-cell>
          <table:table-cell table:formula="of:=IF(AND([.$F6]=[.H6];[.$F6]=[.$K6]);1;IF(AND([.$F6]=[.H6];[.$F6]&lt;&gt;[.$K6]);-1;0))" office:value-type="float" office:value="-1" calcext:value-type="float">
            <text:p>-1</text:p>
          </table:table-cell>
          <table:table-cell table:formula="of:=IF(AND([.$F6]=[.I6];[.$F6]=[.$K6]);1;IF(AND([.$F6]=[.I6];[.$F6]&lt;&gt;[.$K6]);-1;0))" office:value-type="float" office:value="0" calcext:value-type="float">
            <text:p>0</text:p>
          </table:table-cell>
          <table:table-cell table:formula="of:=SUM([.AP6:.AR6])/3" office:value-type="float" office:value="-0.666666666666667" calcext:value-type="float">
            <text:p>-0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ww.robinwieruch.de</text:p>
          </table:table-cell>
          <table:table-cell table:number-columns-repeated="2" office:value-type="string" calcext:value-type="string">
            <text:p>TRAINING</text:p>
          </table:table-cell>
          <table:table-cell office:value-type="string" calcext:value-type="string">
            <text:p>DOCS</text:p>
          </table:table-cell>
          <table:table-cell table:number-columns-repeated="3" office:value-type="string" calcext:value-type="string">
            <text:p>TRAINING</text:p>
          </table:table-cell>
          <table:table-cell office:value-type="string" calcext:value-type="string">
            <text:p>DO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ING</text:p>
          </table:table-cell>
          <table:table-cell table:formula="of:=IF([.$K7]=[.C7];1;0)" office:value-type="float" office:value="1" calcext:value-type="float">
            <text:p>1</text:p>
          </table:table-cell>
          <table:table-cell table:formula="of:=IF([.$K7]=[.D7];1;0)" office:value-type="float" office:value="1" calcext:value-type="float">
            <text:p>1</text:p>
          </table:table-cell>
          <table:table-cell table:formula="of:=IF([.$K7]=[.E7];1;0)" office:value-type="float" office:value="0" calcext:value-type="float">
            <text:p>0</text:p>
          </table:table-cell>
          <table:table-cell table:formula="of:=IF([.$K7]=[.F7];1;0)" office:value-type="float" office:value="1" calcext:value-type="float">
            <text:p>1</text:p>
          </table:table-cell>
          <table:table-cell table:formula="of:=IF([.$K7]=[.G7];1;0)" office:value-type="float" office:value="1" calcext:value-type="float">
            <text:p>1</text:p>
          </table:table-cell>
          <table:table-cell table:formula="of:=IF([.$K7]=[.H7];1;0)" office:value-type="float" office:value="1" calcext:value-type="float">
            <text:p>1</text:p>
          </table:table-cell>
          <table:table-cell table:formula="of:=IF([.$K7]=[.I7];1;0)" office:value-type="float" office:value="0" calcext:value-type="float">
            <text:p>0</text:p>
          </table:table-cell>
          <table:table-cell table:style-name="ce1" table:formula="of:=SUM([.L7:.R7])/7" office:value-type="float" office:value="0.714285714285714" calcext:value-type="float">
            <text:p>0.71</text:p>
          </table:table-cell>
          <table:table-cell/>
          <table:table-cell table:formula="of:=IF(AND([.$C7]=[.D7];[.$C7]=[.$K7]);1;IF(AND([.$C7]=[.D7];[.$C7]&lt;&gt;[.$K7]);-1;0))" office:value-type="float" office:value="1" calcext:value-type="float">
            <text:p>1</text:p>
          </table:table-cell>
          <table:table-cell table:formula="of:=IF(AND([.$C7]=[.E7];[.$C7]=[.$K7]);1;IF(AND([.$C7]=[.E7];[.$C7]&lt;&gt;[.$K7]);-1;0))" office:value-type="float" office:value="0" calcext:value-type="float">
            <text:p>0</text:p>
          </table:table-cell>
          <table:table-cell table:formula="of:=IF(AND([.$C7]=[.F7];[.$C7]=[.$K7]);1;IF(AND([.$C7]=[.F7];[.$C7]&lt;&gt;[.$K7]);-1;0))" office:value-type="float" office:value="1" calcext:value-type="float">
            <text:p>1</text:p>
          </table:table-cell>
          <table:table-cell table:formula="of:=IF(AND([.$C7]=[.G7];[.$C7]=[.$K7]);1;IF(AND([.$C7]=[.G7];[.$C7]&lt;&gt;[.$K7]);-1;0))" office:value-type="float" office:value="1" calcext:value-type="float">
            <text:p>1</text:p>
          </table:table-cell>
          <table:table-cell table:formula="of:=IF(AND([.$C7]=[.H7];[.$C7]=[.$K7]);1;IF(AND([.$C7]=[.H7];[.$C7]&lt;&gt;[.$K7]);-1;0))" office:value-type="float" office:value="1" calcext:value-type="float">
            <text:p>1</text:p>
          </table:table-cell>
          <table:table-cell table:formula="of:=IF(AND([.$C7]=[.I7];[.$C7]=[.$K7]);1;IF(AND([.$C7]=[.I7];[.$C7]&lt;&gt;[.$K7]);-1;0))" office:value-type="float" office:value="0" calcext:value-type="float">
            <text:p>0</text:p>
          </table:table-cell>
          <table:table-cell table:formula="of:=SUM([.U7:.Z7])/6" office:value-type="float" office:value="0.666666666666667" calcext:value-type="float">
            <text:p>0.67</text:p>
          </table:table-cell>
          <table:table-cell/>
          <table:table-cell table:formula="of:=IF(AND([.$D7]=[.E7];[.$D7]=[.$K7]);1;IF(AND([.$D7]=[.E7];[.$D7]&lt;&gt;[.$K7]);-1;0))" office:value-type="float" office:value="0" calcext:value-type="float">
            <text:p>0</text:p>
          </table:table-cell>
          <table:table-cell table:formula="of:=IF(AND([.$D7]=[.F7];[.$D7]=[.$K7]);1;IF(AND([.$D7]=[.F7];[.$D7]&lt;&gt;[.$K7]);-1;0))" office:value-type="float" office:value="1" calcext:value-type="float">
            <text:p>1</text:p>
          </table:table-cell>
          <table:table-cell table:formula="of:=IF(AND([.$D7]=[.G7];[.$D7]=[.$K7]);1;IF(AND([.$D7]=[.G7];[.$D7]&lt;&gt;[.$K7]);-1;0))" office:value-type="float" office:value="1" calcext:value-type="float">
            <text:p>1</text:p>
          </table:table-cell>
          <table:table-cell table:formula="of:=IF(AND([.$D7]=[.H7];[.$D7]=[.$K7]);1;IF(AND([.$D7]=[.H7];[.$D7]&lt;&gt;[.$K7]);-1;0))" office:value-type="float" office:value="1" calcext:value-type="float">
            <text:p>1</text:p>
          </table:table-cell>
          <table:table-cell table:formula="of:=IF(AND([.$D7]=[.I7];[.$D7]=[.$K7]);1;IF(AND([.$D7]=[.I7];[.$D7]&lt;&gt;[.$K7]);-1;0))" office:value-type="float" office:value="0" calcext:value-type="float">
            <text:p>0</text:p>
          </table:table-cell>
          <table:table-cell table:formula="of:=SUM([.AC7:.AG7])/5" office:value-type="float" office:value="0.6" calcext:value-type="float">
            <text:p>0.60</text:p>
          </table:table-cell>
          <table:table-cell/>
          <table:table-cell table:formula="of:=IF(AND([.$E7]=[.F7];[.$E7]=[.$K7]);1;IF(AND([.$E7]=[.F7];[.$E7]&lt;&gt;[.$K7]);-1;0))" office:value-type="float" office:value="0" calcext:value-type="float">
            <text:p>0</text:p>
          </table:table-cell>
          <table:table-cell table:formula="of:=IF(AND([.$E7]=[.G7];[.$E7]=[.$K7]);1;IF(AND([.$E7]=[.G7];[.$E7]&lt;&gt;[.$K7]);-1;0))" office:value-type="float" office:value="0" calcext:value-type="float">
            <text:p>0</text:p>
          </table:table-cell>
          <table:table-cell table:formula="of:=IF(AND([.$E7]=[.H7];[.$E7]=[.$K7]);1;IF(AND([.$E7]=[.H7];[.$E7]&lt;&gt;[.$K7]);-1;0))" office:value-type="float" office:value="0" calcext:value-type="float">
            <text:p>0</text:p>
          </table:table-cell>
          <table:table-cell table:formula="of:=IF(AND([.$E7]=[.I7];[.$E7]=[.$K7]);1;IF(AND([.$E7]=[.I7];[.$E7]&lt;&gt;[.$K7]);-1;0))" office:value-type="float" office:value="-1" calcext:value-type="float">
            <text:p>-1</text:p>
          </table:table-cell>
          <table:table-cell table:formula="of:=SUM([.AJ7:.AM7])/4" office:value-type="float" office:value="-0.25" calcext:value-type="float">
            <text:p>-0.25</text:p>
          </table:table-cell>
          <table:table-cell/>
          <table:table-cell table:formula="of:=IF(AND([.$F7]=[.G7];[.$F7]=[.$K7]);1;IF(AND([.$F7]=[.G7];[.$F7]&lt;&gt;[.$K7]);-1;0))" office:value-type="float" office:value="1" calcext:value-type="float">
            <text:p>1</text:p>
          </table:table-cell>
          <table:table-cell table:formula="of:=IF(AND([.$F7]=[.H7];[.$F7]=[.$K7]);1;IF(AND([.$F7]=[.H7];[.$F7]&lt;&gt;[.$K7]);-1;0))" office:value-type="float" office:value="1" calcext:value-type="float">
            <text:p>1</text:p>
          </table:table-cell>
          <table:table-cell table:formula="of:=IF(AND([.$F7]=[.I7];[.$F7]=[.$K7]);1;IF(AND([.$F7]=[.I7];[.$F7]&lt;&gt;[.$K7]);-1;0))" office:value-type="float" office:value="0" calcext:value-type="float">
            <text:p>0</text:p>
          </table:table-cell>
          <table:table-cell table:formula="of:=SUM([.AP7:.AR7])/3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ww.reactenlightenment.com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OCS</text:p>
          </table:table-cell>
          <table:table-cell table:number-columns-repeated="2" office:value-type="string" calcext:value-type="string">
            <text:p>TRAINING</text:p>
          </table:table-cell>
          <table:table-cell table:number-columns-repeated="2" office:value-type="string" calcext:value-type="string">
            <text:p>DO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ING</text:p>
          </table:table-cell>
          <table:table-cell table:formula="of:=IF([.$K8]=[.C8];1;0)" office:value-type="float" office:value="1" calcext:value-type="float">
            <text:p>1</text:p>
          </table:table-cell>
          <table:table-cell table:formula="of:=IF([.$K8]=[.D8];1;0)" office:value-type="float" office:value="0" calcext:value-type="float">
            <text:p>0</text:p>
          </table:table-cell>
          <table:table-cell table:formula="of:=IF([.$K8]=[.E8];1;0)" office:value-type="float" office:value="0" calcext:value-type="float">
            <text:p>0</text:p>
          </table:table-cell>
          <table:table-cell table:formula="of:=IF([.$K8]=[.F8];1;0)" office:value-type="float" office:value="1" calcext:value-type="float">
            <text:p>1</text:p>
          </table:table-cell>
          <table:table-cell table:formula="of:=IF([.$K8]=[.G8];1;0)" office:value-type="float" office:value="1" calcext:value-type="float">
            <text:p>1</text:p>
          </table:table-cell>
          <table:table-cell table:formula="of:=IF([.$K8]=[.H8];1;0)" office:value-type="float" office:value="0" calcext:value-type="float">
            <text:p>0</text:p>
          </table:table-cell>
          <table:table-cell table:formula="of:=IF([.$K8]=[.I8];1;0)" office:value-type="float" office:value="0" calcext:value-type="float">
            <text:p>0</text:p>
          </table:table-cell>
          <table:table-cell table:style-name="ce1" table:formula="of:=SUM([.L8:.R8])/7" office:value-type="float" office:value="0.428571428571429" calcext:value-type="float">
            <text:p>0.43</text:p>
          </table:table-cell>
          <table:table-cell/>
          <table:table-cell table:formula="of:=IF(AND([.$C8]=[.D8];[.$C8]=[.$K8]);1;IF(AND([.$C8]=[.D8];[.$C8]&lt;&gt;[.$K8]);-1;0))" office:value-type="float" office:value="0" calcext:value-type="float">
            <text:p>0</text:p>
          </table:table-cell>
          <table:table-cell table:formula="of:=IF(AND([.$C8]=[.E8];[.$C8]=[.$K8]);1;IF(AND([.$C8]=[.E8];[.$C8]&lt;&gt;[.$K8]);-1;0))" office:value-type="float" office:value="0" calcext:value-type="float">
            <text:p>0</text:p>
          </table:table-cell>
          <table:table-cell table:formula="of:=IF(AND([.$C8]=[.F8];[.$C8]=[.$K8]);1;IF(AND([.$C8]=[.F8];[.$C8]&lt;&gt;[.$K8]);-1;0))" office:value-type="float" office:value="1" calcext:value-type="float">
            <text:p>1</text:p>
          </table:table-cell>
          <table:table-cell table:formula="of:=IF(AND([.$C8]=[.G8];[.$C8]=[.$K8]);1;IF(AND([.$C8]=[.G8];[.$C8]&lt;&gt;[.$K8]);-1;0))" office:value-type="float" office:value="1" calcext:value-type="float">
            <text:p>1</text:p>
          </table:table-cell>
          <table:table-cell table:formula="of:=IF(AND([.$C8]=[.H8];[.$C8]=[.$K8]);1;IF(AND([.$C8]=[.H8];[.$C8]&lt;&gt;[.$K8]);-1;0))" office:value-type="float" office:value="0" calcext:value-type="float">
            <text:p>0</text:p>
          </table:table-cell>
          <table:table-cell table:formula="of:=IF(AND([.$C8]=[.I8];[.$C8]=[.$K8]);1;IF(AND([.$C8]=[.I8];[.$C8]&lt;&gt;[.$K8]);-1;0))" office:value-type="float" office:value="0" calcext:value-type="float">
            <text:p>0</text:p>
          </table:table-cell>
          <table:table-cell table:formula="of:=SUM([.U8:.Z8])/6" office:value-type="float" office:value="0.333333333333333" calcext:value-type="float">
            <text:p>0.33</text:p>
          </table:table-cell>
          <table:table-cell/>
          <table:table-cell table:formula="of:=IF(AND([.$D8]=[.E8];[.$D8]=[.$K8]);1;IF(AND([.$D8]=[.E8];[.$D8]&lt;&gt;[.$K8]);-1;0))" office:value-type="float" office:value="0" calcext:value-type="float">
            <text:p>0</text:p>
          </table:table-cell>
          <table:table-cell table:formula="of:=IF(AND([.$D8]=[.F8];[.$D8]=[.$K8]);1;IF(AND([.$D8]=[.F8];[.$D8]&lt;&gt;[.$K8]);-1;0))" office:value-type="float" office:value="0" calcext:value-type="float">
            <text:p>0</text:p>
          </table:table-cell>
          <table:table-cell table:formula="of:=IF(AND([.$D8]=[.G8];[.$D8]=[.$K8]);1;IF(AND([.$D8]=[.G8];[.$D8]&lt;&gt;[.$K8]);-1;0))" office:value-type="float" office:value="0" calcext:value-type="float">
            <text:p>0</text:p>
          </table:table-cell>
          <table:table-cell table:formula="of:=IF(AND([.$D8]=[.H8];[.$D8]=[.$K8]);1;IF(AND([.$D8]=[.H8];[.$D8]&lt;&gt;[.$K8]);-1;0))" office:value-type="float" office:value="0" calcext:value-type="float">
            <text:p>0</text:p>
          </table:table-cell>
          <table:table-cell table:formula="of:=IF(AND([.$D8]=[.I8];[.$D8]=[.$K8]);1;IF(AND([.$D8]=[.I8];[.$D8]&lt;&gt;[.$K8]);-1;0))" office:value-type="float" office:value="0" calcext:value-type="float">
            <text:p>0</text:p>
          </table:table-cell>
          <table:table-cell table:formula="of:=SUM([.AC8:.AG8])/5" office:value-type="float" office:value="0" calcext:value-type="float">
            <text:p>0.00</text:p>
          </table:table-cell>
          <table:table-cell/>
          <table:table-cell table:formula="of:=IF(AND([.$E8]=[.F8];[.$E8]=[.$K8]);1;IF(AND([.$E8]=[.F8];[.$E8]&lt;&gt;[.$K8]);-1;0))" office:value-type="float" office:value="0" calcext:value-type="float">
            <text:p>0</text:p>
          </table:table-cell>
          <table:table-cell table:formula="of:=IF(AND([.$E8]=[.G8];[.$E8]=[.$K8]);1;IF(AND([.$E8]=[.G8];[.$E8]&lt;&gt;[.$K8]);-1;0))" office:value-type="float" office:value="0" calcext:value-type="float">
            <text:p>0</text:p>
          </table:table-cell>
          <table:table-cell table:formula="of:=IF(AND([.$E8]=[.H8];[.$E8]=[.$K8]);1;IF(AND([.$E8]=[.H8];[.$E8]&lt;&gt;[.$K8]);-1;0))" office:value-type="float" office:value="-1" calcext:value-type="float">
            <text:p>-1</text:p>
          </table:table-cell>
          <table:table-cell table:formula="of:=IF(AND([.$E8]=[.I8];[.$E8]=[.$K8]);1;IF(AND([.$E8]=[.I8];[.$E8]&lt;&gt;[.$K8]);-1;0))" office:value-type="float" office:value="-1" calcext:value-type="float">
            <text:p>-1</text:p>
          </table:table-cell>
          <table:table-cell table:formula="of:=SUM([.AJ8:.AM8])/4" office:value-type="float" office:value="-0.5" calcext:value-type="float">
            <text:p>-0.50</text:p>
          </table:table-cell>
          <table:table-cell/>
          <table:table-cell table:formula="of:=IF(AND([.$F8]=[.G8];[.$F8]=[.$K8]);1;IF(AND([.$F8]=[.G8];[.$F8]&lt;&gt;[.$K8]);-1;0))" office:value-type="float" office:value="1" calcext:value-type="float">
            <text:p>1</text:p>
          </table:table-cell>
          <table:table-cell table:formula="of:=IF(AND([.$F8]=[.H8];[.$F8]=[.$K8]);1;IF(AND([.$F8]=[.H8];[.$F8]&lt;&gt;[.$K8]);-1;0))" office:value-type="float" office:value="0" calcext:value-type="float">
            <text:p>0</text:p>
          </table:table-cell>
          <table:table-cell table:formula="of:=IF(AND([.$F8]=[.I8];[.$F8]=[.$K8]);1;IF(AND([.$F8]=[.I8];[.$F8]&lt;&gt;[.$K8]);-1;0))" office:value-type="float" office:value="0" calcext:value-type="float">
            <text:p>0</text:p>
          </table:table-cell>
          <table:table-cell table:formula="of:=SUM([.AP8:.AR8])/3" office:value-type="float" office:value="0.333333333333333" calcext:value-type="float">
            <text:p>0.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yperledger-fabric.readthedocs.io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PACKAGE</text:p>
          </table:table-cell>
          <table:table-cell table:number-columns-repeated="4" office:value-type="string" calcext:value-type="string">
            <text:p>NOCLASS</text:p>
          </table:table-cell>
          <table:table-cell office:value-type="string" calcext:value-type="string">
            <text:p>DO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AGE</text:p>
          </table:table-cell>
          <table:table-cell table:formula="of:=IF([.$K9]=[.C9];1;0)" office:value-type="float" office:value="0" calcext:value-type="float">
            <text:p>0</text:p>
          </table:table-cell>
          <table:table-cell table:formula="of:=IF([.$K9]=[.D9];1;0)" office:value-type="float" office:value="1" calcext:value-type="float">
            <text:p>1</text:p>
          </table:table-cell>
          <table:table-cell table:formula="of:=IF([.$K9]=[.E9];1;0)" office:value-type="float" office:value="0" calcext:value-type="float">
            <text:p>0</text:p>
          </table:table-cell>
          <table:table-cell table:formula="of:=IF([.$K9]=[.F9];1;0)" office:value-type="float" office:value="0" calcext:value-type="float">
            <text:p>0</text:p>
          </table:table-cell>
          <table:table-cell table:formula="of:=IF([.$K9]=[.G9];1;0)" office:value-type="float" office:value="0" calcext:value-type="float">
            <text:p>0</text:p>
          </table:table-cell>
          <table:table-cell table:formula="of:=IF([.$K9]=[.H9];1;0)" office:value-type="float" office:value="0" calcext:value-type="float">
            <text:p>0</text:p>
          </table:table-cell>
          <table:table-cell table:formula="of:=IF([.$K9]=[.I9];1;0)" office:value-type="float" office:value="0" calcext:value-type="float">
            <text:p>0</text:p>
          </table:table-cell>
          <table:table-cell table:style-name="ce1" table:formula="of:=SUM([.L9:.R9])/7" office:value-type="float" office:value="0.142857142857143" calcext:value-type="float">
            <text:p>0.14</text:p>
          </table:table-cell>
          <table:table-cell/>
          <table:table-cell table:formula="of:=IF(AND([.$C9]=[.D9];[.$C9]=[.$K9]);1;IF(AND([.$C9]=[.D9];[.$C9]&lt;&gt;[.$K9]);-1;0))" office:value-type="float" office:value="0" calcext:value-type="float">
            <text:p>0</text:p>
          </table:table-cell>
          <table:table-cell table:formula="of:=IF(AND([.$C9]=[.E9];[.$C9]=[.$K9]);1;IF(AND([.$C9]=[.E9];[.$C9]&lt;&gt;[.$K9]);-1;0))" office:value-type="float" office:value="0" calcext:value-type="float">
            <text:p>0</text:p>
          </table:table-cell>
          <table:table-cell table:formula="of:=IF(AND([.$C9]=[.F9];[.$C9]=[.$K9]);1;IF(AND([.$C9]=[.F9];[.$C9]&lt;&gt;[.$K9]);-1;0))" office:value-type="float" office:value="0" calcext:value-type="float">
            <text:p>0</text:p>
          </table:table-cell>
          <table:table-cell table:formula="of:=IF(AND([.$C9]=[.G9];[.$C9]=[.$K9]);1;IF(AND([.$C9]=[.G9];[.$C9]&lt;&gt;[.$K9]);-1;0))" office:value-type="float" office:value="0" calcext:value-type="float">
            <text:p>0</text:p>
          </table:table-cell>
          <table:table-cell table:formula="of:=IF(AND([.$C9]=[.H9];[.$C9]=[.$K9]);1;IF(AND([.$C9]=[.H9];[.$C9]&lt;&gt;[.$K9]);-1;0))" office:value-type="float" office:value="0" calcext:value-type="float">
            <text:p>0</text:p>
          </table:table-cell>
          <table:table-cell table:formula="of:=IF(AND([.$C9]=[.I9];[.$C9]=[.$K9]);1;IF(AND([.$C9]=[.I9];[.$C9]&lt;&gt;[.$K9]);-1;0))" office:value-type="float" office:value="-1" calcext:value-type="float">
            <text:p>-1</text:p>
          </table:table-cell>
          <table:table-cell table:formula="of:=SUM([.U9:.Z9])/6" office:value-type="float" office:value="-0.166666666666667" calcext:value-type="float">
            <text:p>-0.17</text:p>
          </table:table-cell>
          <table:table-cell/>
          <table:table-cell table:formula="of:=IF(AND([.$D9]=[.E9];[.$D9]=[.$K9]);1;IF(AND([.$D9]=[.E9];[.$D9]&lt;&gt;[.$K9]);-1;0))" office:value-type="float" office:value="0" calcext:value-type="float">
            <text:p>0</text:p>
          </table:table-cell>
          <table:table-cell table:formula="of:=IF(AND([.$D9]=[.F9];[.$D9]=[.$K9]);1;IF(AND([.$D9]=[.F9];[.$D9]&lt;&gt;[.$K9]);-1;0))" office:value-type="float" office:value="0" calcext:value-type="float">
            <text:p>0</text:p>
          </table:table-cell>
          <table:table-cell table:formula="of:=IF(AND([.$D9]=[.G9];[.$D9]=[.$K9]);1;IF(AND([.$D9]=[.G9];[.$D9]&lt;&gt;[.$K9]);-1;0))" office:value-type="float" office:value="0" calcext:value-type="float">
            <text:p>0</text:p>
          </table:table-cell>
          <table:table-cell table:formula="of:=IF(AND([.$D9]=[.H9];[.$D9]=[.$K9]);1;IF(AND([.$D9]=[.H9];[.$D9]&lt;&gt;[.$K9]);-1;0))" office:value-type="float" office:value="0" calcext:value-type="float">
            <text:p>0</text:p>
          </table:table-cell>
          <table:table-cell table:formula="of:=IF(AND([.$D9]=[.I9];[.$D9]=[.$K9]);1;IF(AND([.$D9]=[.I9];[.$D9]&lt;&gt;[.$K9]);-1;0))" office:value-type="float" office:value="0" calcext:value-type="float">
            <text:p>0</text:p>
          </table:table-cell>
          <table:table-cell table:formula="of:=SUM([.AC9:.AG9])/5" office:value-type="float" office:value="0" calcext:value-type="float">
            <text:p>0.00</text:p>
          </table:table-cell>
          <table:table-cell/>
          <table:table-cell table:formula="of:=IF(AND([.$E9]=[.F9];[.$E9]=[.$K9]);1;IF(AND([.$E9]=[.F9];[.$E9]&lt;&gt;[.$K9]);-1;0))" office:value-type="float" office:value="-1" calcext:value-type="float">
            <text:p>-1</text:p>
          </table:table-cell>
          <table:table-cell table:formula="of:=IF(AND([.$E9]=[.G9];[.$E9]=[.$K9]);1;IF(AND([.$E9]=[.G9];[.$E9]&lt;&gt;[.$K9]);-1;0))" office:value-type="float" office:value="-1" calcext:value-type="float">
            <text:p>-1</text:p>
          </table:table-cell>
          <table:table-cell table:formula="of:=IF(AND([.$E9]=[.H9];[.$E9]=[.$K9]);1;IF(AND([.$E9]=[.H9];[.$E9]&lt;&gt;[.$K9]);-1;0))" office:value-type="float" office:value="-1" calcext:value-type="float">
            <text:p>-1</text:p>
          </table:table-cell>
          <table:table-cell table:formula="of:=IF(AND([.$E9]=[.I9];[.$E9]=[.$K9]);1;IF(AND([.$E9]=[.I9];[.$E9]&lt;&gt;[.$K9]);-1;0))" office:value-type="float" office:value="0" calcext:value-type="float">
            <text:p>0</text:p>
          </table:table-cell>
          <table:table-cell table:formula="of:=SUM([.AJ9:.AM9])/4" office:value-type="float" office:value="-0.75" calcext:value-type="float">
            <text:p>-0.75</text:p>
          </table:table-cell>
          <table:table-cell/>
          <table:table-cell table:formula="of:=IF(AND([.$F9]=[.G9];[.$F9]=[.$K9]);1;IF(AND([.$F9]=[.G9];[.$F9]&lt;&gt;[.$K9]);-1;0))" office:value-type="float" office:value="-1" calcext:value-type="float">
            <text:p>-1</text:p>
          </table:table-cell>
          <table:table-cell table:formula="of:=IF(AND([.$F9]=[.H9];[.$F9]=[.$K9]);1;IF(AND([.$F9]=[.H9];[.$F9]&lt;&gt;[.$K9]);-1;0))" office:value-type="float" office:value="-1" calcext:value-type="float">
            <text:p>-1</text:p>
          </table:table-cell>
          <table:table-cell table:formula="of:=IF(AND([.$F9]=[.I9];[.$F9]=[.$K9]);1;IF(AND([.$F9]=[.I9];[.$F9]&lt;&gt;[.$K9]);-1;0))" office:value-type="float" office:value="0" calcext:value-type="float">
            <text:p>0</text:p>
          </table:table-cell>
          <table:table-cell table:formula="of:=SUM([.AP9:.AR9])/3" office:value-type="float" office:value="-0.666666666666667" calcext:value-type="float">
            <text:p>-0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ealthy.io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NOCLASS</text:p>
          </table:table-cell>
          <table:table-cell office:value-type="string" calcext:value-type="string">
            <text:p>NEWS</text:p>
          </table:table-cell>
          <table:table-cell table:number-columns-repeated="2" office:value-type="string" calcext:value-type="string">
            <text:p>PACKAGE</text:p>
          </table:table-cell>
          <table:table-cell table:number-columns-repeated="2"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</text:p>
          </table:table-cell>
          <table:table-cell table:formula="of:=IF([.$K10]=[.C10];1;0)" office:value-type="float" office:value="1" calcext:value-type="float">
            <text:p>1</text:p>
          </table:table-cell>
          <table:table-cell table:formula="of:=IF([.$K10]=[.D10];1;0)" office:value-type="float" office:value="0" calcext:value-type="float">
            <text:p>0</text:p>
          </table:table-cell>
          <table:table-cell table:formula="of:=IF([.$K10]=[.E10];1;0)" office:value-type="float" office:value="0" calcext:value-type="float">
            <text:p>0</text:p>
          </table:table-cell>
          <table:table-cell table:formula="of:=IF([.$K10]=[.F10];1;0)" office:value-type="float" office:value="1" calcext:value-type="float">
            <text:p>1</text:p>
          </table:table-cell>
          <table:table-cell table:formula="of:=IF([.$K10]=[.G10];1;0)" office:value-type="float" office:value="1" calcext:value-type="float">
            <text:p>1</text:p>
          </table:table-cell>
          <table:table-cell table:formula="of:=IF([.$K10]=[.H10];1;0)" office:value-type="float" office:value="0" calcext:value-type="float">
            <text:p>0</text:p>
          </table:table-cell>
          <table:table-cell table:formula="of:=IF([.$K10]=[.I10];1;0)" office:value-type="float" office:value="0" calcext:value-type="float">
            <text:p>0</text:p>
          </table:table-cell>
          <table:table-cell table:style-name="ce1" table:formula="of:=SUM([.L10:.R10])/7" office:value-type="float" office:value="0.428571428571429" calcext:value-type="float">
            <text:p>0.43</text:p>
          </table:table-cell>
          <table:table-cell/>
          <table:table-cell table:formula="of:=IF(AND([.$C10]=[.D10];[.$C10]=[.$K10]);1;IF(AND([.$C10]=[.D10];[.$C10]&lt;&gt;[.$K10]);-1;0))" office:value-type="float" office:value="0" calcext:value-type="float">
            <text:p>0</text:p>
          </table:table-cell>
          <table:table-cell table:formula="of:=IF(AND([.$C10]=[.E10];[.$C10]=[.$K10]);1;IF(AND([.$C10]=[.E10];[.$C10]&lt;&gt;[.$K10]);-1;0))" office:value-type="float" office:value="0" calcext:value-type="float">
            <text:p>0</text:p>
          </table:table-cell>
          <table:table-cell table:formula="of:=IF(AND([.$C10]=[.F10];[.$C10]=[.$K10]);1;IF(AND([.$C10]=[.F10];[.$C10]&lt;&gt;[.$K10]);-1;0))" office:value-type="float" office:value="1" calcext:value-type="float">
            <text:p>1</text:p>
          </table:table-cell>
          <table:table-cell table:formula="of:=IF(AND([.$C10]=[.G10];[.$C10]=[.$K10]);1;IF(AND([.$C10]=[.G10];[.$C10]&lt;&gt;[.$K10]);-1;0))" office:value-type="float" office:value="1" calcext:value-type="float">
            <text:p>1</text:p>
          </table:table-cell>
          <table:table-cell table:formula="of:=IF(AND([.$C10]=[.H10];[.$C10]=[.$K10]);1;IF(AND([.$C10]=[.H10];[.$C10]&lt;&gt;[.$K10]);-1;0))" office:value-type="float" office:value="0" calcext:value-type="float">
            <text:p>0</text:p>
          </table:table-cell>
          <table:table-cell table:formula="of:=IF(AND([.$C10]=[.I10];[.$C10]=[.$K10]);1;IF(AND([.$C10]=[.I10];[.$C10]&lt;&gt;[.$K10]);-1;0))" office:value-type="float" office:value="0" calcext:value-type="float">
            <text:p>0</text:p>
          </table:table-cell>
          <table:table-cell table:formula="of:=SUM([.U10:.Z10])/6" office:value-type="float" office:value="0.333333333333333" calcext:value-type="float">
            <text:p>0.33</text:p>
          </table:table-cell>
          <table:table-cell/>
          <table:table-cell table:formula="of:=IF(AND([.$D10]=[.E10];[.$D10]=[.$K10]);1;IF(AND([.$D10]=[.E10];[.$D10]&lt;&gt;[.$K10]);-1;0))" office:value-type="float" office:value="0" calcext:value-type="float">
            <text:p>0</text:p>
          </table:table-cell>
          <table:table-cell table:formula="of:=IF(AND([.$D10]=[.F10];[.$D10]=[.$K10]);1;IF(AND([.$D10]=[.F10];[.$D10]&lt;&gt;[.$K10]);-1;0))" office:value-type="float" office:value="0" calcext:value-type="float">
            <text:p>0</text:p>
          </table:table-cell>
          <table:table-cell table:formula="of:=IF(AND([.$D10]=[.G10];[.$D10]=[.$K10]);1;IF(AND([.$D10]=[.G10];[.$D10]&lt;&gt;[.$K10]);-1;0))" office:value-type="float" office:value="0" calcext:value-type="float">
            <text:p>0</text:p>
          </table:table-cell>
          <table:table-cell table:formula="of:=IF(AND([.$D10]=[.H10];[.$D10]=[.$K10]);1;IF(AND([.$D10]=[.H10];[.$D10]&lt;&gt;[.$K10]);-1;0))" office:value-type="float" office:value="0" calcext:value-type="float">
            <text:p>0</text:p>
          </table:table-cell>
          <table:table-cell table:formula="of:=IF(AND([.$D10]=[.I10];[.$D10]=[.$K10]);1;IF(AND([.$D10]=[.I10];[.$D10]&lt;&gt;[.$K10]);-1;0))" office:value-type="float" office:value="0" calcext:value-type="float">
            <text:p>0</text:p>
          </table:table-cell>
          <table:table-cell table:formula="of:=SUM([.AC10:.AG10])/5" office:value-type="float" office:value="0" calcext:value-type="float">
            <text:p>0.00</text:p>
          </table:table-cell>
          <table:table-cell/>
          <table:table-cell table:formula="of:=IF(AND([.$E10]=[.F10];[.$E10]=[.$K10]);1;IF(AND([.$E10]=[.F10];[.$E10]&lt;&gt;[.$K10]);-1;0))" office:value-type="float" office:value="0" calcext:value-type="float">
            <text:p>0</text:p>
          </table:table-cell>
          <table:table-cell table:formula="of:=IF(AND([.$E10]=[.G10];[.$E10]=[.$K10]);1;IF(AND([.$E10]=[.G10];[.$E10]&lt;&gt;[.$K10]);-1;0))" office:value-type="float" office:value="0" calcext:value-type="float">
            <text:p>0</text:p>
          </table:table-cell>
          <table:table-cell table:formula="of:=IF(AND([.$E10]=[.H10];[.$E10]=[.$K10]);1;IF(AND([.$E10]=[.H10];[.$E10]&lt;&gt;[.$K10]);-1;0))" office:value-type="float" office:value="-1" calcext:value-type="float">
            <text:p>-1</text:p>
          </table:table-cell>
          <table:table-cell table:formula="of:=IF(AND([.$E10]=[.I10];[.$E10]=[.$K10]);1;IF(AND([.$E10]=[.I10];[.$E10]&lt;&gt;[.$K10]);-1;0))" office:value-type="float" office:value="-1" calcext:value-type="float">
            <text:p>-1</text:p>
          </table:table-cell>
          <table:table-cell table:formula="of:=SUM([.AJ10:.AM10])/4" office:value-type="float" office:value="-0.5" calcext:value-type="float">
            <text:p>-0.50</text:p>
          </table:table-cell>
          <table:table-cell/>
          <table:table-cell table:formula="of:=IF(AND([.$F10]=[.G10];[.$F10]=[.$K10]);1;IF(AND([.$F10]=[.G10];[.$F10]&lt;&gt;[.$K10]);-1;0))" office:value-type="float" office:value="1" calcext:value-type="float">
            <text:p>1</text:p>
          </table:table-cell>
          <table:table-cell table:formula="of:=IF(AND([.$F10]=[.H10];[.$F10]=[.$K10]);1;IF(AND([.$F10]=[.H10];[.$F10]&lt;&gt;[.$K10]);-1;0))" office:value-type="float" office:value="0" calcext:value-type="float">
            <text:p>0</text:p>
          </table:table-cell>
          <table:table-cell table:formula="of:=IF(AND([.$F10]=[.I10];[.$F10]=[.$K10]);1;IF(AND([.$F10]=[.I10];[.$F10]&lt;&gt;[.$K10]);-1;0))" office:value-type="float" office:value="0" calcext:value-type="float">
            <text:p>0</text:p>
          </table:table-cell>
          <table:table-cell table:formula="of:=SUM([.AP10:.AR10])/3" office:value-type="float" office:value="0.333333333333333" calcext:value-type="float">
            <text:p>0.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cs.docker.com</text:p>
          </table:table-cell>
          <table:table-cell table:number-columns-repeated="2" office:value-type="string" calcext:value-type="string">
            <text:p>PACKAGE</text:p>
          </table:table-cell>
          <table:table-cell office:value-type="string" calcext:value-type="string">
            <text:p>DOCS</text:p>
          </table:table-cell>
          <table:table-cell table:number-columns-repeated="3" office:value-type="string" calcext:value-type="string">
            <text:p>PACKAGE</text:p>
          </table:table-cell>
          <table:table-cell office:value-type="string" calcext:value-type="string">
            <text:p>DO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S</text:p>
          </table:table-cell>
          <table:table-cell table:formula="of:=IF([.$K11]=[.C11];1;0)" office:value-type="float" office:value="0" calcext:value-type="float">
            <text:p>0</text:p>
          </table:table-cell>
          <table:table-cell table:formula="of:=IF([.$K11]=[.D11];1;0)" office:value-type="float" office:value="0" calcext:value-type="float">
            <text:p>0</text:p>
          </table:table-cell>
          <table:table-cell table:formula="of:=IF([.$K11]=[.E11];1;0)" office:value-type="float" office:value="1" calcext:value-type="float">
            <text:p>1</text:p>
          </table:table-cell>
          <table:table-cell table:formula="of:=IF([.$K11]=[.F11];1;0)" office:value-type="float" office:value="0" calcext:value-type="float">
            <text:p>0</text:p>
          </table:table-cell>
          <table:table-cell table:formula="of:=IF([.$K11]=[.G11];1;0)" office:value-type="float" office:value="0" calcext:value-type="float">
            <text:p>0</text:p>
          </table:table-cell>
          <table:table-cell table:formula="of:=IF([.$K11]=[.H11];1;0)" office:value-type="float" office:value="0" calcext:value-type="float">
            <text:p>0</text:p>
          </table:table-cell>
          <table:table-cell table:formula="of:=IF([.$K11]=[.I11];1;0)" office:value-type="float" office:value="1" calcext:value-type="float">
            <text:p>1</text:p>
          </table:table-cell>
          <table:table-cell table:style-name="ce1" table:formula="of:=SUM([.L11:.R11])/7" office:value-type="float" office:value="0.285714285714286" calcext:value-type="float">
            <text:p>0.29</text:p>
          </table:table-cell>
          <table:table-cell/>
          <table:table-cell table:formula="of:=IF(AND([.$C11]=[.D11];[.$C11]=[.$K11]);1;IF(AND([.$C11]=[.D11];[.$C11]&lt;&gt;[.$K11]);-1;0))" office:value-type="float" office:value="-1" calcext:value-type="float">
            <text:p>-1</text:p>
          </table:table-cell>
          <table:table-cell table:formula="of:=IF(AND([.$C11]=[.E11];[.$C11]=[.$K11]);1;IF(AND([.$C11]=[.E11];[.$C11]&lt;&gt;[.$K11]);-1;0))" office:value-type="float" office:value="0" calcext:value-type="float">
            <text:p>0</text:p>
          </table:table-cell>
          <table:table-cell table:formula="of:=IF(AND([.$C11]=[.F11];[.$C11]=[.$K11]);1;IF(AND([.$C11]=[.F11];[.$C11]&lt;&gt;[.$K11]);-1;0))" office:value-type="float" office:value="-1" calcext:value-type="float">
            <text:p>-1</text:p>
          </table:table-cell>
          <table:table-cell table:formula="of:=IF(AND([.$C11]=[.G11];[.$C11]=[.$K11]);1;IF(AND([.$C11]=[.G11];[.$C11]&lt;&gt;[.$K11]);-1;0))" office:value-type="float" office:value="-1" calcext:value-type="float">
            <text:p>-1</text:p>
          </table:table-cell>
          <table:table-cell table:formula="of:=IF(AND([.$C11]=[.H11];[.$C11]=[.$K11]);1;IF(AND([.$C11]=[.H11];[.$C11]&lt;&gt;[.$K11]);-1;0))" office:value-type="float" office:value="-1" calcext:value-type="float">
            <text:p>-1</text:p>
          </table:table-cell>
          <table:table-cell table:formula="of:=IF(AND([.$C11]=[.I11];[.$C11]=[.$K11]);1;IF(AND([.$C11]=[.I11];[.$C11]&lt;&gt;[.$K11]);-1;0))" office:value-type="float" office:value="0" calcext:value-type="float">
            <text:p>0</text:p>
          </table:table-cell>
          <table:table-cell table:formula="of:=SUM([.U11:.Z11])/6" office:value-type="float" office:value="-0.666666666666667" calcext:value-type="float">
            <text:p>-0.67</text:p>
          </table:table-cell>
          <table:table-cell/>
          <table:table-cell table:formula="of:=IF(AND([.$D11]=[.E11];[.$D11]=[.$K11]);1;IF(AND([.$D11]=[.E11];[.$D11]&lt;&gt;[.$K11]);-1;0))" office:value-type="float" office:value="0" calcext:value-type="float">
            <text:p>0</text:p>
          </table:table-cell>
          <table:table-cell table:formula="of:=IF(AND([.$D11]=[.F11];[.$D11]=[.$K11]);1;IF(AND([.$D11]=[.F11];[.$D11]&lt;&gt;[.$K11]);-1;0))" office:value-type="float" office:value="-1" calcext:value-type="float">
            <text:p>-1</text:p>
          </table:table-cell>
          <table:table-cell table:formula="of:=IF(AND([.$D11]=[.G11];[.$D11]=[.$K11]);1;IF(AND([.$D11]=[.G11];[.$D11]&lt;&gt;[.$K11]);-1;0))" office:value-type="float" office:value="-1" calcext:value-type="float">
            <text:p>-1</text:p>
          </table:table-cell>
          <table:table-cell table:formula="of:=IF(AND([.$D11]=[.H11];[.$D11]=[.$K11]);1;IF(AND([.$D11]=[.H11];[.$D11]&lt;&gt;[.$K11]);-1;0))" office:value-type="float" office:value="-1" calcext:value-type="float">
            <text:p>-1</text:p>
          </table:table-cell>
          <table:table-cell table:formula="of:=IF(AND([.$D11]=[.I11];[.$D11]=[.$K11]);1;IF(AND([.$D11]=[.I11];[.$D11]&lt;&gt;[.$K11]);-1;0))" office:value-type="float" office:value="0" calcext:value-type="float">
            <text:p>0</text:p>
          </table:table-cell>
          <table:table-cell table:formula="of:=SUM([.AC11:.AG11])/5" office:value-type="float" office:value="-0.6" calcext:value-type="float">
            <text:p>-0.60</text:p>
          </table:table-cell>
          <table:table-cell/>
          <table:table-cell table:formula="of:=IF(AND([.$E11]=[.F11];[.$E11]=[.$K11]);1;IF(AND([.$E11]=[.F11];[.$E11]&lt;&gt;[.$K11]);-1;0))" office:value-type="float" office:value="0" calcext:value-type="float">
            <text:p>0</text:p>
          </table:table-cell>
          <table:table-cell table:formula="of:=IF(AND([.$E11]=[.G11];[.$E11]=[.$K11]);1;IF(AND([.$E11]=[.G11];[.$E11]&lt;&gt;[.$K11]);-1;0))" office:value-type="float" office:value="0" calcext:value-type="float">
            <text:p>0</text:p>
          </table:table-cell>
          <table:table-cell table:formula="of:=IF(AND([.$E11]=[.H11];[.$E11]=[.$K11]);1;IF(AND([.$E11]=[.H11];[.$E11]&lt;&gt;[.$K11]);-1;0))" office:value-type="float" office:value="0" calcext:value-type="float">
            <text:p>0</text:p>
          </table:table-cell>
          <table:table-cell table:formula="of:=IF(AND([.$E11]=[.I11];[.$E11]=[.$K11]);1;IF(AND([.$E11]=[.I11];[.$E11]&lt;&gt;[.$K11]);-1;0))" office:value-type="float" office:value="1" calcext:value-type="float">
            <text:p>1</text:p>
          </table:table-cell>
          <table:table-cell table:formula="of:=SUM([.AJ11:.AM11])/4" office:value-type="float" office:value="0.25" calcext:value-type="float">
            <text:p>0.25</text:p>
          </table:table-cell>
          <table:table-cell/>
          <table:table-cell table:formula="of:=IF(AND([.$F11]=[.G11];[.$F11]=[.$K11]);1;IF(AND([.$F11]=[.G11];[.$F11]&lt;&gt;[.$K11]);-1;0))" office:value-type="float" office:value="-1" calcext:value-type="float">
            <text:p>-1</text:p>
          </table:table-cell>
          <table:table-cell table:formula="of:=IF(AND([.$F11]=[.H11];[.$F11]=[.$K11]);1;IF(AND([.$F11]=[.H11];[.$F11]&lt;&gt;[.$K11]);-1;0))" office:value-type="float" office:value="-1" calcext:value-type="float">
            <text:p>-1</text:p>
          </table:table-cell>
          <table:table-cell table:formula="of:=IF(AND([.$F11]=[.I11];[.$F11]=[.$K11]);1;IF(AND([.$F11]=[.I11];[.$F11]&lt;&gt;[.$K11]);-1;0))" office:value-type="float" office:value="0" calcext:value-type="float">
            <text:p>0</text:p>
          </table:table-cell>
          <table:table-cell table:formula="of:=SUM([.AP11:.AR11])/3" office:value-type="float" office:value="-0.666666666666667" calcext:value-type="float">
            <text:p>-0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og.patricktriest.com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TRAINING</text:p>
          </table:table-cell>
          <table:table-cell table:number-columns-repeated="5"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S</text:p>
          </table:table-cell>
          <table:table-cell table:formula="of:=IF([.$K12]=[.C12];1;0)" office:value-type="float" office:value="1" calcext:value-type="float">
            <text:p>1</text:p>
          </table:table-cell>
          <table:table-cell table:formula="of:=IF([.$K12]=[.D12];1;0)" office:value-type="float" office:value="0" calcext:value-type="float">
            <text:p>0</text:p>
          </table:table-cell>
          <table:table-cell table:formula="of:=IF([.$K12]=[.E12];1;0)" office:value-type="float" office:value="1" calcext:value-type="float">
            <text:p>1</text:p>
          </table:table-cell>
          <table:table-cell table:formula="of:=IF([.$K12]=[.F12];1;0)" office:value-type="float" office:value="1" calcext:value-type="float">
            <text:p>1</text:p>
          </table:table-cell>
          <table:table-cell table:formula="of:=IF([.$K12]=[.G12];1;0)" office:value-type="float" office:value="1" calcext:value-type="float">
            <text:p>1</text:p>
          </table:table-cell>
          <table:table-cell table:formula="of:=IF([.$K12]=[.H12];1;0)" office:value-type="float" office:value="1" calcext:value-type="float">
            <text:p>1</text:p>
          </table:table-cell>
          <table:table-cell table:formula="of:=IF([.$K12]=[.I12];1;0)" office:value-type="float" office:value="1" calcext:value-type="float">
            <text:p>1</text:p>
          </table:table-cell>
          <table:table-cell table:style-name="ce1" table:formula="of:=SUM([.L12:.R12])/7" office:value-type="float" office:value="0.857142857142857" calcext:value-type="float">
            <text:p>0.86</text:p>
          </table:table-cell>
          <table:table-cell/>
          <table:table-cell table:formula="of:=IF(AND([.$C12]=[.D12];[.$C12]=[.$K12]);1;IF(AND([.$C12]=[.D12];[.$C12]&lt;&gt;[.$K12]);-1;0))" office:value-type="float" office:value="0" calcext:value-type="float">
            <text:p>0</text:p>
          </table:table-cell>
          <table:table-cell table:formula="of:=IF(AND([.$C12]=[.E12];[.$C12]=[.$K12]);1;IF(AND([.$C12]=[.E12];[.$C12]&lt;&gt;[.$K12]);-1;0))" office:value-type="float" office:value="1" calcext:value-type="float">
            <text:p>1</text:p>
          </table:table-cell>
          <table:table-cell table:formula="of:=IF(AND([.$C12]=[.F12];[.$C12]=[.$K12]);1;IF(AND([.$C12]=[.F12];[.$C12]&lt;&gt;[.$K12]);-1;0))" office:value-type="float" office:value="1" calcext:value-type="float">
            <text:p>1</text:p>
          </table:table-cell>
          <table:table-cell table:formula="of:=IF(AND([.$C12]=[.G12];[.$C12]=[.$K12]);1;IF(AND([.$C12]=[.G12];[.$C12]&lt;&gt;[.$K12]);-1;0))" office:value-type="float" office:value="1" calcext:value-type="float">
            <text:p>1</text:p>
          </table:table-cell>
          <table:table-cell table:formula="of:=IF(AND([.$C12]=[.H12];[.$C12]=[.$K12]);1;IF(AND([.$C12]=[.H12];[.$C12]&lt;&gt;[.$K12]);-1;0))" office:value-type="float" office:value="1" calcext:value-type="float">
            <text:p>1</text:p>
          </table:table-cell>
          <table:table-cell table:formula="of:=IF(AND([.$C12]=[.I12];[.$C12]=[.$K12]);1;IF(AND([.$C12]=[.I12];[.$C12]&lt;&gt;[.$K12]);-1;0))" office:value-type="float" office:value="1" calcext:value-type="float">
            <text:p>1</text:p>
          </table:table-cell>
          <table:table-cell table:formula="of:=SUM([.U12:.Z12])/6" office:value-type="float" office:value="0.833333333333333" calcext:value-type="float">
            <text:p>0.83</text:p>
          </table:table-cell>
          <table:table-cell/>
          <table:table-cell table:formula="of:=IF(AND([.$D12]=[.E12];[.$D12]=[.$K12]);1;IF(AND([.$D12]=[.E12];[.$D12]&lt;&gt;[.$K12]);-1;0))" office:value-type="float" office:value="0" calcext:value-type="float">
            <text:p>0</text:p>
          </table:table-cell>
          <table:table-cell table:formula="of:=IF(AND([.$D12]=[.F12];[.$D12]=[.$K12]);1;IF(AND([.$D12]=[.F12];[.$D12]&lt;&gt;[.$K12]);-1;0))" office:value-type="float" office:value="0" calcext:value-type="float">
            <text:p>0</text:p>
          </table:table-cell>
          <table:table-cell table:formula="of:=IF(AND([.$D12]=[.G12];[.$D12]=[.$K12]);1;IF(AND([.$D12]=[.G12];[.$D12]&lt;&gt;[.$K12]);-1;0))" office:value-type="float" office:value="0" calcext:value-type="float">
            <text:p>0</text:p>
          </table:table-cell>
          <table:table-cell table:formula="of:=IF(AND([.$D12]=[.H12];[.$D12]=[.$K12]);1;IF(AND([.$D12]=[.H12];[.$D12]&lt;&gt;[.$K12]);-1;0))" office:value-type="float" office:value="0" calcext:value-type="float">
            <text:p>0</text:p>
          </table:table-cell>
          <table:table-cell table:formula="of:=IF(AND([.$D12]=[.I12];[.$D12]=[.$K12]);1;IF(AND([.$D12]=[.I12];[.$D12]&lt;&gt;[.$K12]);-1;0))" office:value-type="float" office:value="0" calcext:value-type="float">
            <text:p>0</text:p>
          </table:table-cell>
          <table:table-cell table:formula="of:=SUM([.AC12:.AG12])/5" office:value-type="float" office:value="0" calcext:value-type="float">
            <text:p>0.00</text:p>
          </table:table-cell>
          <table:table-cell/>
          <table:table-cell table:formula="of:=IF(AND([.$E12]=[.F12];[.$E12]=[.$K12]);1;IF(AND([.$E12]=[.F12];[.$E12]&lt;&gt;[.$K12]);-1;0))" office:value-type="float" office:value="1" calcext:value-type="float">
            <text:p>1</text:p>
          </table:table-cell>
          <table:table-cell table:formula="of:=IF(AND([.$E12]=[.G12];[.$E12]=[.$K12]);1;IF(AND([.$E12]=[.G12];[.$E12]&lt;&gt;[.$K12]);-1;0))" office:value-type="float" office:value="1" calcext:value-type="float">
            <text:p>1</text:p>
          </table:table-cell>
          <table:table-cell table:formula="of:=IF(AND([.$E12]=[.H12];[.$E12]=[.$K12]);1;IF(AND([.$E12]=[.H12];[.$E12]&lt;&gt;[.$K12]);-1;0))" office:value-type="float" office:value="1" calcext:value-type="float">
            <text:p>1</text:p>
          </table:table-cell>
          <table:table-cell table:formula="of:=IF(AND([.$E12]=[.I12];[.$E12]=[.$K12]);1;IF(AND([.$E12]=[.I12];[.$E12]&lt;&gt;[.$K12]);-1;0))" office:value-type="float" office:value="1" calcext:value-type="float">
            <text:p>1</text:p>
          </table:table-cell>
          <table:table-cell table:formula="of:=SUM([.AJ12:.AM12])/4" office:value-type="float" office:value="1" calcext:value-type="float">
            <text:p>1.00</text:p>
          </table:table-cell>
          <table:table-cell/>
          <table:table-cell table:formula="of:=IF(AND([.$F12]=[.G12];[.$F12]=[.$K12]);1;IF(AND([.$F12]=[.G12];[.$F12]&lt;&gt;[.$K12]);-1;0))" office:value-type="float" office:value="1" calcext:value-type="float">
            <text:p>1</text:p>
          </table:table-cell>
          <table:table-cell table:formula="of:=IF(AND([.$F12]=[.H12];[.$F12]=[.$K12]);1;IF(AND([.$F12]=[.H12];[.$F12]&lt;&gt;[.$K12]);-1;0))" office:value-type="float" office:value="1" calcext:value-type="float">
            <text:p>1</text:p>
          </table:table-cell>
          <table:table-cell table:formula="of:=IF(AND([.$F12]=[.I12];[.$F12]=[.$K12]);1;IF(AND([.$F12]=[.I12];[.$F12]&lt;&gt;[.$K12]);-1;0))" office:value-type="float" office:value="1" calcext:value-type="float">
            <text:p>1</text:p>
          </table:table-cell>
          <table:table-cell table:formula="of:=SUM([.AP12:.AR12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rive.google.com</text:p>
          </table:table-cell>
          <table:table-cell office:value-type="string" calcext:value-type="string">
            <text:p>PAA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HEME</text:p>
          </table:table-cell>
          <table:table-cell table:number-columns-repeated="2" office:value-type="string" calcext:value-type="string">
            <text:p>NEWS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PA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AS</text:p>
          </table:table-cell>
          <table:table-cell table:formula="of:=IF([.$K13]=[.C13];1;0)" office:value-type="float" office:value="1" calcext:value-type="float">
            <text:p>1</text:p>
          </table:table-cell>
          <table:table-cell table:formula="of:=IF([.$K13]=[.D13];1;0)" office:value-type="float" office:value="0" calcext:value-type="float">
            <text:p>0</text:p>
          </table:table-cell>
          <table:table-cell table:formula="of:=IF([.$K13]=[.E13];1;0)" office:value-type="float" office:value="0" calcext:value-type="float">
            <text:p>0</text:p>
          </table:table-cell>
          <table:table-cell table:formula="of:=IF([.$K13]=[.F13];1;0)" office:value-type="float" office:value="0" calcext:value-type="float">
            <text:p>0</text:p>
          </table:table-cell>
          <table:table-cell table:formula="of:=IF([.$K13]=[.G13];1;0)" office:value-type="float" office:value="0" calcext:value-type="float">
            <text:p>0</text:p>
          </table:table-cell>
          <table:table-cell table:formula="of:=IF([.$K13]=[.H13];1;0)" office:value-type="float" office:value="0" calcext:value-type="float">
            <text:p>0</text:p>
          </table:table-cell>
          <table:table-cell table:formula="of:=IF([.$K13]=[.I13];1;0)" office:value-type="float" office:value="1" calcext:value-type="float">
            <text:p>1</text:p>
          </table:table-cell>
          <table:table-cell table:style-name="ce1" table:formula="of:=SUM([.L13:.R13])/7" office:value-type="float" office:value="0.285714285714286" calcext:value-type="float">
            <text:p>0.29</text:p>
          </table:table-cell>
          <table:table-cell/>
          <table:table-cell table:formula="of:=IF(AND([.$C13]=[.D13];[.$C13]=[.$K13]);1;IF(AND([.$C13]=[.D13];[.$C13]&lt;&gt;[.$K13]);-1;0))" office:value-type="float" office:value="0" calcext:value-type="float">
            <text:p>0</text:p>
          </table:table-cell>
          <table:table-cell table:formula="of:=IF(AND([.$C13]=[.E13];[.$C13]=[.$K13]);1;IF(AND([.$C13]=[.E13];[.$C13]&lt;&gt;[.$K13]);-1;0))" office:value-type="float" office:value="0" calcext:value-type="float">
            <text:p>0</text:p>
          </table:table-cell>
          <table:table-cell table:formula="of:=IF(AND([.$C13]=[.F13];[.$C13]=[.$K13]);1;IF(AND([.$C13]=[.F13];[.$C13]&lt;&gt;[.$K13]);-1;0))" office:value-type="float" office:value="0" calcext:value-type="float">
            <text:p>0</text:p>
          </table:table-cell>
          <table:table-cell table:formula="of:=IF(AND([.$C13]=[.G13];[.$C13]=[.$K13]);1;IF(AND([.$C13]=[.G13];[.$C13]&lt;&gt;[.$K13]);-1;0))" office:value-type="float" office:value="0" calcext:value-type="float">
            <text:p>0</text:p>
          </table:table-cell>
          <table:table-cell table:formula="of:=IF(AND([.$C13]=[.H13];[.$C13]=[.$K13]);1;IF(AND([.$C13]=[.H13];[.$C13]&lt;&gt;[.$K13]);-1;0))" office:value-type="float" office:value="0" calcext:value-type="float">
            <text:p>0</text:p>
          </table:table-cell>
          <table:table-cell table:formula="of:=IF(AND([.$C13]=[.I13];[.$C13]=[.$K13]);1;IF(AND([.$C13]=[.I13];[.$C13]&lt;&gt;[.$K13]);-1;0))" office:value-type="float" office:value="1" calcext:value-type="float">
            <text:p>1</text:p>
          </table:table-cell>
          <table:table-cell table:formula="of:=SUM([.U13:.Z13])/6" office:value-type="float" office:value="0.166666666666667" calcext:value-type="float">
            <text:p>0.17</text:p>
          </table:table-cell>
          <table:table-cell/>
          <table:table-cell table:formula="of:=IF(AND([.$D13]=[.E13];[.$D13]=[.$K13]);1;IF(AND([.$D13]=[.E13];[.$D13]&lt;&gt;[.$K13]);-1;0))" office:value-type="float" office:value="0" calcext:value-type="float">
            <text:p>0</text:p>
          </table:table-cell>
          <table:table-cell table:formula="of:=IF(AND([.$D13]=[.F13];[.$D13]=[.$K13]);1;IF(AND([.$D13]=[.F13];[.$D13]&lt;&gt;[.$K13]);-1;0))" office:value-type="float" office:value="0" calcext:value-type="float">
            <text:p>0</text:p>
          </table:table-cell>
          <table:table-cell table:formula="of:=IF(AND([.$D13]=[.G13];[.$D13]=[.$K13]);1;IF(AND([.$D13]=[.G13];[.$D13]&lt;&gt;[.$K13]);-1;0))" office:value-type="float" office:value="0" calcext:value-type="float">
            <text:p>0</text:p>
          </table:table-cell>
          <table:table-cell table:formula="of:=IF(AND([.$D13]=[.H13];[.$D13]=[.$K13]);1;IF(AND([.$D13]=[.H13];[.$D13]&lt;&gt;[.$K13]);-1;0))" office:value-type="float" office:value="0" calcext:value-type="float">
            <text:p>0</text:p>
          </table:table-cell>
          <table:table-cell table:formula="of:=IF(AND([.$D13]=[.I13];[.$D13]=[.$K13]);1;IF(AND([.$D13]=[.I13];[.$D13]&lt;&gt;[.$K13]);-1;0))" office:value-type="float" office:value="0" calcext:value-type="float">
            <text:p>0</text:p>
          </table:table-cell>
          <table:table-cell table:formula="of:=SUM([.AC13:.AG13])/5" office:value-type="float" office:value="0" calcext:value-type="float">
            <text:p>0.00</text:p>
          </table:table-cell>
          <table:table-cell/>
          <table:table-cell table:formula="of:=IF(AND([.$E13]=[.F13];[.$E13]=[.$K13]);1;IF(AND([.$E13]=[.F13];[.$E13]&lt;&gt;[.$K13]);-1;0))" office:value-type="float" office:value="0" calcext:value-type="float">
            <text:p>0</text:p>
          </table:table-cell>
          <table:table-cell table:formula="of:=IF(AND([.$E13]=[.G13];[.$E13]=[.$K13]);1;IF(AND([.$E13]=[.G13];[.$E13]&lt;&gt;[.$K13]);-1;0))" office:value-type="float" office:value="0" calcext:value-type="float">
            <text:p>0</text:p>
          </table:table-cell>
          <table:table-cell table:formula="of:=IF(AND([.$E13]=[.H13];[.$E13]=[.$K13]);1;IF(AND([.$E13]=[.H13];[.$E13]&lt;&gt;[.$K13]);-1;0))" office:value-type="float" office:value="-1" calcext:value-type="float">
            <text:p>-1</text:p>
          </table:table-cell>
          <table:table-cell table:formula="of:=IF(AND([.$E13]=[.I13];[.$E13]=[.$K13]);1;IF(AND([.$E13]=[.I13];[.$E13]&lt;&gt;[.$K13]);-1;0))" office:value-type="float" office:value="0" calcext:value-type="float">
            <text:p>0</text:p>
          </table:table-cell>
          <table:table-cell table:formula="of:=SUM([.AJ13:.AM13])/4" office:value-type="float" office:value="-0.25" calcext:value-type="float">
            <text:p>-0.25</text:p>
          </table:table-cell>
          <table:table-cell/>
          <table:table-cell table:formula="of:=IF(AND([.$F13]=[.G13];[.$F13]=[.$K13]);1;IF(AND([.$F13]=[.G13];[.$F13]&lt;&gt;[.$K13]);-1;0))" office:value-type="float" office:value="-1" calcext:value-type="float">
            <text:p>-1</text:p>
          </table:table-cell>
          <table:table-cell table:formula="of:=IF(AND([.$F13]=[.H13];[.$F13]=[.$K13]);1;IF(AND([.$F13]=[.H13];[.$F13]&lt;&gt;[.$K13]);-1;0))" office:value-type="float" office:value="0" calcext:value-type="float">
            <text:p>0</text:p>
          </table:table-cell>
          <table:table-cell table:formula="of:=IF(AND([.$F13]=[.I13];[.$F13]=[.$K13]);1;IF(AND([.$F13]=[.I13];[.$F13]&lt;&gt;[.$K13]);-1;0))" office:value-type="float" office:value="0" calcext:value-type="float">
            <text:p>0</text:p>
          </table:table-cell>
          <table:table-cell table:formula="of:=SUM([.AP13:.AR13])/3" office:value-type="float" office:value="-0.333333333333333" calcext:value-type="float">
            <text:p>-0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eb.paperbot.ai</text:p>
          </table:table-cell>
          <table:table-cell table:number-columns-repeated="7"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S</text:p>
          </table:table-cell>
          <table:table-cell table:formula="of:=IF([.$K14]=[.C14];1;0)" office:value-type="float" office:value="1" calcext:value-type="float">
            <text:p>1</text:p>
          </table:table-cell>
          <table:table-cell table:formula="of:=IF([.$K14]=[.D14];1;0)" office:value-type="float" office:value="1" calcext:value-type="float">
            <text:p>1</text:p>
          </table:table-cell>
          <table:table-cell table:formula="of:=IF([.$K14]=[.E14];1;0)" office:value-type="float" office:value="1" calcext:value-type="float">
            <text:p>1</text:p>
          </table:table-cell>
          <table:table-cell table:formula="of:=IF([.$K14]=[.F14];1;0)" office:value-type="float" office:value="1" calcext:value-type="float">
            <text:p>1</text:p>
          </table:table-cell>
          <table:table-cell table:formula="of:=IF([.$K14]=[.G14];1;0)" office:value-type="float" office:value="1" calcext:value-type="float">
            <text:p>1</text:p>
          </table:table-cell>
          <table:table-cell table:formula="of:=IF([.$K14]=[.H14];1;0)" office:value-type="float" office:value="1" calcext:value-type="float">
            <text:p>1</text:p>
          </table:table-cell>
          <table:table-cell table:formula="of:=IF([.$K14]=[.I14];1;0)" office:value-type="float" office:value="1" calcext:value-type="float">
            <text:p>1</text:p>
          </table:table-cell>
          <table:table-cell table:style-name="ce1" table:formula="of:=SUM([.L14:.R14])/7" office:value-type="float" office:value="1" calcext:value-type="float">
            <text:p>1.00</text:p>
          </table:table-cell>
          <table:table-cell/>
          <table:table-cell table:formula="of:=IF(AND([.$C14]=[.D14];[.$C14]=[.$K14]);1;IF(AND([.$C14]=[.D14];[.$C14]&lt;&gt;[.$K14]);-1;0))" office:value-type="float" office:value="1" calcext:value-type="float">
            <text:p>1</text:p>
          </table:table-cell>
          <table:table-cell table:formula="of:=IF(AND([.$C14]=[.E14];[.$C14]=[.$K14]);1;IF(AND([.$C14]=[.E14];[.$C14]&lt;&gt;[.$K14]);-1;0))" office:value-type="float" office:value="1" calcext:value-type="float">
            <text:p>1</text:p>
          </table:table-cell>
          <table:table-cell table:formula="of:=IF(AND([.$C14]=[.F14];[.$C14]=[.$K14]);1;IF(AND([.$C14]=[.F14];[.$C14]&lt;&gt;[.$K14]);-1;0))" office:value-type="float" office:value="1" calcext:value-type="float">
            <text:p>1</text:p>
          </table:table-cell>
          <table:table-cell table:formula="of:=IF(AND([.$C14]=[.G14];[.$C14]=[.$K14]);1;IF(AND([.$C14]=[.G14];[.$C14]&lt;&gt;[.$K14]);-1;0))" office:value-type="float" office:value="1" calcext:value-type="float">
            <text:p>1</text:p>
          </table:table-cell>
          <table:table-cell table:formula="of:=IF(AND([.$C14]=[.H14];[.$C14]=[.$K14]);1;IF(AND([.$C14]=[.H14];[.$C14]&lt;&gt;[.$K14]);-1;0))" office:value-type="float" office:value="1" calcext:value-type="float">
            <text:p>1</text:p>
          </table:table-cell>
          <table:table-cell table:formula="of:=IF(AND([.$C14]=[.I14];[.$C14]=[.$K14]);1;IF(AND([.$C14]=[.I14];[.$C14]&lt;&gt;[.$K14]);-1;0))" office:value-type="float" office:value="1" calcext:value-type="float">
            <text:p>1</text:p>
          </table:table-cell>
          <table:table-cell table:formula="of:=SUM([.U14:.Z14])/6" office:value-type="float" office:value="1" calcext:value-type="float">
            <text:p>1.00</text:p>
          </table:table-cell>
          <table:table-cell/>
          <table:table-cell table:formula="of:=IF(AND([.$D14]=[.E14];[.$D14]=[.$K14]);1;IF(AND([.$D14]=[.E14];[.$D14]&lt;&gt;[.$K14]);-1;0))" office:value-type="float" office:value="1" calcext:value-type="float">
            <text:p>1</text:p>
          </table:table-cell>
          <table:table-cell table:formula="of:=IF(AND([.$D14]=[.F14];[.$D14]=[.$K14]);1;IF(AND([.$D14]=[.F14];[.$D14]&lt;&gt;[.$K14]);-1;0))" office:value-type="float" office:value="1" calcext:value-type="float">
            <text:p>1</text:p>
          </table:table-cell>
          <table:table-cell table:formula="of:=IF(AND([.$D14]=[.G14];[.$D14]=[.$K14]);1;IF(AND([.$D14]=[.G14];[.$D14]&lt;&gt;[.$K14]);-1;0))" office:value-type="float" office:value="1" calcext:value-type="float">
            <text:p>1</text:p>
          </table:table-cell>
          <table:table-cell table:formula="of:=IF(AND([.$D14]=[.H14];[.$D14]=[.$K14]);1;IF(AND([.$D14]=[.H14];[.$D14]&lt;&gt;[.$K14]);-1;0))" office:value-type="float" office:value="1" calcext:value-type="float">
            <text:p>1</text:p>
          </table:table-cell>
          <table:table-cell table:formula="of:=IF(AND([.$D14]=[.I14];[.$D14]=[.$K14]);1;IF(AND([.$D14]=[.I14];[.$D14]&lt;&gt;[.$K14]);-1;0))" office:value-type="float" office:value="1" calcext:value-type="float">
            <text:p>1</text:p>
          </table:table-cell>
          <table:table-cell table:formula="of:=SUM([.AC14:.AG14])/5" office:value-type="float" office:value="1" calcext:value-type="float">
            <text:p>1.00</text:p>
          </table:table-cell>
          <table:table-cell/>
          <table:table-cell table:formula="of:=IF(AND([.$E14]=[.F14];[.$E14]=[.$K14]);1;IF(AND([.$E14]=[.F14];[.$E14]&lt;&gt;[.$K14]);-1;0))" office:value-type="float" office:value="1" calcext:value-type="float">
            <text:p>1</text:p>
          </table:table-cell>
          <table:table-cell table:formula="of:=IF(AND([.$E14]=[.G14];[.$E14]=[.$K14]);1;IF(AND([.$E14]=[.G14];[.$E14]&lt;&gt;[.$K14]);-1;0))" office:value-type="float" office:value="1" calcext:value-type="float">
            <text:p>1</text:p>
          </table:table-cell>
          <table:table-cell table:formula="of:=IF(AND([.$E14]=[.H14];[.$E14]=[.$K14]);1;IF(AND([.$E14]=[.H14];[.$E14]&lt;&gt;[.$K14]);-1;0))" office:value-type="float" office:value="1" calcext:value-type="float">
            <text:p>1</text:p>
          </table:table-cell>
          <table:table-cell table:formula="of:=IF(AND([.$E14]=[.I14];[.$E14]=[.$K14]);1;IF(AND([.$E14]=[.I14];[.$E14]&lt;&gt;[.$K14]);-1;0))" office:value-type="float" office:value="1" calcext:value-type="float">
            <text:p>1</text:p>
          </table:table-cell>
          <table:table-cell table:formula="of:=SUM([.AJ14:.AM14])/4" office:value-type="float" office:value="1" calcext:value-type="float">
            <text:p>1.00</text:p>
          </table:table-cell>
          <table:table-cell/>
          <table:table-cell table:formula="of:=IF(AND([.$F14]=[.G14];[.$F14]=[.$K14]);1;IF(AND([.$F14]=[.G14];[.$F14]&lt;&gt;[.$K14]);-1;0))" office:value-type="float" office:value="1" calcext:value-type="float">
            <text:p>1</text:p>
          </table:table-cell>
          <table:table-cell table:formula="of:=IF(AND([.$F14]=[.H14];[.$F14]=[.$K14]);1;IF(AND([.$F14]=[.H14];[.$F14]&lt;&gt;[.$K14]);-1;0))" office:value-type="float" office:value="1" calcext:value-type="float">
            <text:p>1</text:p>
          </table:table-cell>
          <table:table-cell table:formula="of:=IF(AND([.$F14]=[.I14];[.$F14]=[.$K14]);1;IF(AND([.$F14]=[.I14];[.$F14]&lt;&gt;[.$K14]);-1;0))" office:value-type="float" office:value="1" calcext:value-type="float">
            <text:p>1</text:p>
          </table:table-cell>
          <table:table-cell table:formula="of:=SUM([.AP14:.AR14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ww.cnbc.com</text:p>
          </table:table-cell>
          <table:table-cell table:number-columns-repeated="2" office:value-type="string" calcext:value-type="string">
            <text:p>PACKAGE</text:p>
          </table:table-cell>
          <table:table-cell office:value-type="string" calcext:value-type="string">
            <text:p>NEWS</text:p>
          </table:table-cell>
          <table:table-cell table:number-columns-repeated="2" office:value-type="string" calcext:value-type="string">
            <text:p>TRAINING</text:p>
          </table:table-cell>
          <table:table-cell table:number-columns-repeated="2"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S</text:p>
          </table:table-cell>
          <table:table-cell table:formula="of:=IF([.$K15]=[.C15];1;0)" office:value-type="float" office:value="0" calcext:value-type="float">
            <text:p>0</text:p>
          </table:table-cell>
          <table:table-cell table:formula="of:=IF([.$K15]=[.D15];1;0)" office:value-type="float" office:value="0" calcext:value-type="float">
            <text:p>0</text:p>
          </table:table-cell>
          <table:table-cell table:formula="of:=IF([.$K15]=[.E15];1;0)" office:value-type="float" office:value="1" calcext:value-type="float">
            <text:p>1</text:p>
          </table:table-cell>
          <table:table-cell table:formula="of:=IF([.$K15]=[.F15];1;0)" office:value-type="float" office:value="0" calcext:value-type="float">
            <text:p>0</text:p>
          </table:table-cell>
          <table:table-cell table:formula="of:=IF([.$K15]=[.G15];1;0)" office:value-type="float" office:value="0" calcext:value-type="float">
            <text:p>0</text:p>
          </table:table-cell>
          <table:table-cell table:formula="of:=IF([.$K15]=[.H15];1;0)" office:value-type="float" office:value="1" calcext:value-type="float">
            <text:p>1</text:p>
          </table:table-cell>
          <table:table-cell table:formula="of:=IF([.$K15]=[.I15];1;0)" office:value-type="float" office:value="1" calcext:value-type="float">
            <text:p>1</text:p>
          </table:table-cell>
          <table:table-cell table:style-name="ce1" table:formula="of:=SUM([.L15:.R15])/7" office:value-type="float" office:value="0.428571428571429" calcext:value-type="float">
            <text:p>0.43</text:p>
          </table:table-cell>
          <table:table-cell/>
          <table:table-cell table:formula="of:=IF(AND([.$C15]=[.D15];[.$C15]=[.$K15]);1;IF(AND([.$C15]=[.D15];[.$C15]&lt;&gt;[.$K15]);-1;0))" office:value-type="float" office:value="-1" calcext:value-type="float">
            <text:p>-1</text:p>
          </table:table-cell>
          <table:table-cell table:formula="of:=IF(AND([.$C15]=[.E15];[.$C15]=[.$K15]);1;IF(AND([.$C15]=[.E15];[.$C15]&lt;&gt;[.$K15]);-1;0))" office:value-type="float" office:value="0" calcext:value-type="float">
            <text:p>0</text:p>
          </table:table-cell>
          <table:table-cell table:formula="of:=IF(AND([.$C15]=[.F15];[.$C15]=[.$K15]);1;IF(AND([.$C15]=[.F15];[.$C15]&lt;&gt;[.$K15]);-1;0))" office:value-type="float" office:value="0" calcext:value-type="float">
            <text:p>0</text:p>
          </table:table-cell>
          <table:table-cell table:formula="of:=IF(AND([.$C15]=[.G15];[.$C15]=[.$K15]);1;IF(AND([.$C15]=[.G15];[.$C15]&lt;&gt;[.$K15]);-1;0))" office:value-type="float" office:value="0" calcext:value-type="float">
            <text:p>0</text:p>
          </table:table-cell>
          <table:table-cell table:formula="of:=IF(AND([.$C15]=[.H15];[.$C15]=[.$K15]);1;IF(AND([.$C15]=[.H15];[.$C15]&lt;&gt;[.$K15]);-1;0))" office:value-type="float" office:value="0" calcext:value-type="float">
            <text:p>0</text:p>
          </table:table-cell>
          <table:table-cell table:formula="of:=IF(AND([.$C15]=[.I15];[.$C15]=[.$K15]);1;IF(AND([.$C15]=[.I15];[.$C15]&lt;&gt;[.$K15]);-1;0))" office:value-type="float" office:value="0" calcext:value-type="float">
            <text:p>0</text:p>
          </table:table-cell>
          <table:table-cell table:formula="of:=SUM([.U15:.Z15])/6" office:value-type="float" office:value="-0.166666666666667" calcext:value-type="float">
            <text:p>-0.17</text:p>
          </table:table-cell>
          <table:table-cell/>
          <table:table-cell table:formula="of:=IF(AND([.$D15]=[.E15];[.$D15]=[.$K15]);1;IF(AND([.$D15]=[.E15];[.$D15]&lt;&gt;[.$K15]);-1;0))" office:value-type="float" office:value="0" calcext:value-type="float">
            <text:p>0</text:p>
          </table:table-cell>
          <table:table-cell table:formula="of:=IF(AND([.$D15]=[.F15];[.$D15]=[.$K15]);1;IF(AND([.$D15]=[.F15];[.$D15]&lt;&gt;[.$K15]);-1;0))" office:value-type="float" office:value="0" calcext:value-type="float">
            <text:p>0</text:p>
          </table:table-cell>
          <table:table-cell table:formula="of:=IF(AND([.$D15]=[.G15];[.$D15]=[.$K15]);1;IF(AND([.$D15]=[.G15];[.$D15]&lt;&gt;[.$K15]);-1;0))" office:value-type="float" office:value="0" calcext:value-type="float">
            <text:p>0</text:p>
          </table:table-cell>
          <table:table-cell table:formula="of:=IF(AND([.$D15]=[.H15];[.$D15]=[.$K15]);1;IF(AND([.$D15]=[.H15];[.$D15]&lt;&gt;[.$K15]);-1;0))" office:value-type="float" office:value="0" calcext:value-type="float">
            <text:p>0</text:p>
          </table:table-cell>
          <table:table-cell table:formula="of:=IF(AND([.$D15]=[.I15];[.$D15]=[.$K15]);1;IF(AND([.$D15]=[.I15];[.$D15]&lt;&gt;[.$K15]);-1;0))" office:value-type="float" office:value="0" calcext:value-type="float">
            <text:p>0</text:p>
          </table:table-cell>
          <table:table-cell table:formula="of:=SUM([.AC15:.AG15])/5" office:value-type="float" office:value="0" calcext:value-type="float">
            <text:p>0.00</text:p>
          </table:table-cell>
          <table:table-cell/>
          <table:table-cell table:formula="of:=IF(AND([.$E15]=[.F15];[.$E15]=[.$K15]);1;IF(AND([.$E15]=[.F15];[.$E15]&lt;&gt;[.$K15]);-1;0))" office:value-type="float" office:value="0" calcext:value-type="float">
            <text:p>0</text:p>
          </table:table-cell>
          <table:table-cell table:formula="of:=IF(AND([.$E15]=[.G15];[.$E15]=[.$K15]);1;IF(AND([.$E15]=[.G15];[.$E15]&lt;&gt;[.$K15]);-1;0))" office:value-type="float" office:value="0" calcext:value-type="float">
            <text:p>0</text:p>
          </table:table-cell>
          <table:table-cell table:formula="of:=IF(AND([.$E15]=[.H15];[.$E15]=[.$K15]);1;IF(AND([.$E15]=[.H15];[.$E15]&lt;&gt;[.$K15]);-1;0))" office:value-type="float" office:value="1" calcext:value-type="float">
            <text:p>1</text:p>
          </table:table-cell>
          <table:table-cell table:formula="of:=IF(AND([.$E15]=[.I15];[.$E15]=[.$K15]);1;IF(AND([.$E15]=[.I15];[.$E15]&lt;&gt;[.$K15]);-1;0))" office:value-type="float" office:value="1" calcext:value-type="float">
            <text:p>1</text:p>
          </table:table-cell>
          <table:table-cell table:formula="of:=SUM([.AJ15:.AM15])/4" office:value-type="float" office:value="0.5" calcext:value-type="float">
            <text:p>0.50</text:p>
          </table:table-cell>
          <table:table-cell/>
          <table:table-cell table:formula="of:=IF(AND([.$F15]=[.G15];[.$F15]=[.$K15]);1;IF(AND([.$F15]=[.G15];[.$F15]&lt;&gt;[.$K15]);-1;0))" office:value-type="float" office:value="-1" calcext:value-type="float">
            <text:p>-1</text:p>
          </table:table-cell>
          <table:table-cell table:formula="of:=IF(AND([.$F15]=[.H15];[.$F15]=[.$K15]);1;IF(AND([.$F15]=[.H15];[.$F15]&lt;&gt;[.$K15]);-1;0))" office:value-type="float" office:value="0" calcext:value-type="float">
            <text:p>0</text:p>
          </table:table-cell>
          <table:table-cell table:formula="of:=IF(AND([.$F15]=[.I15];[.$F15]=[.$K15]);1;IF(AND([.$F15]=[.I15];[.$F15]&lt;&gt;[.$K15]);-1;0))" office:value-type="float" office:value="0" calcext:value-type="float">
            <text:p>0</text:p>
          </table:table-cell>
          <table:table-cell table:formula="of:=SUM([.AP15:.AR15])/3" office:value-type="float" office:value="-0.333333333333333" calcext:value-type="float">
            <text:p>-0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owsershots.org</text:p>
          </table:table-cell>
          <table:table-cell office:value-type="string" calcext:value-type="string">
            <text:p>PAAS</text:p>
          </table:table-cell>
          <table:table-cell office:value-type="string" calcext:value-type="string">
            <text:p>TRAINING</text:p>
          </table:table-cell>
          <table:table-cell table:number-columns-repeated="4" office:value-type="string" calcext:value-type="string">
            <text:p>PACKAGE</text:p>
          </table:table-cell>
          <table:table-cell office:value-type="string" calcext:value-type="string">
            <text:p>PA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AGE</text:p>
          </table:table-cell>
          <table:table-cell table:formula="of:=IF([.$K16]=[.C16];1;0)" office:value-type="float" office:value="0" calcext:value-type="float">
            <text:p>0</text:p>
          </table:table-cell>
          <table:table-cell table:formula="of:=IF([.$K16]=[.D16];1;0)" office:value-type="float" office:value="0" calcext:value-type="float">
            <text:p>0</text:p>
          </table:table-cell>
          <table:table-cell table:formula="of:=IF([.$K16]=[.E16];1;0)" office:value-type="float" office:value="1" calcext:value-type="float">
            <text:p>1</text:p>
          </table:table-cell>
          <table:table-cell table:formula="of:=IF([.$K16]=[.F16];1;0)" office:value-type="float" office:value="1" calcext:value-type="float">
            <text:p>1</text:p>
          </table:table-cell>
          <table:table-cell table:formula="of:=IF([.$K16]=[.G16];1;0)" office:value-type="float" office:value="1" calcext:value-type="float">
            <text:p>1</text:p>
          </table:table-cell>
          <table:table-cell table:formula="of:=IF([.$K16]=[.H16];1;0)" office:value-type="float" office:value="1" calcext:value-type="float">
            <text:p>1</text:p>
          </table:table-cell>
          <table:table-cell table:formula="of:=IF([.$K16]=[.I16];1;0)" office:value-type="float" office:value="0" calcext:value-type="float">
            <text:p>0</text:p>
          </table:table-cell>
          <table:table-cell table:style-name="ce1" table:formula="of:=SUM([.L16:.R16])/7" office:value-type="float" office:value="0.571428571428571" calcext:value-type="float">
            <text:p>0.57</text:p>
          </table:table-cell>
          <table:table-cell/>
          <table:table-cell table:formula="of:=IF(AND([.$C16]=[.D16];[.$C16]=[.$K16]);1;IF(AND([.$C16]=[.D16];[.$C16]&lt;&gt;[.$K16]);-1;0))" office:value-type="float" office:value="0" calcext:value-type="float">
            <text:p>0</text:p>
          </table:table-cell>
          <table:table-cell table:formula="of:=IF(AND([.$C16]=[.E16];[.$C16]=[.$K16]);1;IF(AND([.$C16]=[.E16];[.$C16]&lt;&gt;[.$K16]);-1;0))" office:value-type="float" office:value="0" calcext:value-type="float">
            <text:p>0</text:p>
          </table:table-cell>
          <table:table-cell table:formula="of:=IF(AND([.$C16]=[.F16];[.$C16]=[.$K16]);1;IF(AND([.$C16]=[.F16];[.$C16]&lt;&gt;[.$K16]);-1;0))" office:value-type="float" office:value="0" calcext:value-type="float">
            <text:p>0</text:p>
          </table:table-cell>
          <table:table-cell table:formula="of:=IF(AND([.$C16]=[.G16];[.$C16]=[.$K16]);1;IF(AND([.$C16]=[.G16];[.$C16]&lt;&gt;[.$K16]);-1;0))" office:value-type="float" office:value="0" calcext:value-type="float">
            <text:p>0</text:p>
          </table:table-cell>
          <table:table-cell table:formula="of:=IF(AND([.$C16]=[.H16];[.$C16]=[.$K16]);1;IF(AND([.$C16]=[.H16];[.$C16]&lt;&gt;[.$K16]);-1;0))" office:value-type="float" office:value="0" calcext:value-type="float">
            <text:p>0</text:p>
          </table:table-cell>
          <table:table-cell table:formula="of:=IF(AND([.$C16]=[.I16];[.$C16]=[.$K16]);1;IF(AND([.$C16]=[.I16];[.$C16]&lt;&gt;[.$K16]);-1;0))" office:value-type="float" office:value="-1" calcext:value-type="float">
            <text:p>-1</text:p>
          </table:table-cell>
          <table:table-cell table:formula="of:=SUM([.U16:.Z16])/6" office:value-type="float" office:value="-0.166666666666667" calcext:value-type="float">
            <text:p>-0.17</text:p>
          </table:table-cell>
          <table:table-cell/>
          <table:table-cell table:formula="of:=IF(AND([.$D16]=[.E16];[.$D16]=[.$K16]);1;IF(AND([.$D16]=[.E16];[.$D16]&lt;&gt;[.$K16]);-1;0))" office:value-type="float" office:value="0" calcext:value-type="float">
            <text:p>0</text:p>
          </table:table-cell>
          <table:table-cell table:formula="of:=IF(AND([.$D16]=[.F16];[.$D16]=[.$K16]);1;IF(AND([.$D16]=[.F16];[.$D16]&lt;&gt;[.$K16]);-1;0))" office:value-type="float" office:value="0" calcext:value-type="float">
            <text:p>0</text:p>
          </table:table-cell>
          <table:table-cell table:formula="of:=IF(AND([.$D16]=[.G16];[.$D16]=[.$K16]);1;IF(AND([.$D16]=[.G16];[.$D16]&lt;&gt;[.$K16]);-1;0))" office:value-type="float" office:value="0" calcext:value-type="float">
            <text:p>0</text:p>
          </table:table-cell>
          <table:table-cell table:formula="of:=IF(AND([.$D16]=[.H16];[.$D16]=[.$K16]);1;IF(AND([.$D16]=[.H16];[.$D16]&lt;&gt;[.$K16]);-1;0))" office:value-type="float" office:value="0" calcext:value-type="float">
            <text:p>0</text:p>
          </table:table-cell>
          <table:table-cell table:formula="of:=IF(AND([.$D16]=[.I16];[.$D16]=[.$K16]);1;IF(AND([.$D16]=[.I16];[.$D16]&lt;&gt;[.$K16]);-1;0))" office:value-type="float" office:value="0" calcext:value-type="float">
            <text:p>0</text:p>
          </table:table-cell>
          <table:table-cell table:formula="of:=SUM([.AC16:.AG16])/5" office:value-type="float" office:value="0" calcext:value-type="float">
            <text:p>0.00</text:p>
          </table:table-cell>
          <table:table-cell/>
          <table:table-cell table:formula="of:=IF(AND([.$E16]=[.F16];[.$E16]=[.$K16]);1;IF(AND([.$E16]=[.F16];[.$E16]&lt;&gt;[.$K16]);-1;0))" office:value-type="float" office:value="1" calcext:value-type="float">
            <text:p>1</text:p>
          </table:table-cell>
          <table:table-cell table:formula="of:=IF(AND([.$E16]=[.G16];[.$E16]=[.$K16]);1;IF(AND([.$E16]=[.G16];[.$E16]&lt;&gt;[.$K16]);-1;0))" office:value-type="float" office:value="1" calcext:value-type="float">
            <text:p>1</text:p>
          </table:table-cell>
          <table:table-cell table:formula="of:=IF(AND([.$E16]=[.H16];[.$E16]=[.$K16]);1;IF(AND([.$E16]=[.H16];[.$E16]&lt;&gt;[.$K16]);-1;0))" office:value-type="float" office:value="1" calcext:value-type="float">
            <text:p>1</text:p>
          </table:table-cell>
          <table:table-cell table:formula="of:=IF(AND([.$E16]=[.I16];[.$E16]=[.$K16]);1;IF(AND([.$E16]=[.I16];[.$E16]&lt;&gt;[.$K16]);-1;0))" office:value-type="float" office:value="0" calcext:value-type="float">
            <text:p>0</text:p>
          </table:table-cell>
          <table:table-cell table:formula="of:=SUM([.AJ16:.AM16])/4" office:value-type="float" office:value="0.75" calcext:value-type="float">
            <text:p>0.75</text:p>
          </table:table-cell>
          <table:table-cell/>
          <table:table-cell table:formula="of:=IF(AND([.$F16]=[.G16];[.$F16]=[.$K16]);1;IF(AND([.$F16]=[.G16];[.$F16]&lt;&gt;[.$K16]);-1;0))" office:value-type="float" office:value="1" calcext:value-type="float">
            <text:p>1</text:p>
          </table:table-cell>
          <table:table-cell table:formula="of:=IF(AND([.$F16]=[.H16];[.$F16]=[.$K16]);1;IF(AND([.$F16]=[.H16];[.$F16]&lt;&gt;[.$K16]);-1;0))" office:value-type="float" office:value="1" calcext:value-type="float">
            <text:p>1</text:p>
          </table:table-cell>
          <table:table-cell table:formula="of:=IF(AND([.$F16]=[.I16];[.$F16]=[.$K16]);1;IF(AND([.$F16]=[.I16];[.$F16]&lt;&gt;[.$K16]);-1;0))" office:value-type="float" office:value="0" calcext:value-type="float">
            <text:p>0</text:p>
          </table:table-cell>
          <table:table-cell table:formula="of:=SUM([.AP16:.AR16])/3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ww.codeabbey.com</text:p>
          </table:table-cell>
          <table:table-cell table:number-columns-repeated="2" office:value-type="string" calcext:value-type="string">
            <text:p>NOCLASS</text:p>
          </table:table-cell>
          <table:table-cell office:value-type="string" calcext:value-type="string">
            <text:p>PACKAGE</text:p>
          </table:table-cell>
          <table:table-cell table:number-columns-repeated="3" office:value-type="string" calcext:value-type="string">
            <text:p>NOCLASS</text:p>
          </table:table-cell>
          <table:table-cell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CLASS</text:p>
          </table:table-cell>
          <table:table-cell table:formula="of:=IF([.$K17]=[.C17];1;0)" office:value-type="float" office:value="1" calcext:value-type="float">
            <text:p>1</text:p>
          </table:table-cell>
          <table:table-cell table:formula="of:=IF([.$K17]=[.D17];1;0)" office:value-type="float" office:value="1" calcext:value-type="float">
            <text:p>1</text:p>
          </table:table-cell>
          <table:table-cell table:formula="of:=IF([.$K17]=[.E17];1;0)" office:value-type="float" office:value="0" calcext:value-type="float">
            <text:p>0</text:p>
          </table:table-cell>
          <table:table-cell table:formula="of:=IF([.$K17]=[.F17];1;0)" office:value-type="float" office:value="1" calcext:value-type="float">
            <text:p>1</text:p>
          </table:table-cell>
          <table:table-cell table:formula="of:=IF([.$K17]=[.G17];1;0)" office:value-type="float" office:value="1" calcext:value-type="float">
            <text:p>1</text:p>
          </table:table-cell>
          <table:table-cell table:formula="of:=IF([.$K17]=[.H17];1;0)" office:value-type="float" office:value="1" calcext:value-type="float">
            <text:p>1</text:p>
          </table:table-cell>
          <table:table-cell table:formula="of:=IF([.$K17]=[.I17];1;0)" office:value-type="float" office:value="0" calcext:value-type="float">
            <text:p>0</text:p>
          </table:table-cell>
          <table:table-cell table:style-name="ce1" table:formula="of:=SUM([.L17:.R17])/7" office:value-type="float" office:value="0.714285714285714" calcext:value-type="float">
            <text:p>0.71</text:p>
          </table:table-cell>
          <table:table-cell/>
          <table:table-cell table:formula="of:=IF(AND([.$C17]=[.D17];[.$C17]=[.$K17]);1;IF(AND([.$C17]=[.D17];[.$C17]&lt;&gt;[.$K17]);-1;0))" office:value-type="float" office:value="1" calcext:value-type="float">
            <text:p>1</text:p>
          </table:table-cell>
          <table:table-cell table:formula="of:=IF(AND([.$C17]=[.E17];[.$C17]=[.$K17]);1;IF(AND([.$C17]=[.E17];[.$C17]&lt;&gt;[.$K17]);-1;0))" office:value-type="float" office:value="0" calcext:value-type="float">
            <text:p>0</text:p>
          </table:table-cell>
          <table:table-cell table:formula="of:=IF(AND([.$C17]=[.F17];[.$C17]=[.$K17]);1;IF(AND([.$C17]=[.F17];[.$C17]&lt;&gt;[.$K17]);-1;0))" office:value-type="float" office:value="1" calcext:value-type="float">
            <text:p>1</text:p>
          </table:table-cell>
          <table:table-cell table:formula="of:=IF(AND([.$C17]=[.G17];[.$C17]=[.$K17]);1;IF(AND([.$C17]=[.G17];[.$C17]&lt;&gt;[.$K17]);-1;0))" office:value-type="float" office:value="1" calcext:value-type="float">
            <text:p>1</text:p>
          </table:table-cell>
          <table:table-cell table:formula="of:=IF(AND([.$C17]=[.H17];[.$C17]=[.$K17]);1;IF(AND([.$C17]=[.H17];[.$C17]&lt;&gt;[.$K17]);-1;0))" office:value-type="float" office:value="1" calcext:value-type="float">
            <text:p>1</text:p>
          </table:table-cell>
          <table:table-cell table:formula="of:=IF(AND([.$C17]=[.I17];[.$C17]=[.$K17]);1;IF(AND([.$C17]=[.I17];[.$C17]&lt;&gt;[.$K17]);-1;0))" office:value-type="float" office:value="0" calcext:value-type="float">
            <text:p>0</text:p>
          </table:table-cell>
          <table:table-cell table:formula="of:=SUM([.U17:.Z17])/6" office:value-type="float" office:value="0.666666666666667" calcext:value-type="float">
            <text:p>0.67</text:p>
          </table:table-cell>
          <table:table-cell/>
          <table:table-cell table:formula="of:=IF(AND([.$D17]=[.E17];[.$D17]=[.$K17]);1;IF(AND([.$D17]=[.E17];[.$D17]&lt;&gt;[.$K17]);-1;0))" office:value-type="float" office:value="0" calcext:value-type="float">
            <text:p>0</text:p>
          </table:table-cell>
          <table:table-cell table:formula="of:=IF(AND([.$D17]=[.F17];[.$D17]=[.$K17]);1;IF(AND([.$D17]=[.F17];[.$D17]&lt;&gt;[.$K17]);-1;0))" office:value-type="float" office:value="1" calcext:value-type="float">
            <text:p>1</text:p>
          </table:table-cell>
          <table:table-cell table:formula="of:=IF(AND([.$D17]=[.G17];[.$D17]=[.$K17]);1;IF(AND([.$D17]=[.G17];[.$D17]&lt;&gt;[.$K17]);-1;0))" office:value-type="float" office:value="1" calcext:value-type="float">
            <text:p>1</text:p>
          </table:table-cell>
          <table:table-cell table:formula="of:=IF(AND([.$D17]=[.H17];[.$D17]=[.$K17]);1;IF(AND([.$D17]=[.H17];[.$D17]&lt;&gt;[.$K17]);-1;0))" office:value-type="float" office:value="1" calcext:value-type="float">
            <text:p>1</text:p>
          </table:table-cell>
          <table:table-cell table:formula="of:=IF(AND([.$D17]=[.I17];[.$D17]=[.$K17]);1;IF(AND([.$D17]=[.I17];[.$D17]&lt;&gt;[.$K17]);-1;0))" office:value-type="float" office:value="0" calcext:value-type="float">
            <text:p>0</text:p>
          </table:table-cell>
          <table:table-cell table:formula="of:=SUM([.AC17:.AG17])/5" office:value-type="float" office:value="0.6" calcext:value-type="float">
            <text:p>0.60</text:p>
          </table:table-cell>
          <table:table-cell/>
          <table:table-cell table:formula="of:=IF(AND([.$E17]=[.F17];[.$E17]=[.$K17]);1;IF(AND([.$E17]=[.F17];[.$E17]&lt;&gt;[.$K17]);-1;0))" office:value-type="float" office:value="0" calcext:value-type="float">
            <text:p>0</text:p>
          </table:table-cell>
          <table:table-cell table:formula="of:=IF(AND([.$E17]=[.G17];[.$E17]=[.$K17]);1;IF(AND([.$E17]=[.G17];[.$E17]&lt;&gt;[.$K17]);-1;0))" office:value-type="float" office:value="0" calcext:value-type="float">
            <text:p>0</text:p>
          </table:table-cell>
          <table:table-cell table:formula="of:=IF(AND([.$E17]=[.H17];[.$E17]=[.$K17]);1;IF(AND([.$E17]=[.H17];[.$E17]&lt;&gt;[.$K17]);-1;0))" office:value-type="float" office:value="0" calcext:value-type="float">
            <text:p>0</text:p>
          </table:table-cell>
          <table:table-cell table:formula="of:=IF(AND([.$E17]=[.I17];[.$E17]=[.$K17]);1;IF(AND([.$E17]=[.I17];[.$E17]&lt;&gt;[.$K17]);-1;0))" office:value-type="float" office:value="-1" calcext:value-type="float">
            <text:p>-1</text:p>
          </table:table-cell>
          <table:table-cell table:formula="of:=SUM([.AJ17:.AM17])/4" office:value-type="float" office:value="-0.25" calcext:value-type="float">
            <text:p>-0.25</text:p>
          </table:table-cell>
          <table:table-cell/>
          <table:table-cell table:formula="of:=IF(AND([.$F17]=[.G17];[.$F17]=[.$K17]);1;IF(AND([.$F17]=[.G17];[.$F17]&lt;&gt;[.$K17]);-1;0))" office:value-type="float" office:value="1" calcext:value-type="float">
            <text:p>1</text:p>
          </table:table-cell>
          <table:table-cell table:formula="of:=IF(AND([.$F17]=[.H17];[.$F17]=[.$K17]);1;IF(AND([.$F17]=[.H17];[.$F17]&lt;&gt;[.$K17]);-1;0))" office:value-type="float" office:value="1" calcext:value-type="float">
            <text:p>1</text:p>
          </table:table-cell>
          <table:table-cell table:formula="of:=IF(AND([.$F17]=[.I17];[.$F17]=[.$K17]);1;IF(AND([.$F17]=[.I17];[.$F17]&lt;&gt;[.$K17]);-1;0))" office:value-type="float" office:value="0" calcext:value-type="float">
            <text:p>0</text:p>
          </table:table-cell>
          <table:table-cell table:formula="of:=SUM([.AP17:.AR17])/3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ay.google.com</text:p>
          </table:table-cell>
          <table:table-cell office:value-type="string" calcext:value-type="string">
            <text:p>TRAINING</text:p>
          </table:table-cell>
          <table:table-cell table:number-columns-repeated="6"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SINESS</text:p>
          </table:table-cell>
          <table:table-cell table:formula="of:=IF([.$K18]=[.C18];1;0)" office:value-type="float" office:value="0" calcext:value-type="float">
            <text:p>0</text:p>
          </table:table-cell>
          <table:table-cell table:formula="of:=IF([.$K18]=[.D18];1;0)" office:value-type="float" office:value="0" calcext:value-type="float">
            <text:p>0</text:p>
          </table:table-cell>
          <table:table-cell table:formula="of:=IF([.$K18]=[.E18];1;0)" office:value-type="float" office:value="0" calcext:value-type="float">
            <text:p>0</text:p>
          </table:table-cell>
          <table:table-cell table:formula="of:=IF([.$K18]=[.F18];1;0)" office:value-type="float" office:value="0" calcext:value-type="float">
            <text:p>0</text:p>
          </table:table-cell>
          <table:table-cell table:formula="of:=IF([.$K18]=[.G18];1;0)" office:value-type="float" office:value="0" calcext:value-type="float">
            <text:p>0</text:p>
          </table:table-cell>
          <table:table-cell table:formula="of:=IF([.$K18]=[.H18];1;0)" office:value-type="float" office:value="0" calcext:value-type="float">
            <text:p>0</text:p>
          </table:table-cell>
          <table:table-cell table:formula="of:=IF([.$K18]=[.I18];1;0)" office:value-type="float" office:value="0" calcext:value-type="float">
            <text:p>0</text:p>
          </table:table-cell>
          <table:table-cell table:style-name="ce1" table:formula="of:=SUM([.L18:.R18])/7" office:value-type="float" office:value="0" calcext:value-type="float">
            <text:p>0.00</text:p>
          </table:table-cell>
          <table:table-cell/>
          <table:table-cell table:formula="of:=IF(AND([.$C18]=[.D18];[.$C18]=[.$K18]);1;IF(AND([.$C18]=[.D18];[.$C18]&lt;&gt;[.$K18]);-1;0))" office:value-type="float" office:value="0" calcext:value-type="float">
            <text:p>0</text:p>
          </table:table-cell>
          <table:table-cell table:formula="of:=IF(AND([.$C18]=[.E18];[.$C18]=[.$K18]);1;IF(AND([.$C18]=[.E18];[.$C18]&lt;&gt;[.$K18]);-1;0))" office:value-type="float" office:value="0" calcext:value-type="float">
            <text:p>0</text:p>
          </table:table-cell>
          <table:table-cell table:formula="of:=IF(AND([.$C18]=[.F18];[.$C18]=[.$K18]);1;IF(AND([.$C18]=[.F18];[.$C18]&lt;&gt;[.$K18]);-1;0))" office:value-type="float" office:value="0" calcext:value-type="float">
            <text:p>0</text:p>
          </table:table-cell>
          <table:table-cell table:formula="of:=IF(AND([.$C18]=[.G18];[.$C18]=[.$K18]);1;IF(AND([.$C18]=[.G18];[.$C18]&lt;&gt;[.$K18]);-1;0))" office:value-type="float" office:value="0" calcext:value-type="float">
            <text:p>0</text:p>
          </table:table-cell>
          <table:table-cell table:formula="of:=IF(AND([.$C18]=[.H18];[.$C18]=[.$K18]);1;IF(AND([.$C18]=[.H18];[.$C18]&lt;&gt;[.$K18]);-1;0))" office:value-type="float" office:value="0" calcext:value-type="float">
            <text:p>0</text:p>
          </table:table-cell>
          <table:table-cell table:formula="of:=IF(AND([.$C18]=[.I18];[.$C18]=[.$K18]);1;IF(AND([.$C18]=[.I18];[.$C18]&lt;&gt;[.$K18]);-1;0))" office:value-type="float" office:value="0" calcext:value-type="float">
            <text:p>0</text:p>
          </table:table-cell>
          <table:table-cell table:formula="of:=SUM([.U18:.Z18])/6" office:value-type="float" office:value="0" calcext:value-type="float">
            <text:p>0.00</text:p>
          </table:table-cell>
          <table:table-cell/>
          <table:table-cell table:formula="of:=IF(AND([.$D18]=[.E18];[.$D18]=[.$K18]);1;IF(AND([.$D18]=[.E18];[.$D18]&lt;&gt;[.$K18]);-1;0))" office:value-type="float" office:value="-1" calcext:value-type="float">
            <text:p>-1</text:p>
          </table:table-cell>
          <table:table-cell table:formula="of:=IF(AND([.$D18]=[.F18];[.$D18]=[.$K18]);1;IF(AND([.$D18]=[.F18];[.$D18]&lt;&gt;[.$K18]);-1;0))" office:value-type="float" office:value="-1" calcext:value-type="float">
            <text:p>-1</text:p>
          </table:table-cell>
          <table:table-cell table:formula="of:=IF(AND([.$D18]=[.G18];[.$D18]=[.$K18]);1;IF(AND([.$D18]=[.G18];[.$D18]&lt;&gt;[.$K18]);-1;0))" office:value-type="float" office:value="-1" calcext:value-type="float">
            <text:p>-1</text:p>
          </table:table-cell>
          <table:table-cell table:formula="of:=IF(AND([.$D18]=[.H18];[.$D18]=[.$K18]);1;IF(AND([.$D18]=[.H18];[.$D18]&lt;&gt;[.$K18]);-1;0))" office:value-type="float" office:value="-1" calcext:value-type="float">
            <text:p>-1</text:p>
          </table:table-cell>
          <table:table-cell table:formula="of:=IF(AND([.$D18]=[.I18];[.$D18]=[.$K18]);1;IF(AND([.$D18]=[.I18];[.$D18]&lt;&gt;[.$K18]);-1;0))" office:value-type="float" office:value="-1" calcext:value-type="float">
            <text:p>-1</text:p>
          </table:table-cell>
          <table:table-cell table:formula="of:=SUM([.AC18:.AG18])/5" office:value-type="float" office:value="-1" calcext:value-type="float">
            <text:p>-1.00</text:p>
          </table:table-cell>
          <table:table-cell/>
          <table:table-cell table:formula="of:=IF(AND([.$E18]=[.F18];[.$E18]=[.$K18]);1;IF(AND([.$E18]=[.F18];[.$E18]&lt;&gt;[.$K18]);-1;0))" office:value-type="float" office:value="-1" calcext:value-type="float">
            <text:p>-1</text:p>
          </table:table-cell>
          <table:table-cell table:formula="of:=IF(AND([.$E18]=[.G18];[.$E18]=[.$K18]);1;IF(AND([.$E18]=[.G18];[.$E18]&lt;&gt;[.$K18]);-1;0))" office:value-type="float" office:value="-1" calcext:value-type="float">
            <text:p>-1</text:p>
          </table:table-cell>
          <table:table-cell table:formula="of:=IF(AND([.$E18]=[.H18];[.$E18]=[.$K18]);1;IF(AND([.$E18]=[.H18];[.$E18]&lt;&gt;[.$K18]);-1;0))" office:value-type="float" office:value="-1" calcext:value-type="float">
            <text:p>-1</text:p>
          </table:table-cell>
          <table:table-cell table:formula="of:=IF(AND([.$E18]=[.I18];[.$E18]=[.$K18]);1;IF(AND([.$E18]=[.I18];[.$E18]&lt;&gt;[.$K18]);-1;0))" office:value-type="float" office:value="-1" calcext:value-type="float">
            <text:p>-1</text:p>
          </table:table-cell>
          <table:table-cell table:formula="of:=SUM([.AJ18:.AM18])/4" office:value-type="float" office:value="-1" calcext:value-type="float">
            <text:p>-1.00</text:p>
          </table:table-cell>
          <table:table-cell/>
          <table:table-cell table:formula="of:=IF(AND([.$F18]=[.G18];[.$F18]=[.$K18]);1;IF(AND([.$F18]=[.G18];[.$F18]&lt;&gt;[.$K18]);-1;0))" office:value-type="float" office:value="-1" calcext:value-type="float">
            <text:p>-1</text:p>
          </table:table-cell>
          <table:table-cell table:formula="of:=IF(AND([.$F18]=[.H18];[.$F18]=[.$K18]);1;IF(AND([.$F18]=[.H18];[.$F18]&lt;&gt;[.$K18]);-1;0))" office:value-type="float" office:value="-1" calcext:value-type="float">
            <text:p>-1</text:p>
          </table:table-cell>
          <table:table-cell table:formula="of:=IF(AND([.$F18]=[.I18];[.$F18]=[.$K18]);1;IF(AND([.$F18]=[.I18];[.$F18]&lt;&gt;[.$K18]);-1;0))" office:value-type="float" office:value="-1" calcext:value-type="float">
            <text:p>-1</text:p>
          </table:table-cell>
          <table:table-cell table:formula="of:=SUM([.AP18:.AR18])/3" office:value-type="float" office:value="-1" calcext:value-type="float">
            <text:p>-1.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ww.bitrise.io</text:p>
          </table:table-cell>
          <table:table-cell office:value-type="string" calcext:value-type="string">
            <text:p>BUSINESS</text:p>
          </table:table-cell>
          <table:table-cell table:number-columns-repeated="6" office:value-type="string" calcext:value-type="string">
            <text:p>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</text:p>
          </table:table-cell>
          <table:table-cell table:formula="of:=IF([.$K19]=[.C19];1;0)" office:value-type="float" office:value="0" calcext:value-type="float">
            <text:p>0</text:p>
          </table:table-cell>
          <table:table-cell table:formula="of:=IF([.$K19]=[.D19];1;0)" office:value-type="float" office:value="1" calcext:value-type="float">
            <text:p>1</text:p>
          </table:table-cell>
          <table:table-cell table:formula="of:=IF([.$K19]=[.E19];1;0)" office:value-type="float" office:value="1" calcext:value-type="float">
            <text:p>1</text:p>
          </table:table-cell>
          <table:table-cell table:formula="of:=IF([.$K19]=[.F19];1;0)" office:value-type="float" office:value="1" calcext:value-type="float">
            <text:p>1</text:p>
          </table:table-cell>
          <table:table-cell table:formula="of:=IF([.$K19]=[.G19];1;0)" office:value-type="float" office:value="1" calcext:value-type="float">
            <text:p>1</text:p>
          </table:table-cell>
          <table:table-cell table:formula="of:=IF([.$K19]=[.H19];1;0)" office:value-type="float" office:value="1" calcext:value-type="float">
            <text:p>1</text:p>
          </table:table-cell>
          <table:table-cell table:formula="of:=IF([.$K19]=[.I19];1;0)" office:value-type="float" office:value="1" calcext:value-type="float">
            <text:p>1</text:p>
          </table:table-cell>
          <table:table-cell table:style-name="ce1" table:formula="of:=SUM([.L19:.R19])/7" office:value-type="float" office:value="0.857142857142857" calcext:value-type="float">
            <text:p>0.86</text:p>
          </table:table-cell>
          <table:table-cell/>
          <table:table-cell table:formula="of:=IF(AND([.$C19]=[.D19];[.$C19]=[.$K19]);1;IF(AND([.$C19]=[.D19];[.$C19]&lt;&gt;[.$K19]);-1;0))" office:value-type="float" office:value="0" calcext:value-type="float">
            <text:p>0</text:p>
          </table:table-cell>
          <table:table-cell table:formula="of:=IF(AND([.$C19]=[.E19];[.$C19]=[.$K19]);1;IF(AND([.$C19]=[.E19];[.$C19]&lt;&gt;[.$K19]);-1;0))" office:value-type="float" office:value="0" calcext:value-type="float">
            <text:p>0</text:p>
          </table:table-cell>
          <table:table-cell table:formula="of:=IF(AND([.$C19]=[.F19];[.$C19]=[.$K19]);1;IF(AND([.$C19]=[.F19];[.$C19]&lt;&gt;[.$K19]);-1;0))" office:value-type="float" office:value="0" calcext:value-type="float">
            <text:p>0</text:p>
          </table:table-cell>
          <table:table-cell table:formula="of:=IF(AND([.$C19]=[.G19];[.$C19]=[.$K19]);1;IF(AND([.$C19]=[.G19];[.$C19]&lt;&gt;[.$K19]);-1;0))" office:value-type="float" office:value="0" calcext:value-type="float">
            <text:p>0</text:p>
          </table:table-cell>
          <table:table-cell table:formula="of:=IF(AND([.$C19]=[.H19];[.$C19]=[.$K19]);1;IF(AND([.$C19]=[.H19];[.$C19]&lt;&gt;[.$K19]);-1;0))" office:value-type="float" office:value="0" calcext:value-type="float">
            <text:p>0</text:p>
          </table:table-cell>
          <table:table-cell table:formula="of:=IF(AND([.$C19]=[.I19];[.$C19]=[.$K19]);1;IF(AND([.$C19]=[.I19];[.$C19]&lt;&gt;[.$K19]);-1;0))" office:value-type="float" office:value="0" calcext:value-type="float">
            <text:p>0</text:p>
          </table:table-cell>
          <table:table-cell table:formula="of:=SUM([.U19:.Z19])/6" office:value-type="float" office:value="0" calcext:value-type="float">
            <text:p>0.00</text:p>
          </table:table-cell>
          <table:table-cell/>
          <table:table-cell table:formula="of:=IF(AND([.$D19]=[.E19];[.$D19]=[.$K19]);1;IF(AND([.$D19]=[.E19];[.$D19]&lt;&gt;[.$K19]);-1;0))" office:value-type="float" office:value="1" calcext:value-type="float">
            <text:p>1</text:p>
          </table:table-cell>
          <table:table-cell table:formula="of:=IF(AND([.$D19]=[.F19];[.$D19]=[.$K19]);1;IF(AND([.$D19]=[.F19];[.$D19]&lt;&gt;[.$K19]);-1;0))" office:value-type="float" office:value="1" calcext:value-type="float">
            <text:p>1</text:p>
          </table:table-cell>
          <table:table-cell table:formula="of:=IF(AND([.$D19]=[.G19];[.$D19]=[.$K19]);1;IF(AND([.$D19]=[.G19];[.$D19]&lt;&gt;[.$K19]);-1;0))" office:value-type="float" office:value="1" calcext:value-type="float">
            <text:p>1</text:p>
          </table:table-cell>
          <table:table-cell table:formula="of:=IF(AND([.$D19]=[.H19];[.$D19]=[.$K19]);1;IF(AND([.$D19]=[.H19];[.$D19]&lt;&gt;[.$K19]);-1;0))" office:value-type="float" office:value="1" calcext:value-type="float">
            <text:p>1</text:p>
          </table:table-cell>
          <table:table-cell table:formula="of:=IF(AND([.$D19]=[.I19];[.$D19]=[.$K19]);1;IF(AND([.$D19]=[.I19];[.$D19]&lt;&gt;[.$K19]);-1;0))" office:value-type="float" office:value="1" calcext:value-type="float">
            <text:p>1</text:p>
          </table:table-cell>
          <table:table-cell table:formula="of:=SUM([.AC19:.AG19])/5" office:value-type="float" office:value="1" calcext:value-type="float">
            <text:p>1.00</text:p>
          </table:table-cell>
          <table:table-cell/>
          <table:table-cell table:formula="of:=IF(AND([.$E19]=[.F19];[.$E19]=[.$K19]);1;IF(AND([.$E19]=[.F19];[.$E19]&lt;&gt;[.$K19]);-1;0))" office:value-type="float" office:value="1" calcext:value-type="float">
            <text:p>1</text:p>
          </table:table-cell>
          <table:table-cell table:formula="of:=IF(AND([.$E19]=[.G19];[.$E19]=[.$K19]);1;IF(AND([.$E19]=[.G19];[.$E19]&lt;&gt;[.$K19]);-1;0))" office:value-type="float" office:value="1" calcext:value-type="float">
            <text:p>1</text:p>
          </table:table-cell>
          <table:table-cell table:formula="of:=IF(AND([.$E19]=[.H19];[.$E19]=[.$K19]);1;IF(AND([.$E19]=[.H19];[.$E19]&lt;&gt;[.$K19]);-1;0))" office:value-type="float" office:value="1" calcext:value-type="float">
            <text:p>1</text:p>
          </table:table-cell>
          <table:table-cell table:formula="of:=IF(AND([.$E19]=[.I19];[.$E19]=[.$K19]);1;IF(AND([.$E19]=[.I19];[.$E19]&lt;&gt;[.$K19]);-1;0))" office:value-type="float" office:value="1" calcext:value-type="float">
            <text:p>1</text:p>
          </table:table-cell>
          <table:table-cell table:formula="of:=SUM([.AJ19:.AM19])/4" office:value-type="float" office:value="1" calcext:value-type="float">
            <text:p>1.00</text:p>
          </table:table-cell>
          <table:table-cell/>
          <table:table-cell table:formula="of:=IF(AND([.$F19]=[.G19];[.$F19]=[.$K19]);1;IF(AND([.$F19]=[.G19];[.$F19]&lt;&gt;[.$K19]);-1;0))" office:value-type="float" office:value="1" calcext:value-type="float">
            <text:p>1</text:p>
          </table:table-cell>
          <table:table-cell table:formula="of:=IF(AND([.$F19]=[.H19];[.$F19]=[.$K19]);1;IF(AND([.$F19]=[.H19];[.$F19]&lt;&gt;[.$K19]);-1;0))" office:value-type="float" office:value="1" calcext:value-type="float">
            <text:p>1</text:p>
          </table:table-cell>
          <table:table-cell table:formula="of:=IF(AND([.$F19]=[.I19];[.$F19]=[.$K19]);1;IF(AND([.$F19]=[.I19];[.$F19]&lt;&gt;[.$K19]);-1;0))" office:value-type="float" office:value="1" calcext:value-type="float">
            <text:p>1</text:p>
          </table:table-cell>
          <table:table-cell table:formula="of:=SUM([.AP19:.AR19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og.mapbox.com</text:p>
          </table:table-cell>
          <table:table-cell table:number-columns-repeated="7"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S</text:p>
          </table:table-cell>
          <table:table-cell table:formula="of:=IF([.$K20]=[.C20];1;0)" office:value-type="float" office:value="1" calcext:value-type="float">
            <text:p>1</text:p>
          </table:table-cell>
          <table:table-cell table:formula="of:=IF([.$K20]=[.D20];1;0)" office:value-type="float" office:value="1" calcext:value-type="float">
            <text:p>1</text:p>
          </table:table-cell>
          <table:table-cell table:formula="of:=IF([.$K20]=[.E20];1;0)" office:value-type="float" office:value="1" calcext:value-type="float">
            <text:p>1</text:p>
          </table:table-cell>
          <table:table-cell table:formula="of:=IF([.$K20]=[.F20];1;0)" office:value-type="float" office:value="1" calcext:value-type="float">
            <text:p>1</text:p>
          </table:table-cell>
          <table:table-cell table:formula="of:=IF([.$K20]=[.G20];1;0)" office:value-type="float" office:value="1" calcext:value-type="float">
            <text:p>1</text:p>
          </table:table-cell>
          <table:table-cell table:formula="of:=IF([.$K20]=[.H20];1;0)" office:value-type="float" office:value="1" calcext:value-type="float">
            <text:p>1</text:p>
          </table:table-cell>
          <table:table-cell table:formula="of:=IF([.$K20]=[.I20];1;0)" office:value-type="float" office:value="1" calcext:value-type="float">
            <text:p>1</text:p>
          </table:table-cell>
          <table:table-cell table:style-name="ce1" table:formula="of:=SUM([.L20:.R20])/7" office:value-type="float" office:value="1" calcext:value-type="float">
            <text:p>1.00</text:p>
          </table:table-cell>
          <table:table-cell/>
          <table:table-cell table:formula="of:=IF(AND([.$C20]=[.D20];[.$C20]=[.$K20]);1;IF(AND([.$C20]=[.D20];[.$C20]&lt;&gt;[.$K20]);-1;0))" office:value-type="float" office:value="1" calcext:value-type="float">
            <text:p>1</text:p>
          </table:table-cell>
          <table:table-cell table:formula="of:=IF(AND([.$C20]=[.E20];[.$C20]=[.$K20]);1;IF(AND([.$C20]=[.E20];[.$C20]&lt;&gt;[.$K20]);-1;0))" office:value-type="float" office:value="1" calcext:value-type="float">
            <text:p>1</text:p>
          </table:table-cell>
          <table:table-cell table:formula="of:=IF(AND([.$C20]=[.F20];[.$C20]=[.$K20]);1;IF(AND([.$C20]=[.F20];[.$C20]&lt;&gt;[.$K20]);-1;0))" office:value-type="float" office:value="1" calcext:value-type="float">
            <text:p>1</text:p>
          </table:table-cell>
          <table:table-cell table:formula="of:=IF(AND([.$C20]=[.G20];[.$C20]=[.$K20]);1;IF(AND([.$C20]=[.G20];[.$C20]&lt;&gt;[.$K20]);-1;0))" office:value-type="float" office:value="1" calcext:value-type="float">
            <text:p>1</text:p>
          </table:table-cell>
          <table:table-cell table:formula="of:=IF(AND([.$C20]=[.H20];[.$C20]=[.$K20]);1;IF(AND([.$C20]=[.H20];[.$C20]&lt;&gt;[.$K20]);-1;0))" office:value-type="float" office:value="1" calcext:value-type="float">
            <text:p>1</text:p>
          </table:table-cell>
          <table:table-cell table:formula="of:=IF(AND([.$C20]=[.I20];[.$C20]=[.$K20]);1;IF(AND([.$C20]=[.I20];[.$C20]&lt;&gt;[.$K20]);-1;0))" office:value-type="float" office:value="1" calcext:value-type="float">
            <text:p>1</text:p>
          </table:table-cell>
          <table:table-cell table:formula="of:=SUM([.U20:.Z20])/6" office:value-type="float" office:value="1" calcext:value-type="float">
            <text:p>1.00</text:p>
          </table:table-cell>
          <table:table-cell/>
          <table:table-cell table:formula="of:=IF(AND([.$D20]=[.E20];[.$D20]=[.$K20]);1;IF(AND([.$D20]=[.E20];[.$D20]&lt;&gt;[.$K20]);-1;0))" office:value-type="float" office:value="1" calcext:value-type="float">
            <text:p>1</text:p>
          </table:table-cell>
          <table:table-cell table:formula="of:=IF(AND([.$D20]=[.F20];[.$D20]=[.$K20]);1;IF(AND([.$D20]=[.F20];[.$D20]&lt;&gt;[.$K20]);-1;0))" office:value-type="float" office:value="1" calcext:value-type="float">
            <text:p>1</text:p>
          </table:table-cell>
          <table:table-cell table:formula="of:=IF(AND([.$D20]=[.G20];[.$D20]=[.$K20]);1;IF(AND([.$D20]=[.G20];[.$D20]&lt;&gt;[.$K20]);-1;0))" office:value-type="float" office:value="1" calcext:value-type="float">
            <text:p>1</text:p>
          </table:table-cell>
          <table:table-cell table:formula="of:=IF(AND([.$D20]=[.H20];[.$D20]=[.$K20]);1;IF(AND([.$D20]=[.H20];[.$D20]&lt;&gt;[.$K20]);-1;0))" office:value-type="float" office:value="1" calcext:value-type="float">
            <text:p>1</text:p>
          </table:table-cell>
          <table:table-cell table:formula="of:=IF(AND([.$D20]=[.I20];[.$D20]=[.$K20]);1;IF(AND([.$D20]=[.I20];[.$D20]&lt;&gt;[.$K20]);-1;0))" office:value-type="float" office:value="1" calcext:value-type="float">
            <text:p>1</text:p>
          </table:table-cell>
          <table:table-cell table:formula="of:=SUM([.AC20:.AG20])/5" office:value-type="float" office:value="1" calcext:value-type="float">
            <text:p>1.00</text:p>
          </table:table-cell>
          <table:table-cell/>
          <table:table-cell table:formula="of:=IF(AND([.$E20]=[.F20];[.$E20]=[.$K20]);1;IF(AND([.$E20]=[.F20];[.$E20]&lt;&gt;[.$K20]);-1;0))" office:value-type="float" office:value="1" calcext:value-type="float">
            <text:p>1</text:p>
          </table:table-cell>
          <table:table-cell table:formula="of:=IF(AND([.$E20]=[.G20];[.$E20]=[.$K20]);1;IF(AND([.$E20]=[.G20];[.$E20]&lt;&gt;[.$K20]);-1;0))" office:value-type="float" office:value="1" calcext:value-type="float">
            <text:p>1</text:p>
          </table:table-cell>
          <table:table-cell table:formula="of:=IF(AND([.$E20]=[.H20];[.$E20]=[.$K20]);1;IF(AND([.$E20]=[.H20];[.$E20]&lt;&gt;[.$K20]);-1;0))" office:value-type="float" office:value="1" calcext:value-type="float">
            <text:p>1</text:p>
          </table:table-cell>
          <table:table-cell table:formula="of:=IF(AND([.$E20]=[.I20];[.$E20]=[.$K20]);1;IF(AND([.$E20]=[.I20];[.$E20]&lt;&gt;[.$K20]);-1;0))" office:value-type="float" office:value="1" calcext:value-type="float">
            <text:p>1</text:p>
          </table:table-cell>
          <table:table-cell table:formula="of:=SUM([.AJ20:.AM20])/4" office:value-type="float" office:value="1" calcext:value-type="float">
            <text:p>1.00</text:p>
          </table:table-cell>
          <table:table-cell/>
          <table:table-cell table:formula="of:=IF(AND([.$F20]=[.G20];[.$F20]=[.$K20]);1;IF(AND([.$F20]=[.G20];[.$F20]&lt;&gt;[.$K20]);-1;0))" office:value-type="float" office:value="1" calcext:value-type="float">
            <text:p>1</text:p>
          </table:table-cell>
          <table:table-cell table:formula="of:=IF(AND([.$F20]=[.H20];[.$F20]=[.$K20]);1;IF(AND([.$F20]=[.H20];[.$F20]&lt;&gt;[.$K20]);-1;0))" office:value-type="float" office:value="1" calcext:value-type="float">
            <text:p>1</text:p>
          </table:table-cell>
          <table:table-cell table:formula="of:=IF(AND([.$F20]=[.I20];[.$F20]=[.$K20]);1;IF(AND([.$F20]=[.I20];[.$F20]&lt;&gt;[.$K20]);-1;0))" office:value-type="float" office:value="1" calcext:value-type="float">
            <text:p>1</text:p>
          </table:table-cell>
          <table:table-cell table:formula="of:=SUM([.AP20:.AR20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ww.toolsday.io</text:p>
          </table:table-cell>
          <table:table-cell office:value-type="string" calcext:value-type="string">
            <text:p>NOCLASS</text:p>
          </table:table-cell>
          <table:table-cell table:number-columns-repeated="2" office:value-type="string" calcext:value-type="string">
            <text:p>NEWS</text:p>
          </table:table-cell>
          <table:table-cell office:value-type="string" calcext:value-type="string">
            <text:p>NOCLASS</text:p>
          </table:table-cell>
          <table:table-cell table:number-columns-repeated="3"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S</text:p>
          </table:table-cell>
          <table:table-cell table:formula="of:=IF([.$K21]=[.C21];1;0)" office:value-type="float" office:value="0" calcext:value-type="float">
            <text:p>0</text:p>
          </table:table-cell>
          <table:table-cell table:formula="of:=IF([.$K21]=[.D21];1;0)" office:value-type="float" office:value="1" calcext:value-type="float">
            <text:p>1</text:p>
          </table:table-cell>
          <table:table-cell table:formula="of:=IF([.$K21]=[.E21];1;0)" office:value-type="float" office:value="1" calcext:value-type="float">
            <text:p>1</text:p>
          </table:table-cell>
          <table:table-cell table:formula="of:=IF([.$K21]=[.F21];1;0)" office:value-type="float" office:value="0" calcext:value-type="float">
            <text:p>0</text:p>
          </table:table-cell>
          <table:table-cell table:formula="of:=IF([.$K21]=[.G21];1;0)" office:value-type="float" office:value="1" calcext:value-type="float">
            <text:p>1</text:p>
          </table:table-cell>
          <table:table-cell table:formula="of:=IF([.$K21]=[.H21];1;0)" office:value-type="float" office:value="1" calcext:value-type="float">
            <text:p>1</text:p>
          </table:table-cell>
          <table:table-cell table:formula="of:=IF([.$K21]=[.I21];1;0)" office:value-type="float" office:value="1" calcext:value-type="float">
            <text:p>1</text:p>
          </table:table-cell>
          <table:table-cell table:style-name="ce1" table:formula="of:=SUM([.L21:.R21])/7" office:value-type="float" office:value="0.714285714285714" calcext:value-type="float">
            <text:p>0.71</text:p>
          </table:table-cell>
          <table:table-cell/>
          <table:table-cell table:formula="of:=IF(AND([.$C21]=[.D21];[.$C21]=[.$K21]);1;IF(AND([.$C21]=[.D21];[.$C21]&lt;&gt;[.$K21]);-1;0))" office:value-type="float" office:value="0" calcext:value-type="float">
            <text:p>0</text:p>
          </table:table-cell>
          <table:table-cell table:formula="of:=IF(AND([.$C21]=[.E21];[.$C21]=[.$K21]);1;IF(AND([.$C21]=[.E21];[.$C21]&lt;&gt;[.$K21]);-1;0))" office:value-type="float" office:value="0" calcext:value-type="float">
            <text:p>0</text:p>
          </table:table-cell>
          <table:table-cell table:formula="of:=IF(AND([.$C21]=[.F21];[.$C21]=[.$K21]);1;IF(AND([.$C21]=[.F21];[.$C21]&lt;&gt;[.$K21]);-1;0))" office:value-type="float" office:value="-1" calcext:value-type="float">
            <text:p>-1</text:p>
          </table:table-cell>
          <table:table-cell table:formula="of:=IF(AND([.$C21]=[.G21];[.$C21]=[.$K21]);1;IF(AND([.$C21]=[.G21];[.$C21]&lt;&gt;[.$K21]);-1;0))" office:value-type="float" office:value="0" calcext:value-type="float">
            <text:p>0</text:p>
          </table:table-cell>
          <table:table-cell table:formula="of:=IF(AND([.$C21]=[.H21];[.$C21]=[.$K21]);1;IF(AND([.$C21]=[.H21];[.$C21]&lt;&gt;[.$K21]);-1;0))" office:value-type="float" office:value="0" calcext:value-type="float">
            <text:p>0</text:p>
          </table:table-cell>
          <table:table-cell table:formula="of:=IF(AND([.$C21]=[.I21];[.$C21]=[.$K21]);1;IF(AND([.$C21]=[.I21];[.$C21]&lt;&gt;[.$K21]);-1;0))" office:value-type="float" office:value="0" calcext:value-type="float">
            <text:p>0</text:p>
          </table:table-cell>
          <table:table-cell table:formula="of:=SUM([.U21:.Z21])/6" office:value-type="float" office:value="-0.166666666666667" calcext:value-type="float">
            <text:p>-0.17</text:p>
          </table:table-cell>
          <table:table-cell/>
          <table:table-cell table:formula="of:=IF(AND([.$D21]=[.E21];[.$D21]=[.$K21]);1;IF(AND([.$D21]=[.E21];[.$D21]&lt;&gt;[.$K21]);-1;0))" office:value-type="float" office:value="1" calcext:value-type="float">
            <text:p>1</text:p>
          </table:table-cell>
          <table:table-cell table:formula="of:=IF(AND([.$D21]=[.F21];[.$D21]=[.$K21]);1;IF(AND([.$D21]=[.F21];[.$D21]&lt;&gt;[.$K21]);-1;0))" office:value-type="float" office:value="0" calcext:value-type="float">
            <text:p>0</text:p>
          </table:table-cell>
          <table:table-cell table:formula="of:=IF(AND([.$D21]=[.G21];[.$D21]=[.$K21]);1;IF(AND([.$D21]=[.G21];[.$D21]&lt;&gt;[.$K21]);-1;0))" office:value-type="float" office:value="1" calcext:value-type="float">
            <text:p>1</text:p>
          </table:table-cell>
          <table:table-cell table:formula="of:=IF(AND([.$D21]=[.H21];[.$D21]=[.$K21]);1;IF(AND([.$D21]=[.H21];[.$D21]&lt;&gt;[.$K21]);-1;0))" office:value-type="float" office:value="1" calcext:value-type="float">
            <text:p>1</text:p>
          </table:table-cell>
          <table:table-cell table:formula="of:=IF(AND([.$D21]=[.I21];[.$D21]=[.$K21]);1;IF(AND([.$D21]=[.I21];[.$D21]&lt;&gt;[.$K21]);-1;0))" office:value-type="float" office:value="1" calcext:value-type="float">
            <text:p>1</text:p>
          </table:table-cell>
          <table:table-cell table:formula="of:=SUM([.AC21:.AG21])/5" office:value-type="float" office:value="0.8" calcext:value-type="float">
            <text:p>0.80</text:p>
          </table:table-cell>
          <table:table-cell/>
          <table:table-cell table:formula="of:=IF(AND([.$E21]=[.F21];[.$E21]=[.$K21]);1;IF(AND([.$E21]=[.F21];[.$E21]&lt;&gt;[.$K21]);-1;0))" office:value-type="float" office:value="0" calcext:value-type="float">
            <text:p>0</text:p>
          </table:table-cell>
          <table:table-cell table:formula="of:=IF(AND([.$E21]=[.G21];[.$E21]=[.$K21]);1;IF(AND([.$E21]=[.G21];[.$E21]&lt;&gt;[.$K21]);-1;0))" office:value-type="float" office:value="1" calcext:value-type="float">
            <text:p>1</text:p>
          </table:table-cell>
          <table:table-cell table:formula="of:=IF(AND([.$E21]=[.H21];[.$E21]=[.$K21]);1;IF(AND([.$E21]=[.H21];[.$E21]&lt;&gt;[.$K21]);-1;0))" office:value-type="float" office:value="1" calcext:value-type="float">
            <text:p>1</text:p>
          </table:table-cell>
          <table:table-cell table:formula="of:=IF(AND([.$E21]=[.I21];[.$E21]=[.$K21]);1;IF(AND([.$E21]=[.I21];[.$E21]&lt;&gt;[.$K21]);-1;0))" office:value-type="float" office:value="1" calcext:value-type="float">
            <text:p>1</text:p>
          </table:table-cell>
          <table:table-cell table:formula="of:=SUM([.AJ21:.AM21])/4" office:value-type="float" office:value="0.75" calcext:value-type="float">
            <text:p>0.75</text:p>
          </table:table-cell>
          <table:table-cell/>
          <table:table-cell table:formula="of:=IF(AND([.$F21]=[.G21];[.$F21]=[.$K21]);1;IF(AND([.$F21]=[.G21];[.$F21]&lt;&gt;[.$K21]);-1;0))" office:value-type="float" office:value="0" calcext:value-type="float">
            <text:p>0</text:p>
          </table:table-cell>
          <table:table-cell table:formula="of:=IF(AND([.$F21]=[.H21];[.$F21]=[.$K21]);1;IF(AND([.$F21]=[.H21];[.$F21]&lt;&gt;[.$K21]);-1;0))" office:value-type="float" office:value="0" calcext:value-type="float">
            <text:p>0</text:p>
          </table:table-cell>
          <table:table-cell table:formula="of:=IF(AND([.$F21]=[.I21];[.$F21]=[.$K21]);1;IF(AND([.$F21]=[.I21];[.$F21]&lt;&gt;[.$K21]);-1;0))" office:value-type="float" office:value="0" calcext:value-type="float">
            <text:p>0</text:p>
          </table:table-cell>
          <table:table-cell table:formula="of:=SUM([.AP21:.AR21])/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ww.boost.co.nz</text:p>
          </table:table-cell>
          <table:table-cell table:number-columns-repeated="2" office:value-type="string" calcext:value-type="string">
            <text:p>NEWS</text:p>
          </table:table-cell>
          <table:table-cell office:value-type="string" calcext:value-type="string">
            <text:p>BUSINESS</text:p>
          </table:table-cell>
          <table:table-cell table:number-columns-repeated="3" office:value-type="string" calcext:value-type="string">
            <text:p>NEWS</text:p>
          </table:table-cell>
          <table:table-cell office:value-type="string" calcext:value-type="string">
            <text:p>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INESS</text:p>
          </table:table-cell>
          <table:table-cell table:formula="of:=IF([.$K22]=[.C22];1;0)" office:value-type="float" office:value="0" calcext:value-type="float">
            <text:p>0</text:p>
          </table:table-cell>
          <table:table-cell table:formula="of:=IF([.$K22]=[.D22];1;0)" office:value-type="float" office:value="0" calcext:value-type="float">
            <text:p>0</text:p>
          </table:table-cell>
          <table:table-cell table:formula="of:=IF([.$K22]=[.E22];1;0)" office:value-type="float" office:value="1" calcext:value-type="float">
            <text:p>1</text:p>
          </table:table-cell>
          <table:table-cell table:formula="of:=IF([.$K22]=[.F22];1;0)" office:value-type="float" office:value="0" calcext:value-type="float">
            <text:p>0</text:p>
          </table:table-cell>
          <table:table-cell table:formula="of:=IF([.$K22]=[.G22];1;0)" office:value-type="float" office:value="0" calcext:value-type="float">
            <text:p>0</text:p>
          </table:table-cell>
          <table:table-cell table:formula="of:=IF([.$K22]=[.H22];1;0)" office:value-type="float" office:value="0" calcext:value-type="float">
            <text:p>0</text:p>
          </table:table-cell>
          <table:table-cell table:formula="of:=IF([.$K22]=[.I22];1;0)" office:value-type="float" office:value="1" calcext:value-type="float">
            <text:p>1</text:p>
          </table:table-cell>
          <table:table-cell table:style-name="ce1" table:formula="of:=SUM([.L22:.R22])/7" office:value-type="float" office:value="0.285714285714286" calcext:value-type="float">
            <text:p>0.29</text:p>
          </table:table-cell>
          <table:table-cell/>
          <table:table-cell table:formula="of:=IF(AND([.$C22]=[.D22];[.$C22]=[.$K22]);1;IF(AND([.$C22]=[.D22];[.$C22]&lt;&gt;[.$K22]);-1;0))" office:value-type="float" office:value="-1" calcext:value-type="float">
            <text:p>-1</text:p>
          </table:table-cell>
          <table:table-cell table:formula="of:=IF(AND([.$C22]=[.E22];[.$C22]=[.$K22]);1;IF(AND([.$C22]=[.E22];[.$C22]&lt;&gt;[.$K22]);-1;0))" office:value-type="float" office:value="0" calcext:value-type="float">
            <text:p>0</text:p>
          </table:table-cell>
          <table:table-cell table:formula="of:=IF(AND([.$C22]=[.F22];[.$C22]=[.$K22]);1;IF(AND([.$C22]=[.F22];[.$C22]&lt;&gt;[.$K22]);-1;0))" office:value-type="float" office:value="-1" calcext:value-type="float">
            <text:p>-1</text:p>
          </table:table-cell>
          <table:table-cell table:formula="of:=IF(AND([.$C22]=[.G22];[.$C22]=[.$K22]);1;IF(AND([.$C22]=[.G22];[.$C22]&lt;&gt;[.$K22]);-1;0))" office:value-type="float" office:value="-1" calcext:value-type="float">
            <text:p>-1</text:p>
          </table:table-cell>
          <table:table-cell table:formula="of:=IF(AND([.$C22]=[.H22];[.$C22]=[.$K22]);1;IF(AND([.$C22]=[.H22];[.$C22]&lt;&gt;[.$K22]);-1;0))" office:value-type="float" office:value="-1" calcext:value-type="float">
            <text:p>-1</text:p>
          </table:table-cell>
          <table:table-cell table:formula="of:=IF(AND([.$C22]=[.I22];[.$C22]=[.$K22]);1;IF(AND([.$C22]=[.I22];[.$C22]&lt;&gt;[.$K22]);-1;0))" office:value-type="float" office:value="0" calcext:value-type="float">
            <text:p>0</text:p>
          </table:table-cell>
          <table:table-cell table:formula="of:=SUM([.U22:.Z22])/6" office:value-type="float" office:value="-0.666666666666667" calcext:value-type="float">
            <text:p>-0.67</text:p>
          </table:table-cell>
          <table:table-cell/>
          <table:table-cell table:formula="of:=IF(AND([.$D22]=[.E22];[.$D22]=[.$K22]);1;IF(AND([.$D22]=[.E22];[.$D22]&lt;&gt;[.$K22]);-1;0))" office:value-type="float" office:value="0" calcext:value-type="float">
            <text:p>0</text:p>
          </table:table-cell>
          <table:table-cell table:formula="of:=IF(AND([.$D22]=[.F22];[.$D22]=[.$K22]);1;IF(AND([.$D22]=[.F22];[.$D22]&lt;&gt;[.$K22]);-1;0))" office:value-type="float" office:value="-1" calcext:value-type="float">
            <text:p>-1</text:p>
          </table:table-cell>
          <table:table-cell table:formula="of:=IF(AND([.$D22]=[.G22];[.$D22]=[.$K22]);1;IF(AND([.$D22]=[.G22];[.$D22]&lt;&gt;[.$K22]);-1;0))" office:value-type="float" office:value="-1" calcext:value-type="float">
            <text:p>-1</text:p>
          </table:table-cell>
          <table:table-cell table:formula="of:=IF(AND([.$D22]=[.H22];[.$D22]=[.$K22]);1;IF(AND([.$D22]=[.H22];[.$D22]&lt;&gt;[.$K22]);-1;0))" office:value-type="float" office:value="-1" calcext:value-type="float">
            <text:p>-1</text:p>
          </table:table-cell>
          <table:table-cell table:formula="of:=IF(AND([.$D22]=[.I22];[.$D22]=[.$K22]);1;IF(AND([.$D22]=[.I22];[.$D22]&lt;&gt;[.$K22]);-1;0))" office:value-type="float" office:value="0" calcext:value-type="float">
            <text:p>0</text:p>
          </table:table-cell>
          <table:table-cell table:formula="of:=SUM([.AC22:.AG22])/5" office:value-type="float" office:value="-0.6" calcext:value-type="float">
            <text:p>-0.60</text:p>
          </table:table-cell>
          <table:table-cell/>
          <table:table-cell table:formula="of:=IF(AND([.$E22]=[.F22];[.$E22]=[.$K22]);1;IF(AND([.$E22]=[.F22];[.$E22]&lt;&gt;[.$K22]);-1;0))" office:value-type="float" office:value="0" calcext:value-type="float">
            <text:p>0</text:p>
          </table:table-cell>
          <table:table-cell table:formula="of:=IF(AND([.$E22]=[.G22];[.$E22]=[.$K22]);1;IF(AND([.$E22]=[.G22];[.$E22]&lt;&gt;[.$K22]);-1;0))" office:value-type="float" office:value="0" calcext:value-type="float">
            <text:p>0</text:p>
          </table:table-cell>
          <table:table-cell table:formula="of:=IF(AND([.$E22]=[.H22];[.$E22]=[.$K22]);1;IF(AND([.$E22]=[.H22];[.$E22]&lt;&gt;[.$K22]);-1;0))" office:value-type="float" office:value="0" calcext:value-type="float">
            <text:p>0</text:p>
          </table:table-cell>
          <table:table-cell table:formula="of:=IF(AND([.$E22]=[.I22];[.$E22]=[.$K22]);1;IF(AND([.$E22]=[.I22];[.$E22]&lt;&gt;[.$K22]);-1;0))" office:value-type="float" office:value="1" calcext:value-type="float">
            <text:p>1</text:p>
          </table:table-cell>
          <table:table-cell table:formula="of:=SUM([.AJ22:.AM22])/4" office:value-type="float" office:value="0.25" calcext:value-type="float">
            <text:p>0.25</text:p>
          </table:table-cell>
          <table:table-cell/>
          <table:table-cell table:formula="of:=IF(AND([.$F22]=[.G22];[.$F22]=[.$K22]);1;IF(AND([.$F22]=[.G22];[.$F22]&lt;&gt;[.$K22]);-1;0))" office:value-type="float" office:value="-1" calcext:value-type="float">
            <text:p>-1</text:p>
          </table:table-cell>
          <table:table-cell table:formula="of:=IF(AND([.$F22]=[.H22];[.$F22]=[.$K22]);1;IF(AND([.$F22]=[.H22];[.$F22]&lt;&gt;[.$K22]);-1;0))" office:value-type="float" office:value="-1" calcext:value-type="float">
            <text:p>-1</text:p>
          </table:table-cell>
          <table:table-cell table:formula="of:=IF(AND([.$F22]=[.I22];[.$F22]=[.$K22]);1;IF(AND([.$F22]=[.I22];[.$F22]&lt;&gt;[.$K22]);-1;0))" office:value-type="float" office:value="0" calcext:value-type="float">
            <text:p>0</text:p>
          </table:table-cell>
          <table:table-cell table:formula="of:=SUM([.AP22:.AR22])/3" office:value-type="float" office:value="-0.666666666666667" calcext:value-type="float">
            <text:p>-0.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herecipebox.com</text:p>
          </table:table-cell>
          <table:table-cell office:value-type="string" calcext:value-type="string">
            <text:p>DOCS</text:p>
          </table:table-cell>
          <table:table-cell table:number-columns-repeated="2" office:value-type="string" calcext:value-type="string">
            <text:p>PACKAGE</text:p>
          </table:table-cell>
          <table:table-cell office:value-type="string" calcext:value-type="string">
            <text:p>NOCLASS</text:p>
          </table:table-cell>
          <table:table-cell table:number-columns-repeated="2" office:value-type="string" calcext:value-type="string">
            <text:p>PACKAGE</text:p>
          </table:table-cell>
          <table:table-cell office:value-type="string" calcext:value-type="string">
            <text:p>DO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AGE</text:p>
          </table:table-cell>
          <table:table-cell table:formula="of:=IF([.$K23]=[.C23];1;0)" office:value-type="float" office:value="0" calcext:value-type="float">
            <text:p>0</text:p>
          </table:table-cell>
          <table:table-cell table:formula="of:=IF([.$K23]=[.D23];1;0)" office:value-type="float" office:value="1" calcext:value-type="float">
            <text:p>1</text:p>
          </table:table-cell>
          <table:table-cell table:formula="of:=IF([.$K23]=[.E23];1;0)" office:value-type="float" office:value="1" calcext:value-type="float">
            <text:p>1</text:p>
          </table:table-cell>
          <table:table-cell table:formula="of:=IF([.$K23]=[.F23];1;0)" office:value-type="float" office:value="0" calcext:value-type="float">
            <text:p>0</text:p>
          </table:table-cell>
          <table:table-cell table:formula="of:=IF([.$K23]=[.G23];1;0)" office:value-type="float" office:value="1" calcext:value-type="float">
            <text:p>1</text:p>
          </table:table-cell>
          <table:table-cell table:formula="of:=IF([.$K23]=[.H23];1;0)" office:value-type="float" office:value="1" calcext:value-type="float">
            <text:p>1</text:p>
          </table:table-cell>
          <table:table-cell table:formula="of:=IF([.$K23]=[.I23];1;0)" office:value-type="float" office:value="0" calcext:value-type="float">
            <text:p>0</text:p>
          </table:table-cell>
          <table:table-cell table:style-name="ce1" table:formula="of:=SUM([.L23:.R23])/7" office:value-type="float" office:value="0.571428571428571" calcext:value-type="float">
            <text:p>0.57</text:p>
          </table:table-cell>
          <table:table-cell/>
          <table:table-cell table:formula="of:=IF(AND([.$C23]=[.D23];[.$C23]=[.$K23]);1;IF(AND([.$C23]=[.D23];[.$C23]&lt;&gt;[.$K23]);-1;0))" office:value-type="float" office:value="0" calcext:value-type="float">
            <text:p>0</text:p>
          </table:table-cell>
          <table:table-cell table:formula="of:=IF(AND([.$C23]=[.E23];[.$C23]=[.$K23]);1;IF(AND([.$C23]=[.E23];[.$C23]&lt;&gt;[.$K23]);-1;0))" office:value-type="float" office:value="0" calcext:value-type="float">
            <text:p>0</text:p>
          </table:table-cell>
          <table:table-cell table:formula="of:=IF(AND([.$C23]=[.F23];[.$C23]=[.$K23]);1;IF(AND([.$C23]=[.F23];[.$C23]&lt;&gt;[.$K23]);-1;0))" office:value-type="float" office:value="0" calcext:value-type="float">
            <text:p>0</text:p>
          </table:table-cell>
          <table:table-cell table:formula="of:=IF(AND([.$C23]=[.G23];[.$C23]=[.$K23]);1;IF(AND([.$C23]=[.G23];[.$C23]&lt;&gt;[.$K23]);-1;0))" office:value-type="float" office:value="0" calcext:value-type="float">
            <text:p>0</text:p>
          </table:table-cell>
          <table:table-cell table:formula="of:=IF(AND([.$C23]=[.H23];[.$C23]=[.$K23]);1;IF(AND([.$C23]=[.H23];[.$C23]&lt;&gt;[.$K23]);-1;0))" office:value-type="float" office:value="0" calcext:value-type="float">
            <text:p>0</text:p>
          </table:table-cell>
          <table:table-cell table:formula="of:=IF(AND([.$C23]=[.I23];[.$C23]=[.$K23]);1;IF(AND([.$C23]=[.I23];[.$C23]&lt;&gt;[.$K23]);-1;0))" office:value-type="float" office:value="-1" calcext:value-type="float">
            <text:p>-1</text:p>
          </table:table-cell>
          <table:table-cell table:formula="of:=SUM([.U23:.Z23])/6" office:value-type="float" office:value="-0.166666666666667" calcext:value-type="float">
            <text:p>-0.17</text:p>
          </table:table-cell>
          <table:table-cell/>
          <table:table-cell table:formula="of:=IF(AND([.$D23]=[.E23];[.$D23]=[.$K23]);1;IF(AND([.$D23]=[.E23];[.$D23]&lt;&gt;[.$K23]);-1;0))" office:value-type="float" office:value="1" calcext:value-type="float">
            <text:p>1</text:p>
          </table:table-cell>
          <table:table-cell table:formula="of:=IF(AND([.$D23]=[.F23];[.$D23]=[.$K23]);1;IF(AND([.$D23]=[.F23];[.$D23]&lt;&gt;[.$K23]);-1;0))" office:value-type="float" office:value="0" calcext:value-type="float">
            <text:p>0</text:p>
          </table:table-cell>
          <table:table-cell table:formula="of:=IF(AND([.$D23]=[.G23];[.$D23]=[.$K23]);1;IF(AND([.$D23]=[.G23];[.$D23]&lt;&gt;[.$K23]);-1;0))" office:value-type="float" office:value="1" calcext:value-type="float">
            <text:p>1</text:p>
          </table:table-cell>
          <table:table-cell table:formula="of:=IF(AND([.$D23]=[.H23];[.$D23]=[.$K23]);1;IF(AND([.$D23]=[.H23];[.$D23]&lt;&gt;[.$K23]);-1;0))" office:value-type="float" office:value="1" calcext:value-type="float">
            <text:p>1</text:p>
          </table:table-cell>
          <table:table-cell table:formula="of:=IF(AND([.$D23]=[.I23];[.$D23]=[.$K23]);1;IF(AND([.$D23]=[.I23];[.$D23]&lt;&gt;[.$K23]);-1;0))" office:value-type="float" office:value="0" calcext:value-type="float">
            <text:p>0</text:p>
          </table:table-cell>
          <table:table-cell table:formula="of:=SUM([.AC23:.AG23])/5" office:value-type="float" office:value="0.6" calcext:value-type="float">
            <text:p>0.60</text:p>
          </table:table-cell>
          <table:table-cell/>
          <table:table-cell table:formula="of:=IF(AND([.$E23]=[.F23];[.$E23]=[.$K23]);1;IF(AND([.$E23]=[.F23];[.$E23]&lt;&gt;[.$K23]);-1;0))" office:value-type="float" office:value="0" calcext:value-type="float">
            <text:p>0</text:p>
          </table:table-cell>
          <table:table-cell table:formula="of:=IF(AND([.$E23]=[.G23];[.$E23]=[.$K23]);1;IF(AND([.$E23]=[.G23];[.$E23]&lt;&gt;[.$K23]);-1;0))" office:value-type="float" office:value="1" calcext:value-type="float">
            <text:p>1</text:p>
          </table:table-cell>
          <table:table-cell table:formula="of:=IF(AND([.$E23]=[.H23];[.$E23]=[.$K23]);1;IF(AND([.$E23]=[.H23];[.$E23]&lt;&gt;[.$K23]);-1;0))" office:value-type="float" office:value="1" calcext:value-type="float">
            <text:p>1</text:p>
          </table:table-cell>
          <table:table-cell table:formula="of:=IF(AND([.$E23]=[.I23];[.$E23]=[.$K23]);1;IF(AND([.$E23]=[.I23];[.$E23]&lt;&gt;[.$K23]);-1;0))" office:value-type="float" office:value="0" calcext:value-type="float">
            <text:p>0</text:p>
          </table:table-cell>
          <table:table-cell table:formula="of:=SUM([.AJ23:.AM23])/4" office:value-type="float" office:value="0.5" calcext:value-type="float">
            <text:p>0.50</text:p>
          </table:table-cell>
          <table:table-cell/>
          <table:table-cell table:formula="of:=IF(AND([.$F23]=[.G23];[.$F23]=[.$K23]);1;IF(AND([.$F23]=[.G23];[.$F23]&lt;&gt;[.$K23]);-1;0))" office:value-type="float" office:value="0" calcext:value-type="float">
            <text:p>0</text:p>
          </table:table-cell>
          <table:table-cell table:formula="of:=IF(AND([.$F23]=[.H23];[.$F23]=[.$K23]);1;IF(AND([.$F23]=[.H23];[.$F23]&lt;&gt;[.$K23]);-1;0))" office:value-type="float" office:value="0" calcext:value-type="float">
            <text:p>0</text:p>
          </table:table-cell>
          <table:table-cell table:formula="of:=IF(AND([.$F23]=[.I23];[.$F23]=[.$K23]);1;IF(AND([.$F23]=[.I23];[.$F23]&lt;&gt;[.$K23]);-1;0))" office:value-type="float" office:value="0" calcext:value-type="float">
            <text:p>0</text:p>
          </table:table-cell>
          <table:table-cell table:formula="of:=SUM([.AP23:.AR23])/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rs-everywhere.herokuapp.com</text:p>
          </table:table-cell>
          <table:table-cell office:value-type="string" calcext:value-type="string">
            <text:p>NOCLASS</text:p>
          </table:table-cell>
          <table:table-cell table:number-columns-repeated="6"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AGE</text:p>
          </table:table-cell>
          <table:table-cell table:formula="of:=IF([.$K24]=[.C24];1;0)" office:value-type="float" office:value="0" calcext:value-type="float">
            <text:p>0</text:p>
          </table:table-cell>
          <table:table-cell table:formula="of:=IF([.$K24]=[.D24];1;0)" office:value-type="float" office:value="1" calcext:value-type="float">
            <text:p>1</text:p>
          </table:table-cell>
          <table:table-cell table:formula="of:=IF([.$K24]=[.E24];1;0)" office:value-type="float" office:value="1" calcext:value-type="float">
            <text:p>1</text:p>
          </table:table-cell>
          <table:table-cell table:formula="of:=IF([.$K24]=[.F24];1;0)" office:value-type="float" office:value="1" calcext:value-type="float">
            <text:p>1</text:p>
          </table:table-cell>
          <table:table-cell table:formula="of:=IF([.$K24]=[.G24];1;0)" office:value-type="float" office:value="1" calcext:value-type="float">
            <text:p>1</text:p>
          </table:table-cell>
          <table:table-cell table:formula="of:=IF([.$K24]=[.H24];1;0)" office:value-type="float" office:value="1" calcext:value-type="float">
            <text:p>1</text:p>
          </table:table-cell>
          <table:table-cell table:formula="of:=IF([.$K24]=[.I24];1;0)" office:value-type="float" office:value="1" calcext:value-type="float">
            <text:p>1</text:p>
          </table:table-cell>
          <table:table-cell table:style-name="ce1" table:formula="of:=SUM([.L24:.R24])/7" office:value-type="float" office:value="0.857142857142857" calcext:value-type="float">
            <text:p>0.86</text:p>
          </table:table-cell>
          <table:table-cell/>
          <table:table-cell table:formula="of:=IF(AND([.$C24]=[.D24];[.$C24]=[.$K24]);1;IF(AND([.$C24]=[.D24];[.$C24]&lt;&gt;[.$K24]);-1;0))" office:value-type="float" office:value="0" calcext:value-type="float">
            <text:p>0</text:p>
          </table:table-cell>
          <table:table-cell table:formula="of:=IF(AND([.$C24]=[.E24];[.$C24]=[.$K24]);1;IF(AND([.$C24]=[.E24];[.$C24]&lt;&gt;[.$K24]);-1;0))" office:value-type="float" office:value="0" calcext:value-type="float">
            <text:p>0</text:p>
          </table:table-cell>
          <table:table-cell table:formula="of:=IF(AND([.$C24]=[.F24];[.$C24]=[.$K24]);1;IF(AND([.$C24]=[.F24];[.$C24]&lt;&gt;[.$K24]);-1;0))" office:value-type="float" office:value="0" calcext:value-type="float">
            <text:p>0</text:p>
          </table:table-cell>
          <table:table-cell table:formula="of:=IF(AND([.$C24]=[.G24];[.$C24]=[.$K24]);1;IF(AND([.$C24]=[.G24];[.$C24]&lt;&gt;[.$K24]);-1;0))" office:value-type="float" office:value="0" calcext:value-type="float">
            <text:p>0</text:p>
          </table:table-cell>
          <table:table-cell table:formula="of:=IF(AND([.$C24]=[.H24];[.$C24]=[.$K24]);1;IF(AND([.$C24]=[.H24];[.$C24]&lt;&gt;[.$K24]);-1;0))" office:value-type="float" office:value="0" calcext:value-type="float">
            <text:p>0</text:p>
          </table:table-cell>
          <table:table-cell table:formula="of:=IF(AND([.$C24]=[.I24];[.$C24]=[.$K24]);1;IF(AND([.$C24]=[.I24];[.$C24]&lt;&gt;[.$K24]);-1;0))" office:value-type="float" office:value="0" calcext:value-type="float">
            <text:p>0</text:p>
          </table:table-cell>
          <table:table-cell table:formula="of:=SUM([.U24:.Z24])/6" office:value-type="float" office:value="0" calcext:value-type="float">
            <text:p>0.00</text:p>
          </table:table-cell>
          <table:table-cell/>
          <table:table-cell table:formula="of:=IF(AND([.$D24]=[.E24];[.$D24]=[.$K24]);1;IF(AND([.$D24]=[.E24];[.$D24]&lt;&gt;[.$K24]);-1;0))" office:value-type="float" office:value="1" calcext:value-type="float">
            <text:p>1</text:p>
          </table:table-cell>
          <table:table-cell table:formula="of:=IF(AND([.$D24]=[.F24];[.$D24]=[.$K24]);1;IF(AND([.$D24]=[.F24];[.$D24]&lt;&gt;[.$K24]);-1;0))" office:value-type="float" office:value="1" calcext:value-type="float">
            <text:p>1</text:p>
          </table:table-cell>
          <table:table-cell table:formula="of:=IF(AND([.$D24]=[.G24];[.$D24]=[.$K24]);1;IF(AND([.$D24]=[.G24];[.$D24]&lt;&gt;[.$K24]);-1;0))" office:value-type="float" office:value="1" calcext:value-type="float">
            <text:p>1</text:p>
          </table:table-cell>
          <table:table-cell table:formula="of:=IF(AND([.$D24]=[.H24];[.$D24]=[.$K24]);1;IF(AND([.$D24]=[.H24];[.$D24]&lt;&gt;[.$K24]);-1;0))" office:value-type="float" office:value="1" calcext:value-type="float">
            <text:p>1</text:p>
          </table:table-cell>
          <table:table-cell table:formula="of:=IF(AND([.$D24]=[.I24];[.$D24]=[.$K24]);1;IF(AND([.$D24]=[.I24];[.$D24]&lt;&gt;[.$K24]);-1;0))" office:value-type="float" office:value="1" calcext:value-type="float">
            <text:p>1</text:p>
          </table:table-cell>
          <table:table-cell table:formula="of:=SUM([.AC24:.AG24])/5" office:value-type="float" office:value="1" calcext:value-type="float">
            <text:p>1.00</text:p>
          </table:table-cell>
          <table:table-cell/>
          <table:table-cell table:formula="of:=IF(AND([.$E24]=[.F24];[.$E24]=[.$K24]);1;IF(AND([.$E24]=[.F24];[.$E24]&lt;&gt;[.$K24]);-1;0))" office:value-type="float" office:value="1" calcext:value-type="float">
            <text:p>1</text:p>
          </table:table-cell>
          <table:table-cell table:formula="of:=IF(AND([.$E24]=[.G24];[.$E24]=[.$K24]);1;IF(AND([.$E24]=[.G24];[.$E24]&lt;&gt;[.$K24]);-1;0))" office:value-type="float" office:value="1" calcext:value-type="float">
            <text:p>1</text:p>
          </table:table-cell>
          <table:table-cell table:formula="of:=IF(AND([.$E24]=[.H24];[.$E24]=[.$K24]);1;IF(AND([.$E24]=[.H24];[.$E24]&lt;&gt;[.$K24]);-1;0))" office:value-type="float" office:value="1" calcext:value-type="float">
            <text:p>1</text:p>
          </table:table-cell>
          <table:table-cell table:formula="of:=IF(AND([.$E24]=[.I24];[.$E24]=[.$K24]);1;IF(AND([.$E24]=[.I24];[.$E24]&lt;&gt;[.$K24]);-1;0))" office:value-type="float" office:value="1" calcext:value-type="float">
            <text:p>1</text:p>
          </table:table-cell>
          <table:table-cell table:formula="of:=SUM([.AJ24:.AM24])/4" office:value-type="float" office:value="1" calcext:value-type="float">
            <text:p>1.00</text:p>
          </table:table-cell>
          <table:table-cell/>
          <table:table-cell table:formula="of:=IF(AND([.$F24]=[.G24];[.$F24]=[.$K24]);1;IF(AND([.$F24]=[.G24];[.$F24]&lt;&gt;[.$K24]);-1;0))" office:value-type="float" office:value="1" calcext:value-type="float">
            <text:p>1</text:p>
          </table:table-cell>
          <table:table-cell table:formula="of:=IF(AND([.$F24]=[.H24];[.$F24]=[.$K24]);1;IF(AND([.$F24]=[.H24];[.$F24]&lt;&gt;[.$K24]);-1;0))" office:value-type="float" office:value="1" calcext:value-type="float">
            <text:p>1</text:p>
          </table:table-cell>
          <table:table-cell table:formula="of:=IF(AND([.$F24]=[.I24];[.$F24]=[.$K24]);1;IF(AND([.$F24]=[.I24];[.$F24]&lt;&gt;[.$K24]);-1;0))" office:value-type="float" office:value="1" calcext:value-type="float">
            <text:p>1</text:p>
          </table:table-cell>
          <table:table-cell table:formula="of:=SUM([.AP24:.AR24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rainbuffet.com</text:p>
          </table:table-cell>
          <table:table-cell office:value-type="string" calcext:value-type="string">
            <text:p>PAAS</text:p>
          </table:table-cell>
          <table:table-cell table:number-columns-repeated="6" office:value-type="string" calcext:value-type="string">
            <text:p>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INING</text:p>
          </table:table-cell>
          <table:table-cell table:formula="of:=IF([.$K25]=[.C25];1;0)" office:value-type="float" office:value="0" calcext:value-type="float">
            <text:p>0</text:p>
          </table:table-cell>
          <table:table-cell table:formula="of:=IF([.$K25]=[.D25];1;0)" office:value-type="float" office:value="0" calcext:value-type="float">
            <text:p>0</text:p>
          </table:table-cell>
          <table:table-cell table:formula="of:=IF([.$K25]=[.E25];1;0)" office:value-type="float" office:value="0" calcext:value-type="float">
            <text:p>0</text:p>
          </table:table-cell>
          <table:table-cell table:formula="of:=IF([.$K25]=[.F25];1;0)" office:value-type="float" office:value="0" calcext:value-type="float">
            <text:p>0</text:p>
          </table:table-cell>
          <table:table-cell table:formula="of:=IF([.$K25]=[.G25];1;0)" office:value-type="float" office:value="0" calcext:value-type="float">
            <text:p>0</text:p>
          </table:table-cell>
          <table:table-cell table:formula="of:=IF([.$K25]=[.H25];1;0)" office:value-type="float" office:value="0" calcext:value-type="float">
            <text:p>0</text:p>
          </table:table-cell>
          <table:table-cell table:formula="of:=IF([.$K25]=[.I25];1;0)" office:value-type="float" office:value="0" calcext:value-type="float">
            <text:p>0</text:p>
          </table:table-cell>
          <table:table-cell table:style-name="ce1" table:formula="of:=SUM([.L25:.R25])/7" office:value-type="float" office:value="0" calcext:value-type="float">
            <text:p>0.00</text:p>
          </table:table-cell>
          <table:table-cell/>
          <table:table-cell table:formula="of:=IF(AND([.$C25]=[.D25];[.$C25]=[.$K25]);1;IF(AND([.$C25]=[.D25];[.$C25]&lt;&gt;[.$K25]);-1;0))" office:value-type="float" office:value="0" calcext:value-type="float">
            <text:p>0</text:p>
          </table:table-cell>
          <table:table-cell table:formula="of:=IF(AND([.$C25]=[.E25];[.$C25]=[.$K25]);1;IF(AND([.$C25]=[.E25];[.$C25]&lt;&gt;[.$K25]);-1;0))" office:value-type="float" office:value="0" calcext:value-type="float">
            <text:p>0</text:p>
          </table:table-cell>
          <table:table-cell table:formula="of:=IF(AND([.$C25]=[.F25];[.$C25]=[.$K25]);1;IF(AND([.$C25]=[.F25];[.$C25]&lt;&gt;[.$K25]);-1;0))" office:value-type="float" office:value="0" calcext:value-type="float">
            <text:p>0</text:p>
          </table:table-cell>
          <table:table-cell table:formula="of:=IF(AND([.$C25]=[.G25];[.$C25]=[.$K25]);1;IF(AND([.$C25]=[.G25];[.$C25]&lt;&gt;[.$K25]);-1;0))" office:value-type="float" office:value="0" calcext:value-type="float">
            <text:p>0</text:p>
          </table:table-cell>
          <table:table-cell table:formula="of:=IF(AND([.$C25]=[.H25];[.$C25]=[.$K25]);1;IF(AND([.$C25]=[.H25];[.$C25]&lt;&gt;[.$K25]);-1;0))" office:value-type="float" office:value="0" calcext:value-type="float">
            <text:p>0</text:p>
          </table:table-cell>
          <table:table-cell table:formula="of:=IF(AND([.$C25]=[.I25];[.$C25]=[.$K25]);1;IF(AND([.$C25]=[.I25];[.$C25]&lt;&gt;[.$K25]);-1;0))" office:value-type="float" office:value="0" calcext:value-type="float">
            <text:p>0</text:p>
          </table:table-cell>
          <table:table-cell table:formula="of:=SUM([.U25:.Z25])/6" office:value-type="float" office:value="0" calcext:value-type="float">
            <text:p>0.00</text:p>
          </table:table-cell>
          <table:table-cell/>
          <table:table-cell table:formula="of:=IF(AND([.$D25]=[.E25];[.$D25]=[.$K25]);1;IF(AND([.$D25]=[.E25];[.$D25]&lt;&gt;[.$K25]);-1;0))" office:value-type="float" office:value="-1" calcext:value-type="float">
            <text:p>-1</text:p>
          </table:table-cell>
          <table:table-cell table:formula="of:=IF(AND([.$D25]=[.F25];[.$D25]=[.$K25]);1;IF(AND([.$D25]=[.F25];[.$D25]&lt;&gt;[.$K25]);-1;0))" office:value-type="float" office:value="-1" calcext:value-type="float">
            <text:p>-1</text:p>
          </table:table-cell>
          <table:table-cell table:formula="of:=IF(AND([.$D25]=[.G25];[.$D25]=[.$K25]);1;IF(AND([.$D25]=[.G25];[.$D25]&lt;&gt;[.$K25]);-1;0))" office:value-type="float" office:value="-1" calcext:value-type="float">
            <text:p>-1</text:p>
          </table:table-cell>
          <table:table-cell table:formula="of:=IF(AND([.$D25]=[.H25];[.$D25]=[.$K25]);1;IF(AND([.$D25]=[.H25];[.$D25]&lt;&gt;[.$K25]);-1;0))" office:value-type="float" office:value="-1" calcext:value-type="float">
            <text:p>-1</text:p>
          </table:table-cell>
          <table:table-cell table:formula="of:=IF(AND([.$D25]=[.I25];[.$D25]=[.$K25]);1;IF(AND([.$D25]=[.I25];[.$D25]&lt;&gt;[.$K25]);-1;0))" office:value-type="float" office:value="-1" calcext:value-type="float">
            <text:p>-1</text:p>
          </table:table-cell>
          <table:table-cell table:formula="of:=SUM([.AC25:.AG25])/5" office:value-type="float" office:value="-1" calcext:value-type="float">
            <text:p>-1.00</text:p>
          </table:table-cell>
          <table:table-cell/>
          <table:table-cell table:formula="of:=IF(AND([.$E25]=[.F25];[.$E25]=[.$K25]);1;IF(AND([.$E25]=[.F25];[.$E25]&lt;&gt;[.$K25]);-1;0))" office:value-type="float" office:value="-1" calcext:value-type="float">
            <text:p>-1</text:p>
          </table:table-cell>
          <table:table-cell table:formula="of:=IF(AND([.$E25]=[.G25];[.$E25]=[.$K25]);1;IF(AND([.$E25]=[.G25];[.$E25]&lt;&gt;[.$K25]);-1;0))" office:value-type="float" office:value="-1" calcext:value-type="float">
            <text:p>-1</text:p>
          </table:table-cell>
          <table:table-cell table:formula="of:=IF(AND([.$E25]=[.H25];[.$E25]=[.$K25]);1;IF(AND([.$E25]=[.H25];[.$E25]&lt;&gt;[.$K25]);-1;0))" office:value-type="float" office:value="-1" calcext:value-type="float">
            <text:p>-1</text:p>
          </table:table-cell>
          <table:table-cell table:formula="of:=IF(AND([.$E25]=[.I25];[.$E25]=[.$K25]);1;IF(AND([.$E25]=[.I25];[.$E25]&lt;&gt;[.$K25]);-1;0))" office:value-type="float" office:value="-1" calcext:value-type="float">
            <text:p>-1</text:p>
          </table:table-cell>
          <table:table-cell table:formula="of:=SUM([.AJ25:.AM25])/4" office:value-type="float" office:value="-1" calcext:value-type="float">
            <text:p>-1.00</text:p>
          </table:table-cell>
          <table:table-cell/>
          <table:table-cell table:formula="of:=IF(AND([.$F25]=[.G25];[.$F25]=[.$K25]);1;IF(AND([.$F25]=[.G25];[.$F25]&lt;&gt;[.$K25]);-1;0))" office:value-type="float" office:value="-1" calcext:value-type="float">
            <text:p>-1</text:p>
          </table:table-cell>
          <table:table-cell table:formula="of:=IF(AND([.$F25]=[.H25];[.$F25]=[.$K25]);1;IF(AND([.$F25]=[.H25];[.$F25]&lt;&gt;[.$K25]);-1;0))" office:value-type="float" office:value="-1" calcext:value-type="float">
            <text:p>-1</text:p>
          </table:table-cell>
          <table:table-cell table:formula="of:=IF(AND([.$F25]=[.I25];[.$F25]=[.$K25]);1;IF(AND([.$F25]=[.I25];[.$F25]&lt;&gt;[.$K25]);-1;0))" office:value-type="float" office:value="-1" calcext:value-type="float">
            <text:p>-1</text:p>
          </table:table-cell>
          <table:table-cell table:formula="of:=SUM([.AP25:.AR25])/3" office:value-type="float" office:value="-1" calcext:value-type="float">
            <text:p>-1.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ww.fiastarta.com</text:p>
          </table:table-cell>
          <table:table-cell office:value-type="string" calcext:value-type="string">
            <text:p>NOCLASS</text:p>
          </table:table-cell>
          <table:table-cell table:number-columns-repeated="2" office:value-type="string" calcext:value-type="string">
            <text:p>PACKAGE</text:p>
          </table:table-cell>
          <table:table-cell office:value-type="string" calcext:value-type="string">
            <text:p>NOCLASS</text:p>
          </table:table-cell>
          <table:table-cell table:number-columns-repeated="3" office:value-type="string" calcext:value-type="string">
            <text:p>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CLASS</text:p>
          </table:table-cell>
          <table:table-cell table:formula="of:=IF([.$K26]=[.C26];1;0)" office:value-type="float" office:value="1" calcext:value-type="float">
            <text:p>1</text:p>
          </table:table-cell>
          <table:table-cell table:formula="of:=IF([.$K26]=[.D26];1;0)" office:value-type="float" office:value="0" calcext:value-type="float">
            <text:p>0</text:p>
          </table:table-cell>
          <table:table-cell table:formula="of:=IF([.$K26]=[.E26];1;0)" office:value-type="float" office:value="0" calcext:value-type="float">
            <text:p>0</text:p>
          </table:table-cell>
          <table:table-cell table:formula="of:=IF([.$K26]=[.F26];1;0)" office:value-type="float" office:value="1" calcext:value-type="float">
            <text:p>1</text:p>
          </table:table-cell>
          <table:table-cell table:formula="of:=IF([.$K26]=[.G26];1;0)" office:value-type="float" office:value="0" calcext:value-type="float">
            <text:p>0</text:p>
          </table:table-cell>
          <table:table-cell table:formula="of:=IF([.$K26]=[.H26];1;0)" office:value-type="float" office:value="0" calcext:value-type="float">
            <text:p>0</text:p>
          </table:table-cell>
          <table:table-cell table:formula="of:=IF([.$K26]=[.I26];1;0)" office:value-type="float" office:value="0" calcext:value-type="float">
            <text:p>0</text:p>
          </table:table-cell>
          <table:table-cell table:style-name="ce1" table:formula="of:=SUM([.L26:.R26])/7" office:value-type="float" office:value="0.285714285714286" calcext:value-type="float">
            <text:p>0.29</text:p>
          </table:table-cell>
          <table:table-cell/>
          <table:table-cell table:formula="of:=IF(AND([.$C26]=[.D26];[.$C26]=[.$K26]);1;IF(AND([.$C26]=[.D26];[.$C26]&lt;&gt;[.$K26]);-1;0))" office:value-type="float" office:value="0" calcext:value-type="float">
            <text:p>0</text:p>
          </table:table-cell>
          <table:table-cell table:formula="of:=IF(AND([.$C26]=[.E26];[.$C26]=[.$K26]);1;IF(AND([.$C26]=[.E26];[.$C26]&lt;&gt;[.$K26]);-1;0))" office:value-type="float" office:value="0" calcext:value-type="float">
            <text:p>0</text:p>
          </table:table-cell>
          <table:table-cell table:formula="of:=IF(AND([.$C26]=[.F26];[.$C26]=[.$K26]);1;IF(AND([.$C26]=[.F26];[.$C26]&lt;&gt;[.$K26]);-1;0))" office:value-type="float" office:value="1" calcext:value-type="float">
            <text:p>1</text:p>
          </table:table-cell>
          <table:table-cell table:formula="of:=IF(AND([.$C26]=[.G26];[.$C26]=[.$K26]);1;IF(AND([.$C26]=[.G26];[.$C26]&lt;&gt;[.$K26]);-1;0))" office:value-type="float" office:value="0" calcext:value-type="float">
            <text:p>0</text:p>
          </table:table-cell>
          <table:table-cell table:formula="of:=IF(AND([.$C26]=[.H26];[.$C26]=[.$K26]);1;IF(AND([.$C26]=[.H26];[.$C26]&lt;&gt;[.$K26]);-1;0))" office:value-type="float" office:value="0" calcext:value-type="float">
            <text:p>0</text:p>
          </table:table-cell>
          <table:table-cell table:formula="of:=IF(AND([.$C26]=[.I26];[.$C26]=[.$K26]);1;IF(AND([.$C26]=[.I26];[.$C26]&lt;&gt;[.$K26]);-1;0))" office:value-type="float" office:value="0" calcext:value-type="float">
            <text:p>0</text:p>
          </table:table-cell>
          <table:table-cell table:formula="of:=SUM([.U26:.Z26])/6" office:value-type="float" office:value="0.166666666666667" calcext:value-type="float">
            <text:p>0.17</text:p>
          </table:table-cell>
          <table:table-cell/>
          <table:table-cell table:formula="of:=IF(AND([.$D26]=[.E26];[.$D26]=[.$K26]);1;IF(AND([.$D26]=[.E26];[.$D26]&lt;&gt;[.$K26]);-1;0))" office:value-type="float" office:value="-1" calcext:value-type="float">
            <text:p>-1</text:p>
          </table:table-cell>
          <table:table-cell table:formula="of:=IF(AND([.$D26]=[.F26];[.$D26]=[.$K26]);1;IF(AND([.$D26]=[.F26];[.$D26]&lt;&gt;[.$K26]);-1;0))" office:value-type="float" office:value="0" calcext:value-type="float">
            <text:p>0</text:p>
          </table:table-cell>
          <table:table-cell table:formula="of:=IF(AND([.$D26]=[.G26];[.$D26]=[.$K26]);1;IF(AND([.$D26]=[.G26];[.$D26]&lt;&gt;[.$K26]);-1;0))" office:value-type="float" office:value="-1" calcext:value-type="float">
            <text:p>-1</text:p>
          </table:table-cell>
          <table:table-cell table:formula="of:=IF(AND([.$D26]=[.H26];[.$D26]=[.$K26]);1;IF(AND([.$D26]=[.H26];[.$D26]&lt;&gt;[.$K26]);-1;0))" office:value-type="float" office:value="-1" calcext:value-type="float">
            <text:p>-1</text:p>
          </table:table-cell>
          <table:table-cell table:formula="of:=IF(AND([.$D26]=[.I26];[.$D26]=[.$K26]);1;IF(AND([.$D26]=[.I26];[.$D26]&lt;&gt;[.$K26]);-1;0))" office:value-type="float" office:value="-1" calcext:value-type="float">
            <text:p>-1</text:p>
          </table:table-cell>
          <table:table-cell table:formula="of:=SUM([.AC26:.AG26])/5" office:value-type="float" office:value="-0.8" calcext:value-type="float">
            <text:p>-0.80</text:p>
          </table:table-cell>
          <table:table-cell/>
          <table:table-cell table:formula="of:=IF(AND([.$E26]=[.F26];[.$E26]=[.$K26]);1;IF(AND([.$E26]=[.F26];[.$E26]&lt;&gt;[.$K26]);-1;0))" office:value-type="float" office:value="0" calcext:value-type="float">
            <text:p>0</text:p>
          </table:table-cell>
          <table:table-cell table:formula="of:=IF(AND([.$E26]=[.G26];[.$E26]=[.$K26]);1;IF(AND([.$E26]=[.G26];[.$E26]&lt;&gt;[.$K26]);-1;0))" office:value-type="float" office:value="-1" calcext:value-type="float">
            <text:p>-1</text:p>
          </table:table-cell>
          <table:table-cell table:formula="of:=IF(AND([.$E26]=[.H26];[.$E26]=[.$K26]);1;IF(AND([.$E26]=[.H26];[.$E26]&lt;&gt;[.$K26]);-1;0))" office:value-type="float" office:value="-1" calcext:value-type="float">
            <text:p>-1</text:p>
          </table:table-cell>
          <table:table-cell table:formula="of:=IF(AND([.$E26]=[.I26];[.$E26]=[.$K26]);1;IF(AND([.$E26]=[.I26];[.$E26]&lt;&gt;[.$K26]);-1;0))" office:value-type="float" office:value="-1" calcext:value-type="float">
            <text:p>-1</text:p>
          </table:table-cell>
          <table:table-cell table:formula="of:=SUM([.AJ26:.AM26])/4" office:value-type="float" office:value="-0.75" calcext:value-type="float">
            <text:p>-0.75</text:p>
          </table:table-cell>
          <table:table-cell/>
          <table:table-cell table:formula="of:=IF(AND([.$F26]=[.G26];[.$F26]=[.$K26]);1;IF(AND([.$F26]=[.G26];[.$F26]&lt;&gt;[.$K26]);-1;0))" office:value-type="float" office:value="0" calcext:value-type="float">
            <text:p>0</text:p>
          </table:table-cell>
          <table:table-cell table:formula="of:=IF(AND([.$F26]=[.H26];[.$F26]=[.$K26]);1;IF(AND([.$F26]=[.H26];[.$F26]&lt;&gt;[.$K26]);-1;0))" office:value-type="float" office:value="0" calcext:value-type="float">
            <text:p>0</text:p>
          </table:table-cell>
          <table:table-cell table:formula="of:=IF(AND([.$F26]=[.I26];[.$F26]=[.$K26]);1;IF(AND([.$F26]=[.I26];[.$F26]&lt;&gt;[.$K26]);-1;0))" office:value-type="float" office:value="0" calcext:value-type="float">
            <text:p>0</text:p>
          </table:table-cell>
          <table:table-cell table:formula="of:=SUM([.AP26:.AR26])/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i.ai</text:p>
          </table:table-cell>
          <table:table-cell table:number-columns-repeated="7"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AGE</text:p>
          </table:table-cell>
          <table:table-cell table:formula="of:=IF([.$K27]=[.C27];1;0)" office:value-type="float" office:value="1" calcext:value-type="float">
            <text:p>1</text:p>
          </table:table-cell>
          <table:table-cell table:formula="of:=IF([.$K27]=[.D27];1;0)" office:value-type="float" office:value="1" calcext:value-type="float">
            <text:p>1</text:p>
          </table:table-cell>
          <table:table-cell table:formula="of:=IF([.$K27]=[.E27];1;0)" office:value-type="float" office:value="1" calcext:value-type="float">
            <text:p>1</text:p>
          </table:table-cell>
          <table:table-cell table:formula="of:=IF([.$K27]=[.F27];1;0)" office:value-type="float" office:value="1" calcext:value-type="float">
            <text:p>1</text:p>
          </table:table-cell>
          <table:table-cell table:formula="of:=IF([.$K27]=[.G27];1;0)" office:value-type="float" office:value="1" calcext:value-type="float">
            <text:p>1</text:p>
          </table:table-cell>
          <table:table-cell table:formula="of:=IF([.$K27]=[.H27];1;0)" office:value-type="float" office:value="1" calcext:value-type="float">
            <text:p>1</text:p>
          </table:table-cell>
          <table:table-cell table:formula="of:=IF([.$K27]=[.I27];1;0)" office:value-type="float" office:value="1" calcext:value-type="float">
            <text:p>1</text:p>
          </table:table-cell>
          <table:table-cell table:style-name="ce1" table:formula="of:=SUM([.L27:.R27])/7" office:value-type="float" office:value="1" calcext:value-type="float">
            <text:p>1.00</text:p>
          </table:table-cell>
          <table:table-cell/>
          <table:table-cell table:formula="of:=IF(AND([.$C27]=[.D27];[.$C27]=[.$K27]);1;IF(AND([.$C27]=[.D27];[.$C27]&lt;&gt;[.$K27]);-1;0))" office:value-type="float" office:value="1" calcext:value-type="float">
            <text:p>1</text:p>
          </table:table-cell>
          <table:table-cell table:formula="of:=IF(AND([.$C27]=[.E27];[.$C27]=[.$K27]);1;IF(AND([.$C27]=[.E27];[.$C27]&lt;&gt;[.$K27]);-1;0))" office:value-type="float" office:value="1" calcext:value-type="float">
            <text:p>1</text:p>
          </table:table-cell>
          <table:table-cell table:formula="of:=IF(AND([.$C27]=[.F27];[.$C27]=[.$K27]);1;IF(AND([.$C27]=[.F27];[.$C27]&lt;&gt;[.$K27]);-1;0))" office:value-type="float" office:value="1" calcext:value-type="float">
            <text:p>1</text:p>
          </table:table-cell>
          <table:table-cell table:formula="of:=IF(AND([.$C27]=[.G27];[.$C27]=[.$K27]);1;IF(AND([.$C27]=[.G27];[.$C27]&lt;&gt;[.$K27]);-1;0))" office:value-type="float" office:value="1" calcext:value-type="float">
            <text:p>1</text:p>
          </table:table-cell>
          <table:table-cell table:formula="of:=IF(AND([.$C27]=[.H27];[.$C27]=[.$K27]);1;IF(AND([.$C27]=[.H27];[.$C27]&lt;&gt;[.$K27]);-1;0))" office:value-type="float" office:value="1" calcext:value-type="float">
            <text:p>1</text:p>
          </table:table-cell>
          <table:table-cell table:formula="of:=IF(AND([.$C27]=[.I27];[.$C27]=[.$K27]);1;IF(AND([.$C27]=[.I27];[.$C27]&lt;&gt;[.$K27]);-1;0))" office:value-type="float" office:value="1" calcext:value-type="float">
            <text:p>1</text:p>
          </table:table-cell>
          <table:table-cell table:formula="of:=SUM([.U27:.Z27])/6" office:value-type="float" office:value="1" calcext:value-type="float">
            <text:p>1.00</text:p>
          </table:table-cell>
          <table:table-cell/>
          <table:table-cell table:formula="of:=IF(AND([.$D27]=[.E27];[.$D27]=[.$K27]);1;IF(AND([.$D27]=[.E27];[.$D27]&lt;&gt;[.$K27]);-1;0))" office:value-type="float" office:value="1" calcext:value-type="float">
            <text:p>1</text:p>
          </table:table-cell>
          <table:table-cell table:formula="of:=IF(AND([.$D27]=[.F27];[.$D27]=[.$K27]);1;IF(AND([.$D27]=[.F27];[.$D27]&lt;&gt;[.$K27]);-1;0))" office:value-type="float" office:value="1" calcext:value-type="float">
            <text:p>1</text:p>
          </table:table-cell>
          <table:table-cell table:formula="of:=IF(AND([.$D27]=[.G27];[.$D27]=[.$K27]);1;IF(AND([.$D27]=[.G27];[.$D27]&lt;&gt;[.$K27]);-1;0))" office:value-type="float" office:value="1" calcext:value-type="float">
            <text:p>1</text:p>
          </table:table-cell>
          <table:table-cell table:formula="of:=IF(AND([.$D27]=[.H27];[.$D27]=[.$K27]);1;IF(AND([.$D27]=[.H27];[.$D27]&lt;&gt;[.$K27]);-1;0))" office:value-type="float" office:value="1" calcext:value-type="float">
            <text:p>1</text:p>
          </table:table-cell>
          <table:table-cell table:formula="of:=IF(AND([.$D27]=[.I27];[.$D27]=[.$K27]);1;IF(AND([.$D27]=[.I27];[.$D27]&lt;&gt;[.$K27]);-1;0))" office:value-type="float" office:value="1" calcext:value-type="float">
            <text:p>1</text:p>
          </table:table-cell>
          <table:table-cell table:formula="of:=SUM([.AC27:.AG27])/5" office:value-type="float" office:value="1" calcext:value-type="float">
            <text:p>1.00</text:p>
          </table:table-cell>
          <table:table-cell/>
          <table:table-cell table:formula="of:=IF(AND([.$E27]=[.F27];[.$E27]=[.$K27]);1;IF(AND([.$E27]=[.F27];[.$E27]&lt;&gt;[.$K27]);-1;0))" office:value-type="float" office:value="1" calcext:value-type="float">
            <text:p>1</text:p>
          </table:table-cell>
          <table:table-cell table:formula="of:=IF(AND([.$E27]=[.G27];[.$E27]=[.$K27]);1;IF(AND([.$E27]=[.G27];[.$E27]&lt;&gt;[.$K27]);-1;0))" office:value-type="float" office:value="1" calcext:value-type="float">
            <text:p>1</text:p>
          </table:table-cell>
          <table:table-cell table:formula="of:=IF(AND([.$E27]=[.H27];[.$E27]=[.$K27]);1;IF(AND([.$E27]=[.H27];[.$E27]&lt;&gt;[.$K27]);-1;0))" office:value-type="float" office:value="1" calcext:value-type="float">
            <text:p>1</text:p>
          </table:table-cell>
          <table:table-cell table:formula="of:=IF(AND([.$E27]=[.I27];[.$E27]=[.$K27]);1;IF(AND([.$E27]=[.I27];[.$E27]&lt;&gt;[.$K27]);-1;0))" office:value-type="float" office:value="1" calcext:value-type="float">
            <text:p>1</text:p>
          </table:table-cell>
          <table:table-cell table:formula="of:=SUM([.AJ27:.AM27])/4" office:value-type="float" office:value="1" calcext:value-type="float">
            <text:p>1.00</text:p>
          </table:table-cell>
          <table:table-cell/>
          <table:table-cell table:formula="of:=IF(AND([.$F27]=[.G27];[.$F27]=[.$K27]);1;IF(AND([.$F27]=[.G27];[.$F27]&lt;&gt;[.$K27]);-1;0))" office:value-type="float" office:value="1" calcext:value-type="float">
            <text:p>1</text:p>
          </table:table-cell>
          <table:table-cell table:formula="of:=IF(AND([.$F27]=[.H27];[.$F27]=[.$K27]);1;IF(AND([.$F27]=[.H27];[.$F27]&lt;&gt;[.$K27]);-1;0))" office:value-type="float" office:value="1" calcext:value-type="float">
            <text:p>1</text:p>
          </table:table-cell>
          <table:table-cell table:formula="of:=IF(AND([.$F27]=[.I27];[.$F27]=[.$K27]);1;IF(AND([.$F27]=[.I27];[.$F27]&lt;&gt;[.$K27]);-1;0))" office:value-type="float" office:value="1" calcext:value-type="float">
            <text:p>1</text:p>
          </table:table-cell>
          <table:table-cell table:formula="of:=SUM([.AP27:.AR27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ithub.com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AS</text:p>
          </table:table-cell>
          <table:table-cell office:value-type="string" calcext:value-type="string">
            <text:p>DOCS</text:p>
          </table:table-cell>
          <table:table-cell table:number-columns-repeated="2" office:value-type="string" calcext:value-type="string">
            <text:p>NEWS</text:p>
          </table:table-cell>
          <table:table-cell table:number-columns-repeated="2" office:value-type="string" calcext:value-type="string">
            <text:p>DO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AS</text:p>
          </table:table-cell>
          <table:table-cell table:formula="of:=IF([.$K28]=[.C28];1;0)" office:value-type="float" office:value="0" calcext:value-type="float">
            <text:p>0</text:p>
          </table:table-cell>
          <table:table-cell table:formula="of:=IF([.$K28]=[.D28];1;0)" office:value-type="float" office:value="1" calcext:value-type="float">
            <text:p>1</text:p>
          </table:table-cell>
          <table:table-cell table:formula="of:=IF([.$K28]=[.E28];1;0)" office:value-type="float" office:value="0" calcext:value-type="float">
            <text:p>0</text:p>
          </table:table-cell>
          <table:table-cell table:formula="of:=IF([.$K28]=[.F28];1;0)" office:value-type="float" office:value="0" calcext:value-type="float">
            <text:p>0</text:p>
          </table:table-cell>
          <table:table-cell table:formula="of:=IF([.$K28]=[.G28];1;0)" office:value-type="float" office:value="0" calcext:value-type="float">
            <text:p>0</text:p>
          </table:table-cell>
          <table:table-cell table:formula="of:=IF([.$K28]=[.H28];1;0)" office:value-type="float" office:value="0" calcext:value-type="float">
            <text:p>0</text:p>
          </table:table-cell>
          <table:table-cell table:formula="of:=IF([.$K28]=[.I28];1;0)" office:value-type="float" office:value="0" calcext:value-type="float">
            <text:p>0</text:p>
          </table:table-cell>
          <table:table-cell table:style-name="ce1" table:formula="of:=SUM([.L28:.R28])/7" office:value-type="float" office:value="0.142857142857143" calcext:value-type="float">
            <text:p>0.14</text:p>
          </table:table-cell>
          <table:table-cell/>
          <table:table-cell table:formula="of:=IF(AND([.$C28]=[.D28];[.$C28]=[.$K28]);1;IF(AND([.$C28]=[.D28];[.$C28]&lt;&gt;[.$K28]);-1;0))" office:value-type="float" office:value="0" calcext:value-type="float">
            <text:p>0</text:p>
          </table:table-cell>
          <table:table-cell table:formula="of:=IF(AND([.$C28]=[.E28];[.$C28]=[.$K28]);1;IF(AND([.$C28]=[.E28];[.$C28]&lt;&gt;[.$K28]);-1;0))" office:value-type="float" office:value="0" calcext:value-type="float">
            <text:p>0</text:p>
          </table:table-cell>
          <table:table-cell table:formula="of:=IF(AND([.$C28]=[.F28];[.$C28]=[.$K28]);1;IF(AND([.$C28]=[.F28];[.$C28]&lt;&gt;[.$K28]);-1;0))" office:value-type="float" office:value="0" calcext:value-type="float">
            <text:p>0</text:p>
          </table:table-cell>
          <table:table-cell table:formula="of:=IF(AND([.$C28]=[.G28];[.$C28]=[.$K28]);1;IF(AND([.$C28]=[.G28];[.$C28]&lt;&gt;[.$K28]);-1;0))" office:value-type="float" office:value="0" calcext:value-type="float">
            <text:p>0</text:p>
          </table:table-cell>
          <table:table-cell table:formula="of:=IF(AND([.$C28]=[.H28];[.$C28]=[.$K28]);1;IF(AND([.$C28]=[.H28];[.$C28]&lt;&gt;[.$K28]);-1;0))" office:value-type="float" office:value="0" calcext:value-type="float">
            <text:p>0</text:p>
          </table:table-cell>
          <table:table-cell table:formula="of:=IF(AND([.$C28]=[.I28];[.$C28]=[.$K28]);1;IF(AND([.$C28]=[.I28];[.$C28]&lt;&gt;[.$K28]);-1;0))" office:value-type="float" office:value="0" calcext:value-type="float">
            <text:p>0</text:p>
          </table:table-cell>
          <table:table-cell table:formula="of:=SUM([.U28:.Z28])/6" office:value-type="float" office:value="0" calcext:value-type="float">
            <text:p>0.00</text:p>
          </table:table-cell>
          <table:table-cell/>
          <table:table-cell table:formula="of:=IF(AND([.$D28]=[.E28];[.$D28]=[.$K28]);1;IF(AND([.$D28]=[.E28];[.$D28]&lt;&gt;[.$K28]);-1;0))" office:value-type="float" office:value="0" calcext:value-type="float">
            <text:p>0</text:p>
          </table:table-cell>
          <table:table-cell table:formula="of:=IF(AND([.$D28]=[.F28];[.$D28]=[.$K28]);1;IF(AND([.$D28]=[.F28];[.$D28]&lt;&gt;[.$K28]);-1;0))" office:value-type="float" office:value="0" calcext:value-type="float">
            <text:p>0</text:p>
          </table:table-cell>
          <table:table-cell table:formula="of:=IF(AND([.$D28]=[.G28];[.$D28]=[.$K28]);1;IF(AND([.$D28]=[.G28];[.$D28]&lt;&gt;[.$K28]);-1;0))" office:value-type="float" office:value="0" calcext:value-type="float">
            <text:p>0</text:p>
          </table:table-cell>
          <table:table-cell table:formula="of:=IF(AND([.$D28]=[.H28];[.$D28]=[.$K28]);1;IF(AND([.$D28]=[.H28];[.$D28]&lt;&gt;[.$K28]);-1;0))" office:value-type="float" office:value="0" calcext:value-type="float">
            <text:p>0</text:p>
          </table:table-cell>
          <table:table-cell table:formula="of:=IF(AND([.$D28]=[.I28];[.$D28]=[.$K28]);1;IF(AND([.$D28]=[.I28];[.$D28]&lt;&gt;[.$K28]);-1;0))" office:value-type="float" office:value="0" calcext:value-type="float">
            <text:p>0</text:p>
          </table:table-cell>
          <table:table-cell table:formula="of:=SUM([.AC28:.AG28])/5" office:value-type="float" office:value="0" calcext:value-type="float">
            <text:p>0.00</text:p>
          </table:table-cell>
          <table:table-cell/>
          <table:table-cell table:formula="of:=IF(AND([.$E28]=[.F28];[.$E28]=[.$K28]);1;IF(AND([.$E28]=[.F28];[.$E28]&lt;&gt;[.$K28]);-1;0))" office:value-type="float" office:value="0" calcext:value-type="float">
            <text:p>0</text:p>
          </table:table-cell>
          <table:table-cell table:formula="of:=IF(AND([.$E28]=[.G28];[.$E28]=[.$K28]);1;IF(AND([.$E28]=[.G28];[.$E28]&lt;&gt;[.$K28]);-1;0))" office:value-type="float" office:value="0" calcext:value-type="float">
            <text:p>0</text:p>
          </table:table-cell>
          <table:table-cell table:formula="of:=IF(AND([.$E28]=[.H28];[.$E28]=[.$K28]);1;IF(AND([.$E28]=[.H28];[.$E28]&lt;&gt;[.$K28]);-1;0))" office:value-type="float" office:value="-1" calcext:value-type="float">
            <text:p>-1</text:p>
          </table:table-cell>
          <table:table-cell table:formula="of:=IF(AND([.$E28]=[.I28];[.$E28]=[.$K28]);1;IF(AND([.$E28]=[.I28];[.$E28]&lt;&gt;[.$K28]);-1;0))" office:value-type="float" office:value="-1" calcext:value-type="float">
            <text:p>-1</text:p>
          </table:table-cell>
          <table:table-cell table:formula="of:=SUM([.AJ28:.AM28])/4" office:value-type="float" office:value="-0.5" calcext:value-type="float">
            <text:p>-0.50</text:p>
          </table:table-cell>
          <table:table-cell/>
          <table:table-cell table:formula="of:=IF(AND([.$F28]=[.G28];[.$F28]=[.$K28]);1;IF(AND([.$F28]=[.G28];[.$F28]&lt;&gt;[.$K28]);-1;0))" office:value-type="float" office:value="-1" calcext:value-type="float">
            <text:p>-1</text:p>
          </table:table-cell>
          <table:table-cell table:formula="of:=IF(AND([.$F28]=[.H28];[.$F28]=[.$K28]);1;IF(AND([.$F28]=[.H28];[.$F28]&lt;&gt;[.$K28]);-1;0))" office:value-type="float" office:value="0" calcext:value-type="float">
            <text:p>0</text:p>
          </table:table-cell>
          <table:table-cell table:formula="of:=IF(AND([.$F28]=[.I28];[.$F28]=[.$K28]);1;IF(AND([.$F28]=[.I28];[.$F28]&lt;&gt;[.$K28]);-1;0))" office:value-type="float" office:value="0" calcext:value-type="float">
            <text:p>0</text:p>
          </table:table-cell>
          <table:table-cell table:formula="of:=SUM([.AP28:.AR28])/3" office:value-type="float" office:value="-0.333333333333333" calcext:value-type="float">
            <text:p>-0.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aronmassey.pro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NOCLASS</text:p>
          </table:table-cell>
          <table:table-cell office:value-type="string" calcext:value-type="string">
            <text:p>NEWS</text:p>
          </table:table-cell>
          <table:table-cell table:number-columns-repeated="3" office:value-type="string" calcext:value-type="string">
            <text:p>NOCLASS</text:p>
          </table:table-cell>
          <table:table-cell office:value-type="string" calcext:value-type="string">
            <text:p>BUSIN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CLASS</text:p>
          </table:table-cell>
          <table:table-cell table:formula="of:=IF([.$K29]=[.C29];1;0)" office:value-type="float" office:value="0" calcext:value-type="float">
            <text:p>0</text:p>
          </table:table-cell>
          <table:table-cell table:formula="of:=IF([.$K29]=[.D29];1;0)" office:value-type="float" office:value="1" calcext:value-type="float">
            <text:p>1</text:p>
          </table:table-cell>
          <table:table-cell table:formula="of:=IF([.$K29]=[.E29];1;0)" office:value-type="float" office:value="0" calcext:value-type="float">
            <text:p>0</text:p>
          </table:table-cell>
          <table:table-cell table:formula="of:=IF([.$K29]=[.F29];1;0)" office:value-type="float" office:value="1" calcext:value-type="float">
            <text:p>1</text:p>
          </table:table-cell>
          <table:table-cell table:formula="of:=IF([.$K29]=[.G29];1;0)" office:value-type="float" office:value="1" calcext:value-type="float">
            <text:p>1</text:p>
          </table:table-cell>
          <table:table-cell table:formula="of:=IF([.$K29]=[.H29];1;0)" office:value-type="float" office:value="1" calcext:value-type="float">
            <text:p>1</text:p>
          </table:table-cell>
          <table:table-cell table:formula="of:=IF([.$K29]=[.I29];1;0)" office:value-type="float" office:value="0" calcext:value-type="float">
            <text:p>0</text:p>
          </table:table-cell>
          <table:table-cell table:style-name="ce1" table:formula="of:=SUM([.L29:.R29])/7" office:value-type="float" office:value="0.571428571428571" calcext:value-type="float">
            <text:p>0.57</text:p>
          </table:table-cell>
          <table:table-cell/>
          <table:table-cell table:formula="of:=IF(AND([.$C29]=[.D29];[.$C29]=[.$K29]);1;IF(AND([.$C29]=[.D29];[.$C29]&lt;&gt;[.$K29]);-1;0))" office:value-type="float" office:value="0" calcext:value-type="float">
            <text:p>0</text:p>
          </table:table-cell>
          <table:table-cell table:formula="of:=IF(AND([.$C29]=[.E29];[.$C29]=[.$K29]);1;IF(AND([.$C29]=[.E29];[.$C29]&lt;&gt;[.$K29]);-1;0))" office:value-type="float" office:value="0" calcext:value-type="float">
            <text:p>0</text:p>
          </table:table-cell>
          <table:table-cell table:formula="of:=IF(AND([.$C29]=[.F29];[.$C29]=[.$K29]);1;IF(AND([.$C29]=[.F29];[.$C29]&lt;&gt;[.$K29]);-1;0))" office:value-type="float" office:value="0" calcext:value-type="float">
            <text:p>0</text:p>
          </table:table-cell>
          <table:table-cell table:formula="of:=IF(AND([.$C29]=[.G29];[.$C29]=[.$K29]);1;IF(AND([.$C29]=[.G29];[.$C29]&lt;&gt;[.$K29]);-1;0))" office:value-type="float" office:value="0" calcext:value-type="float">
            <text:p>0</text:p>
          </table:table-cell>
          <table:table-cell table:formula="of:=IF(AND([.$C29]=[.H29];[.$C29]=[.$K29]);1;IF(AND([.$C29]=[.H29];[.$C29]&lt;&gt;[.$K29]);-1;0))" office:value-type="float" office:value="0" calcext:value-type="float">
            <text:p>0</text:p>
          </table:table-cell>
          <table:table-cell table:formula="of:=IF(AND([.$C29]=[.I29];[.$C29]=[.$K29]);1;IF(AND([.$C29]=[.I29];[.$C29]&lt;&gt;[.$K29]);-1;0))" office:value-type="float" office:value="-1" calcext:value-type="float">
            <text:p>-1</text:p>
          </table:table-cell>
          <table:table-cell table:formula="of:=SUM([.U29:.Z29])/6" office:value-type="float" office:value="-0.166666666666667" calcext:value-type="float">
            <text:p>-0.17</text:p>
          </table:table-cell>
          <table:table-cell/>
          <table:table-cell table:formula="of:=IF(AND([.$D29]=[.E29];[.$D29]=[.$K29]);1;IF(AND([.$D29]=[.E29];[.$D29]&lt;&gt;[.$K29]);-1;0))" office:value-type="float" office:value="0" calcext:value-type="float">
            <text:p>0</text:p>
          </table:table-cell>
          <table:table-cell table:formula="of:=IF(AND([.$D29]=[.F29];[.$D29]=[.$K29]);1;IF(AND([.$D29]=[.F29];[.$D29]&lt;&gt;[.$K29]);-1;0))" office:value-type="float" office:value="1" calcext:value-type="float">
            <text:p>1</text:p>
          </table:table-cell>
          <table:table-cell table:formula="of:=IF(AND([.$D29]=[.G29];[.$D29]=[.$K29]);1;IF(AND([.$D29]=[.G29];[.$D29]&lt;&gt;[.$K29]);-1;0))" office:value-type="float" office:value="1" calcext:value-type="float">
            <text:p>1</text:p>
          </table:table-cell>
          <table:table-cell table:formula="of:=IF(AND([.$D29]=[.H29];[.$D29]=[.$K29]);1;IF(AND([.$D29]=[.H29];[.$D29]&lt;&gt;[.$K29]);-1;0))" office:value-type="float" office:value="1" calcext:value-type="float">
            <text:p>1</text:p>
          </table:table-cell>
          <table:table-cell table:formula="of:=IF(AND([.$D29]=[.I29];[.$D29]=[.$K29]);1;IF(AND([.$D29]=[.I29];[.$D29]&lt;&gt;[.$K29]);-1;0))" office:value-type="float" office:value="0" calcext:value-type="float">
            <text:p>0</text:p>
          </table:table-cell>
          <table:table-cell table:formula="of:=SUM([.AC29:.AG29])/5" office:value-type="float" office:value="0.6" calcext:value-type="float">
            <text:p>0.60</text:p>
          </table:table-cell>
          <table:table-cell/>
          <table:table-cell table:formula="of:=IF(AND([.$E29]=[.F29];[.$E29]=[.$K29]);1;IF(AND([.$E29]=[.F29];[.$E29]&lt;&gt;[.$K29]);-1;0))" office:value-type="float" office:value="0" calcext:value-type="float">
            <text:p>0</text:p>
          </table:table-cell>
          <table:table-cell table:formula="of:=IF(AND([.$E29]=[.G29];[.$E29]=[.$K29]);1;IF(AND([.$E29]=[.G29];[.$E29]&lt;&gt;[.$K29]);-1;0))" office:value-type="float" office:value="0" calcext:value-type="float">
            <text:p>0</text:p>
          </table:table-cell>
          <table:table-cell table:formula="of:=IF(AND([.$E29]=[.H29];[.$E29]=[.$K29]);1;IF(AND([.$E29]=[.H29];[.$E29]&lt;&gt;[.$K29]);-1;0))" office:value-type="float" office:value="0" calcext:value-type="float">
            <text:p>0</text:p>
          </table:table-cell>
          <table:table-cell table:formula="of:=IF(AND([.$E29]=[.I29];[.$E29]=[.$K29]);1;IF(AND([.$E29]=[.I29];[.$E29]&lt;&gt;[.$K29]);-1;0))" office:value-type="float" office:value="0" calcext:value-type="float">
            <text:p>0</text:p>
          </table:table-cell>
          <table:table-cell table:formula="of:=SUM([.AJ29:.AM29])/4" office:value-type="float" office:value="0" calcext:value-type="float">
            <text:p>0.00</text:p>
          </table:table-cell>
          <table:table-cell/>
          <table:table-cell table:formula="of:=IF(AND([.$F29]=[.G29];[.$F29]=[.$K29]);1;IF(AND([.$F29]=[.G29];[.$F29]&lt;&gt;[.$K29]);-1;0))" office:value-type="float" office:value="1" calcext:value-type="float">
            <text:p>1</text:p>
          </table:table-cell>
          <table:table-cell table:formula="of:=IF(AND([.$F29]=[.H29];[.$F29]=[.$K29]);1;IF(AND([.$F29]=[.H29];[.$F29]&lt;&gt;[.$K29]);-1;0))" office:value-type="float" office:value="1" calcext:value-type="float">
            <text:p>1</text:p>
          </table:table-cell>
          <table:table-cell table:formula="of:=IF(AND([.$F29]=[.I29];[.$F29]=[.$K29]);1;IF(AND([.$F29]=[.I29];[.$F29]&lt;&gt;[.$K29]);-1;0))" office:value-type="float" office:value="0" calcext:value-type="float">
            <text:p>0</text:p>
          </table:table-cell>
          <table:table-cell table:formula="of:=SUM([.AP29:.AR29])/3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ribbble.com</text:p>
          </table:table-cell>
          <table:table-cell table:number-columns-repeated="3" office:value-type="string" calcext:value-type="string">
            <text:p>PACKAGE</text:p>
          </table:table-cell>
          <table:table-cell office:value-type="string" calcext:value-type="string">
            <text:p>NOCLASS</text:p>
          </table:table-cell>
          <table:table-cell table:number-columns-repeated="3"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AGE</text:p>
          </table:table-cell>
          <table:table-cell table:formula="of:=IF([.$K30]=[.C30];1;0)" office:value-type="float" office:value="1" calcext:value-type="float">
            <text:p>1</text:p>
          </table:table-cell>
          <table:table-cell table:formula="of:=IF([.$K30]=[.D30];1;0)" office:value-type="float" office:value="1" calcext:value-type="float">
            <text:p>1</text:p>
          </table:table-cell>
          <table:table-cell table:formula="of:=IF([.$K30]=[.E30];1;0)" office:value-type="float" office:value="1" calcext:value-type="float">
            <text:p>1</text:p>
          </table:table-cell>
          <table:table-cell table:formula="of:=IF([.$K30]=[.F30];1;0)" office:value-type="float" office:value="0" calcext:value-type="float">
            <text:p>0</text:p>
          </table:table-cell>
          <table:table-cell table:formula="of:=IF([.$K30]=[.G30];1;0)" office:value-type="float" office:value="1" calcext:value-type="float">
            <text:p>1</text:p>
          </table:table-cell>
          <table:table-cell table:formula="of:=IF([.$K30]=[.H30];1;0)" office:value-type="float" office:value="1" calcext:value-type="float">
            <text:p>1</text:p>
          </table:table-cell>
          <table:table-cell table:formula="of:=IF([.$K30]=[.I30];1;0)" office:value-type="float" office:value="1" calcext:value-type="float">
            <text:p>1</text:p>
          </table:table-cell>
          <table:table-cell table:style-name="ce1" table:formula="of:=SUM([.L30:.R30])/7" office:value-type="float" office:value="0.857142857142857" calcext:value-type="float">
            <text:p>0.86</text:p>
          </table:table-cell>
          <table:table-cell/>
          <table:table-cell table:formula="of:=IF(AND([.$C30]=[.D30];[.$C30]=[.$K30]);1;IF(AND([.$C30]=[.D30];[.$C30]&lt;&gt;[.$K30]);-1;0))" office:value-type="float" office:value="1" calcext:value-type="float">
            <text:p>1</text:p>
          </table:table-cell>
          <table:table-cell table:formula="of:=IF(AND([.$C30]=[.E30];[.$C30]=[.$K30]);1;IF(AND([.$C30]=[.E30];[.$C30]&lt;&gt;[.$K30]);-1;0))" office:value-type="float" office:value="1" calcext:value-type="float">
            <text:p>1</text:p>
          </table:table-cell>
          <table:table-cell table:formula="of:=IF(AND([.$C30]=[.F30];[.$C30]=[.$K30]);1;IF(AND([.$C30]=[.F30];[.$C30]&lt;&gt;[.$K30]);-1;0))" office:value-type="float" office:value="0" calcext:value-type="float">
            <text:p>0</text:p>
          </table:table-cell>
          <table:table-cell table:formula="of:=IF(AND([.$C30]=[.G30];[.$C30]=[.$K30]);1;IF(AND([.$C30]=[.G30];[.$C30]&lt;&gt;[.$K30]);-1;0))" office:value-type="float" office:value="1" calcext:value-type="float">
            <text:p>1</text:p>
          </table:table-cell>
          <table:table-cell table:formula="of:=IF(AND([.$C30]=[.H30];[.$C30]=[.$K30]);1;IF(AND([.$C30]=[.H30];[.$C30]&lt;&gt;[.$K30]);-1;0))" office:value-type="float" office:value="1" calcext:value-type="float">
            <text:p>1</text:p>
          </table:table-cell>
          <table:table-cell table:formula="of:=IF(AND([.$C30]=[.I30];[.$C30]=[.$K30]);1;IF(AND([.$C30]=[.I30];[.$C30]&lt;&gt;[.$K30]);-1;0))" office:value-type="float" office:value="1" calcext:value-type="float">
            <text:p>1</text:p>
          </table:table-cell>
          <table:table-cell table:formula="of:=SUM([.U30:.Z30])/6" office:value-type="float" office:value="0.833333333333333" calcext:value-type="float">
            <text:p>0.83</text:p>
          </table:table-cell>
          <table:table-cell/>
          <table:table-cell table:formula="of:=IF(AND([.$D30]=[.E30];[.$D30]=[.$K30]);1;IF(AND([.$D30]=[.E30];[.$D30]&lt;&gt;[.$K30]);-1;0))" office:value-type="float" office:value="1" calcext:value-type="float">
            <text:p>1</text:p>
          </table:table-cell>
          <table:table-cell table:formula="of:=IF(AND([.$D30]=[.F30];[.$D30]=[.$K30]);1;IF(AND([.$D30]=[.F30];[.$D30]&lt;&gt;[.$K30]);-1;0))" office:value-type="float" office:value="0" calcext:value-type="float">
            <text:p>0</text:p>
          </table:table-cell>
          <table:table-cell table:formula="of:=IF(AND([.$D30]=[.G30];[.$D30]=[.$K30]);1;IF(AND([.$D30]=[.G30];[.$D30]&lt;&gt;[.$K30]);-1;0))" office:value-type="float" office:value="1" calcext:value-type="float">
            <text:p>1</text:p>
          </table:table-cell>
          <table:table-cell table:formula="of:=IF(AND([.$D30]=[.H30];[.$D30]=[.$K30]);1;IF(AND([.$D30]=[.H30];[.$D30]&lt;&gt;[.$K30]);-1;0))" office:value-type="float" office:value="1" calcext:value-type="float">
            <text:p>1</text:p>
          </table:table-cell>
          <table:table-cell table:formula="of:=IF(AND([.$D30]=[.I30];[.$D30]=[.$K30]);1;IF(AND([.$D30]=[.I30];[.$D30]&lt;&gt;[.$K30]);-1;0))" office:value-type="float" office:value="1" calcext:value-type="float">
            <text:p>1</text:p>
          </table:table-cell>
          <table:table-cell table:formula="of:=SUM([.AC30:.AG30])/5" office:value-type="float" office:value="0.8" calcext:value-type="float">
            <text:p>0.80</text:p>
          </table:table-cell>
          <table:table-cell/>
          <table:table-cell table:formula="of:=IF(AND([.$E30]=[.F30];[.$E30]=[.$K30]);1;IF(AND([.$E30]=[.F30];[.$E30]&lt;&gt;[.$K30]);-1;0))" office:value-type="float" office:value="0" calcext:value-type="float">
            <text:p>0</text:p>
          </table:table-cell>
          <table:table-cell table:formula="of:=IF(AND([.$E30]=[.G30];[.$E30]=[.$K30]);1;IF(AND([.$E30]=[.G30];[.$E30]&lt;&gt;[.$K30]);-1;0))" office:value-type="float" office:value="1" calcext:value-type="float">
            <text:p>1</text:p>
          </table:table-cell>
          <table:table-cell table:formula="of:=IF(AND([.$E30]=[.H30];[.$E30]=[.$K30]);1;IF(AND([.$E30]=[.H30];[.$E30]&lt;&gt;[.$K30]);-1;0))" office:value-type="float" office:value="1" calcext:value-type="float">
            <text:p>1</text:p>
          </table:table-cell>
          <table:table-cell table:formula="of:=IF(AND([.$E30]=[.I30];[.$E30]=[.$K30]);1;IF(AND([.$E30]=[.I30];[.$E30]&lt;&gt;[.$K30]);-1;0))" office:value-type="float" office:value="1" calcext:value-type="float">
            <text:p>1</text:p>
          </table:table-cell>
          <table:table-cell table:formula="of:=SUM([.AJ30:.AM30])/4" office:value-type="float" office:value="0.75" calcext:value-type="float">
            <text:p>0.75</text:p>
          </table:table-cell>
          <table:table-cell/>
          <table:table-cell table:formula="of:=IF(AND([.$F30]=[.G30];[.$F30]=[.$K30]);1;IF(AND([.$F30]=[.G30];[.$F30]&lt;&gt;[.$K30]);-1;0))" office:value-type="float" office:value="0" calcext:value-type="float">
            <text:p>0</text:p>
          </table:table-cell>
          <table:table-cell table:formula="of:=IF(AND([.$F30]=[.H30];[.$F30]=[.$K30]);1;IF(AND([.$F30]=[.H30];[.$F30]&lt;&gt;[.$K30]);-1;0))" office:value-type="float" office:value="0" calcext:value-type="float">
            <text:p>0</text:p>
          </table:table-cell>
          <table:table-cell table:formula="of:=IF(AND([.$F30]=[.I30];[.$F30]=[.$K30]);1;IF(AND([.$F30]=[.I30];[.$F30]&lt;&gt;[.$K30]);-1;0))" office:value-type="float" office:value="0" calcext:value-type="float">
            <text:p>0</text:p>
          </table:table-cell>
          <table:table-cell table:formula="of:=SUM([.AP30:.AR30])/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ww.seek.com.au</text:p>
          </table:table-cell>
          <table:table-cell office:value-type="string" calcext:value-type="string">
            <text:p>SENGINE</text:p>
          </table:table-cell>
          <table:table-cell table:number-columns-repeated="2" office:value-type="string" calcext:value-type="string">
            <text:p>THEME</text:p>
          </table:table-cell>
          <table:table-cell office:value-type="string" calcext:value-type="string">
            <text:p>NEWS</text:p>
          </table:table-cell>
          <table:table-cell table:number-columns-repeated="2" office:value-type="string" calcext:value-type="string">
            <text:p>THEME</text:p>
          </table:table-cell>
          <table:table-cell office:value-type="string" calcext:value-type="string">
            <text:p>SENG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NGINE</text:p>
          </table:table-cell>
          <table:table-cell table:formula="of:=IF([.$K31]=[.C31];1;0)" office:value-type="float" office:value="1" calcext:value-type="float">
            <text:p>1</text:p>
          </table:table-cell>
          <table:table-cell table:formula="of:=IF([.$K31]=[.D31];1;0)" office:value-type="float" office:value="0" calcext:value-type="float">
            <text:p>0</text:p>
          </table:table-cell>
          <table:table-cell table:formula="of:=IF([.$K31]=[.E31];1;0)" office:value-type="float" office:value="0" calcext:value-type="float">
            <text:p>0</text:p>
          </table:table-cell>
          <table:table-cell table:formula="of:=IF([.$K31]=[.F31];1;0)" office:value-type="float" office:value="0" calcext:value-type="float">
            <text:p>0</text:p>
          </table:table-cell>
          <table:table-cell table:formula="of:=IF([.$K31]=[.G31];1;0)" office:value-type="float" office:value="0" calcext:value-type="float">
            <text:p>0</text:p>
          </table:table-cell>
          <table:table-cell table:formula="of:=IF([.$K31]=[.H31];1;0)" office:value-type="float" office:value="0" calcext:value-type="float">
            <text:p>0</text:p>
          </table:table-cell>
          <table:table-cell table:formula="of:=IF([.$K31]=[.I31];1;0)" office:value-type="float" office:value="1" calcext:value-type="float">
            <text:p>1</text:p>
          </table:table-cell>
          <table:table-cell table:style-name="ce1" table:formula="of:=SUM([.L31:.R31])/7" office:value-type="float" office:value="0.285714285714286" calcext:value-type="float">
            <text:p>0.29</text:p>
          </table:table-cell>
          <table:table-cell/>
          <table:table-cell table:formula="of:=IF(AND([.$C31]=[.D31];[.$C31]=[.$K31]);1;IF(AND([.$C31]=[.D31];[.$C31]&lt;&gt;[.$K31]);-1;0))" office:value-type="float" office:value="0" calcext:value-type="float">
            <text:p>0</text:p>
          </table:table-cell>
          <table:table-cell table:formula="of:=IF(AND([.$C31]=[.E31];[.$C31]=[.$K31]);1;IF(AND([.$C31]=[.E31];[.$C31]&lt;&gt;[.$K31]);-1;0))" office:value-type="float" office:value="0" calcext:value-type="float">
            <text:p>0</text:p>
          </table:table-cell>
          <table:table-cell table:formula="of:=IF(AND([.$C31]=[.F31];[.$C31]=[.$K31]);1;IF(AND([.$C31]=[.F31];[.$C31]&lt;&gt;[.$K31]);-1;0))" office:value-type="float" office:value="0" calcext:value-type="float">
            <text:p>0</text:p>
          </table:table-cell>
          <table:table-cell table:formula="of:=IF(AND([.$C31]=[.G31];[.$C31]=[.$K31]);1;IF(AND([.$C31]=[.G31];[.$C31]&lt;&gt;[.$K31]);-1;0))" office:value-type="float" office:value="0" calcext:value-type="float">
            <text:p>0</text:p>
          </table:table-cell>
          <table:table-cell table:formula="of:=IF(AND([.$C31]=[.H31];[.$C31]=[.$K31]);1;IF(AND([.$C31]=[.H31];[.$C31]&lt;&gt;[.$K31]);-1;0))" office:value-type="float" office:value="0" calcext:value-type="float">
            <text:p>0</text:p>
          </table:table-cell>
          <table:table-cell table:formula="of:=IF(AND([.$C31]=[.I31];[.$C31]=[.$K31]);1;IF(AND([.$C31]=[.I31];[.$C31]&lt;&gt;[.$K31]);-1;0))" office:value-type="float" office:value="1" calcext:value-type="float">
            <text:p>1</text:p>
          </table:table-cell>
          <table:table-cell table:formula="of:=SUM([.U31:.Z31])/6" office:value-type="float" office:value="0.166666666666667" calcext:value-type="float">
            <text:p>0.17</text:p>
          </table:table-cell>
          <table:table-cell/>
          <table:table-cell table:formula="of:=IF(AND([.$D31]=[.E31];[.$D31]=[.$K31]);1;IF(AND([.$D31]=[.E31];[.$D31]&lt;&gt;[.$K31]);-1;0))" office:value-type="float" office:value="-1" calcext:value-type="float">
            <text:p>-1</text:p>
          </table:table-cell>
          <table:table-cell table:formula="of:=IF(AND([.$D31]=[.F31];[.$D31]=[.$K31]);1;IF(AND([.$D31]=[.F31];[.$D31]&lt;&gt;[.$K31]);-1;0))" office:value-type="float" office:value="0" calcext:value-type="float">
            <text:p>0</text:p>
          </table:table-cell>
          <table:table-cell table:formula="of:=IF(AND([.$D31]=[.G31];[.$D31]=[.$K31]);1;IF(AND([.$D31]=[.G31];[.$D31]&lt;&gt;[.$K31]);-1;0))" office:value-type="float" office:value="-1" calcext:value-type="float">
            <text:p>-1</text:p>
          </table:table-cell>
          <table:table-cell table:formula="of:=IF(AND([.$D31]=[.H31];[.$D31]=[.$K31]);1;IF(AND([.$D31]=[.H31];[.$D31]&lt;&gt;[.$K31]);-1;0))" office:value-type="float" office:value="-1" calcext:value-type="float">
            <text:p>-1</text:p>
          </table:table-cell>
          <table:table-cell table:formula="of:=IF(AND([.$D31]=[.I31];[.$D31]=[.$K31]);1;IF(AND([.$D31]=[.I31];[.$D31]&lt;&gt;[.$K31]);-1;0))" office:value-type="float" office:value="0" calcext:value-type="float">
            <text:p>0</text:p>
          </table:table-cell>
          <table:table-cell table:formula="of:=SUM([.AC31:.AG31])/5" office:value-type="float" office:value="-0.6" calcext:value-type="float">
            <text:p>-0.60</text:p>
          </table:table-cell>
          <table:table-cell/>
          <table:table-cell table:formula="of:=IF(AND([.$E31]=[.F31];[.$E31]=[.$K31]);1;IF(AND([.$E31]=[.F31];[.$E31]&lt;&gt;[.$K31]);-1;0))" office:value-type="float" office:value="0" calcext:value-type="float">
            <text:p>0</text:p>
          </table:table-cell>
          <table:table-cell table:formula="of:=IF(AND([.$E31]=[.G31];[.$E31]=[.$K31]);1;IF(AND([.$E31]=[.G31];[.$E31]&lt;&gt;[.$K31]);-1;0))" office:value-type="float" office:value="-1" calcext:value-type="float">
            <text:p>-1</text:p>
          </table:table-cell>
          <table:table-cell table:formula="of:=IF(AND([.$E31]=[.H31];[.$E31]=[.$K31]);1;IF(AND([.$E31]=[.H31];[.$E31]&lt;&gt;[.$K31]);-1;0))" office:value-type="float" office:value="-1" calcext:value-type="float">
            <text:p>-1</text:p>
          </table:table-cell>
          <table:table-cell table:formula="of:=IF(AND([.$E31]=[.I31];[.$E31]=[.$K31]);1;IF(AND([.$E31]=[.I31];[.$E31]&lt;&gt;[.$K31]);-1;0))" office:value-type="float" office:value="0" calcext:value-type="float">
            <text:p>0</text:p>
          </table:table-cell>
          <table:table-cell table:formula="of:=SUM([.AJ31:.AM31])/4" office:value-type="float" office:value="-0.5" calcext:value-type="float">
            <text:p>-0.50</text:p>
          </table:table-cell>
          <table:table-cell/>
          <table:table-cell table:formula="of:=IF(AND([.$F31]=[.G31];[.$F31]=[.$K31]);1;IF(AND([.$F31]=[.G31];[.$F31]&lt;&gt;[.$K31]);-1;0))" office:value-type="float" office:value="0" calcext:value-type="float">
            <text:p>0</text:p>
          </table:table-cell>
          <table:table-cell table:formula="of:=IF(AND([.$F31]=[.H31];[.$F31]=[.$K31]);1;IF(AND([.$F31]=[.H31];[.$F31]&lt;&gt;[.$K31]);-1;0))" office:value-type="float" office:value="0" calcext:value-type="float">
            <text:p>0</text:p>
          </table:table-cell>
          <table:table-cell table:formula="of:=IF(AND([.$F31]=[.I31];[.$F31]=[.$K31]);1;IF(AND([.$F31]=[.I31];[.$F31]&lt;&gt;[.$K31]);-1;0))" office:value-type="float" office:value="0" calcext:value-type="float">
            <text:p>0</text:p>
          </table:table-cell>
          <table:table-cell table:formula="of:=SUM([.AP31:.AR31])/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rketplace.visualstudio.com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DOCS</text:p>
          </table:table-cell>
          <table:table-cell table:number-columns-repeated="3" office:value-type="string" calcext:value-type="string">
            <text:p>TRAINING</text:p>
          </table:table-cell>
          <table:table-cell office:value-type="string" calcext:value-type="string">
            <text:p>BUSIN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SINESS</text:p>
          </table:table-cell>
          <table:table-cell table:formula="of:=IF([.$K32]=[.C32];1;0)" office:value-type="float" office:value="1" calcext:value-type="float">
            <text:p>1</text:p>
          </table:table-cell>
          <table:table-cell table:formula="of:=IF([.$K32]=[.D32];1;0)" office:value-type="float" office:value="0" calcext:value-type="float">
            <text:p>0</text:p>
          </table:table-cell>
          <table:table-cell table:formula="of:=IF([.$K32]=[.E32];1;0)" office:value-type="float" office:value="0" calcext:value-type="float">
            <text:p>0</text:p>
          </table:table-cell>
          <table:table-cell table:formula="of:=IF([.$K32]=[.F32];1;0)" office:value-type="float" office:value="0" calcext:value-type="float">
            <text:p>0</text:p>
          </table:table-cell>
          <table:table-cell table:formula="of:=IF([.$K32]=[.G32];1;0)" office:value-type="float" office:value="0" calcext:value-type="float">
            <text:p>0</text:p>
          </table:table-cell>
          <table:table-cell table:formula="of:=IF([.$K32]=[.H32];1;0)" office:value-type="float" office:value="0" calcext:value-type="float">
            <text:p>0</text:p>
          </table:table-cell>
          <table:table-cell table:formula="of:=IF([.$K32]=[.I32];1;0)" office:value-type="float" office:value="1" calcext:value-type="float">
            <text:p>1</text:p>
          </table:table-cell>
          <table:table-cell table:style-name="ce1" table:formula="of:=SUM([.L32:.R32])/7" office:value-type="float" office:value="0.285714285714286" calcext:value-type="float">
            <text:p>0.29</text:p>
          </table:table-cell>
          <table:table-cell/>
          <table:table-cell table:formula="of:=IF(AND([.$C32]=[.D32];[.$C32]=[.$K32]);1;IF(AND([.$C32]=[.D32];[.$C32]&lt;&gt;[.$K32]);-1;0))" office:value-type="float" office:value="0" calcext:value-type="float">
            <text:p>0</text:p>
          </table:table-cell>
          <table:table-cell table:formula="of:=IF(AND([.$C32]=[.E32];[.$C32]=[.$K32]);1;IF(AND([.$C32]=[.E32];[.$C32]&lt;&gt;[.$K32]);-1;0))" office:value-type="float" office:value="0" calcext:value-type="float">
            <text:p>0</text:p>
          </table:table-cell>
          <table:table-cell table:formula="of:=IF(AND([.$C32]=[.F32];[.$C32]=[.$K32]);1;IF(AND([.$C32]=[.F32];[.$C32]&lt;&gt;[.$K32]);-1;0))" office:value-type="float" office:value="0" calcext:value-type="float">
            <text:p>0</text:p>
          </table:table-cell>
          <table:table-cell table:formula="of:=IF(AND([.$C32]=[.G32];[.$C32]=[.$K32]);1;IF(AND([.$C32]=[.G32];[.$C32]&lt;&gt;[.$K32]);-1;0))" office:value-type="float" office:value="0" calcext:value-type="float">
            <text:p>0</text:p>
          </table:table-cell>
          <table:table-cell table:formula="of:=IF(AND([.$C32]=[.H32];[.$C32]=[.$K32]);1;IF(AND([.$C32]=[.H32];[.$C32]&lt;&gt;[.$K32]);-1;0))" office:value-type="float" office:value="0" calcext:value-type="float">
            <text:p>0</text:p>
          </table:table-cell>
          <table:table-cell table:formula="of:=IF(AND([.$C32]=[.I32];[.$C32]=[.$K32]);1;IF(AND([.$C32]=[.I32];[.$C32]&lt;&gt;[.$K32]);-1;0))" office:value-type="float" office:value="1" calcext:value-type="float">
            <text:p>1</text:p>
          </table:table-cell>
          <table:table-cell table:formula="of:=SUM([.U32:.Z32])/6" office:value-type="float" office:value="0.166666666666667" calcext:value-type="float">
            <text:p>0.17</text:p>
          </table:table-cell>
          <table:table-cell/>
          <table:table-cell table:formula="of:=IF(AND([.$D32]=[.E32];[.$D32]=[.$K32]);1;IF(AND([.$D32]=[.E32];[.$D32]&lt;&gt;[.$K32]);-1;0))" office:value-type="float" office:value="0" calcext:value-type="float">
            <text:p>0</text:p>
          </table:table-cell>
          <table:table-cell table:formula="of:=IF(AND([.$D32]=[.F32];[.$D32]=[.$K32]);1;IF(AND([.$D32]=[.F32];[.$D32]&lt;&gt;[.$K32]);-1;0))" office:value-type="float" office:value="-1" calcext:value-type="float">
            <text:p>-1</text:p>
          </table:table-cell>
          <table:table-cell table:formula="of:=IF(AND([.$D32]=[.G32];[.$D32]=[.$K32]);1;IF(AND([.$D32]=[.G32];[.$D32]&lt;&gt;[.$K32]);-1;0))" office:value-type="float" office:value="-1" calcext:value-type="float">
            <text:p>-1</text:p>
          </table:table-cell>
          <table:table-cell table:formula="of:=IF(AND([.$D32]=[.H32];[.$D32]=[.$K32]);1;IF(AND([.$D32]=[.H32];[.$D32]&lt;&gt;[.$K32]);-1;0))" office:value-type="float" office:value="-1" calcext:value-type="float">
            <text:p>-1</text:p>
          </table:table-cell>
          <table:table-cell table:formula="of:=IF(AND([.$D32]=[.I32];[.$D32]=[.$K32]);1;IF(AND([.$D32]=[.I32];[.$D32]&lt;&gt;[.$K32]);-1;0))" office:value-type="float" office:value="0" calcext:value-type="float">
            <text:p>0</text:p>
          </table:table-cell>
          <table:table-cell table:formula="of:=SUM([.AC32:.AG32])/5" office:value-type="float" office:value="-0.6" calcext:value-type="float">
            <text:p>-0.60</text:p>
          </table:table-cell>
          <table:table-cell/>
          <table:table-cell table:formula="of:=IF(AND([.$E32]=[.F32];[.$E32]=[.$K32]);1;IF(AND([.$E32]=[.F32];[.$E32]&lt;&gt;[.$K32]);-1;0))" office:value-type="float" office:value="0" calcext:value-type="float">
            <text:p>0</text:p>
          </table:table-cell>
          <table:table-cell table:formula="of:=IF(AND([.$E32]=[.G32];[.$E32]=[.$K32]);1;IF(AND([.$E32]=[.G32];[.$E32]&lt;&gt;[.$K32]);-1;0))" office:value-type="float" office:value="0" calcext:value-type="float">
            <text:p>0</text:p>
          </table:table-cell>
          <table:table-cell table:formula="of:=IF(AND([.$E32]=[.H32];[.$E32]=[.$K32]);1;IF(AND([.$E32]=[.H32];[.$E32]&lt;&gt;[.$K32]);-1;0))" office:value-type="float" office:value="0" calcext:value-type="float">
            <text:p>0</text:p>
          </table:table-cell>
          <table:table-cell table:formula="of:=IF(AND([.$E32]=[.I32];[.$E32]=[.$K32]);1;IF(AND([.$E32]=[.I32];[.$E32]&lt;&gt;[.$K32]);-1;0))" office:value-type="float" office:value="0" calcext:value-type="float">
            <text:p>0</text:p>
          </table:table-cell>
          <table:table-cell table:formula="of:=SUM([.AJ32:.AM32])/4" office:value-type="float" office:value="0" calcext:value-type="float">
            <text:p>0.00</text:p>
          </table:table-cell>
          <table:table-cell/>
          <table:table-cell table:formula="of:=IF(AND([.$F32]=[.G32];[.$F32]=[.$K32]);1;IF(AND([.$F32]=[.G32];[.$F32]&lt;&gt;[.$K32]);-1;0))" office:value-type="float" office:value="-1" calcext:value-type="float">
            <text:p>-1</text:p>
          </table:table-cell>
          <table:table-cell table:formula="of:=IF(AND([.$F32]=[.H32];[.$F32]=[.$K32]);1;IF(AND([.$F32]=[.H32];[.$F32]&lt;&gt;[.$K32]);-1;0))" office:value-type="float" office:value="-1" calcext:value-type="float">
            <text:p>-1</text:p>
          </table:table-cell>
          <table:table-cell table:formula="of:=IF(AND([.$F32]=[.I32];[.$F32]=[.$K32]);1;IF(AND([.$F32]=[.I32];[.$F32]&lt;&gt;[.$K32]);-1;0))" office:value-type="float" office:value="0" calcext:value-type="float">
            <text:p>0</text:p>
          </table:table-cell>
          <table:table-cell table:formula="of:=SUM([.AP32:.AR32])/3" office:value-type="float" office:value="-0.666666666666667" calcext:value-type="float">
            <text:p>-0.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ww.grapecity.com</text:p>
          </table:table-cell>
          <table:table-cell table:number-columns-repeated="7"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AGE</text:p>
          </table:table-cell>
          <table:table-cell table:formula="of:=IF([.$K33]=[.C33];1;0)" office:value-type="float" office:value="1" calcext:value-type="float">
            <text:p>1</text:p>
          </table:table-cell>
          <table:table-cell table:formula="of:=IF([.$K33]=[.D33];1;0)" office:value-type="float" office:value="1" calcext:value-type="float">
            <text:p>1</text:p>
          </table:table-cell>
          <table:table-cell table:formula="of:=IF([.$K33]=[.E33];1;0)" office:value-type="float" office:value="1" calcext:value-type="float">
            <text:p>1</text:p>
          </table:table-cell>
          <table:table-cell table:formula="of:=IF([.$K33]=[.F33];1;0)" office:value-type="float" office:value="1" calcext:value-type="float">
            <text:p>1</text:p>
          </table:table-cell>
          <table:table-cell table:formula="of:=IF([.$K33]=[.G33];1;0)" office:value-type="float" office:value="1" calcext:value-type="float">
            <text:p>1</text:p>
          </table:table-cell>
          <table:table-cell table:formula="of:=IF([.$K33]=[.H33];1;0)" office:value-type="float" office:value="1" calcext:value-type="float">
            <text:p>1</text:p>
          </table:table-cell>
          <table:table-cell table:formula="of:=IF([.$K33]=[.I33];1;0)" office:value-type="float" office:value="1" calcext:value-type="float">
            <text:p>1</text:p>
          </table:table-cell>
          <table:table-cell table:style-name="ce1" table:formula="of:=SUM([.L33:.R33])/7" office:value-type="float" office:value="1" calcext:value-type="float">
            <text:p>1.00</text:p>
          </table:table-cell>
          <table:table-cell/>
          <table:table-cell table:formula="of:=IF(AND([.$C33]=[.D33];[.$C33]=[.$K33]);1;IF(AND([.$C33]=[.D33];[.$C33]&lt;&gt;[.$K33]);-1;0))" office:value-type="float" office:value="1" calcext:value-type="float">
            <text:p>1</text:p>
          </table:table-cell>
          <table:table-cell table:formula="of:=IF(AND([.$C33]=[.E33];[.$C33]=[.$K33]);1;IF(AND([.$C33]=[.E33];[.$C33]&lt;&gt;[.$K33]);-1;0))" office:value-type="float" office:value="1" calcext:value-type="float">
            <text:p>1</text:p>
          </table:table-cell>
          <table:table-cell table:formula="of:=IF(AND([.$C33]=[.F33];[.$C33]=[.$K33]);1;IF(AND([.$C33]=[.F33];[.$C33]&lt;&gt;[.$K33]);-1;0))" office:value-type="float" office:value="1" calcext:value-type="float">
            <text:p>1</text:p>
          </table:table-cell>
          <table:table-cell table:formula="of:=IF(AND([.$C33]=[.G33];[.$C33]=[.$K33]);1;IF(AND([.$C33]=[.G33];[.$C33]&lt;&gt;[.$K33]);-1;0))" office:value-type="float" office:value="1" calcext:value-type="float">
            <text:p>1</text:p>
          </table:table-cell>
          <table:table-cell table:formula="of:=IF(AND([.$C33]=[.H33];[.$C33]=[.$K33]);1;IF(AND([.$C33]=[.H33];[.$C33]&lt;&gt;[.$K33]);-1;0))" office:value-type="float" office:value="1" calcext:value-type="float">
            <text:p>1</text:p>
          </table:table-cell>
          <table:table-cell table:formula="of:=IF(AND([.$C33]=[.I33];[.$C33]=[.$K33]);1;IF(AND([.$C33]=[.I33];[.$C33]&lt;&gt;[.$K33]);-1;0))" office:value-type="float" office:value="1" calcext:value-type="float">
            <text:p>1</text:p>
          </table:table-cell>
          <table:table-cell table:formula="of:=SUM([.U33:.Z33])/6" office:value-type="float" office:value="1" calcext:value-type="float">
            <text:p>1.00</text:p>
          </table:table-cell>
          <table:table-cell/>
          <table:table-cell table:formula="of:=IF(AND([.$D33]=[.E33];[.$D33]=[.$K33]);1;IF(AND([.$D33]=[.E33];[.$D33]&lt;&gt;[.$K33]);-1;0))" office:value-type="float" office:value="1" calcext:value-type="float">
            <text:p>1</text:p>
          </table:table-cell>
          <table:table-cell table:formula="of:=IF(AND([.$D33]=[.F33];[.$D33]=[.$K33]);1;IF(AND([.$D33]=[.F33];[.$D33]&lt;&gt;[.$K33]);-1;0))" office:value-type="float" office:value="1" calcext:value-type="float">
            <text:p>1</text:p>
          </table:table-cell>
          <table:table-cell table:formula="of:=IF(AND([.$D33]=[.G33];[.$D33]=[.$K33]);1;IF(AND([.$D33]=[.G33];[.$D33]&lt;&gt;[.$K33]);-1;0))" office:value-type="float" office:value="1" calcext:value-type="float">
            <text:p>1</text:p>
          </table:table-cell>
          <table:table-cell table:formula="of:=IF(AND([.$D33]=[.H33];[.$D33]=[.$K33]);1;IF(AND([.$D33]=[.H33];[.$D33]&lt;&gt;[.$K33]);-1;0))" office:value-type="float" office:value="1" calcext:value-type="float">
            <text:p>1</text:p>
          </table:table-cell>
          <table:table-cell table:formula="of:=IF(AND([.$D33]=[.I33];[.$D33]=[.$K33]);1;IF(AND([.$D33]=[.I33];[.$D33]&lt;&gt;[.$K33]);-1;0))" office:value-type="float" office:value="1" calcext:value-type="float">
            <text:p>1</text:p>
          </table:table-cell>
          <table:table-cell table:formula="of:=SUM([.AC33:.AG33])/5" office:value-type="float" office:value="1" calcext:value-type="float">
            <text:p>1.00</text:p>
          </table:table-cell>
          <table:table-cell/>
          <table:table-cell table:formula="of:=IF(AND([.$E33]=[.F33];[.$E33]=[.$K33]);1;IF(AND([.$E33]=[.F33];[.$E33]&lt;&gt;[.$K33]);-1;0))" office:value-type="float" office:value="1" calcext:value-type="float">
            <text:p>1</text:p>
          </table:table-cell>
          <table:table-cell table:formula="of:=IF(AND([.$E33]=[.G33];[.$E33]=[.$K33]);1;IF(AND([.$E33]=[.G33];[.$E33]&lt;&gt;[.$K33]);-1;0))" office:value-type="float" office:value="1" calcext:value-type="float">
            <text:p>1</text:p>
          </table:table-cell>
          <table:table-cell table:formula="of:=IF(AND([.$E33]=[.H33];[.$E33]=[.$K33]);1;IF(AND([.$E33]=[.H33];[.$E33]&lt;&gt;[.$K33]);-1;0))" office:value-type="float" office:value="1" calcext:value-type="float">
            <text:p>1</text:p>
          </table:table-cell>
          <table:table-cell table:formula="of:=IF(AND([.$E33]=[.I33];[.$E33]=[.$K33]);1;IF(AND([.$E33]=[.I33];[.$E33]&lt;&gt;[.$K33]);-1;0))" office:value-type="float" office:value="1" calcext:value-type="float">
            <text:p>1</text:p>
          </table:table-cell>
          <table:table-cell table:formula="of:=SUM([.AJ33:.AM33])/4" office:value-type="float" office:value="1" calcext:value-type="float">
            <text:p>1.00</text:p>
          </table:table-cell>
          <table:table-cell/>
          <table:table-cell table:formula="of:=IF(AND([.$F33]=[.G33];[.$F33]=[.$K33]);1;IF(AND([.$F33]=[.G33];[.$F33]&lt;&gt;[.$K33]);-1;0))" office:value-type="float" office:value="1" calcext:value-type="float">
            <text:p>1</text:p>
          </table:table-cell>
          <table:table-cell table:formula="of:=IF(AND([.$F33]=[.H33];[.$F33]=[.$K33]);1;IF(AND([.$F33]=[.H33];[.$F33]&lt;&gt;[.$K33]);-1;0))" office:value-type="float" office:value="1" calcext:value-type="float">
            <text:p>1</text:p>
          </table:table-cell>
          <table:table-cell table:formula="of:=IF(AND([.$F33]=[.I33];[.$F33]=[.$K33]);1;IF(AND([.$F33]=[.I33];[.$F33]&lt;&gt;[.$K33]);-1;0))" office:value-type="float" office:value="1" calcext:value-type="float">
            <text:p>1</text:p>
          </table:table-cell>
          <table:table-cell table:formula="of:=SUM([.AP33:.AR33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ash.generalassemb.ly</text:p>
          </table:table-cell>
          <table:table-cell table:number-columns-repeated="2" office:value-type="string" calcext:value-type="string">
            <text:p>TRAINING</text:p>
          </table:table-cell>
          <table:table-cell office:value-type="string" calcext:value-type="string">
            <text:p>REPL</text:p>
          </table:table-cell>
          <table:table-cell table:number-columns-repeated="3" office:value-type="string" calcext:value-type="string">
            <text:p>TRAINING</text:p>
          </table:table-cell>
          <table:table-cell office:value-type="string" calcext:value-type="string">
            <text:p>RE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INING</text:p>
          </table:table-cell>
          <table:table-cell table:formula="of:=IF([.$K34]=[.C34];1;0)" office:value-type="float" office:value="1" calcext:value-type="float">
            <text:p>1</text:p>
          </table:table-cell>
          <table:table-cell table:formula="of:=IF([.$K34]=[.D34];1;0)" office:value-type="float" office:value="1" calcext:value-type="float">
            <text:p>1</text:p>
          </table:table-cell>
          <table:table-cell table:formula="of:=IF([.$K34]=[.E34];1;0)" office:value-type="float" office:value="0" calcext:value-type="float">
            <text:p>0</text:p>
          </table:table-cell>
          <table:table-cell table:formula="of:=IF([.$K34]=[.F34];1;0)" office:value-type="float" office:value="1" calcext:value-type="float">
            <text:p>1</text:p>
          </table:table-cell>
          <table:table-cell table:formula="of:=IF([.$K34]=[.G34];1;0)" office:value-type="float" office:value="1" calcext:value-type="float">
            <text:p>1</text:p>
          </table:table-cell>
          <table:table-cell table:formula="of:=IF([.$K34]=[.H34];1;0)" office:value-type="float" office:value="1" calcext:value-type="float">
            <text:p>1</text:p>
          </table:table-cell>
          <table:table-cell table:formula="of:=IF([.$K34]=[.I34];1;0)" office:value-type="float" office:value="0" calcext:value-type="float">
            <text:p>0</text:p>
          </table:table-cell>
          <table:table-cell table:style-name="ce1" table:formula="of:=SUM([.L34:.R34])/7" office:value-type="float" office:value="0.714285714285714" calcext:value-type="float">
            <text:p>0.71</text:p>
          </table:table-cell>
          <table:table-cell/>
          <table:table-cell table:formula="of:=IF(AND([.$C34]=[.D34];[.$C34]=[.$K34]);1;IF(AND([.$C34]=[.D34];[.$C34]&lt;&gt;[.$K34]);-1;0))" office:value-type="float" office:value="1" calcext:value-type="float">
            <text:p>1</text:p>
          </table:table-cell>
          <table:table-cell table:formula="of:=IF(AND([.$C34]=[.E34];[.$C34]=[.$K34]);1;IF(AND([.$C34]=[.E34];[.$C34]&lt;&gt;[.$K34]);-1;0))" office:value-type="float" office:value="0" calcext:value-type="float">
            <text:p>0</text:p>
          </table:table-cell>
          <table:table-cell table:formula="of:=IF(AND([.$C34]=[.F34];[.$C34]=[.$K34]);1;IF(AND([.$C34]=[.F34];[.$C34]&lt;&gt;[.$K34]);-1;0))" office:value-type="float" office:value="1" calcext:value-type="float">
            <text:p>1</text:p>
          </table:table-cell>
          <table:table-cell table:formula="of:=IF(AND([.$C34]=[.G34];[.$C34]=[.$K34]);1;IF(AND([.$C34]=[.G34];[.$C34]&lt;&gt;[.$K34]);-1;0))" office:value-type="float" office:value="1" calcext:value-type="float">
            <text:p>1</text:p>
          </table:table-cell>
          <table:table-cell table:formula="of:=IF(AND([.$C34]=[.H34];[.$C34]=[.$K34]);1;IF(AND([.$C34]=[.H34];[.$C34]&lt;&gt;[.$K34]);-1;0))" office:value-type="float" office:value="1" calcext:value-type="float">
            <text:p>1</text:p>
          </table:table-cell>
          <table:table-cell table:formula="of:=IF(AND([.$C34]=[.I34];[.$C34]=[.$K34]);1;IF(AND([.$C34]=[.I34];[.$C34]&lt;&gt;[.$K34]);-1;0))" office:value-type="float" office:value="0" calcext:value-type="float">
            <text:p>0</text:p>
          </table:table-cell>
          <table:table-cell table:formula="of:=SUM([.U34:.Z34])/6" office:value-type="float" office:value="0.666666666666667" calcext:value-type="float">
            <text:p>0.67</text:p>
          </table:table-cell>
          <table:table-cell/>
          <table:table-cell table:formula="of:=IF(AND([.$D34]=[.E34];[.$D34]=[.$K34]);1;IF(AND([.$D34]=[.E34];[.$D34]&lt;&gt;[.$K34]);-1;0))" office:value-type="float" office:value="0" calcext:value-type="float">
            <text:p>0</text:p>
          </table:table-cell>
          <table:table-cell table:formula="of:=IF(AND([.$D34]=[.F34];[.$D34]=[.$K34]);1;IF(AND([.$D34]=[.F34];[.$D34]&lt;&gt;[.$K34]);-1;0))" office:value-type="float" office:value="1" calcext:value-type="float">
            <text:p>1</text:p>
          </table:table-cell>
          <table:table-cell table:formula="of:=IF(AND([.$D34]=[.G34];[.$D34]=[.$K34]);1;IF(AND([.$D34]=[.G34];[.$D34]&lt;&gt;[.$K34]);-1;0))" office:value-type="float" office:value="1" calcext:value-type="float">
            <text:p>1</text:p>
          </table:table-cell>
          <table:table-cell table:formula="of:=IF(AND([.$D34]=[.H34];[.$D34]=[.$K34]);1;IF(AND([.$D34]=[.H34];[.$D34]&lt;&gt;[.$K34]);-1;0))" office:value-type="float" office:value="1" calcext:value-type="float">
            <text:p>1</text:p>
          </table:table-cell>
          <table:table-cell table:formula="of:=IF(AND([.$D34]=[.I34];[.$D34]=[.$K34]);1;IF(AND([.$D34]=[.I34];[.$D34]&lt;&gt;[.$K34]);-1;0))" office:value-type="float" office:value="0" calcext:value-type="float">
            <text:p>0</text:p>
          </table:table-cell>
          <table:table-cell table:formula="of:=SUM([.AC34:.AG34])/5" office:value-type="float" office:value="0.6" calcext:value-type="float">
            <text:p>0.60</text:p>
          </table:table-cell>
          <table:table-cell/>
          <table:table-cell table:formula="of:=IF(AND([.$E34]=[.F34];[.$E34]=[.$K34]);1;IF(AND([.$E34]=[.F34];[.$E34]&lt;&gt;[.$K34]);-1;0))" office:value-type="float" office:value="0" calcext:value-type="float">
            <text:p>0</text:p>
          </table:table-cell>
          <table:table-cell table:formula="of:=IF(AND([.$E34]=[.G34];[.$E34]=[.$K34]);1;IF(AND([.$E34]=[.G34];[.$E34]&lt;&gt;[.$K34]);-1;0))" office:value-type="float" office:value="0" calcext:value-type="float">
            <text:p>0</text:p>
          </table:table-cell>
          <table:table-cell table:formula="of:=IF(AND([.$E34]=[.H34];[.$E34]=[.$K34]);1;IF(AND([.$E34]=[.H34];[.$E34]&lt;&gt;[.$K34]);-1;0))" office:value-type="float" office:value="0" calcext:value-type="float">
            <text:p>0</text:p>
          </table:table-cell>
          <table:table-cell table:formula="of:=IF(AND([.$E34]=[.I34];[.$E34]=[.$K34]);1;IF(AND([.$E34]=[.I34];[.$E34]&lt;&gt;[.$K34]);-1;0))" office:value-type="float" office:value="-1" calcext:value-type="float">
            <text:p>-1</text:p>
          </table:table-cell>
          <table:table-cell table:formula="of:=SUM([.AJ34:.AM34])/4" office:value-type="float" office:value="-0.25" calcext:value-type="float">
            <text:p>-0.25</text:p>
          </table:table-cell>
          <table:table-cell/>
          <table:table-cell table:formula="of:=IF(AND([.$F34]=[.G34];[.$F34]=[.$K34]);1;IF(AND([.$F34]=[.G34];[.$F34]&lt;&gt;[.$K34]);-1;0))" office:value-type="float" office:value="1" calcext:value-type="float">
            <text:p>1</text:p>
          </table:table-cell>
          <table:table-cell table:formula="of:=IF(AND([.$F34]=[.H34];[.$F34]=[.$K34]);1;IF(AND([.$F34]=[.H34];[.$F34]&lt;&gt;[.$K34]);-1;0))" office:value-type="float" office:value="1" calcext:value-type="float">
            <text:p>1</text:p>
          </table:table-cell>
          <table:table-cell table:formula="of:=IF(AND([.$F34]=[.I34];[.$F34]=[.$K34]);1;IF(AND([.$F34]=[.I34];[.$F34]&lt;&gt;[.$K34]);-1;0))" office:value-type="float" office:value="0" calcext:value-type="float">
            <text:p>0</text:p>
          </table:table-cell>
          <table:table-cell table:formula="of:=SUM([.AP34:.AR34])/3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ww.gravit.io</text:p>
          </table:table-cell>
          <table:table-cell table:number-columns-repeated="2" office:value-type="string" calcext:value-type="string">
            <text:p>NOCLASS</text:p>
          </table:table-cell>
          <table:table-cell office:value-type="string" calcext:value-type="string">
            <text:p>PACKAGE</text:p>
          </table:table-cell>
          <table:table-cell table:number-columns-repeated="3" office:value-type="string" calcext:value-type="string">
            <text:p>NOCLASS</text:p>
          </table:table-cell>
          <table:table-cell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CLASS</text:p>
          </table:table-cell>
          <table:table-cell table:formula="of:=IF([.$K35]=[.C35];1;0)" office:value-type="float" office:value="1" calcext:value-type="float">
            <text:p>1</text:p>
          </table:table-cell>
          <table:table-cell table:formula="of:=IF([.$K35]=[.D35];1;0)" office:value-type="float" office:value="1" calcext:value-type="float">
            <text:p>1</text:p>
          </table:table-cell>
          <table:table-cell table:formula="of:=IF([.$K35]=[.E35];1;0)" office:value-type="float" office:value="0" calcext:value-type="float">
            <text:p>0</text:p>
          </table:table-cell>
          <table:table-cell table:formula="of:=IF([.$K35]=[.F35];1;0)" office:value-type="float" office:value="1" calcext:value-type="float">
            <text:p>1</text:p>
          </table:table-cell>
          <table:table-cell table:formula="of:=IF([.$K35]=[.G35];1;0)" office:value-type="float" office:value="1" calcext:value-type="float">
            <text:p>1</text:p>
          </table:table-cell>
          <table:table-cell table:formula="of:=IF([.$K35]=[.H35];1;0)" office:value-type="float" office:value="1" calcext:value-type="float">
            <text:p>1</text:p>
          </table:table-cell>
          <table:table-cell table:formula="of:=IF([.$K35]=[.I35];1;0)" office:value-type="float" office:value="0" calcext:value-type="float">
            <text:p>0</text:p>
          </table:table-cell>
          <table:table-cell table:style-name="ce1" table:formula="of:=SUM([.L35:.R35])/7" office:value-type="float" office:value="0.714285714285714" calcext:value-type="float">
            <text:p>0.71</text:p>
          </table:table-cell>
          <table:table-cell/>
          <table:table-cell table:formula="of:=IF(AND([.$C35]=[.D35];[.$C35]=[.$K35]);1;IF(AND([.$C35]=[.D35];[.$C35]&lt;&gt;[.$K35]);-1;0))" office:value-type="float" office:value="1" calcext:value-type="float">
            <text:p>1</text:p>
          </table:table-cell>
          <table:table-cell table:formula="of:=IF(AND([.$C35]=[.E35];[.$C35]=[.$K35]);1;IF(AND([.$C35]=[.E35];[.$C35]&lt;&gt;[.$K35]);-1;0))" office:value-type="float" office:value="0" calcext:value-type="float">
            <text:p>0</text:p>
          </table:table-cell>
          <table:table-cell table:formula="of:=IF(AND([.$C35]=[.F35];[.$C35]=[.$K35]);1;IF(AND([.$C35]=[.F35];[.$C35]&lt;&gt;[.$K35]);-1;0))" office:value-type="float" office:value="1" calcext:value-type="float">
            <text:p>1</text:p>
          </table:table-cell>
          <table:table-cell table:formula="of:=IF(AND([.$C35]=[.G35];[.$C35]=[.$K35]);1;IF(AND([.$C35]=[.G35];[.$C35]&lt;&gt;[.$K35]);-1;0))" office:value-type="float" office:value="1" calcext:value-type="float">
            <text:p>1</text:p>
          </table:table-cell>
          <table:table-cell table:formula="of:=IF(AND([.$C35]=[.H35];[.$C35]=[.$K35]);1;IF(AND([.$C35]=[.H35];[.$C35]&lt;&gt;[.$K35]);-1;0))" office:value-type="float" office:value="1" calcext:value-type="float">
            <text:p>1</text:p>
          </table:table-cell>
          <table:table-cell table:formula="of:=IF(AND([.$C35]=[.I35];[.$C35]=[.$K35]);1;IF(AND([.$C35]=[.I35];[.$C35]&lt;&gt;[.$K35]);-1;0))" office:value-type="float" office:value="0" calcext:value-type="float">
            <text:p>0</text:p>
          </table:table-cell>
          <table:table-cell table:formula="of:=SUM([.U35:.Z35])/6" office:value-type="float" office:value="0.666666666666667" calcext:value-type="float">
            <text:p>0.67</text:p>
          </table:table-cell>
          <table:table-cell/>
          <table:table-cell table:formula="of:=IF(AND([.$D35]=[.E35];[.$D35]=[.$K35]);1;IF(AND([.$D35]=[.E35];[.$D35]&lt;&gt;[.$K35]);-1;0))" office:value-type="float" office:value="0" calcext:value-type="float">
            <text:p>0</text:p>
          </table:table-cell>
          <table:table-cell table:formula="of:=IF(AND([.$D35]=[.F35];[.$D35]=[.$K35]);1;IF(AND([.$D35]=[.F35];[.$D35]&lt;&gt;[.$K35]);-1;0))" office:value-type="float" office:value="1" calcext:value-type="float">
            <text:p>1</text:p>
          </table:table-cell>
          <table:table-cell table:formula="of:=IF(AND([.$D35]=[.G35];[.$D35]=[.$K35]);1;IF(AND([.$D35]=[.G35];[.$D35]&lt;&gt;[.$K35]);-1;0))" office:value-type="float" office:value="1" calcext:value-type="float">
            <text:p>1</text:p>
          </table:table-cell>
          <table:table-cell table:formula="of:=IF(AND([.$D35]=[.H35];[.$D35]=[.$K35]);1;IF(AND([.$D35]=[.H35];[.$D35]&lt;&gt;[.$K35]);-1;0))" office:value-type="float" office:value="1" calcext:value-type="float">
            <text:p>1</text:p>
          </table:table-cell>
          <table:table-cell table:formula="of:=IF(AND([.$D35]=[.I35];[.$D35]=[.$K35]);1;IF(AND([.$D35]=[.I35];[.$D35]&lt;&gt;[.$K35]);-1;0))" office:value-type="float" office:value="0" calcext:value-type="float">
            <text:p>0</text:p>
          </table:table-cell>
          <table:table-cell table:formula="of:=SUM([.AC35:.AG35])/5" office:value-type="float" office:value="0.6" calcext:value-type="float">
            <text:p>0.60</text:p>
          </table:table-cell>
          <table:table-cell/>
          <table:table-cell table:formula="of:=IF(AND([.$E35]=[.F35];[.$E35]=[.$K35]);1;IF(AND([.$E35]=[.F35];[.$E35]&lt;&gt;[.$K35]);-1;0))" office:value-type="float" office:value="0" calcext:value-type="float">
            <text:p>0</text:p>
          </table:table-cell>
          <table:table-cell table:formula="of:=IF(AND([.$E35]=[.G35];[.$E35]=[.$K35]);1;IF(AND([.$E35]=[.G35];[.$E35]&lt;&gt;[.$K35]);-1;0))" office:value-type="float" office:value="0" calcext:value-type="float">
            <text:p>0</text:p>
          </table:table-cell>
          <table:table-cell table:formula="of:=IF(AND([.$E35]=[.H35];[.$E35]=[.$K35]);1;IF(AND([.$E35]=[.H35];[.$E35]&lt;&gt;[.$K35]);-1;0))" office:value-type="float" office:value="0" calcext:value-type="float">
            <text:p>0</text:p>
          </table:table-cell>
          <table:table-cell table:formula="of:=IF(AND([.$E35]=[.I35];[.$E35]=[.$K35]);1;IF(AND([.$E35]=[.I35];[.$E35]&lt;&gt;[.$K35]);-1;0))" office:value-type="float" office:value="-1" calcext:value-type="float">
            <text:p>-1</text:p>
          </table:table-cell>
          <table:table-cell table:formula="of:=SUM([.AJ35:.AM35])/4" office:value-type="float" office:value="-0.25" calcext:value-type="float">
            <text:p>-0.25</text:p>
          </table:table-cell>
          <table:table-cell/>
          <table:table-cell table:formula="of:=IF(AND([.$F35]=[.G35];[.$F35]=[.$K35]);1;IF(AND([.$F35]=[.G35];[.$F35]&lt;&gt;[.$K35]);-1;0))" office:value-type="float" office:value="1" calcext:value-type="float">
            <text:p>1</text:p>
          </table:table-cell>
          <table:table-cell table:formula="of:=IF(AND([.$F35]=[.H35];[.$F35]=[.$K35]);1;IF(AND([.$F35]=[.H35];[.$F35]&lt;&gt;[.$K35]);-1;0))" office:value-type="float" office:value="1" calcext:value-type="float">
            <text:p>1</text:p>
          </table:table-cell>
          <table:table-cell table:formula="of:=IF(AND([.$F35]=[.I35];[.$F35]=[.$K35]);1;IF(AND([.$F35]=[.I35];[.$F35]&lt;&gt;[.$K35]);-1;0))" office:value-type="float" office:value="0" calcext:value-type="float">
            <text:p>0</text:p>
          </table:table-cell>
          <table:table-cell table:formula="of:=SUM([.AP35:.AR35])/3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atacard.io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NOCLASS</text:p>
          </table:table-cell>
          <table:table-cell table:number-columns-repeated="5"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AGE</text:p>
          </table:table-cell>
          <table:table-cell table:formula="of:=IF([.$K36]=[.C36];1;0)" office:value-type="float" office:value="1" calcext:value-type="float">
            <text:p>1</text:p>
          </table:table-cell>
          <table:table-cell table:formula="of:=IF([.$K36]=[.D36];1;0)" office:value-type="float" office:value="0" calcext:value-type="float">
            <text:p>0</text:p>
          </table:table-cell>
          <table:table-cell table:formula="of:=IF([.$K36]=[.E36];1;0)" office:value-type="float" office:value="1" calcext:value-type="float">
            <text:p>1</text:p>
          </table:table-cell>
          <table:table-cell table:formula="of:=IF([.$K36]=[.F36];1;0)" office:value-type="float" office:value="1" calcext:value-type="float">
            <text:p>1</text:p>
          </table:table-cell>
          <table:table-cell table:formula="of:=IF([.$K36]=[.G36];1;0)" office:value-type="float" office:value="1" calcext:value-type="float">
            <text:p>1</text:p>
          </table:table-cell>
          <table:table-cell table:formula="of:=IF([.$K36]=[.H36];1;0)" office:value-type="float" office:value="1" calcext:value-type="float">
            <text:p>1</text:p>
          </table:table-cell>
          <table:table-cell table:formula="of:=IF([.$K36]=[.I36];1;0)" office:value-type="float" office:value="1" calcext:value-type="float">
            <text:p>1</text:p>
          </table:table-cell>
          <table:table-cell table:style-name="ce1" table:formula="of:=SUM([.L36:.R36])/7" office:value-type="float" office:value="0.857142857142857" calcext:value-type="float">
            <text:p>0.86</text:p>
          </table:table-cell>
          <table:table-cell/>
          <table:table-cell table:formula="of:=IF(AND([.$C36]=[.D36];[.$C36]=[.$K36]);1;IF(AND([.$C36]=[.D36];[.$C36]&lt;&gt;[.$K36]);-1;0))" office:value-type="float" office:value="0" calcext:value-type="float">
            <text:p>0</text:p>
          </table:table-cell>
          <table:table-cell table:formula="of:=IF(AND([.$C36]=[.E36];[.$C36]=[.$K36]);1;IF(AND([.$C36]=[.E36];[.$C36]&lt;&gt;[.$K36]);-1;0))" office:value-type="float" office:value="1" calcext:value-type="float">
            <text:p>1</text:p>
          </table:table-cell>
          <table:table-cell table:formula="of:=IF(AND([.$C36]=[.F36];[.$C36]=[.$K36]);1;IF(AND([.$C36]=[.F36];[.$C36]&lt;&gt;[.$K36]);-1;0))" office:value-type="float" office:value="1" calcext:value-type="float">
            <text:p>1</text:p>
          </table:table-cell>
          <table:table-cell table:formula="of:=IF(AND([.$C36]=[.G36];[.$C36]=[.$K36]);1;IF(AND([.$C36]=[.G36];[.$C36]&lt;&gt;[.$K36]);-1;0))" office:value-type="float" office:value="1" calcext:value-type="float">
            <text:p>1</text:p>
          </table:table-cell>
          <table:table-cell table:formula="of:=IF(AND([.$C36]=[.H36];[.$C36]=[.$K36]);1;IF(AND([.$C36]=[.H36];[.$C36]&lt;&gt;[.$K36]);-1;0))" office:value-type="float" office:value="1" calcext:value-type="float">
            <text:p>1</text:p>
          </table:table-cell>
          <table:table-cell table:formula="of:=IF(AND([.$C36]=[.I36];[.$C36]=[.$K36]);1;IF(AND([.$C36]=[.I36];[.$C36]&lt;&gt;[.$K36]);-1;0))" office:value-type="float" office:value="1" calcext:value-type="float">
            <text:p>1</text:p>
          </table:table-cell>
          <table:table-cell table:formula="of:=SUM([.U36:.Z36])/6" office:value-type="float" office:value="0.833333333333333" calcext:value-type="float">
            <text:p>0.83</text:p>
          </table:table-cell>
          <table:table-cell/>
          <table:table-cell table:formula="of:=IF(AND([.$D36]=[.E36];[.$D36]=[.$K36]);1;IF(AND([.$D36]=[.E36];[.$D36]&lt;&gt;[.$K36]);-1;0))" office:value-type="float" office:value="0" calcext:value-type="float">
            <text:p>0</text:p>
          </table:table-cell>
          <table:table-cell table:formula="of:=IF(AND([.$D36]=[.F36];[.$D36]=[.$K36]);1;IF(AND([.$D36]=[.F36];[.$D36]&lt;&gt;[.$K36]);-1;0))" office:value-type="float" office:value="0" calcext:value-type="float">
            <text:p>0</text:p>
          </table:table-cell>
          <table:table-cell table:formula="of:=IF(AND([.$D36]=[.G36];[.$D36]=[.$K36]);1;IF(AND([.$D36]=[.G36];[.$D36]&lt;&gt;[.$K36]);-1;0))" office:value-type="float" office:value="0" calcext:value-type="float">
            <text:p>0</text:p>
          </table:table-cell>
          <table:table-cell table:formula="of:=IF(AND([.$D36]=[.H36];[.$D36]=[.$K36]);1;IF(AND([.$D36]=[.H36];[.$D36]&lt;&gt;[.$K36]);-1;0))" office:value-type="float" office:value="0" calcext:value-type="float">
            <text:p>0</text:p>
          </table:table-cell>
          <table:table-cell table:formula="of:=IF(AND([.$D36]=[.I36];[.$D36]=[.$K36]);1;IF(AND([.$D36]=[.I36];[.$D36]&lt;&gt;[.$K36]);-1;0))" office:value-type="float" office:value="0" calcext:value-type="float">
            <text:p>0</text:p>
          </table:table-cell>
          <table:table-cell table:formula="of:=SUM([.AC36:.AG36])/5" office:value-type="float" office:value="0" calcext:value-type="float">
            <text:p>0.00</text:p>
          </table:table-cell>
          <table:table-cell/>
          <table:table-cell table:formula="of:=IF(AND([.$E36]=[.F36];[.$E36]=[.$K36]);1;IF(AND([.$E36]=[.F36];[.$E36]&lt;&gt;[.$K36]);-1;0))" office:value-type="float" office:value="1" calcext:value-type="float">
            <text:p>1</text:p>
          </table:table-cell>
          <table:table-cell table:formula="of:=IF(AND([.$E36]=[.G36];[.$E36]=[.$K36]);1;IF(AND([.$E36]=[.G36];[.$E36]&lt;&gt;[.$K36]);-1;0))" office:value-type="float" office:value="1" calcext:value-type="float">
            <text:p>1</text:p>
          </table:table-cell>
          <table:table-cell table:formula="of:=IF(AND([.$E36]=[.H36];[.$E36]=[.$K36]);1;IF(AND([.$E36]=[.H36];[.$E36]&lt;&gt;[.$K36]);-1;0))" office:value-type="float" office:value="1" calcext:value-type="float">
            <text:p>1</text:p>
          </table:table-cell>
          <table:table-cell table:formula="of:=IF(AND([.$E36]=[.I36];[.$E36]=[.$K36]);1;IF(AND([.$E36]=[.I36];[.$E36]&lt;&gt;[.$K36]);-1;0))" office:value-type="float" office:value="1" calcext:value-type="float">
            <text:p>1</text:p>
          </table:table-cell>
          <table:table-cell table:formula="of:=SUM([.AJ36:.AM36])/4" office:value-type="float" office:value="1" calcext:value-type="float">
            <text:p>1.00</text:p>
          </table:table-cell>
          <table:table-cell/>
          <table:table-cell table:formula="of:=IF(AND([.$F36]=[.G36];[.$F36]=[.$K36]);1;IF(AND([.$F36]=[.G36];[.$F36]&lt;&gt;[.$K36]);-1;0))" office:value-type="float" office:value="1" calcext:value-type="float">
            <text:p>1</text:p>
          </table:table-cell>
          <table:table-cell table:formula="of:=IF(AND([.$F36]=[.H36];[.$F36]=[.$K36]);1;IF(AND([.$F36]=[.H36];[.$F36]&lt;&gt;[.$K36]);-1;0))" office:value-type="float" office:value="1" calcext:value-type="float">
            <text:p>1</text:p>
          </table:table-cell>
          <table:table-cell table:formula="of:=IF(AND([.$F36]=[.I36];[.$F36]=[.$K36]);1;IF(AND([.$F36]=[.I36];[.$F36]&lt;&gt;[.$K36]);-1;0))" office:value-type="float" office:value="1" calcext:value-type="float">
            <text:p>1</text:p>
          </table:table-cell>
          <table:table-cell table:formula="of:=SUM([.AP36:.AR36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ifehacker.com</text:p>
          </table:table-cell>
          <table:table-cell office:value-type="string" calcext:value-type="string">
            <text:p>NEWS</text:p>
          </table:table-cell>
          <table:table-cell table:number-columns-repeated="6" office:value-type="string" calcext:value-type="string">
            <text:p>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S</text:p>
          </table:table-cell>
          <table:table-cell table:formula="of:=IF([.$K37]=[.C37];1;0)" office:value-type="float" office:value="1" calcext:value-type="float">
            <text:p>1</text:p>
          </table:table-cell>
          <table:table-cell table:formula="of:=IF([.$K37]=[.D37];1;0)" office:value-type="float" office:value="0" calcext:value-type="float">
            <text:p>0</text:p>
          </table:table-cell>
          <table:table-cell table:formula="of:=IF([.$K37]=[.E37];1;0)" office:value-type="float" office:value="0" calcext:value-type="float">
            <text:p>0</text:p>
          </table:table-cell>
          <table:table-cell table:formula="of:=IF([.$K37]=[.F37];1;0)" office:value-type="float" office:value="0" calcext:value-type="float">
            <text:p>0</text:p>
          </table:table-cell>
          <table:table-cell table:formula="of:=IF([.$K37]=[.G37];1;0)" office:value-type="float" office:value="0" calcext:value-type="float">
            <text:p>0</text:p>
          </table:table-cell>
          <table:table-cell table:formula="of:=IF([.$K37]=[.H37];1;0)" office:value-type="float" office:value="0" calcext:value-type="float">
            <text:p>0</text:p>
          </table:table-cell>
          <table:table-cell table:formula="of:=IF([.$K37]=[.I37];1;0)" office:value-type="float" office:value="0" calcext:value-type="float">
            <text:p>0</text:p>
          </table:table-cell>
          <table:table-cell table:style-name="ce1" table:formula="of:=SUM([.L37:.R37])/7" office:value-type="float" office:value="0.142857142857143" calcext:value-type="float">
            <text:p>0.14</text:p>
          </table:table-cell>
          <table:table-cell/>
          <table:table-cell table:formula="of:=IF(AND([.$C37]=[.D37];[.$C37]=[.$K37]);1;IF(AND([.$C37]=[.D37];[.$C37]&lt;&gt;[.$K37]);-1;0))" office:value-type="float" office:value="0" calcext:value-type="float">
            <text:p>0</text:p>
          </table:table-cell>
          <table:table-cell table:formula="of:=IF(AND([.$C37]=[.E37];[.$C37]=[.$K37]);1;IF(AND([.$C37]=[.E37];[.$C37]&lt;&gt;[.$K37]);-1;0))" office:value-type="float" office:value="0" calcext:value-type="float">
            <text:p>0</text:p>
          </table:table-cell>
          <table:table-cell table:formula="of:=IF(AND([.$C37]=[.F37];[.$C37]=[.$K37]);1;IF(AND([.$C37]=[.F37];[.$C37]&lt;&gt;[.$K37]);-1;0))" office:value-type="float" office:value="0" calcext:value-type="float">
            <text:p>0</text:p>
          </table:table-cell>
          <table:table-cell table:formula="of:=IF(AND([.$C37]=[.G37];[.$C37]=[.$K37]);1;IF(AND([.$C37]=[.G37];[.$C37]&lt;&gt;[.$K37]);-1;0))" office:value-type="float" office:value="0" calcext:value-type="float">
            <text:p>0</text:p>
          </table:table-cell>
          <table:table-cell table:formula="of:=IF(AND([.$C37]=[.H37];[.$C37]=[.$K37]);1;IF(AND([.$C37]=[.H37];[.$C37]&lt;&gt;[.$K37]);-1;0))" office:value-type="float" office:value="0" calcext:value-type="float">
            <text:p>0</text:p>
          </table:table-cell>
          <table:table-cell table:formula="of:=IF(AND([.$C37]=[.I37];[.$C37]=[.$K37]);1;IF(AND([.$C37]=[.I37];[.$C37]&lt;&gt;[.$K37]);-1;0))" office:value-type="float" office:value="0" calcext:value-type="float">
            <text:p>0</text:p>
          </table:table-cell>
          <table:table-cell table:formula="of:=SUM([.U37:.Z37])/6" office:value-type="float" office:value="0" calcext:value-type="float">
            <text:p>0.00</text:p>
          </table:table-cell>
          <table:table-cell/>
          <table:table-cell table:formula="of:=IF(AND([.$D37]=[.E37];[.$D37]=[.$K37]);1;IF(AND([.$D37]=[.E37];[.$D37]&lt;&gt;[.$K37]);-1;0))" office:value-type="float" office:value="-1" calcext:value-type="float">
            <text:p>-1</text:p>
          </table:table-cell>
          <table:table-cell table:formula="of:=IF(AND([.$D37]=[.F37];[.$D37]=[.$K37]);1;IF(AND([.$D37]=[.F37];[.$D37]&lt;&gt;[.$K37]);-1;0))" office:value-type="float" office:value="-1" calcext:value-type="float">
            <text:p>-1</text:p>
          </table:table-cell>
          <table:table-cell table:formula="of:=IF(AND([.$D37]=[.G37];[.$D37]=[.$K37]);1;IF(AND([.$D37]=[.G37];[.$D37]&lt;&gt;[.$K37]);-1;0))" office:value-type="float" office:value="-1" calcext:value-type="float">
            <text:p>-1</text:p>
          </table:table-cell>
          <table:table-cell table:formula="of:=IF(AND([.$D37]=[.H37];[.$D37]=[.$K37]);1;IF(AND([.$D37]=[.H37];[.$D37]&lt;&gt;[.$K37]);-1;0))" office:value-type="float" office:value="-1" calcext:value-type="float">
            <text:p>-1</text:p>
          </table:table-cell>
          <table:table-cell table:formula="of:=IF(AND([.$D37]=[.I37];[.$D37]=[.$K37]);1;IF(AND([.$D37]=[.I37];[.$D37]&lt;&gt;[.$K37]);-1;0))" office:value-type="float" office:value="-1" calcext:value-type="float">
            <text:p>-1</text:p>
          </table:table-cell>
          <table:table-cell table:formula="of:=SUM([.AC37:.AG37])/5" office:value-type="float" office:value="-1" calcext:value-type="float">
            <text:p>-1.00</text:p>
          </table:table-cell>
          <table:table-cell/>
          <table:table-cell table:formula="of:=IF(AND([.$E37]=[.F37];[.$E37]=[.$K37]);1;IF(AND([.$E37]=[.F37];[.$E37]&lt;&gt;[.$K37]);-1;0))" office:value-type="float" office:value="-1" calcext:value-type="float">
            <text:p>-1</text:p>
          </table:table-cell>
          <table:table-cell table:formula="of:=IF(AND([.$E37]=[.G37];[.$E37]=[.$K37]);1;IF(AND([.$E37]=[.G37];[.$E37]&lt;&gt;[.$K37]);-1;0))" office:value-type="float" office:value="-1" calcext:value-type="float">
            <text:p>-1</text:p>
          </table:table-cell>
          <table:table-cell table:formula="of:=IF(AND([.$E37]=[.H37];[.$E37]=[.$K37]);1;IF(AND([.$E37]=[.H37];[.$E37]&lt;&gt;[.$K37]);-1;0))" office:value-type="float" office:value="-1" calcext:value-type="float">
            <text:p>-1</text:p>
          </table:table-cell>
          <table:table-cell table:formula="of:=IF(AND([.$E37]=[.I37];[.$E37]=[.$K37]);1;IF(AND([.$E37]=[.I37];[.$E37]&lt;&gt;[.$K37]);-1;0))" office:value-type="float" office:value="-1" calcext:value-type="float">
            <text:p>-1</text:p>
          </table:table-cell>
          <table:table-cell table:formula="of:=SUM([.AJ37:.AM37])/4" office:value-type="float" office:value="-1" calcext:value-type="float">
            <text:p>-1.00</text:p>
          </table:table-cell>
          <table:table-cell/>
          <table:table-cell table:formula="of:=IF(AND([.$F37]=[.G37];[.$F37]=[.$K37]);1;IF(AND([.$F37]=[.G37];[.$F37]&lt;&gt;[.$K37]);-1;0))" office:value-type="float" office:value="-1" calcext:value-type="float">
            <text:p>-1</text:p>
          </table:table-cell>
          <table:table-cell table:formula="of:=IF(AND([.$F37]=[.H37];[.$F37]=[.$K37]);1;IF(AND([.$F37]=[.H37];[.$F37]&lt;&gt;[.$K37]);-1;0))" office:value-type="float" office:value="-1" calcext:value-type="float">
            <text:p>-1</text:p>
          </table:table-cell>
          <table:table-cell table:formula="of:=IF(AND([.$F37]=[.I37];[.$F37]=[.$K37]);1;IF(AND([.$F37]=[.I37];[.$F37]&lt;&gt;[.$K37]);-1;0))" office:value-type="float" office:value="-1" calcext:value-type="float">
            <text:p>-1</text:p>
          </table:table-cell>
          <table:table-cell table:formula="of:=SUM([.AP37:.AR37])/3" office:value-type="float" office:value="-1" calcext:value-type="float">
            <text:p>-1.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rstechnica.com</text:p>
          </table:table-cell>
          <table:table-cell table:number-columns-repeated="2" office:value-type="string" calcext:value-type="string">
            <text:p>NEWS</text:p>
          </table:table-cell>
          <table:table-cell office:value-type="string" calcext:value-type="string">
            <text:p>PACKAGE</text:p>
          </table:table-cell>
          <table:table-cell table:number-columns-repeated="3" office:value-type="string" calcext:value-type="string">
            <text:p>NEWS</text:p>
          </table:table-cell>
          <table:table-cell office:value-type="string" calcext:value-type="string">
            <text:p>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S</text:p>
          </table:table-cell>
          <table:table-cell table:formula="of:=IF([.$K38]=[.C38];1;0)" office:value-type="float" office:value="1" calcext:value-type="float">
            <text:p>1</text:p>
          </table:table-cell>
          <table:table-cell table:formula="of:=IF([.$K38]=[.D38];1;0)" office:value-type="float" office:value="1" calcext:value-type="float">
            <text:p>1</text:p>
          </table:table-cell>
          <table:table-cell table:formula="of:=IF([.$K38]=[.E38];1;0)" office:value-type="float" office:value="0" calcext:value-type="float">
            <text:p>0</text:p>
          </table:table-cell>
          <table:table-cell table:formula="of:=IF([.$K38]=[.F38];1;0)" office:value-type="float" office:value="1" calcext:value-type="float">
            <text:p>1</text:p>
          </table:table-cell>
          <table:table-cell table:formula="of:=IF([.$K38]=[.G38];1;0)" office:value-type="float" office:value="1" calcext:value-type="float">
            <text:p>1</text:p>
          </table:table-cell>
          <table:table-cell table:formula="of:=IF([.$K38]=[.H38];1;0)" office:value-type="float" office:value="1" calcext:value-type="float">
            <text:p>1</text:p>
          </table:table-cell>
          <table:table-cell table:formula="of:=IF([.$K38]=[.I38];1;0)" office:value-type="float" office:value="0" calcext:value-type="float">
            <text:p>0</text:p>
          </table:table-cell>
          <table:table-cell table:style-name="ce1" table:formula="of:=SUM([.L38:.R38])/7" office:value-type="float" office:value="0.714285714285714" calcext:value-type="float">
            <text:p>0.71</text:p>
          </table:table-cell>
          <table:table-cell/>
          <table:table-cell table:formula="of:=IF(AND([.$C38]=[.D38];[.$C38]=[.$K38]);1;IF(AND([.$C38]=[.D38];[.$C38]&lt;&gt;[.$K38]);-1;0))" office:value-type="float" office:value="1" calcext:value-type="float">
            <text:p>1</text:p>
          </table:table-cell>
          <table:table-cell table:formula="of:=IF(AND([.$C38]=[.E38];[.$C38]=[.$K38]);1;IF(AND([.$C38]=[.E38];[.$C38]&lt;&gt;[.$K38]);-1;0))" office:value-type="float" office:value="0" calcext:value-type="float">
            <text:p>0</text:p>
          </table:table-cell>
          <table:table-cell table:formula="of:=IF(AND([.$C38]=[.F38];[.$C38]=[.$K38]);1;IF(AND([.$C38]=[.F38];[.$C38]&lt;&gt;[.$K38]);-1;0))" office:value-type="float" office:value="1" calcext:value-type="float">
            <text:p>1</text:p>
          </table:table-cell>
          <table:table-cell table:formula="of:=IF(AND([.$C38]=[.G38];[.$C38]=[.$K38]);1;IF(AND([.$C38]=[.G38];[.$C38]&lt;&gt;[.$K38]);-1;0))" office:value-type="float" office:value="1" calcext:value-type="float">
            <text:p>1</text:p>
          </table:table-cell>
          <table:table-cell table:formula="of:=IF(AND([.$C38]=[.H38];[.$C38]=[.$K38]);1;IF(AND([.$C38]=[.H38];[.$C38]&lt;&gt;[.$K38]);-1;0))" office:value-type="float" office:value="1" calcext:value-type="float">
            <text:p>1</text:p>
          </table:table-cell>
          <table:table-cell table:formula="of:=IF(AND([.$C38]=[.I38];[.$C38]=[.$K38]);1;IF(AND([.$C38]=[.I38];[.$C38]&lt;&gt;[.$K38]);-1;0))" office:value-type="float" office:value="0" calcext:value-type="float">
            <text:p>0</text:p>
          </table:table-cell>
          <table:table-cell table:formula="of:=SUM([.U38:.Z38])/6" office:value-type="float" office:value="0.666666666666667" calcext:value-type="float">
            <text:p>0.67</text:p>
          </table:table-cell>
          <table:table-cell/>
          <table:table-cell table:formula="of:=IF(AND([.$D38]=[.E38];[.$D38]=[.$K38]);1;IF(AND([.$D38]=[.E38];[.$D38]&lt;&gt;[.$K38]);-1;0))" office:value-type="float" office:value="0" calcext:value-type="float">
            <text:p>0</text:p>
          </table:table-cell>
          <table:table-cell table:formula="of:=IF(AND([.$D38]=[.F38];[.$D38]=[.$K38]);1;IF(AND([.$D38]=[.F38];[.$D38]&lt;&gt;[.$K38]);-1;0))" office:value-type="float" office:value="1" calcext:value-type="float">
            <text:p>1</text:p>
          </table:table-cell>
          <table:table-cell table:formula="of:=IF(AND([.$D38]=[.G38];[.$D38]=[.$K38]);1;IF(AND([.$D38]=[.G38];[.$D38]&lt;&gt;[.$K38]);-1;0))" office:value-type="float" office:value="1" calcext:value-type="float">
            <text:p>1</text:p>
          </table:table-cell>
          <table:table-cell table:formula="of:=IF(AND([.$D38]=[.H38];[.$D38]=[.$K38]);1;IF(AND([.$D38]=[.H38];[.$D38]&lt;&gt;[.$K38]);-1;0))" office:value-type="float" office:value="1" calcext:value-type="float">
            <text:p>1</text:p>
          </table:table-cell>
          <table:table-cell table:formula="of:=IF(AND([.$D38]=[.I38];[.$D38]=[.$K38]);1;IF(AND([.$D38]=[.I38];[.$D38]&lt;&gt;[.$K38]);-1;0))" office:value-type="float" office:value="0" calcext:value-type="float">
            <text:p>0</text:p>
          </table:table-cell>
          <table:table-cell table:formula="of:=SUM([.AC38:.AG38])/5" office:value-type="float" office:value="0.6" calcext:value-type="float">
            <text:p>0.60</text:p>
          </table:table-cell>
          <table:table-cell/>
          <table:table-cell table:formula="of:=IF(AND([.$E38]=[.F38];[.$E38]=[.$K38]);1;IF(AND([.$E38]=[.F38];[.$E38]&lt;&gt;[.$K38]);-1;0))" office:value-type="float" office:value="0" calcext:value-type="float">
            <text:p>0</text:p>
          </table:table-cell>
          <table:table-cell table:formula="of:=IF(AND([.$E38]=[.G38];[.$E38]=[.$K38]);1;IF(AND([.$E38]=[.G38];[.$E38]&lt;&gt;[.$K38]);-1;0))" office:value-type="float" office:value="0" calcext:value-type="float">
            <text:p>0</text:p>
          </table:table-cell>
          <table:table-cell table:formula="of:=IF(AND([.$E38]=[.H38];[.$E38]=[.$K38]);1;IF(AND([.$E38]=[.H38];[.$E38]&lt;&gt;[.$K38]);-1;0))" office:value-type="float" office:value="0" calcext:value-type="float">
            <text:p>0</text:p>
          </table:table-cell>
          <table:table-cell table:formula="of:=IF(AND([.$E38]=[.I38];[.$E38]=[.$K38]);1;IF(AND([.$E38]=[.I38];[.$E38]&lt;&gt;[.$K38]);-1;0))" office:value-type="float" office:value="-1" calcext:value-type="float">
            <text:p>-1</text:p>
          </table:table-cell>
          <table:table-cell table:formula="of:=SUM([.AJ38:.AM38])/4" office:value-type="float" office:value="-0.25" calcext:value-type="float">
            <text:p>-0.25</text:p>
          </table:table-cell>
          <table:table-cell/>
          <table:table-cell table:formula="of:=IF(AND([.$F38]=[.G38];[.$F38]=[.$K38]);1;IF(AND([.$F38]=[.G38];[.$F38]&lt;&gt;[.$K38]);-1;0))" office:value-type="float" office:value="1" calcext:value-type="float">
            <text:p>1</text:p>
          </table:table-cell>
          <table:table-cell table:formula="of:=IF(AND([.$F38]=[.H38];[.$F38]=[.$K38]);1;IF(AND([.$F38]=[.H38];[.$F38]&lt;&gt;[.$K38]);-1;0))" office:value-type="float" office:value="1" calcext:value-type="float">
            <text:p>1</text:p>
          </table:table-cell>
          <table:table-cell table:formula="of:=IF(AND([.$F38]=[.I38];[.$F38]=[.$K38]);1;IF(AND([.$F38]=[.I38];[.$F38]&lt;&gt;[.$K38]);-1;0))" office:value-type="float" office:value="0" calcext:value-type="float">
            <text:p>0</text:p>
          </table:table-cell>
          <table:table-cell table:formula="of:=SUM([.AP38:.AR38])/3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ww.html5rocks.com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PACKAGE</text:p>
          </table:table-cell>
          <table:table-cell table:number-columns-repeated="5"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S</text:p>
          </table:table-cell>
          <table:table-cell table:formula="of:=IF([.$K39]=[.C39];1;0)" office:value-type="float" office:value="0" calcext:value-type="float">
            <text:p>0</text:p>
          </table:table-cell>
          <table:table-cell table:formula="of:=IF([.$K39]=[.D39];1;0)" office:value-type="float" office:value="0" calcext:value-type="float">
            <text:p>0</text:p>
          </table:table-cell>
          <table:table-cell table:formula="of:=IF([.$K39]=[.E39];1;0)" office:value-type="float" office:value="1" calcext:value-type="float">
            <text:p>1</text:p>
          </table:table-cell>
          <table:table-cell table:formula="of:=IF([.$K39]=[.F39];1;0)" office:value-type="float" office:value="1" calcext:value-type="float">
            <text:p>1</text:p>
          </table:table-cell>
          <table:table-cell table:formula="of:=IF([.$K39]=[.G39];1;0)" office:value-type="float" office:value="1" calcext:value-type="float">
            <text:p>1</text:p>
          </table:table-cell>
          <table:table-cell table:formula="of:=IF([.$K39]=[.H39];1;0)" office:value-type="float" office:value="1" calcext:value-type="float">
            <text:p>1</text:p>
          </table:table-cell>
          <table:table-cell table:formula="of:=IF([.$K39]=[.I39];1;0)" office:value-type="float" office:value="1" calcext:value-type="float">
            <text:p>1</text:p>
          </table:table-cell>
          <table:table-cell table:style-name="ce1" table:formula="of:=SUM([.L39:.R39])/7" office:value-type="float" office:value="0.714285714285714" calcext:value-type="float">
            <text:p>0.71</text:p>
          </table:table-cell>
          <table:table-cell/>
          <table:table-cell table:formula="of:=IF(AND([.$C39]=[.D39];[.$C39]=[.$K39]);1;IF(AND([.$C39]=[.D39];[.$C39]&lt;&gt;[.$K39]);-1;0))" office:value-type="float" office:value="0" calcext:value-type="float">
            <text:p>0</text:p>
          </table:table-cell>
          <table:table-cell table:formula="of:=IF(AND([.$C39]=[.E39];[.$C39]=[.$K39]);1;IF(AND([.$C39]=[.E39];[.$C39]&lt;&gt;[.$K39]);-1;0))" office:value-type="float" office:value="0" calcext:value-type="float">
            <text:p>0</text:p>
          </table:table-cell>
          <table:table-cell table:formula="of:=IF(AND([.$C39]=[.F39];[.$C39]=[.$K39]);1;IF(AND([.$C39]=[.F39];[.$C39]&lt;&gt;[.$K39]);-1;0))" office:value-type="float" office:value="0" calcext:value-type="float">
            <text:p>0</text:p>
          </table:table-cell>
          <table:table-cell table:formula="of:=IF(AND([.$C39]=[.G39];[.$C39]=[.$K39]);1;IF(AND([.$C39]=[.G39];[.$C39]&lt;&gt;[.$K39]);-1;0))" office:value-type="float" office:value="0" calcext:value-type="float">
            <text:p>0</text:p>
          </table:table-cell>
          <table:table-cell table:formula="of:=IF(AND([.$C39]=[.H39];[.$C39]=[.$K39]);1;IF(AND([.$C39]=[.H39];[.$C39]&lt;&gt;[.$K39]);-1;0))" office:value-type="float" office:value="0" calcext:value-type="float">
            <text:p>0</text:p>
          </table:table-cell>
          <table:table-cell table:formula="of:=IF(AND([.$C39]=[.I39];[.$C39]=[.$K39]);1;IF(AND([.$C39]=[.I39];[.$C39]&lt;&gt;[.$K39]);-1;0))" office:value-type="float" office:value="0" calcext:value-type="float">
            <text:p>0</text:p>
          </table:table-cell>
          <table:table-cell table:formula="of:=SUM([.U39:.Z39])/6" office:value-type="float" office:value="0" calcext:value-type="float">
            <text:p>0.00</text:p>
          </table:table-cell>
          <table:table-cell/>
          <table:table-cell table:formula="of:=IF(AND([.$D39]=[.E39];[.$D39]=[.$K39]);1;IF(AND([.$D39]=[.E39];[.$D39]&lt;&gt;[.$K39]);-1;0))" office:value-type="float" office:value="0" calcext:value-type="float">
            <text:p>0</text:p>
          </table:table-cell>
          <table:table-cell table:formula="of:=IF(AND([.$D39]=[.F39];[.$D39]=[.$K39]);1;IF(AND([.$D39]=[.F39];[.$D39]&lt;&gt;[.$K39]);-1;0))" office:value-type="float" office:value="0" calcext:value-type="float">
            <text:p>0</text:p>
          </table:table-cell>
          <table:table-cell table:formula="of:=IF(AND([.$D39]=[.G39];[.$D39]=[.$K39]);1;IF(AND([.$D39]=[.G39];[.$D39]&lt;&gt;[.$K39]);-1;0))" office:value-type="float" office:value="0" calcext:value-type="float">
            <text:p>0</text:p>
          </table:table-cell>
          <table:table-cell table:formula="of:=IF(AND([.$D39]=[.H39];[.$D39]=[.$K39]);1;IF(AND([.$D39]=[.H39];[.$D39]&lt;&gt;[.$K39]);-1;0))" office:value-type="float" office:value="0" calcext:value-type="float">
            <text:p>0</text:p>
          </table:table-cell>
          <table:table-cell table:formula="of:=IF(AND([.$D39]=[.I39];[.$D39]=[.$K39]);1;IF(AND([.$D39]=[.I39];[.$D39]&lt;&gt;[.$K39]);-1;0))" office:value-type="float" office:value="0" calcext:value-type="float">
            <text:p>0</text:p>
          </table:table-cell>
          <table:table-cell table:formula="of:=SUM([.AC39:.AG39])/5" office:value-type="float" office:value="0" calcext:value-type="float">
            <text:p>0.00</text:p>
          </table:table-cell>
          <table:table-cell/>
          <table:table-cell table:formula="of:=IF(AND([.$E39]=[.F39];[.$E39]=[.$K39]);1;IF(AND([.$E39]=[.F39];[.$E39]&lt;&gt;[.$K39]);-1;0))" office:value-type="float" office:value="1" calcext:value-type="float">
            <text:p>1</text:p>
          </table:table-cell>
          <table:table-cell table:formula="of:=IF(AND([.$E39]=[.G39];[.$E39]=[.$K39]);1;IF(AND([.$E39]=[.G39];[.$E39]&lt;&gt;[.$K39]);-1;0))" office:value-type="float" office:value="1" calcext:value-type="float">
            <text:p>1</text:p>
          </table:table-cell>
          <table:table-cell table:formula="of:=IF(AND([.$E39]=[.H39];[.$E39]=[.$K39]);1;IF(AND([.$E39]=[.H39];[.$E39]&lt;&gt;[.$K39]);-1;0))" office:value-type="float" office:value="1" calcext:value-type="float">
            <text:p>1</text:p>
          </table:table-cell>
          <table:table-cell table:formula="of:=IF(AND([.$E39]=[.I39];[.$E39]=[.$K39]);1;IF(AND([.$E39]=[.I39];[.$E39]&lt;&gt;[.$K39]);-1;0))" office:value-type="float" office:value="1" calcext:value-type="float">
            <text:p>1</text:p>
          </table:table-cell>
          <table:table-cell table:formula="of:=SUM([.AJ39:.AM39])/4" office:value-type="float" office:value="1" calcext:value-type="float">
            <text:p>1.00</text:p>
          </table:table-cell>
          <table:table-cell/>
          <table:table-cell table:formula="of:=IF(AND([.$F39]=[.G39];[.$F39]=[.$K39]);1;IF(AND([.$F39]=[.G39];[.$F39]&lt;&gt;[.$K39]);-1;0))" office:value-type="float" office:value="1" calcext:value-type="float">
            <text:p>1</text:p>
          </table:table-cell>
          <table:table-cell table:formula="of:=IF(AND([.$F39]=[.H39];[.$F39]=[.$K39]);1;IF(AND([.$F39]=[.H39];[.$F39]&lt;&gt;[.$K39]);-1;0))" office:value-type="float" office:value="1" calcext:value-type="float">
            <text:p>1</text:p>
          </table:table-cell>
          <table:table-cell table:formula="of:=IF(AND([.$F39]=[.I39];[.$F39]=[.$K39]);1;IF(AND([.$F39]=[.I39];[.$F39]&lt;&gt;[.$K39]);-1;0))" office:value-type="float" office:value="1" calcext:value-type="float">
            <text:p>1</text:p>
          </table:table-cell>
          <table:table-cell table:formula="of:=SUM([.AP39:.AR39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ww.girliemac.com</text:p>
          </table:table-cell>
          <table:table-cell table:number-columns-repeated="7"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S</text:p>
          </table:table-cell>
          <table:table-cell table:formula="of:=IF([.$K40]=[.C40];1;0)" office:value-type="float" office:value="1" calcext:value-type="float">
            <text:p>1</text:p>
          </table:table-cell>
          <table:table-cell table:formula="of:=IF([.$K40]=[.D40];1;0)" office:value-type="float" office:value="1" calcext:value-type="float">
            <text:p>1</text:p>
          </table:table-cell>
          <table:table-cell table:formula="of:=IF([.$K40]=[.E40];1;0)" office:value-type="float" office:value="1" calcext:value-type="float">
            <text:p>1</text:p>
          </table:table-cell>
          <table:table-cell table:formula="of:=IF([.$K40]=[.F40];1;0)" office:value-type="float" office:value="1" calcext:value-type="float">
            <text:p>1</text:p>
          </table:table-cell>
          <table:table-cell table:formula="of:=IF([.$K40]=[.G40];1;0)" office:value-type="float" office:value="1" calcext:value-type="float">
            <text:p>1</text:p>
          </table:table-cell>
          <table:table-cell table:formula="of:=IF([.$K40]=[.H40];1;0)" office:value-type="float" office:value="1" calcext:value-type="float">
            <text:p>1</text:p>
          </table:table-cell>
          <table:table-cell table:formula="of:=IF([.$K40]=[.I40];1;0)" office:value-type="float" office:value="1" calcext:value-type="float">
            <text:p>1</text:p>
          </table:table-cell>
          <table:table-cell table:style-name="ce1" table:formula="of:=SUM([.L40:.R40])/7" office:value-type="float" office:value="1" calcext:value-type="float">
            <text:p>1.00</text:p>
          </table:table-cell>
          <table:table-cell/>
          <table:table-cell table:formula="of:=IF(AND([.$C40]=[.D40];[.$C40]=[.$K40]);1;IF(AND([.$C40]=[.D40];[.$C40]&lt;&gt;[.$K40]);-1;0))" office:value-type="float" office:value="1" calcext:value-type="float">
            <text:p>1</text:p>
          </table:table-cell>
          <table:table-cell table:formula="of:=IF(AND([.$C40]=[.E40];[.$C40]=[.$K40]);1;IF(AND([.$C40]=[.E40];[.$C40]&lt;&gt;[.$K40]);-1;0))" office:value-type="float" office:value="1" calcext:value-type="float">
            <text:p>1</text:p>
          </table:table-cell>
          <table:table-cell table:formula="of:=IF(AND([.$C40]=[.F40];[.$C40]=[.$K40]);1;IF(AND([.$C40]=[.F40];[.$C40]&lt;&gt;[.$K40]);-1;0))" office:value-type="float" office:value="1" calcext:value-type="float">
            <text:p>1</text:p>
          </table:table-cell>
          <table:table-cell table:formula="of:=IF(AND([.$C40]=[.G40];[.$C40]=[.$K40]);1;IF(AND([.$C40]=[.G40];[.$C40]&lt;&gt;[.$K40]);-1;0))" office:value-type="float" office:value="1" calcext:value-type="float">
            <text:p>1</text:p>
          </table:table-cell>
          <table:table-cell table:formula="of:=IF(AND([.$C40]=[.H40];[.$C40]=[.$K40]);1;IF(AND([.$C40]=[.H40];[.$C40]&lt;&gt;[.$K40]);-1;0))" office:value-type="float" office:value="1" calcext:value-type="float">
            <text:p>1</text:p>
          </table:table-cell>
          <table:table-cell table:formula="of:=IF(AND([.$C40]=[.I40];[.$C40]=[.$K40]);1;IF(AND([.$C40]=[.I40];[.$C40]&lt;&gt;[.$K40]);-1;0))" office:value-type="float" office:value="1" calcext:value-type="float">
            <text:p>1</text:p>
          </table:table-cell>
          <table:table-cell table:formula="of:=SUM([.U40:.Z40])/6" office:value-type="float" office:value="1" calcext:value-type="float">
            <text:p>1.00</text:p>
          </table:table-cell>
          <table:table-cell/>
          <table:table-cell table:formula="of:=IF(AND([.$D40]=[.E40];[.$D40]=[.$K40]);1;IF(AND([.$D40]=[.E40];[.$D40]&lt;&gt;[.$K40]);-1;0))" office:value-type="float" office:value="1" calcext:value-type="float">
            <text:p>1</text:p>
          </table:table-cell>
          <table:table-cell table:formula="of:=IF(AND([.$D40]=[.F40];[.$D40]=[.$K40]);1;IF(AND([.$D40]=[.F40];[.$D40]&lt;&gt;[.$K40]);-1;0))" office:value-type="float" office:value="1" calcext:value-type="float">
            <text:p>1</text:p>
          </table:table-cell>
          <table:table-cell table:formula="of:=IF(AND([.$D40]=[.G40];[.$D40]=[.$K40]);1;IF(AND([.$D40]=[.G40];[.$D40]&lt;&gt;[.$K40]);-1;0))" office:value-type="float" office:value="1" calcext:value-type="float">
            <text:p>1</text:p>
          </table:table-cell>
          <table:table-cell table:formula="of:=IF(AND([.$D40]=[.H40];[.$D40]=[.$K40]);1;IF(AND([.$D40]=[.H40];[.$D40]&lt;&gt;[.$K40]);-1;0))" office:value-type="float" office:value="1" calcext:value-type="float">
            <text:p>1</text:p>
          </table:table-cell>
          <table:table-cell table:formula="of:=IF(AND([.$D40]=[.I40];[.$D40]=[.$K40]);1;IF(AND([.$D40]=[.I40];[.$D40]&lt;&gt;[.$K40]);-1;0))" office:value-type="float" office:value="1" calcext:value-type="float">
            <text:p>1</text:p>
          </table:table-cell>
          <table:table-cell table:formula="of:=SUM([.AC40:.AG40])/5" office:value-type="float" office:value="1" calcext:value-type="float">
            <text:p>1.00</text:p>
          </table:table-cell>
          <table:table-cell/>
          <table:table-cell table:formula="of:=IF(AND([.$E40]=[.F40];[.$E40]=[.$K40]);1;IF(AND([.$E40]=[.F40];[.$E40]&lt;&gt;[.$K40]);-1;0))" office:value-type="float" office:value="1" calcext:value-type="float">
            <text:p>1</text:p>
          </table:table-cell>
          <table:table-cell table:formula="of:=IF(AND([.$E40]=[.G40];[.$E40]=[.$K40]);1;IF(AND([.$E40]=[.G40];[.$E40]&lt;&gt;[.$K40]);-1;0))" office:value-type="float" office:value="1" calcext:value-type="float">
            <text:p>1</text:p>
          </table:table-cell>
          <table:table-cell table:formula="of:=IF(AND([.$E40]=[.H40];[.$E40]=[.$K40]);1;IF(AND([.$E40]=[.H40];[.$E40]&lt;&gt;[.$K40]);-1;0))" office:value-type="float" office:value="1" calcext:value-type="float">
            <text:p>1</text:p>
          </table:table-cell>
          <table:table-cell table:formula="of:=IF(AND([.$E40]=[.I40];[.$E40]=[.$K40]);1;IF(AND([.$E40]=[.I40];[.$E40]&lt;&gt;[.$K40]);-1;0))" office:value-type="float" office:value="1" calcext:value-type="float">
            <text:p>1</text:p>
          </table:table-cell>
          <table:table-cell table:formula="of:=SUM([.AJ40:.AM40])/4" office:value-type="float" office:value="1" calcext:value-type="float">
            <text:p>1.00</text:p>
          </table:table-cell>
          <table:table-cell/>
          <table:table-cell table:formula="of:=IF(AND([.$F40]=[.G40];[.$F40]=[.$K40]);1;IF(AND([.$F40]=[.G40];[.$F40]&lt;&gt;[.$K40]);-1;0))" office:value-type="float" office:value="1" calcext:value-type="float">
            <text:p>1</text:p>
          </table:table-cell>
          <table:table-cell table:formula="of:=IF(AND([.$F40]=[.H40];[.$F40]=[.$K40]);1;IF(AND([.$F40]=[.H40];[.$F40]&lt;&gt;[.$K40]);-1;0))" office:value-type="float" office:value="1" calcext:value-type="float">
            <text:p>1</text:p>
          </table:table-cell>
          <table:table-cell table:formula="of:=IF(AND([.$F40]=[.I40];[.$F40]=[.$K40]);1;IF(AND([.$F40]=[.I40];[.$F40]&lt;&gt;[.$K40]);-1;0))" office:value-type="float" office:value="1" calcext:value-type="float">
            <text:p>1</text:p>
          </table:table-cell>
          <table:table-cell table:formula="of:=SUM([.AP40:.AR40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ww.digitaljournal.com</text:p>
          </table:table-cell>
          <table:table-cell table:number-columns-repeated="7"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S</text:p>
          </table:table-cell>
          <table:table-cell table:formula="of:=IF([.$K41]=[.C41];1;0)" office:value-type="float" office:value="1" calcext:value-type="float">
            <text:p>1</text:p>
          </table:table-cell>
          <table:table-cell table:formula="of:=IF([.$K41]=[.D41];1;0)" office:value-type="float" office:value="1" calcext:value-type="float">
            <text:p>1</text:p>
          </table:table-cell>
          <table:table-cell table:formula="of:=IF([.$K41]=[.E41];1;0)" office:value-type="float" office:value="1" calcext:value-type="float">
            <text:p>1</text:p>
          </table:table-cell>
          <table:table-cell table:formula="of:=IF([.$K41]=[.F41];1;0)" office:value-type="float" office:value="1" calcext:value-type="float">
            <text:p>1</text:p>
          </table:table-cell>
          <table:table-cell table:formula="of:=IF([.$K41]=[.G41];1;0)" office:value-type="float" office:value="1" calcext:value-type="float">
            <text:p>1</text:p>
          </table:table-cell>
          <table:table-cell table:formula="of:=IF([.$K41]=[.H41];1;0)" office:value-type="float" office:value="1" calcext:value-type="float">
            <text:p>1</text:p>
          </table:table-cell>
          <table:table-cell table:formula="of:=IF([.$K41]=[.I41];1;0)" office:value-type="float" office:value="1" calcext:value-type="float">
            <text:p>1</text:p>
          </table:table-cell>
          <table:table-cell table:style-name="ce1" table:formula="of:=SUM([.L41:.R41])/7" office:value-type="float" office:value="1" calcext:value-type="float">
            <text:p>1.00</text:p>
          </table:table-cell>
          <table:table-cell/>
          <table:table-cell table:formula="of:=IF(AND([.$C41]=[.D41];[.$C41]=[.$K41]);1;IF(AND([.$C41]=[.D41];[.$C41]&lt;&gt;[.$K41]);-1;0))" office:value-type="float" office:value="1" calcext:value-type="float">
            <text:p>1</text:p>
          </table:table-cell>
          <table:table-cell table:formula="of:=IF(AND([.$C41]=[.E41];[.$C41]=[.$K41]);1;IF(AND([.$C41]=[.E41];[.$C41]&lt;&gt;[.$K41]);-1;0))" office:value-type="float" office:value="1" calcext:value-type="float">
            <text:p>1</text:p>
          </table:table-cell>
          <table:table-cell table:formula="of:=IF(AND([.$C41]=[.F41];[.$C41]=[.$K41]);1;IF(AND([.$C41]=[.F41];[.$C41]&lt;&gt;[.$K41]);-1;0))" office:value-type="float" office:value="1" calcext:value-type="float">
            <text:p>1</text:p>
          </table:table-cell>
          <table:table-cell table:formula="of:=IF(AND([.$C41]=[.G41];[.$C41]=[.$K41]);1;IF(AND([.$C41]=[.G41];[.$C41]&lt;&gt;[.$K41]);-1;0))" office:value-type="float" office:value="1" calcext:value-type="float">
            <text:p>1</text:p>
          </table:table-cell>
          <table:table-cell table:formula="of:=IF(AND([.$C41]=[.H41];[.$C41]=[.$K41]);1;IF(AND([.$C41]=[.H41];[.$C41]&lt;&gt;[.$K41]);-1;0))" office:value-type="float" office:value="1" calcext:value-type="float">
            <text:p>1</text:p>
          </table:table-cell>
          <table:table-cell table:formula="of:=IF(AND([.$C41]=[.I41];[.$C41]=[.$K41]);1;IF(AND([.$C41]=[.I41];[.$C41]&lt;&gt;[.$K41]);-1;0))" office:value-type="float" office:value="1" calcext:value-type="float">
            <text:p>1</text:p>
          </table:table-cell>
          <table:table-cell table:formula="of:=SUM([.U41:.Z41])/6" office:value-type="float" office:value="1" calcext:value-type="float">
            <text:p>1.00</text:p>
          </table:table-cell>
          <table:table-cell/>
          <table:table-cell table:formula="of:=IF(AND([.$D41]=[.E41];[.$D41]=[.$K41]);1;IF(AND([.$D41]=[.E41];[.$D41]&lt;&gt;[.$K41]);-1;0))" office:value-type="float" office:value="1" calcext:value-type="float">
            <text:p>1</text:p>
          </table:table-cell>
          <table:table-cell table:formula="of:=IF(AND([.$D41]=[.F41];[.$D41]=[.$K41]);1;IF(AND([.$D41]=[.F41];[.$D41]&lt;&gt;[.$K41]);-1;0))" office:value-type="float" office:value="1" calcext:value-type="float">
            <text:p>1</text:p>
          </table:table-cell>
          <table:table-cell table:formula="of:=IF(AND([.$D41]=[.G41];[.$D41]=[.$K41]);1;IF(AND([.$D41]=[.G41];[.$D41]&lt;&gt;[.$K41]);-1;0))" office:value-type="float" office:value="1" calcext:value-type="float">
            <text:p>1</text:p>
          </table:table-cell>
          <table:table-cell table:formula="of:=IF(AND([.$D41]=[.H41];[.$D41]=[.$K41]);1;IF(AND([.$D41]=[.H41];[.$D41]&lt;&gt;[.$K41]);-1;0))" office:value-type="float" office:value="1" calcext:value-type="float">
            <text:p>1</text:p>
          </table:table-cell>
          <table:table-cell table:formula="of:=IF(AND([.$D41]=[.I41];[.$D41]=[.$K41]);1;IF(AND([.$D41]=[.I41];[.$D41]&lt;&gt;[.$K41]);-1;0))" office:value-type="float" office:value="1" calcext:value-type="float">
            <text:p>1</text:p>
          </table:table-cell>
          <table:table-cell table:formula="of:=SUM([.AC41:.AG41])/5" office:value-type="float" office:value="1" calcext:value-type="float">
            <text:p>1.00</text:p>
          </table:table-cell>
          <table:table-cell/>
          <table:table-cell table:formula="of:=IF(AND([.$E41]=[.F41];[.$E41]=[.$K41]);1;IF(AND([.$E41]=[.F41];[.$E41]&lt;&gt;[.$K41]);-1;0))" office:value-type="float" office:value="1" calcext:value-type="float">
            <text:p>1</text:p>
          </table:table-cell>
          <table:table-cell table:formula="of:=IF(AND([.$E41]=[.G41];[.$E41]=[.$K41]);1;IF(AND([.$E41]=[.G41];[.$E41]&lt;&gt;[.$K41]);-1;0))" office:value-type="float" office:value="1" calcext:value-type="float">
            <text:p>1</text:p>
          </table:table-cell>
          <table:table-cell table:formula="of:=IF(AND([.$E41]=[.H41];[.$E41]=[.$K41]);1;IF(AND([.$E41]=[.H41];[.$E41]&lt;&gt;[.$K41]);-1;0))" office:value-type="float" office:value="1" calcext:value-type="float">
            <text:p>1</text:p>
          </table:table-cell>
          <table:table-cell table:formula="of:=IF(AND([.$E41]=[.I41];[.$E41]=[.$K41]);1;IF(AND([.$E41]=[.I41];[.$E41]&lt;&gt;[.$K41]);-1;0))" office:value-type="float" office:value="1" calcext:value-type="float">
            <text:p>1</text:p>
          </table:table-cell>
          <table:table-cell table:formula="of:=SUM([.AJ41:.AM41])/4" office:value-type="float" office:value="1" calcext:value-type="float">
            <text:p>1.00</text:p>
          </table:table-cell>
          <table:table-cell/>
          <table:table-cell table:formula="of:=IF(AND([.$F41]=[.G41];[.$F41]=[.$K41]);1;IF(AND([.$F41]=[.G41];[.$F41]&lt;&gt;[.$K41]);-1;0))" office:value-type="float" office:value="1" calcext:value-type="float">
            <text:p>1</text:p>
          </table:table-cell>
          <table:table-cell table:formula="of:=IF(AND([.$F41]=[.H41];[.$F41]=[.$K41]);1;IF(AND([.$F41]=[.H41];[.$F41]&lt;&gt;[.$K41]);-1;0))" office:value-type="float" office:value="1" calcext:value-type="float">
            <text:p>1</text:p>
          </table:table-cell>
          <table:table-cell table:formula="of:=IF(AND([.$F41]=[.I41];[.$F41]=[.$K41]);1;IF(AND([.$F41]=[.I41];[.$F41]&lt;&gt;[.$K41]);-1;0))" office:value-type="float" office:value="1" calcext:value-type="float">
            <text:p>1</text:p>
          </table:table-cell>
          <table:table-cell table:formula="of:=SUM([.AP41:.AR41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lorin-pop.com</text:p>
          </table:table-cell>
          <table:table-cell table:number-columns-repeated="7"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S</text:p>
          </table:table-cell>
          <table:table-cell table:formula="of:=IF([.$K42]=[.C42];1;0)" office:value-type="float" office:value="1" calcext:value-type="float">
            <text:p>1</text:p>
          </table:table-cell>
          <table:table-cell table:formula="of:=IF([.$K42]=[.D42];1;0)" office:value-type="float" office:value="1" calcext:value-type="float">
            <text:p>1</text:p>
          </table:table-cell>
          <table:table-cell table:formula="of:=IF([.$K42]=[.E42];1;0)" office:value-type="float" office:value="1" calcext:value-type="float">
            <text:p>1</text:p>
          </table:table-cell>
          <table:table-cell table:formula="of:=IF([.$K42]=[.F42];1;0)" office:value-type="float" office:value="1" calcext:value-type="float">
            <text:p>1</text:p>
          </table:table-cell>
          <table:table-cell table:formula="of:=IF([.$K42]=[.G42];1;0)" office:value-type="float" office:value="1" calcext:value-type="float">
            <text:p>1</text:p>
          </table:table-cell>
          <table:table-cell table:formula="of:=IF([.$K42]=[.H42];1;0)" office:value-type="float" office:value="1" calcext:value-type="float">
            <text:p>1</text:p>
          </table:table-cell>
          <table:table-cell table:formula="of:=IF([.$K42]=[.I42];1;0)" office:value-type="float" office:value="1" calcext:value-type="float">
            <text:p>1</text:p>
          </table:table-cell>
          <table:table-cell table:style-name="ce1" table:formula="of:=SUM([.L42:.R42])/7" office:value-type="float" office:value="1" calcext:value-type="float">
            <text:p>1.00</text:p>
          </table:table-cell>
          <table:table-cell/>
          <table:table-cell table:formula="of:=IF(AND([.$C42]=[.D42];[.$C42]=[.$K42]);1;IF(AND([.$C42]=[.D42];[.$C42]&lt;&gt;[.$K42]);-1;0))" office:value-type="float" office:value="1" calcext:value-type="float">
            <text:p>1</text:p>
          </table:table-cell>
          <table:table-cell table:formula="of:=IF(AND([.$C42]=[.E42];[.$C42]=[.$K42]);1;IF(AND([.$C42]=[.E42];[.$C42]&lt;&gt;[.$K42]);-1;0))" office:value-type="float" office:value="1" calcext:value-type="float">
            <text:p>1</text:p>
          </table:table-cell>
          <table:table-cell table:formula="of:=IF(AND([.$C42]=[.F42];[.$C42]=[.$K42]);1;IF(AND([.$C42]=[.F42];[.$C42]&lt;&gt;[.$K42]);-1;0))" office:value-type="float" office:value="1" calcext:value-type="float">
            <text:p>1</text:p>
          </table:table-cell>
          <table:table-cell table:formula="of:=IF(AND([.$C42]=[.G42];[.$C42]=[.$K42]);1;IF(AND([.$C42]=[.G42];[.$C42]&lt;&gt;[.$K42]);-1;0))" office:value-type="float" office:value="1" calcext:value-type="float">
            <text:p>1</text:p>
          </table:table-cell>
          <table:table-cell table:formula="of:=IF(AND([.$C42]=[.H42];[.$C42]=[.$K42]);1;IF(AND([.$C42]=[.H42];[.$C42]&lt;&gt;[.$K42]);-1;0))" office:value-type="float" office:value="1" calcext:value-type="float">
            <text:p>1</text:p>
          </table:table-cell>
          <table:table-cell table:formula="of:=IF(AND([.$C42]=[.I42];[.$C42]=[.$K42]);1;IF(AND([.$C42]=[.I42];[.$C42]&lt;&gt;[.$K42]);-1;0))" office:value-type="float" office:value="1" calcext:value-type="float">
            <text:p>1</text:p>
          </table:table-cell>
          <table:table-cell table:formula="of:=SUM([.U42:.Z42])/6" office:value-type="float" office:value="1" calcext:value-type="float">
            <text:p>1.00</text:p>
          </table:table-cell>
          <table:table-cell/>
          <table:table-cell table:formula="of:=IF(AND([.$D42]=[.E42];[.$D42]=[.$K42]);1;IF(AND([.$D42]=[.E42];[.$D42]&lt;&gt;[.$K42]);-1;0))" office:value-type="float" office:value="1" calcext:value-type="float">
            <text:p>1</text:p>
          </table:table-cell>
          <table:table-cell table:formula="of:=IF(AND([.$D42]=[.F42];[.$D42]=[.$K42]);1;IF(AND([.$D42]=[.F42];[.$D42]&lt;&gt;[.$K42]);-1;0))" office:value-type="float" office:value="1" calcext:value-type="float">
            <text:p>1</text:p>
          </table:table-cell>
          <table:table-cell table:formula="of:=IF(AND([.$D42]=[.G42];[.$D42]=[.$K42]);1;IF(AND([.$D42]=[.G42];[.$D42]&lt;&gt;[.$K42]);-1;0))" office:value-type="float" office:value="1" calcext:value-type="float">
            <text:p>1</text:p>
          </table:table-cell>
          <table:table-cell table:formula="of:=IF(AND([.$D42]=[.H42];[.$D42]=[.$K42]);1;IF(AND([.$D42]=[.H42];[.$D42]&lt;&gt;[.$K42]);-1;0))" office:value-type="float" office:value="1" calcext:value-type="float">
            <text:p>1</text:p>
          </table:table-cell>
          <table:table-cell table:formula="of:=IF(AND([.$D42]=[.I42];[.$D42]=[.$K42]);1;IF(AND([.$D42]=[.I42];[.$D42]&lt;&gt;[.$K42]);-1;0))" office:value-type="float" office:value="1" calcext:value-type="float">
            <text:p>1</text:p>
          </table:table-cell>
          <table:table-cell table:formula="of:=SUM([.AC42:.AG42])/5" office:value-type="float" office:value="1" calcext:value-type="float">
            <text:p>1.00</text:p>
          </table:table-cell>
          <table:table-cell/>
          <table:table-cell table:formula="of:=IF(AND([.$E42]=[.F42];[.$E42]=[.$K42]);1;IF(AND([.$E42]=[.F42];[.$E42]&lt;&gt;[.$K42]);-1;0))" office:value-type="float" office:value="1" calcext:value-type="float">
            <text:p>1</text:p>
          </table:table-cell>
          <table:table-cell table:formula="of:=IF(AND([.$E42]=[.G42];[.$E42]=[.$K42]);1;IF(AND([.$E42]=[.G42];[.$E42]&lt;&gt;[.$K42]);-1;0))" office:value-type="float" office:value="1" calcext:value-type="float">
            <text:p>1</text:p>
          </table:table-cell>
          <table:table-cell table:formula="of:=IF(AND([.$E42]=[.H42];[.$E42]=[.$K42]);1;IF(AND([.$E42]=[.H42];[.$E42]&lt;&gt;[.$K42]);-1;0))" office:value-type="float" office:value="1" calcext:value-type="float">
            <text:p>1</text:p>
          </table:table-cell>
          <table:table-cell table:formula="of:=IF(AND([.$E42]=[.I42];[.$E42]=[.$K42]);1;IF(AND([.$E42]=[.I42];[.$E42]&lt;&gt;[.$K42]);-1;0))" office:value-type="float" office:value="1" calcext:value-type="float">
            <text:p>1</text:p>
          </table:table-cell>
          <table:table-cell table:formula="of:=SUM([.AJ42:.AM42])/4" office:value-type="float" office:value="1" calcext:value-type="float">
            <text:p>1.00</text:p>
          </table:table-cell>
          <table:table-cell/>
          <table:table-cell table:formula="of:=IF(AND([.$F42]=[.G42];[.$F42]=[.$K42]);1;IF(AND([.$F42]=[.G42];[.$F42]&lt;&gt;[.$K42]);-1;0))" office:value-type="float" office:value="1" calcext:value-type="float">
            <text:p>1</text:p>
          </table:table-cell>
          <table:table-cell table:formula="of:=IF(AND([.$F42]=[.H42];[.$F42]=[.$K42]);1;IF(AND([.$F42]=[.H42];[.$F42]&lt;&gt;[.$K42]);-1;0))" office:value-type="float" office:value="1" calcext:value-type="float">
            <text:p>1</text:p>
          </table:table-cell>
          <table:table-cell table:formula="of:=IF(AND([.$F42]=[.I42];[.$F42]=[.$K42]);1;IF(AND([.$F42]=[.I42];[.$F42]&lt;&gt;[.$K42]);-1;0))" office:value-type="float" office:value="1" calcext:value-type="float">
            <text:p>1</text:p>
          </table:table-cell>
          <table:table-cell table:formula="of:=SUM([.AP42:.AR42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ducation.github.com</text:p>
          </table:table-cell>
          <table:table-cell table:number-columns-repeated="2" office:value-type="string" calcext:value-type="string">
            <text:p>TRAINING</text:p>
          </table:table-cell>
          <table:table-cell office:value-type="string" calcext:value-type="string">
            <text:p>PACKAGE</text:p>
          </table:table-cell>
          <table:table-cell table:number-columns-repeated="3" office:value-type="string" calcext:value-type="string">
            <text:p>TRAINING</text:p>
          </table:table-cell>
          <table:table-cell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ING</text:p>
          </table:table-cell>
          <table:table-cell table:formula="of:=IF([.$K43]=[.C43];1;0)" office:value-type="float" office:value="1" calcext:value-type="float">
            <text:p>1</text:p>
          </table:table-cell>
          <table:table-cell table:formula="of:=IF([.$K43]=[.D43];1;0)" office:value-type="float" office:value="1" calcext:value-type="float">
            <text:p>1</text:p>
          </table:table-cell>
          <table:table-cell table:formula="of:=IF([.$K43]=[.E43];1;0)" office:value-type="float" office:value="0" calcext:value-type="float">
            <text:p>0</text:p>
          </table:table-cell>
          <table:table-cell table:formula="of:=IF([.$K43]=[.F43];1;0)" office:value-type="float" office:value="1" calcext:value-type="float">
            <text:p>1</text:p>
          </table:table-cell>
          <table:table-cell table:formula="of:=IF([.$K43]=[.G43];1;0)" office:value-type="float" office:value="1" calcext:value-type="float">
            <text:p>1</text:p>
          </table:table-cell>
          <table:table-cell table:formula="of:=IF([.$K43]=[.H43];1;0)" office:value-type="float" office:value="1" calcext:value-type="float">
            <text:p>1</text:p>
          </table:table-cell>
          <table:table-cell table:formula="of:=IF([.$K43]=[.I43];1;0)" office:value-type="float" office:value="0" calcext:value-type="float">
            <text:p>0</text:p>
          </table:table-cell>
          <table:table-cell table:style-name="ce1" table:formula="of:=SUM([.L43:.R43])/7" office:value-type="float" office:value="0.714285714285714" calcext:value-type="float">
            <text:p>0.71</text:p>
          </table:table-cell>
          <table:table-cell/>
          <table:table-cell table:formula="of:=IF(AND([.$C43]=[.D43];[.$C43]=[.$K43]);1;IF(AND([.$C43]=[.D43];[.$C43]&lt;&gt;[.$K43]);-1;0))" office:value-type="float" office:value="1" calcext:value-type="float">
            <text:p>1</text:p>
          </table:table-cell>
          <table:table-cell table:formula="of:=IF(AND([.$C43]=[.E43];[.$C43]=[.$K43]);1;IF(AND([.$C43]=[.E43];[.$C43]&lt;&gt;[.$K43]);-1;0))" office:value-type="float" office:value="0" calcext:value-type="float">
            <text:p>0</text:p>
          </table:table-cell>
          <table:table-cell table:formula="of:=IF(AND([.$C43]=[.F43];[.$C43]=[.$K43]);1;IF(AND([.$C43]=[.F43];[.$C43]&lt;&gt;[.$K43]);-1;0))" office:value-type="float" office:value="1" calcext:value-type="float">
            <text:p>1</text:p>
          </table:table-cell>
          <table:table-cell table:formula="of:=IF(AND([.$C43]=[.G43];[.$C43]=[.$K43]);1;IF(AND([.$C43]=[.G43];[.$C43]&lt;&gt;[.$K43]);-1;0))" office:value-type="float" office:value="1" calcext:value-type="float">
            <text:p>1</text:p>
          </table:table-cell>
          <table:table-cell table:formula="of:=IF(AND([.$C43]=[.H43];[.$C43]=[.$K43]);1;IF(AND([.$C43]=[.H43];[.$C43]&lt;&gt;[.$K43]);-1;0))" office:value-type="float" office:value="1" calcext:value-type="float">
            <text:p>1</text:p>
          </table:table-cell>
          <table:table-cell table:formula="of:=IF(AND([.$C43]=[.I43];[.$C43]=[.$K43]);1;IF(AND([.$C43]=[.I43];[.$C43]&lt;&gt;[.$K43]);-1;0))" office:value-type="float" office:value="0" calcext:value-type="float">
            <text:p>0</text:p>
          </table:table-cell>
          <table:table-cell table:formula="of:=SUM([.U43:.Z43])/6" office:value-type="float" office:value="0.666666666666667" calcext:value-type="float">
            <text:p>0.67</text:p>
          </table:table-cell>
          <table:table-cell/>
          <table:table-cell table:formula="of:=IF(AND([.$D43]=[.E43];[.$D43]=[.$K43]);1;IF(AND([.$D43]=[.E43];[.$D43]&lt;&gt;[.$K43]);-1;0))" office:value-type="float" office:value="0" calcext:value-type="float">
            <text:p>0</text:p>
          </table:table-cell>
          <table:table-cell table:formula="of:=IF(AND([.$D43]=[.F43];[.$D43]=[.$K43]);1;IF(AND([.$D43]=[.F43];[.$D43]&lt;&gt;[.$K43]);-1;0))" office:value-type="float" office:value="1" calcext:value-type="float">
            <text:p>1</text:p>
          </table:table-cell>
          <table:table-cell table:formula="of:=IF(AND([.$D43]=[.G43];[.$D43]=[.$K43]);1;IF(AND([.$D43]=[.G43];[.$D43]&lt;&gt;[.$K43]);-1;0))" office:value-type="float" office:value="1" calcext:value-type="float">
            <text:p>1</text:p>
          </table:table-cell>
          <table:table-cell table:formula="of:=IF(AND([.$D43]=[.H43];[.$D43]=[.$K43]);1;IF(AND([.$D43]=[.H43];[.$D43]&lt;&gt;[.$K43]);-1;0))" office:value-type="float" office:value="1" calcext:value-type="float">
            <text:p>1</text:p>
          </table:table-cell>
          <table:table-cell table:formula="of:=IF(AND([.$D43]=[.I43];[.$D43]=[.$K43]);1;IF(AND([.$D43]=[.I43];[.$D43]&lt;&gt;[.$K43]);-1;0))" office:value-type="float" office:value="0" calcext:value-type="float">
            <text:p>0</text:p>
          </table:table-cell>
          <table:table-cell table:formula="of:=SUM([.AC43:.AG43])/5" office:value-type="float" office:value="0.6" calcext:value-type="float">
            <text:p>0.60</text:p>
          </table:table-cell>
          <table:table-cell/>
          <table:table-cell table:formula="of:=IF(AND([.$E43]=[.F43];[.$E43]=[.$K43]);1;IF(AND([.$E43]=[.F43];[.$E43]&lt;&gt;[.$K43]);-1;0))" office:value-type="float" office:value="0" calcext:value-type="float">
            <text:p>0</text:p>
          </table:table-cell>
          <table:table-cell table:formula="of:=IF(AND([.$E43]=[.G43];[.$E43]=[.$K43]);1;IF(AND([.$E43]=[.G43];[.$E43]&lt;&gt;[.$K43]);-1;0))" office:value-type="float" office:value="0" calcext:value-type="float">
            <text:p>0</text:p>
          </table:table-cell>
          <table:table-cell table:formula="of:=IF(AND([.$E43]=[.H43];[.$E43]=[.$K43]);1;IF(AND([.$E43]=[.H43];[.$E43]&lt;&gt;[.$K43]);-1;0))" office:value-type="float" office:value="0" calcext:value-type="float">
            <text:p>0</text:p>
          </table:table-cell>
          <table:table-cell table:formula="of:=IF(AND([.$E43]=[.I43];[.$E43]=[.$K43]);1;IF(AND([.$E43]=[.I43];[.$E43]&lt;&gt;[.$K43]);-1;0))" office:value-type="float" office:value="-1" calcext:value-type="float">
            <text:p>-1</text:p>
          </table:table-cell>
          <table:table-cell table:formula="of:=SUM([.AJ43:.AM43])/4" office:value-type="float" office:value="-0.25" calcext:value-type="float">
            <text:p>-0.25</text:p>
          </table:table-cell>
          <table:table-cell/>
          <table:table-cell table:formula="of:=IF(AND([.$F43]=[.G43];[.$F43]=[.$K43]);1;IF(AND([.$F43]=[.G43];[.$F43]&lt;&gt;[.$K43]);-1;0))" office:value-type="float" office:value="1" calcext:value-type="float">
            <text:p>1</text:p>
          </table:table-cell>
          <table:table-cell table:formula="of:=IF(AND([.$F43]=[.H43];[.$F43]=[.$K43]);1;IF(AND([.$F43]=[.H43];[.$F43]&lt;&gt;[.$K43]);-1;0))" office:value-type="float" office:value="1" calcext:value-type="float">
            <text:p>1</text:p>
          </table:table-cell>
          <table:table-cell table:formula="of:=IF(AND([.$F43]=[.I43];[.$F43]=[.$K43]);1;IF(AND([.$F43]=[.I43];[.$F43]&lt;&gt;[.$K43]);-1;0))" office:value-type="float" office:value="0" calcext:value-type="float">
            <text:p>0</text:p>
          </table:table-cell>
          <table:table-cell table:formula="of:=SUM([.AP43:.AR43])/3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ww.codingpedia.org</text:p>
          </table:table-cell>
          <table:table-cell table:number-columns-repeated="7"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AGE</text:p>
          </table:table-cell>
          <table:table-cell table:formula="of:=IF([.$K44]=[.C44];1;0)" office:value-type="float" office:value="1" calcext:value-type="float">
            <text:p>1</text:p>
          </table:table-cell>
          <table:table-cell table:formula="of:=IF([.$K44]=[.D44];1;0)" office:value-type="float" office:value="1" calcext:value-type="float">
            <text:p>1</text:p>
          </table:table-cell>
          <table:table-cell table:formula="of:=IF([.$K44]=[.E44];1;0)" office:value-type="float" office:value="1" calcext:value-type="float">
            <text:p>1</text:p>
          </table:table-cell>
          <table:table-cell table:formula="of:=IF([.$K44]=[.F44];1;0)" office:value-type="float" office:value="1" calcext:value-type="float">
            <text:p>1</text:p>
          </table:table-cell>
          <table:table-cell table:formula="of:=IF([.$K44]=[.G44];1;0)" office:value-type="float" office:value="1" calcext:value-type="float">
            <text:p>1</text:p>
          </table:table-cell>
          <table:table-cell table:formula="of:=IF([.$K44]=[.H44];1;0)" office:value-type="float" office:value="1" calcext:value-type="float">
            <text:p>1</text:p>
          </table:table-cell>
          <table:table-cell table:formula="of:=IF([.$K44]=[.I44];1;0)" office:value-type="float" office:value="1" calcext:value-type="float">
            <text:p>1</text:p>
          </table:table-cell>
          <table:table-cell table:style-name="ce1" table:formula="of:=SUM([.L44:.R44])/7" office:value-type="float" office:value="1" calcext:value-type="float">
            <text:p>1.00</text:p>
          </table:table-cell>
          <table:table-cell/>
          <table:table-cell table:formula="of:=IF(AND([.$C44]=[.D44];[.$C44]=[.$K44]);1;IF(AND([.$C44]=[.D44];[.$C44]&lt;&gt;[.$K44]);-1;0))" office:value-type="float" office:value="1" calcext:value-type="float">
            <text:p>1</text:p>
          </table:table-cell>
          <table:table-cell table:formula="of:=IF(AND([.$C44]=[.E44];[.$C44]=[.$K44]);1;IF(AND([.$C44]=[.E44];[.$C44]&lt;&gt;[.$K44]);-1;0))" office:value-type="float" office:value="1" calcext:value-type="float">
            <text:p>1</text:p>
          </table:table-cell>
          <table:table-cell table:formula="of:=IF(AND([.$C44]=[.F44];[.$C44]=[.$K44]);1;IF(AND([.$C44]=[.F44];[.$C44]&lt;&gt;[.$K44]);-1;0))" office:value-type="float" office:value="1" calcext:value-type="float">
            <text:p>1</text:p>
          </table:table-cell>
          <table:table-cell table:formula="of:=IF(AND([.$C44]=[.G44];[.$C44]=[.$K44]);1;IF(AND([.$C44]=[.G44];[.$C44]&lt;&gt;[.$K44]);-1;0))" office:value-type="float" office:value="1" calcext:value-type="float">
            <text:p>1</text:p>
          </table:table-cell>
          <table:table-cell table:formula="of:=IF(AND([.$C44]=[.H44];[.$C44]=[.$K44]);1;IF(AND([.$C44]=[.H44];[.$C44]&lt;&gt;[.$K44]);-1;0))" office:value-type="float" office:value="1" calcext:value-type="float">
            <text:p>1</text:p>
          </table:table-cell>
          <table:table-cell table:formula="of:=IF(AND([.$C44]=[.I44];[.$C44]=[.$K44]);1;IF(AND([.$C44]=[.I44];[.$C44]&lt;&gt;[.$K44]);-1;0))" office:value-type="float" office:value="1" calcext:value-type="float">
            <text:p>1</text:p>
          </table:table-cell>
          <table:table-cell table:formula="of:=SUM([.U44:.Z44])/6" office:value-type="float" office:value="1" calcext:value-type="float">
            <text:p>1.00</text:p>
          </table:table-cell>
          <table:table-cell/>
          <table:table-cell table:formula="of:=IF(AND([.$D44]=[.E44];[.$D44]=[.$K44]);1;IF(AND([.$D44]=[.E44];[.$D44]&lt;&gt;[.$K44]);-1;0))" office:value-type="float" office:value="1" calcext:value-type="float">
            <text:p>1</text:p>
          </table:table-cell>
          <table:table-cell table:formula="of:=IF(AND([.$D44]=[.F44];[.$D44]=[.$K44]);1;IF(AND([.$D44]=[.F44];[.$D44]&lt;&gt;[.$K44]);-1;0))" office:value-type="float" office:value="1" calcext:value-type="float">
            <text:p>1</text:p>
          </table:table-cell>
          <table:table-cell table:formula="of:=IF(AND([.$D44]=[.G44];[.$D44]=[.$K44]);1;IF(AND([.$D44]=[.G44];[.$D44]&lt;&gt;[.$K44]);-1;0))" office:value-type="float" office:value="1" calcext:value-type="float">
            <text:p>1</text:p>
          </table:table-cell>
          <table:table-cell table:formula="of:=IF(AND([.$D44]=[.H44];[.$D44]=[.$K44]);1;IF(AND([.$D44]=[.H44];[.$D44]&lt;&gt;[.$K44]);-1;0))" office:value-type="float" office:value="1" calcext:value-type="float">
            <text:p>1</text:p>
          </table:table-cell>
          <table:table-cell table:formula="of:=IF(AND([.$D44]=[.I44];[.$D44]=[.$K44]);1;IF(AND([.$D44]=[.I44];[.$D44]&lt;&gt;[.$K44]);-1;0))" office:value-type="float" office:value="1" calcext:value-type="float">
            <text:p>1</text:p>
          </table:table-cell>
          <table:table-cell table:formula="of:=SUM([.AC44:.AG44])/5" office:value-type="float" office:value="1" calcext:value-type="float">
            <text:p>1.00</text:p>
          </table:table-cell>
          <table:table-cell/>
          <table:table-cell table:formula="of:=IF(AND([.$E44]=[.F44];[.$E44]=[.$K44]);1;IF(AND([.$E44]=[.F44];[.$E44]&lt;&gt;[.$K44]);-1;0))" office:value-type="float" office:value="1" calcext:value-type="float">
            <text:p>1</text:p>
          </table:table-cell>
          <table:table-cell table:formula="of:=IF(AND([.$E44]=[.G44];[.$E44]=[.$K44]);1;IF(AND([.$E44]=[.G44];[.$E44]&lt;&gt;[.$K44]);-1;0))" office:value-type="float" office:value="1" calcext:value-type="float">
            <text:p>1</text:p>
          </table:table-cell>
          <table:table-cell table:formula="of:=IF(AND([.$E44]=[.H44];[.$E44]=[.$K44]);1;IF(AND([.$E44]=[.H44];[.$E44]&lt;&gt;[.$K44]);-1;0))" office:value-type="float" office:value="1" calcext:value-type="float">
            <text:p>1</text:p>
          </table:table-cell>
          <table:table-cell table:formula="of:=IF(AND([.$E44]=[.I44];[.$E44]=[.$K44]);1;IF(AND([.$E44]=[.I44];[.$E44]&lt;&gt;[.$K44]);-1;0))" office:value-type="float" office:value="1" calcext:value-type="float">
            <text:p>1</text:p>
          </table:table-cell>
          <table:table-cell table:formula="of:=SUM([.AJ44:.AM44])/4" office:value-type="float" office:value="1" calcext:value-type="float">
            <text:p>1.00</text:p>
          </table:table-cell>
          <table:table-cell/>
          <table:table-cell table:formula="of:=IF(AND([.$F44]=[.G44];[.$F44]=[.$K44]);1;IF(AND([.$F44]=[.G44];[.$F44]&lt;&gt;[.$K44]);-1;0))" office:value-type="float" office:value="1" calcext:value-type="float">
            <text:p>1</text:p>
          </table:table-cell>
          <table:table-cell table:formula="of:=IF(AND([.$F44]=[.H44];[.$F44]=[.$K44]);1;IF(AND([.$F44]=[.H44];[.$F44]&lt;&gt;[.$K44]);-1;0))" office:value-type="float" office:value="1" calcext:value-type="float">
            <text:p>1</text:p>
          </table:table-cell>
          <table:table-cell table:formula="of:=IF(AND([.$F44]=[.I44];[.$F44]=[.$K44]);1;IF(AND([.$F44]=[.I44];[.$F44]&lt;&gt;[.$K44]);-1;0))" office:value-type="float" office:value="1" calcext:value-type="float">
            <text:p>1</text:p>
          </table:table-cell>
          <table:table-cell table:formula="of:=SUM([.AP44:.AR44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lexbox.io</text:p>
          </table:table-cell>
          <table:table-cell office:value-type="string" calcext:value-type="string">
            <text:p>TRAINING</text:p>
          </table:table-cell>
          <table:table-cell table:number-columns-repeated="2" office:value-type="string" calcext:value-type="string">
            <text:p>NEWS</text:p>
          </table:table-cell>
          <table:table-cell office:value-type="string" calcext:value-type="string">
            <text:p>PACKAGE</text:p>
          </table:table-cell>
          <table:table-cell table:number-columns-repeated="3"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AGE</text:p>
          </table:table-cell>
          <table:table-cell table:formula="of:=IF([.$K45]=[.C45];1;0)" office:value-type="float" office:value="0" calcext:value-type="float">
            <text:p>0</text:p>
          </table:table-cell>
          <table:table-cell table:formula="of:=IF([.$K45]=[.D45];1;0)" office:value-type="float" office:value="0" calcext:value-type="float">
            <text:p>0</text:p>
          </table:table-cell>
          <table:table-cell table:formula="of:=IF([.$K45]=[.E45];1;0)" office:value-type="float" office:value="0" calcext:value-type="float">
            <text:p>0</text:p>
          </table:table-cell>
          <table:table-cell table:formula="of:=IF([.$K45]=[.F45];1;0)" office:value-type="float" office:value="1" calcext:value-type="float">
            <text:p>1</text:p>
          </table:table-cell>
          <table:table-cell table:formula="of:=IF([.$K45]=[.G45];1;0)" office:value-type="float" office:value="0" calcext:value-type="float">
            <text:p>0</text:p>
          </table:table-cell>
          <table:table-cell table:formula="of:=IF([.$K45]=[.H45];1;0)" office:value-type="float" office:value="0" calcext:value-type="float">
            <text:p>0</text:p>
          </table:table-cell>
          <table:table-cell table:formula="of:=IF([.$K45]=[.I45];1;0)" office:value-type="float" office:value="0" calcext:value-type="float">
            <text:p>0</text:p>
          </table:table-cell>
          <table:table-cell table:style-name="ce1" table:formula="of:=SUM([.L45:.R45])/7" office:value-type="float" office:value="0.142857142857143" calcext:value-type="float">
            <text:p>0.14</text:p>
          </table:table-cell>
          <table:table-cell/>
          <table:table-cell table:formula="of:=IF(AND([.$C45]=[.D45];[.$C45]=[.$K45]);1;IF(AND([.$C45]=[.D45];[.$C45]&lt;&gt;[.$K45]);-1;0))" office:value-type="float" office:value="0" calcext:value-type="float">
            <text:p>0</text:p>
          </table:table-cell>
          <table:table-cell table:formula="of:=IF(AND([.$C45]=[.E45];[.$C45]=[.$K45]);1;IF(AND([.$C45]=[.E45];[.$C45]&lt;&gt;[.$K45]);-1;0))" office:value-type="float" office:value="0" calcext:value-type="float">
            <text:p>0</text:p>
          </table:table-cell>
          <table:table-cell table:formula="of:=IF(AND([.$C45]=[.F45];[.$C45]=[.$K45]);1;IF(AND([.$C45]=[.F45];[.$C45]&lt;&gt;[.$K45]);-1;0))" office:value-type="float" office:value="0" calcext:value-type="float">
            <text:p>0</text:p>
          </table:table-cell>
          <table:table-cell table:formula="of:=IF(AND([.$C45]=[.G45];[.$C45]=[.$K45]);1;IF(AND([.$C45]=[.G45];[.$C45]&lt;&gt;[.$K45]);-1;0))" office:value-type="float" office:value="0" calcext:value-type="float">
            <text:p>0</text:p>
          </table:table-cell>
          <table:table-cell table:formula="of:=IF(AND([.$C45]=[.H45];[.$C45]=[.$K45]);1;IF(AND([.$C45]=[.H45];[.$C45]&lt;&gt;[.$K45]);-1;0))" office:value-type="float" office:value="0" calcext:value-type="float">
            <text:p>0</text:p>
          </table:table-cell>
          <table:table-cell table:formula="of:=IF(AND([.$C45]=[.I45];[.$C45]=[.$K45]);1;IF(AND([.$C45]=[.I45];[.$C45]&lt;&gt;[.$K45]);-1;0))" office:value-type="float" office:value="0" calcext:value-type="float">
            <text:p>0</text:p>
          </table:table-cell>
          <table:table-cell table:formula="of:=SUM([.U45:.Z45])/6" office:value-type="float" office:value="0" calcext:value-type="float">
            <text:p>0.00</text:p>
          </table:table-cell>
          <table:table-cell/>
          <table:table-cell table:formula="of:=IF(AND([.$D45]=[.E45];[.$D45]=[.$K45]);1;IF(AND([.$D45]=[.E45];[.$D45]&lt;&gt;[.$K45]);-1;0))" office:value-type="float" office:value="-1" calcext:value-type="float">
            <text:p>-1</text:p>
          </table:table-cell>
          <table:table-cell table:formula="of:=IF(AND([.$D45]=[.F45];[.$D45]=[.$K45]);1;IF(AND([.$D45]=[.F45];[.$D45]&lt;&gt;[.$K45]);-1;0))" office:value-type="float" office:value="0" calcext:value-type="float">
            <text:p>0</text:p>
          </table:table-cell>
          <table:table-cell table:formula="of:=IF(AND([.$D45]=[.G45];[.$D45]=[.$K45]);1;IF(AND([.$D45]=[.G45];[.$D45]&lt;&gt;[.$K45]);-1;0))" office:value-type="float" office:value="-1" calcext:value-type="float">
            <text:p>-1</text:p>
          </table:table-cell>
          <table:table-cell table:formula="of:=IF(AND([.$D45]=[.H45];[.$D45]=[.$K45]);1;IF(AND([.$D45]=[.H45];[.$D45]&lt;&gt;[.$K45]);-1;0))" office:value-type="float" office:value="-1" calcext:value-type="float">
            <text:p>-1</text:p>
          </table:table-cell>
          <table:table-cell table:formula="of:=IF(AND([.$D45]=[.I45];[.$D45]=[.$K45]);1;IF(AND([.$D45]=[.I45];[.$D45]&lt;&gt;[.$K45]);-1;0))" office:value-type="float" office:value="-1" calcext:value-type="float">
            <text:p>-1</text:p>
          </table:table-cell>
          <table:table-cell table:formula="of:=SUM([.AC45:.AG45])/5" office:value-type="float" office:value="-0.8" calcext:value-type="float">
            <text:p>-0.80</text:p>
          </table:table-cell>
          <table:table-cell/>
          <table:table-cell table:formula="of:=IF(AND([.$E45]=[.F45];[.$E45]=[.$K45]);1;IF(AND([.$E45]=[.F45];[.$E45]&lt;&gt;[.$K45]);-1;0))" office:value-type="float" office:value="0" calcext:value-type="float">
            <text:p>0</text:p>
          </table:table-cell>
          <table:table-cell table:formula="of:=IF(AND([.$E45]=[.G45];[.$E45]=[.$K45]);1;IF(AND([.$E45]=[.G45];[.$E45]&lt;&gt;[.$K45]);-1;0))" office:value-type="float" office:value="-1" calcext:value-type="float">
            <text:p>-1</text:p>
          </table:table-cell>
          <table:table-cell table:formula="of:=IF(AND([.$E45]=[.H45];[.$E45]=[.$K45]);1;IF(AND([.$E45]=[.H45];[.$E45]&lt;&gt;[.$K45]);-1;0))" office:value-type="float" office:value="-1" calcext:value-type="float">
            <text:p>-1</text:p>
          </table:table-cell>
          <table:table-cell table:formula="of:=IF(AND([.$E45]=[.I45];[.$E45]=[.$K45]);1;IF(AND([.$E45]=[.I45];[.$E45]&lt;&gt;[.$K45]);-1;0))" office:value-type="float" office:value="-1" calcext:value-type="float">
            <text:p>-1</text:p>
          </table:table-cell>
          <table:table-cell table:formula="of:=SUM([.AJ45:.AM45])/4" office:value-type="float" office:value="-0.75" calcext:value-type="float">
            <text:p>-0.75</text:p>
          </table:table-cell>
          <table:table-cell/>
          <table:table-cell table:formula="of:=IF(AND([.$F45]=[.G45];[.$F45]=[.$K45]);1;IF(AND([.$F45]=[.G45];[.$F45]&lt;&gt;[.$K45]);-1;0))" office:value-type="float" office:value="0" calcext:value-type="float">
            <text:p>0</text:p>
          </table:table-cell>
          <table:table-cell table:formula="of:=IF(AND([.$F45]=[.H45];[.$F45]=[.$K45]);1;IF(AND([.$F45]=[.H45];[.$F45]&lt;&gt;[.$K45]);-1;0))" office:value-type="float" office:value="0" calcext:value-type="float">
            <text:p>0</text:p>
          </table:table-cell>
          <table:table-cell table:formula="of:=IF(AND([.$F45]=[.I45];[.$F45]=[.$K45]);1;IF(AND([.$F45]=[.I45];[.$F45]&lt;&gt;[.$K45]);-1;0))" office:value-type="float" office:value="0" calcext:value-type="float">
            <text:p>0</text:p>
          </table:table-cell>
          <table:table-cell table:formula="of:=SUM([.AP45:.AR45])/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ww.howtographql.com</text:p>
          </table:table-cell>
          <table:table-cell table:number-columns-repeated="2" office:value-type="string" calcext:value-type="string">
            <text:p>TRAINING</text:p>
          </table:table-cell>
          <table:table-cell office:value-type="string" calcext:value-type="string">
            <text:p>PACKAGE</text:p>
          </table:table-cell>
          <table:table-cell table:number-columns-repeated="3" office:value-type="string" calcext:value-type="string">
            <text:p>TRAINING</text:p>
          </table:table-cell>
          <table:table-cell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ING</text:p>
          </table:table-cell>
          <table:table-cell table:formula="of:=IF([.$K46]=[.C46];1;0)" office:value-type="float" office:value="1" calcext:value-type="float">
            <text:p>1</text:p>
          </table:table-cell>
          <table:table-cell table:formula="of:=IF([.$K46]=[.D46];1;0)" office:value-type="float" office:value="1" calcext:value-type="float">
            <text:p>1</text:p>
          </table:table-cell>
          <table:table-cell table:formula="of:=IF([.$K46]=[.E46];1;0)" office:value-type="float" office:value="0" calcext:value-type="float">
            <text:p>0</text:p>
          </table:table-cell>
          <table:table-cell table:formula="of:=IF([.$K46]=[.F46];1;0)" office:value-type="float" office:value="1" calcext:value-type="float">
            <text:p>1</text:p>
          </table:table-cell>
          <table:table-cell table:formula="of:=IF([.$K46]=[.G46];1;0)" office:value-type="float" office:value="1" calcext:value-type="float">
            <text:p>1</text:p>
          </table:table-cell>
          <table:table-cell table:formula="of:=IF([.$K46]=[.H46];1;0)" office:value-type="float" office:value="1" calcext:value-type="float">
            <text:p>1</text:p>
          </table:table-cell>
          <table:table-cell table:formula="of:=IF([.$K46]=[.I46];1;0)" office:value-type="float" office:value="0" calcext:value-type="float">
            <text:p>0</text:p>
          </table:table-cell>
          <table:table-cell table:style-name="ce1" table:formula="of:=SUM([.L46:.R46])/7" office:value-type="float" office:value="0.714285714285714" calcext:value-type="float">
            <text:p>0.71</text:p>
          </table:table-cell>
          <table:table-cell/>
          <table:table-cell table:formula="of:=IF(AND([.$C46]=[.D46];[.$C46]=[.$K46]);1;IF(AND([.$C46]=[.D46];[.$C46]&lt;&gt;[.$K46]);-1;0))" office:value-type="float" office:value="1" calcext:value-type="float">
            <text:p>1</text:p>
          </table:table-cell>
          <table:table-cell table:formula="of:=IF(AND([.$C46]=[.E46];[.$C46]=[.$K46]);1;IF(AND([.$C46]=[.E46];[.$C46]&lt;&gt;[.$K46]);-1;0))" office:value-type="float" office:value="0" calcext:value-type="float">
            <text:p>0</text:p>
          </table:table-cell>
          <table:table-cell table:formula="of:=IF(AND([.$C46]=[.F46];[.$C46]=[.$K46]);1;IF(AND([.$C46]=[.F46];[.$C46]&lt;&gt;[.$K46]);-1;0))" office:value-type="float" office:value="1" calcext:value-type="float">
            <text:p>1</text:p>
          </table:table-cell>
          <table:table-cell table:formula="of:=IF(AND([.$C46]=[.G46];[.$C46]=[.$K46]);1;IF(AND([.$C46]=[.G46];[.$C46]&lt;&gt;[.$K46]);-1;0))" office:value-type="float" office:value="1" calcext:value-type="float">
            <text:p>1</text:p>
          </table:table-cell>
          <table:table-cell table:formula="of:=IF(AND([.$C46]=[.H46];[.$C46]=[.$K46]);1;IF(AND([.$C46]=[.H46];[.$C46]&lt;&gt;[.$K46]);-1;0))" office:value-type="float" office:value="1" calcext:value-type="float">
            <text:p>1</text:p>
          </table:table-cell>
          <table:table-cell table:formula="of:=IF(AND([.$C46]=[.I46];[.$C46]=[.$K46]);1;IF(AND([.$C46]=[.I46];[.$C46]&lt;&gt;[.$K46]);-1;0))" office:value-type="float" office:value="0" calcext:value-type="float">
            <text:p>0</text:p>
          </table:table-cell>
          <table:table-cell table:formula="of:=SUM([.U46:.Z46])/6" office:value-type="float" office:value="0.666666666666667" calcext:value-type="float">
            <text:p>0.67</text:p>
          </table:table-cell>
          <table:table-cell/>
          <table:table-cell table:formula="of:=IF(AND([.$D46]=[.E46];[.$D46]=[.$K46]);1;IF(AND([.$D46]=[.E46];[.$D46]&lt;&gt;[.$K46]);-1;0))" office:value-type="float" office:value="0" calcext:value-type="float">
            <text:p>0</text:p>
          </table:table-cell>
          <table:table-cell table:formula="of:=IF(AND([.$D46]=[.F46];[.$D46]=[.$K46]);1;IF(AND([.$D46]=[.F46];[.$D46]&lt;&gt;[.$K46]);-1;0))" office:value-type="float" office:value="1" calcext:value-type="float">
            <text:p>1</text:p>
          </table:table-cell>
          <table:table-cell table:formula="of:=IF(AND([.$D46]=[.G46];[.$D46]=[.$K46]);1;IF(AND([.$D46]=[.G46];[.$D46]&lt;&gt;[.$K46]);-1;0))" office:value-type="float" office:value="1" calcext:value-type="float">
            <text:p>1</text:p>
          </table:table-cell>
          <table:table-cell table:formula="of:=IF(AND([.$D46]=[.H46];[.$D46]=[.$K46]);1;IF(AND([.$D46]=[.H46];[.$D46]&lt;&gt;[.$K46]);-1;0))" office:value-type="float" office:value="1" calcext:value-type="float">
            <text:p>1</text:p>
          </table:table-cell>
          <table:table-cell table:formula="of:=IF(AND([.$D46]=[.I46];[.$D46]=[.$K46]);1;IF(AND([.$D46]=[.I46];[.$D46]&lt;&gt;[.$K46]);-1;0))" office:value-type="float" office:value="0" calcext:value-type="float">
            <text:p>0</text:p>
          </table:table-cell>
          <table:table-cell table:formula="of:=SUM([.AC46:.AG46])/5" office:value-type="float" office:value="0.6" calcext:value-type="float">
            <text:p>0.60</text:p>
          </table:table-cell>
          <table:table-cell/>
          <table:table-cell table:formula="of:=IF(AND([.$E46]=[.F46];[.$E46]=[.$K46]);1;IF(AND([.$E46]=[.F46];[.$E46]&lt;&gt;[.$K46]);-1;0))" office:value-type="float" office:value="0" calcext:value-type="float">
            <text:p>0</text:p>
          </table:table-cell>
          <table:table-cell table:formula="of:=IF(AND([.$E46]=[.G46];[.$E46]=[.$K46]);1;IF(AND([.$E46]=[.G46];[.$E46]&lt;&gt;[.$K46]);-1;0))" office:value-type="float" office:value="0" calcext:value-type="float">
            <text:p>0</text:p>
          </table:table-cell>
          <table:table-cell table:formula="of:=IF(AND([.$E46]=[.H46];[.$E46]=[.$K46]);1;IF(AND([.$E46]=[.H46];[.$E46]&lt;&gt;[.$K46]);-1;0))" office:value-type="float" office:value="0" calcext:value-type="float">
            <text:p>0</text:p>
          </table:table-cell>
          <table:table-cell table:formula="of:=IF(AND([.$E46]=[.I46];[.$E46]=[.$K46]);1;IF(AND([.$E46]=[.I46];[.$E46]&lt;&gt;[.$K46]);-1;0))" office:value-type="float" office:value="-1" calcext:value-type="float">
            <text:p>-1</text:p>
          </table:table-cell>
          <table:table-cell table:formula="of:=SUM([.AJ46:.AM46])/4" office:value-type="float" office:value="-0.25" calcext:value-type="float">
            <text:p>-0.25</text:p>
          </table:table-cell>
          <table:table-cell/>
          <table:table-cell table:formula="of:=IF(AND([.$F46]=[.G46];[.$F46]=[.$K46]);1;IF(AND([.$F46]=[.G46];[.$F46]&lt;&gt;[.$K46]);-1;0))" office:value-type="float" office:value="1" calcext:value-type="float">
            <text:p>1</text:p>
          </table:table-cell>
          <table:table-cell table:formula="of:=IF(AND([.$F46]=[.H46];[.$F46]=[.$K46]);1;IF(AND([.$F46]=[.H46];[.$F46]&lt;&gt;[.$K46]);-1;0))" office:value-type="float" office:value="1" calcext:value-type="float">
            <text:p>1</text:p>
          </table:table-cell>
          <table:table-cell table:formula="of:=IF(AND([.$F46]=[.I46];[.$F46]=[.$K46]);1;IF(AND([.$F46]=[.I46];[.$F46]&lt;&gt;[.$K46]);-1;0))" office:value-type="float" office:value="0" calcext:value-type="float">
            <text:p>0</text:p>
          </table:table-cell>
          <table:table-cell table:formula="of:=SUM([.AP46:.AR46])/3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ww.google.com</text:p>
          </table:table-cell>
          <table:table-cell office:value-type="string" calcext:value-type="string">
            <text:p>NOCLAS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NEWS</text:p>
          </table:table-cell>
          <table:table-cell table:number-columns-repeated="2" office:value-type="string" calcext:value-type="string">
            <text:p>NOCLASS</text:p>
          </table:table-cell>
          <table:table-cell table:number-columns-repeated="2"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GINE</text:p>
          </table:table-cell>
          <table:table-cell table:formula="of:=IF([.$K47]=[.C47];1;0)" office:value-type="float" office:value="0" calcext:value-type="float">
            <text:p>0</text:p>
          </table:table-cell>
          <table:table-cell table:formula="of:=IF([.$K47]=[.D47];1;0)" office:value-type="float" office:value="0" calcext:value-type="float">
            <text:p>0</text:p>
          </table:table-cell>
          <table:table-cell table:formula="of:=IF([.$K47]=[.E47];1;0)" office:value-type="float" office:value="0" calcext:value-type="float">
            <text:p>0</text:p>
          </table:table-cell>
          <table:table-cell table:formula="of:=IF([.$K47]=[.F47];1;0)" office:value-type="float" office:value="0" calcext:value-type="float">
            <text:p>0</text:p>
          </table:table-cell>
          <table:table-cell table:formula="of:=IF([.$K47]=[.G47];1;0)" office:value-type="float" office:value="0" calcext:value-type="float">
            <text:p>0</text:p>
          </table:table-cell>
          <table:table-cell table:formula="of:=IF([.$K47]=[.H47];1;0)" office:value-type="float" office:value="0" calcext:value-type="float">
            <text:p>0</text:p>
          </table:table-cell>
          <table:table-cell table:formula="of:=IF([.$K47]=[.I47];1;0)" office:value-type="float" office:value="0" calcext:value-type="float">
            <text:p>0</text:p>
          </table:table-cell>
          <table:table-cell table:style-name="ce1" table:formula="of:=SUM([.L47:.R47])/7" office:value-type="float" office:value="0" calcext:value-type="float">
            <text:p>0.00</text:p>
          </table:table-cell>
          <table:table-cell/>
          <table:table-cell table:formula="of:=IF(AND([.$C47]=[.D47];[.$C47]=[.$K47]);1;IF(AND([.$C47]=[.D47];[.$C47]&lt;&gt;[.$K47]);-1;0))" office:value-type="float" office:value="0" calcext:value-type="float">
            <text:p>0</text:p>
          </table:table-cell>
          <table:table-cell table:formula="of:=IF(AND([.$C47]=[.E47];[.$C47]=[.$K47]);1;IF(AND([.$C47]=[.E47];[.$C47]&lt;&gt;[.$K47]);-1;0))" office:value-type="float" office:value="0" calcext:value-type="float">
            <text:p>0</text:p>
          </table:table-cell>
          <table:table-cell table:formula="of:=IF(AND([.$C47]=[.F47];[.$C47]=[.$K47]);1;IF(AND([.$C47]=[.F47];[.$C47]&lt;&gt;[.$K47]);-1;0))" office:value-type="float" office:value="-1" calcext:value-type="float">
            <text:p>-1</text:p>
          </table:table-cell>
          <table:table-cell table:formula="of:=IF(AND([.$C47]=[.G47];[.$C47]=[.$K47]);1;IF(AND([.$C47]=[.G47];[.$C47]&lt;&gt;[.$K47]);-1;0))" office:value-type="float" office:value="-1" calcext:value-type="float">
            <text:p>-1</text:p>
          </table:table-cell>
          <table:table-cell table:formula="of:=IF(AND([.$C47]=[.H47];[.$C47]=[.$K47]);1;IF(AND([.$C47]=[.H47];[.$C47]&lt;&gt;[.$K47]);-1;0))" office:value-type="float" office:value="0" calcext:value-type="float">
            <text:p>0</text:p>
          </table:table-cell>
          <table:table-cell table:formula="of:=IF(AND([.$C47]=[.I47];[.$C47]=[.$K47]);1;IF(AND([.$C47]=[.I47];[.$C47]&lt;&gt;[.$K47]);-1;0))" office:value-type="float" office:value="0" calcext:value-type="float">
            <text:p>0</text:p>
          </table:table-cell>
          <table:table-cell table:formula="of:=SUM([.U47:.Z47])/6" office:value-type="float" office:value="-0.333333333333333" calcext:value-type="float">
            <text:p>-0.33</text:p>
          </table:table-cell>
          <table:table-cell/>
          <table:table-cell table:formula="of:=IF(AND([.$D47]=[.E47];[.$D47]=[.$K47]);1;IF(AND([.$D47]=[.E47];[.$D47]&lt;&gt;[.$K47]);-1;0))" office:value-type="float" office:value="0" calcext:value-type="float">
            <text:p>0</text:p>
          </table:table-cell>
          <table:table-cell table:formula="of:=IF(AND([.$D47]=[.F47];[.$D47]=[.$K47]);1;IF(AND([.$D47]=[.F47];[.$D47]&lt;&gt;[.$K47]);-1;0))" office:value-type="float" office:value="0" calcext:value-type="float">
            <text:p>0</text:p>
          </table:table-cell>
          <table:table-cell table:formula="of:=IF(AND([.$D47]=[.G47];[.$D47]=[.$K47]);1;IF(AND([.$D47]=[.G47];[.$D47]&lt;&gt;[.$K47]);-1;0))" office:value-type="float" office:value="0" calcext:value-type="float">
            <text:p>0</text:p>
          </table:table-cell>
          <table:table-cell table:formula="of:=IF(AND([.$D47]=[.H47];[.$D47]=[.$K47]);1;IF(AND([.$D47]=[.H47];[.$D47]&lt;&gt;[.$K47]);-1;0))" office:value-type="float" office:value="0" calcext:value-type="float">
            <text:p>0</text:p>
          </table:table-cell>
          <table:table-cell table:formula="of:=IF(AND([.$D47]=[.I47];[.$D47]=[.$K47]);1;IF(AND([.$D47]=[.I47];[.$D47]&lt;&gt;[.$K47]);-1;0))" office:value-type="float" office:value="0" calcext:value-type="float">
            <text:p>0</text:p>
          </table:table-cell>
          <table:table-cell table:formula="of:=SUM([.AC47:.AG47])/5" office:value-type="float" office:value="0" calcext:value-type="float">
            <text:p>0.00</text:p>
          </table:table-cell>
          <table:table-cell/>
          <table:table-cell table:formula="of:=IF(AND([.$E47]=[.F47];[.$E47]=[.$K47]);1;IF(AND([.$E47]=[.F47];[.$E47]&lt;&gt;[.$K47]);-1;0))" office:value-type="float" office:value="0" calcext:value-type="float">
            <text:p>0</text:p>
          </table:table-cell>
          <table:table-cell table:formula="of:=IF(AND([.$E47]=[.G47];[.$E47]=[.$K47]);1;IF(AND([.$E47]=[.G47];[.$E47]&lt;&gt;[.$K47]);-1;0))" office:value-type="float" office:value="0" calcext:value-type="float">
            <text:p>0</text:p>
          </table:table-cell>
          <table:table-cell table:formula="of:=IF(AND([.$E47]=[.H47];[.$E47]=[.$K47]);1;IF(AND([.$E47]=[.H47];[.$E47]&lt;&gt;[.$K47]);-1;0))" office:value-type="float" office:value="-1" calcext:value-type="float">
            <text:p>-1</text:p>
          </table:table-cell>
          <table:table-cell table:formula="of:=IF(AND([.$E47]=[.I47];[.$E47]=[.$K47]);1;IF(AND([.$E47]=[.I47];[.$E47]&lt;&gt;[.$K47]);-1;0))" office:value-type="float" office:value="-1" calcext:value-type="float">
            <text:p>-1</text:p>
          </table:table-cell>
          <table:table-cell table:formula="of:=SUM([.AJ47:.AM47])/4" office:value-type="float" office:value="-0.5" calcext:value-type="float">
            <text:p>-0.50</text:p>
          </table:table-cell>
          <table:table-cell/>
          <table:table-cell table:formula="of:=IF(AND([.$F47]=[.G47];[.$F47]=[.$K47]);1;IF(AND([.$F47]=[.G47];[.$F47]&lt;&gt;[.$K47]);-1;0))" office:value-type="float" office:value="-1" calcext:value-type="float">
            <text:p>-1</text:p>
          </table:table-cell>
          <table:table-cell table:formula="of:=IF(AND([.$F47]=[.H47];[.$F47]=[.$K47]);1;IF(AND([.$F47]=[.H47];[.$F47]&lt;&gt;[.$K47]);-1;0))" office:value-type="float" office:value="0" calcext:value-type="float">
            <text:p>0</text:p>
          </table:table-cell>
          <table:table-cell table:formula="of:=IF(AND([.$F47]=[.I47];[.$F47]=[.$K47]);1;IF(AND([.$F47]=[.I47];[.$F47]&lt;&gt;[.$K47]);-1;0))" office:value-type="float" office:value="0" calcext:value-type="float">
            <text:p>0</text:p>
          </table:table-cell>
          <table:table-cell table:formula="of:=SUM([.AP47:.AR47])/3" office:value-type="float" office:value="-0.333333333333333" calcext:value-type="float">
            <text:p>-0.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ww.flaticon.com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NOCLASS</text:p>
          </table:table-cell>
          <table:table-cell table:number-columns-repeated="5"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ME</text:p>
          </table:table-cell>
          <table:table-cell table:formula="of:=IF([.$K48]=[.C48];1;0)" office:value-type="float" office:value="0" calcext:value-type="float">
            <text:p>0</text:p>
          </table:table-cell>
          <table:table-cell table:formula="of:=IF([.$K48]=[.D48];1;0)" office:value-type="float" office:value="0" calcext:value-type="float">
            <text:p>0</text:p>
          </table:table-cell>
          <table:table-cell table:formula="of:=IF([.$K48]=[.E48];1;0)" office:value-type="float" office:value="0" calcext:value-type="float">
            <text:p>0</text:p>
          </table:table-cell>
          <table:table-cell table:formula="of:=IF([.$K48]=[.F48];1;0)" office:value-type="float" office:value="0" calcext:value-type="float">
            <text:p>0</text:p>
          </table:table-cell>
          <table:table-cell table:formula="of:=IF([.$K48]=[.G48];1;0)" office:value-type="float" office:value="0" calcext:value-type="float">
            <text:p>0</text:p>
          </table:table-cell>
          <table:table-cell table:formula="of:=IF([.$K48]=[.H48];1;0)" office:value-type="float" office:value="0" calcext:value-type="float">
            <text:p>0</text:p>
          </table:table-cell>
          <table:table-cell table:formula="of:=IF([.$K48]=[.I48];1;0)" office:value-type="float" office:value="0" calcext:value-type="float">
            <text:p>0</text:p>
          </table:table-cell>
          <table:table-cell table:style-name="ce1" table:formula="of:=SUM([.L48:.R48])/7" office:value-type="float" office:value="0" calcext:value-type="float">
            <text:p>0.00</text:p>
          </table:table-cell>
          <table:table-cell/>
          <table:table-cell table:formula="of:=IF(AND([.$C48]=[.D48];[.$C48]=[.$K48]);1;IF(AND([.$C48]=[.D48];[.$C48]&lt;&gt;[.$K48]);-1;0))" office:value-type="float" office:value="0" calcext:value-type="float">
            <text:p>0</text:p>
          </table:table-cell>
          <table:table-cell table:formula="of:=IF(AND([.$C48]=[.E48];[.$C48]=[.$K48]);1;IF(AND([.$C48]=[.E48];[.$C48]&lt;&gt;[.$K48]);-1;0))" office:value-type="float" office:value="-1" calcext:value-type="float">
            <text:p>-1</text:p>
          </table:table-cell>
          <table:table-cell table:formula="of:=IF(AND([.$C48]=[.F48];[.$C48]=[.$K48]);1;IF(AND([.$C48]=[.F48];[.$C48]&lt;&gt;[.$K48]);-1;0))" office:value-type="float" office:value="-1" calcext:value-type="float">
            <text:p>-1</text:p>
          </table:table-cell>
          <table:table-cell table:formula="of:=IF(AND([.$C48]=[.G48];[.$C48]=[.$K48]);1;IF(AND([.$C48]=[.G48];[.$C48]&lt;&gt;[.$K48]);-1;0))" office:value-type="float" office:value="-1" calcext:value-type="float">
            <text:p>-1</text:p>
          </table:table-cell>
          <table:table-cell table:formula="of:=IF(AND([.$C48]=[.H48];[.$C48]=[.$K48]);1;IF(AND([.$C48]=[.H48];[.$C48]&lt;&gt;[.$K48]);-1;0))" office:value-type="float" office:value="-1" calcext:value-type="float">
            <text:p>-1</text:p>
          </table:table-cell>
          <table:table-cell table:formula="of:=IF(AND([.$C48]=[.I48];[.$C48]=[.$K48]);1;IF(AND([.$C48]=[.I48];[.$C48]&lt;&gt;[.$K48]);-1;0))" office:value-type="float" office:value="-1" calcext:value-type="float">
            <text:p>-1</text:p>
          </table:table-cell>
          <table:table-cell table:formula="of:=SUM([.U48:.Z48])/6" office:value-type="float" office:value="-0.833333333333333" calcext:value-type="float">
            <text:p>-0.83</text:p>
          </table:table-cell>
          <table:table-cell/>
          <table:table-cell table:formula="of:=IF(AND([.$D48]=[.E48];[.$D48]=[.$K48]);1;IF(AND([.$D48]=[.E48];[.$D48]&lt;&gt;[.$K48]);-1;0))" office:value-type="float" office:value="0" calcext:value-type="float">
            <text:p>0</text:p>
          </table:table-cell>
          <table:table-cell table:formula="of:=IF(AND([.$D48]=[.F48];[.$D48]=[.$K48]);1;IF(AND([.$D48]=[.F48];[.$D48]&lt;&gt;[.$K48]);-1;0))" office:value-type="float" office:value="0" calcext:value-type="float">
            <text:p>0</text:p>
          </table:table-cell>
          <table:table-cell table:formula="of:=IF(AND([.$D48]=[.G48];[.$D48]=[.$K48]);1;IF(AND([.$D48]=[.G48];[.$D48]&lt;&gt;[.$K48]);-1;0))" office:value-type="float" office:value="0" calcext:value-type="float">
            <text:p>0</text:p>
          </table:table-cell>
          <table:table-cell table:formula="of:=IF(AND([.$D48]=[.H48];[.$D48]=[.$K48]);1;IF(AND([.$D48]=[.H48];[.$D48]&lt;&gt;[.$K48]);-1;0))" office:value-type="float" office:value="0" calcext:value-type="float">
            <text:p>0</text:p>
          </table:table-cell>
          <table:table-cell table:formula="of:=IF(AND([.$D48]=[.I48];[.$D48]=[.$K48]);1;IF(AND([.$D48]=[.I48];[.$D48]&lt;&gt;[.$K48]);-1;0))" office:value-type="float" office:value="0" calcext:value-type="float">
            <text:p>0</text:p>
          </table:table-cell>
          <table:table-cell table:formula="of:=SUM([.AC48:.AG48])/5" office:value-type="float" office:value="0" calcext:value-type="float">
            <text:p>0.00</text:p>
          </table:table-cell>
          <table:table-cell/>
          <table:table-cell table:formula="of:=IF(AND([.$E48]=[.F48];[.$E48]=[.$K48]);1;IF(AND([.$E48]=[.F48];[.$E48]&lt;&gt;[.$K48]);-1;0))" office:value-type="float" office:value="-1" calcext:value-type="float">
            <text:p>-1</text:p>
          </table:table-cell>
          <table:table-cell table:formula="of:=IF(AND([.$E48]=[.G48];[.$E48]=[.$K48]);1;IF(AND([.$E48]=[.G48];[.$E48]&lt;&gt;[.$K48]);-1;0))" office:value-type="float" office:value="-1" calcext:value-type="float">
            <text:p>-1</text:p>
          </table:table-cell>
          <table:table-cell table:formula="of:=IF(AND([.$E48]=[.H48];[.$E48]=[.$K48]);1;IF(AND([.$E48]=[.H48];[.$E48]&lt;&gt;[.$K48]);-1;0))" office:value-type="float" office:value="-1" calcext:value-type="float">
            <text:p>-1</text:p>
          </table:table-cell>
          <table:table-cell table:formula="of:=IF(AND([.$E48]=[.I48];[.$E48]=[.$K48]);1;IF(AND([.$E48]=[.I48];[.$E48]&lt;&gt;[.$K48]);-1;0))" office:value-type="float" office:value="-1" calcext:value-type="float">
            <text:p>-1</text:p>
          </table:table-cell>
          <table:table-cell table:formula="of:=SUM([.AJ48:.AM48])/4" office:value-type="float" office:value="-1" calcext:value-type="float">
            <text:p>-1.00</text:p>
          </table:table-cell>
          <table:table-cell/>
          <table:table-cell table:formula="of:=IF(AND([.$F48]=[.G48];[.$F48]=[.$K48]);1;IF(AND([.$F48]=[.G48];[.$F48]&lt;&gt;[.$K48]);-1;0))" office:value-type="float" office:value="-1" calcext:value-type="float">
            <text:p>-1</text:p>
          </table:table-cell>
          <table:table-cell table:formula="of:=IF(AND([.$F48]=[.H48];[.$F48]=[.$K48]);1;IF(AND([.$F48]=[.H48];[.$F48]&lt;&gt;[.$K48]);-1;0))" office:value-type="float" office:value="-1" calcext:value-type="float">
            <text:p>-1</text:p>
          </table:table-cell>
          <table:table-cell table:formula="of:=IF(AND([.$F48]=[.I48];[.$F48]=[.$K48]);1;IF(AND([.$F48]=[.I48];[.$F48]&lt;&gt;[.$K48]);-1;0))" office:value-type="float" office:value="-1" calcext:value-type="float">
            <text:p>-1</text:p>
          </table:table-cell>
          <table:table-cell table:formula="of:=SUM([.AP48:.AR48])/3" office:value-type="float" office:value="-1" calcext:value-type="float">
            <text:p>-1.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ww.grammarly.com</text:p>
          </table:table-cell>
          <table:table-cell table:number-columns-repeated="7"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S</text:p>
          </table:table-cell>
          <table:table-cell table:formula="of:=IF([.$K49]=[.C49];1;0)" office:value-type="float" office:value="1" calcext:value-type="float">
            <text:p>1</text:p>
          </table:table-cell>
          <table:table-cell table:formula="of:=IF([.$K49]=[.D49];1;0)" office:value-type="float" office:value="1" calcext:value-type="float">
            <text:p>1</text:p>
          </table:table-cell>
          <table:table-cell table:formula="of:=IF([.$K49]=[.E49];1;0)" office:value-type="float" office:value="1" calcext:value-type="float">
            <text:p>1</text:p>
          </table:table-cell>
          <table:table-cell table:formula="of:=IF([.$K49]=[.F49];1;0)" office:value-type="float" office:value="1" calcext:value-type="float">
            <text:p>1</text:p>
          </table:table-cell>
          <table:table-cell table:formula="of:=IF([.$K49]=[.G49];1;0)" office:value-type="float" office:value="1" calcext:value-type="float">
            <text:p>1</text:p>
          </table:table-cell>
          <table:table-cell table:formula="of:=IF([.$K49]=[.H49];1;0)" office:value-type="float" office:value="1" calcext:value-type="float">
            <text:p>1</text:p>
          </table:table-cell>
          <table:table-cell table:formula="of:=IF([.$K49]=[.I49];1;0)" office:value-type="float" office:value="1" calcext:value-type="float">
            <text:p>1</text:p>
          </table:table-cell>
          <table:table-cell table:style-name="ce1" table:formula="of:=SUM([.L49:.R49])/7" office:value-type="float" office:value="1" calcext:value-type="float">
            <text:p>1.00</text:p>
          </table:table-cell>
          <table:table-cell/>
          <table:table-cell table:formula="of:=IF(AND([.$C49]=[.D49];[.$C49]=[.$K49]);1;IF(AND([.$C49]=[.D49];[.$C49]&lt;&gt;[.$K49]);-1;0))" office:value-type="float" office:value="1" calcext:value-type="float">
            <text:p>1</text:p>
          </table:table-cell>
          <table:table-cell table:formula="of:=IF(AND([.$C49]=[.E49];[.$C49]=[.$K49]);1;IF(AND([.$C49]=[.E49];[.$C49]&lt;&gt;[.$K49]);-1;0))" office:value-type="float" office:value="1" calcext:value-type="float">
            <text:p>1</text:p>
          </table:table-cell>
          <table:table-cell table:formula="of:=IF(AND([.$C49]=[.F49];[.$C49]=[.$K49]);1;IF(AND([.$C49]=[.F49];[.$C49]&lt;&gt;[.$K49]);-1;0))" office:value-type="float" office:value="1" calcext:value-type="float">
            <text:p>1</text:p>
          </table:table-cell>
          <table:table-cell table:formula="of:=IF(AND([.$C49]=[.G49];[.$C49]=[.$K49]);1;IF(AND([.$C49]=[.G49];[.$C49]&lt;&gt;[.$K49]);-1;0))" office:value-type="float" office:value="1" calcext:value-type="float">
            <text:p>1</text:p>
          </table:table-cell>
          <table:table-cell table:formula="of:=IF(AND([.$C49]=[.H49];[.$C49]=[.$K49]);1;IF(AND([.$C49]=[.H49];[.$C49]&lt;&gt;[.$K49]);-1;0))" office:value-type="float" office:value="1" calcext:value-type="float">
            <text:p>1</text:p>
          </table:table-cell>
          <table:table-cell table:formula="of:=IF(AND([.$C49]=[.I49];[.$C49]=[.$K49]);1;IF(AND([.$C49]=[.I49];[.$C49]&lt;&gt;[.$K49]);-1;0))" office:value-type="float" office:value="1" calcext:value-type="float">
            <text:p>1</text:p>
          </table:table-cell>
          <table:table-cell table:formula="of:=SUM([.U49:.Z49])/6" office:value-type="float" office:value="1" calcext:value-type="float">
            <text:p>1.00</text:p>
          </table:table-cell>
          <table:table-cell/>
          <table:table-cell table:formula="of:=IF(AND([.$D49]=[.E49];[.$D49]=[.$K49]);1;IF(AND([.$D49]=[.E49];[.$D49]&lt;&gt;[.$K49]);-1;0))" office:value-type="float" office:value="1" calcext:value-type="float">
            <text:p>1</text:p>
          </table:table-cell>
          <table:table-cell table:formula="of:=IF(AND([.$D49]=[.F49];[.$D49]=[.$K49]);1;IF(AND([.$D49]=[.F49];[.$D49]&lt;&gt;[.$K49]);-1;0))" office:value-type="float" office:value="1" calcext:value-type="float">
            <text:p>1</text:p>
          </table:table-cell>
          <table:table-cell table:formula="of:=IF(AND([.$D49]=[.G49];[.$D49]=[.$K49]);1;IF(AND([.$D49]=[.G49];[.$D49]&lt;&gt;[.$K49]);-1;0))" office:value-type="float" office:value="1" calcext:value-type="float">
            <text:p>1</text:p>
          </table:table-cell>
          <table:table-cell table:formula="of:=IF(AND([.$D49]=[.H49];[.$D49]=[.$K49]);1;IF(AND([.$D49]=[.H49];[.$D49]&lt;&gt;[.$K49]);-1;0))" office:value-type="float" office:value="1" calcext:value-type="float">
            <text:p>1</text:p>
          </table:table-cell>
          <table:table-cell table:formula="of:=IF(AND([.$D49]=[.I49];[.$D49]=[.$K49]);1;IF(AND([.$D49]=[.I49];[.$D49]&lt;&gt;[.$K49]);-1;0))" office:value-type="float" office:value="1" calcext:value-type="float">
            <text:p>1</text:p>
          </table:table-cell>
          <table:table-cell table:formula="of:=SUM([.AC49:.AG49])/5" office:value-type="float" office:value="1" calcext:value-type="float">
            <text:p>1.00</text:p>
          </table:table-cell>
          <table:table-cell/>
          <table:table-cell table:formula="of:=IF(AND([.$E49]=[.F49];[.$E49]=[.$K49]);1;IF(AND([.$E49]=[.F49];[.$E49]&lt;&gt;[.$K49]);-1;0))" office:value-type="float" office:value="1" calcext:value-type="float">
            <text:p>1</text:p>
          </table:table-cell>
          <table:table-cell table:formula="of:=IF(AND([.$E49]=[.G49];[.$E49]=[.$K49]);1;IF(AND([.$E49]=[.G49];[.$E49]&lt;&gt;[.$K49]);-1;0))" office:value-type="float" office:value="1" calcext:value-type="float">
            <text:p>1</text:p>
          </table:table-cell>
          <table:table-cell table:formula="of:=IF(AND([.$E49]=[.H49];[.$E49]=[.$K49]);1;IF(AND([.$E49]=[.H49];[.$E49]&lt;&gt;[.$K49]);-1;0))" office:value-type="float" office:value="1" calcext:value-type="float">
            <text:p>1</text:p>
          </table:table-cell>
          <table:table-cell table:formula="of:=IF(AND([.$E49]=[.I49];[.$E49]=[.$K49]);1;IF(AND([.$E49]=[.I49];[.$E49]&lt;&gt;[.$K49]);-1;0))" office:value-type="float" office:value="1" calcext:value-type="float">
            <text:p>1</text:p>
          </table:table-cell>
          <table:table-cell table:formula="of:=SUM([.AJ49:.AM49])/4" office:value-type="float" office:value="1" calcext:value-type="float">
            <text:p>1.00</text:p>
          </table:table-cell>
          <table:table-cell/>
          <table:table-cell table:formula="of:=IF(AND([.$F49]=[.G49];[.$F49]=[.$K49]);1;IF(AND([.$F49]=[.G49];[.$F49]&lt;&gt;[.$K49]);-1;0))" office:value-type="float" office:value="1" calcext:value-type="float">
            <text:p>1</text:p>
          </table:table-cell>
          <table:table-cell table:formula="of:=IF(AND([.$F49]=[.H49];[.$F49]=[.$K49]);1;IF(AND([.$F49]=[.H49];[.$F49]&lt;&gt;[.$K49]);-1;0))" office:value-type="float" office:value="1" calcext:value-type="float">
            <text:p>1</text:p>
          </table:table-cell>
          <table:table-cell table:formula="of:=IF(AND([.$F49]=[.I49];[.$F49]=[.$K49]);1;IF(AND([.$F49]=[.I49];[.$F49]&lt;&gt;[.$K49]);-1;0))" office:value-type="float" office:value="1" calcext:value-type="float">
            <text:p>1</text:p>
          </table:table-cell>
          <table:table-cell table:formula="of:=SUM([.AP49:.AR49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pecificity.keegan.st</text:p>
          </table:table-cell>
          <table:table-cell office:value-type="string" calcext:value-type="string">
            <text:p>THEME</text:p>
          </table:table-cell>
          <table:table-cell table:number-columns-repeated="2" office:value-type="string" calcext:value-type="string">
            <text:p>NEWS</text:p>
          </table:table-cell>
          <table:table-cell office:value-type="string" calcext:value-type="string">
            <text:p>THEME</text:p>
          </table:table-cell>
          <table:table-cell table:number-columns-repeated="3"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</text:p>
          </table:table-cell>
          <table:table-cell table:formula="of:=IF([.$K50]=[.C50];1;0)" office:value-type="float" office:value="0" calcext:value-type="float">
            <text:p>0</text:p>
          </table:table-cell>
          <table:table-cell table:formula="of:=IF([.$K50]=[.D50];1;0)" office:value-type="float" office:value="0" calcext:value-type="float">
            <text:p>0</text:p>
          </table:table-cell>
          <table:table-cell table:formula="of:=IF([.$K50]=[.E50];1;0)" office:value-type="float" office:value="0" calcext:value-type="float">
            <text:p>0</text:p>
          </table:table-cell>
          <table:table-cell table:formula="of:=IF([.$K50]=[.F50];1;0)" office:value-type="float" office:value="0" calcext:value-type="float">
            <text:p>0</text:p>
          </table:table-cell>
          <table:table-cell table:formula="of:=IF([.$K50]=[.G50];1;0)" office:value-type="float" office:value="0" calcext:value-type="float">
            <text:p>0</text:p>
          </table:table-cell>
          <table:table-cell table:formula="of:=IF([.$K50]=[.H50];1;0)" office:value-type="float" office:value="0" calcext:value-type="float">
            <text:p>0</text:p>
          </table:table-cell>
          <table:table-cell table:formula="of:=IF([.$K50]=[.I50];1;0)" office:value-type="float" office:value="0" calcext:value-type="float">
            <text:p>0</text:p>
          </table:table-cell>
          <table:table-cell table:style-name="ce1" table:formula="of:=SUM([.L50:.R50])/7" office:value-type="float" office:value="0" calcext:value-type="float">
            <text:p>0.00</text:p>
          </table:table-cell>
          <table:table-cell/>
          <table:table-cell table:formula="of:=IF(AND([.$C50]=[.D50];[.$C50]=[.$K50]);1;IF(AND([.$C50]=[.D50];[.$C50]&lt;&gt;[.$K50]);-1;0))" office:value-type="float" office:value="0" calcext:value-type="float">
            <text:p>0</text:p>
          </table:table-cell>
          <table:table-cell table:formula="of:=IF(AND([.$C50]=[.E50];[.$C50]=[.$K50]);1;IF(AND([.$C50]=[.E50];[.$C50]&lt;&gt;[.$K50]);-1;0))" office:value-type="float" office:value="0" calcext:value-type="float">
            <text:p>0</text:p>
          </table:table-cell>
          <table:table-cell table:formula="of:=IF(AND([.$C50]=[.F50];[.$C50]=[.$K50]);1;IF(AND([.$C50]=[.F50];[.$C50]&lt;&gt;[.$K50]);-1;0))" office:value-type="float" office:value="-1" calcext:value-type="float">
            <text:p>-1</text:p>
          </table:table-cell>
          <table:table-cell table:formula="of:=IF(AND([.$C50]=[.G50];[.$C50]=[.$K50]);1;IF(AND([.$C50]=[.G50];[.$C50]&lt;&gt;[.$K50]);-1;0))" office:value-type="float" office:value="0" calcext:value-type="float">
            <text:p>0</text:p>
          </table:table-cell>
          <table:table-cell table:formula="of:=IF(AND([.$C50]=[.H50];[.$C50]=[.$K50]);1;IF(AND([.$C50]=[.H50];[.$C50]&lt;&gt;[.$K50]);-1;0))" office:value-type="float" office:value="0" calcext:value-type="float">
            <text:p>0</text:p>
          </table:table-cell>
          <table:table-cell table:formula="of:=IF(AND([.$C50]=[.I50];[.$C50]=[.$K50]);1;IF(AND([.$C50]=[.I50];[.$C50]&lt;&gt;[.$K50]);-1;0))" office:value-type="float" office:value="0" calcext:value-type="float">
            <text:p>0</text:p>
          </table:table-cell>
          <table:table-cell table:formula="of:=SUM([.U50:.Z50])/6" office:value-type="float" office:value="-0.166666666666667" calcext:value-type="float">
            <text:p>-0.17</text:p>
          </table:table-cell>
          <table:table-cell/>
          <table:table-cell table:formula="of:=IF(AND([.$D50]=[.E50];[.$D50]=[.$K50]);1;IF(AND([.$D50]=[.E50];[.$D50]&lt;&gt;[.$K50]);-1;0))" office:value-type="float" office:value="-1" calcext:value-type="float">
            <text:p>-1</text:p>
          </table:table-cell>
          <table:table-cell table:formula="of:=IF(AND([.$D50]=[.F50];[.$D50]=[.$K50]);1;IF(AND([.$D50]=[.F50];[.$D50]&lt;&gt;[.$K50]);-1;0))" office:value-type="float" office:value="0" calcext:value-type="float">
            <text:p>0</text:p>
          </table:table-cell>
          <table:table-cell table:formula="of:=IF(AND([.$D50]=[.G50];[.$D50]=[.$K50]);1;IF(AND([.$D50]=[.G50];[.$D50]&lt;&gt;[.$K50]);-1;0))" office:value-type="float" office:value="-1" calcext:value-type="float">
            <text:p>-1</text:p>
          </table:table-cell>
          <table:table-cell table:formula="of:=IF(AND([.$D50]=[.H50];[.$D50]=[.$K50]);1;IF(AND([.$D50]=[.H50];[.$D50]&lt;&gt;[.$K50]);-1;0))" office:value-type="float" office:value="-1" calcext:value-type="float">
            <text:p>-1</text:p>
          </table:table-cell>
          <table:table-cell table:formula="of:=IF(AND([.$D50]=[.I50];[.$D50]=[.$K50]);1;IF(AND([.$D50]=[.I50];[.$D50]&lt;&gt;[.$K50]);-1;0))" office:value-type="float" office:value="-1" calcext:value-type="float">
            <text:p>-1</text:p>
          </table:table-cell>
          <table:table-cell table:formula="of:=SUM([.AC50:.AG50])/5" office:value-type="float" office:value="-0.8" calcext:value-type="float">
            <text:p>-0.80</text:p>
          </table:table-cell>
          <table:table-cell/>
          <table:table-cell table:formula="of:=IF(AND([.$E50]=[.F50];[.$E50]=[.$K50]);1;IF(AND([.$E50]=[.F50];[.$E50]&lt;&gt;[.$K50]);-1;0))" office:value-type="float" office:value="0" calcext:value-type="float">
            <text:p>0</text:p>
          </table:table-cell>
          <table:table-cell table:formula="of:=IF(AND([.$E50]=[.G50];[.$E50]=[.$K50]);1;IF(AND([.$E50]=[.G50];[.$E50]&lt;&gt;[.$K50]);-1;0))" office:value-type="float" office:value="-1" calcext:value-type="float">
            <text:p>-1</text:p>
          </table:table-cell>
          <table:table-cell table:formula="of:=IF(AND([.$E50]=[.H50];[.$E50]=[.$K50]);1;IF(AND([.$E50]=[.H50];[.$E50]&lt;&gt;[.$K50]);-1;0))" office:value-type="float" office:value="-1" calcext:value-type="float">
            <text:p>-1</text:p>
          </table:table-cell>
          <table:table-cell table:formula="of:=IF(AND([.$E50]=[.I50];[.$E50]=[.$K50]);1;IF(AND([.$E50]=[.I50];[.$E50]&lt;&gt;[.$K50]);-1;0))" office:value-type="float" office:value="-1" calcext:value-type="float">
            <text:p>-1</text:p>
          </table:table-cell>
          <table:table-cell table:formula="of:=SUM([.AJ50:.AM50])/4" office:value-type="float" office:value="-0.75" calcext:value-type="float">
            <text:p>-0.75</text:p>
          </table:table-cell>
          <table:table-cell/>
          <table:table-cell table:formula="of:=IF(AND([.$F50]=[.G50];[.$F50]=[.$K50]);1;IF(AND([.$F50]=[.G50];[.$F50]&lt;&gt;[.$K50]);-1;0))" office:value-type="float" office:value="0" calcext:value-type="float">
            <text:p>0</text:p>
          </table:table-cell>
          <table:table-cell table:formula="of:=IF(AND([.$F50]=[.H50];[.$F50]=[.$K50]);1;IF(AND([.$F50]=[.H50];[.$F50]&lt;&gt;[.$K50]);-1;0))" office:value-type="float" office:value="0" calcext:value-type="float">
            <text:p>0</text:p>
          </table:table-cell>
          <table:table-cell table:formula="of:=IF(AND([.$F50]=[.I50];[.$F50]=[.$K50]);1;IF(AND([.$F50]=[.I50];[.$F50]&lt;&gt;[.$K50]);-1;0))" office:value-type="float" office:value="0" calcext:value-type="float">
            <text:p>0</text:p>
          </table:table-cell>
          <table:table-cell table:formula="of:=SUM([.AP50:.AR50])/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enwheeler.github.io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NOCLASS</text:p>
          </table:table-cell>
          <table:table-cell office:value-type="string" calcext:value-type="string">
            <text:p>PACKAGE</text:p>
          </table:table-cell>
          <table:table-cell table:number-columns-repeated="3" office:value-type="string" calcext:value-type="string">
            <text:p>NOCLASS</text:p>
          </table:table-cell>
          <table:table-cell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CLASS</text:p>
          </table:table-cell>
          <table:table-cell table:formula="of:=IF([.$K51]=[.C51];1;0)" office:value-type="float" office:value="0" calcext:value-type="float">
            <text:p>0</text:p>
          </table:table-cell>
          <table:table-cell table:formula="of:=IF([.$K51]=[.D51];1;0)" office:value-type="float" office:value="1" calcext:value-type="float">
            <text:p>1</text:p>
          </table:table-cell>
          <table:table-cell table:formula="of:=IF([.$K51]=[.E51];1;0)" office:value-type="float" office:value="0" calcext:value-type="float">
            <text:p>0</text:p>
          </table:table-cell>
          <table:table-cell table:formula="of:=IF([.$K51]=[.F51];1;0)" office:value-type="float" office:value="1" calcext:value-type="float">
            <text:p>1</text:p>
          </table:table-cell>
          <table:table-cell table:formula="of:=IF([.$K51]=[.G51];1;0)" office:value-type="float" office:value="1" calcext:value-type="float">
            <text:p>1</text:p>
          </table:table-cell>
          <table:table-cell table:formula="of:=IF([.$K51]=[.H51];1;0)" office:value-type="float" office:value="1" calcext:value-type="float">
            <text:p>1</text:p>
          </table:table-cell>
          <table:table-cell table:formula="of:=IF([.$K51]=[.I51];1;0)" office:value-type="float" office:value="0" calcext:value-type="float">
            <text:p>0</text:p>
          </table:table-cell>
          <table:table-cell table:style-name="ce1" table:formula="of:=SUM([.L51:.R51])/7" office:value-type="float" office:value="0.571428571428571" calcext:value-type="float">
            <text:p>0.57</text:p>
          </table:table-cell>
          <table:table-cell/>
          <table:table-cell table:formula="of:=IF(AND([.$C51]=[.D51];[.$C51]=[.$K51]);1;IF(AND([.$C51]=[.D51];[.$C51]&lt;&gt;[.$K51]);-1;0))" office:value-type="float" office:value="0" calcext:value-type="float">
            <text:p>0</text:p>
          </table:table-cell>
          <table:table-cell table:formula="of:=IF(AND([.$C51]=[.E51];[.$C51]=[.$K51]);1;IF(AND([.$C51]=[.E51];[.$C51]&lt;&gt;[.$K51]);-1;0))" office:value-type="float" office:value="-1" calcext:value-type="float">
            <text:p>-1</text:p>
          </table:table-cell>
          <table:table-cell table:formula="of:=IF(AND([.$C51]=[.F51];[.$C51]=[.$K51]);1;IF(AND([.$C51]=[.F51];[.$C51]&lt;&gt;[.$K51]);-1;0))" office:value-type="float" office:value="0" calcext:value-type="float">
            <text:p>0</text:p>
          </table:table-cell>
          <table:table-cell table:formula="of:=IF(AND([.$C51]=[.G51];[.$C51]=[.$K51]);1;IF(AND([.$C51]=[.G51];[.$C51]&lt;&gt;[.$K51]);-1;0))" office:value-type="float" office:value="0" calcext:value-type="float">
            <text:p>0</text:p>
          </table:table-cell>
          <table:table-cell table:formula="of:=IF(AND([.$C51]=[.H51];[.$C51]=[.$K51]);1;IF(AND([.$C51]=[.H51];[.$C51]&lt;&gt;[.$K51]);-1;0))" office:value-type="float" office:value="0" calcext:value-type="float">
            <text:p>0</text:p>
          </table:table-cell>
          <table:table-cell table:formula="of:=IF(AND([.$C51]=[.I51];[.$C51]=[.$K51]);1;IF(AND([.$C51]=[.I51];[.$C51]&lt;&gt;[.$K51]);-1;0))" office:value-type="float" office:value="-1" calcext:value-type="float">
            <text:p>-1</text:p>
          </table:table-cell>
          <table:table-cell table:formula="of:=SUM([.U51:.Z51])/6" office:value-type="float" office:value="-0.333333333333333" calcext:value-type="float">
            <text:p>-0.33</text:p>
          </table:table-cell>
          <table:table-cell/>
          <table:table-cell table:formula="of:=IF(AND([.$D51]=[.E51];[.$D51]=[.$K51]);1;IF(AND([.$D51]=[.E51];[.$D51]&lt;&gt;[.$K51]);-1;0))" office:value-type="float" office:value="0" calcext:value-type="float">
            <text:p>0</text:p>
          </table:table-cell>
          <table:table-cell table:formula="of:=IF(AND([.$D51]=[.F51];[.$D51]=[.$K51]);1;IF(AND([.$D51]=[.F51];[.$D51]&lt;&gt;[.$K51]);-1;0))" office:value-type="float" office:value="1" calcext:value-type="float">
            <text:p>1</text:p>
          </table:table-cell>
          <table:table-cell table:formula="of:=IF(AND([.$D51]=[.G51];[.$D51]=[.$K51]);1;IF(AND([.$D51]=[.G51];[.$D51]&lt;&gt;[.$K51]);-1;0))" office:value-type="float" office:value="1" calcext:value-type="float">
            <text:p>1</text:p>
          </table:table-cell>
          <table:table-cell table:formula="of:=IF(AND([.$D51]=[.H51];[.$D51]=[.$K51]);1;IF(AND([.$D51]=[.H51];[.$D51]&lt;&gt;[.$K51]);-1;0))" office:value-type="float" office:value="1" calcext:value-type="float">
            <text:p>1</text:p>
          </table:table-cell>
          <table:table-cell table:formula="of:=IF(AND([.$D51]=[.I51];[.$D51]=[.$K51]);1;IF(AND([.$D51]=[.I51];[.$D51]&lt;&gt;[.$K51]);-1;0))" office:value-type="float" office:value="0" calcext:value-type="float">
            <text:p>0</text:p>
          </table:table-cell>
          <table:table-cell table:formula="of:=SUM([.AC51:.AG51])/5" office:value-type="float" office:value="0.6" calcext:value-type="float">
            <text:p>0.60</text:p>
          </table:table-cell>
          <table:table-cell/>
          <table:table-cell table:formula="of:=IF(AND([.$E51]=[.F51];[.$E51]=[.$K51]);1;IF(AND([.$E51]=[.F51];[.$E51]&lt;&gt;[.$K51]);-1;0))" office:value-type="float" office:value="0" calcext:value-type="float">
            <text:p>0</text:p>
          </table:table-cell>
          <table:table-cell table:formula="of:=IF(AND([.$E51]=[.G51];[.$E51]=[.$K51]);1;IF(AND([.$E51]=[.G51];[.$E51]&lt;&gt;[.$K51]);-1;0))" office:value-type="float" office:value="0" calcext:value-type="float">
            <text:p>0</text:p>
          </table:table-cell>
          <table:table-cell table:formula="of:=IF(AND([.$E51]=[.H51];[.$E51]=[.$K51]);1;IF(AND([.$E51]=[.H51];[.$E51]&lt;&gt;[.$K51]);-1;0))" office:value-type="float" office:value="0" calcext:value-type="float">
            <text:p>0</text:p>
          </table:table-cell>
          <table:table-cell table:formula="of:=IF(AND([.$E51]=[.I51];[.$E51]=[.$K51]);1;IF(AND([.$E51]=[.I51];[.$E51]&lt;&gt;[.$K51]);-1;0))" office:value-type="float" office:value="-1" calcext:value-type="float">
            <text:p>-1</text:p>
          </table:table-cell>
          <table:table-cell table:formula="of:=SUM([.AJ51:.AM51])/4" office:value-type="float" office:value="-0.25" calcext:value-type="float">
            <text:p>-0.25</text:p>
          </table:table-cell>
          <table:table-cell/>
          <table:table-cell table:formula="of:=IF(AND([.$F51]=[.G51];[.$F51]=[.$K51]);1;IF(AND([.$F51]=[.G51];[.$F51]&lt;&gt;[.$K51]);-1;0))" office:value-type="float" office:value="1" calcext:value-type="float">
            <text:p>1</text:p>
          </table:table-cell>
          <table:table-cell table:formula="of:=IF(AND([.$F51]=[.H51];[.$F51]=[.$K51]);1;IF(AND([.$F51]=[.H51];[.$F51]&lt;&gt;[.$K51]);-1;0))" office:value-type="float" office:value="1" calcext:value-type="float">
            <text:p>1</text:p>
          </table:table-cell>
          <table:table-cell table:formula="of:=IF(AND([.$F51]=[.I51];[.$F51]=[.$K51]);1;IF(AND([.$F51]=[.I51];[.$F51]&lt;&gt;[.$K51]);-1;0))" office:value-type="float" office:value="0" calcext:value-type="float">
            <text:p>0</text:p>
          </table:table-cell>
          <table:table-cell table:formula="of:=SUM([.AP51:.AR51])/3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eesecakelabs.com</text:p>
          </table:table-cell>
          <table:table-cell table:number-columns-repeated="2" office:value-type="string" calcext:value-type="string">
            <text:p>NEWS</text:p>
          </table:table-cell>
          <table:table-cell office:value-type="string" calcext:value-type="string">
            <text:p>DOCS</text:p>
          </table:table-cell>
          <table:table-cell table:number-columns-repeated="2" office:value-type="string" calcext:value-type="string">
            <text:p>TRAINING</text:p>
          </table:table-cell>
          <table:table-cell table:number-columns-repeated="2" office:value-type="string" calcext:value-type="string">
            <text:p>DO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INESS</text:p>
          </table:table-cell>
          <table:table-cell table:formula="of:=IF([.$K52]=[.C52];1;0)" office:value-type="float" office:value="0" calcext:value-type="float">
            <text:p>0</text:p>
          </table:table-cell>
          <table:table-cell table:formula="of:=IF([.$K52]=[.D52];1;0)" office:value-type="float" office:value="0" calcext:value-type="float">
            <text:p>0</text:p>
          </table:table-cell>
          <table:table-cell table:formula="of:=IF([.$K52]=[.E52];1;0)" office:value-type="float" office:value="0" calcext:value-type="float">
            <text:p>0</text:p>
          </table:table-cell>
          <table:table-cell table:formula="of:=IF([.$K52]=[.F52];1;0)" office:value-type="float" office:value="0" calcext:value-type="float">
            <text:p>0</text:p>
          </table:table-cell>
          <table:table-cell table:formula="of:=IF([.$K52]=[.G52];1;0)" office:value-type="float" office:value="0" calcext:value-type="float">
            <text:p>0</text:p>
          </table:table-cell>
          <table:table-cell table:formula="of:=IF([.$K52]=[.H52];1;0)" office:value-type="float" office:value="0" calcext:value-type="float">
            <text:p>0</text:p>
          </table:table-cell>
          <table:table-cell table:formula="of:=IF([.$K52]=[.I52];1;0)" office:value-type="float" office:value="0" calcext:value-type="float">
            <text:p>0</text:p>
          </table:table-cell>
          <table:table-cell table:style-name="ce1" table:formula="of:=SUM([.L52:.R52])/7" office:value-type="float" office:value="0" calcext:value-type="float">
            <text:p>0.00</text:p>
          </table:table-cell>
          <table:table-cell/>
          <table:table-cell table:formula="of:=IF(AND([.$C52]=[.D52];[.$C52]=[.$K52]);1;IF(AND([.$C52]=[.D52];[.$C52]&lt;&gt;[.$K52]);-1;0))" office:value-type="float" office:value="-1" calcext:value-type="float">
            <text:p>-1</text:p>
          </table:table-cell>
          <table:table-cell table:formula="of:=IF(AND([.$C52]=[.E52];[.$C52]=[.$K52]);1;IF(AND([.$C52]=[.E52];[.$C52]&lt;&gt;[.$K52]);-1;0))" office:value-type="float" office:value="0" calcext:value-type="float">
            <text:p>0</text:p>
          </table:table-cell>
          <table:table-cell table:formula="of:=IF(AND([.$C52]=[.F52];[.$C52]=[.$K52]);1;IF(AND([.$C52]=[.F52];[.$C52]&lt;&gt;[.$K52]);-1;0))" office:value-type="float" office:value="0" calcext:value-type="float">
            <text:p>0</text:p>
          </table:table-cell>
          <table:table-cell table:formula="of:=IF(AND([.$C52]=[.G52];[.$C52]=[.$K52]);1;IF(AND([.$C52]=[.G52];[.$C52]&lt;&gt;[.$K52]);-1;0))" office:value-type="float" office:value="0" calcext:value-type="float">
            <text:p>0</text:p>
          </table:table-cell>
          <table:table-cell table:formula="of:=IF(AND([.$C52]=[.H52];[.$C52]=[.$K52]);1;IF(AND([.$C52]=[.H52];[.$C52]&lt;&gt;[.$K52]);-1;0))" office:value-type="float" office:value="0" calcext:value-type="float">
            <text:p>0</text:p>
          </table:table-cell>
          <table:table-cell table:formula="of:=IF(AND([.$C52]=[.I52];[.$C52]=[.$K52]);1;IF(AND([.$C52]=[.I52];[.$C52]&lt;&gt;[.$K52]);-1;0))" office:value-type="float" office:value="0" calcext:value-type="float">
            <text:p>0</text:p>
          </table:table-cell>
          <table:table-cell table:formula="of:=SUM([.U52:.Z52])/6" office:value-type="float" office:value="-0.166666666666667" calcext:value-type="float">
            <text:p>-0.17</text:p>
          </table:table-cell>
          <table:table-cell/>
          <table:table-cell table:formula="of:=IF(AND([.$D52]=[.E52];[.$D52]=[.$K52]);1;IF(AND([.$D52]=[.E52];[.$D52]&lt;&gt;[.$K52]);-1;0))" office:value-type="float" office:value="0" calcext:value-type="float">
            <text:p>0</text:p>
          </table:table-cell>
          <table:table-cell table:formula="of:=IF(AND([.$D52]=[.F52];[.$D52]=[.$K52]);1;IF(AND([.$D52]=[.F52];[.$D52]&lt;&gt;[.$K52]);-1;0))" office:value-type="float" office:value="0" calcext:value-type="float">
            <text:p>0</text:p>
          </table:table-cell>
          <table:table-cell table:formula="of:=IF(AND([.$D52]=[.G52];[.$D52]=[.$K52]);1;IF(AND([.$D52]=[.G52];[.$D52]&lt;&gt;[.$K52]);-1;0))" office:value-type="float" office:value="0" calcext:value-type="float">
            <text:p>0</text:p>
          </table:table-cell>
          <table:table-cell table:formula="of:=IF(AND([.$D52]=[.H52];[.$D52]=[.$K52]);1;IF(AND([.$D52]=[.H52];[.$D52]&lt;&gt;[.$K52]);-1;0))" office:value-type="float" office:value="0" calcext:value-type="float">
            <text:p>0</text:p>
          </table:table-cell>
          <table:table-cell table:formula="of:=IF(AND([.$D52]=[.I52];[.$D52]=[.$K52]);1;IF(AND([.$D52]=[.I52];[.$D52]&lt;&gt;[.$K52]);-1;0))" office:value-type="float" office:value="0" calcext:value-type="float">
            <text:p>0</text:p>
          </table:table-cell>
          <table:table-cell table:formula="of:=SUM([.AC52:.AG52])/5" office:value-type="float" office:value="0" calcext:value-type="float">
            <text:p>0.00</text:p>
          </table:table-cell>
          <table:table-cell/>
          <table:table-cell table:formula="of:=IF(AND([.$E52]=[.F52];[.$E52]=[.$K52]);1;IF(AND([.$E52]=[.F52];[.$E52]&lt;&gt;[.$K52]);-1;0))" office:value-type="float" office:value="0" calcext:value-type="float">
            <text:p>0</text:p>
          </table:table-cell>
          <table:table-cell table:formula="of:=IF(AND([.$E52]=[.G52];[.$E52]=[.$K52]);1;IF(AND([.$E52]=[.G52];[.$E52]&lt;&gt;[.$K52]);-1;0))" office:value-type="float" office:value="0" calcext:value-type="float">
            <text:p>0</text:p>
          </table:table-cell>
          <table:table-cell table:formula="of:=IF(AND([.$E52]=[.H52];[.$E52]=[.$K52]);1;IF(AND([.$E52]=[.H52];[.$E52]&lt;&gt;[.$K52]);-1;0))" office:value-type="float" office:value="-1" calcext:value-type="float">
            <text:p>-1</text:p>
          </table:table-cell>
          <table:table-cell table:formula="of:=IF(AND([.$E52]=[.I52];[.$E52]=[.$K52]);1;IF(AND([.$E52]=[.I52];[.$E52]&lt;&gt;[.$K52]);-1;0))" office:value-type="float" office:value="-1" calcext:value-type="float">
            <text:p>-1</text:p>
          </table:table-cell>
          <table:table-cell table:formula="of:=SUM([.AJ52:.AM52])/4" office:value-type="float" office:value="-0.5" calcext:value-type="float">
            <text:p>-0.50</text:p>
          </table:table-cell>
          <table:table-cell/>
          <table:table-cell table:formula="of:=IF(AND([.$F52]=[.G52];[.$F52]=[.$K52]);1;IF(AND([.$F52]=[.G52];[.$F52]&lt;&gt;[.$K52]);-1;0))" office:value-type="float" office:value="-1" calcext:value-type="float">
            <text:p>-1</text:p>
          </table:table-cell>
          <table:table-cell table:formula="of:=IF(AND([.$F52]=[.H52];[.$F52]=[.$K52]);1;IF(AND([.$F52]=[.H52];[.$F52]&lt;&gt;[.$K52]);-1;0))" office:value-type="float" office:value="0" calcext:value-type="float">
            <text:p>0</text:p>
          </table:table-cell>
          <table:table-cell table:formula="of:=IF(AND([.$F52]=[.I52];[.$F52]=[.$K52]);1;IF(AND([.$F52]=[.I52];[.$F52]&lt;&gt;[.$K52]);-1;0))" office:value-type="float" office:value="0" calcext:value-type="float">
            <text:p>0</text:p>
          </table:table-cell>
          <table:table-cell table:formula="of:=SUM([.AP52:.AR52])/3" office:value-type="float" office:value="-0.333333333333333" calcext:value-type="float">
            <text:p>-0.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vocode.com</text:p>
          </table:table-cell>
          <table:table-cell table:number-columns-repeated="3" office:value-type="string" calcext:value-type="string">
            <text:p>NEWS</text:p>
          </table:table-cell>
          <table:table-cell office:value-type="string" calcext:value-type="string">
            <text:p>NOCLASS</text:p>
          </table:table-cell>
          <table:table-cell table:number-columns-repeated="3"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S</text:p>
          </table:table-cell>
          <table:table-cell table:formula="of:=IF([.$K53]=[.C53];1;0)" office:value-type="float" office:value="1" calcext:value-type="float">
            <text:p>1</text:p>
          </table:table-cell>
          <table:table-cell table:formula="of:=IF([.$K53]=[.D53];1;0)" office:value-type="float" office:value="1" calcext:value-type="float">
            <text:p>1</text:p>
          </table:table-cell>
          <table:table-cell table:formula="of:=IF([.$K53]=[.E53];1;0)" office:value-type="float" office:value="1" calcext:value-type="float">
            <text:p>1</text:p>
          </table:table-cell>
          <table:table-cell table:formula="of:=IF([.$K53]=[.F53];1;0)" office:value-type="float" office:value="0" calcext:value-type="float">
            <text:p>0</text:p>
          </table:table-cell>
          <table:table-cell table:formula="of:=IF([.$K53]=[.G53];1;0)" office:value-type="float" office:value="1" calcext:value-type="float">
            <text:p>1</text:p>
          </table:table-cell>
          <table:table-cell table:formula="of:=IF([.$K53]=[.H53];1;0)" office:value-type="float" office:value="1" calcext:value-type="float">
            <text:p>1</text:p>
          </table:table-cell>
          <table:table-cell table:formula="of:=IF([.$K53]=[.I53];1;0)" office:value-type="float" office:value="1" calcext:value-type="float">
            <text:p>1</text:p>
          </table:table-cell>
          <table:table-cell table:style-name="ce1" table:formula="of:=SUM([.L53:.R53])/7" office:value-type="float" office:value="0.857142857142857" calcext:value-type="float">
            <text:p>0.86</text:p>
          </table:table-cell>
          <table:table-cell/>
          <table:table-cell table:formula="of:=IF(AND([.$C53]=[.D53];[.$C53]=[.$K53]);1;IF(AND([.$C53]=[.D53];[.$C53]&lt;&gt;[.$K53]);-1;0))" office:value-type="float" office:value="1" calcext:value-type="float">
            <text:p>1</text:p>
          </table:table-cell>
          <table:table-cell table:formula="of:=IF(AND([.$C53]=[.E53];[.$C53]=[.$K53]);1;IF(AND([.$C53]=[.E53];[.$C53]&lt;&gt;[.$K53]);-1;0))" office:value-type="float" office:value="1" calcext:value-type="float">
            <text:p>1</text:p>
          </table:table-cell>
          <table:table-cell table:formula="of:=IF(AND([.$C53]=[.F53];[.$C53]=[.$K53]);1;IF(AND([.$C53]=[.F53];[.$C53]&lt;&gt;[.$K53]);-1;0))" office:value-type="float" office:value="0" calcext:value-type="float">
            <text:p>0</text:p>
          </table:table-cell>
          <table:table-cell table:formula="of:=IF(AND([.$C53]=[.G53];[.$C53]=[.$K53]);1;IF(AND([.$C53]=[.G53];[.$C53]&lt;&gt;[.$K53]);-1;0))" office:value-type="float" office:value="1" calcext:value-type="float">
            <text:p>1</text:p>
          </table:table-cell>
          <table:table-cell table:formula="of:=IF(AND([.$C53]=[.H53];[.$C53]=[.$K53]);1;IF(AND([.$C53]=[.H53];[.$C53]&lt;&gt;[.$K53]);-1;0))" office:value-type="float" office:value="1" calcext:value-type="float">
            <text:p>1</text:p>
          </table:table-cell>
          <table:table-cell table:formula="of:=IF(AND([.$C53]=[.I53];[.$C53]=[.$K53]);1;IF(AND([.$C53]=[.I53];[.$C53]&lt;&gt;[.$K53]);-1;0))" office:value-type="float" office:value="1" calcext:value-type="float">
            <text:p>1</text:p>
          </table:table-cell>
          <table:table-cell table:formula="of:=SUM([.U53:.Z53])/6" office:value-type="float" office:value="0.833333333333333" calcext:value-type="float">
            <text:p>0.83</text:p>
          </table:table-cell>
          <table:table-cell/>
          <table:table-cell table:formula="of:=IF(AND([.$D53]=[.E53];[.$D53]=[.$K53]);1;IF(AND([.$D53]=[.E53];[.$D53]&lt;&gt;[.$K53]);-1;0))" office:value-type="float" office:value="1" calcext:value-type="float">
            <text:p>1</text:p>
          </table:table-cell>
          <table:table-cell table:formula="of:=IF(AND([.$D53]=[.F53];[.$D53]=[.$K53]);1;IF(AND([.$D53]=[.F53];[.$D53]&lt;&gt;[.$K53]);-1;0))" office:value-type="float" office:value="0" calcext:value-type="float">
            <text:p>0</text:p>
          </table:table-cell>
          <table:table-cell table:formula="of:=IF(AND([.$D53]=[.G53];[.$D53]=[.$K53]);1;IF(AND([.$D53]=[.G53];[.$D53]&lt;&gt;[.$K53]);-1;0))" office:value-type="float" office:value="1" calcext:value-type="float">
            <text:p>1</text:p>
          </table:table-cell>
          <table:table-cell table:formula="of:=IF(AND([.$D53]=[.H53];[.$D53]=[.$K53]);1;IF(AND([.$D53]=[.H53];[.$D53]&lt;&gt;[.$K53]);-1;0))" office:value-type="float" office:value="1" calcext:value-type="float">
            <text:p>1</text:p>
          </table:table-cell>
          <table:table-cell table:formula="of:=IF(AND([.$D53]=[.I53];[.$D53]=[.$K53]);1;IF(AND([.$D53]=[.I53];[.$D53]&lt;&gt;[.$K53]);-1;0))" office:value-type="float" office:value="1" calcext:value-type="float">
            <text:p>1</text:p>
          </table:table-cell>
          <table:table-cell table:formula="of:=SUM([.AC53:.AG53])/5" office:value-type="float" office:value="0.8" calcext:value-type="float">
            <text:p>0.80</text:p>
          </table:table-cell>
          <table:table-cell/>
          <table:table-cell table:formula="of:=IF(AND([.$E53]=[.F53];[.$E53]=[.$K53]);1;IF(AND([.$E53]=[.F53];[.$E53]&lt;&gt;[.$K53]);-1;0))" office:value-type="float" office:value="0" calcext:value-type="float">
            <text:p>0</text:p>
          </table:table-cell>
          <table:table-cell table:formula="of:=IF(AND([.$E53]=[.G53];[.$E53]=[.$K53]);1;IF(AND([.$E53]=[.G53];[.$E53]&lt;&gt;[.$K53]);-1;0))" office:value-type="float" office:value="1" calcext:value-type="float">
            <text:p>1</text:p>
          </table:table-cell>
          <table:table-cell table:formula="of:=IF(AND([.$E53]=[.H53];[.$E53]=[.$K53]);1;IF(AND([.$E53]=[.H53];[.$E53]&lt;&gt;[.$K53]);-1;0))" office:value-type="float" office:value="1" calcext:value-type="float">
            <text:p>1</text:p>
          </table:table-cell>
          <table:table-cell table:formula="of:=IF(AND([.$E53]=[.I53];[.$E53]=[.$K53]);1;IF(AND([.$E53]=[.I53];[.$E53]&lt;&gt;[.$K53]);-1;0))" office:value-type="float" office:value="1" calcext:value-type="float">
            <text:p>1</text:p>
          </table:table-cell>
          <table:table-cell table:formula="of:=SUM([.AJ53:.AM53])/4" office:value-type="float" office:value="0.75" calcext:value-type="float">
            <text:p>0.75</text:p>
          </table:table-cell>
          <table:table-cell/>
          <table:table-cell table:formula="of:=IF(AND([.$F53]=[.G53];[.$F53]=[.$K53]);1;IF(AND([.$F53]=[.G53];[.$F53]&lt;&gt;[.$K53]);-1;0))" office:value-type="float" office:value="0" calcext:value-type="float">
            <text:p>0</text:p>
          </table:table-cell>
          <table:table-cell table:formula="of:=IF(AND([.$F53]=[.H53];[.$F53]=[.$K53]);1;IF(AND([.$F53]=[.H53];[.$F53]&lt;&gt;[.$K53]);-1;0))" office:value-type="float" office:value="0" calcext:value-type="float">
            <text:p>0</text:p>
          </table:table-cell>
          <table:table-cell table:formula="of:=IF(AND([.$F53]=[.I53];[.$F53]=[.$K53]);1;IF(AND([.$F53]=[.I53];[.$F53]&lt;&gt;[.$K53]);-1;0))" office:value-type="float" office:value="0" calcext:value-type="float">
            <text:p>0</text:p>
          </table:table-cell>
          <table:table-cell table:formula="of:=SUM([.AP53:.AR53])/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earnopengl.com</text:p>
          </table:table-cell>
          <table:table-cell table:number-columns-repeated="7" office:value-type="string" calcext:value-type="string">
            <text:p>TRAI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ING</text:p>
          </table:table-cell>
          <table:table-cell table:formula="of:=IF([.$K54]=[.C54];1;0)" office:value-type="float" office:value="1" calcext:value-type="float">
            <text:p>1</text:p>
          </table:table-cell>
          <table:table-cell table:formula="of:=IF([.$K54]=[.D54];1;0)" office:value-type="float" office:value="1" calcext:value-type="float">
            <text:p>1</text:p>
          </table:table-cell>
          <table:table-cell table:formula="of:=IF([.$K54]=[.E54];1;0)" office:value-type="float" office:value="1" calcext:value-type="float">
            <text:p>1</text:p>
          </table:table-cell>
          <table:table-cell table:formula="of:=IF([.$K54]=[.F54];1;0)" office:value-type="float" office:value="1" calcext:value-type="float">
            <text:p>1</text:p>
          </table:table-cell>
          <table:table-cell table:formula="of:=IF([.$K54]=[.G54];1;0)" office:value-type="float" office:value="1" calcext:value-type="float">
            <text:p>1</text:p>
          </table:table-cell>
          <table:table-cell table:formula="of:=IF([.$K54]=[.H54];1;0)" office:value-type="float" office:value="1" calcext:value-type="float">
            <text:p>1</text:p>
          </table:table-cell>
          <table:table-cell table:formula="of:=IF([.$K54]=[.I54];1;0)" office:value-type="float" office:value="1" calcext:value-type="float">
            <text:p>1</text:p>
          </table:table-cell>
          <table:table-cell table:style-name="ce1" table:formula="of:=SUM([.L54:.R54])/7" office:value-type="float" office:value="1" calcext:value-type="float">
            <text:p>1.00</text:p>
          </table:table-cell>
          <table:table-cell/>
          <table:table-cell table:formula="of:=IF(AND([.$C54]=[.D54];[.$C54]=[.$K54]);1;IF(AND([.$C54]=[.D54];[.$C54]&lt;&gt;[.$K54]);-1;0))" office:value-type="float" office:value="1" calcext:value-type="float">
            <text:p>1</text:p>
          </table:table-cell>
          <table:table-cell table:formula="of:=IF(AND([.$C54]=[.E54];[.$C54]=[.$K54]);1;IF(AND([.$C54]=[.E54];[.$C54]&lt;&gt;[.$K54]);-1;0))" office:value-type="float" office:value="1" calcext:value-type="float">
            <text:p>1</text:p>
          </table:table-cell>
          <table:table-cell table:formula="of:=IF(AND([.$C54]=[.F54];[.$C54]=[.$K54]);1;IF(AND([.$C54]=[.F54];[.$C54]&lt;&gt;[.$K54]);-1;0))" office:value-type="float" office:value="1" calcext:value-type="float">
            <text:p>1</text:p>
          </table:table-cell>
          <table:table-cell table:formula="of:=IF(AND([.$C54]=[.G54];[.$C54]=[.$K54]);1;IF(AND([.$C54]=[.G54];[.$C54]&lt;&gt;[.$K54]);-1;0))" office:value-type="float" office:value="1" calcext:value-type="float">
            <text:p>1</text:p>
          </table:table-cell>
          <table:table-cell table:formula="of:=IF(AND([.$C54]=[.H54];[.$C54]=[.$K54]);1;IF(AND([.$C54]=[.H54];[.$C54]&lt;&gt;[.$K54]);-1;0))" office:value-type="float" office:value="1" calcext:value-type="float">
            <text:p>1</text:p>
          </table:table-cell>
          <table:table-cell table:formula="of:=IF(AND([.$C54]=[.I54];[.$C54]=[.$K54]);1;IF(AND([.$C54]=[.I54];[.$C54]&lt;&gt;[.$K54]);-1;0))" office:value-type="float" office:value="1" calcext:value-type="float">
            <text:p>1</text:p>
          </table:table-cell>
          <table:table-cell table:formula="of:=SUM([.U54:.Z54])/6" office:value-type="float" office:value="1" calcext:value-type="float">
            <text:p>1.00</text:p>
          </table:table-cell>
          <table:table-cell/>
          <table:table-cell table:formula="of:=IF(AND([.$D54]=[.E54];[.$D54]=[.$K54]);1;IF(AND([.$D54]=[.E54];[.$D54]&lt;&gt;[.$K54]);-1;0))" office:value-type="float" office:value="1" calcext:value-type="float">
            <text:p>1</text:p>
          </table:table-cell>
          <table:table-cell table:formula="of:=IF(AND([.$D54]=[.F54];[.$D54]=[.$K54]);1;IF(AND([.$D54]=[.F54];[.$D54]&lt;&gt;[.$K54]);-1;0))" office:value-type="float" office:value="1" calcext:value-type="float">
            <text:p>1</text:p>
          </table:table-cell>
          <table:table-cell table:formula="of:=IF(AND([.$D54]=[.G54];[.$D54]=[.$K54]);1;IF(AND([.$D54]=[.G54];[.$D54]&lt;&gt;[.$K54]);-1;0))" office:value-type="float" office:value="1" calcext:value-type="float">
            <text:p>1</text:p>
          </table:table-cell>
          <table:table-cell table:formula="of:=IF(AND([.$D54]=[.H54];[.$D54]=[.$K54]);1;IF(AND([.$D54]=[.H54];[.$D54]&lt;&gt;[.$K54]);-1;0))" office:value-type="float" office:value="1" calcext:value-type="float">
            <text:p>1</text:p>
          </table:table-cell>
          <table:table-cell table:formula="of:=IF(AND([.$D54]=[.I54];[.$D54]=[.$K54]);1;IF(AND([.$D54]=[.I54];[.$D54]&lt;&gt;[.$K54]);-1;0))" office:value-type="float" office:value="1" calcext:value-type="float">
            <text:p>1</text:p>
          </table:table-cell>
          <table:table-cell table:formula="of:=SUM([.AC54:.AG54])/5" office:value-type="float" office:value="1" calcext:value-type="float">
            <text:p>1.00</text:p>
          </table:table-cell>
          <table:table-cell/>
          <table:table-cell table:formula="of:=IF(AND([.$E54]=[.F54];[.$E54]=[.$K54]);1;IF(AND([.$E54]=[.F54];[.$E54]&lt;&gt;[.$K54]);-1;0))" office:value-type="float" office:value="1" calcext:value-type="float">
            <text:p>1</text:p>
          </table:table-cell>
          <table:table-cell table:formula="of:=IF(AND([.$E54]=[.G54];[.$E54]=[.$K54]);1;IF(AND([.$E54]=[.G54];[.$E54]&lt;&gt;[.$K54]);-1;0))" office:value-type="float" office:value="1" calcext:value-type="float">
            <text:p>1</text:p>
          </table:table-cell>
          <table:table-cell table:formula="of:=IF(AND([.$E54]=[.H54];[.$E54]=[.$K54]);1;IF(AND([.$E54]=[.H54];[.$E54]&lt;&gt;[.$K54]);-1;0))" office:value-type="float" office:value="1" calcext:value-type="float">
            <text:p>1</text:p>
          </table:table-cell>
          <table:table-cell table:formula="of:=IF(AND([.$E54]=[.I54];[.$E54]=[.$K54]);1;IF(AND([.$E54]=[.I54];[.$E54]&lt;&gt;[.$K54]);-1;0))" office:value-type="float" office:value="1" calcext:value-type="float">
            <text:p>1</text:p>
          </table:table-cell>
          <table:table-cell table:formula="of:=SUM([.AJ54:.AM54])/4" office:value-type="float" office:value="1" calcext:value-type="float">
            <text:p>1.00</text:p>
          </table:table-cell>
          <table:table-cell/>
          <table:table-cell table:formula="of:=IF(AND([.$F54]=[.G54];[.$F54]=[.$K54]);1;IF(AND([.$F54]=[.G54];[.$F54]&lt;&gt;[.$K54]);-1;0))" office:value-type="float" office:value="1" calcext:value-type="float">
            <text:p>1</text:p>
          </table:table-cell>
          <table:table-cell table:formula="of:=IF(AND([.$F54]=[.H54];[.$F54]=[.$K54]);1;IF(AND([.$F54]=[.H54];[.$F54]&lt;&gt;[.$K54]);-1;0))" office:value-type="float" office:value="1" calcext:value-type="float">
            <text:p>1</text:p>
          </table:table-cell>
          <table:table-cell table:formula="of:=IF(AND([.$F54]=[.I54];[.$F54]=[.$K54]);1;IF(AND([.$F54]=[.I54];[.$F54]&lt;&gt;[.$K54]);-1;0))" office:value-type="float" office:value="1" calcext:value-type="float">
            <text:p>1</text:p>
          </table:table-cell>
          <table:table-cell table:formula="of:=SUM([.AP54:.AR54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alerakushnir.com</text:p>
          </table:table-cell>
          <table:table-cell table:number-columns-repeated="2" office:value-type="string" calcext:value-type="string">
            <text:p>TRAINING</text:p>
          </table:table-cell>
          <table:table-cell office:value-type="string" calcext:value-type="string">
            <text:p>PACKAGE</text:p>
          </table:table-cell>
          <table:table-cell table:number-columns-repeated="3" office:value-type="string" calcext:value-type="string">
            <text:p>TRAINING</text:p>
          </table:table-cell>
          <table:table-cell office:value-type="string" calcext:value-type="string">
            <text:p>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S</text:p>
          </table:table-cell>
          <table:table-cell table:formula="of:=IF([.$K55]=[.C55];1;0)" office:value-type="float" office:value="0" calcext:value-type="float">
            <text:p>0</text:p>
          </table:table-cell>
          <table:table-cell table:formula="of:=IF([.$K55]=[.D55];1;0)" office:value-type="float" office:value="0" calcext:value-type="float">
            <text:p>0</text:p>
          </table:table-cell>
          <table:table-cell table:formula="of:=IF([.$K55]=[.E55];1;0)" office:value-type="float" office:value="0" calcext:value-type="float">
            <text:p>0</text:p>
          </table:table-cell>
          <table:table-cell table:formula="of:=IF([.$K55]=[.F55];1;0)" office:value-type="float" office:value="0" calcext:value-type="float">
            <text:p>0</text:p>
          </table:table-cell>
          <table:table-cell table:formula="of:=IF([.$K55]=[.G55];1;0)" office:value-type="float" office:value="0" calcext:value-type="float">
            <text:p>0</text:p>
          </table:table-cell>
          <table:table-cell table:formula="of:=IF([.$K55]=[.H55];1;0)" office:value-type="float" office:value="0" calcext:value-type="float">
            <text:p>0</text:p>
          </table:table-cell>
          <table:table-cell table:formula="of:=IF([.$K55]=[.I55];1;0)" office:value-type="float" office:value="0" calcext:value-type="float">
            <text:p>0</text:p>
          </table:table-cell>
          <table:table-cell table:style-name="ce1" table:formula="of:=SUM([.L55:.R55])/7" office:value-type="float" office:value="0" calcext:value-type="float">
            <text:p>0.00</text:p>
          </table:table-cell>
          <table:table-cell/>
          <table:table-cell table:formula="of:=IF(AND([.$C55]=[.D55];[.$C55]=[.$K55]);1;IF(AND([.$C55]=[.D55];[.$C55]&lt;&gt;[.$K55]);-1;0))" office:value-type="float" office:value="-1" calcext:value-type="float">
            <text:p>-1</text:p>
          </table:table-cell>
          <table:table-cell table:formula="of:=IF(AND([.$C55]=[.E55];[.$C55]=[.$K55]);1;IF(AND([.$C55]=[.E55];[.$C55]&lt;&gt;[.$K55]);-1;0))" office:value-type="float" office:value="0" calcext:value-type="float">
            <text:p>0</text:p>
          </table:table-cell>
          <table:table-cell table:formula="of:=IF(AND([.$C55]=[.F55];[.$C55]=[.$K55]);1;IF(AND([.$C55]=[.F55];[.$C55]&lt;&gt;[.$K55]);-1;0))" office:value-type="float" office:value="-1" calcext:value-type="float">
            <text:p>-1</text:p>
          </table:table-cell>
          <table:table-cell table:formula="of:=IF(AND([.$C55]=[.G55];[.$C55]=[.$K55]);1;IF(AND([.$C55]=[.G55];[.$C55]&lt;&gt;[.$K55]);-1;0))" office:value-type="float" office:value="-1" calcext:value-type="float">
            <text:p>-1</text:p>
          </table:table-cell>
          <table:table-cell table:formula="of:=IF(AND([.$C55]=[.H55];[.$C55]=[.$K55]);1;IF(AND([.$C55]=[.H55];[.$C55]&lt;&gt;[.$K55]);-1;0))" office:value-type="float" office:value="-1" calcext:value-type="float">
            <text:p>-1</text:p>
          </table:table-cell>
          <table:table-cell table:formula="of:=IF(AND([.$C55]=[.I55];[.$C55]=[.$K55]);1;IF(AND([.$C55]=[.I55];[.$C55]&lt;&gt;[.$K55]);-1;0))" office:value-type="float" office:value="0" calcext:value-type="float">
            <text:p>0</text:p>
          </table:table-cell>
          <table:table-cell table:formula="of:=SUM([.U55:.Z55])/6" office:value-type="float" office:value="-0.666666666666667" calcext:value-type="float">
            <text:p>-0.67</text:p>
          </table:table-cell>
          <table:table-cell/>
          <table:table-cell table:formula="of:=IF(AND([.$D55]=[.E55];[.$D55]=[.$K55]);1;IF(AND([.$D55]=[.E55];[.$D55]&lt;&gt;[.$K55]);-1;0))" office:value-type="float" office:value="0" calcext:value-type="float">
            <text:p>0</text:p>
          </table:table-cell>
          <table:table-cell table:formula="of:=IF(AND([.$D55]=[.F55];[.$D55]=[.$K55]);1;IF(AND([.$D55]=[.F55];[.$D55]&lt;&gt;[.$K55]);-1;0))" office:value-type="float" office:value="-1" calcext:value-type="float">
            <text:p>-1</text:p>
          </table:table-cell>
          <table:table-cell table:formula="of:=IF(AND([.$D55]=[.G55];[.$D55]=[.$K55]);1;IF(AND([.$D55]=[.G55];[.$D55]&lt;&gt;[.$K55]);-1;0))" office:value-type="float" office:value="-1" calcext:value-type="float">
            <text:p>-1</text:p>
          </table:table-cell>
          <table:table-cell table:formula="of:=IF(AND([.$D55]=[.H55];[.$D55]=[.$K55]);1;IF(AND([.$D55]=[.H55];[.$D55]&lt;&gt;[.$K55]);-1;0))" office:value-type="float" office:value="-1" calcext:value-type="float">
            <text:p>-1</text:p>
          </table:table-cell>
          <table:table-cell table:formula="of:=IF(AND([.$D55]=[.I55];[.$D55]=[.$K55]);1;IF(AND([.$D55]=[.I55];[.$D55]&lt;&gt;[.$K55]);-1;0))" office:value-type="float" office:value="0" calcext:value-type="float">
            <text:p>0</text:p>
          </table:table-cell>
          <table:table-cell table:formula="of:=SUM([.AC55:.AG55])/5" office:value-type="float" office:value="-0.6" calcext:value-type="float">
            <text:p>-0.60</text:p>
          </table:table-cell>
          <table:table-cell/>
          <table:table-cell table:formula="of:=IF(AND([.$E55]=[.F55];[.$E55]=[.$K55]);1;IF(AND([.$E55]=[.F55];[.$E55]&lt;&gt;[.$K55]);-1;0))" office:value-type="float" office:value="0" calcext:value-type="float">
            <text:p>0</text:p>
          </table:table-cell>
          <table:table-cell table:formula="of:=IF(AND([.$E55]=[.G55];[.$E55]=[.$K55]);1;IF(AND([.$E55]=[.G55];[.$E55]&lt;&gt;[.$K55]);-1;0))" office:value-type="float" office:value="0" calcext:value-type="float">
            <text:p>0</text:p>
          </table:table-cell>
          <table:table-cell table:formula="of:=IF(AND([.$E55]=[.H55];[.$E55]=[.$K55]);1;IF(AND([.$E55]=[.H55];[.$E55]&lt;&gt;[.$K55]);-1;0))" office:value-type="float" office:value="0" calcext:value-type="float">
            <text:p>0</text:p>
          </table:table-cell>
          <table:table-cell table:formula="of:=IF(AND([.$E55]=[.I55];[.$E55]=[.$K55]);1;IF(AND([.$E55]=[.I55];[.$E55]&lt;&gt;[.$K55]);-1;0))" office:value-type="float" office:value="-1" calcext:value-type="float">
            <text:p>-1</text:p>
          </table:table-cell>
          <table:table-cell table:formula="of:=SUM([.AJ55:.AM55])/4" office:value-type="float" office:value="-0.25" calcext:value-type="float">
            <text:p>-0.25</text:p>
          </table:table-cell>
          <table:table-cell/>
          <table:table-cell table:formula="of:=IF(AND([.$F55]=[.G55];[.$F55]=[.$K55]);1;IF(AND([.$F55]=[.G55];[.$F55]&lt;&gt;[.$K55]);-1;0))" office:value-type="float" office:value="-1" calcext:value-type="float">
            <text:p>-1</text:p>
          </table:table-cell>
          <table:table-cell table:formula="of:=IF(AND([.$F55]=[.H55];[.$F55]=[.$K55]);1;IF(AND([.$F55]=[.H55];[.$F55]&lt;&gt;[.$K55]);-1;0))" office:value-type="float" office:value="-1" calcext:value-type="float">
            <text:p>-1</text:p>
          </table:table-cell>
          <table:table-cell table:formula="of:=IF(AND([.$F55]=[.I55];[.$F55]=[.$K55]);1;IF(AND([.$F55]=[.I55];[.$F55]&lt;&gt;[.$K55]);-1;0))" office:value-type="float" office:value="0" calcext:value-type="float">
            <text:p>0</text:p>
          </table:table-cell>
          <table:table-cell table:formula="of:=SUM([.AP55:.AR55])/3" office:value-type="float" office:value="-0.666666666666667" calcext:value-type="float">
            <text:p>-0.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depen.io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PACKAGE</text:p>
          </table:table-cell>
          <table:table-cell table:number-columns-repeated="5"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L</text:p>
          </table:table-cell>
          <table:table-cell table:formula="of:=IF([.$K56]=[.C56];1;0)" office:value-type="float" office:value="0" calcext:value-type="float">
            <text:p>0</text:p>
          </table:table-cell>
          <table:table-cell table:formula="of:=IF([.$K56]=[.D56];1;0)" office:value-type="float" office:value="0" calcext:value-type="float">
            <text:p>0</text:p>
          </table:table-cell>
          <table:table-cell table:formula="of:=IF([.$K56]=[.E56];1;0)" office:value-type="float" office:value="0" calcext:value-type="float">
            <text:p>0</text:p>
          </table:table-cell>
          <table:table-cell table:formula="of:=IF([.$K56]=[.F56];1;0)" office:value-type="float" office:value="0" calcext:value-type="float">
            <text:p>0</text:p>
          </table:table-cell>
          <table:table-cell table:formula="of:=IF([.$K56]=[.G56];1;0)" office:value-type="float" office:value="0" calcext:value-type="float">
            <text:p>0</text:p>
          </table:table-cell>
          <table:table-cell table:formula="of:=IF([.$K56]=[.H56];1;0)" office:value-type="float" office:value="0" calcext:value-type="float">
            <text:p>0</text:p>
          </table:table-cell>
          <table:table-cell table:formula="of:=IF([.$K56]=[.I56];1;0)" office:value-type="float" office:value="0" calcext:value-type="float">
            <text:p>0</text:p>
          </table:table-cell>
          <table:table-cell table:style-name="ce1" table:formula="of:=SUM([.L56:.R56])/7" office:value-type="float" office:value="0" calcext:value-type="float">
            <text:p>0.00</text:p>
          </table:table-cell>
          <table:table-cell/>
          <table:table-cell table:formula="of:=IF(AND([.$C56]=[.D56];[.$C56]=[.$K56]);1;IF(AND([.$C56]=[.D56];[.$C56]&lt;&gt;[.$K56]);-1;0))" office:value-type="float" office:value="0" calcext:value-type="float">
            <text:p>0</text:p>
          </table:table-cell>
          <table:table-cell table:formula="of:=IF(AND([.$C56]=[.E56];[.$C56]=[.$K56]);1;IF(AND([.$C56]=[.E56];[.$C56]&lt;&gt;[.$K56]);-1;0))" office:value-type="float" office:value="-1" calcext:value-type="float">
            <text:p>-1</text:p>
          </table:table-cell>
          <table:table-cell table:formula="of:=IF(AND([.$C56]=[.F56];[.$C56]=[.$K56]);1;IF(AND([.$C56]=[.F56];[.$C56]&lt;&gt;[.$K56]);-1;0))" office:value-type="float" office:value="-1" calcext:value-type="float">
            <text:p>-1</text:p>
          </table:table-cell>
          <table:table-cell table:formula="of:=IF(AND([.$C56]=[.G56];[.$C56]=[.$K56]);1;IF(AND([.$C56]=[.G56];[.$C56]&lt;&gt;[.$K56]);-1;0))" office:value-type="float" office:value="-1" calcext:value-type="float">
            <text:p>-1</text:p>
          </table:table-cell>
          <table:table-cell table:formula="of:=IF(AND([.$C56]=[.H56];[.$C56]=[.$K56]);1;IF(AND([.$C56]=[.H56];[.$C56]&lt;&gt;[.$K56]);-1;0))" office:value-type="float" office:value="-1" calcext:value-type="float">
            <text:p>-1</text:p>
          </table:table-cell>
          <table:table-cell table:formula="of:=IF(AND([.$C56]=[.I56];[.$C56]=[.$K56]);1;IF(AND([.$C56]=[.I56];[.$C56]&lt;&gt;[.$K56]);-1;0))" office:value-type="float" office:value="-1" calcext:value-type="float">
            <text:p>-1</text:p>
          </table:table-cell>
          <table:table-cell table:formula="of:=SUM([.U56:.Z56])/6" office:value-type="float" office:value="-0.833333333333333" calcext:value-type="float">
            <text:p>-0.83</text:p>
          </table:table-cell>
          <table:table-cell/>
          <table:table-cell table:formula="of:=IF(AND([.$D56]=[.E56];[.$D56]=[.$K56]);1;IF(AND([.$D56]=[.E56];[.$D56]&lt;&gt;[.$K56]);-1;0))" office:value-type="float" office:value="0" calcext:value-type="float">
            <text:p>0</text:p>
          </table:table-cell>
          <table:table-cell table:formula="of:=IF(AND([.$D56]=[.F56];[.$D56]=[.$K56]);1;IF(AND([.$D56]=[.F56];[.$D56]&lt;&gt;[.$K56]);-1;0))" office:value-type="float" office:value="0" calcext:value-type="float">
            <text:p>0</text:p>
          </table:table-cell>
          <table:table-cell table:formula="of:=IF(AND([.$D56]=[.G56];[.$D56]=[.$K56]);1;IF(AND([.$D56]=[.G56];[.$D56]&lt;&gt;[.$K56]);-1;0))" office:value-type="float" office:value="0" calcext:value-type="float">
            <text:p>0</text:p>
          </table:table-cell>
          <table:table-cell table:formula="of:=IF(AND([.$D56]=[.H56];[.$D56]=[.$K56]);1;IF(AND([.$D56]=[.H56];[.$D56]&lt;&gt;[.$K56]);-1;0))" office:value-type="float" office:value="0" calcext:value-type="float">
            <text:p>0</text:p>
          </table:table-cell>
          <table:table-cell table:formula="of:=IF(AND([.$D56]=[.I56];[.$D56]=[.$K56]);1;IF(AND([.$D56]=[.I56];[.$D56]&lt;&gt;[.$K56]);-1;0))" office:value-type="float" office:value="0" calcext:value-type="float">
            <text:p>0</text:p>
          </table:table-cell>
          <table:table-cell table:formula="of:=SUM([.AC56:.AG56])/5" office:value-type="float" office:value="0" calcext:value-type="float">
            <text:p>0.00</text:p>
          </table:table-cell>
          <table:table-cell/>
          <table:table-cell table:formula="of:=IF(AND([.$E56]=[.F56];[.$E56]=[.$K56]);1;IF(AND([.$E56]=[.F56];[.$E56]&lt;&gt;[.$K56]);-1;0))" office:value-type="float" office:value="-1" calcext:value-type="float">
            <text:p>-1</text:p>
          </table:table-cell>
          <table:table-cell table:formula="of:=IF(AND([.$E56]=[.G56];[.$E56]=[.$K56]);1;IF(AND([.$E56]=[.G56];[.$E56]&lt;&gt;[.$K56]);-1;0))" office:value-type="float" office:value="-1" calcext:value-type="float">
            <text:p>-1</text:p>
          </table:table-cell>
          <table:table-cell table:formula="of:=IF(AND([.$E56]=[.H56];[.$E56]=[.$K56]);1;IF(AND([.$E56]=[.H56];[.$E56]&lt;&gt;[.$K56]);-1;0))" office:value-type="float" office:value="-1" calcext:value-type="float">
            <text:p>-1</text:p>
          </table:table-cell>
          <table:table-cell table:formula="of:=IF(AND([.$E56]=[.I56];[.$E56]=[.$K56]);1;IF(AND([.$E56]=[.I56];[.$E56]&lt;&gt;[.$K56]);-1;0))" office:value-type="float" office:value="-1" calcext:value-type="float">
            <text:p>-1</text:p>
          </table:table-cell>
          <table:table-cell table:formula="of:=SUM([.AJ56:.AM56])/4" office:value-type="float" office:value="-1" calcext:value-type="float">
            <text:p>-1.00</text:p>
          </table:table-cell>
          <table:table-cell/>
          <table:table-cell table:formula="of:=IF(AND([.$F56]=[.G56];[.$F56]=[.$K56]);1;IF(AND([.$F56]=[.G56];[.$F56]&lt;&gt;[.$K56]);-1;0))" office:value-type="float" office:value="-1" calcext:value-type="float">
            <text:p>-1</text:p>
          </table:table-cell>
          <table:table-cell table:formula="of:=IF(AND([.$F56]=[.H56];[.$F56]=[.$K56]);1;IF(AND([.$F56]=[.H56];[.$F56]&lt;&gt;[.$K56]);-1;0))" office:value-type="float" office:value="-1" calcext:value-type="float">
            <text:p>-1</text:p>
          </table:table-cell>
          <table:table-cell table:formula="of:=IF(AND([.$F56]=[.I56];[.$F56]=[.$K56]);1;IF(AND([.$F56]=[.I56];[.$F56]&lt;&gt;[.$K56]);-1;0))" office:value-type="float" office:value="-1" calcext:value-type="float">
            <text:p>-1</text:p>
          </table:table-cell>
          <table:table-cell table:formula="of:=SUM([.AP56:.AR56])/3" office:value-type="float" office:value="-1" calcext:value-type="float">
            <text:p>-1.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reddle.io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NOCLASS</text:p>
          </table:table-cell>
          <table:table-cell table:number-columns-repeated="5" office:value-type="string" calcext:value-type="string">
            <text:p>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</text:p>
          </table:table-cell>
          <table:table-cell table:formula="of:=IF([.$K57]=[.C57];1;0)" office:value-type="float" office:value="1" calcext:value-type="float">
            <text:p>1</text:p>
          </table:table-cell>
          <table:table-cell table:formula="of:=IF([.$K57]=[.D57];1;0)" office:value-type="float" office:value="0" calcext:value-type="float">
            <text:p>0</text:p>
          </table:table-cell>
          <table:table-cell table:formula="of:=IF([.$K57]=[.E57];1;0)" office:value-type="float" office:value="1" calcext:value-type="float">
            <text:p>1</text:p>
          </table:table-cell>
          <table:table-cell table:formula="of:=IF([.$K57]=[.F57];1;0)" office:value-type="float" office:value="1" calcext:value-type="float">
            <text:p>1</text:p>
          </table:table-cell>
          <table:table-cell table:formula="of:=IF([.$K57]=[.G57];1;0)" office:value-type="float" office:value="1" calcext:value-type="float">
            <text:p>1</text:p>
          </table:table-cell>
          <table:table-cell table:formula="of:=IF([.$K57]=[.H57];1;0)" office:value-type="float" office:value="1" calcext:value-type="float">
            <text:p>1</text:p>
          </table:table-cell>
          <table:table-cell table:formula="of:=IF([.$K57]=[.I57];1;0)" office:value-type="float" office:value="1" calcext:value-type="float">
            <text:p>1</text:p>
          </table:table-cell>
          <table:table-cell table:style-name="ce1" table:formula="of:=SUM([.L57:.R57])/7" office:value-type="float" office:value="0.857142857142857" calcext:value-type="float">
            <text:p>0.86</text:p>
          </table:table-cell>
          <table:table-cell/>
          <table:table-cell table:formula="of:=IF(AND([.$C57]=[.D57];[.$C57]=[.$K57]);1;IF(AND([.$C57]=[.D57];[.$C57]&lt;&gt;[.$K57]);-1;0))" office:value-type="float" office:value="0" calcext:value-type="float">
            <text:p>0</text:p>
          </table:table-cell>
          <table:table-cell table:formula="of:=IF(AND([.$C57]=[.E57];[.$C57]=[.$K57]);1;IF(AND([.$C57]=[.E57];[.$C57]&lt;&gt;[.$K57]);-1;0))" office:value-type="float" office:value="1" calcext:value-type="float">
            <text:p>1</text:p>
          </table:table-cell>
          <table:table-cell table:formula="of:=IF(AND([.$C57]=[.F57];[.$C57]=[.$K57]);1;IF(AND([.$C57]=[.F57];[.$C57]&lt;&gt;[.$K57]);-1;0))" office:value-type="float" office:value="1" calcext:value-type="float">
            <text:p>1</text:p>
          </table:table-cell>
          <table:table-cell table:formula="of:=IF(AND([.$C57]=[.G57];[.$C57]=[.$K57]);1;IF(AND([.$C57]=[.G57];[.$C57]&lt;&gt;[.$K57]);-1;0))" office:value-type="float" office:value="1" calcext:value-type="float">
            <text:p>1</text:p>
          </table:table-cell>
          <table:table-cell table:formula="of:=IF(AND([.$C57]=[.H57];[.$C57]=[.$K57]);1;IF(AND([.$C57]=[.H57];[.$C57]&lt;&gt;[.$K57]);-1;0))" office:value-type="float" office:value="1" calcext:value-type="float">
            <text:p>1</text:p>
          </table:table-cell>
          <table:table-cell table:formula="of:=IF(AND([.$C57]=[.I57];[.$C57]=[.$K57]);1;IF(AND([.$C57]=[.I57];[.$C57]&lt;&gt;[.$K57]);-1;0))" office:value-type="float" office:value="1" calcext:value-type="float">
            <text:p>1</text:p>
          </table:table-cell>
          <table:table-cell table:formula="of:=SUM([.U57:.Z57])/6" office:value-type="float" office:value="0.833333333333333" calcext:value-type="float">
            <text:p>0.83</text:p>
          </table:table-cell>
          <table:table-cell/>
          <table:table-cell table:formula="of:=IF(AND([.$D57]=[.E57];[.$D57]=[.$K57]);1;IF(AND([.$D57]=[.E57];[.$D57]&lt;&gt;[.$K57]);-1;0))" office:value-type="float" office:value="0" calcext:value-type="float">
            <text:p>0</text:p>
          </table:table-cell>
          <table:table-cell table:formula="of:=IF(AND([.$D57]=[.F57];[.$D57]=[.$K57]);1;IF(AND([.$D57]=[.F57];[.$D57]&lt;&gt;[.$K57]);-1;0))" office:value-type="float" office:value="0" calcext:value-type="float">
            <text:p>0</text:p>
          </table:table-cell>
          <table:table-cell table:formula="of:=IF(AND([.$D57]=[.G57];[.$D57]=[.$K57]);1;IF(AND([.$D57]=[.G57];[.$D57]&lt;&gt;[.$K57]);-1;0))" office:value-type="float" office:value="0" calcext:value-type="float">
            <text:p>0</text:p>
          </table:table-cell>
          <table:table-cell table:formula="of:=IF(AND([.$D57]=[.H57];[.$D57]=[.$K57]);1;IF(AND([.$D57]=[.H57];[.$D57]&lt;&gt;[.$K57]);-1;0))" office:value-type="float" office:value="0" calcext:value-type="float">
            <text:p>0</text:p>
          </table:table-cell>
          <table:table-cell table:formula="of:=IF(AND([.$D57]=[.I57];[.$D57]=[.$K57]);1;IF(AND([.$D57]=[.I57];[.$D57]&lt;&gt;[.$K57]);-1;0))" office:value-type="float" office:value="0" calcext:value-type="float">
            <text:p>0</text:p>
          </table:table-cell>
          <table:table-cell table:formula="of:=SUM([.AC57:.AG57])/5" office:value-type="float" office:value="0" calcext:value-type="float">
            <text:p>0.00</text:p>
          </table:table-cell>
          <table:table-cell/>
          <table:table-cell table:formula="of:=IF(AND([.$E57]=[.F57];[.$E57]=[.$K57]);1;IF(AND([.$E57]=[.F57];[.$E57]&lt;&gt;[.$K57]);-1;0))" office:value-type="float" office:value="1" calcext:value-type="float">
            <text:p>1</text:p>
          </table:table-cell>
          <table:table-cell table:formula="of:=IF(AND([.$E57]=[.G57];[.$E57]=[.$K57]);1;IF(AND([.$E57]=[.G57];[.$E57]&lt;&gt;[.$K57]);-1;0))" office:value-type="float" office:value="1" calcext:value-type="float">
            <text:p>1</text:p>
          </table:table-cell>
          <table:table-cell table:formula="of:=IF(AND([.$E57]=[.H57];[.$E57]=[.$K57]);1;IF(AND([.$E57]=[.H57];[.$E57]&lt;&gt;[.$K57]);-1;0))" office:value-type="float" office:value="1" calcext:value-type="float">
            <text:p>1</text:p>
          </table:table-cell>
          <table:table-cell table:formula="of:=IF(AND([.$E57]=[.I57];[.$E57]=[.$K57]);1;IF(AND([.$E57]=[.I57];[.$E57]&lt;&gt;[.$K57]);-1;0))" office:value-type="float" office:value="1" calcext:value-type="float">
            <text:p>1</text:p>
          </table:table-cell>
          <table:table-cell table:formula="of:=SUM([.AJ57:.AM57])/4" office:value-type="float" office:value="1" calcext:value-type="float">
            <text:p>1.00</text:p>
          </table:table-cell>
          <table:table-cell/>
          <table:table-cell table:formula="of:=IF(AND([.$F57]=[.G57];[.$F57]=[.$K57]);1;IF(AND([.$F57]=[.G57];[.$F57]&lt;&gt;[.$K57]);-1;0))" office:value-type="float" office:value="1" calcext:value-type="float">
            <text:p>1</text:p>
          </table:table-cell>
          <table:table-cell table:formula="of:=IF(AND([.$F57]=[.H57];[.$F57]=[.$K57]);1;IF(AND([.$F57]=[.H57];[.$F57]&lt;&gt;[.$K57]);-1;0))" office:value-type="float" office:value="1" calcext:value-type="float">
            <text:p>1</text:p>
          </table:table-cell>
          <table:table-cell table:formula="of:=IF(AND([.$F57]=[.I57];[.$F57]=[.$K57]);1;IF(AND([.$F57]=[.I57];[.$F57]&lt;&gt;[.$K57]);-1;0))" office:value-type="float" office:value="1" calcext:value-type="float">
            <text:p>1</text:p>
          </table:table-cell>
          <table:table-cell table:formula="of:=SUM([.AP57:.AR57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ngel.co</text:p>
          </table:table-cell>
          <table:table-cell office:value-type="string" calcext:value-type="string">
            <text:p>DOCS</text:p>
          </table:table-cell>
          <table:table-cell table:number-columns-repeated="6" office:value-type="string" calcext:value-type="string">
            <text:p>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UITY</text:p>
          </table:table-cell>
          <table:table-cell table:formula="of:=IF([.$K58]=[.C58];1;0)" office:value-type="float" office:value="0" calcext:value-type="float">
            <text:p>0</text:p>
          </table:table-cell>
          <table:table-cell table:formula="of:=IF([.$K58]=[.D58];1;0)" office:value-type="float" office:value="0" calcext:value-type="float">
            <text:p>0</text:p>
          </table:table-cell>
          <table:table-cell table:formula="of:=IF([.$K58]=[.E58];1;0)" office:value-type="float" office:value="0" calcext:value-type="float">
            <text:p>0</text:p>
          </table:table-cell>
          <table:table-cell table:formula="of:=IF([.$K58]=[.F58];1;0)" office:value-type="float" office:value="0" calcext:value-type="float">
            <text:p>0</text:p>
          </table:table-cell>
          <table:table-cell table:formula="of:=IF([.$K58]=[.G58];1;0)" office:value-type="float" office:value="0" calcext:value-type="float">
            <text:p>0</text:p>
          </table:table-cell>
          <table:table-cell table:formula="of:=IF([.$K58]=[.H58];1;0)" office:value-type="float" office:value="0" calcext:value-type="float">
            <text:p>0</text:p>
          </table:table-cell>
          <table:table-cell table:formula="of:=IF([.$K58]=[.I58];1;0)" office:value-type="float" office:value="0" calcext:value-type="float">
            <text:p>0</text:p>
          </table:table-cell>
          <table:table-cell table:style-name="ce1" table:formula="of:=SUM([.L58:.R58])/7" office:value-type="float" office:value="0" calcext:value-type="float">
            <text:p>0.00</text:p>
          </table:table-cell>
          <table:table-cell/>
          <table:table-cell table:formula="of:=IF(AND([.$C58]=[.D58];[.$C58]=[.$K58]);1;IF(AND([.$C58]=[.D58];[.$C58]&lt;&gt;[.$K58]);-1;0))" office:value-type="float" office:value="0" calcext:value-type="float">
            <text:p>0</text:p>
          </table:table-cell>
          <table:table-cell table:formula="of:=IF(AND([.$C58]=[.E58];[.$C58]=[.$K58]);1;IF(AND([.$C58]=[.E58];[.$C58]&lt;&gt;[.$K58]);-1;0))" office:value-type="float" office:value="0" calcext:value-type="float">
            <text:p>0</text:p>
          </table:table-cell>
          <table:table-cell table:formula="of:=IF(AND([.$C58]=[.F58];[.$C58]=[.$K58]);1;IF(AND([.$C58]=[.F58];[.$C58]&lt;&gt;[.$K58]);-1;0))" office:value-type="float" office:value="0" calcext:value-type="float">
            <text:p>0</text:p>
          </table:table-cell>
          <table:table-cell table:formula="of:=IF(AND([.$C58]=[.G58];[.$C58]=[.$K58]);1;IF(AND([.$C58]=[.G58];[.$C58]&lt;&gt;[.$K58]);-1;0))" office:value-type="float" office:value="0" calcext:value-type="float">
            <text:p>0</text:p>
          </table:table-cell>
          <table:table-cell table:formula="of:=IF(AND([.$C58]=[.H58];[.$C58]=[.$K58]);1;IF(AND([.$C58]=[.H58];[.$C58]&lt;&gt;[.$K58]);-1;0))" office:value-type="float" office:value="0" calcext:value-type="float">
            <text:p>0</text:p>
          </table:table-cell>
          <table:table-cell table:formula="of:=IF(AND([.$C58]=[.I58];[.$C58]=[.$K58]);1;IF(AND([.$C58]=[.I58];[.$C58]&lt;&gt;[.$K58]);-1;0))" office:value-type="float" office:value="0" calcext:value-type="float">
            <text:p>0</text:p>
          </table:table-cell>
          <table:table-cell table:formula="of:=SUM([.U58:.Z58])/6" office:value-type="float" office:value="0" calcext:value-type="float">
            <text:p>0.00</text:p>
          </table:table-cell>
          <table:table-cell/>
          <table:table-cell table:formula="of:=IF(AND([.$D58]=[.E58];[.$D58]=[.$K58]);1;IF(AND([.$D58]=[.E58];[.$D58]&lt;&gt;[.$K58]);-1;0))" office:value-type="float" office:value="-1" calcext:value-type="float">
            <text:p>-1</text:p>
          </table:table-cell>
          <table:table-cell table:formula="of:=IF(AND([.$D58]=[.F58];[.$D58]=[.$K58]);1;IF(AND([.$D58]=[.F58];[.$D58]&lt;&gt;[.$K58]);-1;0))" office:value-type="float" office:value="-1" calcext:value-type="float">
            <text:p>-1</text:p>
          </table:table-cell>
          <table:table-cell table:formula="of:=IF(AND([.$D58]=[.G58];[.$D58]=[.$K58]);1;IF(AND([.$D58]=[.G58];[.$D58]&lt;&gt;[.$K58]);-1;0))" office:value-type="float" office:value="-1" calcext:value-type="float">
            <text:p>-1</text:p>
          </table:table-cell>
          <table:table-cell table:formula="of:=IF(AND([.$D58]=[.H58];[.$D58]=[.$K58]);1;IF(AND([.$D58]=[.H58];[.$D58]&lt;&gt;[.$K58]);-1;0))" office:value-type="float" office:value="-1" calcext:value-type="float">
            <text:p>-1</text:p>
          </table:table-cell>
          <table:table-cell table:formula="of:=IF(AND([.$D58]=[.I58];[.$D58]=[.$K58]);1;IF(AND([.$D58]=[.I58];[.$D58]&lt;&gt;[.$K58]);-1;0))" office:value-type="float" office:value="-1" calcext:value-type="float">
            <text:p>-1</text:p>
          </table:table-cell>
          <table:table-cell table:formula="of:=SUM([.AC58:.AG58])/5" office:value-type="float" office:value="-1" calcext:value-type="float">
            <text:p>-1.00</text:p>
          </table:table-cell>
          <table:table-cell/>
          <table:table-cell table:formula="of:=IF(AND([.$E58]=[.F58];[.$E58]=[.$K58]);1;IF(AND([.$E58]=[.F58];[.$E58]&lt;&gt;[.$K58]);-1;0))" office:value-type="float" office:value="-1" calcext:value-type="float">
            <text:p>-1</text:p>
          </table:table-cell>
          <table:table-cell table:formula="of:=IF(AND([.$E58]=[.G58];[.$E58]=[.$K58]);1;IF(AND([.$E58]=[.G58];[.$E58]&lt;&gt;[.$K58]);-1;0))" office:value-type="float" office:value="-1" calcext:value-type="float">
            <text:p>-1</text:p>
          </table:table-cell>
          <table:table-cell table:formula="of:=IF(AND([.$E58]=[.H58];[.$E58]=[.$K58]);1;IF(AND([.$E58]=[.H58];[.$E58]&lt;&gt;[.$K58]);-1;0))" office:value-type="float" office:value="-1" calcext:value-type="float">
            <text:p>-1</text:p>
          </table:table-cell>
          <table:table-cell table:formula="of:=IF(AND([.$E58]=[.I58];[.$E58]=[.$K58]);1;IF(AND([.$E58]=[.I58];[.$E58]&lt;&gt;[.$K58]);-1;0))" office:value-type="float" office:value="-1" calcext:value-type="float">
            <text:p>-1</text:p>
          </table:table-cell>
          <table:table-cell table:formula="of:=SUM([.AJ58:.AM58])/4" office:value-type="float" office:value="-1" calcext:value-type="float">
            <text:p>-1.00</text:p>
          </table:table-cell>
          <table:table-cell/>
          <table:table-cell table:formula="of:=IF(AND([.$F58]=[.G58];[.$F58]=[.$K58]);1;IF(AND([.$F58]=[.G58];[.$F58]&lt;&gt;[.$K58]);-1;0))" office:value-type="float" office:value="-1" calcext:value-type="float">
            <text:p>-1</text:p>
          </table:table-cell>
          <table:table-cell table:formula="of:=IF(AND([.$F58]=[.H58];[.$F58]=[.$K58]);1;IF(AND([.$F58]=[.H58];[.$F58]&lt;&gt;[.$K58]);-1;0))" office:value-type="float" office:value="-1" calcext:value-type="float">
            <text:p>-1</text:p>
          </table:table-cell>
          <table:table-cell table:formula="of:=IF(AND([.$F58]=[.I58];[.$F58]=[.$K58]);1;IF(AND([.$F58]=[.I58];[.$F58]&lt;&gt;[.$K58]);-1;0))" office:value-type="float" office:value="-1" calcext:value-type="float">
            <text:p>-1</text:p>
          </table:table-cell>
          <table:table-cell table:formula="of:=SUM([.AP58:.AR58])/3" office:value-type="float" office:value="-1" calcext:value-type="float">
            <text:p>-1.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ourses.edx.org</text:p>
          </table:table-cell>
          <table:table-cell table:number-columns-repeated="7" office:value-type="string" calcext:value-type="string">
            <text:p>TRAI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ING</text:p>
          </table:table-cell>
          <table:table-cell table:formula="of:=IF([.$K59]=[.C59];1;0)" office:value-type="float" office:value="1" calcext:value-type="float">
            <text:p>1</text:p>
          </table:table-cell>
          <table:table-cell table:formula="of:=IF([.$K59]=[.D59];1;0)" office:value-type="float" office:value="1" calcext:value-type="float">
            <text:p>1</text:p>
          </table:table-cell>
          <table:table-cell table:formula="of:=IF([.$K59]=[.E59];1;0)" office:value-type="float" office:value="1" calcext:value-type="float">
            <text:p>1</text:p>
          </table:table-cell>
          <table:table-cell table:formula="of:=IF([.$K59]=[.F59];1;0)" office:value-type="float" office:value="1" calcext:value-type="float">
            <text:p>1</text:p>
          </table:table-cell>
          <table:table-cell table:formula="of:=IF([.$K59]=[.G59];1;0)" office:value-type="float" office:value="1" calcext:value-type="float">
            <text:p>1</text:p>
          </table:table-cell>
          <table:table-cell table:formula="of:=IF([.$K59]=[.H59];1;0)" office:value-type="float" office:value="1" calcext:value-type="float">
            <text:p>1</text:p>
          </table:table-cell>
          <table:table-cell table:formula="of:=IF([.$K59]=[.I59];1;0)" office:value-type="float" office:value="1" calcext:value-type="float">
            <text:p>1</text:p>
          </table:table-cell>
          <table:table-cell table:style-name="ce1" table:formula="of:=SUM([.L59:.R59])/7" office:value-type="float" office:value="1" calcext:value-type="float">
            <text:p>1.00</text:p>
          </table:table-cell>
          <table:table-cell/>
          <table:table-cell table:formula="of:=IF(AND([.$C59]=[.D59];[.$C59]=[.$K59]);1;IF(AND([.$C59]=[.D59];[.$C59]&lt;&gt;[.$K59]);-1;0))" office:value-type="float" office:value="1" calcext:value-type="float">
            <text:p>1</text:p>
          </table:table-cell>
          <table:table-cell table:formula="of:=IF(AND([.$C59]=[.E59];[.$C59]=[.$K59]);1;IF(AND([.$C59]=[.E59];[.$C59]&lt;&gt;[.$K59]);-1;0))" office:value-type="float" office:value="1" calcext:value-type="float">
            <text:p>1</text:p>
          </table:table-cell>
          <table:table-cell table:formula="of:=IF(AND([.$C59]=[.F59];[.$C59]=[.$K59]);1;IF(AND([.$C59]=[.F59];[.$C59]&lt;&gt;[.$K59]);-1;0))" office:value-type="float" office:value="1" calcext:value-type="float">
            <text:p>1</text:p>
          </table:table-cell>
          <table:table-cell table:formula="of:=IF(AND([.$C59]=[.G59];[.$C59]=[.$K59]);1;IF(AND([.$C59]=[.G59];[.$C59]&lt;&gt;[.$K59]);-1;0))" office:value-type="float" office:value="1" calcext:value-type="float">
            <text:p>1</text:p>
          </table:table-cell>
          <table:table-cell table:formula="of:=IF(AND([.$C59]=[.H59];[.$C59]=[.$K59]);1;IF(AND([.$C59]=[.H59];[.$C59]&lt;&gt;[.$K59]);-1;0))" office:value-type="float" office:value="1" calcext:value-type="float">
            <text:p>1</text:p>
          </table:table-cell>
          <table:table-cell table:formula="of:=IF(AND([.$C59]=[.I59];[.$C59]=[.$K59]);1;IF(AND([.$C59]=[.I59];[.$C59]&lt;&gt;[.$K59]);-1;0))" office:value-type="float" office:value="1" calcext:value-type="float">
            <text:p>1</text:p>
          </table:table-cell>
          <table:table-cell table:formula="of:=SUM([.U59:.Z59])/6" office:value-type="float" office:value="1" calcext:value-type="float">
            <text:p>1.00</text:p>
          </table:table-cell>
          <table:table-cell/>
          <table:table-cell table:formula="of:=IF(AND([.$D59]=[.E59];[.$D59]=[.$K59]);1;IF(AND([.$D59]=[.E59];[.$D59]&lt;&gt;[.$K59]);-1;0))" office:value-type="float" office:value="1" calcext:value-type="float">
            <text:p>1</text:p>
          </table:table-cell>
          <table:table-cell table:formula="of:=IF(AND([.$D59]=[.F59];[.$D59]=[.$K59]);1;IF(AND([.$D59]=[.F59];[.$D59]&lt;&gt;[.$K59]);-1;0))" office:value-type="float" office:value="1" calcext:value-type="float">
            <text:p>1</text:p>
          </table:table-cell>
          <table:table-cell table:formula="of:=IF(AND([.$D59]=[.G59];[.$D59]=[.$K59]);1;IF(AND([.$D59]=[.G59];[.$D59]&lt;&gt;[.$K59]);-1;0))" office:value-type="float" office:value="1" calcext:value-type="float">
            <text:p>1</text:p>
          </table:table-cell>
          <table:table-cell table:formula="of:=IF(AND([.$D59]=[.H59];[.$D59]=[.$K59]);1;IF(AND([.$D59]=[.H59];[.$D59]&lt;&gt;[.$K59]);-1;0))" office:value-type="float" office:value="1" calcext:value-type="float">
            <text:p>1</text:p>
          </table:table-cell>
          <table:table-cell table:formula="of:=IF(AND([.$D59]=[.I59];[.$D59]=[.$K59]);1;IF(AND([.$D59]=[.I59];[.$D59]&lt;&gt;[.$K59]);-1;0))" office:value-type="float" office:value="1" calcext:value-type="float">
            <text:p>1</text:p>
          </table:table-cell>
          <table:table-cell table:formula="of:=SUM([.AC59:.AG59])/5" office:value-type="float" office:value="1" calcext:value-type="float">
            <text:p>1.00</text:p>
          </table:table-cell>
          <table:table-cell/>
          <table:table-cell table:formula="of:=IF(AND([.$E59]=[.F59];[.$E59]=[.$K59]);1;IF(AND([.$E59]=[.F59];[.$E59]&lt;&gt;[.$K59]);-1;0))" office:value-type="float" office:value="1" calcext:value-type="float">
            <text:p>1</text:p>
          </table:table-cell>
          <table:table-cell table:formula="of:=IF(AND([.$E59]=[.G59];[.$E59]=[.$K59]);1;IF(AND([.$E59]=[.G59];[.$E59]&lt;&gt;[.$K59]);-1;0))" office:value-type="float" office:value="1" calcext:value-type="float">
            <text:p>1</text:p>
          </table:table-cell>
          <table:table-cell table:formula="of:=IF(AND([.$E59]=[.H59];[.$E59]=[.$K59]);1;IF(AND([.$E59]=[.H59];[.$E59]&lt;&gt;[.$K59]);-1;0))" office:value-type="float" office:value="1" calcext:value-type="float">
            <text:p>1</text:p>
          </table:table-cell>
          <table:table-cell table:formula="of:=IF(AND([.$E59]=[.I59];[.$E59]=[.$K59]);1;IF(AND([.$E59]=[.I59];[.$E59]&lt;&gt;[.$K59]);-1;0))" office:value-type="float" office:value="1" calcext:value-type="float">
            <text:p>1</text:p>
          </table:table-cell>
          <table:table-cell table:formula="of:=SUM([.AJ59:.AM59])/4" office:value-type="float" office:value="1" calcext:value-type="float">
            <text:p>1.00</text:p>
          </table:table-cell>
          <table:table-cell/>
          <table:table-cell table:formula="of:=IF(AND([.$F59]=[.G59];[.$F59]=[.$K59]);1;IF(AND([.$F59]=[.G59];[.$F59]&lt;&gt;[.$K59]);-1;0))" office:value-type="float" office:value="1" calcext:value-type="float">
            <text:p>1</text:p>
          </table:table-cell>
          <table:table-cell table:formula="of:=IF(AND([.$F59]=[.H59];[.$F59]=[.$K59]);1;IF(AND([.$F59]=[.H59];[.$F59]&lt;&gt;[.$K59]);-1;0))" office:value-type="float" office:value="1" calcext:value-type="float">
            <text:p>1</text:p>
          </table:table-cell>
          <table:table-cell table:formula="of:=IF(AND([.$F59]=[.I59];[.$F59]=[.$K59]);1;IF(AND([.$F59]=[.I59];[.$F59]&lt;&gt;[.$K59]);-1;0))" office:value-type="float" office:value="1" calcext:value-type="float">
            <text:p>1</text:p>
          </table:table-cell>
          <table:table-cell table:formula="of:=SUM([.AP59:.AR59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zeplin.io</text:p>
          </table:table-cell>
          <table:table-cell office:value-type="string" calcext:value-type="string">
            <text:p>NEWS</text:p>
          </table:table-cell>
          <table:table-cell table:number-columns-repeated="2" office:value-type="string" calcext:value-type="string">
            <text:p>PACKAGE</text:p>
          </table:table-cell>
          <table:table-cell office:value-type="string" calcext:value-type="string">
            <text:p>REPL</text:p>
          </table:table-cell>
          <table:table-cell table:number-columns-repeated="3" office:value-type="string" calcext:value-type="string">
            <text:p>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</text:p>
          </table:table-cell>
          <table:table-cell table:formula="of:=IF([.$K60]=[.C60];1;0)" office:value-type="float" office:value="0" calcext:value-type="float">
            <text:p>0</text:p>
          </table:table-cell>
          <table:table-cell table:formula="of:=IF([.$K60]=[.D60];1;0)" office:value-type="float" office:value="0" calcext:value-type="float">
            <text:p>0</text:p>
          </table:table-cell>
          <table:table-cell table:formula="of:=IF([.$K60]=[.E60];1;0)" office:value-type="float" office:value="0" calcext:value-type="float">
            <text:p>0</text:p>
          </table:table-cell>
          <table:table-cell table:formula="of:=IF([.$K60]=[.F60];1;0)" office:value-type="float" office:value="1" calcext:value-type="float">
            <text:p>1</text:p>
          </table:table-cell>
          <table:table-cell table:formula="of:=IF([.$K60]=[.G60];1;0)" office:value-type="float" office:value="0" calcext:value-type="float">
            <text:p>0</text:p>
          </table:table-cell>
          <table:table-cell table:formula="of:=IF([.$K60]=[.H60];1;0)" office:value-type="float" office:value="0" calcext:value-type="float">
            <text:p>0</text:p>
          </table:table-cell>
          <table:table-cell table:formula="of:=IF([.$K60]=[.I60];1;0)" office:value-type="float" office:value="0" calcext:value-type="float">
            <text:p>0</text:p>
          </table:table-cell>
          <table:table-cell table:style-name="ce1" table:formula="of:=SUM([.L60:.R60])/7" office:value-type="float" office:value="0.142857142857143" calcext:value-type="float">
            <text:p>0.14</text:p>
          </table:table-cell>
          <table:table-cell/>
          <table:table-cell table:formula="of:=IF(AND([.$C60]=[.D60];[.$C60]=[.$K60]);1;IF(AND([.$C60]=[.D60];[.$C60]&lt;&gt;[.$K60]);-1;0))" office:value-type="float" office:value="0" calcext:value-type="float">
            <text:p>0</text:p>
          </table:table-cell>
          <table:table-cell table:formula="of:=IF(AND([.$C60]=[.E60];[.$C60]=[.$K60]);1;IF(AND([.$C60]=[.E60];[.$C60]&lt;&gt;[.$K60]);-1;0))" office:value-type="float" office:value="0" calcext:value-type="float">
            <text:p>0</text:p>
          </table:table-cell>
          <table:table-cell table:formula="of:=IF(AND([.$C60]=[.F60];[.$C60]=[.$K60]);1;IF(AND([.$C60]=[.F60];[.$C60]&lt;&gt;[.$K60]);-1;0))" office:value-type="float" office:value="0" calcext:value-type="float">
            <text:p>0</text:p>
          </table:table-cell>
          <table:table-cell table:formula="of:=IF(AND([.$C60]=[.G60];[.$C60]=[.$K60]);1;IF(AND([.$C60]=[.G60];[.$C60]&lt;&gt;[.$K60]);-1;0))" office:value-type="float" office:value="0" calcext:value-type="float">
            <text:p>0</text:p>
          </table:table-cell>
          <table:table-cell table:formula="of:=IF(AND([.$C60]=[.H60];[.$C60]=[.$K60]);1;IF(AND([.$C60]=[.H60];[.$C60]&lt;&gt;[.$K60]);-1;0))" office:value-type="float" office:value="0" calcext:value-type="float">
            <text:p>0</text:p>
          </table:table-cell>
          <table:table-cell table:formula="of:=IF(AND([.$C60]=[.I60];[.$C60]=[.$K60]);1;IF(AND([.$C60]=[.I60];[.$C60]&lt;&gt;[.$K60]);-1;0))" office:value-type="float" office:value="0" calcext:value-type="float">
            <text:p>0</text:p>
          </table:table-cell>
          <table:table-cell table:formula="of:=SUM([.U60:.Z60])/6" office:value-type="float" office:value="0" calcext:value-type="float">
            <text:p>0.00</text:p>
          </table:table-cell>
          <table:table-cell/>
          <table:table-cell table:formula="of:=IF(AND([.$D60]=[.E60];[.$D60]=[.$K60]);1;IF(AND([.$D60]=[.E60];[.$D60]&lt;&gt;[.$K60]);-1;0))" office:value-type="float" office:value="-1" calcext:value-type="float">
            <text:p>-1</text:p>
          </table:table-cell>
          <table:table-cell table:formula="of:=IF(AND([.$D60]=[.F60];[.$D60]=[.$K60]);1;IF(AND([.$D60]=[.F60];[.$D60]&lt;&gt;[.$K60]);-1;0))" office:value-type="float" office:value="0" calcext:value-type="float">
            <text:p>0</text:p>
          </table:table-cell>
          <table:table-cell table:formula="of:=IF(AND([.$D60]=[.G60];[.$D60]=[.$K60]);1;IF(AND([.$D60]=[.G60];[.$D60]&lt;&gt;[.$K60]);-1;0))" office:value-type="float" office:value="-1" calcext:value-type="float">
            <text:p>-1</text:p>
          </table:table-cell>
          <table:table-cell table:formula="of:=IF(AND([.$D60]=[.H60];[.$D60]=[.$K60]);1;IF(AND([.$D60]=[.H60];[.$D60]&lt;&gt;[.$K60]);-1;0))" office:value-type="float" office:value="-1" calcext:value-type="float">
            <text:p>-1</text:p>
          </table:table-cell>
          <table:table-cell table:formula="of:=IF(AND([.$D60]=[.I60];[.$D60]=[.$K60]);1;IF(AND([.$D60]=[.I60];[.$D60]&lt;&gt;[.$K60]);-1;0))" office:value-type="float" office:value="-1" calcext:value-type="float">
            <text:p>-1</text:p>
          </table:table-cell>
          <table:table-cell table:formula="of:=SUM([.AC60:.AG60])/5" office:value-type="float" office:value="-0.8" calcext:value-type="float">
            <text:p>-0.80</text:p>
          </table:table-cell>
          <table:table-cell/>
          <table:table-cell table:formula="of:=IF(AND([.$E60]=[.F60];[.$E60]=[.$K60]);1;IF(AND([.$E60]=[.F60];[.$E60]&lt;&gt;[.$K60]);-1;0))" office:value-type="float" office:value="0" calcext:value-type="float">
            <text:p>0</text:p>
          </table:table-cell>
          <table:table-cell table:formula="of:=IF(AND([.$E60]=[.G60];[.$E60]=[.$K60]);1;IF(AND([.$E60]=[.G60];[.$E60]&lt;&gt;[.$K60]);-1;0))" office:value-type="float" office:value="-1" calcext:value-type="float">
            <text:p>-1</text:p>
          </table:table-cell>
          <table:table-cell table:formula="of:=IF(AND([.$E60]=[.H60];[.$E60]=[.$K60]);1;IF(AND([.$E60]=[.H60];[.$E60]&lt;&gt;[.$K60]);-1;0))" office:value-type="float" office:value="-1" calcext:value-type="float">
            <text:p>-1</text:p>
          </table:table-cell>
          <table:table-cell table:formula="of:=IF(AND([.$E60]=[.I60];[.$E60]=[.$K60]);1;IF(AND([.$E60]=[.I60];[.$E60]&lt;&gt;[.$K60]);-1;0))" office:value-type="float" office:value="-1" calcext:value-type="float">
            <text:p>-1</text:p>
          </table:table-cell>
          <table:table-cell table:formula="of:=SUM([.AJ60:.AM60])/4" office:value-type="float" office:value="-0.75" calcext:value-type="float">
            <text:p>-0.75</text:p>
          </table:table-cell>
          <table:table-cell/>
          <table:table-cell table:formula="of:=IF(AND([.$F60]=[.G60];[.$F60]=[.$K60]);1;IF(AND([.$F60]=[.G60];[.$F60]&lt;&gt;[.$K60]);-1;0))" office:value-type="float" office:value="0" calcext:value-type="float">
            <text:p>0</text:p>
          </table:table-cell>
          <table:table-cell table:formula="of:=IF(AND([.$F60]=[.H60];[.$F60]=[.$K60]);1;IF(AND([.$F60]=[.H60];[.$F60]&lt;&gt;[.$K60]);-1;0))" office:value-type="float" office:value="0" calcext:value-type="float">
            <text:p>0</text:p>
          </table:table-cell>
          <table:table-cell table:formula="of:=IF(AND([.$F60]=[.I60];[.$F60]=[.$K60]);1;IF(AND([.$F60]=[.I60];[.$F60]&lt;&gt;[.$K60]);-1;0))" office:value-type="float" office:value="0" calcext:value-type="float">
            <text:p>0</text:p>
          </table:table-cell>
          <table:table-cell table:formula="of:=SUM([.AP60:.AR60])/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rkmont.com</text:p>
          </table:table-cell>
          <table:table-cell table:number-columns-repeated="2" office:value-type="string" calcext:value-type="string">
            <text:p>TRAINING</text:p>
          </table:table-cell>
          <table:table-cell office:value-type="string" calcext:value-type="string">
            <text:p>NEWS</text:p>
          </table:table-cell>
          <table:table-cell table:number-columns-repeated="3" office:value-type="string" calcext:value-type="string">
            <text:p>TRAINING</text:p>
          </table:table-cell>
          <table:table-cell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INING</text:p>
          </table:table-cell>
          <table:table-cell table:formula="of:=IF([.$K61]=[.C61];1;0)" office:value-type="float" office:value="1" calcext:value-type="float">
            <text:p>1</text:p>
          </table:table-cell>
          <table:table-cell table:formula="of:=IF([.$K61]=[.D61];1;0)" office:value-type="float" office:value="1" calcext:value-type="float">
            <text:p>1</text:p>
          </table:table-cell>
          <table:table-cell table:formula="of:=IF([.$K61]=[.E61];1;0)" office:value-type="float" office:value="0" calcext:value-type="float">
            <text:p>0</text:p>
          </table:table-cell>
          <table:table-cell table:formula="of:=IF([.$K61]=[.F61];1;0)" office:value-type="float" office:value="1" calcext:value-type="float">
            <text:p>1</text:p>
          </table:table-cell>
          <table:table-cell table:formula="of:=IF([.$K61]=[.G61];1;0)" office:value-type="float" office:value="1" calcext:value-type="float">
            <text:p>1</text:p>
          </table:table-cell>
          <table:table-cell table:formula="of:=IF([.$K61]=[.H61];1;0)" office:value-type="float" office:value="1" calcext:value-type="float">
            <text:p>1</text:p>
          </table:table-cell>
          <table:table-cell table:formula="of:=IF([.$K61]=[.I61];1;0)" office:value-type="float" office:value="0" calcext:value-type="float">
            <text:p>0</text:p>
          </table:table-cell>
          <table:table-cell table:style-name="ce1" table:formula="of:=SUM([.L61:.R61])/7" office:value-type="float" office:value="0.714285714285714" calcext:value-type="float">
            <text:p>0.71</text:p>
          </table:table-cell>
          <table:table-cell/>
          <table:table-cell table:formula="of:=IF(AND([.$C61]=[.D61];[.$C61]=[.$K61]);1;IF(AND([.$C61]=[.D61];[.$C61]&lt;&gt;[.$K61]);-1;0))" office:value-type="float" office:value="1" calcext:value-type="float">
            <text:p>1</text:p>
          </table:table-cell>
          <table:table-cell table:formula="of:=IF(AND([.$C61]=[.E61];[.$C61]=[.$K61]);1;IF(AND([.$C61]=[.E61];[.$C61]&lt;&gt;[.$K61]);-1;0))" office:value-type="float" office:value="0" calcext:value-type="float">
            <text:p>0</text:p>
          </table:table-cell>
          <table:table-cell table:formula="of:=IF(AND([.$C61]=[.F61];[.$C61]=[.$K61]);1;IF(AND([.$C61]=[.F61];[.$C61]&lt;&gt;[.$K61]);-1;0))" office:value-type="float" office:value="1" calcext:value-type="float">
            <text:p>1</text:p>
          </table:table-cell>
          <table:table-cell table:formula="of:=IF(AND([.$C61]=[.G61];[.$C61]=[.$K61]);1;IF(AND([.$C61]=[.G61];[.$C61]&lt;&gt;[.$K61]);-1;0))" office:value-type="float" office:value="1" calcext:value-type="float">
            <text:p>1</text:p>
          </table:table-cell>
          <table:table-cell table:formula="of:=IF(AND([.$C61]=[.H61];[.$C61]=[.$K61]);1;IF(AND([.$C61]=[.H61];[.$C61]&lt;&gt;[.$K61]);-1;0))" office:value-type="float" office:value="1" calcext:value-type="float">
            <text:p>1</text:p>
          </table:table-cell>
          <table:table-cell table:formula="of:=IF(AND([.$C61]=[.I61];[.$C61]=[.$K61]);1;IF(AND([.$C61]=[.I61];[.$C61]&lt;&gt;[.$K61]);-1;0))" office:value-type="float" office:value="0" calcext:value-type="float">
            <text:p>0</text:p>
          </table:table-cell>
          <table:table-cell table:formula="of:=SUM([.U61:.Z61])/6" office:value-type="float" office:value="0.666666666666667" calcext:value-type="float">
            <text:p>0.67</text:p>
          </table:table-cell>
          <table:table-cell/>
          <table:table-cell table:formula="of:=IF(AND([.$D61]=[.E61];[.$D61]=[.$K61]);1;IF(AND([.$D61]=[.E61];[.$D61]&lt;&gt;[.$K61]);-1;0))" office:value-type="float" office:value="0" calcext:value-type="float">
            <text:p>0</text:p>
          </table:table-cell>
          <table:table-cell table:formula="of:=IF(AND([.$D61]=[.F61];[.$D61]=[.$K61]);1;IF(AND([.$D61]=[.F61];[.$D61]&lt;&gt;[.$K61]);-1;0))" office:value-type="float" office:value="1" calcext:value-type="float">
            <text:p>1</text:p>
          </table:table-cell>
          <table:table-cell table:formula="of:=IF(AND([.$D61]=[.G61];[.$D61]=[.$K61]);1;IF(AND([.$D61]=[.G61];[.$D61]&lt;&gt;[.$K61]);-1;0))" office:value-type="float" office:value="1" calcext:value-type="float">
            <text:p>1</text:p>
          </table:table-cell>
          <table:table-cell table:formula="of:=IF(AND([.$D61]=[.H61];[.$D61]=[.$K61]);1;IF(AND([.$D61]=[.H61];[.$D61]&lt;&gt;[.$K61]);-1;0))" office:value-type="float" office:value="1" calcext:value-type="float">
            <text:p>1</text:p>
          </table:table-cell>
          <table:table-cell table:formula="of:=IF(AND([.$D61]=[.I61];[.$D61]=[.$K61]);1;IF(AND([.$D61]=[.I61];[.$D61]&lt;&gt;[.$K61]);-1;0))" office:value-type="float" office:value="0" calcext:value-type="float">
            <text:p>0</text:p>
          </table:table-cell>
          <table:table-cell table:formula="of:=SUM([.AC61:.AG61])/5" office:value-type="float" office:value="0.6" calcext:value-type="float">
            <text:p>0.60</text:p>
          </table:table-cell>
          <table:table-cell/>
          <table:table-cell table:formula="of:=IF(AND([.$E61]=[.F61];[.$E61]=[.$K61]);1;IF(AND([.$E61]=[.F61];[.$E61]&lt;&gt;[.$K61]);-1;0))" office:value-type="float" office:value="0" calcext:value-type="float">
            <text:p>0</text:p>
          </table:table-cell>
          <table:table-cell table:formula="of:=IF(AND([.$E61]=[.G61];[.$E61]=[.$K61]);1;IF(AND([.$E61]=[.G61];[.$E61]&lt;&gt;[.$K61]);-1;0))" office:value-type="float" office:value="0" calcext:value-type="float">
            <text:p>0</text:p>
          </table:table-cell>
          <table:table-cell table:formula="of:=IF(AND([.$E61]=[.H61];[.$E61]=[.$K61]);1;IF(AND([.$E61]=[.H61];[.$E61]&lt;&gt;[.$K61]);-1;0))" office:value-type="float" office:value="0" calcext:value-type="float">
            <text:p>0</text:p>
          </table:table-cell>
          <table:table-cell table:formula="of:=IF(AND([.$E61]=[.I61];[.$E61]=[.$K61]);1;IF(AND([.$E61]=[.I61];[.$E61]&lt;&gt;[.$K61]);-1;0))" office:value-type="float" office:value="-1" calcext:value-type="float">
            <text:p>-1</text:p>
          </table:table-cell>
          <table:table-cell table:formula="of:=SUM([.AJ61:.AM61])/4" office:value-type="float" office:value="-0.25" calcext:value-type="float">
            <text:p>-0.25</text:p>
          </table:table-cell>
          <table:table-cell/>
          <table:table-cell table:formula="of:=IF(AND([.$F61]=[.G61];[.$F61]=[.$K61]);1;IF(AND([.$F61]=[.G61];[.$F61]&lt;&gt;[.$K61]);-1;0))" office:value-type="float" office:value="1" calcext:value-type="float">
            <text:p>1</text:p>
          </table:table-cell>
          <table:table-cell table:formula="of:=IF(AND([.$F61]=[.H61];[.$F61]=[.$K61]);1;IF(AND([.$F61]=[.H61];[.$F61]&lt;&gt;[.$K61]);-1;0))" office:value-type="float" office:value="1" calcext:value-type="float">
            <text:p>1</text:p>
          </table:table-cell>
          <table:table-cell table:formula="of:=IF(AND([.$F61]=[.I61];[.$F61]=[.$K61]);1;IF(AND([.$F61]=[.I61];[.$F61]&lt;&gt;[.$K61]);-1;0))" office:value-type="float" office:value="0" calcext:value-type="float">
            <text:p>0</text:p>
          </table:table-cell>
          <table:table-cell table:formula="of:=SUM([.AP61:.AR61])/3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rava.github.io</text:p>
          </table:table-cell>
          <table:table-cell table:number-columns-repeated="3" office:value-type="string" calcext:value-type="string">
            <text:p>PACKAGE</text:p>
          </table:table-cell>
          <table:table-cell office:value-type="string" calcext:value-type="string">
            <text:p>NEWS</text:p>
          </table:table-cell>
          <table:table-cell table:number-columns-repeated="3"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AGE</text:p>
          </table:table-cell>
          <table:table-cell table:formula="of:=IF([.$K62]=[.C62];1;0)" office:value-type="float" office:value="1" calcext:value-type="float">
            <text:p>1</text:p>
          </table:table-cell>
          <table:table-cell table:formula="of:=IF([.$K62]=[.D62];1;0)" office:value-type="float" office:value="1" calcext:value-type="float">
            <text:p>1</text:p>
          </table:table-cell>
          <table:table-cell table:formula="of:=IF([.$K62]=[.E62];1;0)" office:value-type="float" office:value="1" calcext:value-type="float">
            <text:p>1</text:p>
          </table:table-cell>
          <table:table-cell table:formula="of:=IF([.$K62]=[.F62];1;0)" office:value-type="float" office:value="0" calcext:value-type="float">
            <text:p>0</text:p>
          </table:table-cell>
          <table:table-cell table:formula="of:=IF([.$K62]=[.G62];1;0)" office:value-type="float" office:value="1" calcext:value-type="float">
            <text:p>1</text:p>
          </table:table-cell>
          <table:table-cell table:formula="of:=IF([.$K62]=[.H62];1;0)" office:value-type="float" office:value="1" calcext:value-type="float">
            <text:p>1</text:p>
          </table:table-cell>
          <table:table-cell table:formula="of:=IF([.$K62]=[.I62];1;0)" office:value-type="float" office:value="1" calcext:value-type="float">
            <text:p>1</text:p>
          </table:table-cell>
          <table:table-cell table:style-name="ce1" table:formula="of:=SUM([.L62:.R62])/7" office:value-type="float" office:value="0.857142857142857" calcext:value-type="float">
            <text:p>0.86</text:p>
          </table:table-cell>
          <table:table-cell/>
          <table:table-cell table:formula="of:=IF(AND([.$C62]=[.D62];[.$C62]=[.$K62]);1;IF(AND([.$C62]=[.D62];[.$C62]&lt;&gt;[.$K62]);-1;0))" office:value-type="float" office:value="1" calcext:value-type="float">
            <text:p>1</text:p>
          </table:table-cell>
          <table:table-cell table:formula="of:=IF(AND([.$C62]=[.E62];[.$C62]=[.$K62]);1;IF(AND([.$C62]=[.E62];[.$C62]&lt;&gt;[.$K62]);-1;0))" office:value-type="float" office:value="1" calcext:value-type="float">
            <text:p>1</text:p>
          </table:table-cell>
          <table:table-cell table:formula="of:=IF(AND([.$C62]=[.F62];[.$C62]=[.$K62]);1;IF(AND([.$C62]=[.F62];[.$C62]&lt;&gt;[.$K62]);-1;0))" office:value-type="float" office:value="0" calcext:value-type="float">
            <text:p>0</text:p>
          </table:table-cell>
          <table:table-cell table:formula="of:=IF(AND([.$C62]=[.G62];[.$C62]=[.$K62]);1;IF(AND([.$C62]=[.G62];[.$C62]&lt;&gt;[.$K62]);-1;0))" office:value-type="float" office:value="1" calcext:value-type="float">
            <text:p>1</text:p>
          </table:table-cell>
          <table:table-cell table:formula="of:=IF(AND([.$C62]=[.H62];[.$C62]=[.$K62]);1;IF(AND([.$C62]=[.H62];[.$C62]&lt;&gt;[.$K62]);-1;0))" office:value-type="float" office:value="1" calcext:value-type="float">
            <text:p>1</text:p>
          </table:table-cell>
          <table:table-cell table:formula="of:=IF(AND([.$C62]=[.I62];[.$C62]=[.$K62]);1;IF(AND([.$C62]=[.I62];[.$C62]&lt;&gt;[.$K62]);-1;0))" office:value-type="float" office:value="1" calcext:value-type="float">
            <text:p>1</text:p>
          </table:table-cell>
          <table:table-cell table:formula="of:=SUM([.U62:.Z62])/6" office:value-type="float" office:value="0.833333333333333" calcext:value-type="float">
            <text:p>0.83</text:p>
          </table:table-cell>
          <table:table-cell/>
          <table:table-cell table:formula="of:=IF(AND([.$D62]=[.E62];[.$D62]=[.$K62]);1;IF(AND([.$D62]=[.E62];[.$D62]&lt;&gt;[.$K62]);-1;0))" office:value-type="float" office:value="1" calcext:value-type="float">
            <text:p>1</text:p>
          </table:table-cell>
          <table:table-cell table:formula="of:=IF(AND([.$D62]=[.F62];[.$D62]=[.$K62]);1;IF(AND([.$D62]=[.F62];[.$D62]&lt;&gt;[.$K62]);-1;0))" office:value-type="float" office:value="0" calcext:value-type="float">
            <text:p>0</text:p>
          </table:table-cell>
          <table:table-cell table:formula="of:=IF(AND([.$D62]=[.G62];[.$D62]=[.$K62]);1;IF(AND([.$D62]=[.G62];[.$D62]&lt;&gt;[.$K62]);-1;0))" office:value-type="float" office:value="1" calcext:value-type="float">
            <text:p>1</text:p>
          </table:table-cell>
          <table:table-cell table:formula="of:=IF(AND([.$D62]=[.H62];[.$D62]=[.$K62]);1;IF(AND([.$D62]=[.H62];[.$D62]&lt;&gt;[.$K62]);-1;0))" office:value-type="float" office:value="1" calcext:value-type="float">
            <text:p>1</text:p>
          </table:table-cell>
          <table:table-cell table:formula="of:=IF(AND([.$D62]=[.I62];[.$D62]=[.$K62]);1;IF(AND([.$D62]=[.I62];[.$D62]&lt;&gt;[.$K62]);-1;0))" office:value-type="float" office:value="1" calcext:value-type="float">
            <text:p>1</text:p>
          </table:table-cell>
          <table:table-cell table:formula="of:=SUM([.AC62:.AG62])/5" office:value-type="float" office:value="0.8" calcext:value-type="float">
            <text:p>0.80</text:p>
          </table:table-cell>
          <table:table-cell/>
          <table:table-cell table:formula="of:=IF(AND([.$E62]=[.F62];[.$E62]=[.$K62]);1;IF(AND([.$E62]=[.F62];[.$E62]&lt;&gt;[.$K62]);-1;0))" office:value-type="float" office:value="0" calcext:value-type="float">
            <text:p>0</text:p>
          </table:table-cell>
          <table:table-cell table:formula="of:=IF(AND([.$E62]=[.G62];[.$E62]=[.$K62]);1;IF(AND([.$E62]=[.G62];[.$E62]&lt;&gt;[.$K62]);-1;0))" office:value-type="float" office:value="1" calcext:value-type="float">
            <text:p>1</text:p>
          </table:table-cell>
          <table:table-cell table:formula="of:=IF(AND([.$E62]=[.H62];[.$E62]=[.$K62]);1;IF(AND([.$E62]=[.H62];[.$E62]&lt;&gt;[.$K62]);-1;0))" office:value-type="float" office:value="1" calcext:value-type="float">
            <text:p>1</text:p>
          </table:table-cell>
          <table:table-cell table:formula="of:=IF(AND([.$E62]=[.I62];[.$E62]=[.$K62]);1;IF(AND([.$E62]=[.I62];[.$E62]&lt;&gt;[.$K62]);-1;0))" office:value-type="float" office:value="1" calcext:value-type="float">
            <text:p>1</text:p>
          </table:table-cell>
          <table:table-cell table:formula="of:=SUM([.AJ62:.AM62])/4" office:value-type="float" office:value="0.75" calcext:value-type="float">
            <text:p>0.75</text:p>
          </table:table-cell>
          <table:table-cell/>
          <table:table-cell table:formula="of:=IF(AND([.$F62]=[.G62];[.$F62]=[.$K62]);1;IF(AND([.$F62]=[.G62];[.$F62]&lt;&gt;[.$K62]);-1;0))" office:value-type="float" office:value="0" calcext:value-type="float">
            <text:p>0</text:p>
          </table:table-cell>
          <table:table-cell table:formula="of:=IF(AND([.$F62]=[.H62];[.$F62]=[.$K62]);1;IF(AND([.$F62]=[.H62];[.$F62]&lt;&gt;[.$K62]);-1;0))" office:value-type="float" office:value="0" calcext:value-type="float">
            <text:p>0</text:p>
          </table:table-cell>
          <table:table-cell table:formula="of:=IF(AND([.$F62]=[.I62];[.$F62]=[.$K62]);1;IF(AND([.$F62]=[.I62];[.$F62]&lt;&gt;[.$K62]);-1;0))" office:value-type="float" office:value="0" calcext:value-type="float">
            <text:p>0</text:p>
          </table:table-cell>
          <table:table-cell table:formula="of:=SUM([.AP62:.AR62])/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epresent.io</text:p>
          </table:table-cell>
          <table:table-cell table:number-columns-repeated="3" office:value-type="string" calcext:value-type="string">
            <text:p>PACKAGE</text:p>
          </table:table-cell>
          <table:table-cell office:value-type="string" calcext:value-type="string">
            <text:p>NEWS</text:p>
          </table:table-cell>
          <table:table-cell table:number-columns-repeated="3" office:value-type="string" calcext:value-type="string">
            <text:p>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</text:p>
          </table:table-cell>
          <table:table-cell table:formula="of:=IF([.$K63]=[.C63];1;0)" office:value-type="float" office:value="1" calcext:value-type="float">
            <text:p>1</text:p>
          </table:table-cell>
          <table:table-cell table:formula="of:=IF([.$K63]=[.D63];1;0)" office:value-type="float" office:value="1" calcext:value-type="float">
            <text:p>1</text:p>
          </table:table-cell>
          <table:table-cell table:formula="of:=IF([.$K63]=[.E63];1;0)" office:value-type="float" office:value="1" calcext:value-type="float">
            <text:p>1</text:p>
          </table:table-cell>
          <table:table-cell table:formula="of:=IF([.$K63]=[.F63];1;0)" office:value-type="float" office:value="0" calcext:value-type="float">
            <text:p>0</text:p>
          </table:table-cell>
          <table:table-cell table:formula="of:=IF([.$K63]=[.G63];1;0)" office:value-type="float" office:value="1" calcext:value-type="float">
            <text:p>1</text:p>
          </table:table-cell>
          <table:table-cell table:formula="of:=IF([.$K63]=[.H63];1;0)" office:value-type="float" office:value="1" calcext:value-type="float">
            <text:p>1</text:p>
          </table:table-cell>
          <table:table-cell table:formula="of:=IF([.$K63]=[.I63];1;0)" office:value-type="float" office:value="1" calcext:value-type="float">
            <text:p>1</text:p>
          </table:table-cell>
          <table:table-cell table:style-name="ce1" table:formula="of:=SUM([.L63:.R63])/7" office:value-type="float" office:value="0.857142857142857" calcext:value-type="float">
            <text:p>0.86</text:p>
          </table:table-cell>
          <table:table-cell/>
          <table:table-cell table:formula="of:=IF(AND([.$C63]=[.D63];[.$C63]=[.$K63]);1;IF(AND([.$C63]=[.D63];[.$C63]&lt;&gt;[.$K63]);-1;0))" office:value-type="float" office:value="1" calcext:value-type="float">
            <text:p>1</text:p>
          </table:table-cell>
          <table:table-cell table:formula="of:=IF(AND([.$C63]=[.E63];[.$C63]=[.$K63]);1;IF(AND([.$C63]=[.E63];[.$C63]&lt;&gt;[.$K63]);-1;0))" office:value-type="float" office:value="1" calcext:value-type="float">
            <text:p>1</text:p>
          </table:table-cell>
          <table:table-cell table:formula="of:=IF(AND([.$C63]=[.F63];[.$C63]=[.$K63]);1;IF(AND([.$C63]=[.F63];[.$C63]&lt;&gt;[.$K63]);-1;0))" office:value-type="float" office:value="0" calcext:value-type="float">
            <text:p>0</text:p>
          </table:table-cell>
          <table:table-cell table:formula="of:=IF(AND([.$C63]=[.G63];[.$C63]=[.$K63]);1;IF(AND([.$C63]=[.G63];[.$C63]&lt;&gt;[.$K63]);-1;0))" office:value-type="float" office:value="1" calcext:value-type="float">
            <text:p>1</text:p>
          </table:table-cell>
          <table:table-cell table:formula="of:=IF(AND([.$C63]=[.H63];[.$C63]=[.$K63]);1;IF(AND([.$C63]=[.H63];[.$C63]&lt;&gt;[.$K63]);-1;0))" office:value-type="float" office:value="1" calcext:value-type="float">
            <text:p>1</text:p>
          </table:table-cell>
          <table:table-cell table:formula="of:=IF(AND([.$C63]=[.I63];[.$C63]=[.$K63]);1;IF(AND([.$C63]=[.I63];[.$C63]&lt;&gt;[.$K63]);-1;0))" office:value-type="float" office:value="1" calcext:value-type="float">
            <text:p>1</text:p>
          </table:table-cell>
          <table:table-cell table:formula="of:=SUM([.U63:.Z63])/6" office:value-type="float" office:value="0.833333333333333" calcext:value-type="float">
            <text:p>0.83</text:p>
          </table:table-cell>
          <table:table-cell/>
          <table:table-cell table:formula="of:=IF(AND([.$D63]=[.E63];[.$D63]=[.$K63]);1;IF(AND([.$D63]=[.E63];[.$D63]&lt;&gt;[.$K63]);-1;0))" office:value-type="float" office:value="1" calcext:value-type="float">
            <text:p>1</text:p>
          </table:table-cell>
          <table:table-cell table:formula="of:=IF(AND([.$D63]=[.F63];[.$D63]=[.$K63]);1;IF(AND([.$D63]=[.F63];[.$D63]&lt;&gt;[.$K63]);-1;0))" office:value-type="float" office:value="0" calcext:value-type="float">
            <text:p>0</text:p>
          </table:table-cell>
          <table:table-cell table:formula="of:=IF(AND([.$D63]=[.G63];[.$D63]=[.$K63]);1;IF(AND([.$D63]=[.G63];[.$D63]&lt;&gt;[.$K63]);-1;0))" office:value-type="float" office:value="1" calcext:value-type="float">
            <text:p>1</text:p>
          </table:table-cell>
          <table:table-cell table:formula="of:=IF(AND([.$D63]=[.H63];[.$D63]=[.$K63]);1;IF(AND([.$D63]=[.H63];[.$D63]&lt;&gt;[.$K63]);-1;0))" office:value-type="float" office:value="1" calcext:value-type="float">
            <text:p>1</text:p>
          </table:table-cell>
          <table:table-cell table:formula="of:=IF(AND([.$D63]=[.I63];[.$D63]=[.$K63]);1;IF(AND([.$D63]=[.I63];[.$D63]&lt;&gt;[.$K63]);-1;0))" office:value-type="float" office:value="1" calcext:value-type="float">
            <text:p>1</text:p>
          </table:table-cell>
          <table:table-cell table:formula="of:=SUM([.AC63:.AG63])/5" office:value-type="float" office:value="0.8" calcext:value-type="float">
            <text:p>0.80</text:p>
          </table:table-cell>
          <table:table-cell/>
          <table:table-cell table:formula="of:=IF(AND([.$E63]=[.F63];[.$E63]=[.$K63]);1;IF(AND([.$E63]=[.F63];[.$E63]&lt;&gt;[.$K63]);-1;0))" office:value-type="float" office:value="0" calcext:value-type="float">
            <text:p>0</text:p>
          </table:table-cell>
          <table:table-cell table:formula="of:=IF(AND([.$E63]=[.G63];[.$E63]=[.$K63]);1;IF(AND([.$E63]=[.G63];[.$E63]&lt;&gt;[.$K63]);-1;0))" office:value-type="float" office:value="1" calcext:value-type="float">
            <text:p>1</text:p>
          </table:table-cell>
          <table:table-cell table:formula="of:=IF(AND([.$E63]=[.H63];[.$E63]=[.$K63]);1;IF(AND([.$E63]=[.H63];[.$E63]&lt;&gt;[.$K63]);-1;0))" office:value-type="float" office:value="1" calcext:value-type="float">
            <text:p>1</text:p>
          </table:table-cell>
          <table:table-cell table:formula="of:=IF(AND([.$E63]=[.I63];[.$E63]=[.$K63]);1;IF(AND([.$E63]=[.I63];[.$E63]&lt;&gt;[.$K63]);-1;0))" office:value-type="float" office:value="1" calcext:value-type="float">
            <text:p>1</text:p>
          </table:table-cell>
          <table:table-cell table:formula="of:=SUM([.AJ63:.AM63])/4" office:value-type="float" office:value="0.75" calcext:value-type="float">
            <text:p>0.75</text:p>
          </table:table-cell>
          <table:table-cell/>
          <table:table-cell table:formula="of:=IF(AND([.$F63]=[.G63];[.$F63]=[.$K63]);1;IF(AND([.$F63]=[.G63];[.$F63]&lt;&gt;[.$K63]);-1;0))" office:value-type="float" office:value="0" calcext:value-type="float">
            <text:p>0</text:p>
          </table:table-cell>
          <table:table-cell table:formula="of:=IF(AND([.$F63]=[.H63];[.$F63]=[.$K63]);1;IF(AND([.$F63]=[.H63];[.$F63]&lt;&gt;[.$K63]);-1;0))" office:value-type="float" office:value="0" calcext:value-type="float">
            <text:p>0</text:p>
          </table:table-cell>
          <table:table-cell table:formula="of:=IF(AND([.$F63]=[.I63];[.$F63]=[.$K63]);1;IF(AND([.$F63]=[.I63];[.$F63]&lt;&gt;[.$K63]);-1;0))" office:value-type="float" office:value="0" calcext:value-type="float">
            <text:p>0</text:p>
          </table:table-cell>
          <table:table-cell table:formula="of:=SUM([.AP63:.AR63])/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ragprog.com</text:p>
          </table:table-cell>
          <table:table-cell office:value-type="string" calcext:value-type="string">
            <text:p>NEWS</text:p>
          </table:table-cell>
          <table:table-cell table:number-columns-repeated="2" office:value-type="string" calcext:value-type="string">
            <text:p>TRAINING</text:p>
          </table:table-cell>
          <table:table-cell table:number-columns-repeated="2" office:value-type="string" calcext:value-type="string">
            <text:p>NEWS</text:p>
          </table:table-cell>
          <table:table-cell table:number-columns-repeated="2"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INESS</text:p>
          </table:table-cell>
          <table:table-cell table:formula="of:=IF([.$K64]=[.C64];1;0)" office:value-type="float" office:value="0" calcext:value-type="float">
            <text:p>0</text:p>
          </table:table-cell>
          <table:table-cell table:formula="of:=IF([.$K64]=[.D64];1;0)" office:value-type="float" office:value="0" calcext:value-type="float">
            <text:p>0</text:p>
          </table:table-cell>
          <table:table-cell table:formula="of:=IF([.$K64]=[.E64];1;0)" office:value-type="float" office:value="0" calcext:value-type="float">
            <text:p>0</text:p>
          </table:table-cell>
          <table:table-cell table:formula="of:=IF([.$K64]=[.F64];1;0)" office:value-type="float" office:value="0" calcext:value-type="float">
            <text:p>0</text:p>
          </table:table-cell>
          <table:table-cell table:formula="of:=IF([.$K64]=[.G64];1;0)" office:value-type="float" office:value="0" calcext:value-type="float">
            <text:p>0</text:p>
          </table:table-cell>
          <table:table-cell table:formula="of:=IF([.$K64]=[.H64];1;0)" office:value-type="float" office:value="0" calcext:value-type="float">
            <text:p>0</text:p>
          </table:table-cell>
          <table:table-cell table:formula="of:=IF([.$K64]=[.I64];1;0)" office:value-type="float" office:value="0" calcext:value-type="float">
            <text:p>0</text:p>
          </table:table-cell>
          <table:table-cell table:style-name="ce1" table:formula="of:=SUM([.L64:.R64])/7" office:value-type="float" office:value="0" calcext:value-type="float">
            <text:p>0.00</text:p>
          </table:table-cell>
          <table:table-cell/>
          <table:table-cell table:formula="of:=IF(AND([.$C64]=[.D64];[.$C64]=[.$K64]);1;IF(AND([.$C64]=[.D64];[.$C64]&lt;&gt;[.$K64]);-1;0))" office:value-type="float" office:value="0" calcext:value-type="float">
            <text:p>0</text:p>
          </table:table-cell>
          <table:table-cell table:formula="of:=IF(AND([.$C64]=[.E64];[.$C64]=[.$K64]);1;IF(AND([.$C64]=[.E64];[.$C64]&lt;&gt;[.$K64]);-1;0))" office:value-type="float" office:value="0" calcext:value-type="float">
            <text:p>0</text:p>
          </table:table-cell>
          <table:table-cell table:formula="of:=IF(AND([.$C64]=[.F64];[.$C64]=[.$K64]);1;IF(AND([.$C64]=[.F64];[.$C64]&lt;&gt;[.$K64]);-1;0))" office:value-type="float" office:value="-1" calcext:value-type="float">
            <text:p>-1</text:p>
          </table:table-cell>
          <table:table-cell table:formula="of:=IF(AND([.$C64]=[.G64];[.$C64]=[.$K64]);1;IF(AND([.$C64]=[.G64];[.$C64]&lt;&gt;[.$K64]);-1;0))" office:value-type="float" office:value="-1" calcext:value-type="float">
            <text:p>-1</text:p>
          </table:table-cell>
          <table:table-cell table:formula="of:=IF(AND([.$C64]=[.H64];[.$C64]=[.$K64]);1;IF(AND([.$C64]=[.H64];[.$C64]&lt;&gt;[.$K64]);-1;0))" office:value-type="float" office:value="0" calcext:value-type="float">
            <text:p>0</text:p>
          </table:table-cell>
          <table:table-cell table:formula="of:=IF(AND([.$C64]=[.I64];[.$C64]=[.$K64]);1;IF(AND([.$C64]=[.I64];[.$C64]&lt;&gt;[.$K64]);-1;0))" office:value-type="float" office:value="0" calcext:value-type="float">
            <text:p>0</text:p>
          </table:table-cell>
          <table:table-cell table:formula="of:=SUM([.U64:.Z64])/6" office:value-type="float" office:value="-0.333333333333333" calcext:value-type="float">
            <text:p>-0.33</text:p>
          </table:table-cell>
          <table:table-cell/>
          <table:table-cell table:formula="of:=IF(AND([.$D64]=[.E64];[.$D64]=[.$K64]);1;IF(AND([.$D64]=[.E64];[.$D64]&lt;&gt;[.$K64]);-1;0))" office:value-type="float" office:value="-1" calcext:value-type="float">
            <text:p>-1</text:p>
          </table:table-cell>
          <table:table-cell table:formula="of:=IF(AND([.$D64]=[.F64];[.$D64]=[.$K64]);1;IF(AND([.$D64]=[.F64];[.$D64]&lt;&gt;[.$K64]);-1;0))" office:value-type="float" office:value="0" calcext:value-type="float">
            <text:p>0</text:p>
          </table:table-cell>
          <table:table-cell table:formula="of:=IF(AND([.$D64]=[.G64];[.$D64]=[.$K64]);1;IF(AND([.$D64]=[.G64];[.$D64]&lt;&gt;[.$K64]);-1;0))" office:value-type="float" office:value="0" calcext:value-type="float">
            <text:p>0</text:p>
          </table:table-cell>
          <table:table-cell table:formula="of:=IF(AND([.$D64]=[.H64];[.$D64]=[.$K64]);1;IF(AND([.$D64]=[.H64];[.$D64]&lt;&gt;[.$K64]);-1;0))" office:value-type="float" office:value="-1" calcext:value-type="float">
            <text:p>-1</text:p>
          </table:table-cell>
          <table:table-cell table:formula="of:=IF(AND([.$D64]=[.I64];[.$D64]=[.$K64]);1;IF(AND([.$D64]=[.I64];[.$D64]&lt;&gt;[.$K64]);-1;0))" office:value-type="float" office:value="-1" calcext:value-type="float">
            <text:p>-1</text:p>
          </table:table-cell>
          <table:table-cell table:formula="of:=SUM([.AC64:.AG64])/5" office:value-type="float" office:value="-0.6" calcext:value-type="float">
            <text:p>-0.60</text:p>
          </table:table-cell>
          <table:table-cell/>
          <table:table-cell table:formula="of:=IF(AND([.$E64]=[.F64];[.$E64]=[.$K64]);1;IF(AND([.$E64]=[.F64];[.$E64]&lt;&gt;[.$K64]);-1;0))" office:value-type="float" office:value="0" calcext:value-type="float">
            <text:p>0</text:p>
          </table:table-cell>
          <table:table-cell table:formula="of:=IF(AND([.$E64]=[.G64];[.$E64]=[.$K64]);1;IF(AND([.$E64]=[.G64];[.$E64]&lt;&gt;[.$K64]);-1;0))" office:value-type="float" office:value="0" calcext:value-type="float">
            <text:p>0</text:p>
          </table:table-cell>
          <table:table-cell table:formula="of:=IF(AND([.$E64]=[.H64];[.$E64]=[.$K64]);1;IF(AND([.$E64]=[.H64];[.$E64]&lt;&gt;[.$K64]);-1;0))" office:value-type="float" office:value="-1" calcext:value-type="float">
            <text:p>-1</text:p>
          </table:table-cell>
          <table:table-cell table:formula="of:=IF(AND([.$E64]=[.I64];[.$E64]=[.$K64]);1;IF(AND([.$E64]=[.I64];[.$E64]&lt;&gt;[.$K64]);-1;0))" office:value-type="float" office:value="-1" calcext:value-type="float">
            <text:p>-1</text:p>
          </table:table-cell>
          <table:table-cell table:formula="of:=SUM([.AJ64:.AM64])/4" office:value-type="float" office:value="-0.5" calcext:value-type="float">
            <text:p>-0.50</text:p>
          </table:table-cell>
          <table:table-cell/>
          <table:table-cell table:formula="of:=IF(AND([.$F64]=[.G64];[.$F64]=[.$K64]);1;IF(AND([.$F64]=[.G64];[.$F64]&lt;&gt;[.$K64]);-1;0))" office:value-type="float" office:value="-1" calcext:value-type="float">
            <text:p>-1</text:p>
          </table:table-cell>
          <table:table-cell table:formula="of:=IF(AND([.$F64]=[.H64];[.$F64]=[.$K64]);1;IF(AND([.$F64]=[.H64];[.$F64]&lt;&gt;[.$K64]);-1;0))" office:value-type="float" office:value="0" calcext:value-type="float">
            <text:p>0</text:p>
          </table:table-cell>
          <table:table-cell table:formula="of:=IF(AND([.$F64]=[.I64];[.$F64]=[.$K64]);1;IF(AND([.$F64]=[.I64];[.$F64]&lt;&gt;[.$K64]);-1;0))" office:value-type="float" office:value="0" calcext:value-type="float">
            <text:p>0</text:p>
          </table:table-cell>
          <table:table-cell table:formula="of:=SUM([.AP64:.AR64])/3" office:value-type="float" office:value="-0.333333333333333" calcext:value-type="float">
            <text:p>-0.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rikflowers.github.io</text:p>
          </table:table-cell>
          <table:table-cell office:value-type="string" calcext:value-type="string">
            <text:p>THEME</text:p>
          </table:table-cell>
          <table:table-cell table:number-columns-repeated="6" office:value-type="string" calcext:value-type="string">
            <text:p>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CLASS</text:p>
          </table:table-cell>
          <table:table-cell table:formula="of:=IF([.$K65]=[.C65];1;0)" office:value-type="float" office:value="0" calcext:value-type="float">
            <text:p>0</text:p>
          </table:table-cell>
          <table:table-cell table:formula="of:=IF([.$K65]=[.D65];1;0)" office:value-type="float" office:value="0" calcext:value-type="float">
            <text:p>0</text:p>
          </table:table-cell>
          <table:table-cell table:formula="of:=IF([.$K65]=[.E65];1;0)" office:value-type="float" office:value="0" calcext:value-type="float">
            <text:p>0</text:p>
          </table:table-cell>
          <table:table-cell table:formula="of:=IF([.$K65]=[.F65];1;0)" office:value-type="float" office:value="0" calcext:value-type="float">
            <text:p>0</text:p>
          </table:table-cell>
          <table:table-cell table:formula="of:=IF([.$K65]=[.G65];1;0)" office:value-type="float" office:value="0" calcext:value-type="float">
            <text:p>0</text:p>
          </table:table-cell>
          <table:table-cell table:formula="of:=IF([.$K65]=[.H65];1;0)" office:value-type="float" office:value="0" calcext:value-type="float">
            <text:p>0</text:p>
          </table:table-cell>
          <table:table-cell table:formula="of:=IF([.$K65]=[.I65];1;0)" office:value-type="float" office:value="0" calcext:value-type="float">
            <text:p>0</text:p>
          </table:table-cell>
          <table:table-cell table:style-name="ce1" table:formula="of:=SUM([.L65:.R65])/7" office:value-type="float" office:value="0" calcext:value-type="float">
            <text:p>0.00</text:p>
          </table:table-cell>
          <table:table-cell/>
          <table:table-cell table:formula="of:=IF(AND([.$C65]=[.D65];[.$C65]=[.$K65]);1;IF(AND([.$C65]=[.D65];[.$C65]&lt;&gt;[.$K65]);-1;0))" office:value-type="float" office:value="0" calcext:value-type="float">
            <text:p>0</text:p>
          </table:table-cell>
          <table:table-cell table:formula="of:=IF(AND([.$C65]=[.E65];[.$C65]=[.$K65]);1;IF(AND([.$C65]=[.E65];[.$C65]&lt;&gt;[.$K65]);-1;0))" office:value-type="float" office:value="0" calcext:value-type="float">
            <text:p>0</text:p>
          </table:table-cell>
          <table:table-cell table:formula="of:=IF(AND([.$C65]=[.F65];[.$C65]=[.$K65]);1;IF(AND([.$C65]=[.F65];[.$C65]&lt;&gt;[.$K65]);-1;0))" office:value-type="float" office:value="0" calcext:value-type="float">
            <text:p>0</text:p>
          </table:table-cell>
          <table:table-cell table:formula="of:=IF(AND([.$C65]=[.G65];[.$C65]=[.$K65]);1;IF(AND([.$C65]=[.G65];[.$C65]&lt;&gt;[.$K65]);-1;0))" office:value-type="float" office:value="0" calcext:value-type="float">
            <text:p>0</text:p>
          </table:table-cell>
          <table:table-cell table:formula="of:=IF(AND([.$C65]=[.H65];[.$C65]=[.$K65]);1;IF(AND([.$C65]=[.H65];[.$C65]&lt;&gt;[.$K65]);-1;0))" office:value-type="float" office:value="0" calcext:value-type="float">
            <text:p>0</text:p>
          </table:table-cell>
          <table:table-cell table:formula="of:=IF(AND([.$C65]=[.I65];[.$C65]=[.$K65]);1;IF(AND([.$C65]=[.I65];[.$C65]&lt;&gt;[.$K65]);-1;0))" office:value-type="float" office:value="0" calcext:value-type="float">
            <text:p>0</text:p>
          </table:table-cell>
          <table:table-cell table:formula="of:=SUM([.U65:.Z65])/6" office:value-type="float" office:value="0" calcext:value-type="float">
            <text:p>0.00</text:p>
          </table:table-cell>
          <table:table-cell/>
          <table:table-cell table:formula="of:=IF(AND([.$D65]=[.E65];[.$D65]=[.$K65]);1;IF(AND([.$D65]=[.E65];[.$D65]&lt;&gt;[.$K65]);-1;0))" office:value-type="float" office:value="-1" calcext:value-type="float">
            <text:p>-1</text:p>
          </table:table-cell>
          <table:table-cell table:formula="of:=IF(AND([.$D65]=[.F65];[.$D65]=[.$K65]);1;IF(AND([.$D65]=[.F65];[.$D65]&lt;&gt;[.$K65]);-1;0))" office:value-type="float" office:value="-1" calcext:value-type="float">
            <text:p>-1</text:p>
          </table:table-cell>
          <table:table-cell table:formula="of:=IF(AND([.$D65]=[.G65];[.$D65]=[.$K65]);1;IF(AND([.$D65]=[.G65];[.$D65]&lt;&gt;[.$K65]);-1;0))" office:value-type="float" office:value="-1" calcext:value-type="float">
            <text:p>-1</text:p>
          </table:table-cell>
          <table:table-cell table:formula="of:=IF(AND([.$D65]=[.H65];[.$D65]=[.$K65]);1;IF(AND([.$D65]=[.H65];[.$D65]&lt;&gt;[.$K65]);-1;0))" office:value-type="float" office:value="-1" calcext:value-type="float">
            <text:p>-1</text:p>
          </table:table-cell>
          <table:table-cell table:formula="of:=IF(AND([.$D65]=[.I65];[.$D65]=[.$K65]);1;IF(AND([.$D65]=[.I65];[.$D65]&lt;&gt;[.$K65]);-1;0))" office:value-type="float" office:value="-1" calcext:value-type="float">
            <text:p>-1</text:p>
          </table:table-cell>
          <table:table-cell table:formula="of:=SUM([.AC65:.AG65])/5" office:value-type="float" office:value="-1" calcext:value-type="float">
            <text:p>-1.00</text:p>
          </table:table-cell>
          <table:table-cell/>
          <table:table-cell table:formula="of:=IF(AND([.$E65]=[.F65];[.$E65]=[.$K65]);1;IF(AND([.$E65]=[.F65];[.$E65]&lt;&gt;[.$K65]);-1;0))" office:value-type="float" office:value="-1" calcext:value-type="float">
            <text:p>-1</text:p>
          </table:table-cell>
          <table:table-cell table:formula="of:=IF(AND([.$E65]=[.G65];[.$E65]=[.$K65]);1;IF(AND([.$E65]=[.G65];[.$E65]&lt;&gt;[.$K65]);-1;0))" office:value-type="float" office:value="-1" calcext:value-type="float">
            <text:p>-1</text:p>
          </table:table-cell>
          <table:table-cell table:formula="of:=IF(AND([.$E65]=[.H65];[.$E65]=[.$K65]);1;IF(AND([.$E65]=[.H65];[.$E65]&lt;&gt;[.$K65]);-1;0))" office:value-type="float" office:value="-1" calcext:value-type="float">
            <text:p>-1</text:p>
          </table:table-cell>
          <table:table-cell table:formula="of:=IF(AND([.$E65]=[.I65];[.$E65]=[.$K65]);1;IF(AND([.$E65]=[.I65];[.$E65]&lt;&gt;[.$K65]);-1;0))" office:value-type="float" office:value="-1" calcext:value-type="float">
            <text:p>-1</text:p>
          </table:table-cell>
          <table:table-cell table:formula="of:=SUM([.AJ65:.AM65])/4" office:value-type="float" office:value="-1" calcext:value-type="float">
            <text:p>-1.00</text:p>
          </table:table-cell>
          <table:table-cell/>
          <table:table-cell table:formula="of:=IF(AND([.$F65]=[.G65];[.$F65]=[.$K65]);1;IF(AND([.$F65]=[.G65];[.$F65]&lt;&gt;[.$K65]);-1;0))" office:value-type="float" office:value="-1" calcext:value-type="float">
            <text:p>-1</text:p>
          </table:table-cell>
          <table:table-cell table:formula="of:=IF(AND([.$F65]=[.H65];[.$F65]=[.$K65]);1;IF(AND([.$F65]=[.H65];[.$F65]&lt;&gt;[.$K65]);-1;0))" office:value-type="float" office:value="-1" calcext:value-type="float">
            <text:p>-1</text:p>
          </table:table-cell>
          <table:table-cell table:formula="of:=IF(AND([.$F65]=[.I65];[.$F65]=[.$K65]);1;IF(AND([.$F65]=[.I65];[.$F65]&lt;&gt;[.$K65]);-1;0))" office:value-type="float" office:value="-1" calcext:value-type="float">
            <text:p>-1</text:p>
          </table:table-cell>
          <table:table-cell table:formula="of:=SUM([.AP65:.AR65])/3" office:value-type="float" office:value="-1" calcext:value-type="float">
            <text:p>-1.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f-quotes-api.herokuapp.com</text:p>
          </table:table-cell>
          <table:table-cell office:value-type="string" calcext:value-type="string">
            <text:p>NOCLASS</text:p>
          </table:table-cell>
          <table:table-cell table:number-columns-repeated="6"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AGE</text:p>
          </table:table-cell>
          <table:table-cell table:formula="of:=IF([.$K66]=[.C66];1;0)" office:value-type="float" office:value="0" calcext:value-type="float">
            <text:p>0</text:p>
          </table:table-cell>
          <table:table-cell table:formula="of:=IF([.$K66]=[.D66];1;0)" office:value-type="float" office:value="1" calcext:value-type="float">
            <text:p>1</text:p>
          </table:table-cell>
          <table:table-cell table:formula="of:=IF([.$K66]=[.E66];1;0)" office:value-type="float" office:value="1" calcext:value-type="float">
            <text:p>1</text:p>
          </table:table-cell>
          <table:table-cell table:formula="of:=IF([.$K66]=[.F66];1;0)" office:value-type="float" office:value="1" calcext:value-type="float">
            <text:p>1</text:p>
          </table:table-cell>
          <table:table-cell table:formula="of:=IF([.$K66]=[.G66];1;0)" office:value-type="float" office:value="1" calcext:value-type="float">
            <text:p>1</text:p>
          </table:table-cell>
          <table:table-cell table:formula="of:=IF([.$K66]=[.H66];1;0)" office:value-type="float" office:value="1" calcext:value-type="float">
            <text:p>1</text:p>
          </table:table-cell>
          <table:table-cell table:formula="of:=IF([.$K66]=[.I66];1;0)" office:value-type="float" office:value="1" calcext:value-type="float">
            <text:p>1</text:p>
          </table:table-cell>
          <table:table-cell table:style-name="ce1" table:formula="of:=SUM([.L66:.R66])/7" office:value-type="float" office:value="0.857142857142857" calcext:value-type="float">
            <text:p>0.86</text:p>
          </table:table-cell>
          <table:table-cell/>
          <table:table-cell table:formula="of:=IF(AND([.$C66]=[.D66];[.$C66]=[.$K66]);1;IF(AND([.$C66]=[.D66];[.$C66]&lt;&gt;[.$K66]);-1;0))" office:value-type="float" office:value="0" calcext:value-type="float">
            <text:p>0</text:p>
          </table:table-cell>
          <table:table-cell table:formula="of:=IF(AND([.$C66]=[.E66];[.$C66]=[.$K66]);1;IF(AND([.$C66]=[.E66];[.$C66]&lt;&gt;[.$K66]);-1;0))" office:value-type="float" office:value="0" calcext:value-type="float">
            <text:p>0</text:p>
          </table:table-cell>
          <table:table-cell table:formula="of:=IF(AND([.$C66]=[.F66];[.$C66]=[.$K66]);1;IF(AND([.$C66]=[.F66];[.$C66]&lt;&gt;[.$K66]);-1;0))" office:value-type="float" office:value="0" calcext:value-type="float">
            <text:p>0</text:p>
          </table:table-cell>
          <table:table-cell table:formula="of:=IF(AND([.$C66]=[.G66];[.$C66]=[.$K66]);1;IF(AND([.$C66]=[.G66];[.$C66]&lt;&gt;[.$K66]);-1;0))" office:value-type="float" office:value="0" calcext:value-type="float">
            <text:p>0</text:p>
          </table:table-cell>
          <table:table-cell table:formula="of:=IF(AND([.$C66]=[.H66];[.$C66]=[.$K66]);1;IF(AND([.$C66]=[.H66];[.$C66]&lt;&gt;[.$K66]);-1;0))" office:value-type="float" office:value="0" calcext:value-type="float">
            <text:p>0</text:p>
          </table:table-cell>
          <table:table-cell table:formula="of:=IF(AND([.$C66]=[.I66];[.$C66]=[.$K66]);1;IF(AND([.$C66]=[.I66];[.$C66]&lt;&gt;[.$K66]);-1;0))" office:value-type="float" office:value="0" calcext:value-type="float">
            <text:p>0</text:p>
          </table:table-cell>
          <table:table-cell table:formula="of:=SUM([.U66:.Z66])/6" office:value-type="float" office:value="0" calcext:value-type="float">
            <text:p>0.00</text:p>
          </table:table-cell>
          <table:table-cell/>
          <table:table-cell table:formula="of:=IF(AND([.$D66]=[.E66];[.$D66]=[.$K66]);1;IF(AND([.$D66]=[.E66];[.$D66]&lt;&gt;[.$K66]);-1;0))" office:value-type="float" office:value="1" calcext:value-type="float">
            <text:p>1</text:p>
          </table:table-cell>
          <table:table-cell table:formula="of:=IF(AND([.$D66]=[.F66];[.$D66]=[.$K66]);1;IF(AND([.$D66]=[.F66];[.$D66]&lt;&gt;[.$K66]);-1;0))" office:value-type="float" office:value="1" calcext:value-type="float">
            <text:p>1</text:p>
          </table:table-cell>
          <table:table-cell table:formula="of:=IF(AND([.$D66]=[.G66];[.$D66]=[.$K66]);1;IF(AND([.$D66]=[.G66];[.$D66]&lt;&gt;[.$K66]);-1;0))" office:value-type="float" office:value="1" calcext:value-type="float">
            <text:p>1</text:p>
          </table:table-cell>
          <table:table-cell table:formula="of:=IF(AND([.$D66]=[.H66];[.$D66]=[.$K66]);1;IF(AND([.$D66]=[.H66];[.$D66]&lt;&gt;[.$K66]);-1;0))" office:value-type="float" office:value="1" calcext:value-type="float">
            <text:p>1</text:p>
          </table:table-cell>
          <table:table-cell table:formula="of:=IF(AND([.$D66]=[.I66];[.$D66]=[.$K66]);1;IF(AND([.$D66]=[.I66];[.$D66]&lt;&gt;[.$K66]);-1;0))" office:value-type="float" office:value="1" calcext:value-type="float">
            <text:p>1</text:p>
          </table:table-cell>
          <table:table-cell table:formula="of:=SUM([.AC66:.AG66])/5" office:value-type="float" office:value="1" calcext:value-type="float">
            <text:p>1.00</text:p>
          </table:table-cell>
          <table:table-cell/>
          <table:table-cell table:formula="of:=IF(AND([.$E66]=[.F66];[.$E66]=[.$K66]);1;IF(AND([.$E66]=[.F66];[.$E66]&lt;&gt;[.$K66]);-1;0))" office:value-type="float" office:value="1" calcext:value-type="float">
            <text:p>1</text:p>
          </table:table-cell>
          <table:table-cell table:formula="of:=IF(AND([.$E66]=[.G66];[.$E66]=[.$K66]);1;IF(AND([.$E66]=[.G66];[.$E66]&lt;&gt;[.$K66]);-1;0))" office:value-type="float" office:value="1" calcext:value-type="float">
            <text:p>1</text:p>
          </table:table-cell>
          <table:table-cell table:formula="of:=IF(AND([.$E66]=[.H66];[.$E66]=[.$K66]);1;IF(AND([.$E66]=[.H66];[.$E66]&lt;&gt;[.$K66]);-1;0))" office:value-type="float" office:value="1" calcext:value-type="float">
            <text:p>1</text:p>
          </table:table-cell>
          <table:table-cell table:formula="of:=IF(AND([.$E66]=[.I66];[.$E66]=[.$K66]);1;IF(AND([.$E66]=[.I66];[.$E66]&lt;&gt;[.$K66]);-1;0))" office:value-type="float" office:value="1" calcext:value-type="float">
            <text:p>1</text:p>
          </table:table-cell>
          <table:table-cell table:formula="of:=SUM([.AJ66:.AM66])/4" office:value-type="float" office:value="1" calcext:value-type="float">
            <text:p>1.00</text:p>
          </table:table-cell>
          <table:table-cell/>
          <table:table-cell table:formula="of:=IF(AND([.$F66]=[.G66];[.$F66]=[.$K66]);1;IF(AND([.$F66]=[.G66];[.$F66]&lt;&gt;[.$K66]);-1;0))" office:value-type="float" office:value="1" calcext:value-type="float">
            <text:p>1</text:p>
          </table:table-cell>
          <table:table-cell table:formula="of:=IF(AND([.$F66]=[.H66];[.$F66]=[.$K66]);1;IF(AND([.$F66]=[.H66];[.$F66]&lt;&gt;[.$K66]);-1;0))" office:value-type="float" office:value="1" calcext:value-type="float">
            <text:p>1</text:p>
          </table:table-cell>
          <table:table-cell table:formula="of:=IF(AND([.$F66]=[.I66];[.$F66]=[.$K66]);1;IF(AND([.$F66]=[.I66];[.$F66]&lt;&gt;[.$K66]);-1;0))" office:value-type="float" office:value="1" calcext:value-type="float">
            <text:p>1</text:p>
          </table:table-cell>
          <table:table-cell table:formula="of:=SUM([.AP66:.AR66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ub.watchmecode.net</text:p>
          </table:table-cell>
          <table:table-cell table:number-columns-repeated="7"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S</text:p>
          </table:table-cell>
          <table:table-cell table:formula="of:=IF([.$K67]=[.C67];1;0)" office:value-type="float" office:value="1" calcext:value-type="float">
            <text:p>1</text:p>
          </table:table-cell>
          <table:table-cell table:formula="of:=IF([.$K67]=[.D67];1;0)" office:value-type="float" office:value="1" calcext:value-type="float">
            <text:p>1</text:p>
          </table:table-cell>
          <table:table-cell table:formula="of:=IF([.$K67]=[.E67];1;0)" office:value-type="float" office:value="1" calcext:value-type="float">
            <text:p>1</text:p>
          </table:table-cell>
          <table:table-cell table:formula="of:=IF([.$K67]=[.F67];1;0)" office:value-type="float" office:value="1" calcext:value-type="float">
            <text:p>1</text:p>
          </table:table-cell>
          <table:table-cell table:formula="of:=IF([.$K67]=[.G67];1;0)" office:value-type="float" office:value="1" calcext:value-type="float">
            <text:p>1</text:p>
          </table:table-cell>
          <table:table-cell table:formula="of:=IF([.$K67]=[.H67];1;0)" office:value-type="float" office:value="1" calcext:value-type="float">
            <text:p>1</text:p>
          </table:table-cell>
          <table:table-cell table:formula="of:=IF([.$K67]=[.I67];1;0)" office:value-type="float" office:value="1" calcext:value-type="float">
            <text:p>1</text:p>
          </table:table-cell>
          <table:table-cell table:style-name="ce1" table:formula="of:=SUM([.L67:.R67])/7" office:value-type="float" office:value="1" calcext:value-type="float">
            <text:p>1.00</text:p>
          </table:table-cell>
          <table:table-cell/>
          <table:table-cell table:formula="of:=IF(AND([.$C67]=[.D67];[.$C67]=[.$K67]);1;IF(AND([.$C67]=[.D67];[.$C67]&lt;&gt;[.$K67]);-1;0))" office:value-type="float" office:value="1" calcext:value-type="float">
            <text:p>1</text:p>
          </table:table-cell>
          <table:table-cell table:formula="of:=IF(AND([.$C67]=[.E67];[.$C67]=[.$K67]);1;IF(AND([.$C67]=[.E67];[.$C67]&lt;&gt;[.$K67]);-1;0))" office:value-type="float" office:value="1" calcext:value-type="float">
            <text:p>1</text:p>
          </table:table-cell>
          <table:table-cell table:formula="of:=IF(AND([.$C67]=[.F67];[.$C67]=[.$K67]);1;IF(AND([.$C67]=[.F67];[.$C67]&lt;&gt;[.$K67]);-1;0))" office:value-type="float" office:value="1" calcext:value-type="float">
            <text:p>1</text:p>
          </table:table-cell>
          <table:table-cell table:formula="of:=IF(AND([.$C67]=[.G67];[.$C67]=[.$K67]);1;IF(AND([.$C67]=[.G67];[.$C67]&lt;&gt;[.$K67]);-1;0))" office:value-type="float" office:value="1" calcext:value-type="float">
            <text:p>1</text:p>
          </table:table-cell>
          <table:table-cell table:formula="of:=IF(AND([.$C67]=[.H67];[.$C67]=[.$K67]);1;IF(AND([.$C67]=[.H67];[.$C67]&lt;&gt;[.$K67]);-1;0))" office:value-type="float" office:value="1" calcext:value-type="float">
            <text:p>1</text:p>
          </table:table-cell>
          <table:table-cell table:formula="of:=IF(AND([.$C67]=[.I67];[.$C67]=[.$K67]);1;IF(AND([.$C67]=[.I67];[.$C67]&lt;&gt;[.$K67]);-1;0))" office:value-type="float" office:value="1" calcext:value-type="float">
            <text:p>1</text:p>
          </table:table-cell>
          <table:table-cell table:formula="of:=SUM([.U67:.Z67])/6" office:value-type="float" office:value="1" calcext:value-type="float">
            <text:p>1.00</text:p>
          </table:table-cell>
          <table:table-cell/>
          <table:table-cell table:formula="of:=IF(AND([.$D67]=[.E67];[.$D67]=[.$K67]);1;IF(AND([.$D67]=[.E67];[.$D67]&lt;&gt;[.$K67]);-1;0))" office:value-type="float" office:value="1" calcext:value-type="float">
            <text:p>1</text:p>
          </table:table-cell>
          <table:table-cell table:formula="of:=IF(AND([.$D67]=[.F67];[.$D67]=[.$K67]);1;IF(AND([.$D67]=[.F67];[.$D67]&lt;&gt;[.$K67]);-1;0))" office:value-type="float" office:value="1" calcext:value-type="float">
            <text:p>1</text:p>
          </table:table-cell>
          <table:table-cell table:formula="of:=IF(AND([.$D67]=[.G67];[.$D67]=[.$K67]);1;IF(AND([.$D67]=[.G67];[.$D67]&lt;&gt;[.$K67]);-1;0))" office:value-type="float" office:value="1" calcext:value-type="float">
            <text:p>1</text:p>
          </table:table-cell>
          <table:table-cell table:formula="of:=IF(AND([.$D67]=[.H67];[.$D67]=[.$K67]);1;IF(AND([.$D67]=[.H67];[.$D67]&lt;&gt;[.$K67]);-1;0))" office:value-type="float" office:value="1" calcext:value-type="float">
            <text:p>1</text:p>
          </table:table-cell>
          <table:table-cell table:formula="of:=IF(AND([.$D67]=[.I67];[.$D67]=[.$K67]);1;IF(AND([.$D67]=[.I67];[.$D67]&lt;&gt;[.$K67]);-1;0))" office:value-type="float" office:value="1" calcext:value-type="float">
            <text:p>1</text:p>
          </table:table-cell>
          <table:table-cell table:formula="of:=SUM([.AC67:.AG67])/5" office:value-type="float" office:value="1" calcext:value-type="float">
            <text:p>1.00</text:p>
          </table:table-cell>
          <table:table-cell/>
          <table:table-cell table:formula="of:=IF(AND([.$E67]=[.F67];[.$E67]=[.$K67]);1;IF(AND([.$E67]=[.F67];[.$E67]&lt;&gt;[.$K67]);-1;0))" office:value-type="float" office:value="1" calcext:value-type="float">
            <text:p>1</text:p>
          </table:table-cell>
          <table:table-cell table:formula="of:=IF(AND([.$E67]=[.G67];[.$E67]=[.$K67]);1;IF(AND([.$E67]=[.G67];[.$E67]&lt;&gt;[.$K67]);-1;0))" office:value-type="float" office:value="1" calcext:value-type="float">
            <text:p>1</text:p>
          </table:table-cell>
          <table:table-cell table:formula="of:=IF(AND([.$E67]=[.H67];[.$E67]=[.$K67]);1;IF(AND([.$E67]=[.H67];[.$E67]&lt;&gt;[.$K67]);-1;0))" office:value-type="float" office:value="1" calcext:value-type="float">
            <text:p>1</text:p>
          </table:table-cell>
          <table:table-cell table:formula="of:=IF(AND([.$E67]=[.I67];[.$E67]=[.$K67]);1;IF(AND([.$E67]=[.I67];[.$E67]&lt;&gt;[.$K67]);-1;0))" office:value-type="float" office:value="1" calcext:value-type="float">
            <text:p>1</text:p>
          </table:table-cell>
          <table:table-cell table:formula="of:=SUM([.AJ67:.AM67])/4" office:value-type="float" office:value="1" calcext:value-type="float">
            <text:p>1.00</text:p>
          </table:table-cell>
          <table:table-cell/>
          <table:table-cell table:formula="of:=IF(AND([.$F67]=[.G67];[.$F67]=[.$K67]);1;IF(AND([.$F67]=[.G67];[.$F67]&lt;&gt;[.$K67]);-1;0))" office:value-type="float" office:value="1" calcext:value-type="float">
            <text:p>1</text:p>
          </table:table-cell>
          <table:table-cell table:formula="of:=IF(AND([.$F67]=[.H67];[.$F67]=[.$K67]);1;IF(AND([.$F67]=[.H67];[.$F67]&lt;&gt;[.$K67]);-1;0))" office:value-type="float" office:value="1" calcext:value-type="float">
            <text:p>1</text:p>
          </table:table-cell>
          <table:table-cell table:formula="of:=IF(AND([.$F67]=[.I67];[.$F67]=[.$K67]);1;IF(AND([.$F67]=[.I67];[.$F67]&lt;&gt;[.$K67]);-1;0))" office:value-type="float" office:value="1" calcext:value-type="float">
            <text:p>1</text:p>
          </table:table-cell>
          <table:table-cell table:formula="of:=SUM([.AP67:.AR67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ws.amazon.com</text:p>
          </table:table-cell>
          <table:table-cell office:value-type="string" calcext:value-type="string">
            <text:p>PAA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DOCS</text:p>
          </table:table-cell>
          <table:table-cell table:number-columns-repeated="2" office:value-type="string" calcext:value-type="string">
            <text:p>NOCLASS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PA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AS</text:p>
          </table:table-cell>
          <table:table-cell table:formula="of:=IF([.$K68]=[.C68];1;0)" office:value-type="float" office:value="1" calcext:value-type="float">
            <text:p>1</text:p>
          </table:table-cell>
          <table:table-cell table:formula="of:=IF([.$K68]=[.D68];1;0)" office:value-type="float" office:value="0" calcext:value-type="float">
            <text:p>0</text:p>
          </table:table-cell>
          <table:table-cell table:formula="of:=IF([.$K68]=[.E68];1;0)" office:value-type="float" office:value="0" calcext:value-type="float">
            <text:p>0</text:p>
          </table:table-cell>
          <table:table-cell table:formula="of:=IF([.$K68]=[.F68];1;0)" office:value-type="float" office:value="0" calcext:value-type="float">
            <text:p>0</text:p>
          </table:table-cell>
          <table:table-cell table:formula="of:=IF([.$K68]=[.G68];1;0)" office:value-type="float" office:value="0" calcext:value-type="float">
            <text:p>0</text:p>
          </table:table-cell>
          <table:table-cell table:formula="of:=IF([.$K68]=[.H68];1;0)" office:value-type="float" office:value="0" calcext:value-type="float">
            <text:p>0</text:p>
          </table:table-cell>
          <table:table-cell table:formula="of:=IF([.$K68]=[.I68];1;0)" office:value-type="float" office:value="1" calcext:value-type="float">
            <text:p>1</text:p>
          </table:table-cell>
          <table:table-cell table:style-name="ce1" table:formula="of:=SUM([.L68:.R68])/7" office:value-type="float" office:value="0.285714285714286" calcext:value-type="float">
            <text:p>0.29</text:p>
          </table:table-cell>
          <table:table-cell/>
          <table:table-cell table:formula="of:=IF(AND([.$C68]=[.D68];[.$C68]=[.$K68]);1;IF(AND([.$C68]=[.D68];[.$C68]&lt;&gt;[.$K68]);-1;0))" office:value-type="float" office:value="0" calcext:value-type="float">
            <text:p>0</text:p>
          </table:table-cell>
          <table:table-cell table:formula="of:=IF(AND([.$C68]=[.E68];[.$C68]=[.$K68]);1;IF(AND([.$C68]=[.E68];[.$C68]&lt;&gt;[.$K68]);-1;0))" office:value-type="float" office:value="0" calcext:value-type="float">
            <text:p>0</text:p>
          </table:table-cell>
          <table:table-cell table:formula="of:=IF(AND([.$C68]=[.F68];[.$C68]=[.$K68]);1;IF(AND([.$C68]=[.F68];[.$C68]&lt;&gt;[.$K68]);-1;0))" office:value-type="float" office:value="0" calcext:value-type="float">
            <text:p>0</text:p>
          </table:table-cell>
          <table:table-cell table:formula="of:=IF(AND([.$C68]=[.G68];[.$C68]=[.$K68]);1;IF(AND([.$C68]=[.G68];[.$C68]&lt;&gt;[.$K68]);-1;0))" office:value-type="float" office:value="0" calcext:value-type="float">
            <text:p>0</text:p>
          </table:table-cell>
          <table:table-cell table:formula="of:=IF(AND([.$C68]=[.H68];[.$C68]=[.$K68]);1;IF(AND([.$C68]=[.H68];[.$C68]&lt;&gt;[.$K68]);-1;0))" office:value-type="float" office:value="0" calcext:value-type="float">
            <text:p>0</text:p>
          </table:table-cell>
          <table:table-cell table:formula="of:=IF(AND([.$C68]=[.I68];[.$C68]=[.$K68]);1;IF(AND([.$C68]=[.I68];[.$C68]&lt;&gt;[.$K68]);-1;0))" office:value-type="float" office:value="1" calcext:value-type="float">
            <text:p>1</text:p>
          </table:table-cell>
          <table:table-cell table:formula="of:=SUM([.U68:.Z68])/6" office:value-type="float" office:value="0.166666666666667" calcext:value-type="float">
            <text:p>0.17</text:p>
          </table:table-cell>
          <table:table-cell/>
          <table:table-cell table:formula="of:=IF(AND([.$D68]=[.E68];[.$D68]=[.$K68]);1;IF(AND([.$D68]=[.E68];[.$D68]&lt;&gt;[.$K68]);-1;0))" office:value-type="float" office:value="0" calcext:value-type="float">
            <text:p>0</text:p>
          </table:table-cell>
          <table:table-cell table:formula="of:=IF(AND([.$D68]=[.F68];[.$D68]=[.$K68]);1;IF(AND([.$D68]=[.F68];[.$D68]&lt;&gt;[.$K68]);-1;0))" office:value-type="float" office:value="0" calcext:value-type="float">
            <text:p>0</text:p>
          </table:table-cell>
          <table:table-cell table:formula="of:=IF(AND([.$D68]=[.G68];[.$D68]=[.$K68]);1;IF(AND([.$D68]=[.G68];[.$D68]&lt;&gt;[.$K68]);-1;0))" office:value-type="float" office:value="0" calcext:value-type="float">
            <text:p>0</text:p>
          </table:table-cell>
          <table:table-cell table:formula="of:=IF(AND([.$D68]=[.H68];[.$D68]=[.$K68]);1;IF(AND([.$D68]=[.H68];[.$D68]&lt;&gt;[.$K68]);-1;0))" office:value-type="float" office:value="0" calcext:value-type="float">
            <text:p>0</text:p>
          </table:table-cell>
          <table:table-cell table:formula="of:=IF(AND([.$D68]=[.I68];[.$D68]=[.$K68]);1;IF(AND([.$D68]=[.I68];[.$D68]&lt;&gt;[.$K68]);-1;0))" office:value-type="float" office:value="0" calcext:value-type="float">
            <text:p>0</text:p>
          </table:table-cell>
          <table:table-cell table:formula="of:=SUM([.AC68:.AG68])/5" office:value-type="float" office:value="0" calcext:value-type="float">
            <text:p>0.00</text:p>
          </table:table-cell>
          <table:table-cell/>
          <table:table-cell table:formula="of:=IF(AND([.$E68]=[.F68];[.$E68]=[.$K68]);1;IF(AND([.$E68]=[.F68];[.$E68]&lt;&gt;[.$K68]);-1;0))" office:value-type="float" office:value="0" calcext:value-type="float">
            <text:p>0</text:p>
          </table:table-cell>
          <table:table-cell table:formula="of:=IF(AND([.$E68]=[.G68];[.$E68]=[.$K68]);1;IF(AND([.$E68]=[.G68];[.$E68]&lt;&gt;[.$K68]);-1;0))" office:value-type="float" office:value="0" calcext:value-type="float">
            <text:p>0</text:p>
          </table:table-cell>
          <table:table-cell table:formula="of:=IF(AND([.$E68]=[.H68];[.$E68]=[.$K68]);1;IF(AND([.$E68]=[.H68];[.$E68]&lt;&gt;[.$K68]);-1;0))" office:value-type="float" office:value="-1" calcext:value-type="float">
            <text:p>-1</text:p>
          </table:table-cell>
          <table:table-cell table:formula="of:=IF(AND([.$E68]=[.I68];[.$E68]=[.$K68]);1;IF(AND([.$E68]=[.I68];[.$E68]&lt;&gt;[.$K68]);-1;0))" office:value-type="float" office:value="0" calcext:value-type="float">
            <text:p>0</text:p>
          </table:table-cell>
          <table:table-cell table:formula="of:=SUM([.AJ68:.AM68])/4" office:value-type="float" office:value="-0.25" calcext:value-type="float">
            <text:p>-0.25</text:p>
          </table:table-cell>
          <table:table-cell/>
          <table:table-cell table:formula="of:=IF(AND([.$F68]=[.G68];[.$F68]=[.$K68]);1;IF(AND([.$F68]=[.G68];[.$F68]&lt;&gt;[.$K68]);-1;0))" office:value-type="float" office:value="-1" calcext:value-type="float">
            <text:p>-1</text:p>
          </table:table-cell>
          <table:table-cell table:formula="of:=IF(AND([.$F68]=[.H68];[.$F68]=[.$K68]);1;IF(AND([.$F68]=[.H68];[.$F68]&lt;&gt;[.$K68]);-1;0))" office:value-type="float" office:value="0" calcext:value-type="float">
            <text:p>0</text:p>
          </table:table-cell>
          <table:table-cell table:formula="of:=IF(AND([.$F68]=[.I68];[.$F68]=[.$K68]);1;IF(AND([.$F68]=[.I68];[.$F68]&lt;&gt;[.$K68]);-1;0))" office:value-type="float" office:value="0" calcext:value-type="float">
            <text:p>0</text:p>
          </table:table-cell>
          <table:table-cell table:formula="of:=SUM([.AP68:.AR68])/3" office:value-type="float" office:value="-0.333333333333333" calcext:value-type="float">
            <text:p>-0.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ww.learnersdictionary.com</text:p>
          </table:table-cell>
          <table:table-cell office:value-type="string" calcext:value-type="string">
            <text:p>SENGIN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OCS</text:p>
          </table:table-cell>
          <table:table-cell table:number-columns-repeated="2" office:value-type="string" calcext:value-type="string">
            <text:p>NOCLASS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S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GINE</text:p>
          </table:table-cell>
          <table:table-cell table:formula="of:=IF([.$K69]=[.C69];1;0)" office:value-type="float" office:value="1" calcext:value-type="float">
            <text:p>1</text:p>
          </table:table-cell>
          <table:table-cell table:formula="of:=IF([.$K69]=[.D69];1;0)" office:value-type="float" office:value="0" calcext:value-type="float">
            <text:p>0</text:p>
          </table:table-cell>
          <table:table-cell table:formula="of:=IF([.$K69]=[.E69];1;0)" office:value-type="float" office:value="0" calcext:value-type="float">
            <text:p>0</text:p>
          </table:table-cell>
          <table:table-cell table:formula="of:=IF([.$K69]=[.F69];1;0)" office:value-type="float" office:value="0" calcext:value-type="float">
            <text:p>0</text:p>
          </table:table-cell>
          <table:table-cell table:formula="of:=IF([.$K69]=[.G69];1;0)" office:value-type="float" office:value="0" calcext:value-type="float">
            <text:p>0</text:p>
          </table:table-cell>
          <table:table-cell table:formula="of:=IF([.$K69]=[.H69];1;0)" office:value-type="float" office:value="0" calcext:value-type="float">
            <text:p>0</text:p>
          </table:table-cell>
          <table:table-cell table:formula="of:=IF([.$K69]=[.I69];1;0)" office:value-type="float" office:value="1" calcext:value-type="float">
            <text:p>1</text:p>
          </table:table-cell>
          <table:table-cell table:style-name="ce1" table:formula="of:=SUM([.L69:.R69])/7" office:value-type="float" office:value="0.285714285714286" calcext:value-type="float">
            <text:p>0.29</text:p>
          </table:table-cell>
          <table:table-cell/>
          <table:table-cell table:formula="of:=IF(AND([.$C69]=[.D69];[.$C69]=[.$K69]);1;IF(AND([.$C69]=[.D69];[.$C69]&lt;&gt;[.$K69]);-1;0))" office:value-type="float" office:value="0" calcext:value-type="float">
            <text:p>0</text:p>
          </table:table-cell>
          <table:table-cell table:formula="of:=IF(AND([.$C69]=[.E69];[.$C69]=[.$K69]);1;IF(AND([.$C69]=[.E69];[.$C69]&lt;&gt;[.$K69]);-1;0))" office:value-type="float" office:value="0" calcext:value-type="float">
            <text:p>0</text:p>
          </table:table-cell>
          <table:table-cell table:formula="of:=IF(AND([.$C69]=[.F69];[.$C69]=[.$K69]);1;IF(AND([.$C69]=[.F69];[.$C69]&lt;&gt;[.$K69]);-1;0))" office:value-type="float" office:value="0" calcext:value-type="float">
            <text:p>0</text:p>
          </table:table-cell>
          <table:table-cell table:formula="of:=IF(AND([.$C69]=[.G69];[.$C69]=[.$K69]);1;IF(AND([.$C69]=[.G69];[.$C69]&lt;&gt;[.$K69]);-1;0))" office:value-type="float" office:value="0" calcext:value-type="float">
            <text:p>0</text:p>
          </table:table-cell>
          <table:table-cell table:formula="of:=IF(AND([.$C69]=[.H69];[.$C69]=[.$K69]);1;IF(AND([.$C69]=[.H69];[.$C69]&lt;&gt;[.$K69]);-1;0))" office:value-type="float" office:value="0" calcext:value-type="float">
            <text:p>0</text:p>
          </table:table-cell>
          <table:table-cell table:formula="of:=IF(AND([.$C69]=[.I69];[.$C69]=[.$K69]);1;IF(AND([.$C69]=[.I69];[.$C69]&lt;&gt;[.$K69]);-1;0))" office:value-type="float" office:value="1" calcext:value-type="float">
            <text:p>1</text:p>
          </table:table-cell>
          <table:table-cell table:formula="of:=SUM([.U69:.Z69])/6" office:value-type="float" office:value="0.166666666666667" calcext:value-type="float">
            <text:p>0.17</text:p>
          </table:table-cell>
          <table:table-cell/>
          <table:table-cell table:formula="of:=IF(AND([.$D69]=[.E69];[.$D69]=[.$K69]);1;IF(AND([.$D69]=[.E69];[.$D69]&lt;&gt;[.$K69]);-1;0))" office:value-type="float" office:value="0" calcext:value-type="float">
            <text:p>0</text:p>
          </table:table-cell>
          <table:table-cell table:formula="of:=IF(AND([.$D69]=[.F69];[.$D69]=[.$K69]);1;IF(AND([.$D69]=[.F69];[.$D69]&lt;&gt;[.$K69]);-1;0))" office:value-type="float" office:value="0" calcext:value-type="float">
            <text:p>0</text:p>
          </table:table-cell>
          <table:table-cell table:formula="of:=IF(AND([.$D69]=[.G69];[.$D69]=[.$K69]);1;IF(AND([.$D69]=[.G69];[.$D69]&lt;&gt;[.$K69]);-1;0))" office:value-type="float" office:value="0" calcext:value-type="float">
            <text:p>0</text:p>
          </table:table-cell>
          <table:table-cell table:formula="of:=IF(AND([.$D69]=[.H69];[.$D69]=[.$K69]);1;IF(AND([.$D69]=[.H69];[.$D69]&lt;&gt;[.$K69]);-1;0))" office:value-type="float" office:value="0" calcext:value-type="float">
            <text:p>0</text:p>
          </table:table-cell>
          <table:table-cell table:formula="of:=IF(AND([.$D69]=[.I69];[.$D69]=[.$K69]);1;IF(AND([.$D69]=[.I69];[.$D69]&lt;&gt;[.$K69]);-1;0))" office:value-type="float" office:value="0" calcext:value-type="float">
            <text:p>0</text:p>
          </table:table-cell>
          <table:table-cell table:formula="of:=SUM([.AC69:.AG69])/5" office:value-type="float" office:value="0" calcext:value-type="float">
            <text:p>0.00</text:p>
          </table:table-cell>
          <table:table-cell/>
          <table:table-cell table:formula="of:=IF(AND([.$E69]=[.F69];[.$E69]=[.$K69]);1;IF(AND([.$E69]=[.F69];[.$E69]&lt;&gt;[.$K69]);-1;0))" office:value-type="float" office:value="0" calcext:value-type="float">
            <text:p>0</text:p>
          </table:table-cell>
          <table:table-cell table:formula="of:=IF(AND([.$E69]=[.G69];[.$E69]=[.$K69]);1;IF(AND([.$E69]=[.G69];[.$E69]&lt;&gt;[.$K69]);-1;0))" office:value-type="float" office:value="0" calcext:value-type="float">
            <text:p>0</text:p>
          </table:table-cell>
          <table:table-cell table:formula="of:=IF(AND([.$E69]=[.H69];[.$E69]=[.$K69]);1;IF(AND([.$E69]=[.H69];[.$E69]&lt;&gt;[.$K69]);-1;0))" office:value-type="float" office:value="-1" calcext:value-type="float">
            <text:p>-1</text:p>
          </table:table-cell>
          <table:table-cell table:formula="of:=IF(AND([.$E69]=[.I69];[.$E69]=[.$K69]);1;IF(AND([.$E69]=[.I69];[.$E69]&lt;&gt;[.$K69]);-1;0))" office:value-type="float" office:value="0" calcext:value-type="float">
            <text:p>0</text:p>
          </table:table-cell>
          <table:table-cell table:formula="of:=SUM([.AJ69:.AM69])/4" office:value-type="float" office:value="-0.25" calcext:value-type="float">
            <text:p>-0.25</text:p>
          </table:table-cell>
          <table:table-cell/>
          <table:table-cell table:formula="of:=IF(AND([.$F69]=[.G69];[.$F69]=[.$K69]);1;IF(AND([.$F69]=[.G69];[.$F69]&lt;&gt;[.$K69]);-1;0))" office:value-type="float" office:value="-1" calcext:value-type="float">
            <text:p>-1</text:p>
          </table:table-cell>
          <table:table-cell table:formula="of:=IF(AND([.$F69]=[.H69];[.$F69]=[.$K69]);1;IF(AND([.$F69]=[.H69];[.$F69]&lt;&gt;[.$K69]);-1;0))" office:value-type="float" office:value="0" calcext:value-type="float">
            <text:p>0</text:p>
          </table:table-cell>
          <table:table-cell table:formula="of:=IF(AND([.$F69]=[.I69];[.$F69]=[.$K69]);1;IF(AND([.$F69]=[.I69];[.$F69]&lt;&gt;[.$K69]);-1;0))" office:value-type="float" office:value="0" calcext:value-type="float">
            <text:p>0</text:p>
          </table:table-cell>
          <table:table-cell table:formula="of:=SUM([.AP69:.AR69])/3" office:value-type="float" office:value="-0.333333333333333" calcext:value-type="float">
            <text:p>-0.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ww.donut.ai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ECOMMERCE</text:p>
          </table:table-cell>
          <table:table-cell table:number-columns-repeated="3" office:value-type="string" calcext:value-type="string">
            <text:p>PACKAGE</text:p>
          </table:table-cell>
          <table:table-cell office:value-type="string" calcext:value-type="string">
            <text:p>BUSIN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SINESS</text:p>
          </table:table-cell>
          <table:table-cell table:formula="of:=IF([.$K70]=[.C70];1;0)" office:value-type="float" office:value="1" calcext:value-type="float">
            <text:p>1</text:p>
          </table:table-cell>
          <table:table-cell table:formula="of:=IF([.$K70]=[.D70];1;0)" office:value-type="float" office:value="0" calcext:value-type="float">
            <text:p>0</text:p>
          </table:table-cell>
          <table:table-cell table:formula="of:=IF([.$K70]=[.E70];1;0)" office:value-type="float" office:value="0" calcext:value-type="float">
            <text:p>0</text:p>
          </table:table-cell>
          <table:table-cell table:formula="of:=IF([.$K70]=[.F70];1;0)" office:value-type="float" office:value="0" calcext:value-type="float">
            <text:p>0</text:p>
          </table:table-cell>
          <table:table-cell table:formula="of:=IF([.$K70]=[.G70];1;0)" office:value-type="float" office:value="0" calcext:value-type="float">
            <text:p>0</text:p>
          </table:table-cell>
          <table:table-cell table:formula="of:=IF([.$K70]=[.H70];1;0)" office:value-type="float" office:value="0" calcext:value-type="float">
            <text:p>0</text:p>
          </table:table-cell>
          <table:table-cell table:formula="of:=IF([.$K70]=[.I70];1;0)" office:value-type="float" office:value="1" calcext:value-type="float">
            <text:p>1</text:p>
          </table:table-cell>
          <table:table-cell table:style-name="ce1" table:formula="of:=SUM([.L70:.R70])/7" office:value-type="float" office:value="0.285714285714286" calcext:value-type="float">
            <text:p>0.29</text:p>
          </table:table-cell>
          <table:table-cell/>
          <table:table-cell table:formula="of:=IF(AND([.$C70]=[.D70];[.$C70]=[.$K70]);1;IF(AND([.$C70]=[.D70];[.$C70]&lt;&gt;[.$K70]);-1;0))" office:value-type="float" office:value="0" calcext:value-type="float">
            <text:p>0</text:p>
          </table:table-cell>
          <table:table-cell table:formula="of:=IF(AND([.$C70]=[.E70];[.$C70]=[.$K70]);1;IF(AND([.$C70]=[.E70];[.$C70]&lt;&gt;[.$K70]);-1;0))" office:value-type="float" office:value="0" calcext:value-type="float">
            <text:p>0</text:p>
          </table:table-cell>
          <table:table-cell table:formula="of:=IF(AND([.$C70]=[.F70];[.$C70]=[.$K70]);1;IF(AND([.$C70]=[.F70];[.$C70]&lt;&gt;[.$K70]);-1;0))" office:value-type="float" office:value="0" calcext:value-type="float">
            <text:p>0</text:p>
          </table:table-cell>
          <table:table-cell table:formula="of:=IF(AND([.$C70]=[.G70];[.$C70]=[.$K70]);1;IF(AND([.$C70]=[.G70];[.$C70]&lt;&gt;[.$K70]);-1;0))" office:value-type="float" office:value="0" calcext:value-type="float">
            <text:p>0</text:p>
          </table:table-cell>
          <table:table-cell table:formula="of:=IF(AND([.$C70]=[.H70];[.$C70]=[.$K70]);1;IF(AND([.$C70]=[.H70];[.$C70]&lt;&gt;[.$K70]);-1;0))" office:value-type="float" office:value="0" calcext:value-type="float">
            <text:p>0</text:p>
          </table:table-cell>
          <table:table-cell table:formula="of:=IF(AND([.$C70]=[.I70];[.$C70]=[.$K70]);1;IF(AND([.$C70]=[.I70];[.$C70]&lt;&gt;[.$K70]);-1;0))" office:value-type="float" office:value="1" calcext:value-type="float">
            <text:p>1</text:p>
          </table:table-cell>
          <table:table-cell table:formula="of:=SUM([.U70:.Z70])/6" office:value-type="float" office:value="0.166666666666667" calcext:value-type="float">
            <text:p>0.17</text:p>
          </table:table-cell>
          <table:table-cell/>
          <table:table-cell table:formula="of:=IF(AND([.$D70]=[.E70];[.$D70]=[.$K70]);1;IF(AND([.$D70]=[.E70];[.$D70]&lt;&gt;[.$K70]);-1;0))" office:value-type="float" office:value="0" calcext:value-type="float">
            <text:p>0</text:p>
          </table:table-cell>
          <table:table-cell table:formula="of:=IF(AND([.$D70]=[.F70];[.$D70]=[.$K70]);1;IF(AND([.$D70]=[.F70];[.$D70]&lt;&gt;[.$K70]);-1;0))" office:value-type="float" office:value="-1" calcext:value-type="float">
            <text:p>-1</text:p>
          </table:table-cell>
          <table:table-cell table:formula="of:=IF(AND([.$D70]=[.G70];[.$D70]=[.$K70]);1;IF(AND([.$D70]=[.G70];[.$D70]&lt;&gt;[.$K70]);-1;0))" office:value-type="float" office:value="-1" calcext:value-type="float">
            <text:p>-1</text:p>
          </table:table-cell>
          <table:table-cell table:formula="of:=IF(AND([.$D70]=[.H70];[.$D70]=[.$K70]);1;IF(AND([.$D70]=[.H70];[.$D70]&lt;&gt;[.$K70]);-1;0))" office:value-type="float" office:value="-1" calcext:value-type="float">
            <text:p>-1</text:p>
          </table:table-cell>
          <table:table-cell table:formula="of:=IF(AND([.$D70]=[.I70];[.$D70]=[.$K70]);1;IF(AND([.$D70]=[.I70];[.$D70]&lt;&gt;[.$K70]);-1;0))" office:value-type="float" office:value="0" calcext:value-type="float">
            <text:p>0</text:p>
          </table:table-cell>
          <table:table-cell table:formula="of:=SUM([.AC70:.AG70])/5" office:value-type="float" office:value="-0.6" calcext:value-type="float">
            <text:p>-0.60</text:p>
          </table:table-cell>
          <table:table-cell/>
          <table:table-cell table:formula="of:=IF(AND([.$E70]=[.F70];[.$E70]=[.$K70]);1;IF(AND([.$E70]=[.F70];[.$E70]&lt;&gt;[.$K70]);-1;0))" office:value-type="float" office:value="0" calcext:value-type="float">
            <text:p>0</text:p>
          </table:table-cell>
          <table:table-cell table:formula="of:=IF(AND([.$E70]=[.G70];[.$E70]=[.$K70]);1;IF(AND([.$E70]=[.G70];[.$E70]&lt;&gt;[.$K70]);-1;0))" office:value-type="float" office:value="0" calcext:value-type="float">
            <text:p>0</text:p>
          </table:table-cell>
          <table:table-cell table:formula="of:=IF(AND([.$E70]=[.H70];[.$E70]=[.$K70]);1;IF(AND([.$E70]=[.H70];[.$E70]&lt;&gt;[.$K70]);-1;0))" office:value-type="float" office:value="0" calcext:value-type="float">
            <text:p>0</text:p>
          </table:table-cell>
          <table:table-cell table:formula="of:=IF(AND([.$E70]=[.I70];[.$E70]=[.$K70]);1;IF(AND([.$E70]=[.I70];[.$E70]&lt;&gt;[.$K70]);-1;0))" office:value-type="float" office:value="0" calcext:value-type="float">
            <text:p>0</text:p>
          </table:table-cell>
          <table:table-cell table:formula="of:=SUM([.AJ70:.AM70])/4" office:value-type="float" office:value="0" calcext:value-type="float">
            <text:p>0.00</text:p>
          </table:table-cell>
          <table:table-cell/>
          <table:table-cell table:formula="of:=IF(AND([.$F70]=[.G70];[.$F70]=[.$K70]);1;IF(AND([.$F70]=[.G70];[.$F70]&lt;&gt;[.$K70]);-1;0))" office:value-type="float" office:value="-1" calcext:value-type="float">
            <text:p>-1</text:p>
          </table:table-cell>
          <table:table-cell table:formula="of:=IF(AND([.$F70]=[.H70];[.$F70]=[.$K70]);1;IF(AND([.$F70]=[.H70];[.$F70]&lt;&gt;[.$K70]);-1;0))" office:value-type="float" office:value="-1" calcext:value-type="float">
            <text:p>-1</text:p>
          </table:table-cell>
          <table:table-cell table:formula="of:=IF(AND([.$F70]=[.I70];[.$F70]=[.$K70]);1;IF(AND([.$F70]=[.I70];[.$F70]&lt;&gt;[.$K70]);-1;0))" office:value-type="float" office:value="0" calcext:value-type="float">
            <text:p>0</text:p>
          </table:table-cell>
          <table:table-cell table:formula="of:=SUM([.AP70:.AR70])/3" office:value-type="float" office:value="-0.666666666666667" calcext:value-type="float">
            <text:p>-0.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www.strava.com</text:p>
          </table:table-cell>
          <table:table-cell office:value-type="string" calcext:value-type="string">
            <text:p>PAA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AS</text:p>
          </table:table-cell>
          <table:table-cell table:number-columns-repeated="3" office:value-type="string" calcext:value-type="string">
            <text:p>PACKAGE</text:p>
          </table:table-cell>
          <table:table-cell office:value-type="string" calcext:value-type="string">
            <text:p>PA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</text:p>
          </table:table-cell>
          <table:table-cell table:formula="of:=IF([.$K71]=[.C71];1;0)" office:value-type="float" office:value="0" calcext:value-type="float">
            <text:p>0</text:p>
          </table:table-cell>
          <table:table-cell table:formula="of:=IF([.$K71]=[.D71];1;0)" office:value-type="float" office:value="1" calcext:value-type="float">
            <text:p>1</text:p>
          </table:table-cell>
          <table:table-cell table:formula="of:=IF([.$K71]=[.E71];1;0)" office:value-type="float" office:value="0" calcext:value-type="float">
            <text:p>0</text:p>
          </table:table-cell>
          <table:table-cell table:formula="of:=IF([.$K71]=[.F71];1;0)" office:value-type="float" office:value="1" calcext:value-type="float">
            <text:p>1</text:p>
          </table:table-cell>
          <table:table-cell table:formula="of:=IF([.$K71]=[.G71];1;0)" office:value-type="float" office:value="1" calcext:value-type="float">
            <text:p>1</text:p>
          </table:table-cell>
          <table:table-cell table:formula="of:=IF([.$K71]=[.H71];1;0)" office:value-type="float" office:value="1" calcext:value-type="float">
            <text:p>1</text:p>
          </table:table-cell>
          <table:table-cell table:formula="of:=IF([.$K71]=[.I71];1;0)" office:value-type="float" office:value="0" calcext:value-type="float">
            <text:p>0</text:p>
          </table:table-cell>
          <table:table-cell table:style-name="ce1" table:formula="of:=SUM([.L71:.R71])/7" office:value-type="float" office:value="0.571428571428571" calcext:value-type="float">
            <text:p>0.57</text:p>
          </table:table-cell>
          <table:table-cell/>
          <table:table-cell table:formula="of:=IF(AND([.$C71]=[.D71];[.$C71]=[.$K71]);1;IF(AND([.$C71]=[.D71];[.$C71]&lt;&gt;[.$K71]);-1;0))" office:value-type="float" office:value="0" calcext:value-type="float">
            <text:p>0</text:p>
          </table:table-cell>
          <table:table-cell table:formula="of:=IF(AND([.$C71]=[.E71];[.$C71]=[.$K71]);1;IF(AND([.$C71]=[.E71];[.$C71]&lt;&gt;[.$K71]);-1;0))" office:value-type="float" office:value="-1" calcext:value-type="float">
            <text:p>-1</text:p>
          </table:table-cell>
          <table:table-cell table:formula="of:=IF(AND([.$C71]=[.F71];[.$C71]=[.$K71]);1;IF(AND([.$C71]=[.F71];[.$C71]&lt;&gt;[.$K71]);-1;0))" office:value-type="float" office:value="0" calcext:value-type="float">
            <text:p>0</text:p>
          </table:table-cell>
          <table:table-cell table:formula="of:=IF(AND([.$C71]=[.G71];[.$C71]=[.$K71]);1;IF(AND([.$C71]=[.G71];[.$C71]&lt;&gt;[.$K71]);-1;0))" office:value-type="float" office:value="0" calcext:value-type="float">
            <text:p>0</text:p>
          </table:table-cell>
          <table:table-cell table:formula="of:=IF(AND([.$C71]=[.H71];[.$C71]=[.$K71]);1;IF(AND([.$C71]=[.H71];[.$C71]&lt;&gt;[.$K71]);-1;0))" office:value-type="float" office:value="0" calcext:value-type="float">
            <text:p>0</text:p>
          </table:table-cell>
          <table:table-cell table:formula="of:=IF(AND([.$C71]=[.I71];[.$C71]=[.$K71]);1;IF(AND([.$C71]=[.I71];[.$C71]&lt;&gt;[.$K71]);-1;0))" office:value-type="float" office:value="-1" calcext:value-type="float">
            <text:p>-1</text:p>
          </table:table-cell>
          <table:table-cell table:formula="of:=SUM([.U71:.Z71])/6" office:value-type="float" office:value="-0.333333333333333" calcext:value-type="float">
            <text:p>-0.33</text:p>
          </table:table-cell>
          <table:table-cell/>
          <table:table-cell table:formula="of:=IF(AND([.$D71]=[.E71];[.$D71]=[.$K71]);1;IF(AND([.$D71]=[.E71];[.$D71]&lt;&gt;[.$K71]);-1;0))" office:value-type="float" office:value="0" calcext:value-type="float">
            <text:p>0</text:p>
          </table:table-cell>
          <table:table-cell table:formula="of:=IF(AND([.$D71]=[.F71];[.$D71]=[.$K71]);1;IF(AND([.$D71]=[.F71];[.$D71]&lt;&gt;[.$K71]);-1;0))" office:value-type="float" office:value="1" calcext:value-type="float">
            <text:p>1</text:p>
          </table:table-cell>
          <table:table-cell table:formula="of:=IF(AND([.$D71]=[.G71];[.$D71]=[.$K71]);1;IF(AND([.$D71]=[.G71];[.$D71]&lt;&gt;[.$K71]);-1;0))" office:value-type="float" office:value="1" calcext:value-type="float">
            <text:p>1</text:p>
          </table:table-cell>
          <table:table-cell table:formula="of:=IF(AND([.$D71]=[.H71];[.$D71]=[.$K71]);1;IF(AND([.$D71]=[.H71];[.$D71]&lt;&gt;[.$K71]);-1;0))" office:value-type="float" office:value="1" calcext:value-type="float">
            <text:p>1</text:p>
          </table:table-cell>
          <table:table-cell table:formula="of:=IF(AND([.$D71]=[.I71];[.$D71]=[.$K71]);1;IF(AND([.$D71]=[.I71];[.$D71]&lt;&gt;[.$K71]);-1;0))" office:value-type="float" office:value="0" calcext:value-type="float">
            <text:p>0</text:p>
          </table:table-cell>
          <table:table-cell table:formula="of:=SUM([.AC71:.AG71])/5" office:value-type="float" office:value="0.6" calcext:value-type="float">
            <text:p>0.60</text:p>
          </table:table-cell>
          <table:table-cell/>
          <table:table-cell table:formula="of:=IF(AND([.$E71]=[.F71];[.$E71]=[.$K71]);1;IF(AND([.$E71]=[.F71];[.$E71]&lt;&gt;[.$K71]);-1;0))" office:value-type="float" office:value="0" calcext:value-type="float">
            <text:p>0</text:p>
          </table:table-cell>
          <table:table-cell table:formula="of:=IF(AND([.$E71]=[.G71];[.$E71]=[.$K71]);1;IF(AND([.$E71]=[.G71];[.$E71]&lt;&gt;[.$K71]);-1;0))" office:value-type="float" office:value="0" calcext:value-type="float">
            <text:p>0</text:p>
          </table:table-cell>
          <table:table-cell table:formula="of:=IF(AND([.$E71]=[.H71];[.$E71]=[.$K71]);1;IF(AND([.$E71]=[.H71];[.$E71]&lt;&gt;[.$K71]);-1;0))" office:value-type="float" office:value="0" calcext:value-type="float">
            <text:p>0</text:p>
          </table:table-cell>
          <table:table-cell table:formula="of:=IF(AND([.$E71]=[.I71];[.$E71]=[.$K71]);1;IF(AND([.$E71]=[.I71];[.$E71]&lt;&gt;[.$K71]);-1;0))" office:value-type="float" office:value="-1" calcext:value-type="float">
            <text:p>-1</text:p>
          </table:table-cell>
          <table:table-cell table:formula="of:=SUM([.AJ71:.AM71])/4" office:value-type="float" office:value="-0.25" calcext:value-type="float">
            <text:p>-0.25</text:p>
          </table:table-cell>
          <table:table-cell/>
          <table:table-cell table:formula="of:=IF(AND([.$F71]=[.G71];[.$F71]=[.$K71]);1;IF(AND([.$F71]=[.G71];[.$F71]&lt;&gt;[.$K71]);-1;0))" office:value-type="float" office:value="1" calcext:value-type="float">
            <text:p>1</text:p>
          </table:table-cell>
          <table:table-cell table:formula="of:=IF(AND([.$F71]=[.H71];[.$F71]=[.$K71]);1;IF(AND([.$F71]=[.H71];[.$F71]&lt;&gt;[.$K71]);-1;0))" office:value-type="float" office:value="1" calcext:value-type="float">
            <text:p>1</text:p>
          </table:table-cell>
          <table:table-cell table:formula="of:=IF(AND([.$F71]=[.I71];[.$F71]=[.$K71]);1;IF(AND([.$F71]=[.I71];[.$F71]&lt;&gt;[.$K71]);-1;0))" office:value-type="float" office:value="0" calcext:value-type="float">
            <text:p>0</text:p>
          </table:table-cell>
          <table:table-cell table:formula="of:=SUM([.AP71:.AR71])/3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y.github.io</text:p>
          </table:table-cell>
          <table:table-cell office:value-type="string" calcext:value-type="string">
            <text:p>TRAINING</text:p>
          </table:table-cell>
          <table:table-cell table:number-columns-repeated="2" office:value-type="string" calcext:value-type="string">
            <text:p>PACKAGE</text:p>
          </table:table-cell>
          <table:table-cell office:value-type="string" calcext:value-type="string">
            <text:p>NOCLASS</text:p>
          </table:table-cell>
          <table:table-cell table:number-columns-repeated="3"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ING</text:p>
          </table:table-cell>
          <table:table-cell table:formula="of:=IF([.$K72]=[.C72];1;0)" office:value-type="float" office:value="1" calcext:value-type="float">
            <text:p>1</text:p>
          </table:table-cell>
          <table:table-cell table:formula="of:=IF([.$K72]=[.D72];1;0)" office:value-type="float" office:value="0" calcext:value-type="float">
            <text:p>0</text:p>
          </table:table-cell>
          <table:table-cell table:formula="of:=IF([.$K72]=[.E72];1;0)" office:value-type="float" office:value="0" calcext:value-type="float">
            <text:p>0</text:p>
          </table:table-cell>
          <table:table-cell table:formula="of:=IF([.$K72]=[.F72];1;0)" office:value-type="float" office:value="0" calcext:value-type="float">
            <text:p>0</text:p>
          </table:table-cell>
          <table:table-cell table:formula="of:=IF([.$K72]=[.G72];1;0)" office:value-type="float" office:value="0" calcext:value-type="float">
            <text:p>0</text:p>
          </table:table-cell>
          <table:table-cell table:formula="of:=IF([.$K72]=[.H72];1;0)" office:value-type="float" office:value="0" calcext:value-type="float">
            <text:p>0</text:p>
          </table:table-cell>
          <table:table-cell table:formula="of:=IF([.$K72]=[.I72];1;0)" office:value-type="float" office:value="0" calcext:value-type="float">
            <text:p>0</text:p>
          </table:table-cell>
          <table:table-cell table:style-name="ce1" table:formula="of:=SUM([.L72:.R72])/7" office:value-type="float" office:value="0.142857142857143" calcext:value-type="float">
            <text:p>0.14</text:p>
          </table:table-cell>
          <table:table-cell/>
          <table:table-cell table:formula="of:=IF(AND([.$C72]=[.D72];[.$C72]=[.$K72]);1;IF(AND([.$C72]=[.D72];[.$C72]&lt;&gt;[.$K72]);-1;0))" office:value-type="float" office:value="0" calcext:value-type="float">
            <text:p>0</text:p>
          </table:table-cell>
          <table:table-cell table:formula="of:=IF(AND([.$C72]=[.E72];[.$C72]=[.$K72]);1;IF(AND([.$C72]=[.E72];[.$C72]&lt;&gt;[.$K72]);-1;0))" office:value-type="float" office:value="0" calcext:value-type="float">
            <text:p>0</text:p>
          </table:table-cell>
          <table:table-cell table:formula="of:=IF(AND([.$C72]=[.F72];[.$C72]=[.$K72]);1;IF(AND([.$C72]=[.F72];[.$C72]&lt;&gt;[.$K72]);-1;0))" office:value-type="float" office:value="0" calcext:value-type="float">
            <text:p>0</text:p>
          </table:table-cell>
          <table:table-cell table:formula="of:=IF(AND([.$C72]=[.G72];[.$C72]=[.$K72]);1;IF(AND([.$C72]=[.G72];[.$C72]&lt;&gt;[.$K72]);-1;0))" office:value-type="float" office:value="0" calcext:value-type="float">
            <text:p>0</text:p>
          </table:table-cell>
          <table:table-cell table:formula="of:=IF(AND([.$C72]=[.H72];[.$C72]=[.$K72]);1;IF(AND([.$C72]=[.H72];[.$C72]&lt;&gt;[.$K72]);-1;0))" office:value-type="float" office:value="0" calcext:value-type="float">
            <text:p>0</text:p>
          </table:table-cell>
          <table:table-cell table:formula="of:=IF(AND([.$C72]=[.I72];[.$C72]=[.$K72]);1;IF(AND([.$C72]=[.I72];[.$C72]&lt;&gt;[.$K72]);-1;0))" office:value-type="float" office:value="0" calcext:value-type="float">
            <text:p>0</text:p>
          </table:table-cell>
          <table:table-cell table:formula="of:=SUM([.U72:.Z72])/6" office:value-type="float" office:value="0" calcext:value-type="float">
            <text:p>0.00</text:p>
          </table:table-cell>
          <table:table-cell/>
          <table:table-cell table:formula="of:=IF(AND([.$D72]=[.E72];[.$D72]=[.$K72]);1;IF(AND([.$D72]=[.E72];[.$D72]&lt;&gt;[.$K72]);-1;0))" office:value-type="float" office:value="-1" calcext:value-type="float">
            <text:p>-1</text:p>
          </table:table-cell>
          <table:table-cell table:formula="of:=IF(AND([.$D72]=[.F72];[.$D72]=[.$K72]);1;IF(AND([.$D72]=[.F72];[.$D72]&lt;&gt;[.$K72]);-1;0))" office:value-type="float" office:value="0" calcext:value-type="float">
            <text:p>0</text:p>
          </table:table-cell>
          <table:table-cell table:formula="of:=IF(AND([.$D72]=[.G72];[.$D72]=[.$K72]);1;IF(AND([.$D72]=[.G72];[.$D72]&lt;&gt;[.$K72]);-1;0))" office:value-type="float" office:value="-1" calcext:value-type="float">
            <text:p>-1</text:p>
          </table:table-cell>
          <table:table-cell table:formula="of:=IF(AND([.$D72]=[.H72];[.$D72]=[.$K72]);1;IF(AND([.$D72]=[.H72];[.$D72]&lt;&gt;[.$K72]);-1;0))" office:value-type="float" office:value="-1" calcext:value-type="float">
            <text:p>-1</text:p>
          </table:table-cell>
          <table:table-cell table:formula="of:=IF(AND([.$D72]=[.I72];[.$D72]=[.$K72]);1;IF(AND([.$D72]=[.I72];[.$D72]&lt;&gt;[.$K72]);-1;0))" office:value-type="float" office:value="-1" calcext:value-type="float">
            <text:p>-1</text:p>
          </table:table-cell>
          <table:table-cell table:formula="of:=SUM([.AC72:.AG72])/5" office:value-type="float" office:value="-0.8" calcext:value-type="float">
            <text:p>-0.80</text:p>
          </table:table-cell>
          <table:table-cell/>
          <table:table-cell table:formula="of:=IF(AND([.$E72]=[.F72];[.$E72]=[.$K72]);1;IF(AND([.$E72]=[.F72];[.$E72]&lt;&gt;[.$K72]);-1;0))" office:value-type="float" office:value="0" calcext:value-type="float">
            <text:p>0</text:p>
          </table:table-cell>
          <table:table-cell table:formula="of:=IF(AND([.$E72]=[.G72];[.$E72]=[.$K72]);1;IF(AND([.$E72]=[.G72];[.$E72]&lt;&gt;[.$K72]);-1;0))" office:value-type="float" office:value="-1" calcext:value-type="float">
            <text:p>-1</text:p>
          </table:table-cell>
          <table:table-cell table:formula="of:=IF(AND([.$E72]=[.H72];[.$E72]=[.$K72]);1;IF(AND([.$E72]=[.H72];[.$E72]&lt;&gt;[.$K72]);-1;0))" office:value-type="float" office:value="-1" calcext:value-type="float">
            <text:p>-1</text:p>
          </table:table-cell>
          <table:table-cell table:formula="of:=IF(AND([.$E72]=[.I72];[.$E72]=[.$K72]);1;IF(AND([.$E72]=[.I72];[.$E72]&lt;&gt;[.$K72]);-1;0))" office:value-type="float" office:value="-1" calcext:value-type="float">
            <text:p>-1</text:p>
          </table:table-cell>
          <table:table-cell table:formula="of:=SUM([.AJ72:.AM72])/4" office:value-type="float" office:value="-0.75" calcext:value-type="float">
            <text:p>-0.75</text:p>
          </table:table-cell>
          <table:table-cell/>
          <table:table-cell table:formula="of:=IF(AND([.$F72]=[.G72];[.$F72]=[.$K72]);1;IF(AND([.$F72]=[.G72];[.$F72]&lt;&gt;[.$K72]);-1;0))" office:value-type="float" office:value="0" calcext:value-type="float">
            <text:p>0</text:p>
          </table:table-cell>
          <table:table-cell table:formula="of:=IF(AND([.$F72]=[.H72];[.$F72]=[.$K72]);1;IF(AND([.$F72]=[.H72];[.$F72]&lt;&gt;[.$K72]);-1;0))" office:value-type="float" office:value="0" calcext:value-type="float">
            <text:p>0</text:p>
          </table:table-cell>
          <table:table-cell table:formula="of:=IF(AND([.$F72]=[.I72];[.$F72]=[.$K72]);1;IF(AND([.$F72]=[.I72];[.$F72]&lt;&gt;[.$K72]);-1;0))" office:value-type="float" office:value="0" calcext:value-type="float">
            <text:p>0</text:p>
          </table:table-cell>
          <table:table-cell table:formula="of:=SUM([.AP72:.AR72])/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rontendhappyhour.com</text:p>
          </table:table-cell>
          <table:table-cell office:value-type="string" calcext:value-type="string">
            <text:p>NEWS</text:p>
          </table:table-cell>
          <table:table-cell table:number-columns-repeated="6" office:value-type="string" calcext:value-type="string">
            <text:p>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S</text:p>
          </table:table-cell>
          <table:table-cell table:formula="of:=IF([.$K73]=[.C73];1;0)" office:value-type="float" office:value="1" calcext:value-type="float">
            <text:p>1</text:p>
          </table:table-cell>
          <table:table-cell table:formula="of:=IF([.$K73]=[.D73];1;0)" office:value-type="float" office:value="0" calcext:value-type="float">
            <text:p>0</text:p>
          </table:table-cell>
          <table:table-cell table:formula="of:=IF([.$K73]=[.E73];1;0)" office:value-type="float" office:value="0" calcext:value-type="float">
            <text:p>0</text:p>
          </table:table-cell>
          <table:table-cell table:formula="of:=IF([.$K73]=[.F73];1;0)" office:value-type="float" office:value="0" calcext:value-type="float">
            <text:p>0</text:p>
          </table:table-cell>
          <table:table-cell table:formula="of:=IF([.$K73]=[.G73];1;0)" office:value-type="float" office:value="0" calcext:value-type="float">
            <text:p>0</text:p>
          </table:table-cell>
          <table:table-cell table:formula="of:=IF([.$K73]=[.H73];1;0)" office:value-type="float" office:value="0" calcext:value-type="float">
            <text:p>0</text:p>
          </table:table-cell>
          <table:table-cell table:formula="of:=IF([.$K73]=[.I73];1;0)" office:value-type="float" office:value="0" calcext:value-type="float">
            <text:p>0</text:p>
          </table:table-cell>
          <table:table-cell table:style-name="ce1" table:formula="of:=SUM([.L73:.R73])/7" office:value-type="float" office:value="0.142857142857143" calcext:value-type="float">
            <text:p>0.14</text:p>
          </table:table-cell>
          <table:table-cell/>
          <table:table-cell table:formula="of:=IF(AND([.$C73]=[.D73];[.$C73]=[.$K73]);1;IF(AND([.$C73]=[.D73];[.$C73]&lt;&gt;[.$K73]);-1;0))" office:value-type="float" office:value="0" calcext:value-type="float">
            <text:p>0</text:p>
          </table:table-cell>
          <table:table-cell table:formula="of:=IF(AND([.$C73]=[.E73];[.$C73]=[.$K73]);1;IF(AND([.$C73]=[.E73];[.$C73]&lt;&gt;[.$K73]);-1;0))" office:value-type="float" office:value="0" calcext:value-type="float">
            <text:p>0</text:p>
          </table:table-cell>
          <table:table-cell table:formula="of:=IF(AND([.$C73]=[.F73];[.$C73]=[.$K73]);1;IF(AND([.$C73]=[.F73];[.$C73]&lt;&gt;[.$K73]);-1;0))" office:value-type="float" office:value="0" calcext:value-type="float">
            <text:p>0</text:p>
          </table:table-cell>
          <table:table-cell table:formula="of:=IF(AND([.$C73]=[.G73];[.$C73]=[.$K73]);1;IF(AND([.$C73]=[.G73];[.$C73]&lt;&gt;[.$K73]);-1;0))" office:value-type="float" office:value="0" calcext:value-type="float">
            <text:p>0</text:p>
          </table:table-cell>
          <table:table-cell table:formula="of:=IF(AND([.$C73]=[.H73];[.$C73]=[.$K73]);1;IF(AND([.$C73]=[.H73];[.$C73]&lt;&gt;[.$K73]);-1;0))" office:value-type="float" office:value="0" calcext:value-type="float">
            <text:p>0</text:p>
          </table:table-cell>
          <table:table-cell table:formula="of:=IF(AND([.$C73]=[.I73];[.$C73]=[.$K73]);1;IF(AND([.$C73]=[.I73];[.$C73]&lt;&gt;[.$K73]);-1;0))" office:value-type="float" office:value="0" calcext:value-type="float">
            <text:p>0</text:p>
          </table:table-cell>
          <table:table-cell table:formula="of:=SUM([.U73:.Z73])/6" office:value-type="float" office:value="0" calcext:value-type="float">
            <text:p>0.00</text:p>
          </table:table-cell>
          <table:table-cell/>
          <table:table-cell table:formula="of:=IF(AND([.$D73]=[.E73];[.$D73]=[.$K73]);1;IF(AND([.$D73]=[.E73];[.$D73]&lt;&gt;[.$K73]);-1;0))" office:value-type="float" office:value="-1" calcext:value-type="float">
            <text:p>-1</text:p>
          </table:table-cell>
          <table:table-cell table:formula="of:=IF(AND([.$D73]=[.F73];[.$D73]=[.$K73]);1;IF(AND([.$D73]=[.F73];[.$D73]&lt;&gt;[.$K73]);-1;0))" office:value-type="float" office:value="-1" calcext:value-type="float">
            <text:p>-1</text:p>
          </table:table-cell>
          <table:table-cell table:formula="of:=IF(AND([.$D73]=[.G73];[.$D73]=[.$K73]);1;IF(AND([.$D73]=[.G73];[.$D73]&lt;&gt;[.$K73]);-1;0))" office:value-type="float" office:value="-1" calcext:value-type="float">
            <text:p>-1</text:p>
          </table:table-cell>
          <table:table-cell table:formula="of:=IF(AND([.$D73]=[.H73];[.$D73]=[.$K73]);1;IF(AND([.$D73]=[.H73];[.$D73]&lt;&gt;[.$K73]);-1;0))" office:value-type="float" office:value="-1" calcext:value-type="float">
            <text:p>-1</text:p>
          </table:table-cell>
          <table:table-cell table:formula="of:=IF(AND([.$D73]=[.I73];[.$D73]=[.$K73]);1;IF(AND([.$D73]=[.I73];[.$D73]&lt;&gt;[.$K73]);-1;0))" office:value-type="float" office:value="-1" calcext:value-type="float">
            <text:p>-1</text:p>
          </table:table-cell>
          <table:table-cell table:formula="of:=SUM([.AC73:.AG73])/5" office:value-type="float" office:value="-1" calcext:value-type="float">
            <text:p>-1.00</text:p>
          </table:table-cell>
          <table:table-cell/>
          <table:table-cell table:formula="of:=IF(AND([.$E73]=[.F73];[.$E73]=[.$K73]);1;IF(AND([.$E73]=[.F73];[.$E73]&lt;&gt;[.$K73]);-1;0))" office:value-type="float" office:value="-1" calcext:value-type="float">
            <text:p>-1</text:p>
          </table:table-cell>
          <table:table-cell table:formula="of:=IF(AND([.$E73]=[.G73];[.$E73]=[.$K73]);1;IF(AND([.$E73]=[.G73];[.$E73]&lt;&gt;[.$K73]);-1;0))" office:value-type="float" office:value="-1" calcext:value-type="float">
            <text:p>-1</text:p>
          </table:table-cell>
          <table:table-cell table:formula="of:=IF(AND([.$E73]=[.H73];[.$E73]=[.$K73]);1;IF(AND([.$E73]=[.H73];[.$E73]&lt;&gt;[.$K73]);-1;0))" office:value-type="float" office:value="-1" calcext:value-type="float">
            <text:p>-1</text:p>
          </table:table-cell>
          <table:table-cell table:formula="of:=IF(AND([.$E73]=[.I73];[.$E73]=[.$K73]);1;IF(AND([.$E73]=[.I73];[.$E73]&lt;&gt;[.$K73]);-1;0))" office:value-type="float" office:value="-1" calcext:value-type="float">
            <text:p>-1</text:p>
          </table:table-cell>
          <table:table-cell table:formula="of:=SUM([.AJ73:.AM73])/4" office:value-type="float" office:value="-1" calcext:value-type="float">
            <text:p>-1.00</text:p>
          </table:table-cell>
          <table:table-cell/>
          <table:table-cell table:formula="of:=IF(AND([.$F73]=[.G73];[.$F73]=[.$K73]);1;IF(AND([.$F73]=[.G73];[.$F73]&lt;&gt;[.$K73]);-1;0))" office:value-type="float" office:value="-1" calcext:value-type="float">
            <text:p>-1</text:p>
          </table:table-cell>
          <table:table-cell table:formula="of:=IF(AND([.$F73]=[.H73];[.$F73]=[.$K73]);1;IF(AND([.$F73]=[.H73];[.$F73]&lt;&gt;[.$K73]);-1;0))" office:value-type="float" office:value="-1" calcext:value-type="float">
            <text:p>-1</text:p>
          </table:table-cell>
          <table:table-cell table:formula="of:=IF(AND([.$F73]=[.I73];[.$F73]=[.$K73]);1;IF(AND([.$F73]=[.I73];[.$F73]&lt;&gt;[.$K73]);-1;0))" office:value-type="float" office:value="-1" calcext:value-type="float">
            <text:p>-1</text:p>
          </table:table-cell>
          <table:table-cell table:formula="of:=SUM([.AP73:.AR73])/3" office:value-type="float" office:value="-1" calcext:value-type="float">
            <text:p>-1.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ww.orl.bc.ca</text:p>
          </table:table-cell>
          <table:table-cell table:number-columns-repeated="2" office:value-type="string" calcext:value-type="string">
            <text:p>REPL</text:p>
          </table:table-cell>
          <table:table-cell table:number-columns-repeated="4" office:value-type="string" calcext:value-type="string">
            <text:p>PACKAGE</text:p>
          </table:table-cell>
          <table:table-cell office:value-type="string" calcext:value-type="string">
            <text:p>RE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INESS</text:p>
          </table:table-cell>
          <table:table-cell table:formula="of:=IF([.$K74]=[.C74];1;0)" office:value-type="float" office:value="0" calcext:value-type="float">
            <text:p>0</text:p>
          </table:table-cell>
          <table:table-cell table:formula="of:=IF([.$K74]=[.D74];1;0)" office:value-type="float" office:value="0" calcext:value-type="float">
            <text:p>0</text:p>
          </table:table-cell>
          <table:table-cell table:formula="of:=IF([.$K74]=[.E74];1;0)" office:value-type="float" office:value="0" calcext:value-type="float">
            <text:p>0</text:p>
          </table:table-cell>
          <table:table-cell table:formula="of:=IF([.$K74]=[.F74];1;0)" office:value-type="float" office:value="0" calcext:value-type="float">
            <text:p>0</text:p>
          </table:table-cell>
          <table:table-cell table:formula="of:=IF([.$K74]=[.G74];1;0)" office:value-type="float" office:value="0" calcext:value-type="float">
            <text:p>0</text:p>
          </table:table-cell>
          <table:table-cell table:formula="of:=IF([.$K74]=[.H74];1;0)" office:value-type="float" office:value="0" calcext:value-type="float">
            <text:p>0</text:p>
          </table:table-cell>
          <table:table-cell table:formula="of:=IF([.$K74]=[.I74];1;0)" office:value-type="float" office:value="0" calcext:value-type="float">
            <text:p>0</text:p>
          </table:table-cell>
          <table:table-cell table:style-name="ce1" table:formula="of:=SUM([.L74:.R74])/7" office:value-type="float" office:value="0" calcext:value-type="float">
            <text:p>0.00</text:p>
          </table:table-cell>
          <table:table-cell/>
          <table:table-cell table:formula="of:=IF(AND([.$C74]=[.D74];[.$C74]=[.$K74]);1;IF(AND([.$C74]=[.D74];[.$C74]&lt;&gt;[.$K74]);-1;0))" office:value-type="float" office:value="-1" calcext:value-type="float">
            <text:p>-1</text:p>
          </table:table-cell>
          <table:table-cell table:formula="of:=IF(AND([.$C74]=[.E74];[.$C74]=[.$K74]);1;IF(AND([.$C74]=[.E74];[.$C74]&lt;&gt;[.$K74]);-1;0))" office:value-type="float" office:value="0" calcext:value-type="float">
            <text:p>0</text:p>
          </table:table-cell>
          <table:table-cell table:formula="of:=IF(AND([.$C74]=[.F74];[.$C74]=[.$K74]);1;IF(AND([.$C74]=[.F74];[.$C74]&lt;&gt;[.$K74]);-1;0))" office:value-type="float" office:value="0" calcext:value-type="float">
            <text:p>0</text:p>
          </table:table-cell>
          <table:table-cell table:formula="of:=IF(AND([.$C74]=[.G74];[.$C74]=[.$K74]);1;IF(AND([.$C74]=[.G74];[.$C74]&lt;&gt;[.$K74]);-1;0))" office:value-type="float" office:value="0" calcext:value-type="float">
            <text:p>0</text:p>
          </table:table-cell>
          <table:table-cell table:formula="of:=IF(AND([.$C74]=[.H74];[.$C74]=[.$K74]);1;IF(AND([.$C74]=[.H74];[.$C74]&lt;&gt;[.$K74]);-1;0))" office:value-type="float" office:value="0" calcext:value-type="float">
            <text:p>0</text:p>
          </table:table-cell>
          <table:table-cell table:formula="of:=IF(AND([.$C74]=[.I74];[.$C74]=[.$K74]);1;IF(AND([.$C74]=[.I74];[.$C74]&lt;&gt;[.$K74]);-1;0))" office:value-type="float" office:value="-1" calcext:value-type="float">
            <text:p>-1</text:p>
          </table:table-cell>
          <table:table-cell table:formula="of:=SUM([.U74:.Z74])/6" office:value-type="float" office:value="-0.333333333333333" calcext:value-type="float">
            <text:p>-0.33</text:p>
          </table:table-cell>
          <table:table-cell/>
          <table:table-cell table:formula="of:=IF(AND([.$D74]=[.E74];[.$D74]=[.$K74]);1;IF(AND([.$D74]=[.E74];[.$D74]&lt;&gt;[.$K74]);-1;0))" office:value-type="float" office:value="0" calcext:value-type="float">
            <text:p>0</text:p>
          </table:table-cell>
          <table:table-cell table:formula="of:=IF(AND([.$D74]=[.F74];[.$D74]=[.$K74]);1;IF(AND([.$D74]=[.F74];[.$D74]&lt;&gt;[.$K74]);-1;0))" office:value-type="float" office:value="0" calcext:value-type="float">
            <text:p>0</text:p>
          </table:table-cell>
          <table:table-cell table:formula="of:=IF(AND([.$D74]=[.G74];[.$D74]=[.$K74]);1;IF(AND([.$D74]=[.G74];[.$D74]&lt;&gt;[.$K74]);-1;0))" office:value-type="float" office:value="0" calcext:value-type="float">
            <text:p>0</text:p>
          </table:table-cell>
          <table:table-cell table:formula="of:=IF(AND([.$D74]=[.H74];[.$D74]=[.$K74]);1;IF(AND([.$D74]=[.H74];[.$D74]&lt;&gt;[.$K74]);-1;0))" office:value-type="float" office:value="0" calcext:value-type="float">
            <text:p>0</text:p>
          </table:table-cell>
          <table:table-cell table:formula="of:=IF(AND([.$D74]=[.I74];[.$D74]=[.$K74]);1;IF(AND([.$D74]=[.I74];[.$D74]&lt;&gt;[.$K74]);-1;0))" office:value-type="float" office:value="-1" calcext:value-type="float">
            <text:p>-1</text:p>
          </table:table-cell>
          <table:table-cell table:formula="of:=SUM([.AC74:.AG74])/5" office:value-type="float" office:value="-0.2" calcext:value-type="float">
            <text:p>-0.20</text:p>
          </table:table-cell>
          <table:table-cell/>
          <table:table-cell table:formula="of:=IF(AND([.$E74]=[.F74];[.$E74]=[.$K74]);1;IF(AND([.$E74]=[.F74];[.$E74]&lt;&gt;[.$K74]);-1;0))" office:value-type="float" office:value="-1" calcext:value-type="float">
            <text:p>-1</text:p>
          </table:table-cell>
          <table:table-cell table:formula="of:=IF(AND([.$E74]=[.G74];[.$E74]=[.$K74]);1;IF(AND([.$E74]=[.G74];[.$E74]&lt;&gt;[.$K74]);-1;0))" office:value-type="float" office:value="-1" calcext:value-type="float">
            <text:p>-1</text:p>
          </table:table-cell>
          <table:table-cell table:formula="of:=IF(AND([.$E74]=[.H74];[.$E74]=[.$K74]);1;IF(AND([.$E74]=[.H74];[.$E74]&lt;&gt;[.$K74]);-1;0))" office:value-type="float" office:value="-1" calcext:value-type="float">
            <text:p>-1</text:p>
          </table:table-cell>
          <table:table-cell table:formula="of:=IF(AND([.$E74]=[.I74];[.$E74]=[.$K74]);1;IF(AND([.$E74]=[.I74];[.$E74]&lt;&gt;[.$K74]);-1;0))" office:value-type="float" office:value="0" calcext:value-type="float">
            <text:p>0</text:p>
          </table:table-cell>
          <table:table-cell table:formula="of:=SUM([.AJ74:.AM74])/4" office:value-type="float" office:value="-0.75" calcext:value-type="float">
            <text:p>-0.75</text:p>
          </table:table-cell>
          <table:table-cell/>
          <table:table-cell table:formula="of:=IF(AND([.$F74]=[.G74];[.$F74]=[.$K74]);1;IF(AND([.$F74]=[.G74];[.$F74]&lt;&gt;[.$K74]);-1;0))" office:value-type="float" office:value="-1" calcext:value-type="float">
            <text:p>-1</text:p>
          </table:table-cell>
          <table:table-cell table:formula="of:=IF(AND([.$F74]=[.H74];[.$F74]=[.$K74]);1;IF(AND([.$F74]=[.H74];[.$F74]&lt;&gt;[.$K74]);-1;0))" office:value-type="float" office:value="-1" calcext:value-type="float">
            <text:p>-1</text:p>
          </table:table-cell>
          <table:table-cell table:formula="of:=IF(AND([.$F74]=[.I74];[.$F74]=[.$K74]);1;IF(AND([.$F74]=[.I74];[.$F74]&lt;&gt;[.$K74]);-1;0))" office:value-type="float" office:value="0" calcext:value-type="float">
            <text:p>0</text:p>
          </table:table-cell>
          <table:table-cell table:formula="of:=SUM([.AP74:.AR74])/3" office:value-type="float" office:value="-0.666666666666667" calcext:value-type="float">
            <text:p>-0.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ebfieldmanual.com</text:p>
          </table:table-cell>
          <table:table-cell table:number-columns-repeated="7"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S</text:p>
          </table:table-cell>
          <table:table-cell table:formula="of:=IF([.$K75]=[.C75];1;0)" office:value-type="float" office:value="1" calcext:value-type="float">
            <text:p>1</text:p>
          </table:table-cell>
          <table:table-cell table:formula="of:=IF([.$K75]=[.D75];1;0)" office:value-type="float" office:value="1" calcext:value-type="float">
            <text:p>1</text:p>
          </table:table-cell>
          <table:table-cell table:formula="of:=IF([.$K75]=[.E75];1;0)" office:value-type="float" office:value="1" calcext:value-type="float">
            <text:p>1</text:p>
          </table:table-cell>
          <table:table-cell table:formula="of:=IF([.$K75]=[.F75];1;0)" office:value-type="float" office:value="1" calcext:value-type="float">
            <text:p>1</text:p>
          </table:table-cell>
          <table:table-cell table:formula="of:=IF([.$K75]=[.G75];1;0)" office:value-type="float" office:value="1" calcext:value-type="float">
            <text:p>1</text:p>
          </table:table-cell>
          <table:table-cell table:formula="of:=IF([.$K75]=[.H75];1;0)" office:value-type="float" office:value="1" calcext:value-type="float">
            <text:p>1</text:p>
          </table:table-cell>
          <table:table-cell table:formula="of:=IF([.$K75]=[.I75];1;0)" office:value-type="float" office:value="1" calcext:value-type="float">
            <text:p>1</text:p>
          </table:table-cell>
          <table:table-cell table:style-name="ce1" table:formula="of:=SUM([.L75:.R75])/7" office:value-type="float" office:value="1" calcext:value-type="float">
            <text:p>1.00</text:p>
          </table:table-cell>
          <table:table-cell/>
          <table:table-cell table:formula="of:=IF(AND([.$C75]=[.D75];[.$C75]=[.$K75]);1;IF(AND([.$C75]=[.D75];[.$C75]&lt;&gt;[.$K75]);-1;0))" office:value-type="float" office:value="1" calcext:value-type="float">
            <text:p>1</text:p>
          </table:table-cell>
          <table:table-cell table:formula="of:=IF(AND([.$C75]=[.E75];[.$C75]=[.$K75]);1;IF(AND([.$C75]=[.E75];[.$C75]&lt;&gt;[.$K75]);-1;0))" office:value-type="float" office:value="1" calcext:value-type="float">
            <text:p>1</text:p>
          </table:table-cell>
          <table:table-cell table:formula="of:=IF(AND([.$C75]=[.F75];[.$C75]=[.$K75]);1;IF(AND([.$C75]=[.F75];[.$C75]&lt;&gt;[.$K75]);-1;0))" office:value-type="float" office:value="1" calcext:value-type="float">
            <text:p>1</text:p>
          </table:table-cell>
          <table:table-cell table:formula="of:=IF(AND([.$C75]=[.G75];[.$C75]=[.$K75]);1;IF(AND([.$C75]=[.G75];[.$C75]&lt;&gt;[.$K75]);-1;0))" office:value-type="float" office:value="1" calcext:value-type="float">
            <text:p>1</text:p>
          </table:table-cell>
          <table:table-cell table:formula="of:=IF(AND([.$C75]=[.H75];[.$C75]=[.$K75]);1;IF(AND([.$C75]=[.H75];[.$C75]&lt;&gt;[.$K75]);-1;0))" office:value-type="float" office:value="1" calcext:value-type="float">
            <text:p>1</text:p>
          </table:table-cell>
          <table:table-cell table:formula="of:=IF(AND([.$C75]=[.I75];[.$C75]=[.$K75]);1;IF(AND([.$C75]=[.I75];[.$C75]&lt;&gt;[.$K75]);-1;0))" office:value-type="float" office:value="1" calcext:value-type="float">
            <text:p>1</text:p>
          </table:table-cell>
          <table:table-cell table:formula="of:=SUM([.U75:.Z75])/6" office:value-type="float" office:value="1" calcext:value-type="float">
            <text:p>1.00</text:p>
          </table:table-cell>
          <table:table-cell/>
          <table:table-cell table:formula="of:=IF(AND([.$D75]=[.E75];[.$D75]=[.$K75]);1;IF(AND([.$D75]=[.E75];[.$D75]&lt;&gt;[.$K75]);-1;0))" office:value-type="float" office:value="1" calcext:value-type="float">
            <text:p>1</text:p>
          </table:table-cell>
          <table:table-cell table:formula="of:=IF(AND([.$D75]=[.F75];[.$D75]=[.$K75]);1;IF(AND([.$D75]=[.F75];[.$D75]&lt;&gt;[.$K75]);-1;0))" office:value-type="float" office:value="1" calcext:value-type="float">
            <text:p>1</text:p>
          </table:table-cell>
          <table:table-cell table:formula="of:=IF(AND([.$D75]=[.G75];[.$D75]=[.$K75]);1;IF(AND([.$D75]=[.G75];[.$D75]&lt;&gt;[.$K75]);-1;0))" office:value-type="float" office:value="1" calcext:value-type="float">
            <text:p>1</text:p>
          </table:table-cell>
          <table:table-cell table:formula="of:=IF(AND([.$D75]=[.H75];[.$D75]=[.$K75]);1;IF(AND([.$D75]=[.H75];[.$D75]&lt;&gt;[.$K75]);-1;0))" office:value-type="float" office:value="1" calcext:value-type="float">
            <text:p>1</text:p>
          </table:table-cell>
          <table:table-cell table:formula="of:=IF(AND([.$D75]=[.I75];[.$D75]=[.$K75]);1;IF(AND([.$D75]=[.I75];[.$D75]&lt;&gt;[.$K75]);-1;0))" office:value-type="float" office:value="1" calcext:value-type="float">
            <text:p>1</text:p>
          </table:table-cell>
          <table:table-cell table:formula="of:=SUM([.AC75:.AG75])/5" office:value-type="float" office:value="1" calcext:value-type="float">
            <text:p>1.00</text:p>
          </table:table-cell>
          <table:table-cell/>
          <table:table-cell table:formula="of:=IF(AND([.$E75]=[.F75];[.$E75]=[.$K75]);1;IF(AND([.$E75]=[.F75];[.$E75]&lt;&gt;[.$K75]);-1;0))" office:value-type="float" office:value="1" calcext:value-type="float">
            <text:p>1</text:p>
          </table:table-cell>
          <table:table-cell table:formula="of:=IF(AND([.$E75]=[.G75];[.$E75]=[.$K75]);1;IF(AND([.$E75]=[.G75];[.$E75]&lt;&gt;[.$K75]);-1;0))" office:value-type="float" office:value="1" calcext:value-type="float">
            <text:p>1</text:p>
          </table:table-cell>
          <table:table-cell table:formula="of:=IF(AND([.$E75]=[.H75];[.$E75]=[.$K75]);1;IF(AND([.$E75]=[.H75];[.$E75]&lt;&gt;[.$K75]);-1;0))" office:value-type="float" office:value="1" calcext:value-type="float">
            <text:p>1</text:p>
          </table:table-cell>
          <table:table-cell table:formula="of:=IF(AND([.$E75]=[.I75];[.$E75]=[.$K75]);1;IF(AND([.$E75]=[.I75];[.$E75]&lt;&gt;[.$K75]);-1;0))" office:value-type="float" office:value="1" calcext:value-type="float">
            <text:p>1</text:p>
          </table:table-cell>
          <table:table-cell table:formula="of:=SUM([.AJ75:.AM75])/4" office:value-type="float" office:value="1" calcext:value-type="float">
            <text:p>1.00</text:p>
          </table:table-cell>
          <table:table-cell/>
          <table:table-cell table:formula="of:=IF(AND([.$F75]=[.G75];[.$F75]=[.$K75]);1;IF(AND([.$F75]=[.G75];[.$F75]&lt;&gt;[.$K75]);-1;0))" office:value-type="float" office:value="1" calcext:value-type="float">
            <text:p>1</text:p>
          </table:table-cell>
          <table:table-cell table:formula="of:=IF(AND([.$F75]=[.H75];[.$F75]=[.$K75]);1;IF(AND([.$F75]=[.H75];[.$F75]&lt;&gt;[.$K75]);-1;0))" office:value-type="float" office:value="1" calcext:value-type="float">
            <text:p>1</text:p>
          </table:table-cell>
          <table:table-cell table:formula="of:=IF(AND([.$F75]=[.I75];[.$F75]=[.$K75]);1;IF(AND([.$F75]=[.I75];[.$F75]&lt;&gt;[.$K75]);-1;0))" office:value-type="float" office:value="1" calcext:value-type="float">
            <text:p>1</text:p>
          </table:table-cell>
          <table:table-cell table:formula="of:=SUM([.AP75:.AR75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ots.duolingo.com</text:p>
          </table:table-cell>
          <table:table-cell table:number-columns-repeated="2" office:value-type="string" calcext:value-type="string">
            <text:p>TRAINING</text:p>
          </table:table-cell>
          <table:table-cell office:value-type="string" calcext:value-type="string">
            <text:p>PACKAGE</text:p>
          </table:table-cell>
          <table:table-cell table:number-columns-repeated="3" office:value-type="string" calcext:value-type="string">
            <text:p>TRAINING</text:p>
          </table:table-cell>
          <table:table-cell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ING</text:p>
          </table:table-cell>
          <table:table-cell table:formula="of:=IF([.$K76]=[.C76];1;0)" office:value-type="float" office:value="1" calcext:value-type="float">
            <text:p>1</text:p>
          </table:table-cell>
          <table:table-cell table:formula="of:=IF([.$K76]=[.D76];1;0)" office:value-type="float" office:value="1" calcext:value-type="float">
            <text:p>1</text:p>
          </table:table-cell>
          <table:table-cell table:formula="of:=IF([.$K76]=[.E76];1;0)" office:value-type="float" office:value="0" calcext:value-type="float">
            <text:p>0</text:p>
          </table:table-cell>
          <table:table-cell table:formula="of:=IF([.$K76]=[.F76];1;0)" office:value-type="float" office:value="1" calcext:value-type="float">
            <text:p>1</text:p>
          </table:table-cell>
          <table:table-cell table:formula="of:=IF([.$K76]=[.G76];1;0)" office:value-type="float" office:value="1" calcext:value-type="float">
            <text:p>1</text:p>
          </table:table-cell>
          <table:table-cell table:formula="of:=IF([.$K76]=[.H76];1;0)" office:value-type="float" office:value="1" calcext:value-type="float">
            <text:p>1</text:p>
          </table:table-cell>
          <table:table-cell table:formula="of:=IF([.$K76]=[.I76];1;0)" office:value-type="float" office:value="0" calcext:value-type="float">
            <text:p>0</text:p>
          </table:table-cell>
          <table:table-cell table:style-name="ce1" table:formula="of:=SUM([.L76:.R76])/7" office:value-type="float" office:value="0.714285714285714" calcext:value-type="float">
            <text:p>0.71</text:p>
          </table:table-cell>
          <table:table-cell/>
          <table:table-cell table:formula="of:=IF(AND([.$C76]=[.D76];[.$C76]=[.$K76]);1;IF(AND([.$C76]=[.D76];[.$C76]&lt;&gt;[.$K76]);-1;0))" office:value-type="float" office:value="1" calcext:value-type="float">
            <text:p>1</text:p>
          </table:table-cell>
          <table:table-cell table:formula="of:=IF(AND([.$C76]=[.E76];[.$C76]=[.$K76]);1;IF(AND([.$C76]=[.E76];[.$C76]&lt;&gt;[.$K76]);-1;0))" office:value-type="float" office:value="0" calcext:value-type="float">
            <text:p>0</text:p>
          </table:table-cell>
          <table:table-cell table:formula="of:=IF(AND([.$C76]=[.F76];[.$C76]=[.$K76]);1;IF(AND([.$C76]=[.F76];[.$C76]&lt;&gt;[.$K76]);-1;0))" office:value-type="float" office:value="1" calcext:value-type="float">
            <text:p>1</text:p>
          </table:table-cell>
          <table:table-cell table:formula="of:=IF(AND([.$C76]=[.G76];[.$C76]=[.$K76]);1;IF(AND([.$C76]=[.G76];[.$C76]&lt;&gt;[.$K76]);-1;0))" office:value-type="float" office:value="1" calcext:value-type="float">
            <text:p>1</text:p>
          </table:table-cell>
          <table:table-cell table:formula="of:=IF(AND([.$C76]=[.H76];[.$C76]=[.$K76]);1;IF(AND([.$C76]=[.H76];[.$C76]&lt;&gt;[.$K76]);-1;0))" office:value-type="float" office:value="1" calcext:value-type="float">
            <text:p>1</text:p>
          </table:table-cell>
          <table:table-cell table:formula="of:=IF(AND([.$C76]=[.I76];[.$C76]=[.$K76]);1;IF(AND([.$C76]=[.I76];[.$C76]&lt;&gt;[.$K76]);-1;0))" office:value-type="float" office:value="0" calcext:value-type="float">
            <text:p>0</text:p>
          </table:table-cell>
          <table:table-cell table:formula="of:=SUM([.U76:.Z76])/6" office:value-type="float" office:value="0.666666666666667" calcext:value-type="float">
            <text:p>0.67</text:p>
          </table:table-cell>
          <table:table-cell/>
          <table:table-cell table:formula="of:=IF(AND([.$D76]=[.E76];[.$D76]=[.$K76]);1;IF(AND([.$D76]=[.E76];[.$D76]&lt;&gt;[.$K76]);-1;0))" office:value-type="float" office:value="0" calcext:value-type="float">
            <text:p>0</text:p>
          </table:table-cell>
          <table:table-cell table:formula="of:=IF(AND([.$D76]=[.F76];[.$D76]=[.$K76]);1;IF(AND([.$D76]=[.F76];[.$D76]&lt;&gt;[.$K76]);-1;0))" office:value-type="float" office:value="1" calcext:value-type="float">
            <text:p>1</text:p>
          </table:table-cell>
          <table:table-cell table:formula="of:=IF(AND([.$D76]=[.G76];[.$D76]=[.$K76]);1;IF(AND([.$D76]=[.G76];[.$D76]&lt;&gt;[.$K76]);-1;0))" office:value-type="float" office:value="1" calcext:value-type="float">
            <text:p>1</text:p>
          </table:table-cell>
          <table:table-cell table:formula="of:=IF(AND([.$D76]=[.H76];[.$D76]=[.$K76]);1;IF(AND([.$D76]=[.H76];[.$D76]&lt;&gt;[.$K76]);-1;0))" office:value-type="float" office:value="1" calcext:value-type="float">
            <text:p>1</text:p>
          </table:table-cell>
          <table:table-cell table:formula="of:=IF(AND([.$D76]=[.I76];[.$D76]=[.$K76]);1;IF(AND([.$D76]=[.I76];[.$D76]&lt;&gt;[.$K76]);-1;0))" office:value-type="float" office:value="0" calcext:value-type="float">
            <text:p>0</text:p>
          </table:table-cell>
          <table:table-cell table:formula="of:=SUM([.AC76:.AG76])/5" office:value-type="float" office:value="0.6" calcext:value-type="float">
            <text:p>0.60</text:p>
          </table:table-cell>
          <table:table-cell/>
          <table:table-cell table:formula="of:=IF(AND([.$E76]=[.F76];[.$E76]=[.$K76]);1;IF(AND([.$E76]=[.F76];[.$E76]&lt;&gt;[.$K76]);-1;0))" office:value-type="float" office:value="0" calcext:value-type="float">
            <text:p>0</text:p>
          </table:table-cell>
          <table:table-cell table:formula="of:=IF(AND([.$E76]=[.G76];[.$E76]=[.$K76]);1;IF(AND([.$E76]=[.G76];[.$E76]&lt;&gt;[.$K76]);-1;0))" office:value-type="float" office:value="0" calcext:value-type="float">
            <text:p>0</text:p>
          </table:table-cell>
          <table:table-cell table:formula="of:=IF(AND([.$E76]=[.H76];[.$E76]=[.$K76]);1;IF(AND([.$E76]=[.H76];[.$E76]&lt;&gt;[.$K76]);-1;0))" office:value-type="float" office:value="0" calcext:value-type="float">
            <text:p>0</text:p>
          </table:table-cell>
          <table:table-cell table:formula="of:=IF(AND([.$E76]=[.I76];[.$E76]=[.$K76]);1;IF(AND([.$E76]=[.I76];[.$E76]&lt;&gt;[.$K76]);-1;0))" office:value-type="float" office:value="-1" calcext:value-type="float">
            <text:p>-1</text:p>
          </table:table-cell>
          <table:table-cell table:formula="of:=SUM([.AJ76:.AM76])/4" office:value-type="float" office:value="-0.25" calcext:value-type="float">
            <text:p>-0.25</text:p>
          </table:table-cell>
          <table:table-cell/>
          <table:table-cell table:formula="of:=IF(AND([.$F76]=[.G76];[.$F76]=[.$K76]);1;IF(AND([.$F76]=[.G76];[.$F76]&lt;&gt;[.$K76]);-1;0))" office:value-type="float" office:value="1" calcext:value-type="float">
            <text:p>1</text:p>
          </table:table-cell>
          <table:table-cell table:formula="of:=IF(AND([.$F76]=[.H76];[.$F76]=[.$K76]);1;IF(AND([.$F76]=[.H76];[.$F76]&lt;&gt;[.$K76]);-1;0))" office:value-type="float" office:value="1" calcext:value-type="float">
            <text:p>1</text:p>
          </table:table-cell>
          <table:table-cell table:formula="of:=IF(AND([.$F76]=[.I76];[.$F76]=[.$K76]);1;IF(AND([.$F76]=[.I76];[.$F76]&lt;&gt;[.$K76]);-1;0))" office:value-type="float" office:value="0" calcext:value-type="float">
            <text:p>0</text:p>
          </table:table-cell>
          <table:table-cell table:formula="of:=SUM([.AP76:.AR76])/3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ww.grabient.com</text:p>
          </table:table-cell>
          <table:table-cell table:number-columns-repeated="7"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S</text:p>
          </table:table-cell>
          <table:table-cell table:formula="of:=IF([.$K77]=[.C77];1;0)" office:value-type="float" office:value="1" calcext:value-type="float">
            <text:p>1</text:p>
          </table:table-cell>
          <table:table-cell table:formula="of:=IF([.$K77]=[.D77];1;0)" office:value-type="float" office:value="1" calcext:value-type="float">
            <text:p>1</text:p>
          </table:table-cell>
          <table:table-cell table:formula="of:=IF([.$K77]=[.E77];1;0)" office:value-type="float" office:value="1" calcext:value-type="float">
            <text:p>1</text:p>
          </table:table-cell>
          <table:table-cell table:formula="of:=IF([.$K77]=[.F77];1;0)" office:value-type="float" office:value="1" calcext:value-type="float">
            <text:p>1</text:p>
          </table:table-cell>
          <table:table-cell table:formula="of:=IF([.$K77]=[.G77];1;0)" office:value-type="float" office:value="1" calcext:value-type="float">
            <text:p>1</text:p>
          </table:table-cell>
          <table:table-cell table:formula="of:=IF([.$K77]=[.H77];1;0)" office:value-type="float" office:value="1" calcext:value-type="float">
            <text:p>1</text:p>
          </table:table-cell>
          <table:table-cell table:formula="of:=IF([.$K77]=[.I77];1;0)" office:value-type="float" office:value="1" calcext:value-type="float">
            <text:p>1</text:p>
          </table:table-cell>
          <table:table-cell table:style-name="ce1" table:formula="of:=SUM([.L77:.R77])/7" office:value-type="float" office:value="1" calcext:value-type="float">
            <text:p>1.00</text:p>
          </table:table-cell>
          <table:table-cell/>
          <table:table-cell table:formula="of:=IF(AND([.$C77]=[.D77];[.$C77]=[.$K77]);1;IF(AND([.$C77]=[.D77];[.$C77]&lt;&gt;[.$K77]);-1;0))" office:value-type="float" office:value="1" calcext:value-type="float">
            <text:p>1</text:p>
          </table:table-cell>
          <table:table-cell table:formula="of:=IF(AND([.$C77]=[.E77];[.$C77]=[.$K77]);1;IF(AND([.$C77]=[.E77];[.$C77]&lt;&gt;[.$K77]);-1;0))" office:value-type="float" office:value="1" calcext:value-type="float">
            <text:p>1</text:p>
          </table:table-cell>
          <table:table-cell table:formula="of:=IF(AND([.$C77]=[.F77];[.$C77]=[.$K77]);1;IF(AND([.$C77]=[.F77];[.$C77]&lt;&gt;[.$K77]);-1;0))" office:value-type="float" office:value="1" calcext:value-type="float">
            <text:p>1</text:p>
          </table:table-cell>
          <table:table-cell table:formula="of:=IF(AND([.$C77]=[.G77];[.$C77]=[.$K77]);1;IF(AND([.$C77]=[.G77];[.$C77]&lt;&gt;[.$K77]);-1;0))" office:value-type="float" office:value="1" calcext:value-type="float">
            <text:p>1</text:p>
          </table:table-cell>
          <table:table-cell table:formula="of:=IF(AND([.$C77]=[.H77];[.$C77]=[.$K77]);1;IF(AND([.$C77]=[.H77];[.$C77]&lt;&gt;[.$K77]);-1;0))" office:value-type="float" office:value="1" calcext:value-type="float">
            <text:p>1</text:p>
          </table:table-cell>
          <table:table-cell table:formula="of:=IF(AND([.$C77]=[.I77];[.$C77]=[.$K77]);1;IF(AND([.$C77]=[.I77];[.$C77]&lt;&gt;[.$K77]);-1;0))" office:value-type="float" office:value="1" calcext:value-type="float">
            <text:p>1</text:p>
          </table:table-cell>
          <table:table-cell table:formula="of:=SUM([.U77:.Z77])/6" office:value-type="float" office:value="1" calcext:value-type="float">
            <text:p>1.00</text:p>
          </table:table-cell>
          <table:table-cell/>
          <table:table-cell table:formula="of:=IF(AND([.$D77]=[.E77];[.$D77]=[.$K77]);1;IF(AND([.$D77]=[.E77];[.$D77]&lt;&gt;[.$K77]);-1;0))" office:value-type="float" office:value="1" calcext:value-type="float">
            <text:p>1</text:p>
          </table:table-cell>
          <table:table-cell table:formula="of:=IF(AND([.$D77]=[.F77];[.$D77]=[.$K77]);1;IF(AND([.$D77]=[.F77];[.$D77]&lt;&gt;[.$K77]);-1;0))" office:value-type="float" office:value="1" calcext:value-type="float">
            <text:p>1</text:p>
          </table:table-cell>
          <table:table-cell table:formula="of:=IF(AND([.$D77]=[.G77];[.$D77]=[.$K77]);1;IF(AND([.$D77]=[.G77];[.$D77]&lt;&gt;[.$K77]);-1;0))" office:value-type="float" office:value="1" calcext:value-type="float">
            <text:p>1</text:p>
          </table:table-cell>
          <table:table-cell table:formula="of:=IF(AND([.$D77]=[.H77];[.$D77]=[.$K77]);1;IF(AND([.$D77]=[.H77];[.$D77]&lt;&gt;[.$K77]);-1;0))" office:value-type="float" office:value="1" calcext:value-type="float">
            <text:p>1</text:p>
          </table:table-cell>
          <table:table-cell table:formula="of:=IF(AND([.$D77]=[.I77];[.$D77]=[.$K77]);1;IF(AND([.$D77]=[.I77];[.$D77]&lt;&gt;[.$K77]);-1;0))" office:value-type="float" office:value="1" calcext:value-type="float">
            <text:p>1</text:p>
          </table:table-cell>
          <table:table-cell table:formula="of:=SUM([.AC77:.AG77])/5" office:value-type="float" office:value="1" calcext:value-type="float">
            <text:p>1.00</text:p>
          </table:table-cell>
          <table:table-cell/>
          <table:table-cell table:formula="of:=IF(AND([.$E77]=[.F77];[.$E77]=[.$K77]);1;IF(AND([.$E77]=[.F77];[.$E77]&lt;&gt;[.$K77]);-1;0))" office:value-type="float" office:value="1" calcext:value-type="float">
            <text:p>1</text:p>
          </table:table-cell>
          <table:table-cell table:formula="of:=IF(AND([.$E77]=[.G77];[.$E77]=[.$K77]);1;IF(AND([.$E77]=[.G77];[.$E77]&lt;&gt;[.$K77]);-1;0))" office:value-type="float" office:value="1" calcext:value-type="float">
            <text:p>1</text:p>
          </table:table-cell>
          <table:table-cell table:formula="of:=IF(AND([.$E77]=[.H77];[.$E77]=[.$K77]);1;IF(AND([.$E77]=[.H77];[.$E77]&lt;&gt;[.$K77]);-1;0))" office:value-type="float" office:value="1" calcext:value-type="float">
            <text:p>1</text:p>
          </table:table-cell>
          <table:table-cell table:formula="of:=IF(AND([.$E77]=[.I77];[.$E77]=[.$K77]);1;IF(AND([.$E77]=[.I77];[.$E77]&lt;&gt;[.$K77]);-1;0))" office:value-type="float" office:value="1" calcext:value-type="float">
            <text:p>1</text:p>
          </table:table-cell>
          <table:table-cell table:formula="of:=SUM([.AJ77:.AM77])/4" office:value-type="float" office:value="1" calcext:value-type="float">
            <text:p>1.00</text:p>
          </table:table-cell>
          <table:table-cell/>
          <table:table-cell table:formula="of:=IF(AND([.$F77]=[.G77];[.$F77]=[.$K77]);1;IF(AND([.$F77]=[.G77];[.$F77]&lt;&gt;[.$K77]);-1;0))" office:value-type="float" office:value="1" calcext:value-type="float">
            <text:p>1</text:p>
          </table:table-cell>
          <table:table-cell table:formula="of:=IF(AND([.$F77]=[.H77];[.$F77]=[.$K77]);1;IF(AND([.$F77]=[.H77];[.$F77]&lt;&gt;[.$K77]);-1;0))" office:value-type="float" office:value="1" calcext:value-type="float">
            <text:p>1</text:p>
          </table:table-cell>
          <table:table-cell table:formula="of:=IF(AND([.$F77]=[.I77];[.$F77]=[.$K77]);1;IF(AND([.$F77]=[.I77];[.$F77]&lt;&gt;[.$K77]);-1;0))" office:value-type="float" office:value="1" calcext:value-type="float">
            <text:p>1</text:p>
          </table:table-cell>
          <table:table-cell table:formula="of:=SUM([.AP77:.AR77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log.devcenter.co</text:p>
          </table:table-cell>
          <table:table-cell office:value-type="string" calcext:value-type="string">
            <text:p>BUSINESS</text:p>
          </table:table-cell>
          <table:table-cell table:number-columns-repeated="6"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S</text:p>
          </table:table-cell>
          <table:table-cell table:formula="of:=IF([.$K78]=[.C78];1;0)" office:value-type="float" office:value="0" calcext:value-type="float">
            <text:p>0</text:p>
          </table:table-cell>
          <table:table-cell table:formula="of:=IF([.$K78]=[.D78];1;0)" office:value-type="float" office:value="1" calcext:value-type="float">
            <text:p>1</text:p>
          </table:table-cell>
          <table:table-cell table:formula="of:=IF([.$K78]=[.E78];1;0)" office:value-type="float" office:value="1" calcext:value-type="float">
            <text:p>1</text:p>
          </table:table-cell>
          <table:table-cell table:formula="of:=IF([.$K78]=[.F78];1;0)" office:value-type="float" office:value="1" calcext:value-type="float">
            <text:p>1</text:p>
          </table:table-cell>
          <table:table-cell table:formula="of:=IF([.$K78]=[.G78];1;0)" office:value-type="float" office:value="1" calcext:value-type="float">
            <text:p>1</text:p>
          </table:table-cell>
          <table:table-cell table:formula="of:=IF([.$K78]=[.H78];1;0)" office:value-type="float" office:value="1" calcext:value-type="float">
            <text:p>1</text:p>
          </table:table-cell>
          <table:table-cell table:formula="of:=IF([.$K78]=[.I78];1;0)" office:value-type="float" office:value="1" calcext:value-type="float">
            <text:p>1</text:p>
          </table:table-cell>
          <table:table-cell table:style-name="ce1" table:formula="of:=SUM([.L78:.R78])/7" office:value-type="float" office:value="0.857142857142857" calcext:value-type="float">
            <text:p>0.86</text:p>
          </table:table-cell>
          <table:table-cell/>
          <table:table-cell table:formula="of:=IF(AND([.$C78]=[.D78];[.$C78]=[.$K78]);1;IF(AND([.$C78]=[.D78];[.$C78]&lt;&gt;[.$K78]);-1;0))" office:value-type="float" office:value="0" calcext:value-type="float">
            <text:p>0</text:p>
          </table:table-cell>
          <table:table-cell table:formula="of:=IF(AND([.$C78]=[.E78];[.$C78]=[.$K78]);1;IF(AND([.$C78]=[.E78];[.$C78]&lt;&gt;[.$K78]);-1;0))" office:value-type="float" office:value="0" calcext:value-type="float">
            <text:p>0</text:p>
          </table:table-cell>
          <table:table-cell table:formula="of:=IF(AND([.$C78]=[.F78];[.$C78]=[.$K78]);1;IF(AND([.$C78]=[.F78];[.$C78]&lt;&gt;[.$K78]);-1;0))" office:value-type="float" office:value="0" calcext:value-type="float">
            <text:p>0</text:p>
          </table:table-cell>
          <table:table-cell table:formula="of:=IF(AND([.$C78]=[.G78];[.$C78]=[.$K78]);1;IF(AND([.$C78]=[.G78];[.$C78]&lt;&gt;[.$K78]);-1;0))" office:value-type="float" office:value="0" calcext:value-type="float">
            <text:p>0</text:p>
          </table:table-cell>
          <table:table-cell table:formula="of:=IF(AND([.$C78]=[.H78];[.$C78]=[.$K78]);1;IF(AND([.$C78]=[.H78];[.$C78]&lt;&gt;[.$K78]);-1;0))" office:value-type="float" office:value="0" calcext:value-type="float">
            <text:p>0</text:p>
          </table:table-cell>
          <table:table-cell table:formula="of:=IF(AND([.$C78]=[.I78];[.$C78]=[.$K78]);1;IF(AND([.$C78]=[.I78];[.$C78]&lt;&gt;[.$K78]);-1;0))" office:value-type="float" office:value="0" calcext:value-type="float">
            <text:p>0</text:p>
          </table:table-cell>
          <table:table-cell table:formula="of:=SUM([.U78:.Z78])/6" office:value-type="float" office:value="0" calcext:value-type="float">
            <text:p>0.00</text:p>
          </table:table-cell>
          <table:table-cell/>
          <table:table-cell table:formula="of:=IF(AND([.$D78]=[.E78];[.$D78]=[.$K78]);1;IF(AND([.$D78]=[.E78];[.$D78]&lt;&gt;[.$K78]);-1;0))" office:value-type="float" office:value="1" calcext:value-type="float">
            <text:p>1</text:p>
          </table:table-cell>
          <table:table-cell table:formula="of:=IF(AND([.$D78]=[.F78];[.$D78]=[.$K78]);1;IF(AND([.$D78]=[.F78];[.$D78]&lt;&gt;[.$K78]);-1;0))" office:value-type="float" office:value="1" calcext:value-type="float">
            <text:p>1</text:p>
          </table:table-cell>
          <table:table-cell table:formula="of:=IF(AND([.$D78]=[.G78];[.$D78]=[.$K78]);1;IF(AND([.$D78]=[.G78];[.$D78]&lt;&gt;[.$K78]);-1;0))" office:value-type="float" office:value="1" calcext:value-type="float">
            <text:p>1</text:p>
          </table:table-cell>
          <table:table-cell table:formula="of:=IF(AND([.$D78]=[.H78];[.$D78]=[.$K78]);1;IF(AND([.$D78]=[.H78];[.$D78]&lt;&gt;[.$K78]);-1;0))" office:value-type="float" office:value="1" calcext:value-type="float">
            <text:p>1</text:p>
          </table:table-cell>
          <table:table-cell table:formula="of:=IF(AND([.$D78]=[.I78];[.$D78]=[.$K78]);1;IF(AND([.$D78]=[.I78];[.$D78]&lt;&gt;[.$K78]);-1;0))" office:value-type="float" office:value="1" calcext:value-type="float">
            <text:p>1</text:p>
          </table:table-cell>
          <table:table-cell table:formula="of:=SUM([.AC78:.AG78])/5" office:value-type="float" office:value="1" calcext:value-type="float">
            <text:p>1.00</text:p>
          </table:table-cell>
          <table:table-cell/>
          <table:table-cell table:formula="of:=IF(AND([.$E78]=[.F78];[.$E78]=[.$K78]);1;IF(AND([.$E78]=[.F78];[.$E78]&lt;&gt;[.$K78]);-1;0))" office:value-type="float" office:value="1" calcext:value-type="float">
            <text:p>1</text:p>
          </table:table-cell>
          <table:table-cell table:formula="of:=IF(AND([.$E78]=[.G78];[.$E78]=[.$K78]);1;IF(AND([.$E78]=[.G78];[.$E78]&lt;&gt;[.$K78]);-1;0))" office:value-type="float" office:value="1" calcext:value-type="float">
            <text:p>1</text:p>
          </table:table-cell>
          <table:table-cell table:formula="of:=IF(AND([.$E78]=[.H78];[.$E78]=[.$K78]);1;IF(AND([.$E78]=[.H78];[.$E78]&lt;&gt;[.$K78]);-1;0))" office:value-type="float" office:value="1" calcext:value-type="float">
            <text:p>1</text:p>
          </table:table-cell>
          <table:table-cell table:formula="of:=IF(AND([.$E78]=[.I78];[.$E78]=[.$K78]);1;IF(AND([.$E78]=[.I78];[.$E78]&lt;&gt;[.$K78]);-1;0))" office:value-type="float" office:value="1" calcext:value-type="float">
            <text:p>1</text:p>
          </table:table-cell>
          <table:table-cell table:formula="of:=SUM([.AJ78:.AM78])/4" office:value-type="float" office:value="1" calcext:value-type="float">
            <text:p>1.00</text:p>
          </table:table-cell>
          <table:table-cell/>
          <table:table-cell table:formula="of:=IF(AND([.$F78]=[.G78];[.$F78]=[.$K78]);1;IF(AND([.$F78]=[.G78];[.$F78]&lt;&gt;[.$K78]);-1;0))" office:value-type="float" office:value="1" calcext:value-type="float">
            <text:p>1</text:p>
          </table:table-cell>
          <table:table-cell table:formula="of:=IF(AND([.$F78]=[.H78];[.$F78]=[.$K78]);1;IF(AND([.$F78]=[.H78];[.$F78]&lt;&gt;[.$K78]);-1;0))" office:value-type="float" office:value="1" calcext:value-type="float">
            <text:p>1</text:p>
          </table:table-cell>
          <table:table-cell table:formula="of:=IF(AND([.$F78]=[.I78];[.$F78]=[.$K78]);1;IF(AND([.$F78]=[.I78];[.$F78]&lt;&gt;[.$K78]);-1;0))" office:value-type="float" office:value="1" calcext:value-type="float">
            <text:p>1</text:p>
          </table:table-cell>
          <table:table-cell table:formula="of:=SUM([.AP78:.AR78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log.screenhero.com</text:p>
          </table:table-cell>
          <table:table-cell table:number-columns-repeated="7"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S</text:p>
          </table:table-cell>
          <table:table-cell table:formula="of:=IF([.$K79]=[.C79];1;0)" office:value-type="float" office:value="1" calcext:value-type="float">
            <text:p>1</text:p>
          </table:table-cell>
          <table:table-cell table:formula="of:=IF([.$K79]=[.D79];1;0)" office:value-type="float" office:value="1" calcext:value-type="float">
            <text:p>1</text:p>
          </table:table-cell>
          <table:table-cell table:formula="of:=IF([.$K79]=[.E79];1;0)" office:value-type="float" office:value="1" calcext:value-type="float">
            <text:p>1</text:p>
          </table:table-cell>
          <table:table-cell table:formula="of:=IF([.$K79]=[.F79];1;0)" office:value-type="float" office:value="1" calcext:value-type="float">
            <text:p>1</text:p>
          </table:table-cell>
          <table:table-cell table:formula="of:=IF([.$K79]=[.G79];1;0)" office:value-type="float" office:value="1" calcext:value-type="float">
            <text:p>1</text:p>
          </table:table-cell>
          <table:table-cell table:formula="of:=IF([.$K79]=[.H79];1;0)" office:value-type="float" office:value="1" calcext:value-type="float">
            <text:p>1</text:p>
          </table:table-cell>
          <table:table-cell table:formula="of:=IF([.$K79]=[.I79];1;0)" office:value-type="float" office:value="1" calcext:value-type="float">
            <text:p>1</text:p>
          </table:table-cell>
          <table:table-cell table:style-name="ce1" table:formula="of:=SUM([.L79:.R79])/7" office:value-type="float" office:value="1" calcext:value-type="float">
            <text:p>1.00</text:p>
          </table:table-cell>
          <table:table-cell/>
          <table:table-cell table:formula="of:=IF(AND([.$C79]=[.D79];[.$C79]=[.$K79]);1;IF(AND([.$C79]=[.D79];[.$C79]&lt;&gt;[.$K79]);-1;0))" office:value-type="float" office:value="1" calcext:value-type="float">
            <text:p>1</text:p>
          </table:table-cell>
          <table:table-cell table:formula="of:=IF(AND([.$C79]=[.E79];[.$C79]=[.$K79]);1;IF(AND([.$C79]=[.E79];[.$C79]&lt;&gt;[.$K79]);-1;0))" office:value-type="float" office:value="1" calcext:value-type="float">
            <text:p>1</text:p>
          </table:table-cell>
          <table:table-cell table:formula="of:=IF(AND([.$C79]=[.F79];[.$C79]=[.$K79]);1;IF(AND([.$C79]=[.F79];[.$C79]&lt;&gt;[.$K79]);-1;0))" office:value-type="float" office:value="1" calcext:value-type="float">
            <text:p>1</text:p>
          </table:table-cell>
          <table:table-cell table:formula="of:=IF(AND([.$C79]=[.G79];[.$C79]=[.$K79]);1;IF(AND([.$C79]=[.G79];[.$C79]&lt;&gt;[.$K79]);-1;0))" office:value-type="float" office:value="1" calcext:value-type="float">
            <text:p>1</text:p>
          </table:table-cell>
          <table:table-cell table:formula="of:=IF(AND([.$C79]=[.H79];[.$C79]=[.$K79]);1;IF(AND([.$C79]=[.H79];[.$C79]&lt;&gt;[.$K79]);-1;0))" office:value-type="float" office:value="1" calcext:value-type="float">
            <text:p>1</text:p>
          </table:table-cell>
          <table:table-cell table:formula="of:=IF(AND([.$C79]=[.I79];[.$C79]=[.$K79]);1;IF(AND([.$C79]=[.I79];[.$C79]&lt;&gt;[.$K79]);-1;0))" office:value-type="float" office:value="1" calcext:value-type="float">
            <text:p>1</text:p>
          </table:table-cell>
          <table:table-cell table:formula="of:=SUM([.U79:.Z79])/6" office:value-type="float" office:value="1" calcext:value-type="float">
            <text:p>1.00</text:p>
          </table:table-cell>
          <table:table-cell/>
          <table:table-cell table:formula="of:=IF(AND([.$D79]=[.E79];[.$D79]=[.$K79]);1;IF(AND([.$D79]=[.E79];[.$D79]&lt;&gt;[.$K79]);-1;0))" office:value-type="float" office:value="1" calcext:value-type="float">
            <text:p>1</text:p>
          </table:table-cell>
          <table:table-cell table:formula="of:=IF(AND([.$D79]=[.F79];[.$D79]=[.$K79]);1;IF(AND([.$D79]=[.F79];[.$D79]&lt;&gt;[.$K79]);-1;0))" office:value-type="float" office:value="1" calcext:value-type="float">
            <text:p>1</text:p>
          </table:table-cell>
          <table:table-cell table:formula="of:=IF(AND([.$D79]=[.G79];[.$D79]=[.$K79]);1;IF(AND([.$D79]=[.G79];[.$D79]&lt;&gt;[.$K79]);-1;0))" office:value-type="float" office:value="1" calcext:value-type="float">
            <text:p>1</text:p>
          </table:table-cell>
          <table:table-cell table:formula="of:=IF(AND([.$D79]=[.H79];[.$D79]=[.$K79]);1;IF(AND([.$D79]=[.H79];[.$D79]&lt;&gt;[.$K79]);-1;0))" office:value-type="float" office:value="1" calcext:value-type="float">
            <text:p>1</text:p>
          </table:table-cell>
          <table:table-cell table:formula="of:=IF(AND([.$D79]=[.I79];[.$D79]=[.$K79]);1;IF(AND([.$D79]=[.I79];[.$D79]&lt;&gt;[.$K79]);-1;0))" office:value-type="float" office:value="1" calcext:value-type="float">
            <text:p>1</text:p>
          </table:table-cell>
          <table:table-cell table:formula="of:=SUM([.AC79:.AG79])/5" office:value-type="float" office:value="1" calcext:value-type="float">
            <text:p>1.00</text:p>
          </table:table-cell>
          <table:table-cell/>
          <table:table-cell table:formula="of:=IF(AND([.$E79]=[.F79];[.$E79]=[.$K79]);1;IF(AND([.$E79]=[.F79];[.$E79]&lt;&gt;[.$K79]);-1;0))" office:value-type="float" office:value="1" calcext:value-type="float">
            <text:p>1</text:p>
          </table:table-cell>
          <table:table-cell table:formula="of:=IF(AND([.$E79]=[.G79];[.$E79]=[.$K79]);1;IF(AND([.$E79]=[.G79];[.$E79]&lt;&gt;[.$K79]);-1;0))" office:value-type="float" office:value="1" calcext:value-type="float">
            <text:p>1</text:p>
          </table:table-cell>
          <table:table-cell table:formula="of:=IF(AND([.$E79]=[.H79];[.$E79]=[.$K79]);1;IF(AND([.$E79]=[.H79];[.$E79]&lt;&gt;[.$K79]);-1;0))" office:value-type="float" office:value="1" calcext:value-type="float">
            <text:p>1</text:p>
          </table:table-cell>
          <table:table-cell table:formula="of:=IF(AND([.$E79]=[.I79];[.$E79]=[.$K79]);1;IF(AND([.$E79]=[.I79];[.$E79]&lt;&gt;[.$K79]);-1;0))" office:value-type="float" office:value="1" calcext:value-type="float">
            <text:p>1</text:p>
          </table:table-cell>
          <table:table-cell table:formula="of:=SUM([.AJ79:.AM79])/4" office:value-type="float" office:value="1" calcext:value-type="float">
            <text:p>1.00</text:p>
          </table:table-cell>
          <table:table-cell/>
          <table:table-cell table:formula="of:=IF(AND([.$F79]=[.G79];[.$F79]=[.$K79]);1;IF(AND([.$F79]=[.G79];[.$F79]&lt;&gt;[.$K79]);-1;0))" office:value-type="float" office:value="1" calcext:value-type="float">
            <text:p>1</text:p>
          </table:table-cell>
          <table:table-cell table:formula="of:=IF(AND([.$F79]=[.H79];[.$F79]=[.$K79]);1;IF(AND([.$F79]=[.H79];[.$F79]&lt;&gt;[.$K79]);-1;0))" office:value-type="float" office:value="1" calcext:value-type="float">
            <text:p>1</text:p>
          </table:table-cell>
          <table:table-cell table:formula="of:=IF(AND([.$F79]=[.I79];[.$F79]=[.$K79]);1;IF(AND([.$F79]=[.I79];[.$F79]&lt;&gt;[.$K79]);-1;0))" office:value-type="float" office:value="1" calcext:value-type="float">
            <text:p>1</text:p>
          </table:table-cell>
          <table:table-cell table:formula="of:=SUM([.AP79:.AR79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ww.hackingwithreact.com</text:p>
          </table:table-cell>
          <table:table-cell table:number-columns-repeated="7" office:value-type="string" calcext:value-type="string">
            <text:p>TRAI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ING</text:p>
          </table:table-cell>
          <table:table-cell table:formula="of:=IF([.$K80]=[.C80];1;0)" office:value-type="float" office:value="1" calcext:value-type="float">
            <text:p>1</text:p>
          </table:table-cell>
          <table:table-cell table:formula="of:=IF([.$K80]=[.D80];1;0)" office:value-type="float" office:value="1" calcext:value-type="float">
            <text:p>1</text:p>
          </table:table-cell>
          <table:table-cell table:formula="of:=IF([.$K80]=[.E80];1;0)" office:value-type="float" office:value="1" calcext:value-type="float">
            <text:p>1</text:p>
          </table:table-cell>
          <table:table-cell table:formula="of:=IF([.$K80]=[.F80];1;0)" office:value-type="float" office:value="1" calcext:value-type="float">
            <text:p>1</text:p>
          </table:table-cell>
          <table:table-cell table:formula="of:=IF([.$K80]=[.G80];1;0)" office:value-type="float" office:value="1" calcext:value-type="float">
            <text:p>1</text:p>
          </table:table-cell>
          <table:table-cell table:formula="of:=IF([.$K80]=[.H80];1;0)" office:value-type="float" office:value="1" calcext:value-type="float">
            <text:p>1</text:p>
          </table:table-cell>
          <table:table-cell table:formula="of:=IF([.$K80]=[.I80];1;0)" office:value-type="float" office:value="1" calcext:value-type="float">
            <text:p>1</text:p>
          </table:table-cell>
          <table:table-cell table:style-name="ce1" table:formula="of:=SUM([.L80:.R80])/7" office:value-type="float" office:value="1" calcext:value-type="float">
            <text:p>1.00</text:p>
          </table:table-cell>
          <table:table-cell/>
          <table:table-cell table:formula="of:=IF(AND([.$C80]=[.D80];[.$C80]=[.$K80]);1;IF(AND([.$C80]=[.D80];[.$C80]&lt;&gt;[.$K80]);-1;0))" office:value-type="float" office:value="1" calcext:value-type="float">
            <text:p>1</text:p>
          </table:table-cell>
          <table:table-cell table:formula="of:=IF(AND([.$C80]=[.E80];[.$C80]=[.$K80]);1;IF(AND([.$C80]=[.E80];[.$C80]&lt;&gt;[.$K80]);-1;0))" office:value-type="float" office:value="1" calcext:value-type="float">
            <text:p>1</text:p>
          </table:table-cell>
          <table:table-cell table:formula="of:=IF(AND([.$C80]=[.F80];[.$C80]=[.$K80]);1;IF(AND([.$C80]=[.F80];[.$C80]&lt;&gt;[.$K80]);-1;0))" office:value-type="float" office:value="1" calcext:value-type="float">
            <text:p>1</text:p>
          </table:table-cell>
          <table:table-cell table:formula="of:=IF(AND([.$C80]=[.G80];[.$C80]=[.$K80]);1;IF(AND([.$C80]=[.G80];[.$C80]&lt;&gt;[.$K80]);-1;0))" office:value-type="float" office:value="1" calcext:value-type="float">
            <text:p>1</text:p>
          </table:table-cell>
          <table:table-cell table:formula="of:=IF(AND([.$C80]=[.H80];[.$C80]=[.$K80]);1;IF(AND([.$C80]=[.H80];[.$C80]&lt;&gt;[.$K80]);-1;0))" office:value-type="float" office:value="1" calcext:value-type="float">
            <text:p>1</text:p>
          </table:table-cell>
          <table:table-cell table:formula="of:=IF(AND([.$C80]=[.I80];[.$C80]=[.$K80]);1;IF(AND([.$C80]=[.I80];[.$C80]&lt;&gt;[.$K80]);-1;0))" office:value-type="float" office:value="1" calcext:value-type="float">
            <text:p>1</text:p>
          </table:table-cell>
          <table:table-cell table:formula="of:=SUM([.U80:.Z80])/6" office:value-type="float" office:value="1" calcext:value-type="float">
            <text:p>1.00</text:p>
          </table:table-cell>
          <table:table-cell/>
          <table:table-cell table:formula="of:=IF(AND([.$D80]=[.E80];[.$D80]=[.$K80]);1;IF(AND([.$D80]=[.E80];[.$D80]&lt;&gt;[.$K80]);-1;0))" office:value-type="float" office:value="1" calcext:value-type="float">
            <text:p>1</text:p>
          </table:table-cell>
          <table:table-cell table:formula="of:=IF(AND([.$D80]=[.F80];[.$D80]=[.$K80]);1;IF(AND([.$D80]=[.F80];[.$D80]&lt;&gt;[.$K80]);-1;0))" office:value-type="float" office:value="1" calcext:value-type="float">
            <text:p>1</text:p>
          </table:table-cell>
          <table:table-cell table:formula="of:=IF(AND([.$D80]=[.G80];[.$D80]=[.$K80]);1;IF(AND([.$D80]=[.G80];[.$D80]&lt;&gt;[.$K80]);-1;0))" office:value-type="float" office:value="1" calcext:value-type="float">
            <text:p>1</text:p>
          </table:table-cell>
          <table:table-cell table:formula="of:=IF(AND([.$D80]=[.H80];[.$D80]=[.$K80]);1;IF(AND([.$D80]=[.H80];[.$D80]&lt;&gt;[.$K80]);-1;0))" office:value-type="float" office:value="1" calcext:value-type="float">
            <text:p>1</text:p>
          </table:table-cell>
          <table:table-cell table:formula="of:=IF(AND([.$D80]=[.I80];[.$D80]=[.$K80]);1;IF(AND([.$D80]=[.I80];[.$D80]&lt;&gt;[.$K80]);-1;0))" office:value-type="float" office:value="1" calcext:value-type="float">
            <text:p>1</text:p>
          </table:table-cell>
          <table:table-cell table:formula="of:=SUM([.AC80:.AG80])/5" office:value-type="float" office:value="1" calcext:value-type="float">
            <text:p>1.00</text:p>
          </table:table-cell>
          <table:table-cell/>
          <table:table-cell table:formula="of:=IF(AND([.$E80]=[.F80];[.$E80]=[.$K80]);1;IF(AND([.$E80]=[.F80];[.$E80]&lt;&gt;[.$K80]);-1;0))" office:value-type="float" office:value="1" calcext:value-type="float">
            <text:p>1</text:p>
          </table:table-cell>
          <table:table-cell table:formula="of:=IF(AND([.$E80]=[.G80];[.$E80]=[.$K80]);1;IF(AND([.$E80]=[.G80];[.$E80]&lt;&gt;[.$K80]);-1;0))" office:value-type="float" office:value="1" calcext:value-type="float">
            <text:p>1</text:p>
          </table:table-cell>
          <table:table-cell table:formula="of:=IF(AND([.$E80]=[.H80];[.$E80]=[.$K80]);1;IF(AND([.$E80]=[.H80];[.$E80]&lt;&gt;[.$K80]);-1;0))" office:value-type="float" office:value="1" calcext:value-type="float">
            <text:p>1</text:p>
          </table:table-cell>
          <table:table-cell table:formula="of:=IF(AND([.$E80]=[.I80];[.$E80]=[.$K80]);1;IF(AND([.$E80]=[.I80];[.$E80]&lt;&gt;[.$K80]);-1;0))" office:value-type="float" office:value="1" calcext:value-type="float">
            <text:p>1</text:p>
          </table:table-cell>
          <table:table-cell table:formula="of:=SUM([.AJ80:.AM80])/4" office:value-type="float" office:value="1" calcext:value-type="float">
            <text:p>1.00</text:p>
          </table:table-cell>
          <table:table-cell/>
          <table:table-cell table:formula="of:=IF(AND([.$F80]=[.G80];[.$F80]=[.$K80]);1;IF(AND([.$F80]=[.G80];[.$F80]&lt;&gt;[.$K80]);-1;0))" office:value-type="float" office:value="1" calcext:value-type="float">
            <text:p>1</text:p>
          </table:table-cell>
          <table:table-cell table:formula="of:=IF(AND([.$F80]=[.H80];[.$F80]=[.$K80]);1;IF(AND([.$F80]=[.H80];[.$F80]&lt;&gt;[.$K80]);-1;0))" office:value-type="float" office:value="1" calcext:value-type="float">
            <text:p>1</text:p>
          </table:table-cell>
          <table:table-cell table:formula="of:=IF(AND([.$F80]=[.I80];[.$F80]=[.$K80]);1;IF(AND([.$F80]=[.I80];[.$F80]&lt;&gt;[.$K80]);-1;0))" office:value-type="float" office:value="1" calcext:value-type="float">
            <text:p>1</text:p>
          </table:table-cell>
          <table:table-cell table:formula="of:=SUM([.AP80:.AR80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irebase.googleblog.com</text:p>
          </table:table-cell>
          <table:table-cell table:number-columns-repeated="2" office:value-type="string" calcext:value-type="string">
            <text:p>NEWS</text:p>
          </table:table-cell>
          <table:table-cell office:value-type="string" calcext:value-type="string">
            <text:p>TRAINING</text:p>
          </table:table-cell>
          <table:table-cell table:number-columns-repeated="2" office:value-type="string" calcext:value-type="string">
            <text:p>NEWS</text:p>
          </table:table-cell>
          <table:table-cell table:number-columns-repeated="2" office:value-type="string" calcext:value-type="string">
            <text:p>TRAI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S</text:p>
          </table:table-cell>
          <table:table-cell table:formula="of:=IF([.$K81]=[.C81];1;0)" office:value-type="float" office:value="1" calcext:value-type="float">
            <text:p>1</text:p>
          </table:table-cell>
          <table:table-cell table:formula="of:=IF([.$K81]=[.D81];1;0)" office:value-type="float" office:value="1" calcext:value-type="float">
            <text:p>1</text:p>
          </table:table-cell>
          <table:table-cell table:formula="of:=IF([.$K81]=[.E81];1;0)" office:value-type="float" office:value="0" calcext:value-type="float">
            <text:p>0</text:p>
          </table:table-cell>
          <table:table-cell table:formula="of:=IF([.$K81]=[.F81];1;0)" office:value-type="float" office:value="1" calcext:value-type="float">
            <text:p>1</text:p>
          </table:table-cell>
          <table:table-cell table:formula="of:=IF([.$K81]=[.G81];1;0)" office:value-type="float" office:value="1" calcext:value-type="float">
            <text:p>1</text:p>
          </table:table-cell>
          <table:table-cell table:formula="of:=IF([.$K81]=[.H81];1;0)" office:value-type="float" office:value="0" calcext:value-type="float">
            <text:p>0</text:p>
          </table:table-cell>
          <table:table-cell table:formula="of:=IF([.$K81]=[.I81];1;0)" office:value-type="float" office:value="0" calcext:value-type="float">
            <text:p>0</text:p>
          </table:table-cell>
          <table:table-cell table:style-name="ce1" table:formula="of:=SUM([.L81:.R81])/7" office:value-type="float" office:value="0.571428571428571" calcext:value-type="float">
            <text:p>0.57</text:p>
          </table:table-cell>
          <table:table-cell/>
          <table:table-cell table:formula="of:=IF(AND([.$C81]=[.D81];[.$C81]=[.$K81]);1;IF(AND([.$C81]=[.D81];[.$C81]&lt;&gt;[.$K81]);-1;0))" office:value-type="float" office:value="1" calcext:value-type="float">
            <text:p>1</text:p>
          </table:table-cell>
          <table:table-cell table:formula="of:=IF(AND([.$C81]=[.E81];[.$C81]=[.$K81]);1;IF(AND([.$C81]=[.E81];[.$C81]&lt;&gt;[.$K81]);-1;0))" office:value-type="float" office:value="0" calcext:value-type="float">
            <text:p>0</text:p>
          </table:table-cell>
          <table:table-cell table:formula="of:=IF(AND([.$C81]=[.F81];[.$C81]=[.$K81]);1;IF(AND([.$C81]=[.F81];[.$C81]&lt;&gt;[.$K81]);-1;0))" office:value-type="float" office:value="1" calcext:value-type="float">
            <text:p>1</text:p>
          </table:table-cell>
          <table:table-cell table:formula="of:=IF(AND([.$C81]=[.G81];[.$C81]=[.$K81]);1;IF(AND([.$C81]=[.G81];[.$C81]&lt;&gt;[.$K81]);-1;0))" office:value-type="float" office:value="1" calcext:value-type="float">
            <text:p>1</text:p>
          </table:table-cell>
          <table:table-cell table:formula="of:=IF(AND([.$C81]=[.H81];[.$C81]=[.$K81]);1;IF(AND([.$C81]=[.H81];[.$C81]&lt;&gt;[.$K81]);-1;0))" office:value-type="float" office:value="0" calcext:value-type="float">
            <text:p>0</text:p>
          </table:table-cell>
          <table:table-cell table:formula="of:=IF(AND([.$C81]=[.I81];[.$C81]=[.$K81]);1;IF(AND([.$C81]=[.I81];[.$C81]&lt;&gt;[.$K81]);-1;0))" office:value-type="float" office:value="0" calcext:value-type="float">
            <text:p>0</text:p>
          </table:table-cell>
          <table:table-cell table:formula="of:=SUM([.U81:.Z81])/6" office:value-type="float" office:value="0.5" calcext:value-type="float">
            <text:p>0.50</text:p>
          </table:table-cell>
          <table:table-cell/>
          <table:table-cell table:formula="of:=IF(AND([.$D81]=[.E81];[.$D81]=[.$K81]);1;IF(AND([.$D81]=[.E81];[.$D81]&lt;&gt;[.$K81]);-1;0))" office:value-type="float" office:value="0" calcext:value-type="float">
            <text:p>0</text:p>
          </table:table-cell>
          <table:table-cell table:formula="of:=IF(AND([.$D81]=[.F81];[.$D81]=[.$K81]);1;IF(AND([.$D81]=[.F81];[.$D81]&lt;&gt;[.$K81]);-1;0))" office:value-type="float" office:value="1" calcext:value-type="float">
            <text:p>1</text:p>
          </table:table-cell>
          <table:table-cell table:formula="of:=IF(AND([.$D81]=[.G81];[.$D81]=[.$K81]);1;IF(AND([.$D81]=[.G81];[.$D81]&lt;&gt;[.$K81]);-1;0))" office:value-type="float" office:value="1" calcext:value-type="float">
            <text:p>1</text:p>
          </table:table-cell>
          <table:table-cell table:formula="of:=IF(AND([.$D81]=[.H81];[.$D81]=[.$K81]);1;IF(AND([.$D81]=[.H81];[.$D81]&lt;&gt;[.$K81]);-1;0))" office:value-type="float" office:value="0" calcext:value-type="float">
            <text:p>0</text:p>
          </table:table-cell>
          <table:table-cell table:formula="of:=IF(AND([.$D81]=[.I81];[.$D81]=[.$K81]);1;IF(AND([.$D81]=[.I81];[.$D81]&lt;&gt;[.$K81]);-1;0))" office:value-type="float" office:value="0" calcext:value-type="float">
            <text:p>0</text:p>
          </table:table-cell>
          <table:table-cell table:formula="of:=SUM([.AC81:.AG81])/5" office:value-type="float" office:value="0.4" calcext:value-type="float">
            <text:p>0.40</text:p>
          </table:table-cell>
          <table:table-cell/>
          <table:table-cell table:formula="of:=IF(AND([.$E81]=[.F81];[.$E81]=[.$K81]);1;IF(AND([.$E81]=[.F81];[.$E81]&lt;&gt;[.$K81]);-1;0))" office:value-type="float" office:value="0" calcext:value-type="float">
            <text:p>0</text:p>
          </table:table-cell>
          <table:table-cell table:formula="of:=IF(AND([.$E81]=[.G81];[.$E81]=[.$K81]);1;IF(AND([.$E81]=[.G81];[.$E81]&lt;&gt;[.$K81]);-1;0))" office:value-type="float" office:value="0" calcext:value-type="float">
            <text:p>0</text:p>
          </table:table-cell>
          <table:table-cell table:formula="of:=IF(AND([.$E81]=[.H81];[.$E81]=[.$K81]);1;IF(AND([.$E81]=[.H81];[.$E81]&lt;&gt;[.$K81]);-1;0))" office:value-type="float" office:value="-1" calcext:value-type="float">
            <text:p>-1</text:p>
          </table:table-cell>
          <table:table-cell table:formula="of:=IF(AND([.$E81]=[.I81];[.$E81]=[.$K81]);1;IF(AND([.$E81]=[.I81];[.$E81]&lt;&gt;[.$K81]);-1;0))" office:value-type="float" office:value="-1" calcext:value-type="float">
            <text:p>-1</text:p>
          </table:table-cell>
          <table:table-cell table:formula="of:=SUM([.AJ81:.AM81])/4" office:value-type="float" office:value="-0.5" calcext:value-type="float">
            <text:p>-0.50</text:p>
          </table:table-cell>
          <table:table-cell/>
          <table:table-cell table:formula="of:=IF(AND([.$F81]=[.G81];[.$F81]=[.$K81]);1;IF(AND([.$F81]=[.G81];[.$F81]&lt;&gt;[.$K81]);-1;0))" office:value-type="float" office:value="1" calcext:value-type="float">
            <text:p>1</text:p>
          </table:table-cell>
          <table:table-cell table:formula="of:=IF(AND([.$F81]=[.H81];[.$F81]=[.$K81]);1;IF(AND([.$F81]=[.H81];[.$F81]&lt;&gt;[.$K81]);-1;0))" office:value-type="float" office:value="0" calcext:value-type="float">
            <text:p>0</text:p>
          </table:table-cell>
          <table:table-cell table:formula="of:=IF(AND([.$F81]=[.I81];[.$F81]=[.$K81]);1;IF(AND([.$F81]=[.I81];[.$F81]&lt;&gt;[.$K81]);-1;0))" office:value-type="float" office:value="0" calcext:value-type="float">
            <text:p>0</text:p>
          </table:table-cell>
          <table:table-cell table:formula="of:=SUM([.AP81:.AR81])/3" office:value-type="float" office:value="0.333333333333333" calcext:value-type="float">
            <text:p>0.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lendly.com</text:p>
          </table:table-cell>
          <table:table-cell table:number-columns-repeated="3" office:value-type="string" calcext:value-type="string">
            <text:p>PACKAGE</text:p>
          </table:table-cell>
          <table:table-cell office:value-type="string" calcext:value-type="string">
            <text:p>REPL</text:p>
          </table:table-cell>
          <table:table-cell table:number-columns-repeated="3" office:value-type="string" calcext:value-type="string">
            <text:p>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</text:p>
          </table:table-cell>
          <table:table-cell table:formula="of:=IF([.$K82]=[.C82];1;0)" office:value-type="float" office:value="1" calcext:value-type="float">
            <text:p>1</text:p>
          </table:table-cell>
          <table:table-cell table:formula="of:=IF([.$K82]=[.D82];1;0)" office:value-type="float" office:value="1" calcext:value-type="float">
            <text:p>1</text:p>
          </table:table-cell>
          <table:table-cell table:formula="of:=IF([.$K82]=[.E82];1;0)" office:value-type="float" office:value="1" calcext:value-type="float">
            <text:p>1</text:p>
          </table:table-cell>
          <table:table-cell table:formula="of:=IF([.$K82]=[.F82];1;0)" office:value-type="float" office:value="0" calcext:value-type="float">
            <text:p>0</text:p>
          </table:table-cell>
          <table:table-cell table:formula="of:=IF([.$K82]=[.G82];1;0)" office:value-type="float" office:value="1" calcext:value-type="float">
            <text:p>1</text:p>
          </table:table-cell>
          <table:table-cell table:formula="of:=IF([.$K82]=[.H82];1;0)" office:value-type="float" office:value="1" calcext:value-type="float">
            <text:p>1</text:p>
          </table:table-cell>
          <table:table-cell table:formula="of:=IF([.$K82]=[.I82];1;0)" office:value-type="float" office:value="1" calcext:value-type="float">
            <text:p>1</text:p>
          </table:table-cell>
          <table:table-cell table:style-name="ce1" table:formula="of:=SUM([.L82:.R82])/7" office:value-type="float" office:value="0.857142857142857" calcext:value-type="float">
            <text:p>0.86</text:p>
          </table:table-cell>
          <table:table-cell/>
          <table:table-cell table:formula="of:=IF(AND([.$C82]=[.D82];[.$C82]=[.$K82]);1;IF(AND([.$C82]=[.D82];[.$C82]&lt;&gt;[.$K82]);-1;0))" office:value-type="float" office:value="1" calcext:value-type="float">
            <text:p>1</text:p>
          </table:table-cell>
          <table:table-cell table:formula="of:=IF(AND([.$C82]=[.E82];[.$C82]=[.$K82]);1;IF(AND([.$C82]=[.E82];[.$C82]&lt;&gt;[.$K82]);-1;0))" office:value-type="float" office:value="1" calcext:value-type="float">
            <text:p>1</text:p>
          </table:table-cell>
          <table:table-cell table:formula="of:=IF(AND([.$C82]=[.F82];[.$C82]=[.$K82]);1;IF(AND([.$C82]=[.F82];[.$C82]&lt;&gt;[.$K82]);-1;0))" office:value-type="float" office:value="0" calcext:value-type="float">
            <text:p>0</text:p>
          </table:table-cell>
          <table:table-cell table:formula="of:=IF(AND([.$C82]=[.G82];[.$C82]=[.$K82]);1;IF(AND([.$C82]=[.G82];[.$C82]&lt;&gt;[.$K82]);-1;0))" office:value-type="float" office:value="1" calcext:value-type="float">
            <text:p>1</text:p>
          </table:table-cell>
          <table:table-cell table:formula="of:=IF(AND([.$C82]=[.H82];[.$C82]=[.$K82]);1;IF(AND([.$C82]=[.H82];[.$C82]&lt;&gt;[.$K82]);-1;0))" office:value-type="float" office:value="1" calcext:value-type="float">
            <text:p>1</text:p>
          </table:table-cell>
          <table:table-cell table:formula="of:=IF(AND([.$C82]=[.I82];[.$C82]=[.$K82]);1;IF(AND([.$C82]=[.I82];[.$C82]&lt;&gt;[.$K82]);-1;0))" office:value-type="float" office:value="1" calcext:value-type="float">
            <text:p>1</text:p>
          </table:table-cell>
          <table:table-cell table:formula="of:=SUM([.U82:.Z82])/6" office:value-type="float" office:value="0.833333333333333" calcext:value-type="float">
            <text:p>0.83</text:p>
          </table:table-cell>
          <table:table-cell/>
          <table:table-cell table:formula="of:=IF(AND([.$D82]=[.E82];[.$D82]=[.$K82]);1;IF(AND([.$D82]=[.E82];[.$D82]&lt;&gt;[.$K82]);-1;0))" office:value-type="float" office:value="1" calcext:value-type="float">
            <text:p>1</text:p>
          </table:table-cell>
          <table:table-cell table:formula="of:=IF(AND([.$D82]=[.F82];[.$D82]=[.$K82]);1;IF(AND([.$D82]=[.F82];[.$D82]&lt;&gt;[.$K82]);-1;0))" office:value-type="float" office:value="0" calcext:value-type="float">
            <text:p>0</text:p>
          </table:table-cell>
          <table:table-cell table:formula="of:=IF(AND([.$D82]=[.G82];[.$D82]=[.$K82]);1;IF(AND([.$D82]=[.G82];[.$D82]&lt;&gt;[.$K82]);-1;0))" office:value-type="float" office:value="1" calcext:value-type="float">
            <text:p>1</text:p>
          </table:table-cell>
          <table:table-cell table:formula="of:=IF(AND([.$D82]=[.H82];[.$D82]=[.$K82]);1;IF(AND([.$D82]=[.H82];[.$D82]&lt;&gt;[.$K82]);-1;0))" office:value-type="float" office:value="1" calcext:value-type="float">
            <text:p>1</text:p>
          </table:table-cell>
          <table:table-cell table:formula="of:=IF(AND([.$D82]=[.I82];[.$D82]=[.$K82]);1;IF(AND([.$D82]=[.I82];[.$D82]&lt;&gt;[.$K82]);-1;0))" office:value-type="float" office:value="1" calcext:value-type="float">
            <text:p>1</text:p>
          </table:table-cell>
          <table:table-cell table:formula="of:=SUM([.AC82:.AG82])/5" office:value-type="float" office:value="0.8" calcext:value-type="float">
            <text:p>0.80</text:p>
          </table:table-cell>
          <table:table-cell/>
          <table:table-cell table:formula="of:=IF(AND([.$E82]=[.F82];[.$E82]=[.$K82]);1;IF(AND([.$E82]=[.F82];[.$E82]&lt;&gt;[.$K82]);-1;0))" office:value-type="float" office:value="0" calcext:value-type="float">
            <text:p>0</text:p>
          </table:table-cell>
          <table:table-cell table:formula="of:=IF(AND([.$E82]=[.G82];[.$E82]=[.$K82]);1;IF(AND([.$E82]=[.G82];[.$E82]&lt;&gt;[.$K82]);-1;0))" office:value-type="float" office:value="1" calcext:value-type="float">
            <text:p>1</text:p>
          </table:table-cell>
          <table:table-cell table:formula="of:=IF(AND([.$E82]=[.H82];[.$E82]=[.$K82]);1;IF(AND([.$E82]=[.H82];[.$E82]&lt;&gt;[.$K82]);-1;0))" office:value-type="float" office:value="1" calcext:value-type="float">
            <text:p>1</text:p>
          </table:table-cell>
          <table:table-cell table:formula="of:=IF(AND([.$E82]=[.I82];[.$E82]=[.$K82]);1;IF(AND([.$E82]=[.I82];[.$E82]&lt;&gt;[.$K82]);-1;0))" office:value-type="float" office:value="1" calcext:value-type="float">
            <text:p>1</text:p>
          </table:table-cell>
          <table:table-cell table:formula="of:=SUM([.AJ82:.AM82])/4" office:value-type="float" office:value="0.75" calcext:value-type="float">
            <text:p>0.75</text:p>
          </table:table-cell>
          <table:table-cell/>
          <table:table-cell table:formula="of:=IF(AND([.$F82]=[.G82];[.$F82]=[.$K82]);1;IF(AND([.$F82]=[.G82];[.$F82]&lt;&gt;[.$K82]);-1;0))" office:value-type="float" office:value="0" calcext:value-type="float">
            <text:p>0</text:p>
          </table:table-cell>
          <table:table-cell table:formula="of:=IF(AND([.$F82]=[.H82];[.$F82]=[.$K82]);1;IF(AND([.$F82]=[.H82];[.$F82]&lt;&gt;[.$K82]);-1;0))" office:value-type="float" office:value="0" calcext:value-type="float">
            <text:p>0</text:p>
          </table:table-cell>
          <table:table-cell table:formula="of:=IF(AND([.$F82]=[.I82];[.$F82]=[.$K82]);1;IF(AND([.$F82]=[.I82];[.$F82]&lt;&gt;[.$K82]);-1;0))" office:value-type="float" office:value="0" calcext:value-type="float">
            <text:p>0</text:p>
          </table:table-cell>
          <table:table-cell table:formula="of:=SUM([.AP82:.AR82])/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emotejunior.com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NEWS</text:p>
          </table:table-cell>
          <table:table-cell table:number-columns-repeated="2" office:value-type="string" calcext:value-type="string">
            <text:p>TRAINING</text:p>
          </table:table-cell>
          <table:table-cell table:number-columns-repeated="2"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UITY</text:p>
          </table:table-cell>
          <table:table-cell table:formula="of:=IF([.$K83]=[.C83];1;0)" office:value-type="float" office:value="0" calcext:value-type="float">
            <text:p>0</text:p>
          </table:table-cell>
          <table:table-cell table:formula="of:=IF([.$K83]=[.D83];1;0)" office:value-type="float" office:value="0" calcext:value-type="float">
            <text:p>0</text:p>
          </table:table-cell>
          <table:table-cell table:formula="of:=IF([.$K83]=[.E83];1;0)" office:value-type="float" office:value="0" calcext:value-type="float">
            <text:p>0</text:p>
          </table:table-cell>
          <table:table-cell table:formula="of:=IF([.$K83]=[.F83];1;0)" office:value-type="float" office:value="0" calcext:value-type="float">
            <text:p>0</text:p>
          </table:table-cell>
          <table:table-cell table:formula="of:=IF([.$K83]=[.G83];1;0)" office:value-type="float" office:value="0" calcext:value-type="float">
            <text:p>0</text:p>
          </table:table-cell>
          <table:table-cell table:formula="of:=IF([.$K83]=[.H83];1;0)" office:value-type="float" office:value="0" calcext:value-type="float">
            <text:p>0</text:p>
          </table:table-cell>
          <table:table-cell table:formula="of:=IF([.$K83]=[.I83];1;0)" office:value-type="float" office:value="0" calcext:value-type="float">
            <text:p>0</text:p>
          </table:table-cell>
          <table:table-cell table:style-name="ce1" table:formula="of:=SUM([.L83:.R83])/7" office:value-type="float" office:value="0" calcext:value-type="float">
            <text:p>0.00</text:p>
          </table:table-cell>
          <table:table-cell/>
          <table:table-cell table:formula="of:=IF(AND([.$C83]=[.D83];[.$C83]=[.$K83]);1;IF(AND([.$C83]=[.D83];[.$C83]&lt;&gt;[.$K83]);-1;0))" office:value-type="float" office:value="0" calcext:value-type="float">
            <text:p>0</text:p>
          </table:table-cell>
          <table:table-cell table:formula="of:=IF(AND([.$C83]=[.E83];[.$C83]=[.$K83]);1;IF(AND([.$C83]=[.E83];[.$C83]&lt;&gt;[.$K83]);-1;0))" office:value-type="float" office:value="-1" calcext:value-type="float">
            <text:p>-1</text:p>
          </table:table-cell>
          <table:table-cell table:formula="of:=IF(AND([.$C83]=[.F83];[.$C83]=[.$K83]);1;IF(AND([.$C83]=[.F83];[.$C83]&lt;&gt;[.$K83]);-1;0))" office:value-type="float" office:value="0" calcext:value-type="float">
            <text:p>0</text:p>
          </table:table-cell>
          <table:table-cell table:formula="of:=IF(AND([.$C83]=[.G83];[.$C83]=[.$K83]);1;IF(AND([.$C83]=[.G83];[.$C83]&lt;&gt;[.$K83]);-1;0))" office:value-type="float" office:value="0" calcext:value-type="float">
            <text:p>0</text:p>
          </table:table-cell>
          <table:table-cell table:formula="of:=IF(AND([.$C83]=[.H83];[.$C83]=[.$K83]);1;IF(AND([.$C83]=[.H83];[.$C83]&lt;&gt;[.$K83]);-1;0))" office:value-type="float" office:value="-1" calcext:value-type="float">
            <text:p>-1</text:p>
          </table:table-cell>
          <table:table-cell table:formula="of:=IF(AND([.$C83]=[.I83];[.$C83]=[.$K83]);1;IF(AND([.$C83]=[.I83];[.$C83]&lt;&gt;[.$K83]);-1;0))" office:value-type="float" office:value="-1" calcext:value-type="float">
            <text:p>-1</text:p>
          </table:table-cell>
          <table:table-cell table:formula="of:=SUM([.U83:.Z83])/6" office:value-type="float" office:value="-0.5" calcext:value-type="float">
            <text:p>-0.50</text:p>
          </table:table-cell>
          <table:table-cell/>
          <table:table-cell table:formula="of:=IF(AND([.$D83]=[.E83];[.$D83]=[.$K83]);1;IF(AND([.$D83]=[.E83];[.$D83]&lt;&gt;[.$K83]);-1;0))" office:value-type="float" office:value="0" calcext:value-type="float">
            <text:p>0</text:p>
          </table:table-cell>
          <table:table-cell table:formula="of:=IF(AND([.$D83]=[.F83];[.$D83]=[.$K83]);1;IF(AND([.$D83]=[.F83];[.$D83]&lt;&gt;[.$K83]);-1;0))" office:value-type="float" office:value="0" calcext:value-type="float">
            <text:p>0</text:p>
          </table:table-cell>
          <table:table-cell table:formula="of:=IF(AND([.$D83]=[.G83];[.$D83]=[.$K83]);1;IF(AND([.$D83]=[.G83];[.$D83]&lt;&gt;[.$K83]);-1;0))" office:value-type="float" office:value="0" calcext:value-type="float">
            <text:p>0</text:p>
          </table:table-cell>
          <table:table-cell table:formula="of:=IF(AND([.$D83]=[.H83];[.$D83]=[.$K83]);1;IF(AND([.$D83]=[.H83];[.$D83]&lt;&gt;[.$K83]);-1;0))" office:value-type="float" office:value="0" calcext:value-type="float">
            <text:p>0</text:p>
          </table:table-cell>
          <table:table-cell table:formula="of:=IF(AND([.$D83]=[.I83];[.$D83]=[.$K83]);1;IF(AND([.$D83]=[.I83];[.$D83]&lt;&gt;[.$K83]);-1;0))" office:value-type="float" office:value="0" calcext:value-type="float">
            <text:p>0</text:p>
          </table:table-cell>
          <table:table-cell table:formula="of:=SUM([.AC83:.AG83])/5" office:value-type="float" office:value="0" calcext:value-type="float">
            <text:p>0.00</text:p>
          </table:table-cell>
          <table:table-cell/>
          <table:table-cell table:formula="of:=IF(AND([.$E83]=[.F83];[.$E83]=[.$K83]);1;IF(AND([.$E83]=[.F83];[.$E83]&lt;&gt;[.$K83]);-1;0))" office:value-type="float" office:value="0" calcext:value-type="float">
            <text:p>0</text:p>
          </table:table-cell>
          <table:table-cell table:formula="of:=IF(AND([.$E83]=[.G83];[.$E83]=[.$K83]);1;IF(AND([.$E83]=[.G83];[.$E83]&lt;&gt;[.$K83]);-1;0))" office:value-type="float" office:value="0" calcext:value-type="float">
            <text:p>0</text:p>
          </table:table-cell>
          <table:table-cell table:formula="of:=IF(AND([.$E83]=[.H83];[.$E83]=[.$K83]);1;IF(AND([.$E83]=[.H83];[.$E83]&lt;&gt;[.$K83]);-1;0))" office:value-type="float" office:value="-1" calcext:value-type="float">
            <text:p>-1</text:p>
          </table:table-cell>
          <table:table-cell table:formula="of:=IF(AND([.$E83]=[.I83];[.$E83]=[.$K83]);1;IF(AND([.$E83]=[.I83];[.$E83]&lt;&gt;[.$K83]);-1;0))" office:value-type="float" office:value="-1" calcext:value-type="float">
            <text:p>-1</text:p>
          </table:table-cell>
          <table:table-cell table:formula="of:=SUM([.AJ83:.AM83])/4" office:value-type="float" office:value="-0.5" calcext:value-type="float">
            <text:p>-0.50</text:p>
          </table:table-cell>
          <table:table-cell/>
          <table:table-cell table:formula="of:=IF(AND([.$F83]=[.G83];[.$F83]=[.$K83]);1;IF(AND([.$F83]=[.G83];[.$F83]&lt;&gt;[.$K83]);-1;0))" office:value-type="float" office:value="-1" calcext:value-type="float">
            <text:p>-1</text:p>
          </table:table-cell>
          <table:table-cell table:formula="of:=IF(AND([.$F83]=[.H83];[.$F83]=[.$K83]);1;IF(AND([.$F83]=[.H83];[.$F83]&lt;&gt;[.$K83]);-1;0))" office:value-type="float" office:value="0" calcext:value-type="float">
            <text:p>0</text:p>
          </table:table-cell>
          <table:table-cell table:formula="of:=IF(AND([.$F83]=[.I83];[.$F83]=[.$K83]);1;IF(AND([.$F83]=[.I83];[.$F83]&lt;&gt;[.$K83]);-1;0))" office:value-type="float" office:value="0" calcext:value-type="float">
            <text:p>0</text:p>
          </table:table-cell>
          <table:table-cell table:formula="of:=SUM([.AP83:.AR83])/3" office:value-type="float" office:value="-0.333333333333333" calcext:value-type="float">
            <text:p>-0.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ww.dramafever.com</text:p>
          </table:table-cell>
          <table:table-cell office:value-type="string" calcext:value-type="string">
            <text:p>PAA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PACKAGE</text:p>
          </table:table-cell>
          <table:table-cell table:number-columns-repeated="3" office:value-type="string" calcext:value-type="string">
            <text:p>NEWS</text:p>
          </table:table-cell>
          <table:table-cell office:value-type="string" calcext:value-type="string">
            <text:p>PA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S</text:p>
          </table:table-cell>
          <table:table-cell table:formula="of:=IF([.$K84]=[.C84];1;0)" office:value-type="float" office:value="0" calcext:value-type="float">
            <text:p>0</text:p>
          </table:table-cell>
          <table:table-cell table:formula="of:=IF([.$K84]=[.D84];1;0)" office:value-type="float" office:value="1" calcext:value-type="float">
            <text:p>1</text:p>
          </table:table-cell>
          <table:table-cell table:formula="of:=IF([.$K84]=[.E84];1;0)" office:value-type="float" office:value="0" calcext:value-type="float">
            <text:p>0</text:p>
          </table:table-cell>
          <table:table-cell table:formula="of:=IF([.$K84]=[.F84];1;0)" office:value-type="float" office:value="1" calcext:value-type="float">
            <text:p>1</text:p>
          </table:table-cell>
          <table:table-cell table:formula="of:=IF([.$K84]=[.G84];1;0)" office:value-type="float" office:value="1" calcext:value-type="float">
            <text:p>1</text:p>
          </table:table-cell>
          <table:table-cell table:formula="of:=IF([.$K84]=[.H84];1;0)" office:value-type="float" office:value="1" calcext:value-type="float">
            <text:p>1</text:p>
          </table:table-cell>
          <table:table-cell table:formula="of:=IF([.$K84]=[.I84];1;0)" office:value-type="float" office:value="0" calcext:value-type="float">
            <text:p>0</text:p>
          </table:table-cell>
          <table:table-cell table:style-name="ce1" table:formula="of:=SUM([.L84:.R84])/7" office:value-type="float" office:value="0.571428571428571" calcext:value-type="float">
            <text:p>0.57</text:p>
          </table:table-cell>
          <table:table-cell/>
          <table:table-cell table:formula="of:=IF(AND([.$C84]=[.D84];[.$C84]=[.$K84]);1;IF(AND([.$C84]=[.D84];[.$C84]&lt;&gt;[.$K84]);-1;0))" office:value-type="float" office:value="0" calcext:value-type="float">
            <text:p>0</text:p>
          </table:table-cell>
          <table:table-cell table:formula="of:=IF(AND([.$C84]=[.E84];[.$C84]=[.$K84]);1;IF(AND([.$C84]=[.E84];[.$C84]&lt;&gt;[.$K84]);-1;0))" office:value-type="float" office:value="0" calcext:value-type="float">
            <text:p>0</text:p>
          </table:table-cell>
          <table:table-cell table:formula="of:=IF(AND([.$C84]=[.F84];[.$C84]=[.$K84]);1;IF(AND([.$C84]=[.F84];[.$C84]&lt;&gt;[.$K84]);-1;0))" office:value-type="float" office:value="0" calcext:value-type="float">
            <text:p>0</text:p>
          </table:table-cell>
          <table:table-cell table:formula="of:=IF(AND([.$C84]=[.G84];[.$C84]=[.$K84]);1;IF(AND([.$C84]=[.G84];[.$C84]&lt;&gt;[.$K84]);-1;0))" office:value-type="float" office:value="0" calcext:value-type="float">
            <text:p>0</text:p>
          </table:table-cell>
          <table:table-cell table:formula="of:=IF(AND([.$C84]=[.H84];[.$C84]=[.$K84]);1;IF(AND([.$C84]=[.H84];[.$C84]&lt;&gt;[.$K84]);-1;0))" office:value-type="float" office:value="0" calcext:value-type="float">
            <text:p>0</text:p>
          </table:table-cell>
          <table:table-cell table:formula="of:=IF(AND([.$C84]=[.I84];[.$C84]=[.$K84]);1;IF(AND([.$C84]=[.I84];[.$C84]&lt;&gt;[.$K84]);-1;0))" office:value-type="float" office:value="-1" calcext:value-type="float">
            <text:p>-1</text:p>
          </table:table-cell>
          <table:table-cell table:formula="of:=SUM([.U84:.Z84])/6" office:value-type="float" office:value="-0.166666666666667" calcext:value-type="float">
            <text:p>-0.17</text:p>
          </table:table-cell>
          <table:table-cell/>
          <table:table-cell table:formula="of:=IF(AND([.$D84]=[.E84];[.$D84]=[.$K84]);1;IF(AND([.$D84]=[.E84];[.$D84]&lt;&gt;[.$K84]);-1;0))" office:value-type="float" office:value="0" calcext:value-type="float">
            <text:p>0</text:p>
          </table:table-cell>
          <table:table-cell table:formula="of:=IF(AND([.$D84]=[.F84];[.$D84]=[.$K84]);1;IF(AND([.$D84]=[.F84];[.$D84]&lt;&gt;[.$K84]);-1;0))" office:value-type="float" office:value="1" calcext:value-type="float">
            <text:p>1</text:p>
          </table:table-cell>
          <table:table-cell table:formula="of:=IF(AND([.$D84]=[.G84];[.$D84]=[.$K84]);1;IF(AND([.$D84]=[.G84];[.$D84]&lt;&gt;[.$K84]);-1;0))" office:value-type="float" office:value="1" calcext:value-type="float">
            <text:p>1</text:p>
          </table:table-cell>
          <table:table-cell table:formula="of:=IF(AND([.$D84]=[.H84];[.$D84]=[.$K84]);1;IF(AND([.$D84]=[.H84];[.$D84]&lt;&gt;[.$K84]);-1;0))" office:value-type="float" office:value="1" calcext:value-type="float">
            <text:p>1</text:p>
          </table:table-cell>
          <table:table-cell table:formula="of:=IF(AND([.$D84]=[.I84];[.$D84]=[.$K84]);1;IF(AND([.$D84]=[.I84];[.$D84]&lt;&gt;[.$K84]);-1;0))" office:value-type="float" office:value="0" calcext:value-type="float">
            <text:p>0</text:p>
          </table:table-cell>
          <table:table-cell table:formula="of:=SUM([.AC84:.AG84])/5" office:value-type="float" office:value="0.6" calcext:value-type="float">
            <text:p>0.60</text:p>
          </table:table-cell>
          <table:table-cell/>
          <table:table-cell table:formula="of:=IF(AND([.$E84]=[.F84];[.$E84]=[.$K84]);1;IF(AND([.$E84]=[.F84];[.$E84]&lt;&gt;[.$K84]);-1;0))" office:value-type="float" office:value="0" calcext:value-type="float">
            <text:p>0</text:p>
          </table:table-cell>
          <table:table-cell table:formula="of:=IF(AND([.$E84]=[.G84];[.$E84]=[.$K84]);1;IF(AND([.$E84]=[.G84];[.$E84]&lt;&gt;[.$K84]);-1;0))" office:value-type="float" office:value="0" calcext:value-type="float">
            <text:p>0</text:p>
          </table:table-cell>
          <table:table-cell table:formula="of:=IF(AND([.$E84]=[.H84];[.$E84]=[.$K84]);1;IF(AND([.$E84]=[.H84];[.$E84]&lt;&gt;[.$K84]);-1;0))" office:value-type="float" office:value="0" calcext:value-type="float">
            <text:p>0</text:p>
          </table:table-cell>
          <table:table-cell table:formula="of:=IF(AND([.$E84]=[.I84];[.$E84]=[.$K84]);1;IF(AND([.$E84]=[.I84];[.$E84]&lt;&gt;[.$K84]);-1;0))" office:value-type="float" office:value="0" calcext:value-type="float">
            <text:p>0</text:p>
          </table:table-cell>
          <table:table-cell table:formula="of:=SUM([.AJ84:.AM84])/4" office:value-type="float" office:value="0" calcext:value-type="float">
            <text:p>0.00</text:p>
          </table:table-cell>
          <table:table-cell/>
          <table:table-cell table:formula="of:=IF(AND([.$F84]=[.G84];[.$F84]=[.$K84]);1;IF(AND([.$F84]=[.G84];[.$F84]&lt;&gt;[.$K84]);-1;0))" office:value-type="float" office:value="1" calcext:value-type="float">
            <text:p>1</text:p>
          </table:table-cell>
          <table:table-cell table:formula="of:=IF(AND([.$F84]=[.H84];[.$F84]=[.$K84]);1;IF(AND([.$F84]=[.H84];[.$F84]&lt;&gt;[.$K84]);-1;0))" office:value-type="float" office:value="1" calcext:value-type="float">
            <text:p>1</text:p>
          </table:table-cell>
          <table:table-cell table:formula="of:=IF(AND([.$F84]=[.I84];[.$F84]=[.$K84]);1;IF(AND([.$F84]=[.I84];[.$F84]&lt;&gt;[.$K84]);-1;0))" office:value-type="float" office:value="0" calcext:value-type="float">
            <text:p>0</text:p>
          </table:table-cell>
          <table:table-cell table:formula="of:=SUM([.AP84:.AR84])/3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radfrost.github.io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CLASS</text:p>
          </table:table-cell>
          <table:table-cell office:value-type="string" calcext:value-type="string">
            <text:p>BUSINESS</text:p>
          </table:table-cell>
          <table:table-cell table:number-columns-repeated="2" office:value-type="string" calcext:value-type="string">
            <text:p>NEWS</text:p>
          </table:table-cell>
          <table:table-cell table:number-columns-repeated="2" office:value-type="string" calcext:value-type="string">
            <text:p>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CLASS</text:p>
          </table:table-cell>
          <table:table-cell table:formula="of:=IF([.$K85]=[.C85];1;0)" office:value-type="float" office:value="0" calcext:value-type="float">
            <text:p>0</text:p>
          </table:table-cell>
          <table:table-cell table:formula="of:=IF([.$K85]=[.D85];1;0)" office:value-type="float" office:value="1" calcext:value-type="float">
            <text:p>1</text:p>
          </table:table-cell>
          <table:table-cell table:formula="of:=IF([.$K85]=[.E85];1;0)" office:value-type="float" office:value="0" calcext:value-type="float">
            <text:p>0</text:p>
          </table:table-cell>
          <table:table-cell table:formula="of:=IF([.$K85]=[.F85];1;0)" office:value-type="float" office:value="0" calcext:value-type="float">
            <text:p>0</text:p>
          </table:table-cell>
          <table:table-cell table:formula="of:=IF([.$K85]=[.G85];1;0)" office:value-type="float" office:value="0" calcext:value-type="float">
            <text:p>0</text:p>
          </table:table-cell>
          <table:table-cell table:formula="of:=IF([.$K85]=[.H85];1;0)" office:value-type="float" office:value="0" calcext:value-type="float">
            <text:p>0</text:p>
          </table:table-cell>
          <table:table-cell table:formula="of:=IF([.$K85]=[.I85];1;0)" office:value-type="float" office:value="0" calcext:value-type="float">
            <text:p>0</text:p>
          </table:table-cell>
          <table:table-cell table:style-name="ce1" table:formula="of:=SUM([.L85:.R85])/7" office:value-type="float" office:value="0.142857142857143" calcext:value-type="float">
            <text:p>0.14</text:p>
          </table:table-cell>
          <table:table-cell/>
          <table:table-cell table:formula="of:=IF(AND([.$C85]=[.D85];[.$C85]=[.$K85]);1;IF(AND([.$C85]=[.D85];[.$C85]&lt;&gt;[.$K85]);-1;0))" office:value-type="float" office:value="0" calcext:value-type="float">
            <text:p>0</text:p>
          </table:table-cell>
          <table:table-cell table:formula="of:=IF(AND([.$C85]=[.E85];[.$C85]=[.$K85]);1;IF(AND([.$C85]=[.E85];[.$C85]&lt;&gt;[.$K85]);-1;0))" office:value-type="float" office:value="0" calcext:value-type="float">
            <text:p>0</text:p>
          </table:table-cell>
          <table:table-cell table:formula="of:=IF(AND([.$C85]=[.F85];[.$C85]=[.$K85]);1;IF(AND([.$C85]=[.F85];[.$C85]&lt;&gt;[.$K85]);-1;0))" office:value-type="float" office:value="-1" calcext:value-type="float">
            <text:p>-1</text:p>
          </table:table-cell>
          <table:table-cell table:formula="of:=IF(AND([.$C85]=[.G85];[.$C85]=[.$K85]);1;IF(AND([.$C85]=[.G85];[.$C85]&lt;&gt;[.$K85]);-1;0))" office:value-type="float" office:value="-1" calcext:value-type="float">
            <text:p>-1</text:p>
          </table:table-cell>
          <table:table-cell table:formula="of:=IF(AND([.$C85]=[.H85];[.$C85]=[.$K85]);1;IF(AND([.$C85]=[.H85];[.$C85]&lt;&gt;[.$K85]);-1;0))" office:value-type="float" office:value="0" calcext:value-type="float">
            <text:p>0</text:p>
          </table:table-cell>
          <table:table-cell table:formula="of:=IF(AND([.$C85]=[.I85];[.$C85]=[.$K85]);1;IF(AND([.$C85]=[.I85];[.$C85]&lt;&gt;[.$K85]);-1;0))" office:value-type="float" office:value="0" calcext:value-type="float">
            <text:p>0</text:p>
          </table:table-cell>
          <table:table-cell table:formula="of:=SUM([.U85:.Z85])/6" office:value-type="float" office:value="-0.333333333333333" calcext:value-type="float">
            <text:p>-0.33</text:p>
          </table:table-cell>
          <table:table-cell/>
          <table:table-cell table:formula="of:=IF(AND([.$D85]=[.E85];[.$D85]=[.$K85]);1;IF(AND([.$D85]=[.E85];[.$D85]&lt;&gt;[.$K85]);-1;0))" office:value-type="float" office:value="0" calcext:value-type="float">
            <text:p>0</text:p>
          </table:table-cell>
          <table:table-cell table:formula="of:=IF(AND([.$D85]=[.F85];[.$D85]=[.$K85]);1;IF(AND([.$D85]=[.F85];[.$D85]&lt;&gt;[.$K85]);-1;0))" office:value-type="float" office:value="0" calcext:value-type="float">
            <text:p>0</text:p>
          </table:table-cell>
          <table:table-cell table:formula="of:=IF(AND([.$D85]=[.G85];[.$D85]=[.$K85]);1;IF(AND([.$D85]=[.G85];[.$D85]&lt;&gt;[.$K85]);-1;0))" office:value-type="float" office:value="0" calcext:value-type="float">
            <text:p>0</text:p>
          </table:table-cell>
          <table:table-cell table:formula="of:=IF(AND([.$D85]=[.H85];[.$D85]=[.$K85]);1;IF(AND([.$D85]=[.H85];[.$D85]&lt;&gt;[.$K85]);-1;0))" office:value-type="float" office:value="0" calcext:value-type="float">
            <text:p>0</text:p>
          </table:table-cell>
          <table:table-cell table:formula="of:=IF(AND([.$D85]=[.I85];[.$D85]=[.$K85]);1;IF(AND([.$D85]=[.I85];[.$D85]&lt;&gt;[.$K85]);-1;0))" office:value-type="float" office:value="0" calcext:value-type="float">
            <text:p>0</text:p>
          </table:table-cell>
          <table:table-cell table:formula="of:=SUM([.AC85:.AG85])/5" office:value-type="float" office:value="0" calcext:value-type="float">
            <text:p>0.00</text:p>
          </table:table-cell>
          <table:table-cell/>
          <table:table-cell table:formula="of:=IF(AND([.$E85]=[.F85];[.$E85]=[.$K85]);1;IF(AND([.$E85]=[.F85];[.$E85]&lt;&gt;[.$K85]);-1;0))" office:value-type="float" office:value="0" calcext:value-type="float">
            <text:p>0</text:p>
          </table:table-cell>
          <table:table-cell table:formula="of:=IF(AND([.$E85]=[.G85];[.$E85]=[.$K85]);1;IF(AND([.$E85]=[.G85];[.$E85]&lt;&gt;[.$K85]);-1;0))" office:value-type="float" office:value="0" calcext:value-type="float">
            <text:p>0</text:p>
          </table:table-cell>
          <table:table-cell table:formula="of:=IF(AND([.$E85]=[.H85];[.$E85]=[.$K85]);1;IF(AND([.$E85]=[.H85];[.$E85]&lt;&gt;[.$K85]);-1;0))" office:value-type="float" office:value="-1" calcext:value-type="float">
            <text:p>-1</text:p>
          </table:table-cell>
          <table:table-cell table:formula="of:=IF(AND([.$E85]=[.I85];[.$E85]=[.$K85]);1;IF(AND([.$E85]=[.I85];[.$E85]&lt;&gt;[.$K85]);-1;0))" office:value-type="float" office:value="-1" calcext:value-type="float">
            <text:p>-1</text:p>
          </table:table-cell>
          <table:table-cell table:formula="of:=SUM([.AJ85:.AM85])/4" office:value-type="float" office:value="-0.5" calcext:value-type="float">
            <text:p>-0.50</text:p>
          </table:table-cell>
          <table:table-cell/>
          <table:table-cell table:formula="of:=IF(AND([.$F85]=[.G85];[.$F85]=[.$K85]);1;IF(AND([.$F85]=[.G85];[.$F85]&lt;&gt;[.$K85]);-1;0))" office:value-type="float" office:value="-1" calcext:value-type="float">
            <text:p>-1</text:p>
          </table:table-cell>
          <table:table-cell table:formula="of:=IF(AND([.$F85]=[.H85];[.$F85]=[.$K85]);1;IF(AND([.$F85]=[.H85];[.$F85]&lt;&gt;[.$K85]);-1;0))" office:value-type="float" office:value="0" calcext:value-type="float">
            <text:p>0</text:p>
          </table:table-cell>
          <table:table-cell table:formula="of:=IF(AND([.$F85]=[.I85];[.$F85]=[.$K85]);1;IF(AND([.$F85]=[.I85];[.$F85]&lt;&gt;[.$K85]);-1;0))" office:value-type="float" office:value="0" calcext:value-type="float">
            <text:p>0</text:p>
          </table:table-cell>
          <table:table-cell table:formula="of:=SUM([.AP85:.AR85])/3" office:value-type="float" office:value="-0.333333333333333" calcext:value-type="float">
            <text:p>-0.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ww.flexboxdefense.com</text:p>
          </table:table-cell>
          <table:table-cell office:value-type="string" calcext:value-type="string">
            <text:p>NOCLASS</text:p>
          </table:table-cell>
          <table:table-cell table:number-columns-repeated="2" office:value-type="string" calcext:value-type="string">
            <text:p>PACKAGE</text:p>
          </table:table-cell>
          <table:table-cell office:value-type="string" calcext:value-type="string">
            <text:p>NOCLASS</text:p>
          </table:table-cell>
          <table:table-cell table:number-columns-repeated="3"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AGE</text:p>
          </table:table-cell>
          <table:table-cell table:formula="of:=IF([.$K86]=[.C86];1;0)" office:value-type="float" office:value="0" calcext:value-type="float">
            <text:p>0</text:p>
          </table:table-cell>
          <table:table-cell table:formula="of:=IF([.$K86]=[.D86];1;0)" office:value-type="float" office:value="1" calcext:value-type="float">
            <text:p>1</text:p>
          </table:table-cell>
          <table:table-cell table:formula="of:=IF([.$K86]=[.E86];1;0)" office:value-type="float" office:value="1" calcext:value-type="float">
            <text:p>1</text:p>
          </table:table-cell>
          <table:table-cell table:formula="of:=IF([.$K86]=[.F86];1;0)" office:value-type="float" office:value="0" calcext:value-type="float">
            <text:p>0</text:p>
          </table:table-cell>
          <table:table-cell table:formula="of:=IF([.$K86]=[.G86];1;0)" office:value-type="float" office:value="1" calcext:value-type="float">
            <text:p>1</text:p>
          </table:table-cell>
          <table:table-cell table:formula="of:=IF([.$K86]=[.H86];1;0)" office:value-type="float" office:value="1" calcext:value-type="float">
            <text:p>1</text:p>
          </table:table-cell>
          <table:table-cell table:formula="of:=IF([.$K86]=[.I86];1;0)" office:value-type="float" office:value="1" calcext:value-type="float">
            <text:p>1</text:p>
          </table:table-cell>
          <table:table-cell table:style-name="ce1" table:formula="of:=SUM([.L86:.R86])/7" office:value-type="float" office:value="0.714285714285714" calcext:value-type="float">
            <text:p>0.71</text:p>
          </table:table-cell>
          <table:table-cell/>
          <table:table-cell table:formula="of:=IF(AND([.$C86]=[.D86];[.$C86]=[.$K86]);1;IF(AND([.$C86]=[.D86];[.$C86]&lt;&gt;[.$K86]);-1;0))" office:value-type="float" office:value="0" calcext:value-type="float">
            <text:p>0</text:p>
          </table:table-cell>
          <table:table-cell table:formula="of:=IF(AND([.$C86]=[.E86];[.$C86]=[.$K86]);1;IF(AND([.$C86]=[.E86];[.$C86]&lt;&gt;[.$K86]);-1;0))" office:value-type="float" office:value="0" calcext:value-type="float">
            <text:p>0</text:p>
          </table:table-cell>
          <table:table-cell table:formula="of:=IF(AND([.$C86]=[.F86];[.$C86]=[.$K86]);1;IF(AND([.$C86]=[.F86];[.$C86]&lt;&gt;[.$K86]);-1;0))" office:value-type="float" office:value="-1" calcext:value-type="float">
            <text:p>-1</text:p>
          </table:table-cell>
          <table:table-cell table:formula="of:=IF(AND([.$C86]=[.G86];[.$C86]=[.$K86]);1;IF(AND([.$C86]=[.G86];[.$C86]&lt;&gt;[.$K86]);-1;0))" office:value-type="float" office:value="0" calcext:value-type="float">
            <text:p>0</text:p>
          </table:table-cell>
          <table:table-cell table:formula="of:=IF(AND([.$C86]=[.H86];[.$C86]=[.$K86]);1;IF(AND([.$C86]=[.H86];[.$C86]&lt;&gt;[.$K86]);-1;0))" office:value-type="float" office:value="0" calcext:value-type="float">
            <text:p>0</text:p>
          </table:table-cell>
          <table:table-cell table:formula="of:=IF(AND([.$C86]=[.I86];[.$C86]=[.$K86]);1;IF(AND([.$C86]=[.I86];[.$C86]&lt;&gt;[.$K86]);-1;0))" office:value-type="float" office:value="0" calcext:value-type="float">
            <text:p>0</text:p>
          </table:table-cell>
          <table:table-cell table:formula="of:=SUM([.U86:.Z86])/6" office:value-type="float" office:value="-0.166666666666667" calcext:value-type="float">
            <text:p>-0.17</text:p>
          </table:table-cell>
          <table:table-cell/>
          <table:table-cell table:formula="of:=IF(AND([.$D86]=[.E86];[.$D86]=[.$K86]);1;IF(AND([.$D86]=[.E86];[.$D86]&lt;&gt;[.$K86]);-1;0))" office:value-type="float" office:value="1" calcext:value-type="float">
            <text:p>1</text:p>
          </table:table-cell>
          <table:table-cell table:formula="of:=IF(AND([.$D86]=[.F86];[.$D86]=[.$K86]);1;IF(AND([.$D86]=[.F86];[.$D86]&lt;&gt;[.$K86]);-1;0))" office:value-type="float" office:value="0" calcext:value-type="float">
            <text:p>0</text:p>
          </table:table-cell>
          <table:table-cell table:formula="of:=IF(AND([.$D86]=[.G86];[.$D86]=[.$K86]);1;IF(AND([.$D86]=[.G86];[.$D86]&lt;&gt;[.$K86]);-1;0))" office:value-type="float" office:value="1" calcext:value-type="float">
            <text:p>1</text:p>
          </table:table-cell>
          <table:table-cell table:formula="of:=IF(AND([.$D86]=[.H86];[.$D86]=[.$K86]);1;IF(AND([.$D86]=[.H86];[.$D86]&lt;&gt;[.$K86]);-1;0))" office:value-type="float" office:value="1" calcext:value-type="float">
            <text:p>1</text:p>
          </table:table-cell>
          <table:table-cell table:formula="of:=IF(AND([.$D86]=[.I86];[.$D86]=[.$K86]);1;IF(AND([.$D86]=[.I86];[.$D86]&lt;&gt;[.$K86]);-1;0))" office:value-type="float" office:value="1" calcext:value-type="float">
            <text:p>1</text:p>
          </table:table-cell>
          <table:table-cell table:formula="of:=SUM([.AC86:.AG86])/5" office:value-type="float" office:value="0.8" calcext:value-type="float">
            <text:p>0.80</text:p>
          </table:table-cell>
          <table:table-cell/>
          <table:table-cell table:formula="of:=IF(AND([.$E86]=[.F86];[.$E86]=[.$K86]);1;IF(AND([.$E86]=[.F86];[.$E86]&lt;&gt;[.$K86]);-1;0))" office:value-type="float" office:value="0" calcext:value-type="float">
            <text:p>0</text:p>
          </table:table-cell>
          <table:table-cell table:formula="of:=IF(AND([.$E86]=[.G86];[.$E86]=[.$K86]);1;IF(AND([.$E86]=[.G86];[.$E86]&lt;&gt;[.$K86]);-1;0))" office:value-type="float" office:value="1" calcext:value-type="float">
            <text:p>1</text:p>
          </table:table-cell>
          <table:table-cell table:formula="of:=IF(AND([.$E86]=[.H86];[.$E86]=[.$K86]);1;IF(AND([.$E86]=[.H86];[.$E86]&lt;&gt;[.$K86]);-1;0))" office:value-type="float" office:value="1" calcext:value-type="float">
            <text:p>1</text:p>
          </table:table-cell>
          <table:table-cell table:formula="of:=IF(AND([.$E86]=[.I86];[.$E86]=[.$K86]);1;IF(AND([.$E86]=[.I86];[.$E86]&lt;&gt;[.$K86]);-1;0))" office:value-type="float" office:value="1" calcext:value-type="float">
            <text:p>1</text:p>
          </table:table-cell>
          <table:table-cell table:formula="of:=SUM([.AJ86:.AM86])/4" office:value-type="float" office:value="0.75" calcext:value-type="float">
            <text:p>0.75</text:p>
          </table:table-cell>
          <table:table-cell/>
          <table:table-cell table:formula="of:=IF(AND([.$F86]=[.G86];[.$F86]=[.$K86]);1;IF(AND([.$F86]=[.G86];[.$F86]&lt;&gt;[.$K86]);-1;0))" office:value-type="float" office:value="0" calcext:value-type="float">
            <text:p>0</text:p>
          </table:table-cell>
          <table:table-cell table:formula="of:=IF(AND([.$F86]=[.H86];[.$F86]=[.$K86]);1;IF(AND([.$F86]=[.H86];[.$F86]&lt;&gt;[.$K86]);-1;0))" office:value-type="float" office:value="0" calcext:value-type="float">
            <text:p>0</text:p>
          </table:table-cell>
          <table:table-cell table:formula="of:=IF(AND([.$F86]=[.I86];[.$F86]=[.$K86]);1;IF(AND([.$F86]=[.I86];[.$F86]&lt;&gt;[.$K86]);-1;0))" office:value-type="float" office:value="0" calcext:value-type="float">
            <text:p>0</text:p>
          </table:table-cell>
          <table:table-cell table:formula="of:=SUM([.AP86:.AR86])/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eerio.js.org</text:p>
          </table:table-cell>
          <table:table-cell table:number-columns-repeated="2" office:value-type="string" calcext:value-type="string">
            <text:p>PACKAGE</text:p>
          </table:table-cell>
          <table:table-cell office:value-type="string" calcext:value-type="string">
            <text:p>NEWS</text:p>
          </table:table-cell>
          <table:table-cell table:number-columns-repeated="3" office:value-type="string" calcext:value-type="string">
            <text:p>PACKAGE</text:p>
          </table:table-cell>
          <table:table-cell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AGE</text:p>
          </table:table-cell>
          <table:table-cell table:formula="of:=IF([.$K87]=[.C87];1;0)" office:value-type="float" office:value="1" calcext:value-type="float">
            <text:p>1</text:p>
          </table:table-cell>
          <table:table-cell table:formula="of:=IF([.$K87]=[.D87];1;0)" office:value-type="float" office:value="1" calcext:value-type="float">
            <text:p>1</text:p>
          </table:table-cell>
          <table:table-cell table:formula="of:=IF([.$K87]=[.E87];1;0)" office:value-type="float" office:value="0" calcext:value-type="float">
            <text:p>0</text:p>
          </table:table-cell>
          <table:table-cell table:formula="of:=IF([.$K87]=[.F87];1;0)" office:value-type="float" office:value="1" calcext:value-type="float">
            <text:p>1</text:p>
          </table:table-cell>
          <table:table-cell table:formula="of:=IF([.$K87]=[.G87];1;0)" office:value-type="float" office:value="1" calcext:value-type="float">
            <text:p>1</text:p>
          </table:table-cell>
          <table:table-cell table:formula="of:=IF([.$K87]=[.H87];1;0)" office:value-type="float" office:value="1" calcext:value-type="float">
            <text:p>1</text:p>
          </table:table-cell>
          <table:table-cell table:formula="of:=IF([.$K87]=[.I87];1;0)" office:value-type="float" office:value="0" calcext:value-type="float">
            <text:p>0</text:p>
          </table:table-cell>
          <table:table-cell table:style-name="ce1" table:formula="of:=SUM([.L87:.R87])/7" office:value-type="float" office:value="0.714285714285714" calcext:value-type="float">
            <text:p>0.71</text:p>
          </table:table-cell>
          <table:table-cell/>
          <table:table-cell table:formula="of:=IF(AND([.$C87]=[.D87];[.$C87]=[.$K87]);1;IF(AND([.$C87]=[.D87];[.$C87]&lt;&gt;[.$K87]);-1;0))" office:value-type="float" office:value="1" calcext:value-type="float">
            <text:p>1</text:p>
          </table:table-cell>
          <table:table-cell table:formula="of:=IF(AND([.$C87]=[.E87];[.$C87]=[.$K87]);1;IF(AND([.$C87]=[.E87];[.$C87]&lt;&gt;[.$K87]);-1;0))" office:value-type="float" office:value="0" calcext:value-type="float">
            <text:p>0</text:p>
          </table:table-cell>
          <table:table-cell table:formula="of:=IF(AND([.$C87]=[.F87];[.$C87]=[.$K87]);1;IF(AND([.$C87]=[.F87];[.$C87]&lt;&gt;[.$K87]);-1;0))" office:value-type="float" office:value="1" calcext:value-type="float">
            <text:p>1</text:p>
          </table:table-cell>
          <table:table-cell table:formula="of:=IF(AND([.$C87]=[.G87];[.$C87]=[.$K87]);1;IF(AND([.$C87]=[.G87];[.$C87]&lt;&gt;[.$K87]);-1;0))" office:value-type="float" office:value="1" calcext:value-type="float">
            <text:p>1</text:p>
          </table:table-cell>
          <table:table-cell table:formula="of:=IF(AND([.$C87]=[.H87];[.$C87]=[.$K87]);1;IF(AND([.$C87]=[.H87];[.$C87]&lt;&gt;[.$K87]);-1;0))" office:value-type="float" office:value="1" calcext:value-type="float">
            <text:p>1</text:p>
          </table:table-cell>
          <table:table-cell table:formula="of:=IF(AND([.$C87]=[.I87];[.$C87]=[.$K87]);1;IF(AND([.$C87]=[.I87];[.$C87]&lt;&gt;[.$K87]);-1;0))" office:value-type="float" office:value="0" calcext:value-type="float">
            <text:p>0</text:p>
          </table:table-cell>
          <table:table-cell table:formula="of:=SUM([.U87:.Z87])/6" office:value-type="float" office:value="0.666666666666667" calcext:value-type="float">
            <text:p>0.67</text:p>
          </table:table-cell>
          <table:table-cell/>
          <table:table-cell table:formula="of:=IF(AND([.$D87]=[.E87];[.$D87]=[.$K87]);1;IF(AND([.$D87]=[.E87];[.$D87]&lt;&gt;[.$K87]);-1;0))" office:value-type="float" office:value="0" calcext:value-type="float">
            <text:p>0</text:p>
          </table:table-cell>
          <table:table-cell table:formula="of:=IF(AND([.$D87]=[.F87];[.$D87]=[.$K87]);1;IF(AND([.$D87]=[.F87];[.$D87]&lt;&gt;[.$K87]);-1;0))" office:value-type="float" office:value="1" calcext:value-type="float">
            <text:p>1</text:p>
          </table:table-cell>
          <table:table-cell table:formula="of:=IF(AND([.$D87]=[.G87];[.$D87]=[.$K87]);1;IF(AND([.$D87]=[.G87];[.$D87]&lt;&gt;[.$K87]);-1;0))" office:value-type="float" office:value="1" calcext:value-type="float">
            <text:p>1</text:p>
          </table:table-cell>
          <table:table-cell table:formula="of:=IF(AND([.$D87]=[.H87];[.$D87]=[.$K87]);1;IF(AND([.$D87]=[.H87];[.$D87]&lt;&gt;[.$K87]);-1;0))" office:value-type="float" office:value="1" calcext:value-type="float">
            <text:p>1</text:p>
          </table:table-cell>
          <table:table-cell table:formula="of:=IF(AND([.$D87]=[.I87];[.$D87]=[.$K87]);1;IF(AND([.$D87]=[.I87];[.$D87]&lt;&gt;[.$K87]);-1;0))" office:value-type="float" office:value="0" calcext:value-type="float">
            <text:p>0</text:p>
          </table:table-cell>
          <table:table-cell table:formula="of:=SUM([.AC87:.AG87])/5" office:value-type="float" office:value="0.6" calcext:value-type="float">
            <text:p>0.60</text:p>
          </table:table-cell>
          <table:table-cell/>
          <table:table-cell table:formula="of:=IF(AND([.$E87]=[.F87];[.$E87]=[.$K87]);1;IF(AND([.$E87]=[.F87];[.$E87]&lt;&gt;[.$K87]);-1;0))" office:value-type="float" office:value="0" calcext:value-type="float">
            <text:p>0</text:p>
          </table:table-cell>
          <table:table-cell table:formula="of:=IF(AND([.$E87]=[.G87];[.$E87]=[.$K87]);1;IF(AND([.$E87]=[.G87];[.$E87]&lt;&gt;[.$K87]);-1;0))" office:value-type="float" office:value="0" calcext:value-type="float">
            <text:p>0</text:p>
          </table:table-cell>
          <table:table-cell table:formula="of:=IF(AND([.$E87]=[.H87];[.$E87]=[.$K87]);1;IF(AND([.$E87]=[.H87];[.$E87]&lt;&gt;[.$K87]);-1;0))" office:value-type="float" office:value="0" calcext:value-type="float">
            <text:p>0</text:p>
          </table:table-cell>
          <table:table-cell table:formula="of:=IF(AND([.$E87]=[.I87];[.$E87]=[.$K87]);1;IF(AND([.$E87]=[.I87];[.$E87]&lt;&gt;[.$K87]);-1;0))" office:value-type="float" office:value="-1" calcext:value-type="float">
            <text:p>-1</text:p>
          </table:table-cell>
          <table:table-cell table:formula="of:=SUM([.AJ87:.AM87])/4" office:value-type="float" office:value="-0.25" calcext:value-type="float">
            <text:p>-0.25</text:p>
          </table:table-cell>
          <table:table-cell/>
          <table:table-cell table:formula="of:=IF(AND([.$F87]=[.G87];[.$F87]=[.$K87]);1;IF(AND([.$F87]=[.G87];[.$F87]&lt;&gt;[.$K87]);-1;0))" office:value-type="float" office:value="1" calcext:value-type="float">
            <text:p>1</text:p>
          </table:table-cell>
          <table:table-cell table:formula="of:=IF(AND([.$F87]=[.H87];[.$F87]=[.$K87]);1;IF(AND([.$F87]=[.H87];[.$F87]&lt;&gt;[.$K87]);-1;0))" office:value-type="float" office:value="1" calcext:value-type="float">
            <text:p>1</text:p>
          </table:table-cell>
          <table:table-cell table:formula="of:=IF(AND([.$F87]=[.I87];[.$F87]=[.$K87]);1;IF(AND([.$F87]=[.I87];[.$F87]&lt;&gt;[.$K87]);-1;0))" office:value-type="float" office:value="0" calcext:value-type="float">
            <text:p>0</text:p>
          </table:table-cell>
          <table:table-cell table:formula="of:=SUM([.AP87:.AR87])/3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ngvist.com</text:p>
          </table:table-cell>
          <table:table-cell table:number-columns-repeated="7" office:value-type="string" calcext:value-type="string">
            <text:p>TRAI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ING</text:p>
          </table:table-cell>
          <table:table-cell table:formula="of:=IF([.$K88]=[.C88];1;0)" office:value-type="float" office:value="1" calcext:value-type="float">
            <text:p>1</text:p>
          </table:table-cell>
          <table:table-cell table:formula="of:=IF([.$K88]=[.D88];1;0)" office:value-type="float" office:value="1" calcext:value-type="float">
            <text:p>1</text:p>
          </table:table-cell>
          <table:table-cell table:formula="of:=IF([.$K88]=[.E88];1;0)" office:value-type="float" office:value="1" calcext:value-type="float">
            <text:p>1</text:p>
          </table:table-cell>
          <table:table-cell table:formula="of:=IF([.$K88]=[.F88];1;0)" office:value-type="float" office:value="1" calcext:value-type="float">
            <text:p>1</text:p>
          </table:table-cell>
          <table:table-cell table:formula="of:=IF([.$K88]=[.G88];1;0)" office:value-type="float" office:value="1" calcext:value-type="float">
            <text:p>1</text:p>
          </table:table-cell>
          <table:table-cell table:formula="of:=IF([.$K88]=[.H88];1;0)" office:value-type="float" office:value="1" calcext:value-type="float">
            <text:p>1</text:p>
          </table:table-cell>
          <table:table-cell table:formula="of:=IF([.$K88]=[.I88];1;0)" office:value-type="float" office:value="1" calcext:value-type="float">
            <text:p>1</text:p>
          </table:table-cell>
          <table:table-cell table:style-name="ce1" table:formula="of:=SUM([.L88:.R88])/7" office:value-type="float" office:value="1" calcext:value-type="float">
            <text:p>1.00</text:p>
          </table:table-cell>
          <table:table-cell/>
          <table:table-cell table:formula="of:=IF(AND([.$C88]=[.D88];[.$C88]=[.$K88]);1;IF(AND([.$C88]=[.D88];[.$C88]&lt;&gt;[.$K88]);-1;0))" office:value-type="float" office:value="1" calcext:value-type="float">
            <text:p>1</text:p>
          </table:table-cell>
          <table:table-cell table:formula="of:=IF(AND([.$C88]=[.E88];[.$C88]=[.$K88]);1;IF(AND([.$C88]=[.E88];[.$C88]&lt;&gt;[.$K88]);-1;0))" office:value-type="float" office:value="1" calcext:value-type="float">
            <text:p>1</text:p>
          </table:table-cell>
          <table:table-cell table:formula="of:=IF(AND([.$C88]=[.F88];[.$C88]=[.$K88]);1;IF(AND([.$C88]=[.F88];[.$C88]&lt;&gt;[.$K88]);-1;0))" office:value-type="float" office:value="1" calcext:value-type="float">
            <text:p>1</text:p>
          </table:table-cell>
          <table:table-cell table:formula="of:=IF(AND([.$C88]=[.G88];[.$C88]=[.$K88]);1;IF(AND([.$C88]=[.G88];[.$C88]&lt;&gt;[.$K88]);-1;0))" office:value-type="float" office:value="1" calcext:value-type="float">
            <text:p>1</text:p>
          </table:table-cell>
          <table:table-cell table:formula="of:=IF(AND([.$C88]=[.H88];[.$C88]=[.$K88]);1;IF(AND([.$C88]=[.H88];[.$C88]&lt;&gt;[.$K88]);-1;0))" office:value-type="float" office:value="1" calcext:value-type="float">
            <text:p>1</text:p>
          </table:table-cell>
          <table:table-cell table:formula="of:=IF(AND([.$C88]=[.I88];[.$C88]=[.$K88]);1;IF(AND([.$C88]=[.I88];[.$C88]&lt;&gt;[.$K88]);-1;0))" office:value-type="float" office:value="1" calcext:value-type="float">
            <text:p>1</text:p>
          </table:table-cell>
          <table:table-cell table:formula="of:=SUM([.U88:.Z88])/6" office:value-type="float" office:value="1" calcext:value-type="float">
            <text:p>1.00</text:p>
          </table:table-cell>
          <table:table-cell/>
          <table:table-cell table:formula="of:=IF(AND([.$D88]=[.E88];[.$D88]=[.$K88]);1;IF(AND([.$D88]=[.E88];[.$D88]&lt;&gt;[.$K88]);-1;0))" office:value-type="float" office:value="1" calcext:value-type="float">
            <text:p>1</text:p>
          </table:table-cell>
          <table:table-cell table:formula="of:=IF(AND([.$D88]=[.F88];[.$D88]=[.$K88]);1;IF(AND([.$D88]=[.F88];[.$D88]&lt;&gt;[.$K88]);-1;0))" office:value-type="float" office:value="1" calcext:value-type="float">
            <text:p>1</text:p>
          </table:table-cell>
          <table:table-cell table:formula="of:=IF(AND([.$D88]=[.G88];[.$D88]=[.$K88]);1;IF(AND([.$D88]=[.G88];[.$D88]&lt;&gt;[.$K88]);-1;0))" office:value-type="float" office:value="1" calcext:value-type="float">
            <text:p>1</text:p>
          </table:table-cell>
          <table:table-cell table:formula="of:=IF(AND([.$D88]=[.H88];[.$D88]=[.$K88]);1;IF(AND([.$D88]=[.H88];[.$D88]&lt;&gt;[.$K88]);-1;0))" office:value-type="float" office:value="1" calcext:value-type="float">
            <text:p>1</text:p>
          </table:table-cell>
          <table:table-cell table:formula="of:=IF(AND([.$D88]=[.I88];[.$D88]=[.$K88]);1;IF(AND([.$D88]=[.I88];[.$D88]&lt;&gt;[.$K88]);-1;0))" office:value-type="float" office:value="1" calcext:value-type="float">
            <text:p>1</text:p>
          </table:table-cell>
          <table:table-cell table:formula="of:=SUM([.AC88:.AG88])/5" office:value-type="float" office:value="1" calcext:value-type="float">
            <text:p>1.00</text:p>
          </table:table-cell>
          <table:table-cell/>
          <table:table-cell table:formula="of:=IF(AND([.$E88]=[.F88];[.$E88]=[.$K88]);1;IF(AND([.$E88]=[.F88];[.$E88]&lt;&gt;[.$K88]);-1;0))" office:value-type="float" office:value="1" calcext:value-type="float">
            <text:p>1</text:p>
          </table:table-cell>
          <table:table-cell table:formula="of:=IF(AND([.$E88]=[.G88];[.$E88]=[.$K88]);1;IF(AND([.$E88]=[.G88];[.$E88]&lt;&gt;[.$K88]);-1;0))" office:value-type="float" office:value="1" calcext:value-type="float">
            <text:p>1</text:p>
          </table:table-cell>
          <table:table-cell table:formula="of:=IF(AND([.$E88]=[.H88];[.$E88]=[.$K88]);1;IF(AND([.$E88]=[.H88];[.$E88]&lt;&gt;[.$K88]);-1;0))" office:value-type="float" office:value="1" calcext:value-type="float">
            <text:p>1</text:p>
          </table:table-cell>
          <table:table-cell table:formula="of:=IF(AND([.$E88]=[.I88];[.$E88]=[.$K88]);1;IF(AND([.$E88]=[.I88];[.$E88]&lt;&gt;[.$K88]);-1;0))" office:value-type="float" office:value="1" calcext:value-type="float">
            <text:p>1</text:p>
          </table:table-cell>
          <table:table-cell table:formula="of:=SUM([.AJ88:.AM88])/4" office:value-type="float" office:value="1" calcext:value-type="float">
            <text:p>1.00</text:p>
          </table:table-cell>
          <table:table-cell/>
          <table:table-cell table:formula="of:=IF(AND([.$F88]=[.G88];[.$F88]=[.$K88]);1;IF(AND([.$F88]=[.G88];[.$F88]&lt;&gt;[.$K88]);-1;0))" office:value-type="float" office:value="1" calcext:value-type="float">
            <text:p>1</text:p>
          </table:table-cell>
          <table:table-cell table:formula="of:=IF(AND([.$F88]=[.H88];[.$F88]=[.$K88]);1;IF(AND([.$F88]=[.H88];[.$F88]&lt;&gt;[.$K88]);-1;0))" office:value-type="float" office:value="1" calcext:value-type="float">
            <text:p>1</text:p>
          </table:table-cell>
          <table:table-cell table:formula="of:=IF(AND([.$F88]=[.I88];[.$F88]=[.$K88]);1;IF(AND([.$F88]=[.I88];[.$F88]&lt;&gt;[.$K88]);-1;0))" office:value-type="float" office:value="1" calcext:value-type="float">
            <text:p>1</text:p>
          </table:table-cell>
          <table:table-cell table:formula="of:=SUM([.AP88:.AR88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rikbern.com</text:p>
          </table:table-cell>
          <table:table-cell table:number-columns-repeated="7" office:value-type="string" calcext:value-type="string">
            <text:p>NOCL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CLASS</text:p>
          </table:table-cell>
          <table:table-cell table:formula="of:=IF([.$K89]=[.C89];1;0)" office:value-type="float" office:value="1" calcext:value-type="float">
            <text:p>1</text:p>
          </table:table-cell>
          <table:table-cell table:formula="of:=IF([.$K89]=[.D89];1;0)" office:value-type="float" office:value="1" calcext:value-type="float">
            <text:p>1</text:p>
          </table:table-cell>
          <table:table-cell table:formula="of:=IF([.$K89]=[.E89];1;0)" office:value-type="float" office:value="1" calcext:value-type="float">
            <text:p>1</text:p>
          </table:table-cell>
          <table:table-cell table:formula="of:=IF([.$K89]=[.F89];1;0)" office:value-type="float" office:value="1" calcext:value-type="float">
            <text:p>1</text:p>
          </table:table-cell>
          <table:table-cell table:formula="of:=IF([.$K89]=[.G89];1;0)" office:value-type="float" office:value="1" calcext:value-type="float">
            <text:p>1</text:p>
          </table:table-cell>
          <table:table-cell table:formula="of:=IF([.$K89]=[.H89];1;0)" office:value-type="float" office:value="1" calcext:value-type="float">
            <text:p>1</text:p>
          </table:table-cell>
          <table:table-cell table:formula="of:=IF([.$K89]=[.I89];1;0)" office:value-type="float" office:value="1" calcext:value-type="float">
            <text:p>1</text:p>
          </table:table-cell>
          <table:table-cell table:style-name="ce1" table:formula="of:=SUM([.L89:.R89])/7" office:value-type="float" office:value="1" calcext:value-type="float">
            <text:p>1.00</text:p>
          </table:table-cell>
          <table:table-cell/>
          <table:table-cell table:formula="of:=IF(AND([.$C89]=[.D89];[.$C89]=[.$K89]);1;IF(AND([.$C89]=[.D89];[.$C89]&lt;&gt;[.$K89]);-1;0))" office:value-type="float" office:value="1" calcext:value-type="float">
            <text:p>1</text:p>
          </table:table-cell>
          <table:table-cell table:formula="of:=IF(AND([.$C89]=[.E89];[.$C89]=[.$K89]);1;IF(AND([.$C89]=[.E89];[.$C89]&lt;&gt;[.$K89]);-1;0))" office:value-type="float" office:value="1" calcext:value-type="float">
            <text:p>1</text:p>
          </table:table-cell>
          <table:table-cell table:formula="of:=IF(AND([.$C89]=[.F89];[.$C89]=[.$K89]);1;IF(AND([.$C89]=[.F89];[.$C89]&lt;&gt;[.$K89]);-1;0))" office:value-type="float" office:value="1" calcext:value-type="float">
            <text:p>1</text:p>
          </table:table-cell>
          <table:table-cell table:formula="of:=IF(AND([.$C89]=[.G89];[.$C89]=[.$K89]);1;IF(AND([.$C89]=[.G89];[.$C89]&lt;&gt;[.$K89]);-1;0))" office:value-type="float" office:value="1" calcext:value-type="float">
            <text:p>1</text:p>
          </table:table-cell>
          <table:table-cell table:formula="of:=IF(AND([.$C89]=[.H89];[.$C89]=[.$K89]);1;IF(AND([.$C89]=[.H89];[.$C89]&lt;&gt;[.$K89]);-1;0))" office:value-type="float" office:value="1" calcext:value-type="float">
            <text:p>1</text:p>
          </table:table-cell>
          <table:table-cell table:formula="of:=IF(AND([.$C89]=[.I89];[.$C89]=[.$K89]);1;IF(AND([.$C89]=[.I89];[.$C89]&lt;&gt;[.$K89]);-1;0))" office:value-type="float" office:value="1" calcext:value-type="float">
            <text:p>1</text:p>
          </table:table-cell>
          <table:table-cell table:formula="of:=SUM([.U89:.Z89])/6" office:value-type="float" office:value="1" calcext:value-type="float">
            <text:p>1.00</text:p>
          </table:table-cell>
          <table:table-cell/>
          <table:table-cell table:formula="of:=IF(AND([.$D89]=[.E89];[.$D89]=[.$K89]);1;IF(AND([.$D89]=[.E89];[.$D89]&lt;&gt;[.$K89]);-1;0))" office:value-type="float" office:value="1" calcext:value-type="float">
            <text:p>1</text:p>
          </table:table-cell>
          <table:table-cell table:formula="of:=IF(AND([.$D89]=[.F89];[.$D89]=[.$K89]);1;IF(AND([.$D89]=[.F89];[.$D89]&lt;&gt;[.$K89]);-1;0))" office:value-type="float" office:value="1" calcext:value-type="float">
            <text:p>1</text:p>
          </table:table-cell>
          <table:table-cell table:formula="of:=IF(AND([.$D89]=[.G89];[.$D89]=[.$K89]);1;IF(AND([.$D89]=[.G89];[.$D89]&lt;&gt;[.$K89]);-1;0))" office:value-type="float" office:value="1" calcext:value-type="float">
            <text:p>1</text:p>
          </table:table-cell>
          <table:table-cell table:formula="of:=IF(AND([.$D89]=[.H89];[.$D89]=[.$K89]);1;IF(AND([.$D89]=[.H89];[.$D89]&lt;&gt;[.$K89]);-1;0))" office:value-type="float" office:value="1" calcext:value-type="float">
            <text:p>1</text:p>
          </table:table-cell>
          <table:table-cell table:formula="of:=IF(AND([.$D89]=[.I89];[.$D89]=[.$K89]);1;IF(AND([.$D89]=[.I89];[.$D89]&lt;&gt;[.$K89]);-1;0))" office:value-type="float" office:value="1" calcext:value-type="float">
            <text:p>1</text:p>
          </table:table-cell>
          <table:table-cell table:formula="of:=SUM([.AC89:.AG89])/5" office:value-type="float" office:value="1" calcext:value-type="float">
            <text:p>1.00</text:p>
          </table:table-cell>
          <table:table-cell/>
          <table:table-cell table:formula="of:=IF(AND([.$E89]=[.F89];[.$E89]=[.$K89]);1;IF(AND([.$E89]=[.F89];[.$E89]&lt;&gt;[.$K89]);-1;0))" office:value-type="float" office:value="1" calcext:value-type="float">
            <text:p>1</text:p>
          </table:table-cell>
          <table:table-cell table:formula="of:=IF(AND([.$E89]=[.G89];[.$E89]=[.$K89]);1;IF(AND([.$E89]=[.G89];[.$E89]&lt;&gt;[.$K89]);-1;0))" office:value-type="float" office:value="1" calcext:value-type="float">
            <text:p>1</text:p>
          </table:table-cell>
          <table:table-cell table:formula="of:=IF(AND([.$E89]=[.H89];[.$E89]=[.$K89]);1;IF(AND([.$E89]=[.H89];[.$E89]&lt;&gt;[.$K89]);-1;0))" office:value-type="float" office:value="1" calcext:value-type="float">
            <text:p>1</text:p>
          </table:table-cell>
          <table:table-cell table:formula="of:=IF(AND([.$E89]=[.I89];[.$E89]=[.$K89]);1;IF(AND([.$E89]=[.I89];[.$E89]&lt;&gt;[.$K89]);-1;0))" office:value-type="float" office:value="1" calcext:value-type="float">
            <text:p>1</text:p>
          </table:table-cell>
          <table:table-cell table:formula="of:=SUM([.AJ89:.AM89])/4" office:value-type="float" office:value="1" calcext:value-type="float">
            <text:p>1.00</text:p>
          </table:table-cell>
          <table:table-cell/>
          <table:table-cell table:formula="of:=IF(AND([.$F89]=[.G89];[.$F89]=[.$K89]);1;IF(AND([.$F89]=[.G89];[.$F89]&lt;&gt;[.$K89]);-1;0))" office:value-type="float" office:value="1" calcext:value-type="float">
            <text:p>1</text:p>
          </table:table-cell>
          <table:table-cell table:formula="of:=IF(AND([.$F89]=[.H89];[.$F89]=[.$K89]);1;IF(AND([.$F89]=[.H89];[.$F89]&lt;&gt;[.$K89]);-1;0))" office:value-type="float" office:value="1" calcext:value-type="float">
            <text:p>1</text:p>
          </table:table-cell>
          <table:table-cell table:formula="of:=IF(AND([.$F89]=[.I89];[.$F89]=[.$K89]);1;IF(AND([.$F89]=[.I89];[.$F89]&lt;&gt;[.$K89]);-1;0))" office:value-type="float" office:value="1" calcext:value-type="float">
            <text:p>1</text:p>
          </table:table-cell>
          <table:table-cell table:formula="of:=SUM([.AP89:.AR89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rojecteuler.net</text:p>
          </table:table-cell>
          <table:table-cell table:number-columns-repeated="2" office:value-type="string" calcext:value-type="string">
            <text:p>TRAINING</text:p>
          </table:table-cell>
          <table:table-cell office:value-type="string" calcext:value-type="string">
            <text:p>PACKAGE</text:p>
          </table:table-cell>
          <table:table-cell table:number-columns-repeated="3" office:value-type="string" calcext:value-type="string">
            <text:p>TRAINING</text:p>
          </table:table-cell>
          <table:table-cell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ING</text:p>
          </table:table-cell>
          <table:table-cell table:formula="of:=IF([.$K90]=[.C90];1;0)" office:value-type="float" office:value="1" calcext:value-type="float">
            <text:p>1</text:p>
          </table:table-cell>
          <table:table-cell table:formula="of:=IF([.$K90]=[.D90];1;0)" office:value-type="float" office:value="1" calcext:value-type="float">
            <text:p>1</text:p>
          </table:table-cell>
          <table:table-cell table:formula="of:=IF([.$K90]=[.E90];1;0)" office:value-type="float" office:value="0" calcext:value-type="float">
            <text:p>0</text:p>
          </table:table-cell>
          <table:table-cell table:formula="of:=IF([.$K90]=[.F90];1;0)" office:value-type="float" office:value="1" calcext:value-type="float">
            <text:p>1</text:p>
          </table:table-cell>
          <table:table-cell table:formula="of:=IF([.$K90]=[.G90];1;0)" office:value-type="float" office:value="1" calcext:value-type="float">
            <text:p>1</text:p>
          </table:table-cell>
          <table:table-cell table:formula="of:=IF([.$K90]=[.H90];1;0)" office:value-type="float" office:value="1" calcext:value-type="float">
            <text:p>1</text:p>
          </table:table-cell>
          <table:table-cell table:formula="of:=IF([.$K90]=[.I90];1;0)" office:value-type="float" office:value="0" calcext:value-type="float">
            <text:p>0</text:p>
          </table:table-cell>
          <table:table-cell table:style-name="ce1" table:formula="of:=SUM([.L90:.R90])/7" office:value-type="float" office:value="0.714285714285714" calcext:value-type="float">
            <text:p>0.71</text:p>
          </table:table-cell>
          <table:table-cell/>
          <table:table-cell table:formula="of:=IF(AND([.$C90]=[.D90];[.$C90]=[.$K90]);1;IF(AND([.$C90]=[.D90];[.$C90]&lt;&gt;[.$K90]);-1;0))" office:value-type="float" office:value="1" calcext:value-type="float">
            <text:p>1</text:p>
          </table:table-cell>
          <table:table-cell table:formula="of:=IF(AND([.$C90]=[.E90];[.$C90]=[.$K90]);1;IF(AND([.$C90]=[.E90];[.$C90]&lt;&gt;[.$K90]);-1;0))" office:value-type="float" office:value="0" calcext:value-type="float">
            <text:p>0</text:p>
          </table:table-cell>
          <table:table-cell table:formula="of:=IF(AND([.$C90]=[.F90];[.$C90]=[.$K90]);1;IF(AND([.$C90]=[.F90];[.$C90]&lt;&gt;[.$K90]);-1;0))" office:value-type="float" office:value="1" calcext:value-type="float">
            <text:p>1</text:p>
          </table:table-cell>
          <table:table-cell table:formula="of:=IF(AND([.$C90]=[.G90];[.$C90]=[.$K90]);1;IF(AND([.$C90]=[.G90];[.$C90]&lt;&gt;[.$K90]);-1;0))" office:value-type="float" office:value="1" calcext:value-type="float">
            <text:p>1</text:p>
          </table:table-cell>
          <table:table-cell table:formula="of:=IF(AND([.$C90]=[.H90];[.$C90]=[.$K90]);1;IF(AND([.$C90]=[.H90];[.$C90]&lt;&gt;[.$K90]);-1;0))" office:value-type="float" office:value="1" calcext:value-type="float">
            <text:p>1</text:p>
          </table:table-cell>
          <table:table-cell table:formula="of:=IF(AND([.$C90]=[.I90];[.$C90]=[.$K90]);1;IF(AND([.$C90]=[.I90];[.$C90]&lt;&gt;[.$K90]);-1;0))" office:value-type="float" office:value="0" calcext:value-type="float">
            <text:p>0</text:p>
          </table:table-cell>
          <table:table-cell table:formula="of:=SUM([.U90:.Z90])/6" office:value-type="float" office:value="0.666666666666667" calcext:value-type="float">
            <text:p>0.67</text:p>
          </table:table-cell>
          <table:table-cell/>
          <table:table-cell table:formula="of:=IF(AND([.$D90]=[.E90];[.$D90]=[.$K90]);1;IF(AND([.$D90]=[.E90];[.$D90]&lt;&gt;[.$K90]);-1;0))" office:value-type="float" office:value="0" calcext:value-type="float">
            <text:p>0</text:p>
          </table:table-cell>
          <table:table-cell table:formula="of:=IF(AND([.$D90]=[.F90];[.$D90]=[.$K90]);1;IF(AND([.$D90]=[.F90];[.$D90]&lt;&gt;[.$K90]);-1;0))" office:value-type="float" office:value="1" calcext:value-type="float">
            <text:p>1</text:p>
          </table:table-cell>
          <table:table-cell table:formula="of:=IF(AND([.$D90]=[.G90];[.$D90]=[.$K90]);1;IF(AND([.$D90]=[.G90];[.$D90]&lt;&gt;[.$K90]);-1;0))" office:value-type="float" office:value="1" calcext:value-type="float">
            <text:p>1</text:p>
          </table:table-cell>
          <table:table-cell table:formula="of:=IF(AND([.$D90]=[.H90];[.$D90]=[.$K90]);1;IF(AND([.$D90]=[.H90];[.$D90]&lt;&gt;[.$K90]);-1;0))" office:value-type="float" office:value="1" calcext:value-type="float">
            <text:p>1</text:p>
          </table:table-cell>
          <table:table-cell table:formula="of:=IF(AND([.$D90]=[.I90];[.$D90]=[.$K90]);1;IF(AND([.$D90]=[.I90];[.$D90]&lt;&gt;[.$K90]);-1;0))" office:value-type="float" office:value="0" calcext:value-type="float">
            <text:p>0</text:p>
          </table:table-cell>
          <table:table-cell table:formula="of:=SUM([.AC90:.AG90])/5" office:value-type="float" office:value="0.6" calcext:value-type="float">
            <text:p>0.60</text:p>
          </table:table-cell>
          <table:table-cell/>
          <table:table-cell table:formula="of:=IF(AND([.$E90]=[.F90];[.$E90]=[.$K90]);1;IF(AND([.$E90]=[.F90];[.$E90]&lt;&gt;[.$K90]);-1;0))" office:value-type="float" office:value="0" calcext:value-type="float">
            <text:p>0</text:p>
          </table:table-cell>
          <table:table-cell table:formula="of:=IF(AND([.$E90]=[.G90];[.$E90]=[.$K90]);1;IF(AND([.$E90]=[.G90];[.$E90]&lt;&gt;[.$K90]);-1;0))" office:value-type="float" office:value="0" calcext:value-type="float">
            <text:p>0</text:p>
          </table:table-cell>
          <table:table-cell table:formula="of:=IF(AND([.$E90]=[.H90];[.$E90]=[.$K90]);1;IF(AND([.$E90]=[.H90];[.$E90]&lt;&gt;[.$K90]);-1;0))" office:value-type="float" office:value="0" calcext:value-type="float">
            <text:p>0</text:p>
          </table:table-cell>
          <table:table-cell table:formula="of:=IF(AND([.$E90]=[.I90];[.$E90]=[.$K90]);1;IF(AND([.$E90]=[.I90];[.$E90]&lt;&gt;[.$K90]);-1;0))" office:value-type="float" office:value="-1" calcext:value-type="float">
            <text:p>-1</text:p>
          </table:table-cell>
          <table:table-cell table:formula="of:=SUM([.AJ90:.AM90])/4" office:value-type="float" office:value="-0.25" calcext:value-type="float">
            <text:p>-0.25</text:p>
          </table:table-cell>
          <table:table-cell/>
          <table:table-cell table:formula="of:=IF(AND([.$F90]=[.G90];[.$F90]=[.$K90]);1;IF(AND([.$F90]=[.G90];[.$F90]&lt;&gt;[.$K90]);-1;0))" office:value-type="float" office:value="1" calcext:value-type="float">
            <text:p>1</text:p>
          </table:table-cell>
          <table:table-cell table:formula="of:=IF(AND([.$F90]=[.H90];[.$F90]=[.$K90]);1;IF(AND([.$F90]=[.H90];[.$F90]&lt;&gt;[.$K90]);-1;0))" office:value-type="float" office:value="1" calcext:value-type="float">
            <text:p>1</text:p>
          </table:table-cell>
          <table:table-cell table:formula="of:=IF(AND([.$F90]=[.I90];[.$F90]=[.$K90]);1;IF(AND([.$F90]=[.I90];[.$F90]&lt;&gt;[.$K90]);-1;0))" office:value-type="float" office:value="0" calcext:value-type="float">
            <text:p>0</text:p>
          </table:table-cell>
          <table:table-cell table:formula="of:=SUM([.AP90:.AR90])/3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odeanywhere.com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DOCS</text:p>
          </table:table-cell>
          <table:table-cell table:number-columns-repeated="2" office:value-type="string" calcext:value-type="string">
            <text:p>REPL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RE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L</text:p>
          </table:table-cell>
          <table:table-cell table:formula="of:=IF([.$K91]=[.C91];1;0)" office:value-type="float" office:value="1" calcext:value-type="float">
            <text:p>1</text:p>
          </table:table-cell>
          <table:table-cell table:formula="of:=IF([.$K91]=[.D91];1;0)" office:value-type="float" office:value="0" calcext:value-type="float">
            <text:p>0</text:p>
          </table:table-cell>
          <table:table-cell table:formula="of:=IF([.$K91]=[.E91];1;0)" office:value-type="float" office:value="0" calcext:value-type="float">
            <text:p>0</text:p>
          </table:table-cell>
          <table:table-cell table:formula="of:=IF([.$K91]=[.F91];1;0)" office:value-type="float" office:value="1" calcext:value-type="float">
            <text:p>1</text:p>
          </table:table-cell>
          <table:table-cell table:formula="of:=IF([.$K91]=[.G91];1;0)" office:value-type="float" office:value="1" calcext:value-type="float">
            <text:p>1</text:p>
          </table:table-cell>
          <table:table-cell table:formula="of:=IF([.$K91]=[.H91];1;0)" office:value-type="float" office:value="0" calcext:value-type="float">
            <text:p>0</text:p>
          </table:table-cell>
          <table:table-cell table:formula="of:=IF([.$K91]=[.I91];1;0)" office:value-type="float" office:value="1" calcext:value-type="float">
            <text:p>1</text:p>
          </table:table-cell>
          <table:table-cell table:style-name="ce1" table:formula="of:=SUM([.L91:.R91])/7" office:value-type="float" office:value="0.571428571428571" calcext:value-type="float">
            <text:p>0.57</text:p>
          </table:table-cell>
          <table:table-cell/>
          <table:table-cell table:formula="of:=IF(AND([.$C91]=[.D91];[.$C91]=[.$K91]);1;IF(AND([.$C91]=[.D91];[.$C91]&lt;&gt;[.$K91]);-1;0))" office:value-type="float" office:value="0" calcext:value-type="float">
            <text:p>0</text:p>
          </table:table-cell>
          <table:table-cell table:formula="of:=IF(AND([.$C91]=[.E91];[.$C91]=[.$K91]);1;IF(AND([.$C91]=[.E91];[.$C91]&lt;&gt;[.$K91]);-1;0))" office:value-type="float" office:value="0" calcext:value-type="float">
            <text:p>0</text:p>
          </table:table-cell>
          <table:table-cell table:formula="of:=IF(AND([.$C91]=[.F91];[.$C91]=[.$K91]);1;IF(AND([.$C91]=[.F91];[.$C91]&lt;&gt;[.$K91]);-1;0))" office:value-type="float" office:value="1" calcext:value-type="float">
            <text:p>1</text:p>
          </table:table-cell>
          <table:table-cell table:formula="of:=IF(AND([.$C91]=[.G91];[.$C91]=[.$K91]);1;IF(AND([.$C91]=[.G91];[.$C91]&lt;&gt;[.$K91]);-1;0))" office:value-type="float" office:value="1" calcext:value-type="float">
            <text:p>1</text:p>
          </table:table-cell>
          <table:table-cell table:formula="of:=IF(AND([.$C91]=[.H91];[.$C91]=[.$K91]);1;IF(AND([.$C91]=[.H91];[.$C91]&lt;&gt;[.$K91]);-1;0))" office:value-type="float" office:value="0" calcext:value-type="float">
            <text:p>0</text:p>
          </table:table-cell>
          <table:table-cell table:formula="of:=IF(AND([.$C91]=[.I91];[.$C91]=[.$K91]);1;IF(AND([.$C91]=[.I91];[.$C91]&lt;&gt;[.$K91]);-1;0))" office:value-type="float" office:value="1" calcext:value-type="float">
            <text:p>1</text:p>
          </table:table-cell>
          <table:table-cell table:formula="of:=SUM([.U91:.Z91])/6" office:value-type="float" office:value="0.5" calcext:value-type="float">
            <text:p>0.50</text:p>
          </table:table-cell>
          <table:table-cell/>
          <table:table-cell table:formula="of:=IF(AND([.$D91]=[.E91];[.$D91]=[.$K91]);1;IF(AND([.$D91]=[.E91];[.$D91]&lt;&gt;[.$K91]);-1;0))" office:value-type="float" office:value="0" calcext:value-type="float">
            <text:p>0</text:p>
          </table:table-cell>
          <table:table-cell table:formula="of:=IF(AND([.$D91]=[.F91];[.$D91]=[.$K91]);1;IF(AND([.$D91]=[.F91];[.$D91]&lt;&gt;[.$K91]);-1;0))" office:value-type="float" office:value="0" calcext:value-type="float">
            <text:p>0</text:p>
          </table:table-cell>
          <table:table-cell table:formula="of:=IF(AND([.$D91]=[.G91];[.$D91]=[.$K91]);1;IF(AND([.$D91]=[.G91];[.$D91]&lt;&gt;[.$K91]);-1;0))" office:value-type="float" office:value="0" calcext:value-type="float">
            <text:p>0</text:p>
          </table:table-cell>
          <table:table-cell table:formula="of:=IF(AND([.$D91]=[.H91];[.$D91]=[.$K91]);1;IF(AND([.$D91]=[.H91];[.$D91]&lt;&gt;[.$K91]);-1;0))" office:value-type="float" office:value="0" calcext:value-type="float">
            <text:p>0</text:p>
          </table:table-cell>
          <table:table-cell table:formula="of:=IF(AND([.$D91]=[.I91];[.$D91]=[.$K91]);1;IF(AND([.$D91]=[.I91];[.$D91]&lt;&gt;[.$K91]);-1;0))" office:value-type="float" office:value="0" calcext:value-type="float">
            <text:p>0</text:p>
          </table:table-cell>
          <table:table-cell table:formula="of:=SUM([.AC91:.AG91])/5" office:value-type="float" office:value="0" calcext:value-type="float">
            <text:p>0.00</text:p>
          </table:table-cell>
          <table:table-cell/>
          <table:table-cell table:formula="of:=IF(AND([.$E91]=[.F91];[.$E91]=[.$K91]);1;IF(AND([.$E91]=[.F91];[.$E91]&lt;&gt;[.$K91]);-1;0))" office:value-type="float" office:value="0" calcext:value-type="float">
            <text:p>0</text:p>
          </table:table-cell>
          <table:table-cell table:formula="of:=IF(AND([.$E91]=[.G91];[.$E91]=[.$K91]);1;IF(AND([.$E91]=[.G91];[.$E91]&lt;&gt;[.$K91]);-1;0))" office:value-type="float" office:value="0" calcext:value-type="float">
            <text:p>0</text:p>
          </table:table-cell>
          <table:table-cell table:formula="of:=IF(AND([.$E91]=[.H91];[.$E91]=[.$K91]);1;IF(AND([.$E91]=[.H91];[.$E91]&lt;&gt;[.$K91]);-1;0))" office:value-type="float" office:value="-1" calcext:value-type="float">
            <text:p>-1</text:p>
          </table:table-cell>
          <table:table-cell table:formula="of:=IF(AND([.$E91]=[.I91];[.$E91]=[.$K91]);1;IF(AND([.$E91]=[.I91];[.$E91]&lt;&gt;[.$K91]);-1;0))" office:value-type="float" office:value="0" calcext:value-type="float">
            <text:p>0</text:p>
          </table:table-cell>
          <table:table-cell table:formula="of:=SUM([.AJ91:.AM91])/4" office:value-type="float" office:value="-0.25" calcext:value-type="float">
            <text:p>-0.25</text:p>
          </table:table-cell>
          <table:table-cell/>
          <table:table-cell table:formula="of:=IF(AND([.$F91]=[.G91];[.$F91]=[.$K91]);1;IF(AND([.$F91]=[.G91];[.$F91]&lt;&gt;[.$K91]);-1;0))" office:value-type="float" office:value="1" calcext:value-type="float">
            <text:p>1</text:p>
          </table:table-cell>
          <table:table-cell table:formula="of:=IF(AND([.$F91]=[.H91];[.$F91]=[.$K91]);1;IF(AND([.$F91]=[.H91];[.$F91]&lt;&gt;[.$K91]);-1;0))" office:value-type="float" office:value="0" calcext:value-type="float">
            <text:p>0</text:p>
          </table:table-cell>
          <table:table-cell table:formula="of:=IF(AND([.$F91]=[.I91];[.$F91]=[.$K91]);1;IF(AND([.$F91]=[.I91];[.$F91]&lt;&gt;[.$K91]);-1;0))" office:value-type="float" office:value="1" calcext:value-type="float">
            <text:p>1</text:p>
          </table:table-cell>
          <table:table-cell table:formula="of:=SUM([.AP91:.AR91])/3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-ok.org</text:p>
          </table:table-cell>
          <table:table-cell table:number-columns-repeated="7" office:value-type="string" calcext:value-type="string">
            <text:p>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GINE</text:p>
          </table:table-cell>
          <table:table-cell table:formula="of:=IF([.$K92]=[.C92];1;0)" office:value-type="float" office:value="0" calcext:value-type="float">
            <text:p>0</text:p>
          </table:table-cell>
          <table:table-cell table:formula="of:=IF([.$K92]=[.D92];1;0)" office:value-type="float" office:value="0" calcext:value-type="float">
            <text:p>0</text:p>
          </table:table-cell>
          <table:table-cell table:formula="of:=IF([.$K92]=[.E92];1;0)" office:value-type="float" office:value="0" calcext:value-type="float">
            <text:p>0</text:p>
          </table:table-cell>
          <table:table-cell table:formula="of:=IF([.$K92]=[.F92];1;0)" office:value-type="float" office:value="0" calcext:value-type="float">
            <text:p>0</text:p>
          </table:table-cell>
          <table:table-cell table:formula="of:=IF([.$K92]=[.G92];1;0)" office:value-type="float" office:value="0" calcext:value-type="float">
            <text:p>0</text:p>
          </table:table-cell>
          <table:table-cell table:formula="of:=IF([.$K92]=[.H92];1;0)" office:value-type="float" office:value="0" calcext:value-type="float">
            <text:p>0</text:p>
          </table:table-cell>
          <table:table-cell table:formula="of:=IF([.$K92]=[.I92];1;0)" office:value-type="float" office:value="0" calcext:value-type="float">
            <text:p>0</text:p>
          </table:table-cell>
          <table:table-cell table:style-name="ce1" table:formula="of:=SUM([.L92:.R92])/7" office:value-type="float" office:value="0" calcext:value-type="float">
            <text:p>0.00</text:p>
          </table:table-cell>
          <table:table-cell/>
          <table:table-cell table:formula="of:=IF(AND([.$C92]=[.D92];[.$C92]=[.$K92]);1;IF(AND([.$C92]=[.D92];[.$C92]&lt;&gt;[.$K92]);-1;0))" office:value-type="float" office:value="-1" calcext:value-type="float">
            <text:p>-1</text:p>
          </table:table-cell>
          <table:table-cell table:formula="of:=IF(AND([.$C92]=[.E92];[.$C92]=[.$K92]);1;IF(AND([.$C92]=[.E92];[.$C92]&lt;&gt;[.$K92]);-1;0))" office:value-type="float" office:value="-1" calcext:value-type="float">
            <text:p>-1</text:p>
          </table:table-cell>
          <table:table-cell table:formula="of:=IF(AND([.$C92]=[.F92];[.$C92]=[.$K92]);1;IF(AND([.$C92]=[.F92];[.$C92]&lt;&gt;[.$K92]);-1;0))" office:value-type="float" office:value="-1" calcext:value-type="float">
            <text:p>-1</text:p>
          </table:table-cell>
          <table:table-cell table:formula="of:=IF(AND([.$C92]=[.G92];[.$C92]=[.$K92]);1;IF(AND([.$C92]=[.G92];[.$C92]&lt;&gt;[.$K92]);-1;0))" office:value-type="float" office:value="-1" calcext:value-type="float">
            <text:p>-1</text:p>
          </table:table-cell>
          <table:table-cell table:formula="of:=IF(AND([.$C92]=[.H92];[.$C92]=[.$K92]);1;IF(AND([.$C92]=[.H92];[.$C92]&lt;&gt;[.$K92]);-1;0))" office:value-type="float" office:value="-1" calcext:value-type="float">
            <text:p>-1</text:p>
          </table:table-cell>
          <table:table-cell table:formula="of:=IF(AND([.$C92]=[.I92];[.$C92]=[.$K92]);1;IF(AND([.$C92]=[.I92];[.$C92]&lt;&gt;[.$K92]);-1;0))" office:value-type="float" office:value="-1" calcext:value-type="float">
            <text:p>-1</text:p>
          </table:table-cell>
          <table:table-cell table:formula="of:=SUM([.U92:.Z92])/6" office:value-type="float" office:value="-1" calcext:value-type="float">
            <text:p>-1.00</text:p>
          </table:table-cell>
          <table:table-cell/>
          <table:table-cell table:formula="of:=IF(AND([.$D92]=[.E92];[.$D92]=[.$K92]);1;IF(AND([.$D92]=[.E92];[.$D92]&lt;&gt;[.$K92]);-1;0))" office:value-type="float" office:value="-1" calcext:value-type="float">
            <text:p>-1</text:p>
          </table:table-cell>
          <table:table-cell table:formula="of:=IF(AND([.$D92]=[.F92];[.$D92]=[.$K92]);1;IF(AND([.$D92]=[.F92];[.$D92]&lt;&gt;[.$K92]);-1;0))" office:value-type="float" office:value="-1" calcext:value-type="float">
            <text:p>-1</text:p>
          </table:table-cell>
          <table:table-cell table:formula="of:=IF(AND([.$D92]=[.G92];[.$D92]=[.$K92]);1;IF(AND([.$D92]=[.G92];[.$D92]&lt;&gt;[.$K92]);-1;0))" office:value-type="float" office:value="-1" calcext:value-type="float">
            <text:p>-1</text:p>
          </table:table-cell>
          <table:table-cell table:formula="of:=IF(AND([.$D92]=[.H92];[.$D92]=[.$K92]);1;IF(AND([.$D92]=[.H92];[.$D92]&lt;&gt;[.$K92]);-1;0))" office:value-type="float" office:value="-1" calcext:value-type="float">
            <text:p>-1</text:p>
          </table:table-cell>
          <table:table-cell table:formula="of:=IF(AND([.$D92]=[.I92];[.$D92]=[.$K92]);1;IF(AND([.$D92]=[.I92];[.$D92]&lt;&gt;[.$K92]);-1;0))" office:value-type="float" office:value="-1" calcext:value-type="float">
            <text:p>-1</text:p>
          </table:table-cell>
          <table:table-cell table:formula="of:=SUM([.AC92:.AG92])/5" office:value-type="float" office:value="-1" calcext:value-type="float">
            <text:p>-1.00</text:p>
          </table:table-cell>
          <table:table-cell/>
          <table:table-cell table:formula="of:=IF(AND([.$E92]=[.F92];[.$E92]=[.$K92]);1;IF(AND([.$E92]=[.F92];[.$E92]&lt;&gt;[.$K92]);-1;0))" office:value-type="float" office:value="-1" calcext:value-type="float">
            <text:p>-1</text:p>
          </table:table-cell>
          <table:table-cell table:formula="of:=IF(AND([.$E92]=[.G92];[.$E92]=[.$K92]);1;IF(AND([.$E92]=[.G92];[.$E92]&lt;&gt;[.$K92]);-1;0))" office:value-type="float" office:value="-1" calcext:value-type="float">
            <text:p>-1</text:p>
          </table:table-cell>
          <table:table-cell table:formula="of:=IF(AND([.$E92]=[.H92];[.$E92]=[.$K92]);1;IF(AND([.$E92]=[.H92];[.$E92]&lt;&gt;[.$K92]);-1;0))" office:value-type="float" office:value="-1" calcext:value-type="float">
            <text:p>-1</text:p>
          </table:table-cell>
          <table:table-cell table:formula="of:=IF(AND([.$E92]=[.I92];[.$E92]=[.$K92]);1;IF(AND([.$E92]=[.I92];[.$E92]&lt;&gt;[.$K92]);-1;0))" office:value-type="float" office:value="-1" calcext:value-type="float">
            <text:p>-1</text:p>
          </table:table-cell>
          <table:table-cell table:formula="of:=SUM([.AJ92:.AM92])/4" office:value-type="float" office:value="-1" calcext:value-type="float">
            <text:p>-1.00</text:p>
          </table:table-cell>
          <table:table-cell/>
          <table:table-cell table:formula="of:=IF(AND([.$F92]=[.G92];[.$F92]=[.$K92]);1;IF(AND([.$F92]=[.G92];[.$F92]&lt;&gt;[.$K92]);-1;0))" office:value-type="float" office:value="-1" calcext:value-type="float">
            <text:p>-1</text:p>
          </table:table-cell>
          <table:table-cell table:formula="of:=IF(AND([.$F92]=[.H92];[.$F92]=[.$K92]);1;IF(AND([.$F92]=[.H92];[.$F92]&lt;&gt;[.$K92]);-1;0))" office:value-type="float" office:value="-1" calcext:value-type="float">
            <text:p>-1</text:p>
          </table:table-cell>
          <table:table-cell table:formula="of:=IF(AND([.$F92]=[.I92];[.$F92]=[.$K92]);1;IF(AND([.$F92]=[.I92];[.$F92]&lt;&gt;[.$K92]);-1;0))" office:value-type="float" office:value="-1" calcext:value-type="float">
            <text:p>-1</text:p>
          </table:table-cell>
          <table:table-cell table:formula="of:=SUM([.AP92:.AR92])/3" office:value-type="float" office:value="-1" calcext:value-type="float">
            <text:p>-1.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llectui.com</text:p>
          </table:table-cell>
          <table:table-cell office:value-type="string" calcext:value-type="string">
            <text:p>NEWS</text:p>
          </table:table-cell>
          <table:table-cell table:number-columns-repeated="2" office:value-type="string" calcext:value-type="string">
            <text:p>PACKAGE</text:p>
          </table:table-cell>
          <table:table-cell office:value-type="string" calcext:value-type="string">
            <text:p>NOCLASS</text:p>
          </table:table-cell>
          <table:table-cell table:number-columns-repeated="3" office:value-type="string" calcext:value-type="string">
            <text:p>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ME</text:p>
          </table:table-cell>
          <table:table-cell table:formula="of:=IF([.$K93]=[.C93];1;0)" office:value-type="float" office:value="0" calcext:value-type="float">
            <text:p>0</text:p>
          </table:table-cell>
          <table:table-cell table:formula="of:=IF([.$K93]=[.D93];1;0)" office:value-type="float" office:value="0" calcext:value-type="float">
            <text:p>0</text:p>
          </table:table-cell>
          <table:table-cell table:formula="of:=IF([.$K93]=[.E93];1;0)" office:value-type="float" office:value="0" calcext:value-type="float">
            <text:p>0</text:p>
          </table:table-cell>
          <table:table-cell table:formula="of:=IF([.$K93]=[.F93];1;0)" office:value-type="float" office:value="0" calcext:value-type="float">
            <text:p>0</text:p>
          </table:table-cell>
          <table:table-cell table:formula="of:=IF([.$K93]=[.G93];1;0)" office:value-type="float" office:value="0" calcext:value-type="float">
            <text:p>0</text:p>
          </table:table-cell>
          <table:table-cell table:formula="of:=IF([.$K93]=[.H93];1;0)" office:value-type="float" office:value="0" calcext:value-type="float">
            <text:p>0</text:p>
          </table:table-cell>
          <table:table-cell table:formula="of:=IF([.$K93]=[.I93];1;0)" office:value-type="float" office:value="0" calcext:value-type="float">
            <text:p>0</text:p>
          </table:table-cell>
          <table:table-cell table:style-name="ce1" table:formula="of:=SUM([.L93:.R93])/7" office:value-type="float" office:value="0" calcext:value-type="float">
            <text:p>0.00</text:p>
          </table:table-cell>
          <table:table-cell/>
          <table:table-cell table:formula="of:=IF(AND([.$C93]=[.D93];[.$C93]=[.$K93]);1;IF(AND([.$C93]=[.D93];[.$C93]&lt;&gt;[.$K93]);-1;0))" office:value-type="float" office:value="0" calcext:value-type="float">
            <text:p>0</text:p>
          </table:table-cell>
          <table:table-cell table:formula="of:=IF(AND([.$C93]=[.E93];[.$C93]=[.$K93]);1;IF(AND([.$C93]=[.E93];[.$C93]&lt;&gt;[.$K93]);-1;0))" office:value-type="float" office:value="0" calcext:value-type="float">
            <text:p>0</text:p>
          </table:table-cell>
          <table:table-cell table:formula="of:=IF(AND([.$C93]=[.F93];[.$C93]=[.$K93]);1;IF(AND([.$C93]=[.F93];[.$C93]&lt;&gt;[.$K93]);-1;0))" office:value-type="float" office:value="0" calcext:value-type="float">
            <text:p>0</text:p>
          </table:table-cell>
          <table:table-cell table:formula="of:=IF(AND([.$C93]=[.G93];[.$C93]=[.$K93]);1;IF(AND([.$C93]=[.G93];[.$C93]&lt;&gt;[.$K93]);-1;0))" office:value-type="float" office:value="0" calcext:value-type="float">
            <text:p>0</text:p>
          </table:table-cell>
          <table:table-cell table:formula="of:=IF(AND([.$C93]=[.H93];[.$C93]=[.$K93]);1;IF(AND([.$C93]=[.H93];[.$C93]&lt;&gt;[.$K93]);-1;0))" office:value-type="float" office:value="0" calcext:value-type="float">
            <text:p>0</text:p>
          </table:table-cell>
          <table:table-cell table:formula="of:=IF(AND([.$C93]=[.I93];[.$C93]=[.$K93]);1;IF(AND([.$C93]=[.I93];[.$C93]&lt;&gt;[.$K93]);-1;0))" office:value-type="float" office:value="0" calcext:value-type="float">
            <text:p>0</text:p>
          </table:table-cell>
          <table:table-cell table:formula="of:=SUM([.U93:.Z93])/6" office:value-type="float" office:value="0" calcext:value-type="float">
            <text:p>0.00</text:p>
          </table:table-cell>
          <table:table-cell/>
          <table:table-cell table:formula="of:=IF(AND([.$D93]=[.E93];[.$D93]=[.$K93]);1;IF(AND([.$D93]=[.E93];[.$D93]&lt;&gt;[.$K93]);-1;0))" office:value-type="float" office:value="-1" calcext:value-type="float">
            <text:p>-1</text:p>
          </table:table-cell>
          <table:table-cell table:formula="of:=IF(AND([.$D93]=[.F93];[.$D93]=[.$K93]);1;IF(AND([.$D93]=[.F93];[.$D93]&lt;&gt;[.$K93]);-1;0))" office:value-type="float" office:value="0" calcext:value-type="float">
            <text:p>0</text:p>
          </table:table-cell>
          <table:table-cell table:formula="of:=IF(AND([.$D93]=[.G93];[.$D93]=[.$K93]);1;IF(AND([.$D93]=[.G93];[.$D93]&lt;&gt;[.$K93]);-1;0))" office:value-type="float" office:value="-1" calcext:value-type="float">
            <text:p>-1</text:p>
          </table:table-cell>
          <table:table-cell table:formula="of:=IF(AND([.$D93]=[.H93];[.$D93]=[.$K93]);1;IF(AND([.$D93]=[.H93];[.$D93]&lt;&gt;[.$K93]);-1;0))" office:value-type="float" office:value="-1" calcext:value-type="float">
            <text:p>-1</text:p>
          </table:table-cell>
          <table:table-cell table:formula="of:=IF(AND([.$D93]=[.I93];[.$D93]=[.$K93]);1;IF(AND([.$D93]=[.I93];[.$D93]&lt;&gt;[.$K93]);-1;0))" office:value-type="float" office:value="-1" calcext:value-type="float">
            <text:p>-1</text:p>
          </table:table-cell>
          <table:table-cell table:formula="of:=SUM([.AC93:.AG93])/5" office:value-type="float" office:value="-0.8" calcext:value-type="float">
            <text:p>-0.80</text:p>
          </table:table-cell>
          <table:table-cell/>
          <table:table-cell table:formula="of:=IF(AND([.$E93]=[.F93];[.$E93]=[.$K93]);1;IF(AND([.$E93]=[.F93];[.$E93]&lt;&gt;[.$K93]);-1;0))" office:value-type="float" office:value="0" calcext:value-type="float">
            <text:p>0</text:p>
          </table:table-cell>
          <table:table-cell table:formula="of:=IF(AND([.$E93]=[.G93];[.$E93]=[.$K93]);1;IF(AND([.$E93]=[.G93];[.$E93]&lt;&gt;[.$K93]);-1;0))" office:value-type="float" office:value="-1" calcext:value-type="float">
            <text:p>-1</text:p>
          </table:table-cell>
          <table:table-cell table:formula="of:=IF(AND([.$E93]=[.H93];[.$E93]=[.$K93]);1;IF(AND([.$E93]=[.H93];[.$E93]&lt;&gt;[.$K93]);-1;0))" office:value-type="float" office:value="-1" calcext:value-type="float">
            <text:p>-1</text:p>
          </table:table-cell>
          <table:table-cell table:formula="of:=IF(AND([.$E93]=[.I93];[.$E93]=[.$K93]);1;IF(AND([.$E93]=[.I93];[.$E93]&lt;&gt;[.$K93]);-1;0))" office:value-type="float" office:value="-1" calcext:value-type="float">
            <text:p>-1</text:p>
          </table:table-cell>
          <table:table-cell table:formula="of:=SUM([.AJ93:.AM93])/4" office:value-type="float" office:value="-0.75" calcext:value-type="float">
            <text:p>-0.75</text:p>
          </table:table-cell>
          <table:table-cell/>
          <table:table-cell table:formula="of:=IF(AND([.$F93]=[.G93];[.$F93]=[.$K93]);1;IF(AND([.$F93]=[.G93];[.$F93]&lt;&gt;[.$K93]);-1;0))" office:value-type="float" office:value="0" calcext:value-type="float">
            <text:p>0</text:p>
          </table:table-cell>
          <table:table-cell table:formula="of:=IF(AND([.$F93]=[.H93];[.$F93]=[.$K93]);1;IF(AND([.$F93]=[.H93];[.$F93]&lt;&gt;[.$K93]);-1;0))" office:value-type="float" office:value="0" calcext:value-type="float">
            <text:p>0</text:p>
          </table:table-cell>
          <table:table-cell table:formula="of:=IF(AND([.$F93]=[.I93];[.$F93]=[.$K93]);1;IF(AND([.$F93]=[.I93];[.$F93]&lt;&gt;[.$K93]);-1;0))" office:value-type="float" office:value="0" calcext:value-type="float">
            <text:p>0</text:p>
          </table:table-cell>
          <table:table-cell table:formula="of:=SUM([.AP93:.AR93])/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sdn.microsoft.com</text:p>
          </table:table-cell>
          <table:table-cell office:value-type="string" calcext:value-type="string">
            <text:p>NEWS</text:p>
          </table:table-cell>
          <table:table-cell table:number-columns-repeated="2" office:value-type="string" calcext:value-type="string">
            <text:p>PACKAGE</text:p>
          </table:table-cell>
          <table:table-cell office:value-type="string" calcext:value-type="string">
            <text:p>TRAINING</text:p>
          </table:table-cell>
          <table:table-cell table:number-columns-repeated="3" office:value-type="string" calcext:value-type="string">
            <text:p>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</text:p>
          </table:table-cell>
          <table:table-cell table:formula="of:=IF([.$K94]=[.C94];1;0)" office:value-type="float" office:value="0" calcext:value-type="float">
            <text:p>0</text:p>
          </table:table-cell>
          <table:table-cell table:formula="of:=IF([.$K94]=[.D94];1;0)" office:value-type="float" office:value="1" calcext:value-type="float">
            <text:p>1</text:p>
          </table:table-cell>
          <table:table-cell table:formula="of:=IF([.$K94]=[.E94];1;0)" office:value-type="float" office:value="1" calcext:value-type="float">
            <text:p>1</text:p>
          </table:table-cell>
          <table:table-cell table:formula="of:=IF([.$K94]=[.F94];1;0)" office:value-type="float" office:value="0" calcext:value-type="float">
            <text:p>0</text:p>
          </table:table-cell>
          <table:table-cell table:formula="of:=IF([.$K94]=[.G94];1;0)" office:value-type="float" office:value="1" calcext:value-type="float">
            <text:p>1</text:p>
          </table:table-cell>
          <table:table-cell table:formula="of:=IF([.$K94]=[.H94];1;0)" office:value-type="float" office:value="1" calcext:value-type="float">
            <text:p>1</text:p>
          </table:table-cell>
          <table:table-cell table:formula="of:=IF([.$K94]=[.I94];1;0)" office:value-type="float" office:value="1" calcext:value-type="float">
            <text:p>1</text:p>
          </table:table-cell>
          <table:table-cell table:style-name="ce1" table:formula="of:=SUM([.L94:.R94])/7" office:value-type="float" office:value="0.714285714285714" calcext:value-type="float">
            <text:p>0.71</text:p>
          </table:table-cell>
          <table:table-cell/>
          <table:table-cell table:formula="of:=IF(AND([.$C94]=[.D94];[.$C94]=[.$K94]);1;IF(AND([.$C94]=[.D94];[.$C94]&lt;&gt;[.$K94]);-1;0))" office:value-type="float" office:value="0" calcext:value-type="float">
            <text:p>0</text:p>
          </table:table-cell>
          <table:table-cell table:formula="of:=IF(AND([.$C94]=[.E94];[.$C94]=[.$K94]);1;IF(AND([.$C94]=[.E94];[.$C94]&lt;&gt;[.$K94]);-1;0))" office:value-type="float" office:value="0" calcext:value-type="float">
            <text:p>0</text:p>
          </table:table-cell>
          <table:table-cell table:formula="of:=IF(AND([.$C94]=[.F94];[.$C94]=[.$K94]);1;IF(AND([.$C94]=[.F94];[.$C94]&lt;&gt;[.$K94]);-1;0))" office:value-type="float" office:value="0" calcext:value-type="float">
            <text:p>0</text:p>
          </table:table-cell>
          <table:table-cell table:formula="of:=IF(AND([.$C94]=[.G94];[.$C94]=[.$K94]);1;IF(AND([.$C94]=[.G94];[.$C94]&lt;&gt;[.$K94]);-1;0))" office:value-type="float" office:value="0" calcext:value-type="float">
            <text:p>0</text:p>
          </table:table-cell>
          <table:table-cell table:formula="of:=IF(AND([.$C94]=[.H94];[.$C94]=[.$K94]);1;IF(AND([.$C94]=[.H94];[.$C94]&lt;&gt;[.$K94]);-1;0))" office:value-type="float" office:value="0" calcext:value-type="float">
            <text:p>0</text:p>
          </table:table-cell>
          <table:table-cell table:formula="of:=IF(AND([.$C94]=[.I94];[.$C94]=[.$K94]);1;IF(AND([.$C94]=[.I94];[.$C94]&lt;&gt;[.$K94]);-1;0))" office:value-type="float" office:value="0" calcext:value-type="float">
            <text:p>0</text:p>
          </table:table-cell>
          <table:table-cell table:formula="of:=SUM([.U94:.Z94])/6" office:value-type="float" office:value="0" calcext:value-type="float">
            <text:p>0.00</text:p>
          </table:table-cell>
          <table:table-cell/>
          <table:table-cell table:formula="of:=IF(AND([.$D94]=[.E94];[.$D94]=[.$K94]);1;IF(AND([.$D94]=[.E94];[.$D94]&lt;&gt;[.$K94]);-1;0))" office:value-type="float" office:value="1" calcext:value-type="float">
            <text:p>1</text:p>
          </table:table-cell>
          <table:table-cell table:formula="of:=IF(AND([.$D94]=[.F94];[.$D94]=[.$K94]);1;IF(AND([.$D94]=[.F94];[.$D94]&lt;&gt;[.$K94]);-1;0))" office:value-type="float" office:value="0" calcext:value-type="float">
            <text:p>0</text:p>
          </table:table-cell>
          <table:table-cell table:formula="of:=IF(AND([.$D94]=[.G94];[.$D94]=[.$K94]);1;IF(AND([.$D94]=[.G94];[.$D94]&lt;&gt;[.$K94]);-1;0))" office:value-type="float" office:value="1" calcext:value-type="float">
            <text:p>1</text:p>
          </table:table-cell>
          <table:table-cell table:formula="of:=IF(AND([.$D94]=[.H94];[.$D94]=[.$K94]);1;IF(AND([.$D94]=[.H94];[.$D94]&lt;&gt;[.$K94]);-1;0))" office:value-type="float" office:value="1" calcext:value-type="float">
            <text:p>1</text:p>
          </table:table-cell>
          <table:table-cell table:formula="of:=IF(AND([.$D94]=[.I94];[.$D94]=[.$K94]);1;IF(AND([.$D94]=[.I94];[.$D94]&lt;&gt;[.$K94]);-1;0))" office:value-type="float" office:value="1" calcext:value-type="float">
            <text:p>1</text:p>
          </table:table-cell>
          <table:table-cell table:formula="of:=SUM([.AC94:.AG94])/5" office:value-type="float" office:value="0.8" calcext:value-type="float">
            <text:p>0.80</text:p>
          </table:table-cell>
          <table:table-cell/>
          <table:table-cell table:formula="of:=IF(AND([.$E94]=[.F94];[.$E94]=[.$K94]);1;IF(AND([.$E94]=[.F94];[.$E94]&lt;&gt;[.$K94]);-1;0))" office:value-type="float" office:value="0" calcext:value-type="float">
            <text:p>0</text:p>
          </table:table-cell>
          <table:table-cell table:formula="of:=IF(AND([.$E94]=[.G94];[.$E94]=[.$K94]);1;IF(AND([.$E94]=[.G94];[.$E94]&lt;&gt;[.$K94]);-1;0))" office:value-type="float" office:value="1" calcext:value-type="float">
            <text:p>1</text:p>
          </table:table-cell>
          <table:table-cell table:formula="of:=IF(AND([.$E94]=[.H94];[.$E94]=[.$K94]);1;IF(AND([.$E94]=[.H94];[.$E94]&lt;&gt;[.$K94]);-1;0))" office:value-type="float" office:value="1" calcext:value-type="float">
            <text:p>1</text:p>
          </table:table-cell>
          <table:table-cell table:formula="of:=IF(AND([.$E94]=[.I94];[.$E94]=[.$K94]);1;IF(AND([.$E94]=[.I94];[.$E94]&lt;&gt;[.$K94]);-1;0))" office:value-type="float" office:value="1" calcext:value-type="float">
            <text:p>1</text:p>
          </table:table-cell>
          <table:table-cell table:formula="of:=SUM([.AJ94:.AM94])/4" office:value-type="float" office:value="0.75" calcext:value-type="float">
            <text:p>0.75</text:p>
          </table:table-cell>
          <table:table-cell/>
          <table:table-cell table:formula="of:=IF(AND([.$F94]=[.G94];[.$F94]=[.$K94]);1;IF(AND([.$F94]=[.G94];[.$F94]&lt;&gt;[.$K94]);-1;0))" office:value-type="float" office:value="0" calcext:value-type="float">
            <text:p>0</text:p>
          </table:table-cell>
          <table:table-cell table:formula="of:=IF(AND([.$F94]=[.H94];[.$F94]=[.$K94]);1;IF(AND([.$F94]=[.H94];[.$F94]&lt;&gt;[.$K94]);-1;0))" office:value-type="float" office:value="0" calcext:value-type="float">
            <text:p>0</text:p>
          </table:table-cell>
          <table:table-cell table:formula="of:=IF(AND([.$F94]=[.I94];[.$F94]=[.$K94]);1;IF(AND([.$F94]=[.I94];[.$F94]&lt;&gt;[.$K94]);-1;0))" office:value-type="float" office:value="0" calcext:value-type="float">
            <text:p>0</text:p>
          </table:table-cell>
          <table:table-cell table:formula="of:=SUM([.AP94:.AR94])/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ww.getwox.com</text:p>
          </table:table-cell>
          <table:table-cell office:value-type="string" calcext:value-type="string">
            <text:p>NOCLASS</text:p>
          </table:table-cell>
          <table:table-cell table:number-columns-repeated="2" office:value-type="string" calcext:value-type="string">
            <text:p>PACKAGE</text:p>
          </table:table-cell>
          <table:table-cell office:value-type="string" calcext:value-type="string">
            <text:p>NOCLASS</text:p>
          </table:table-cell>
          <table:table-cell table:number-columns-repeated="3" office:value-type="string" calcext:value-type="string">
            <text:p>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</text:p>
          </table:table-cell>
          <table:table-cell table:formula="of:=IF([.$K95]=[.C95];1;0)" office:value-type="float" office:value="0" calcext:value-type="float">
            <text:p>0</text:p>
          </table:table-cell>
          <table:table-cell table:formula="of:=IF([.$K95]=[.D95];1;0)" office:value-type="float" office:value="1" calcext:value-type="float">
            <text:p>1</text:p>
          </table:table-cell>
          <table:table-cell table:formula="of:=IF([.$K95]=[.E95];1;0)" office:value-type="float" office:value="1" calcext:value-type="float">
            <text:p>1</text:p>
          </table:table-cell>
          <table:table-cell table:formula="of:=IF([.$K95]=[.F95];1;0)" office:value-type="float" office:value="0" calcext:value-type="float">
            <text:p>0</text:p>
          </table:table-cell>
          <table:table-cell table:formula="of:=IF([.$K95]=[.G95];1;0)" office:value-type="float" office:value="1" calcext:value-type="float">
            <text:p>1</text:p>
          </table:table-cell>
          <table:table-cell table:formula="of:=IF([.$K95]=[.H95];1;0)" office:value-type="float" office:value="1" calcext:value-type="float">
            <text:p>1</text:p>
          </table:table-cell>
          <table:table-cell table:formula="of:=IF([.$K95]=[.I95];1;0)" office:value-type="float" office:value="1" calcext:value-type="float">
            <text:p>1</text:p>
          </table:table-cell>
          <table:table-cell table:style-name="ce1" table:formula="of:=SUM([.L95:.R95])/7" office:value-type="float" office:value="0.714285714285714" calcext:value-type="float">
            <text:p>0.71</text:p>
          </table:table-cell>
          <table:table-cell/>
          <table:table-cell table:formula="of:=IF(AND([.$C95]=[.D95];[.$C95]=[.$K95]);1;IF(AND([.$C95]=[.D95];[.$C95]&lt;&gt;[.$K95]);-1;0))" office:value-type="float" office:value="0" calcext:value-type="float">
            <text:p>0</text:p>
          </table:table-cell>
          <table:table-cell table:formula="of:=IF(AND([.$C95]=[.E95];[.$C95]=[.$K95]);1;IF(AND([.$C95]=[.E95];[.$C95]&lt;&gt;[.$K95]);-1;0))" office:value-type="float" office:value="0" calcext:value-type="float">
            <text:p>0</text:p>
          </table:table-cell>
          <table:table-cell table:formula="of:=IF(AND([.$C95]=[.F95];[.$C95]=[.$K95]);1;IF(AND([.$C95]=[.F95];[.$C95]&lt;&gt;[.$K95]);-1;0))" office:value-type="float" office:value="-1" calcext:value-type="float">
            <text:p>-1</text:p>
          </table:table-cell>
          <table:table-cell table:formula="of:=IF(AND([.$C95]=[.G95];[.$C95]=[.$K95]);1;IF(AND([.$C95]=[.G95];[.$C95]&lt;&gt;[.$K95]);-1;0))" office:value-type="float" office:value="0" calcext:value-type="float">
            <text:p>0</text:p>
          </table:table-cell>
          <table:table-cell table:formula="of:=IF(AND([.$C95]=[.H95];[.$C95]=[.$K95]);1;IF(AND([.$C95]=[.H95];[.$C95]&lt;&gt;[.$K95]);-1;0))" office:value-type="float" office:value="0" calcext:value-type="float">
            <text:p>0</text:p>
          </table:table-cell>
          <table:table-cell table:formula="of:=IF(AND([.$C95]=[.I95];[.$C95]=[.$K95]);1;IF(AND([.$C95]=[.I95];[.$C95]&lt;&gt;[.$K95]);-1;0))" office:value-type="float" office:value="0" calcext:value-type="float">
            <text:p>0</text:p>
          </table:table-cell>
          <table:table-cell table:formula="of:=SUM([.U95:.Z95])/6" office:value-type="float" office:value="-0.166666666666667" calcext:value-type="float">
            <text:p>-0.17</text:p>
          </table:table-cell>
          <table:table-cell/>
          <table:table-cell table:formula="of:=IF(AND([.$D95]=[.E95];[.$D95]=[.$K95]);1;IF(AND([.$D95]=[.E95];[.$D95]&lt;&gt;[.$K95]);-1;0))" office:value-type="float" office:value="1" calcext:value-type="float">
            <text:p>1</text:p>
          </table:table-cell>
          <table:table-cell table:formula="of:=IF(AND([.$D95]=[.F95];[.$D95]=[.$K95]);1;IF(AND([.$D95]=[.F95];[.$D95]&lt;&gt;[.$K95]);-1;0))" office:value-type="float" office:value="0" calcext:value-type="float">
            <text:p>0</text:p>
          </table:table-cell>
          <table:table-cell table:formula="of:=IF(AND([.$D95]=[.G95];[.$D95]=[.$K95]);1;IF(AND([.$D95]=[.G95];[.$D95]&lt;&gt;[.$K95]);-1;0))" office:value-type="float" office:value="1" calcext:value-type="float">
            <text:p>1</text:p>
          </table:table-cell>
          <table:table-cell table:formula="of:=IF(AND([.$D95]=[.H95];[.$D95]=[.$K95]);1;IF(AND([.$D95]=[.H95];[.$D95]&lt;&gt;[.$K95]);-1;0))" office:value-type="float" office:value="1" calcext:value-type="float">
            <text:p>1</text:p>
          </table:table-cell>
          <table:table-cell table:formula="of:=IF(AND([.$D95]=[.I95];[.$D95]=[.$K95]);1;IF(AND([.$D95]=[.I95];[.$D95]&lt;&gt;[.$K95]);-1;0))" office:value-type="float" office:value="1" calcext:value-type="float">
            <text:p>1</text:p>
          </table:table-cell>
          <table:table-cell table:formula="of:=SUM([.AC95:.AG95])/5" office:value-type="float" office:value="0.8" calcext:value-type="float">
            <text:p>0.80</text:p>
          </table:table-cell>
          <table:table-cell/>
          <table:table-cell table:formula="of:=IF(AND([.$E95]=[.F95];[.$E95]=[.$K95]);1;IF(AND([.$E95]=[.F95];[.$E95]&lt;&gt;[.$K95]);-1;0))" office:value-type="float" office:value="0" calcext:value-type="float">
            <text:p>0</text:p>
          </table:table-cell>
          <table:table-cell table:formula="of:=IF(AND([.$E95]=[.G95];[.$E95]=[.$K95]);1;IF(AND([.$E95]=[.G95];[.$E95]&lt;&gt;[.$K95]);-1;0))" office:value-type="float" office:value="1" calcext:value-type="float">
            <text:p>1</text:p>
          </table:table-cell>
          <table:table-cell table:formula="of:=IF(AND([.$E95]=[.H95];[.$E95]=[.$K95]);1;IF(AND([.$E95]=[.H95];[.$E95]&lt;&gt;[.$K95]);-1;0))" office:value-type="float" office:value="1" calcext:value-type="float">
            <text:p>1</text:p>
          </table:table-cell>
          <table:table-cell table:formula="of:=IF(AND([.$E95]=[.I95];[.$E95]=[.$K95]);1;IF(AND([.$E95]=[.I95];[.$E95]&lt;&gt;[.$K95]);-1;0))" office:value-type="float" office:value="1" calcext:value-type="float">
            <text:p>1</text:p>
          </table:table-cell>
          <table:table-cell table:formula="of:=SUM([.AJ95:.AM95])/4" office:value-type="float" office:value="0.75" calcext:value-type="float">
            <text:p>0.75</text:p>
          </table:table-cell>
          <table:table-cell/>
          <table:table-cell table:formula="of:=IF(AND([.$F95]=[.G95];[.$F95]=[.$K95]);1;IF(AND([.$F95]=[.G95];[.$F95]&lt;&gt;[.$K95]);-1;0))" office:value-type="float" office:value="0" calcext:value-type="float">
            <text:p>0</text:p>
          </table:table-cell>
          <table:table-cell table:formula="of:=IF(AND([.$F95]=[.H95];[.$F95]=[.$K95]);1;IF(AND([.$F95]=[.H95];[.$F95]&lt;&gt;[.$K95]);-1;0))" office:value-type="float" office:value="0" calcext:value-type="float">
            <text:p>0</text:p>
          </table:table-cell>
          <table:table-cell table:formula="of:=IF(AND([.$F95]=[.I95];[.$F95]=[.$K95]);1;IF(AND([.$F95]=[.I95];[.$F95]&lt;&gt;[.$K95]);-1;0))" office:value-type="float" office:value="0" calcext:value-type="float">
            <text:p>0</text:p>
          </table:table-cell>
          <table:table-cell table:formula="of:=SUM([.AP95:.AR95])/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ev.to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NEWS</text:p>
          </table:table-cell>
          <table:table-cell table:number-columns-repeated="5" office:value-type="string" calcext:value-type="string">
            <text:p>DO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S</text:p>
          </table:table-cell>
          <table:table-cell table:formula="of:=IF([.$K96]=[.C96];1;0)" office:value-type="float" office:value="0" calcext:value-type="float">
            <text:p>0</text:p>
          </table:table-cell>
          <table:table-cell table:formula="of:=IF([.$K96]=[.D96];1;0)" office:value-type="float" office:value="1" calcext:value-type="float">
            <text:p>1</text:p>
          </table:table-cell>
          <table:table-cell table:formula="of:=IF([.$K96]=[.E96];1;0)" office:value-type="float" office:value="0" calcext:value-type="float">
            <text:p>0</text:p>
          </table:table-cell>
          <table:table-cell table:formula="of:=IF([.$K96]=[.F96];1;0)" office:value-type="float" office:value="0" calcext:value-type="float">
            <text:p>0</text:p>
          </table:table-cell>
          <table:table-cell table:formula="of:=IF([.$K96]=[.G96];1;0)" office:value-type="float" office:value="0" calcext:value-type="float">
            <text:p>0</text:p>
          </table:table-cell>
          <table:table-cell table:formula="of:=IF([.$K96]=[.H96];1;0)" office:value-type="float" office:value="0" calcext:value-type="float">
            <text:p>0</text:p>
          </table:table-cell>
          <table:table-cell table:formula="of:=IF([.$K96]=[.I96];1;0)" office:value-type="float" office:value="0" calcext:value-type="float">
            <text:p>0</text:p>
          </table:table-cell>
          <table:table-cell table:style-name="ce1" table:formula="of:=SUM([.L96:.R96])/7" office:value-type="float" office:value="0.142857142857143" calcext:value-type="float">
            <text:p>0.14</text:p>
          </table:table-cell>
          <table:table-cell/>
          <table:table-cell table:formula="of:=IF(AND([.$C96]=[.D96];[.$C96]=[.$K96]);1;IF(AND([.$C96]=[.D96];[.$C96]&lt;&gt;[.$K96]);-1;0))" office:value-type="float" office:value="0" calcext:value-type="float">
            <text:p>0</text:p>
          </table:table-cell>
          <table:table-cell table:formula="of:=IF(AND([.$C96]=[.E96];[.$C96]=[.$K96]);1;IF(AND([.$C96]=[.E96];[.$C96]&lt;&gt;[.$K96]);-1;0))" office:value-type="float" office:value="0" calcext:value-type="float">
            <text:p>0</text:p>
          </table:table-cell>
          <table:table-cell table:formula="of:=IF(AND([.$C96]=[.F96];[.$C96]=[.$K96]);1;IF(AND([.$C96]=[.F96];[.$C96]&lt;&gt;[.$K96]);-1;0))" office:value-type="float" office:value="0" calcext:value-type="float">
            <text:p>0</text:p>
          </table:table-cell>
          <table:table-cell table:formula="of:=IF(AND([.$C96]=[.G96];[.$C96]=[.$K96]);1;IF(AND([.$C96]=[.G96];[.$C96]&lt;&gt;[.$K96]);-1;0))" office:value-type="float" office:value="0" calcext:value-type="float">
            <text:p>0</text:p>
          </table:table-cell>
          <table:table-cell table:formula="of:=IF(AND([.$C96]=[.H96];[.$C96]=[.$K96]);1;IF(AND([.$C96]=[.H96];[.$C96]&lt;&gt;[.$K96]);-1;0))" office:value-type="float" office:value="0" calcext:value-type="float">
            <text:p>0</text:p>
          </table:table-cell>
          <table:table-cell table:formula="of:=IF(AND([.$C96]=[.I96];[.$C96]=[.$K96]);1;IF(AND([.$C96]=[.I96];[.$C96]&lt;&gt;[.$K96]);-1;0))" office:value-type="float" office:value="0" calcext:value-type="float">
            <text:p>0</text:p>
          </table:table-cell>
          <table:table-cell table:formula="of:=SUM([.U96:.Z96])/6" office:value-type="float" office:value="0" calcext:value-type="float">
            <text:p>0.00</text:p>
          </table:table-cell>
          <table:table-cell/>
          <table:table-cell table:formula="of:=IF(AND([.$D96]=[.E96];[.$D96]=[.$K96]);1;IF(AND([.$D96]=[.E96];[.$D96]&lt;&gt;[.$K96]);-1;0))" office:value-type="float" office:value="0" calcext:value-type="float">
            <text:p>0</text:p>
          </table:table-cell>
          <table:table-cell table:formula="of:=IF(AND([.$D96]=[.F96];[.$D96]=[.$K96]);1;IF(AND([.$D96]=[.F96];[.$D96]&lt;&gt;[.$K96]);-1;0))" office:value-type="float" office:value="0" calcext:value-type="float">
            <text:p>0</text:p>
          </table:table-cell>
          <table:table-cell table:formula="of:=IF(AND([.$D96]=[.G96];[.$D96]=[.$K96]);1;IF(AND([.$D96]=[.G96];[.$D96]&lt;&gt;[.$K96]);-1;0))" office:value-type="float" office:value="0" calcext:value-type="float">
            <text:p>0</text:p>
          </table:table-cell>
          <table:table-cell table:formula="of:=IF(AND([.$D96]=[.H96];[.$D96]=[.$K96]);1;IF(AND([.$D96]=[.H96];[.$D96]&lt;&gt;[.$K96]);-1;0))" office:value-type="float" office:value="0" calcext:value-type="float">
            <text:p>0</text:p>
          </table:table-cell>
          <table:table-cell table:formula="of:=IF(AND([.$D96]=[.I96];[.$D96]=[.$K96]);1;IF(AND([.$D96]=[.I96];[.$D96]&lt;&gt;[.$K96]);-1;0))" office:value-type="float" office:value="0" calcext:value-type="float">
            <text:p>0</text:p>
          </table:table-cell>
          <table:table-cell table:formula="of:=SUM([.AC96:.AG96])/5" office:value-type="float" office:value="0" calcext:value-type="float">
            <text:p>0.00</text:p>
          </table:table-cell>
          <table:table-cell/>
          <table:table-cell table:formula="of:=IF(AND([.$E96]=[.F96];[.$E96]=[.$K96]);1;IF(AND([.$E96]=[.F96];[.$E96]&lt;&gt;[.$K96]);-1;0))" office:value-type="float" office:value="-1" calcext:value-type="float">
            <text:p>-1</text:p>
          </table:table-cell>
          <table:table-cell table:formula="of:=IF(AND([.$E96]=[.G96];[.$E96]=[.$K96]);1;IF(AND([.$E96]=[.G96];[.$E96]&lt;&gt;[.$K96]);-1;0))" office:value-type="float" office:value="-1" calcext:value-type="float">
            <text:p>-1</text:p>
          </table:table-cell>
          <table:table-cell table:formula="of:=IF(AND([.$E96]=[.H96];[.$E96]=[.$K96]);1;IF(AND([.$E96]=[.H96];[.$E96]&lt;&gt;[.$K96]);-1;0))" office:value-type="float" office:value="-1" calcext:value-type="float">
            <text:p>-1</text:p>
          </table:table-cell>
          <table:table-cell table:formula="of:=IF(AND([.$E96]=[.I96];[.$E96]=[.$K96]);1;IF(AND([.$E96]=[.I96];[.$E96]&lt;&gt;[.$K96]);-1;0))" office:value-type="float" office:value="-1" calcext:value-type="float">
            <text:p>-1</text:p>
          </table:table-cell>
          <table:table-cell table:formula="of:=SUM([.AJ96:.AM96])/4" office:value-type="float" office:value="-1" calcext:value-type="float">
            <text:p>-1.00</text:p>
          </table:table-cell>
          <table:table-cell/>
          <table:table-cell table:formula="of:=IF(AND([.$F96]=[.G96];[.$F96]=[.$K96]);1;IF(AND([.$F96]=[.G96];[.$F96]&lt;&gt;[.$K96]);-1;0))" office:value-type="float" office:value="-1" calcext:value-type="float">
            <text:p>-1</text:p>
          </table:table-cell>
          <table:table-cell table:formula="of:=IF(AND([.$F96]=[.H96];[.$F96]=[.$K96]);1;IF(AND([.$F96]=[.H96];[.$F96]&lt;&gt;[.$K96]);-1;0))" office:value-type="float" office:value="-1" calcext:value-type="float">
            <text:p>-1</text:p>
          </table:table-cell>
          <table:table-cell table:formula="of:=IF(AND([.$F96]=[.I96];[.$F96]=[.$K96]);1;IF(AND([.$F96]=[.I96];[.$F96]&lt;&gt;[.$K96]);-1;0))" office:value-type="float" office:value="-1" calcext:value-type="float">
            <text:p>-1</text:p>
          </table:table-cell>
          <table:table-cell table:formula="of:=SUM([.AP96:.AR96])/3" office:value-type="float" office:value="-1" calcext:value-type="float">
            <text:p>-1.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ocket.io</text:p>
          </table:table-cell>
          <table:table-cell table:number-columns-repeated="7"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AGE</text:p>
          </table:table-cell>
          <table:table-cell table:formula="of:=IF([.$K97]=[.C97];1;0)" office:value-type="float" office:value="1" calcext:value-type="float">
            <text:p>1</text:p>
          </table:table-cell>
          <table:table-cell table:formula="of:=IF([.$K97]=[.D97];1;0)" office:value-type="float" office:value="1" calcext:value-type="float">
            <text:p>1</text:p>
          </table:table-cell>
          <table:table-cell table:formula="of:=IF([.$K97]=[.E97];1;0)" office:value-type="float" office:value="1" calcext:value-type="float">
            <text:p>1</text:p>
          </table:table-cell>
          <table:table-cell table:formula="of:=IF([.$K97]=[.F97];1;0)" office:value-type="float" office:value="1" calcext:value-type="float">
            <text:p>1</text:p>
          </table:table-cell>
          <table:table-cell table:formula="of:=IF([.$K97]=[.G97];1;0)" office:value-type="float" office:value="1" calcext:value-type="float">
            <text:p>1</text:p>
          </table:table-cell>
          <table:table-cell table:formula="of:=IF([.$K97]=[.H97];1;0)" office:value-type="float" office:value="1" calcext:value-type="float">
            <text:p>1</text:p>
          </table:table-cell>
          <table:table-cell table:formula="of:=IF([.$K97]=[.I97];1;0)" office:value-type="float" office:value="1" calcext:value-type="float">
            <text:p>1</text:p>
          </table:table-cell>
          <table:table-cell table:style-name="ce1" table:formula="of:=SUM([.L97:.R97])/7" office:value-type="float" office:value="1" calcext:value-type="float">
            <text:p>1.00</text:p>
          </table:table-cell>
          <table:table-cell/>
          <table:table-cell table:formula="of:=IF(AND([.$C97]=[.D97];[.$C97]=[.$K97]);1;IF(AND([.$C97]=[.D97];[.$C97]&lt;&gt;[.$K97]);-1;0))" office:value-type="float" office:value="1" calcext:value-type="float">
            <text:p>1</text:p>
          </table:table-cell>
          <table:table-cell table:formula="of:=IF(AND([.$C97]=[.E97];[.$C97]=[.$K97]);1;IF(AND([.$C97]=[.E97];[.$C97]&lt;&gt;[.$K97]);-1;0))" office:value-type="float" office:value="1" calcext:value-type="float">
            <text:p>1</text:p>
          </table:table-cell>
          <table:table-cell table:formula="of:=IF(AND([.$C97]=[.F97];[.$C97]=[.$K97]);1;IF(AND([.$C97]=[.F97];[.$C97]&lt;&gt;[.$K97]);-1;0))" office:value-type="float" office:value="1" calcext:value-type="float">
            <text:p>1</text:p>
          </table:table-cell>
          <table:table-cell table:formula="of:=IF(AND([.$C97]=[.G97];[.$C97]=[.$K97]);1;IF(AND([.$C97]=[.G97];[.$C97]&lt;&gt;[.$K97]);-1;0))" office:value-type="float" office:value="1" calcext:value-type="float">
            <text:p>1</text:p>
          </table:table-cell>
          <table:table-cell table:formula="of:=IF(AND([.$C97]=[.H97];[.$C97]=[.$K97]);1;IF(AND([.$C97]=[.H97];[.$C97]&lt;&gt;[.$K97]);-1;0))" office:value-type="float" office:value="1" calcext:value-type="float">
            <text:p>1</text:p>
          </table:table-cell>
          <table:table-cell table:formula="of:=IF(AND([.$C97]=[.I97];[.$C97]=[.$K97]);1;IF(AND([.$C97]=[.I97];[.$C97]&lt;&gt;[.$K97]);-1;0))" office:value-type="float" office:value="1" calcext:value-type="float">
            <text:p>1</text:p>
          </table:table-cell>
          <table:table-cell table:formula="of:=SUM([.U97:.Z97])/6" office:value-type="float" office:value="1" calcext:value-type="float">
            <text:p>1.00</text:p>
          </table:table-cell>
          <table:table-cell/>
          <table:table-cell table:formula="of:=IF(AND([.$D97]=[.E97];[.$D97]=[.$K97]);1;IF(AND([.$D97]=[.E97];[.$D97]&lt;&gt;[.$K97]);-1;0))" office:value-type="float" office:value="1" calcext:value-type="float">
            <text:p>1</text:p>
          </table:table-cell>
          <table:table-cell table:formula="of:=IF(AND([.$D97]=[.F97];[.$D97]=[.$K97]);1;IF(AND([.$D97]=[.F97];[.$D97]&lt;&gt;[.$K97]);-1;0))" office:value-type="float" office:value="1" calcext:value-type="float">
            <text:p>1</text:p>
          </table:table-cell>
          <table:table-cell table:formula="of:=IF(AND([.$D97]=[.G97];[.$D97]=[.$K97]);1;IF(AND([.$D97]=[.G97];[.$D97]&lt;&gt;[.$K97]);-1;0))" office:value-type="float" office:value="1" calcext:value-type="float">
            <text:p>1</text:p>
          </table:table-cell>
          <table:table-cell table:formula="of:=IF(AND([.$D97]=[.H97];[.$D97]=[.$K97]);1;IF(AND([.$D97]=[.H97];[.$D97]&lt;&gt;[.$K97]);-1;0))" office:value-type="float" office:value="1" calcext:value-type="float">
            <text:p>1</text:p>
          </table:table-cell>
          <table:table-cell table:formula="of:=IF(AND([.$D97]=[.I97];[.$D97]=[.$K97]);1;IF(AND([.$D97]=[.I97];[.$D97]&lt;&gt;[.$K97]);-1;0))" office:value-type="float" office:value="1" calcext:value-type="float">
            <text:p>1</text:p>
          </table:table-cell>
          <table:table-cell table:formula="of:=SUM([.AC97:.AG97])/5" office:value-type="float" office:value="1" calcext:value-type="float">
            <text:p>1.00</text:p>
          </table:table-cell>
          <table:table-cell/>
          <table:table-cell table:formula="of:=IF(AND([.$E97]=[.F97];[.$E97]=[.$K97]);1;IF(AND([.$E97]=[.F97];[.$E97]&lt;&gt;[.$K97]);-1;0))" office:value-type="float" office:value="1" calcext:value-type="float">
            <text:p>1</text:p>
          </table:table-cell>
          <table:table-cell table:formula="of:=IF(AND([.$E97]=[.G97];[.$E97]=[.$K97]);1;IF(AND([.$E97]=[.G97];[.$E97]&lt;&gt;[.$K97]);-1;0))" office:value-type="float" office:value="1" calcext:value-type="float">
            <text:p>1</text:p>
          </table:table-cell>
          <table:table-cell table:formula="of:=IF(AND([.$E97]=[.H97];[.$E97]=[.$K97]);1;IF(AND([.$E97]=[.H97];[.$E97]&lt;&gt;[.$K97]);-1;0))" office:value-type="float" office:value="1" calcext:value-type="float">
            <text:p>1</text:p>
          </table:table-cell>
          <table:table-cell table:formula="of:=IF(AND([.$E97]=[.I97];[.$E97]=[.$K97]);1;IF(AND([.$E97]=[.I97];[.$E97]&lt;&gt;[.$K97]);-1;0))" office:value-type="float" office:value="1" calcext:value-type="float">
            <text:p>1</text:p>
          </table:table-cell>
          <table:table-cell table:formula="of:=SUM([.AJ97:.AM97])/4" office:value-type="float" office:value="1" calcext:value-type="float">
            <text:p>1.00</text:p>
          </table:table-cell>
          <table:table-cell/>
          <table:table-cell table:formula="of:=IF(AND([.$F97]=[.G97];[.$F97]=[.$K97]);1;IF(AND([.$F97]=[.G97];[.$F97]&lt;&gt;[.$K97]);-1;0))" office:value-type="float" office:value="1" calcext:value-type="float">
            <text:p>1</text:p>
          </table:table-cell>
          <table:table-cell table:formula="of:=IF(AND([.$F97]=[.H97];[.$F97]=[.$K97]);1;IF(AND([.$F97]=[.H97];[.$F97]&lt;&gt;[.$K97]);-1;0))" office:value-type="float" office:value="1" calcext:value-type="float">
            <text:p>1</text:p>
          </table:table-cell>
          <table:table-cell table:formula="of:=IF(AND([.$F97]=[.I97];[.$F97]=[.$K97]);1;IF(AND([.$F97]=[.I97];[.$F97]&lt;&gt;[.$K97]);-1;0))" office:value-type="float" office:value="1" calcext:value-type="float">
            <text:p>1</text:p>
          </table:table-cell>
          <table:table-cell table:formula="of:=SUM([.AP97:.AR97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lex-d.github.io</text:p>
          </table:table-cell>
          <table:table-cell table:number-columns-repeated="3" office:value-type="string" calcext:value-type="string">
            <text:p>DOCS</text:p>
          </table:table-cell>
          <table:table-cell office:value-type="string" calcext:value-type="string">
            <text:p>NEWS</text:p>
          </table:table-cell>
          <table:table-cell table:number-columns-repeated="3" office:value-type="string" calcext:value-type="string">
            <text:p>DO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CLASS</text:p>
          </table:table-cell>
          <table:table-cell table:formula="of:=IF([.$K98]=[.C98];1;0)" office:value-type="float" office:value="0" calcext:value-type="float">
            <text:p>0</text:p>
          </table:table-cell>
          <table:table-cell table:formula="of:=IF([.$K98]=[.D98];1;0)" office:value-type="float" office:value="0" calcext:value-type="float">
            <text:p>0</text:p>
          </table:table-cell>
          <table:table-cell table:formula="of:=IF([.$K98]=[.E98];1;0)" office:value-type="float" office:value="0" calcext:value-type="float">
            <text:p>0</text:p>
          </table:table-cell>
          <table:table-cell table:formula="of:=IF([.$K98]=[.F98];1;0)" office:value-type="float" office:value="0" calcext:value-type="float">
            <text:p>0</text:p>
          </table:table-cell>
          <table:table-cell table:formula="of:=IF([.$K98]=[.G98];1;0)" office:value-type="float" office:value="0" calcext:value-type="float">
            <text:p>0</text:p>
          </table:table-cell>
          <table:table-cell table:formula="of:=IF([.$K98]=[.H98];1;0)" office:value-type="float" office:value="0" calcext:value-type="float">
            <text:p>0</text:p>
          </table:table-cell>
          <table:table-cell table:formula="of:=IF([.$K98]=[.I98];1;0)" office:value-type="float" office:value="0" calcext:value-type="float">
            <text:p>0</text:p>
          </table:table-cell>
          <table:table-cell table:style-name="ce1" table:formula="of:=SUM([.L98:.R98])/7" office:value-type="float" office:value="0" calcext:value-type="float">
            <text:p>0.00</text:p>
          </table:table-cell>
          <table:table-cell/>
          <table:table-cell table:formula="of:=IF(AND([.$C98]=[.D98];[.$C98]=[.$K98]);1;IF(AND([.$C98]=[.D98];[.$C98]&lt;&gt;[.$K98]);-1;0))" office:value-type="float" office:value="-1" calcext:value-type="float">
            <text:p>-1</text:p>
          </table:table-cell>
          <table:table-cell table:formula="of:=IF(AND([.$C98]=[.E98];[.$C98]=[.$K98]);1;IF(AND([.$C98]=[.E98];[.$C98]&lt;&gt;[.$K98]);-1;0))" office:value-type="float" office:value="-1" calcext:value-type="float">
            <text:p>-1</text:p>
          </table:table-cell>
          <table:table-cell table:formula="of:=IF(AND([.$C98]=[.F98];[.$C98]=[.$K98]);1;IF(AND([.$C98]=[.F98];[.$C98]&lt;&gt;[.$K98]);-1;0))" office:value-type="float" office:value="0" calcext:value-type="float">
            <text:p>0</text:p>
          </table:table-cell>
          <table:table-cell table:formula="of:=IF(AND([.$C98]=[.G98];[.$C98]=[.$K98]);1;IF(AND([.$C98]=[.G98];[.$C98]&lt;&gt;[.$K98]);-1;0))" office:value-type="float" office:value="-1" calcext:value-type="float">
            <text:p>-1</text:p>
          </table:table-cell>
          <table:table-cell table:formula="of:=IF(AND([.$C98]=[.H98];[.$C98]=[.$K98]);1;IF(AND([.$C98]=[.H98];[.$C98]&lt;&gt;[.$K98]);-1;0))" office:value-type="float" office:value="-1" calcext:value-type="float">
            <text:p>-1</text:p>
          </table:table-cell>
          <table:table-cell table:formula="of:=IF(AND([.$C98]=[.I98];[.$C98]=[.$K98]);1;IF(AND([.$C98]=[.I98];[.$C98]&lt;&gt;[.$K98]);-1;0))" office:value-type="float" office:value="-1" calcext:value-type="float">
            <text:p>-1</text:p>
          </table:table-cell>
          <table:table-cell table:formula="of:=SUM([.U98:.Z98])/6" office:value-type="float" office:value="-0.833333333333333" calcext:value-type="float">
            <text:p>-0.83</text:p>
          </table:table-cell>
          <table:table-cell/>
          <table:table-cell table:formula="of:=IF(AND([.$D98]=[.E98];[.$D98]=[.$K98]);1;IF(AND([.$D98]=[.E98];[.$D98]&lt;&gt;[.$K98]);-1;0))" office:value-type="float" office:value="-1" calcext:value-type="float">
            <text:p>-1</text:p>
          </table:table-cell>
          <table:table-cell table:formula="of:=IF(AND([.$D98]=[.F98];[.$D98]=[.$K98]);1;IF(AND([.$D98]=[.F98];[.$D98]&lt;&gt;[.$K98]);-1;0))" office:value-type="float" office:value="0" calcext:value-type="float">
            <text:p>0</text:p>
          </table:table-cell>
          <table:table-cell table:formula="of:=IF(AND([.$D98]=[.G98];[.$D98]=[.$K98]);1;IF(AND([.$D98]=[.G98];[.$D98]&lt;&gt;[.$K98]);-1;0))" office:value-type="float" office:value="-1" calcext:value-type="float">
            <text:p>-1</text:p>
          </table:table-cell>
          <table:table-cell table:formula="of:=IF(AND([.$D98]=[.H98];[.$D98]=[.$K98]);1;IF(AND([.$D98]=[.H98];[.$D98]&lt;&gt;[.$K98]);-1;0))" office:value-type="float" office:value="-1" calcext:value-type="float">
            <text:p>-1</text:p>
          </table:table-cell>
          <table:table-cell table:formula="of:=IF(AND([.$D98]=[.I98];[.$D98]=[.$K98]);1;IF(AND([.$D98]=[.I98];[.$D98]&lt;&gt;[.$K98]);-1;0))" office:value-type="float" office:value="-1" calcext:value-type="float">
            <text:p>-1</text:p>
          </table:table-cell>
          <table:table-cell table:formula="of:=SUM([.AC98:.AG98])/5" office:value-type="float" office:value="-0.8" calcext:value-type="float">
            <text:p>-0.80</text:p>
          </table:table-cell>
          <table:table-cell/>
          <table:table-cell table:formula="of:=IF(AND([.$E98]=[.F98];[.$E98]=[.$K98]);1;IF(AND([.$E98]=[.F98];[.$E98]&lt;&gt;[.$K98]);-1;0))" office:value-type="float" office:value="0" calcext:value-type="float">
            <text:p>0</text:p>
          </table:table-cell>
          <table:table-cell table:formula="of:=IF(AND([.$E98]=[.G98];[.$E98]=[.$K98]);1;IF(AND([.$E98]=[.G98];[.$E98]&lt;&gt;[.$K98]);-1;0))" office:value-type="float" office:value="-1" calcext:value-type="float">
            <text:p>-1</text:p>
          </table:table-cell>
          <table:table-cell table:formula="of:=IF(AND([.$E98]=[.H98];[.$E98]=[.$K98]);1;IF(AND([.$E98]=[.H98];[.$E98]&lt;&gt;[.$K98]);-1;0))" office:value-type="float" office:value="-1" calcext:value-type="float">
            <text:p>-1</text:p>
          </table:table-cell>
          <table:table-cell table:formula="of:=IF(AND([.$E98]=[.I98];[.$E98]=[.$K98]);1;IF(AND([.$E98]=[.I98];[.$E98]&lt;&gt;[.$K98]);-1;0))" office:value-type="float" office:value="-1" calcext:value-type="float">
            <text:p>-1</text:p>
          </table:table-cell>
          <table:table-cell table:formula="of:=SUM([.AJ98:.AM98])/4" office:value-type="float" office:value="-0.75" calcext:value-type="float">
            <text:p>-0.75</text:p>
          </table:table-cell>
          <table:table-cell/>
          <table:table-cell table:formula="of:=IF(AND([.$F98]=[.G98];[.$F98]=[.$K98]);1;IF(AND([.$F98]=[.G98];[.$F98]&lt;&gt;[.$K98]);-1;0))" office:value-type="float" office:value="0" calcext:value-type="float">
            <text:p>0</text:p>
          </table:table-cell>
          <table:table-cell table:formula="of:=IF(AND([.$F98]=[.H98];[.$F98]=[.$K98]);1;IF(AND([.$F98]=[.H98];[.$F98]&lt;&gt;[.$K98]);-1;0))" office:value-type="float" office:value="0" calcext:value-type="float">
            <text:p>0</text:p>
          </table:table-cell>
          <table:table-cell table:formula="of:=IF(AND([.$F98]=[.I98];[.$F98]=[.$K98]);1;IF(AND([.$F98]=[.I98];[.$F98]&lt;&gt;[.$K98]);-1;0))" office:value-type="float" office:value="0" calcext:value-type="float">
            <text:p>0</text:p>
          </table:table-cell>
          <table:table-cell table:formula="of:=SUM([.AP98:.AR98])/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earn.handlebarlabs.com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PACKAGE</text:p>
          </table:table-cell>
          <table:table-cell table:number-columns-repeated="5" office:value-type="string" calcext:value-type="string">
            <text:p>DO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NING</text:p>
          </table:table-cell>
          <table:table-cell table:formula="of:=IF([.$K99]=[.C99];1;0)" office:value-type="float" office:value="1" calcext:value-type="float">
            <text:p>1</text:p>
          </table:table-cell>
          <table:table-cell table:formula="of:=IF([.$K99]=[.D99];1;0)" office:value-type="float" office:value="0" calcext:value-type="float">
            <text:p>0</text:p>
          </table:table-cell>
          <table:table-cell table:formula="of:=IF([.$K99]=[.E99];1;0)" office:value-type="float" office:value="0" calcext:value-type="float">
            <text:p>0</text:p>
          </table:table-cell>
          <table:table-cell table:formula="of:=IF([.$K99]=[.F99];1;0)" office:value-type="float" office:value="0" calcext:value-type="float">
            <text:p>0</text:p>
          </table:table-cell>
          <table:table-cell table:formula="of:=IF([.$K99]=[.G99];1;0)" office:value-type="float" office:value="0" calcext:value-type="float">
            <text:p>0</text:p>
          </table:table-cell>
          <table:table-cell table:formula="of:=IF([.$K99]=[.H99];1;0)" office:value-type="float" office:value="0" calcext:value-type="float">
            <text:p>0</text:p>
          </table:table-cell>
          <table:table-cell table:formula="of:=IF([.$K99]=[.I99];1;0)" office:value-type="float" office:value="0" calcext:value-type="float">
            <text:p>0</text:p>
          </table:table-cell>
          <table:table-cell table:style-name="ce1" table:formula="of:=SUM([.L99:.R99])/7" office:value-type="float" office:value="0.142857142857143" calcext:value-type="float">
            <text:p>0.14</text:p>
          </table:table-cell>
          <table:table-cell/>
          <table:table-cell table:formula="of:=IF(AND([.$C99]=[.D99];[.$C99]=[.$K99]);1;IF(AND([.$C99]=[.D99];[.$C99]&lt;&gt;[.$K99]);-1;0))" office:value-type="float" office:value="0" calcext:value-type="float">
            <text:p>0</text:p>
          </table:table-cell>
          <table:table-cell table:formula="of:=IF(AND([.$C99]=[.E99];[.$C99]=[.$K99]);1;IF(AND([.$C99]=[.E99];[.$C99]&lt;&gt;[.$K99]);-1;0))" office:value-type="float" office:value="0" calcext:value-type="float">
            <text:p>0</text:p>
          </table:table-cell>
          <table:table-cell table:formula="of:=IF(AND([.$C99]=[.F99];[.$C99]=[.$K99]);1;IF(AND([.$C99]=[.F99];[.$C99]&lt;&gt;[.$K99]);-1;0))" office:value-type="float" office:value="0" calcext:value-type="float">
            <text:p>0</text:p>
          </table:table-cell>
          <table:table-cell table:formula="of:=IF(AND([.$C99]=[.G99];[.$C99]=[.$K99]);1;IF(AND([.$C99]=[.G99];[.$C99]&lt;&gt;[.$K99]);-1;0))" office:value-type="float" office:value="0" calcext:value-type="float">
            <text:p>0</text:p>
          </table:table-cell>
          <table:table-cell table:formula="of:=IF(AND([.$C99]=[.H99];[.$C99]=[.$K99]);1;IF(AND([.$C99]=[.H99];[.$C99]&lt;&gt;[.$K99]);-1;0))" office:value-type="float" office:value="0" calcext:value-type="float">
            <text:p>0</text:p>
          </table:table-cell>
          <table:table-cell table:formula="of:=IF(AND([.$C99]=[.I99];[.$C99]=[.$K99]);1;IF(AND([.$C99]=[.I99];[.$C99]&lt;&gt;[.$K99]);-1;0))" office:value-type="float" office:value="0" calcext:value-type="float">
            <text:p>0</text:p>
          </table:table-cell>
          <table:table-cell table:formula="of:=SUM([.U99:.Z99])/6" office:value-type="float" office:value="0" calcext:value-type="float">
            <text:p>0.00</text:p>
          </table:table-cell>
          <table:table-cell/>
          <table:table-cell table:formula="of:=IF(AND([.$D99]=[.E99];[.$D99]=[.$K99]);1;IF(AND([.$D99]=[.E99];[.$D99]&lt;&gt;[.$K99]);-1;0))" office:value-type="float" office:value="0" calcext:value-type="float">
            <text:p>0</text:p>
          </table:table-cell>
          <table:table-cell table:formula="of:=IF(AND([.$D99]=[.F99];[.$D99]=[.$K99]);1;IF(AND([.$D99]=[.F99];[.$D99]&lt;&gt;[.$K99]);-1;0))" office:value-type="float" office:value="0" calcext:value-type="float">
            <text:p>0</text:p>
          </table:table-cell>
          <table:table-cell table:formula="of:=IF(AND([.$D99]=[.G99];[.$D99]=[.$K99]);1;IF(AND([.$D99]=[.G99];[.$D99]&lt;&gt;[.$K99]);-1;0))" office:value-type="float" office:value="0" calcext:value-type="float">
            <text:p>0</text:p>
          </table:table-cell>
          <table:table-cell table:formula="of:=IF(AND([.$D99]=[.H99];[.$D99]=[.$K99]);1;IF(AND([.$D99]=[.H99];[.$D99]&lt;&gt;[.$K99]);-1;0))" office:value-type="float" office:value="0" calcext:value-type="float">
            <text:p>0</text:p>
          </table:table-cell>
          <table:table-cell table:formula="of:=IF(AND([.$D99]=[.I99];[.$D99]=[.$K99]);1;IF(AND([.$D99]=[.I99];[.$D99]&lt;&gt;[.$K99]);-1;0))" office:value-type="float" office:value="0" calcext:value-type="float">
            <text:p>0</text:p>
          </table:table-cell>
          <table:table-cell table:formula="of:=SUM([.AC99:.AG99])/5" office:value-type="float" office:value="0" calcext:value-type="float">
            <text:p>0.00</text:p>
          </table:table-cell>
          <table:table-cell/>
          <table:table-cell table:formula="of:=IF(AND([.$E99]=[.F99];[.$E99]=[.$K99]);1;IF(AND([.$E99]=[.F99];[.$E99]&lt;&gt;[.$K99]);-1;0))" office:value-type="float" office:value="-1" calcext:value-type="float">
            <text:p>-1</text:p>
          </table:table-cell>
          <table:table-cell table:formula="of:=IF(AND([.$E99]=[.G99];[.$E99]=[.$K99]);1;IF(AND([.$E99]=[.G99];[.$E99]&lt;&gt;[.$K99]);-1;0))" office:value-type="float" office:value="-1" calcext:value-type="float">
            <text:p>-1</text:p>
          </table:table-cell>
          <table:table-cell table:formula="of:=IF(AND([.$E99]=[.H99];[.$E99]=[.$K99]);1;IF(AND([.$E99]=[.H99];[.$E99]&lt;&gt;[.$K99]);-1;0))" office:value-type="float" office:value="-1" calcext:value-type="float">
            <text:p>-1</text:p>
          </table:table-cell>
          <table:table-cell table:formula="of:=IF(AND([.$E99]=[.I99];[.$E99]=[.$K99]);1;IF(AND([.$E99]=[.I99];[.$E99]&lt;&gt;[.$K99]);-1;0))" office:value-type="float" office:value="-1" calcext:value-type="float">
            <text:p>-1</text:p>
          </table:table-cell>
          <table:table-cell table:formula="of:=SUM([.AJ99:.AM99])/4" office:value-type="float" office:value="-1" calcext:value-type="float">
            <text:p>-1.00</text:p>
          </table:table-cell>
          <table:table-cell/>
          <table:table-cell table:formula="of:=IF(AND([.$F99]=[.G99];[.$F99]=[.$K99]);1;IF(AND([.$F99]=[.G99];[.$F99]&lt;&gt;[.$K99]);-1;0))" office:value-type="float" office:value="-1" calcext:value-type="float">
            <text:p>-1</text:p>
          </table:table-cell>
          <table:table-cell table:formula="of:=IF(AND([.$F99]=[.H99];[.$F99]=[.$K99]);1;IF(AND([.$F99]=[.H99];[.$F99]&lt;&gt;[.$K99]);-1;0))" office:value-type="float" office:value="-1" calcext:value-type="float">
            <text:p>-1</text:p>
          </table:table-cell>
          <table:table-cell table:formula="of:=IF(AND([.$F99]=[.I99];[.$F99]=[.$K99]);1;IF(AND([.$F99]=[.I99];[.$F99]&lt;&gt;[.$K99]);-1;0))" office:value-type="float" office:value="-1" calcext:value-type="float">
            <text:p>-1</text:p>
          </table:table-cell>
          <table:table-cell table:formula="of:=SUM([.AP99:.AR99])/3" office:value-type="float" office:value="-1" calcext:value-type="float">
            <text:p>-1.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emote.com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TRAINING</text:p>
          </table:table-cell>
          <table:table-cell table:number-columns-repeated="5"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INESS</text:p>
          </table:table-cell>
          <table:table-cell table:formula="of:=IF([.$K100]=[.C100];1;0)" office:value-type="float" office:value="0" calcext:value-type="float">
            <text:p>0</text:p>
          </table:table-cell>
          <table:table-cell table:formula="of:=IF([.$K100]=[.D100];1;0)" office:value-type="float" office:value="0" calcext:value-type="float">
            <text:p>0</text:p>
          </table:table-cell>
          <table:table-cell table:formula="of:=IF([.$K100]=[.E100];1;0)" office:value-type="float" office:value="0" calcext:value-type="float">
            <text:p>0</text:p>
          </table:table-cell>
          <table:table-cell table:formula="of:=IF([.$K100]=[.F100];1;0)" office:value-type="float" office:value="0" calcext:value-type="float">
            <text:p>0</text:p>
          </table:table-cell>
          <table:table-cell table:formula="of:=IF([.$K100]=[.G100];1;0)" office:value-type="float" office:value="0" calcext:value-type="float">
            <text:p>0</text:p>
          </table:table-cell>
          <table:table-cell table:formula="of:=IF([.$K100]=[.H100];1;0)" office:value-type="float" office:value="0" calcext:value-type="float">
            <text:p>0</text:p>
          </table:table-cell>
          <table:table-cell table:formula="of:=IF([.$K100]=[.I100];1;0)" office:value-type="float" office:value="0" calcext:value-type="float">
            <text:p>0</text:p>
          </table:table-cell>
          <table:table-cell table:style-name="ce1" table:formula="of:=SUM([.L100:.R100])/7" office:value-type="float" office:value="0" calcext:value-type="float">
            <text:p>0.00</text:p>
          </table:table-cell>
          <table:table-cell/>
          <table:table-cell table:formula="of:=IF(AND([.$C100]=[.D100];[.$C100]=[.$K100]);1;IF(AND([.$C100]=[.D100];[.$C100]&lt;&gt;[.$K100]);-1;0))" office:value-type="float" office:value="0" calcext:value-type="float">
            <text:p>0</text:p>
          </table:table-cell>
          <table:table-cell table:formula="of:=IF(AND([.$C100]=[.E100];[.$C100]=[.$K100]);1;IF(AND([.$C100]=[.E100];[.$C100]&lt;&gt;[.$K100]);-1;0))" office:value-type="float" office:value="-1" calcext:value-type="float">
            <text:p>-1</text:p>
          </table:table-cell>
          <table:table-cell table:formula="of:=IF(AND([.$C100]=[.F100];[.$C100]=[.$K100]);1;IF(AND([.$C100]=[.F100];[.$C100]&lt;&gt;[.$K100]);-1;0))" office:value-type="float" office:value="-1" calcext:value-type="float">
            <text:p>-1</text:p>
          </table:table-cell>
          <table:table-cell table:formula="of:=IF(AND([.$C100]=[.G100];[.$C100]=[.$K100]);1;IF(AND([.$C100]=[.G100];[.$C100]&lt;&gt;[.$K100]);-1;0))" office:value-type="float" office:value="-1" calcext:value-type="float">
            <text:p>-1</text:p>
          </table:table-cell>
          <table:table-cell table:formula="of:=IF(AND([.$C100]=[.H100];[.$C100]=[.$K100]);1;IF(AND([.$C100]=[.H100];[.$C100]&lt;&gt;[.$K100]);-1;0))" office:value-type="float" office:value="-1" calcext:value-type="float">
            <text:p>-1</text:p>
          </table:table-cell>
          <table:table-cell table:formula="of:=IF(AND([.$C100]=[.I100];[.$C100]=[.$K100]);1;IF(AND([.$C100]=[.I100];[.$C100]&lt;&gt;[.$K100]);-1;0))" office:value-type="float" office:value="-1" calcext:value-type="float">
            <text:p>-1</text:p>
          </table:table-cell>
          <table:table-cell table:formula="of:=SUM([.U100:.Z100])/6" office:value-type="float" office:value="-0.833333333333333" calcext:value-type="float">
            <text:p>-0.83</text:p>
          </table:table-cell>
          <table:table-cell/>
          <table:table-cell table:formula="of:=IF(AND([.$D100]=[.E100];[.$D100]=[.$K100]);1;IF(AND([.$D100]=[.E100];[.$D100]&lt;&gt;[.$K100]);-1;0))" office:value-type="float" office:value="0" calcext:value-type="float">
            <text:p>0</text:p>
          </table:table-cell>
          <table:table-cell table:formula="of:=IF(AND([.$D100]=[.F100];[.$D100]=[.$K100]);1;IF(AND([.$D100]=[.F100];[.$D100]&lt;&gt;[.$K100]);-1;0))" office:value-type="float" office:value="0" calcext:value-type="float">
            <text:p>0</text:p>
          </table:table-cell>
          <table:table-cell table:formula="of:=IF(AND([.$D100]=[.G100];[.$D100]=[.$K100]);1;IF(AND([.$D100]=[.G100];[.$D100]&lt;&gt;[.$K100]);-1;0))" office:value-type="float" office:value="0" calcext:value-type="float">
            <text:p>0</text:p>
          </table:table-cell>
          <table:table-cell table:formula="of:=IF(AND([.$D100]=[.H100];[.$D100]=[.$K100]);1;IF(AND([.$D100]=[.H100];[.$D100]&lt;&gt;[.$K100]);-1;0))" office:value-type="float" office:value="0" calcext:value-type="float">
            <text:p>0</text:p>
          </table:table-cell>
          <table:table-cell table:formula="of:=IF(AND([.$D100]=[.I100];[.$D100]=[.$K100]);1;IF(AND([.$D100]=[.I100];[.$D100]&lt;&gt;[.$K100]);-1;0))" office:value-type="float" office:value="0" calcext:value-type="float">
            <text:p>0</text:p>
          </table:table-cell>
          <table:table-cell table:formula="of:=SUM([.AC100:.AG100])/5" office:value-type="float" office:value="0" calcext:value-type="float">
            <text:p>0.00</text:p>
          </table:table-cell>
          <table:table-cell/>
          <table:table-cell table:formula="of:=IF(AND([.$E100]=[.F100];[.$E100]=[.$K100]);1;IF(AND([.$E100]=[.F100];[.$E100]&lt;&gt;[.$K100]);-1;0))" office:value-type="float" office:value="-1" calcext:value-type="float">
            <text:p>-1</text:p>
          </table:table-cell>
          <table:table-cell table:formula="of:=IF(AND([.$E100]=[.G100];[.$E100]=[.$K100]);1;IF(AND([.$E100]=[.G100];[.$E100]&lt;&gt;[.$K100]);-1;0))" office:value-type="float" office:value="-1" calcext:value-type="float">
            <text:p>-1</text:p>
          </table:table-cell>
          <table:table-cell table:formula="of:=IF(AND([.$E100]=[.H100];[.$E100]=[.$K100]);1;IF(AND([.$E100]=[.H100];[.$E100]&lt;&gt;[.$K100]);-1;0))" office:value-type="float" office:value="-1" calcext:value-type="float">
            <text:p>-1</text:p>
          </table:table-cell>
          <table:table-cell table:formula="of:=IF(AND([.$E100]=[.I100];[.$E100]=[.$K100]);1;IF(AND([.$E100]=[.I100];[.$E100]&lt;&gt;[.$K100]);-1;0))" office:value-type="float" office:value="-1" calcext:value-type="float">
            <text:p>-1</text:p>
          </table:table-cell>
          <table:table-cell table:formula="of:=SUM([.AJ100:.AM100])/4" office:value-type="float" office:value="-1" calcext:value-type="float">
            <text:p>-1.00</text:p>
          </table:table-cell>
          <table:table-cell/>
          <table:table-cell table:formula="of:=IF(AND([.$F100]=[.G100];[.$F100]=[.$K100]);1;IF(AND([.$F100]=[.G100];[.$F100]&lt;&gt;[.$K100]);-1;0))" office:value-type="float" office:value="-1" calcext:value-type="float">
            <text:p>-1</text:p>
          </table:table-cell>
          <table:table-cell table:formula="of:=IF(AND([.$F100]=[.H100];[.$F100]=[.$K100]);1;IF(AND([.$F100]=[.H100];[.$F100]&lt;&gt;[.$K100]);-1;0))" office:value-type="float" office:value="-1" calcext:value-type="float">
            <text:p>-1</text:p>
          </table:table-cell>
          <table:table-cell table:formula="of:=IF(AND([.$F100]=[.I100];[.$F100]=[.$K100]);1;IF(AND([.$F100]=[.I100];[.$F100]&lt;&gt;[.$K100]);-1;0))" office:value-type="float" office:value="-1" calcext:value-type="float">
            <text:p>-1</text:p>
          </table:table-cell>
          <table:table-cell table:formula="of:=SUM([.AP100:.AR100])/3" office:value-type="float" office:value="-1" calcext:value-type="float">
            <text:p>-1.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ww.slate.com</text:p>
          </table:table-cell>
          <table:table-cell office:value-type="string" calcext:value-type="string">
            <text:p>NOCLASS</text:p>
          </table:table-cell>
          <table:table-cell table:number-columns-repeated="6"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S</text:p>
          </table:table-cell>
          <table:table-cell table:formula="of:=IF([.$K101]=[.C101];1;0)" office:value-type="float" office:value="0" calcext:value-type="float">
            <text:p>0</text:p>
          </table:table-cell>
          <table:table-cell table:formula="of:=IF([.$K101]=[.D101];1;0)" office:value-type="float" office:value="1" calcext:value-type="float">
            <text:p>1</text:p>
          </table:table-cell>
          <table:table-cell table:formula="of:=IF([.$K101]=[.E101];1;0)" office:value-type="float" office:value="1" calcext:value-type="float">
            <text:p>1</text:p>
          </table:table-cell>
          <table:table-cell table:formula="of:=IF([.$K101]=[.F101];1;0)" office:value-type="float" office:value="1" calcext:value-type="float">
            <text:p>1</text:p>
          </table:table-cell>
          <table:table-cell table:formula="of:=IF([.$K101]=[.G101];1;0)" office:value-type="float" office:value="1" calcext:value-type="float">
            <text:p>1</text:p>
          </table:table-cell>
          <table:table-cell table:formula="of:=IF([.$K101]=[.H101];1;0)" office:value-type="float" office:value="1" calcext:value-type="float">
            <text:p>1</text:p>
          </table:table-cell>
          <table:table-cell table:formula="of:=IF([.$K101]=[.I101];1;0)" office:value-type="float" office:value="1" calcext:value-type="float">
            <text:p>1</text:p>
          </table:table-cell>
          <table:table-cell table:style-name="ce1" table:formula="of:=SUM([.L101:.R101])/7" office:value-type="float" office:value="0.857142857142857" calcext:value-type="float">
            <text:p>0.86</text:p>
          </table:table-cell>
          <table:table-cell/>
          <table:table-cell table:formula="of:=IF(AND([.$C101]=[.D101];[.$C101]=[.$K101]);1;IF(AND([.$C101]=[.D101];[.$C101]&lt;&gt;[.$K101]);-1;0))" office:value-type="float" office:value="0" calcext:value-type="float">
            <text:p>0</text:p>
          </table:table-cell>
          <table:table-cell table:formula="of:=IF(AND([.$C101]=[.E101];[.$C101]=[.$K101]);1;IF(AND([.$C101]=[.E101];[.$C101]&lt;&gt;[.$K101]);-1;0))" office:value-type="float" office:value="0" calcext:value-type="float">
            <text:p>0</text:p>
          </table:table-cell>
          <table:table-cell table:formula="of:=IF(AND([.$C101]=[.F101];[.$C101]=[.$K101]);1;IF(AND([.$C101]=[.F101];[.$C101]&lt;&gt;[.$K101]);-1;0))" office:value-type="float" office:value="0" calcext:value-type="float">
            <text:p>0</text:p>
          </table:table-cell>
          <table:table-cell table:formula="of:=IF(AND([.$C101]=[.G101];[.$C101]=[.$K101]);1;IF(AND([.$C101]=[.G101];[.$C101]&lt;&gt;[.$K101]);-1;0))" office:value-type="float" office:value="0" calcext:value-type="float">
            <text:p>0</text:p>
          </table:table-cell>
          <table:table-cell table:formula="of:=IF(AND([.$C101]=[.H101];[.$C101]=[.$K101]);1;IF(AND([.$C101]=[.H101];[.$C101]&lt;&gt;[.$K101]);-1;0))" office:value-type="float" office:value="0" calcext:value-type="float">
            <text:p>0</text:p>
          </table:table-cell>
          <table:table-cell table:formula="of:=IF(AND([.$C101]=[.I101];[.$C101]=[.$K101]);1;IF(AND([.$C101]=[.I101];[.$C101]&lt;&gt;[.$K101]);-1;0))" office:value-type="float" office:value="0" calcext:value-type="float">
            <text:p>0</text:p>
          </table:table-cell>
          <table:table-cell table:formula="of:=SUM([.U101:.Z101])/6" office:value-type="float" office:value="0" calcext:value-type="float">
            <text:p>0.00</text:p>
          </table:table-cell>
          <table:table-cell/>
          <table:table-cell table:formula="of:=IF(AND([.$D101]=[.E101];[.$D101]=[.$K101]);1;IF(AND([.$D101]=[.E101];[.$D101]&lt;&gt;[.$K101]);-1;0))" office:value-type="float" office:value="1" calcext:value-type="float">
            <text:p>1</text:p>
          </table:table-cell>
          <table:table-cell table:formula="of:=IF(AND([.$D101]=[.F101];[.$D101]=[.$K101]);1;IF(AND([.$D101]=[.F101];[.$D101]&lt;&gt;[.$K101]);-1;0))" office:value-type="float" office:value="1" calcext:value-type="float">
            <text:p>1</text:p>
          </table:table-cell>
          <table:table-cell table:formula="of:=IF(AND([.$D101]=[.G101];[.$D101]=[.$K101]);1;IF(AND([.$D101]=[.G101];[.$D101]&lt;&gt;[.$K101]);-1;0))" office:value-type="float" office:value="1" calcext:value-type="float">
            <text:p>1</text:p>
          </table:table-cell>
          <table:table-cell table:formula="of:=IF(AND([.$D101]=[.H101];[.$D101]=[.$K101]);1;IF(AND([.$D101]=[.H101];[.$D101]&lt;&gt;[.$K101]);-1;0))" office:value-type="float" office:value="1" calcext:value-type="float">
            <text:p>1</text:p>
          </table:table-cell>
          <table:table-cell table:formula="of:=IF(AND([.$D101]=[.I101];[.$D101]=[.$K101]);1;IF(AND([.$D101]=[.I101];[.$D101]&lt;&gt;[.$K101]);-1;0))" office:value-type="float" office:value="1" calcext:value-type="float">
            <text:p>1</text:p>
          </table:table-cell>
          <table:table-cell table:formula="of:=SUM([.AC101:.AG101])/5" office:value-type="float" office:value="1" calcext:value-type="float">
            <text:p>1.00</text:p>
          </table:table-cell>
          <table:table-cell/>
          <table:table-cell table:formula="of:=IF(AND([.$E101]=[.F101];[.$E101]=[.$K101]);1;IF(AND([.$E101]=[.F101];[.$E101]&lt;&gt;[.$K101]);-1;0))" office:value-type="float" office:value="1" calcext:value-type="float">
            <text:p>1</text:p>
          </table:table-cell>
          <table:table-cell table:formula="of:=IF(AND([.$E101]=[.G101];[.$E101]=[.$K101]);1;IF(AND([.$E101]=[.G101];[.$E101]&lt;&gt;[.$K101]);-1;0))" office:value-type="float" office:value="1" calcext:value-type="float">
            <text:p>1</text:p>
          </table:table-cell>
          <table:table-cell table:formula="of:=IF(AND([.$E101]=[.H101];[.$E101]=[.$K101]);1;IF(AND([.$E101]=[.H101];[.$E101]&lt;&gt;[.$K101]);-1;0))" office:value-type="float" office:value="1" calcext:value-type="float">
            <text:p>1</text:p>
          </table:table-cell>
          <table:table-cell table:formula="of:=IF(AND([.$E101]=[.I101];[.$E101]=[.$K101]);1;IF(AND([.$E101]=[.I101];[.$E101]&lt;&gt;[.$K101]);-1;0))" office:value-type="float" office:value="1" calcext:value-type="float">
            <text:p>1</text:p>
          </table:table-cell>
          <table:table-cell table:formula="of:=SUM([.AJ101:.AM101])/4" office:value-type="float" office:value="1" calcext:value-type="float">
            <text:p>1.00</text:p>
          </table:table-cell>
          <table:table-cell/>
          <table:table-cell table:formula="of:=IF(AND([.$F101]=[.G101];[.$F101]=[.$K101]);1;IF(AND([.$F101]=[.G101];[.$F101]&lt;&gt;[.$K101]);-1;0))" office:value-type="float" office:value="1" calcext:value-type="float">
            <text:p>1</text:p>
          </table:table-cell>
          <table:table-cell table:formula="of:=IF(AND([.$F101]=[.H101];[.$F101]=[.$K101]);1;IF(AND([.$F101]=[.H101];[.$F101]&lt;&gt;[.$K101]);-1;0))" office:value-type="float" office:value="1" calcext:value-type="float">
            <text:p>1</text:p>
          </table:table-cell>
          <table:table-cell table:formula="of:=IF(AND([.$F101]=[.I101];[.$F101]=[.$K101]);1;IF(AND([.$F101]=[.I101];[.$F101]&lt;&gt;[.$K101]);-1;0))" office:value-type="float" office:value="1" calcext:value-type="float">
            <text:p>1</text:p>
          </table:table-cell>
          <table:table-cell table:formula="of:=SUM([.AP101:.AR101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yper.is</text:p>
          </table:table-cell>
          <table:table-cell table:number-columns-repeated="3" office:value-type="string" calcext:value-type="string">
            <text:p>PACKAGE</text:p>
          </table:table-cell>
          <table:table-cell office:value-type="string" calcext:value-type="string">
            <text:p>NOCLASS</text:p>
          </table:table-cell>
          <table:table-cell table:number-columns-repeated="3"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AGE</text:p>
          </table:table-cell>
          <table:table-cell table:formula="of:=IF([.$K102]=[.C102];1;0)" office:value-type="float" office:value="1" calcext:value-type="float">
            <text:p>1</text:p>
          </table:table-cell>
          <table:table-cell table:formula="of:=IF([.$K102]=[.D102];1;0)" office:value-type="float" office:value="1" calcext:value-type="float">
            <text:p>1</text:p>
          </table:table-cell>
          <table:table-cell table:formula="of:=IF([.$K102]=[.E102];1;0)" office:value-type="float" office:value="1" calcext:value-type="float">
            <text:p>1</text:p>
          </table:table-cell>
          <table:table-cell table:formula="of:=IF([.$K102]=[.F102];1;0)" office:value-type="float" office:value="0" calcext:value-type="float">
            <text:p>0</text:p>
          </table:table-cell>
          <table:table-cell table:formula="of:=IF([.$K102]=[.G102];1;0)" office:value-type="float" office:value="1" calcext:value-type="float">
            <text:p>1</text:p>
          </table:table-cell>
          <table:table-cell table:formula="of:=IF([.$K102]=[.H102];1;0)" office:value-type="float" office:value="1" calcext:value-type="float">
            <text:p>1</text:p>
          </table:table-cell>
          <table:table-cell table:formula="of:=IF([.$K102]=[.I102];1;0)" office:value-type="float" office:value="1" calcext:value-type="float">
            <text:p>1</text:p>
          </table:table-cell>
          <table:table-cell table:style-name="ce1" table:formula="of:=SUM([.L102:.R102])/7" office:value-type="float" office:value="0.857142857142857" calcext:value-type="float">
            <text:p>0.86</text:p>
          </table:table-cell>
          <table:table-cell/>
          <table:table-cell table:formula="of:=IF(AND([.$C102]=[.D102];[.$C102]=[.$K102]);1;IF(AND([.$C102]=[.D102];[.$C102]&lt;&gt;[.$K102]);-1;0))" office:value-type="float" office:value="1" calcext:value-type="float">
            <text:p>1</text:p>
          </table:table-cell>
          <table:table-cell table:formula="of:=IF(AND([.$C102]=[.E102];[.$C102]=[.$K102]);1;IF(AND([.$C102]=[.E102];[.$C102]&lt;&gt;[.$K102]);-1;0))" office:value-type="float" office:value="1" calcext:value-type="float">
            <text:p>1</text:p>
          </table:table-cell>
          <table:table-cell table:formula="of:=IF(AND([.$C102]=[.F102];[.$C102]=[.$K102]);1;IF(AND([.$C102]=[.F102];[.$C102]&lt;&gt;[.$K102]);-1;0))" office:value-type="float" office:value="0" calcext:value-type="float">
            <text:p>0</text:p>
          </table:table-cell>
          <table:table-cell table:formula="of:=IF(AND([.$C102]=[.G102];[.$C102]=[.$K102]);1;IF(AND([.$C102]=[.G102];[.$C102]&lt;&gt;[.$K102]);-1;0))" office:value-type="float" office:value="1" calcext:value-type="float">
            <text:p>1</text:p>
          </table:table-cell>
          <table:table-cell table:formula="of:=IF(AND([.$C102]=[.H102];[.$C102]=[.$K102]);1;IF(AND([.$C102]=[.H102];[.$C102]&lt;&gt;[.$K102]);-1;0))" office:value-type="float" office:value="1" calcext:value-type="float">
            <text:p>1</text:p>
          </table:table-cell>
          <table:table-cell table:formula="of:=IF(AND([.$C102]=[.I102];[.$C102]=[.$K102]);1;IF(AND([.$C102]=[.I102];[.$C102]&lt;&gt;[.$K102]);-1;0))" office:value-type="float" office:value="1" calcext:value-type="float">
            <text:p>1</text:p>
          </table:table-cell>
          <table:table-cell table:formula="of:=SUM([.U102:.Z102])/6" office:value-type="float" office:value="0.833333333333333" calcext:value-type="float">
            <text:p>0.83</text:p>
          </table:table-cell>
          <table:table-cell/>
          <table:table-cell table:formula="of:=IF(AND([.$D102]=[.E102];[.$D102]=[.$K102]);1;IF(AND([.$D102]=[.E102];[.$D102]&lt;&gt;[.$K102]);-1;0))" office:value-type="float" office:value="1" calcext:value-type="float">
            <text:p>1</text:p>
          </table:table-cell>
          <table:table-cell table:formula="of:=IF(AND([.$D102]=[.F102];[.$D102]=[.$K102]);1;IF(AND([.$D102]=[.F102];[.$D102]&lt;&gt;[.$K102]);-1;0))" office:value-type="float" office:value="0" calcext:value-type="float">
            <text:p>0</text:p>
          </table:table-cell>
          <table:table-cell table:formula="of:=IF(AND([.$D102]=[.G102];[.$D102]=[.$K102]);1;IF(AND([.$D102]=[.G102];[.$D102]&lt;&gt;[.$K102]);-1;0))" office:value-type="float" office:value="1" calcext:value-type="float">
            <text:p>1</text:p>
          </table:table-cell>
          <table:table-cell table:formula="of:=IF(AND([.$D102]=[.H102];[.$D102]=[.$K102]);1;IF(AND([.$D102]=[.H102];[.$D102]&lt;&gt;[.$K102]);-1;0))" office:value-type="float" office:value="1" calcext:value-type="float">
            <text:p>1</text:p>
          </table:table-cell>
          <table:table-cell table:formula="of:=IF(AND([.$D102]=[.I102];[.$D102]=[.$K102]);1;IF(AND([.$D102]=[.I102];[.$D102]&lt;&gt;[.$K102]);-1;0))" office:value-type="float" office:value="1" calcext:value-type="float">
            <text:p>1</text:p>
          </table:table-cell>
          <table:table-cell table:formula="of:=SUM([.AC102:.AG102])/5" office:value-type="float" office:value="0.8" calcext:value-type="float">
            <text:p>0.80</text:p>
          </table:table-cell>
          <table:table-cell/>
          <table:table-cell table:formula="of:=IF(AND([.$E102]=[.F102];[.$E102]=[.$K102]);1;IF(AND([.$E102]=[.F102];[.$E102]&lt;&gt;[.$K102]);-1;0))" office:value-type="float" office:value="0" calcext:value-type="float">
            <text:p>0</text:p>
          </table:table-cell>
          <table:table-cell table:formula="of:=IF(AND([.$E102]=[.G102];[.$E102]=[.$K102]);1;IF(AND([.$E102]=[.G102];[.$E102]&lt;&gt;[.$K102]);-1;0))" office:value-type="float" office:value="1" calcext:value-type="float">
            <text:p>1</text:p>
          </table:table-cell>
          <table:table-cell table:formula="of:=IF(AND([.$E102]=[.H102];[.$E102]=[.$K102]);1;IF(AND([.$E102]=[.H102];[.$E102]&lt;&gt;[.$K102]);-1;0))" office:value-type="float" office:value="1" calcext:value-type="float">
            <text:p>1</text:p>
          </table:table-cell>
          <table:table-cell table:formula="of:=IF(AND([.$E102]=[.I102];[.$E102]=[.$K102]);1;IF(AND([.$E102]=[.I102];[.$E102]&lt;&gt;[.$K102]);-1;0))" office:value-type="float" office:value="1" calcext:value-type="float">
            <text:p>1</text:p>
          </table:table-cell>
          <table:table-cell table:formula="of:=SUM([.AJ102:.AM102])/4" office:value-type="float" office:value="0.75" calcext:value-type="float">
            <text:p>0.75</text:p>
          </table:table-cell>
          <table:table-cell/>
          <table:table-cell table:formula="of:=IF(AND([.$F102]=[.G102];[.$F102]=[.$K102]);1;IF(AND([.$F102]=[.G102];[.$F102]&lt;&gt;[.$K102]);-1;0))" office:value-type="float" office:value="0" calcext:value-type="float">
            <text:p>0</text:p>
          </table:table-cell>
          <table:table-cell table:formula="of:=IF(AND([.$F102]=[.H102];[.$F102]=[.$K102]);1;IF(AND([.$F102]=[.H102];[.$F102]&lt;&gt;[.$K102]);-1;0))" office:value-type="float" office:value="0" calcext:value-type="float">
            <text:p>0</text:p>
          </table:table-cell>
          <table:table-cell table:formula="of:=IF(AND([.$F102]=[.I102];[.$F102]=[.$K102]);1;IF(AND([.$F102]=[.I102];[.$F102]&lt;&gt;[.$K102]);-1;0))" office:value-type="float" office:value="0" calcext:value-type="float">
            <text:p>0</text:p>
          </table:table-cell>
          <table:table-cell table:formula="of:=SUM([.AP102:.AR102])/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eveloper.apple.com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CLASS</text:p>
          </table:table-cell>
          <table:table-cell office:value-type="string" calcext:value-type="string">
            <text:p>DOCS</text:p>
          </table:table-cell>
          <table:table-cell table:number-columns-repeated="3" office:value-type="string" calcext:value-type="string">
            <text:p>NOCLASS</text:p>
          </table:table-cell>
          <table:table-cell office:value-type="string" calcext:value-type="string">
            <text:p>DO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S</text:p>
          </table:table-cell>
          <table:table-cell table:formula="of:=IF([.$K103]=[.C103];1;0)" office:value-type="float" office:value="0" calcext:value-type="float">
            <text:p>0</text:p>
          </table:table-cell>
          <table:table-cell table:formula="of:=IF([.$K103]=[.D103];1;0)" office:value-type="float" office:value="0" calcext:value-type="float">
            <text:p>0</text:p>
          </table:table-cell>
          <table:table-cell table:formula="of:=IF([.$K103]=[.E103];1;0)" office:value-type="float" office:value="1" calcext:value-type="float">
            <text:p>1</text:p>
          </table:table-cell>
          <table:table-cell table:formula="of:=IF([.$K103]=[.F103];1;0)" office:value-type="float" office:value="0" calcext:value-type="float">
            <text:p>0</text:p>
          </table:table-cell>
          <table:table-cell table:formula="of:=IF([.$K103]=[.G103];1;0)" office:value-type="float" office:value="0" calcext:value-type="float">
            <text:p>0</text:p>
          </table:table-cell>
          <table:table-cell table:formula="of:=IF([.$K103]=[.H103];1;0)" office:value-type="float" office:value="0" calcext:value-type="float">
            <text:p>0</text:p>
          </table:table-cell>
          <table:table-cell table:formula="of:=IF([.$K103]=[.I103];1;0)" office:value-type="float" office:value="1" calcext:value-type="float">
            <text:p>1</text:p>
          </table:table-cell>
          <table:table-cell table:style-name="ce1" table:formula="of:=SUM([.L103:.R103])/7" office:value-type="float" office:value="0.285714285714286" calcext:value-type="float">
            <text:p>0.29</text:p>
          </table:table-cell>
          <table:table-cell/>
          <table:table-cell table:formula="of:=IF(AND([.$C103]=[.D103];[.$C103]=[.$K103]);1;IF(AND([.$C103]=[.D103];[.$C103]&lt;&gt;[.$K103]);-1;0))" office:value-type="float" office:value="0" calcext:value-type="float">
            <text:p>0</text:p>
          </table:table-cell>
          <table:table-cell table:formula="of:=IF(AND([.$C103]=[.E103];[.$C103]=[.$K103]);1;IF(AND([.$C103]=[.E103];[.$C103]&lt;&gt;[.$K103]);-1;0))" office:value-type="float" office:value="0" calcext:value-type="float">
            <text:p>0</text:p>
          </table:table-cell>
          <table:table-cell table:formula="of:=IF(AND([.$C103]=[.F103];[.$C103]=[.$K103]);1;IF(AND([.$C103]=[.F103];[.$C103]&lt;&gt;[.$K103]);-1;0))" office:value-type="float" office:value="0" calcext:value-type="float">
            <text:p>0</text:p>
          </table:table-cell>
          <table:table-cell table:formula="of:=IF(AND([.$C103]=[.G103];[.$C103]=[.$K103]);1;IF(AND([.$C103]=[.G103];[.$C103]&lt;&gt;[.$K103]);-1;0))" office:value-type="float" office:value="0" calcext:value-type="float">
            <text:p>0</text:p>
          </table:table-cell>
          <table:table-cell table:formula="of:=IF(AND([.$C103]=[.H103];[.$C103]=[.$K103]);1;IF(AND([.$C103]=[.H103];[.$C103]&lt;&gt;[.$K103]);-1;0))" office:value-type="float" office:value="0" calcext:value-type="float">
            <text:p>0</text:p>
          </table:table-cell>
          <table:table-cell table:formula="of:=IF(AND([.$C103]=[.I103];[.$C103]=[.$K103]);1;IF(AND([.$C103]=[.I103];[.$C103]&lt;&gt;[.$K103]);-1;0))" office:value-type="float" office:value="0" calcext:value-type="float">
            <text:p>0</text:p>
          </table:table-cell>
          <table:table-cell table:formula="of:=SUM([.U103:.Z103])/6" office:value-type="float" office:value="0" calcext:value-type="float">
            <text:p>0.00</text:p>
          </table:table-cell>
          <table:table-cell/>
          <table:table-cell table:formula="of:=IF(AND([.$D103]=[.E103];[.$D103]=[.$K103]);1;IF(AND([.$D103]=[.E103];[.$D103]&lt;&gt;[.$K103]);-1;0))" office:value-type="float" office:value="0" calcext:value-type="float">
            <text:p>0</text:p>
          </table:table-cell>
          <table:table-cell table:formula="of:=IF(AND([.$D103]=[.F103];[.$D103]=[.$K103]);1;IF(AND([.$D103]=[.F103];[.$D103]&lt;&gt;[.$K103]);-1;0))" office:value-type="float" office:value="-1" calcext:value-type="float">
            <text:p>-1</text:p>
          </table:table-cell>
          <table:table-cell table:formula="of:=IF(AND([.$D103]=[.G103];[.$D103]=[.$K103]);1;IF(AND([.$D103]=[.G103];[.$D103]&lt;&gt;[.$K103]);-1;0))" office:value-type="float" office:value="-1" calcext:value-type="float">
            <text:p>-1</text:p>
          </table:table-cell>
          <table:table-cell table:formula="of:=IF(AND([.$D103]=[.H103];[.$D103]=[.$K103]);1;IF(AND([.$D103]=[.H103];[.$D103]&lt;&gt;[.$K103]);-1;0))" office:value-type="float" office:value="-1" calcext:value-type="float">
            <text:p>-1</text:p>
          </table:table-cell>
          <table:table-cell table:formula="of:=IF(AND([.$D103]=[.I103];[.$D103]=[.$K103]);1;IF(AND([.$D103]=[.I103];[.$D103]&lt;&gt;[.$K103]);-1;0))" office:value-type="float" office:value="0" calcext:value-type="float">
            <text:p>0</text:p>
          </table:table-cell>
          <table:table-cell table:formula="of:=SUM([.AC103:.AG103])/5" office:value-type="float" office:value="-0.6" calcext:value-type="float">
            <text:p>-0.60</text:p>
          </table:table-cell>
          <table:table-cell/>
          <table:table-cell table:formula="of:=IF(AND([.$E103]=[.F103];[.$E103]=[.$K103]);1;IF(AND([.$E103]=[.F103];[.$E103]&lt;&gt;[.$K103]);-1;0))" office:value-type="float" office:value="0" calcext:value-type="float">
            <text:p>0</text:p>
          </table:table-cell>
          <table:table-cell table:formula="of:=IF(AND([.$E103]=[.G103];[.$E103]=[.$K103]);1;IF(AND([.$E103]=[.G103];[.$E103]&lt;&gt;[.$K103]);-1;0))" office:value-type="float" office:value="0" calcext:value-type="float">
            <text:p>0</text:p>
          </table:table-cell>
          <table:table-cell table:formula="of:=IF(AND([.$E103]=[.H103];[.$E103]=[.$K103]);1;IF(AND([.$E103]=[.H103];[.$E103]&lt;&gt;[.$K103]);-1;0))" office:value-type="float" office:value="0" calcext:value-type="float">
            <text:p>0</text:p>
          </table:table-cell>
          <table:table-cell table:formula="of:=IF(AND([.$E103]=[.I103];[.$E103]=[.$K103]);1;IF(AND([.$E103]=[.I103];[.$E103]&lt;&gt;[.$K103]);-1;0))" office:value-type="float" office:value="1" calcext:value-type="float">
            <text:p>1</text:p>
          </table:table-cell>
          <table:table-cell table:formula="of:=SUM([.AJ103:.AM103])/4" office:value-type="float" office:value="0.25" calcext:value-type="float">
            <text:p>0.25</text:p>
          </table:table-cell>
          <table:table-cell/>
          <table:table-cell table:formula="of:=IF(AND([.$F103]=[.G103];[.$F103]=[.$K103]);1;IF(AND([.$F103]=[.G103];[.$F103]&lt;&gt;[.$K103]);-1;0))" office:value-type="float" office:value="-1" calcext:value-type="float">
            <text:p>-1</text:p>
          </table:table-cell>
          <table:table-cell table:formula="of:=IF(AND([.$F103]=[.H103];[.$F103]=[.$K103]);1;IF(AND([.$F103]=[.H103];[.$F103]&lt;&gt;[.$K103]);-1;0))" office:value-type="float" office:value="-1" calcext:value-type="float">
            <text:p>-1</text:p>
          </table:table-cell>
          <table:table-cell table:formula="of:=IF(AND([.$F103]=[.I103];[.$F103]=[.$K103]);1;IF(AND([.$F103]=[.I103];[.$F103]&lt;&gt;[.$K103]);-1;0))" office:value-type="float" office:value="0" calcext:value-type="float">
            <text:p>0</text:p>
          </table:table-cell>
          <table:table-cell table:formula="of:=SUM([.AP103:.AR103])/3" office:value-type="float" office:value="-0.666666666666667" calcext:value-type="float">
            <text:p>-0.6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otherboard.vice.com</text:p>
          </table:table-cell>
          <table:table-cell table:number-columns-repeated="2" office:value-type="string" calcext:value-type="string">
            <text:p>DOCS</text:p>
          </table:table-cell>
          <table:table-cell office:value-type="string" calcext:value-type="string">
            <text:p>NEWS</text:p>
          </table:table-cell>
          <table:table-cell table:number-columns-repeated="4" office:value-type="string" calcext:value-type="string">
            <text:p>DO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S</text:p>
          </table:table-cell>
          <table:table-cell table:formula="of:=IF([.$K104]=[.C104];1;0)" office:value-type="float" office:value="1" calcext:value-type="float">
            <text:p>1</text:p>
          </table:table-cell>
          <table:table-cell table:formula="of:=IF([.$K104]=[.D104];1;0)" office:value-type="float" office:value="1" calcext:value-type="float">
            <text:p>1</text:p>
          </table:table-cell>
          <table:table-cell table:formula="of:=IF([.$K104]=[.E104];1;0)" office:value-type="float" office:value="0" calcext:value-type="float">
            <text:p>0</text:p>
          </table:table-cell>
          <table:table-cell table:formula="of:=IF([.$K104]=[.F104];1;0)" office:value-type="float" office:value="1" calcext:value-type="float">
            <text:p>1</text:p>
          </table:table-cell>
          <table:table-cell table:formula="of:=IF([.$K104]=[.G104];1;0)" office:value-type="float" office:value="1" calcext:value-type="float">
            <text:p>1</text:p>
          </table:table-cell>
          <table:table-cell table:formula="of:=IF([.$K104]=[.H104];1;0)" office:value-type="float" office:value="1" calcext:value-type="float">
            <text:p>1</text:p>
          </table:table-cell>
          <table:table-cell table:formula="of:=IF([.$K104]=[.I104];1;0)" office:value-type="float" office:value="1" calcext:value-type="float">
            <text:p>1</text:p>
          </table:table-cell>
          <table:table-cell table:style-name="ce1" table:formula="of:=SUM([.L104:.R104])/7" office:value-type="float" office:value="0.857142857142857" calcext:value-type="float">
            <text:p>0.86</text:p>
          </table:table-cell>
          <table:table-cell/>
          <table:table-cell table:formula="of:=IF(AND([.$C104]=[.D104];[.$C104]=[.$K104]);1;IF(AND([.$C104]=[.D104];[.$C104]&lt;&gt;[.$K104]);-1;0))" office:value-type="float" office:value="1" calcext:value-type="float">
            <text:p>1</text:p>
          </table:table-cell>
          <table:table-cell table:formula="of:=IF(AND([.$C104]=[.E104];[.$C104]=[.$K104]);1;IF(AND([.$C104]=[.E104];[.$C104]&lt;&gt;[.$K104]);-1;0))" office:value-type="float" office:value="0" calcext:value-type="float">
            <text:p>0</text:p>
          </table:table-cell>
          <table:table-cell table:formula="of:=IF(AND([.$C104]=[.F104];[.$C104]=[.$K104]);1;IF(AND([.$C104]=[.F104];[.$C104]&lt;&gt;[.$K104]);-1;0))" office:value-type="float" office:value="1" calcext:value-type="float">
            <text:p>1</text:p>
          </table:table-cell>
          <table:table-cell table:formula="of:=IF(AND([.$C104]=[.G104];[.$C104]=[.$K104]);1;IF(AND([.$C104]=[.G104];[.$C104]&lt;&gt;[.$K104]);-1;0))" office:value-type="float" office:value="1" calcext:value-type="float">
            <text:p>1</text:p>
          </table:table-cell>
          <table:table-cell table:formula="of:=IF(AND([.$C104]=[.H104];[.$C104]=[.$K104]);1;IF(AND([.$C104]=[.H104];[.$C104]&lt;&gt;[.$K104]);-1;0))" office:value-type="float" office:value="1" calcext:value-type="float">
            <text:p>1</text:p>
          </table:table-cell>
          <table:table-cell table:formula="of:=IF(AND([.$C104]=[.I104];[.$C104]=[.$K104]);1;IF(AND([.$C104]=[.I104];[.$C104]&lt;&gt;[.$K104]);-1;0))" office:value-type="float" office:value="1" calcext:value-type="float">
            <text:p>1</text:p>
          </table:table-cell>
          <table:table-cell table:formula="of:=SUM([.U104:.Z104])/6" office:value-type="float" office:value="0.833333333333333" calcext:value-type="float">
            <text:p>0.83</text:p>
          </table:table-cell>
          <table:table-cell/>
          <table:table-cell table:formula="of:=IF(AND([.$D104]=[.E104];[.$D104]=[.$K104]);1;IF(AND([.$D104]=[.E104];[.$D104]&lt;&gt;[.$K104]);-1;0))" office:value-type="float" office:value="0" calcext:value-type="float">
            <text:p>0</text:p>
          </table:table-cell>
          <table:table-cell table:formula="of:=IF(AND([.$D104]=[.F104];[.$D104]=[.$K104]);1;IF(AND([.$D104]=[.F104];[.$D104]&lt;&gt;[.$K104]);-1;0))" office:value-type="float" office:value="1" calcext:value-type="float">
            <text:p>1</text:p>
          </table:table-cell>
          <table:table-cell table:formula="of:=IF(AND([.$D104]=[.G104];[.$D104]=[.$K104]);1;IF(AND([.$D104]=[.G104];[.$D104]&lt;&gt;[.$K104]);-1;0))" office:value-type="float" office:value="1" calcext:value-type="float">
            <text:p>1</text:p>
          </table:table-cell>
          <table:table-cell table:formula="of:=IF(AND([.$D104]=[.H104];[.$D104]=[.$K104]);1;IF(AND([.$D104]=[.H104];[.$D104]&lt;&gt;[.$K104]);-1;0))" office:value-type="float" office:value="1" calcext:value-type="float">
            <text:p>1</text:p>
          </table:table-cell>
          <table:table-cell table:formula="of:=IF(AND([.$D104]=[.I104];[.$D104]=[.$K104]);1;IF(AND([.$D104]=[.I104];[.$D104]&lt;&gt;[.$K104]);-1;0))" office:value-type="float" office:value="1" calcext:value-type="float">
            <text:p>1</text:p>
          </table:table-cell>
          <table:table-cell table:formula="of:=SUM([.AC104:.AG104])/5" office:value-type="float" office:value="0.8" calcext:value-type="float">
            <text:p>0.80</text:p>
          </table:table-cell>
          <table:table-cell/>
          <table:table-cell table:formula="of:=IF(AND([.$E104]=[.F104];[.$E104]=[.$K104]);1;IF(AND([.$E104]=[.F104];[.$E104]&lt;&gt;[.$K104]);-1;0))" office:value-type="float" office:value="0" calcext:value-type="float">
            <text:p>0</text:p>
          </table:table-cell>
          <table:table-cell table:formula="of:=IF(AND([.$E104]=[.G104];[.$E104]=[.$K104]);1;IF(AND([.$E104]=[.G104];[.$E104]&lt;&gt;[.$K104]);-1;0))" office:value-type="float" office:value="0" calcext:value-type="float">
            <text:p>0</text:p>
          </table:table-cell>
          <table:table-cell table:formula="of:=IF(AND([.$E104]=[.H104];[.$E104]=[.$K104]);1;IF(AND([.$E104]=[.H104];[.$E104]&lt;&gt;[.$K104]);-1;0))" office:value-type="float" office:value="0" calcext:value-type="float">
            <text:p>0</text:p>
          </table:table-cell>
          <table:table-cell table:formula="of:=IF(AND([.$E104]=[.I104];[.$E104]=[.$K104]);1;IF(AND([.$E104]=[.I104];[.$E104]&lt;&gt;[.$K104]);-1;0))" office:value-type="float" office:value="0" calcext:value-type="float">
            <text:p>0</text:p>
          </table:table-cell>
          <table:table-cell table:formula="of:=SUM([.AJ104:.AM104])/4" office:value-type="float" office:value="0" calcext:value-type="float">
            <text:p>0.00</text:p>
          </table:table-cell>
          <table:table-cell/>
          <table:table-cell table:formula="of:=IF(AND([.$F104]=[.G104];[.$F104]=[.$K104]);1;IF(AND([.$F104]=[.G104];[.$F104]&lt;&gt;[.$K104]);-1;0))" office:value-type="float" office:value="1" calcext:value-type="float">
            <text:p>1</text:p>
          </table:table-cell>
          <table:table-cell table:formula="of:=IF(AND([.$F104]=[.H104];[.$F104]=[.$K104]);1;IF(AND([.$F104]=[.H104];[.$F104]&lt;&gt;[.$K104]);-1;0))" office:value-type="float" office:value="1" calcext:value-type="float">
            <text:p>1</text:p>
          </table:table-cell>
          <table:table-cell table:formula="of:=IF(AND([.$F104]=[.I104];[.$F104]=[.$K104]);1;IF(AND([.$F104]=[.I104];[.$F104]&lt;&gt;[.$K104]);-1;0))" office:value-type="float" office:value="1" calcext:value-type="float">
            <text:p>1</text:p>
          </table:table-cell>
          <table:table-cell table:formula="of:=SUM([.AP104:.AR104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ontpair.co</text:p>
          </table:table-cell>
          <table:table-cell table:number-columns-repeated="7"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AGE</text:p>
          </table:table-cell>
          <table:table-cell table:formula="of:=IF([.$K105]=[.C105];1;0)" office:value-type="float" office:value="1" calcext:value-type="float">
            <text:p>1</text:p>
          </table:table-cell>
          <table:table-cell table:formula="of:=IF([.$K105]=[.D105];1;0)" office:value-type="float" office:value="1" calcext:value-type="float">
            <text:p>1</text:p>
          </table:table-cell>
          <table:table-cell table:formula="of:=IF([.$K105]=[.E105];1;0)" office:value-type="float" office:value="1" calcext:value-type="float">
            <text:p>1</text:p>
          </table:table-cell>
          <table:table-cell table:formula="of:=IF([.$K105]=[.F105];1;0)" office:value-type="float" office:value="1" calcext:value-type="float">
            <text:p>1</text:p>
          </table:table-cell>
          <table:table-cell table:formula="of:=IF([.$K105]=[.G105];1;0)" office:value-type="float" office:value="1" calcext:value-type="float">
            <text:p>1</text:p>
          </table:table-cell>
          <table:table-cell table:formula="of:=IF([.$K105]=[.H105];1;0)" office:value-type="float" office:value="1" calcext:value-type="float">
            <text:p>1</text:p>
          </table:table-cell>
          <table:table-cell table:formula="of:=IF([.$K105]=[.I105];1;0)" office:value-type="float" office:value="1" calcext:value-type="float">
            <text:p>1</text:p>
          </table:table-cell>
          <table:table-cell table:style-name="ce1" table:formula="of:=SUM([.L105:.R105])/7" office:value-type="float" office:value="1" calcext:value-type="float">
            <text:p>1.00</text:p>
          </table:table-cell>
          <table:table-cell/>
          <table:table-cell table:formula="of:=IF(AND([.$C105]=[.D105];[.$C105]=[.$K105]);1;IF(AND([.$C105]=[.D105];[.$C105]&lt;&gt;[.$K105]);-1;0))" office:value-type="float" office:value="1" calcext:value-type="float">
            <text:p>1</text:p>
          </table:table-cell>
          <table:table-cell table:formula="of:=IF(AND([.$C105]=[.E105];[.$C105]=[.$K105]);1;IF(AND([.$C105]=[.E105];[.$C105]&lt;&gt;[.$K105]);-1;0))" office:value-type="float" office:value="1" calcext:value-type="float">
            <text:p>1</text:p>
          </table:table-cell>
          <table:table-cell table:formula="of:=IF(AND([.$C105]=[.F105];[.$C105]=[.$K105]);1;IF(AND([.$C105]=[.F105];[.$C105]&lt;&gt;[.$K105]);-1;0))" office:value-type="float" office:value="1" calcext:value-type="float">
            <text:p>1</text:p>
          </table:table-cell>
          <table:table-cell table:formula="of:=IF(AND([.$C105]=[.G105];[.$C105]=[.$K105]);1;IF(AND([.$C105]=[.G105];[.$C105]&lt;&gt;[.$K105]);-1;0))" office:value-type="float" office:value="1" calcext:value-type="float">
            <text:p>1</text:p>
          </table:table-cell>
          <table:table-cell table:formula="of:=IF(AND([.$C105]=[.H105];[.$C105]=[.$K105]);1;IF(AND([.$C105]=[.H105];[.$C105]&lt;&gt;[.$K105]);-1;0))" office:value-type="float" office:value="1" calcext:value-type="float">
            <text:p>1</text:p>
          </table:table-cell>
          <table:table-cell table:formula="of:=IF(AND([.$C105]=[.I105];[.$C105]=[.$K105]);1;IF(AND([.$C105]=[.I105];[.$C105]&lt;&gt;[.$K105]);-1;0))" office:value-type="float" office:value="1" calcext:value-type="float">
            <text:p>1</text:p>
          </table:table-cell>
          <table:table-cell table:formula="of:=SUM([.U105:.Z105])/6" office:value-type="float" office:value="1" calcext:value-type="float">
            <text:p>1.00</text:p>
          </table:table-cell>
          <table:table-cell/>
          <table:table-cell table:formula="of:=IF(AND([.$D105]=[.E105];[.$D105]=[.$K105]);1;IF(AND([.$D105]=[.E105];[.$D105]&lt;&gt;[.$K105]);-1;0))" office:value-type="float" office:value="1" calcext:value-type="float">
            <text:p>1</text:p>
          </table:table-cell>
          <table:table-cell table:formula="of:=IF(AND([.$D105]=[.F105];[.$D105]=[.$K105]);1;IF(AND([.$D105]=[.F105];[.$D105]&lt;&gt;[.$K105]);-1;0))" office:value-type="float" office:value="1" calcext:value-type="float">
            <text:p>1</text:p>
          </table:table-cell>
          <table:table-cell table:formula="of:=IF(AND([.$D105]=[.G105];[.$D105]=[.$K105]);1;IF(AND([.$D105]=[.G105];[.$D105]&lt;&gt;[.$K105]);-1;0))" office:value-type="float" office:value="1" calcext:value-type="float">
            <text:p>1</text:p>
          </table:table-cell>
          <table:table-cell table:formula="of:=IF(AND([.$D105]=[.H105];[.$D105]=[.$K105]);1;IF(AND([.$D105]=[.H105];[.$D105]&lt;&gt;[.$K105]);-1;0))" office:value-type="float" office:value="1" calcext:value-type="float">
            <text:p>1</text:p>
          </table:table-cell>
          <table:table-cell table:formula="of:=IF(AND([.$D105]=[.I105];[.$D105]=[.$K105]);1;IF(AND([.$D105]=[.I105];[.$D105]&lt;&gt;[.$K105]);-1;0))" office:value-type="float" office:value="1" calcext:value-type="float">
            <text:p>1</text:p>
          </table:table-cell>
          <table:table-cell table:formula="of:=SUM([.AC105:.AG105])/5" office:value-type="float" office:value="1" calcext:value-type="float">
            <text:p>1.00</text:p>
          </table:table-cell>
          <table:table-cell/>
          <table:table-cell table:formula="of:=IF(AND([.$E105]=[.F105];[.$E105]=[.$K105]);1;IF(AND([.$E105]=[.F105];[.$E105]&lt;&gt;[.$K105]);-1;0))" office:value-type="float" office:value="1" calcext:value-type="float">
            <text:p>1</text:p>
          </table:table-cell>
          <table:table-cell table:formula="of:=IF(AND([.$E105]=[.G105];[.$E105]=[.$K105]);1;IF(AND([.$E105]=[.G105];[.$E105]&lt;&gt;[.$K105]);-1;0))" office:value-type="float" office:value="1" calcext:value-type="float">
            <text:p>1</text:p>
          </table:table-cell>
          <table:table-cell table:formula="of:=IF(AND([.$E105]=[.H105];[.$E105]=[.$K105]);1;IF(AND([.$E105]=[.H105];[.$E105]&lt;&gt;[.$K105]);-1;0))" office:value-type="float" office:value="1" calcext:value-type="float">
            <text:p>1</text:p>
          </table:table-cell>
          <table:table-cell table:formula="of:=IF(AND([.$E105]=[.I105];[.$E105]=[.$K105]);1;IF(AND([.$E105]=[.I105];[.$E105]&lt;&gt;[.$K105]);-1;0))" office:value-type="float" office:value="1" calcext:value-type="float">
            <text:p>1</text:p>
          </table:table-cell>
          <table:table-cell table:formula="of:=SUM([.AJ105:.AM105])/4" office:value-type="float" office:value="1" calcext:value-type="float">
            <text:p>1.00</text:p>
          </table:table-cell>
          <table:table-cell/>
          <table:table-cell table:formula="of:=IF(AND([.$F105]=[.G105];[.$F105]=[.$K105]);1;IF(AND([.$F105]=[.G105];[.$F105]&lt;&gt;[.$K105]);-1;0))" office:value-type="float" office:value="1" calcext:value-type="float">
            <text:p>1</text:p>
          </table:table-cell>
          <table:table-cell table:formula="of:=IF(AND([.$F105]=[.H105];[.$F105]=[.$K105]);1;IF(AND([.$F105]=[.H105];[.$F105]&lt;&gt;[.$K105]);-1;0))" office:value-type="float" office:value="1" calcext:value-type="float">
            <text:p>1</text:p>
          </table:table-cell>
          <table:table-cell table:formula="of:=IF(AND([.$F105]=[.I105];[.$F105]=[.$K105]);1;IF(AND([.$F105]=[.I105];[.$F105]&lt;&gt;[.$K105]);-1;0))" office:value-type="float" office:value="1" calcext:value-type="float">
            <text:p>1</text:p>
          </table:table-cell>
          <table:table-cell table:formula="of:=SUM([.AP105:.AR105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elp.github.com</text:p>
          </table:table-cell>
          <table:table-cell table:number-columns-repeated="3" office:value-type="string" calcext:value-type="string">
            <text:p>NEWS</text:p>
          </table:table-cell>
          <table:table-cell office:value-type="string" calcext:value-type="string">
            <text:p>DOCS</text:p>
          </table:table-cell>
          <table:table-cell table:number-columns-repeated="3"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UITY</text:p>
          </table:table-cell>
          <table:table-cell table:formula="of:=IF([.$K106]=[.C106];1;0)" office:value-type="float" office:value="0" calcext:value-type="float">
            <text:p>0</text:p>
          </table:table-cell>
          <table:table-cell table:formula="of:=IF([.$K106]=[.D106];1;0)" office:value-type="float" office:value="0" calcext:value-type="float">
            <text:p>0</text:p>
          </table:table-cell>
          <table:table-cell table:formula="of:=IF([.$K106]=[.E106];1;0)" office:value-type="float" office:value="0" calcext:value-type="float">
            <text:p>0</text:p>
          </table:table-cell>
          <table:table-cell table:formula="of:=IF([.$K106]=[.F106];1;0)" office:value-type="float" office:value="0" calcext:value-type="float">
            <text:p>0</text:p>
          </table:table-cell>
          <table:table-cell table:formula="of:=IF([.$K106]=[.G106];1;0)" office:value-type="float" office:value="0" calcext:value-type="float">
            <text:p>0</text:p>
          </table:table-cell>
          <table:table-cell table:formula="of:=IF([.$K106]=[.H106];1;0)" office:value-type="float" office:value="0" calcext:value-type="float">
            <text:p>0</text:p>
          </table:table-cell>
          <table:table-cell table:formula="of:=IF([.$K106]=[.I106];1;0)" office:value-type="float" office:value="0" calcext:value-type="float">
            <text:p>0</text:p>
          </table:table-cell>
          <table:table-cell table:style-name="ce1" table:formula="of:=SUM([.L106:.R106])/7" office:value-type="float" office:value="0" calcext:value-type="float">
            <text:p>0.00</text:p>
          </table:table-cell>
          <table:table-cell/>
          <table:table-cell table:formula="of:=IF(AND([.$C106]=[.D106];[.$C106]=[.$K106]);1;IF(AND([.$C106]=[.D106];[.$C106]&lt;&gt;[.$K106]);-1;0))" office:value-type="float" office:value="-1" calcext:value-type="float">
            <text:p>-1</text:p>
          </table:table-cell>
          <table:table-cell table:formula="of:=IF(AND([.$C106]=[.E106];[.$C106]=[.$K106]);1;IF(AND([.$C106]=[.E106];[.$C106]&lt;&gt;[.$K106]);-1;0))" office:value-type="float" office:value="-1" calcext:value-type="float">
            <text:p>-1</text:p>
          </table:table-cell>
          <table:table-cell table:formula="of:=IF(AND([.$C106]=[.F106];[.$C106]=[.$K106]);1;IF(AND([.$C106]=[.F106];[.$C106]&lt;&gt;[.$K106]);-1;0))" office:value-type="float" office:value="0" calcext:value-type="float">
            <text:p>0</text:p>
          </table:table-cell>
          <table:table-cell table:formula="of:=IF(AND([.$C106]=[.G106];[.$C106]=[.$K106]);1;IF(AND([.$C106]=[.G106];[.$C106]&lt;&gt;[.$K106]);-1;0))" office:value-type="float" office:value="-1" calcext:value-type="float">
            <text:p>-1</text:p>
          </table:table-cell>
          <table:table-cell table:formula="of:=IF(AND([.$C106]=[.H106];[.$C106]=[.$K106]);1;IF(AND([.$C106]=[.H106];[.$C106]&lt;&gt;[.$K106]);-1;0))" office:value-type="float" office:value="-1" calcext:value-type="float">
            <text:p>-1</text:p>
          </table:table-cell>
          <table:table-cell table:formula="of:=IF(AND([.$C106]=[.I106];[.$C106]=[.$K106]);1;IF(AND([.$C106]=[.I106];[.$C106]&lt;&gt;[.$K106]);-1;0))" office:value-type="float" office:value="-1" calcext:value-type="float">
            <text:p>-1</text:p>
          </table:table-cell>
          <table:table-cell table:formula="of:=SUM([.U106:.Z106])/6" office:value-type="float" office:value="-0.833333333333333" calcext:value-type="float">
            <text:p>-0.83</text:p>
          </table:table-cell>
          <table:table-cell/>
          <table:table-cell table:formula="of:=IF(AND([.$D106]=[.E106];[.$D106]=[.$K106]);1;IF(AND([.$D106]=[.E106];[.$D106]&lt;&gt;[.$K106]);-1;0))" office:value-type="float" office:value="-1" calcext:value-type="float">
            <text:p>-1</text:p>
          </table:table-cell>
          <table:table-cell table:formula="of:=IF(AND([.$D106]=[.F106];[.$D106]=[.$K106]);1;IF(AND([.$D106]=[.F106];[.$D106]&lt;&gt;[.$K106]);-1;0))" office:value-type="float" office:value="0" calcext:value-type="float">
            <text:p>0</text:p>
          </table:table-cell>
          <table:table-cell table:formula="of:=IF(AND([.$D106]=[.G106];[.$D106]=[.$K106]);1;IF(AND([.$D106]=[.G106];[.$D106]&lt;&gt;[.$K106]);-1;0))" office:value-type="float" office:value="-1" calcext:value-type="float">
            <text:p>-1</text:p>
          </table:table-cell>
          <table:table-cell table:formula="of:=IF(AND([.$D106]=[.H106];[.$D106]=[.$K106]);1;IF(AND([.$D106]=[.H106];[.$D106]&lt;&gt;[.$K106]);-1;0))" office:value-type="float" office:value="-1" calcext:value-type="float">
            <text:p>-1</text:p>
          </table:table-cell>
          <table:table-cell table:formula="of:=IF(AND([.$D106]=[.I106];[.$D106]=[.$K106]);1;IF(AND([.$D106]=[.I106];[.$D106]&lt;&gt;[.$K106]);-1;0))" office:value-type="float" office:value="-1" calcext:value-type="float">
            <text:p>-1</text:p>
          </table:table-cell>
          <table:table-cell table:formula="of:=SUM([.AC106:.AG106])/5" office:value-type="float" office:value="-0.8" calcext:value-type="float">
            <text:p>-0.80</text:p>
          </table:table-cell>
          <table:table-cell/>
          <table:table-cell table:formula="of:=IF(AND([.$E106]=[.F106];[.$E106]=[.$K106]);1;IF(AND([.$E106]=[.F106];[.$E106]&lt;&gt;[.$K106]);-1;0))" office:value-type="float" office:value="0" calcext:value-type="float">
            <text:p>0</text:p>
          </table:table-cell>
          <table:table-cell table:formula="of:=IF(AND([.$E106]=[.G106];[.$E106]=[.$K106]);1;IF(AND([.$E106]=[.G106];[.$E106]&lt;&gt;[.$K106]);-1;0))" office:value-type="float" office:value="-1" calcext:value-type="float">
            <text:p>-1</text:p>
          </table:table-cell>
          <table:table-cell table:formula="of:=IF(AND([.$E106]=[.H106];[.$E106]=[.$K106]);1;IF(AND([.$E106]=[.H106];[.$E106]&lt;&gt;[.$K106]);-1;0))" office:value-type="float" office:value="-1" calcext:value-type="float">
            <text:p>-1</text:p>
          </table:table-cell>
          <table:table-cell table:formula="of:=IF(AND([.$E106]=[.I106];[.$E106]=[.$K106]);1;IF(AND([.$E106]=[.I106];[.$E106]&lt;&gt;[.$K106]);-1;0))" office:value-type="float" office:value="-1" calcext:value-type="float">
            <text:p>-1</text:p>
          </table:table-cell>
          <table:table-cell table:formula="of:=SUM([.AJ106:.AM106])/4" office:value-type="float" office:value="-0.75" calcext:value-type="float">
            <text:p>-0.75</text:p>
          </table:table-cell>
          <table:table-cell/>
          <table:table-cell table:formula="of:=IF(AND([.$F106]=[.G106];[.$F106]=[.$K106]);1;IF(AND([.$F106]=[.G106];[.$F106]&lt;&gt;[.$K106]);-1;0))" office:value-type="float" office:value="0" calcext:value-type="float">
            <text:p>0</text:p>
          </table:table-cell>
          <table:table-cell table:formula="of:=IF(AND([.$F106]=[.H106];[.$F106]=[.$K106]);1;IF(AND([.$F106]=[.H106];[.$F106]&lt;&gt;[.$K106]);-1;0))" office:value-type="float" office:value="0" calcext:value-type="float">
            <text:p>0</text:p>
          </table:table-cell>
          <table:table-cell table:formula="of:=IF(AND([.$F106]=[.I106];[.$F106]=[.$K106]);1;IF(AND([.$F106]=[.I106];[.$F106]&lt;&gt;[.$K106]);-1;0))" office:value-type="float" office:value="0" calcext:value-type="float">
            <text:p>0</text:p>
          </table:table-cell>
          <table:table-cell table:formula="of:=SUM([.AP106:.AR106])/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ocs.mongodb.com</text:p>
          </table:table-cell>
          <table:table-cell table:number-columns-repeated="7" office:value-type="string" calcext:value-type="string">
            <text:p>DO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S</text:p>
          </table:table-cell>
          <table:table-cell table:formula="of:=IF([.$K107]=[.C107];1;0)" office:value-type="float" office:value="1" calcext:value-type="float">
            <text:p>1</text:p>
          </table:table-cell>
          <table:table-cell table:formula="of:=IF([.$K107]=[.D107];1;0)" office:value-type="float" office:value="1" calcext:value-type="float">
            <text:p>1</text:p>
          </table:table-cell>
          <table:table-cell table:formula="of:=IF([.$K107]=[.E107];1;0)" office:value-type="float" office:value="1" calcext:value-type="float">
            <text:p>1</text:p>
          </table:table-cell>
          <table:table-cell table:formula="of:=IF([.$K107]=[.F107];1;0)" office:value-type="float" office:value="1" calcext:value-type="float">
            <text:p>1</text:p>
          </table:table-cell>
          <table:table-cell table:formula="of:=IF([.$K107]=[.G107];1;0)" office:value-type="float" office:value="1" calcext:value-type="float">
            <text:p>1</text:p>
          </table:table-cell>
          <table:table-cell table:formula="of:=IF([.$K107]=[.H107];1;0)" office:value-type="float" office:value="1" calcext:value-type="float">
            <text:p>1</text:p>
          </table:table-cell>
          <table:table-cell table:formula="of:=IF([.$K107]=[.I107];1;0)" office:value-type="float" office:value="1" calcext:value-type="float">
            <text:p>1</text:p>
          </table:table-cell>
          <table:table-cell table:style-name="ce1" table:formula="of:=SUM([.L107:.R107])/7" office:value-type="float" office:value="1" calcext:value-type="float">
            <text:p>1.00</text:p>
          </table:table-cell>
          <table:table-cell/>
          <table:table-cell table:formula="of:=IF(AND([.$C107]=[.D107];[.$C107]=[.$K107]);1;IF(AND([.$C107]=[.D107];[.$C107]&lt;&gt;[.$K107]);-1;0))" office:value-type="float" office:value="1" calcext:value-type="float">
            <text:p>1</text:p>
          </table:table-cell>
          <table:table-cell table:formula="of:=IF(AND([.$C107]=[.E107];[.$C107]=[.$K107]);1;IF(AND([.$C107]=[.E107];[.$C107]&lt;&gt;[.$K107]);-1;0))" office:value-type="float" office:value="1" calcext:value-type="float">
            <text:p>1</text:p>
          </table:table-cell>
          <table:table-cell table:formula="of:=IF(AND([.$C107]=[.F107];[.$C107]=[.$K107]);1;IF(AND([.$C107]=[.F107];[.$C107]&lt;&gt;[.$K107]);-1;0))" office:value-type="float" office:value="1" calcext:value-type="float">
            <text:p>1</text:p>
          </table:table-cell>
          <table:table-cell table:formula="of:=IF(AND([.$C107]=[.G107];[.$C107]=[.$K107]);1;IF(AND([.$C107]=[.G107];[.$C107]&lt;&gt;[.$K107]);-1;0))" office:value-type="float" office:value="1" calcext:value-type="float">
            <text:p>1</text:p>
          </table:table-cell>
          <table:table-cell table:formula="of:=IF(AND([.$C107]=[.H107];[.$C107]=[.$K107]);1;IF(AND([.$C107]=[.H107];[.$C107]&lt;&gt;[.$K107]);-1;0))" office:value-type="float" office:value="1" calcext:value-type="float">
            <text:p>1</text:p>
          </table:table-cell>
          <table:table-cell table:formula="of:=IF(AND([.$C107]=[.I107];[.$C107]=[.$K107]);1;IF(AND([.$C107]=[.I107];[.$C107]&lt;&gt;[.$K107]);-1;0))" office:value-type="float" office:value="1" calcext:value-type="float">
            <text:p>1</text:p>
          </table:table-cell>
          <table:table-cell table:formula="of:=SUM([.U107:.Z107])/6" office:value-type="float" office:value="1" calcext:value-type="float">
            <text:p>1.00</text:p>
          </table:table-cell>
          <table:table-cell/>
          <table:table-cell table:formula="of:=IF(AND([.$D107]=[.E107];[.$D107]=[.$K107]);1;IF(AND([.$D107]=[.E107];[.$D107]&lt;&gt;[.$K107]);-1;0))" office:value-type="float" office:value="1" calcext:value-type="float">
            <text:p>1</text:p>
          </table:table-cell>
          <table:table-cell table:formula="of:=IF(AND([.$D107]=[.F107];[.$D107]=[.$K107]);1;IF(AND([.$D107]=[.F107];[.$D107]&lt;&gt;[.$K107]);-1;0))" office:value-type="float" office:value="1" calcext:value-type="float">
            <text:p>1</text:p>
          </table:table-cell>
          <table:table-cell table:formula="of:=IF(AND([.$D107]=[.G107];[.$D107]=[.$K107]);1;IF(AND([.$D107]=[.G107];[.$D107]&lt;&gt;[.$K107]);-1;0))" office:value-type="float" office:value="1" calcext:value-type="float">
            <text:p>1</text:p>
          </table:table-cell>
          <table:table-cell table:formula="of:=IF(AND([.$D107]=[.H107];[.$D107]=[.$K107]);1;IF(AND([.$D107]=[.H107];[.$D107]&lt;&gt;[.$K107]);-1;0))" office:value-type="float" office:value="1" calcext:value-type="float">
            <text:p>1</text:p>
          </table:table-cell>
          <table:table-cell table:formula="of:=IF(AND([.$D107]=[.I107];[.$D107]=[.$K107]);1;IF(AND([.$D107]=[.I107];[.$D107]&lt;&gt;[.$K107]);-1;0))" office:value-type="float" office:value="1" calcext:value-type="float">
            <text:p>1</text:p>
          </table:table-cell>
          <table:table-cell table:formula="of:=SUM([.AC107:.AG107])/5" office:value-type="float" office:value="1" calcext:value-type="float">
            <text:p>1.00</text:p>
          </table:table-cell>
          <table:table-cell/>
          <table:table-cell table:formula="of:=IF(AND([.$E107]=[.F107];[.$E107]=[.$K107]);1;IF(AND([.$E107]=[.F107];[.$E107]&lt;&gt;[.$K107]);-1;0))" office:value-type="float" office:value="1" calcext:value-type="float">
            <text:p>1</text:p>
          </table:table-cell>
          <table:table-cell table:formula="of:=IF(AND([.$E107]=[.G107];[.$E107]=[.$K107]);1;IF(AND([.$E107]=[.G107];[.$E107]&lt;&gt;[.$K107]);-1;0))" office:value-type="float" office:value="1" calcext:value-type="float">
            <text:p>1</text:p>
          </table:table-cell>
          <table:table-cell table:formula="of:=IF(AND([.$E107]=[.H107];[.$E107]=[.$K107]);1;IF(AND([.$E107]=[.H107];[.$E107]&lt;&gt;[.$K107]);-1;0))" office:value-type="float" office:value="1" calcext:value-type="float">
            <text:p>1</text:p>
          </table:table-cell>
          <table:table-cell table:formula="of:=IF(AND([.$E107]=[.I107];[.$E107]=[.$K107]);1;IF(AND([.$E107]=[.I107];[.$E107]&lt;&gt;[.$K107]);-1;0))" office:value-type="float" office:value="1" calcext:value-type="float">
            <text:p>1</text:p>
          </table:table-cell>
          <table:table-cell table:formula="of:=SUM([.AJ107:.AM107])/4" office:value-type="float" office:value="1" calcext:value-type="float">
            <text:p>1.00</text:p>
          </table:table-cell>
          <table:table-cell/>
          <table:table-cell table:formula="of:=IF(AND([.$F107]=[.G107];[.$F107]=[.$K107]);1;IF(AND([.$F107]=[.G107];[.$F107]&lt;&gt;[.$K107]);-1;0))" office:value-type="float" office:value="1" calcext:value-type="float">
            <text:p>1</text:p>
          </table:table-cell>
          <table:table-cell table:formula="of:=IF(AND([.$F107]=[.H107];[.$F107]=[.$K107]);1;IF(AND([.$F107]=[.H107];[.$F107]&lt;&gt;[.$K107]);-1;0))" office:value-type="float" office:value="1" calcext:value-type="float">
            <text:p>1</text:p>
          </table:table-cell>
          <table:table-cell table:formula="of:=IF(AND([.$F107]=[.I107];[.$F107]=[.$K107]);1;IF(AND([.$F107]=[.I107];[.$F107]&lt;&gt;[.$K107]);-1;0))" office:value-type="float" office:value="1" calcext:value-type="float">
            <text:p>1</text:p>
          </table:table-cell>
          <table:table-cell table:formula="of:=SUM([.AP107:.AR107])/3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www.nytimes.com</text:p>
          </table:table-cell>
          <table:table-cell office:value-type="string" calcext:value-type="string">
            <text:p>BUSINESS</text:p>
          </table:table-cell>
          <table:table-cell table:number-columns-repeated="6"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S</text:p>
          </table:table-cell>
          <table:table-cell table:formula="of:=IF([.$K108]=[.C108];1;0)" office:value-type="float" office:value="0" calcext:value-type="float">
            <text:p>0</text:p>
          </table:table-cell>
          <table:table-cell table:formula="of:=IF([.$K108]=[.D108];1;0)" office:value-type="float" office:value="1" calcext:value-type="float">
            <text:p>1</text:p>
          </table:table-cell>
          <table:table-cell table:formula="of:=IF([.$K108]=[.E108];1;0)" office:value-type="float" office:value="1" calcext:value-type="float">
            <text:p>1</text:p>
          </table:table-cell>
          <table:table-cell table:formula="of:=IF([.$K108]=[.F108];1;0)" office:value-type="float" office:value="1" calcext:value-type="float">
            <text:p>1</text:p>
          </table:table-cell>
          <table:table-cell table:formula="of:=IF([.$K108]=[.G108];1;0)" office:value-type="float" office:value="1" calcext:value-type="float">
            <text:p>1</text:p>
          </table:table-cell>
          <table:table-cell table:formula="of:=IF([.$K108]=[.H108];1;0)" office:value-type="float" office:value="1" calcext:value-type="float">
            <text:p>1</text:p>
          </table:table-cell>
          <table:table-cell table:formula="of:=IF([.$K108]=[.I108];1;0)" office:value-type="float" office:value="1" calcext:value-type="float">
            <text:p>1</text:p>
          </table:table-cell>
          <table:table-cell table:style-name="ce1" table:formula="of:=SUM([.L108:.R108])/7" office:value-type="float" office:value="0.857142857142857" calcext:value-type="float">
            <text:p>0.86</text:p>
          </table:table-cell>
          <table:table-cell/>
          <table:table-cell table:formula="of:=IF(AND([.$C108]=[.D108];[.$C108]=[.$K108]);1;IF(AND([.$C108]=[.D108];[.$C108]&lt;&gt;[.$K108]);-1;0))" office:value-type="float" office:value="0" calcext:value-type="float">
            <text:p>0</text:p>
          </table:table-cell>
          <table:table-cell table:formula="of:=IF(AND([.$C108]=[.E108];[.$C108]=[.$K108]);1;IF(AND([.$C108]=[.E108];[.$C108]&lt;&gt;[.$K108]);-1;0))" office:value-type="float" office:value="0" calcext:value-type="float">
            <text:p>0</text:p>
          </table:table-cell>
          <table:table-cell table:formula="of:=IF(AND([.$C108]=[.F108];[.$C108]=[.$K108]);1;IF(AND([.$C108]=[.F108];[.$C108]&lt;&gt;[.$K108]);-1;0))" office:value-type="float" office:value="0" calcext:value-type="float">
            <text:p>0</text:p>
          </table:table-cell>
          <table:table-cell table:formula="of:=IF(AND([.$C108]=[.G108];[.$C108]=[.$K108]);1;IF(AND([.$C108]=[.G108];[.$C108]&lt;&gt;[.$K108]);-1;0))" office:value-type="float" office:value="0" calcext:value-type="float">
            <text:p>0</text:p>
          </table:table-cell>
          <table:table-cell table:formula="of:=IF(AND([.$C108]=[.H108];[.$C108]=[.$K108]);1;IF(AND([.$C108]=[.H108];[.$C108]&lt;&gt;[.$K108]);-1;0))" office:value-type="float" office:value="0" calcext:value-type="float">
            <text:p>0</text:p>
          </table:table-cell>
          <table:table-cell table:formula="of:=IF(AND([.$C108]=[.I108];[.$C108]=[.$K108]);1;IF(AND([.$C108]=[.I108];[.$C108]&lt;&gt;[.$K108]);-1;0))" office:value-type="float" office:value="0" calcext:value-type="float">
            <text:p>0</text:p>
          </table:table-cell>
          <table:table-cell table:formula="of:=SUM([.U108:.Z108])/6" office:value-type="float" office:value="0" calcext:value-type="float">
            <text:p>0.00</text:p>
          </table:table-cell>
          <table:table-cell/>
          <table:table-cell table:formula="of:=IF(AND([.$D108]=[.E108];[.$D108]=[.$K108]);1;IF(AND([.$D108]=[.E108];[.$D108]&lt;&gt;[.$K108]);-1;0))" office:value-type="float" office:value="1" calcext:value-type="float">
            <text:p>1</text:p>
          </table:table-cell>
          <table:table-cell table:formula="of:=IF(AND([.$D108]=[.F108];[.$D108]=[.$K108]);1;IF(AND([.$D108]=[.F108];[.$D108]&lt;&gt;[.$K108]);-1;0))" office:value-type="float" office:value="1" calcext:value-type="float">
            <text:p>1</text:p>
          </table:table-cell>
          <table:table-cell table:formula="of:=IF(AND([.$D108]=[.G108];[.$D108]=[.$K108]);1;IF(AND([.$D108]=[.G108];[.$D108]&lt;&gt;[.$K108]);-1;0))" office:value-type="float" office:value="1" calcext:value-type="float">
            <text:p>1</text:p>
          </table:table-cell>
          <table:table-cell table:formula="of:=IF(AND([.$D108]=[.H108];[.$D108]=[.$K108]);1;IF(AND([.$D108]=[.H108];[.$D108]&lt;&gt;[.$K108]);-1;0))" office:value-type="float" office:value="1" calcext:value-type="float">
            <text:p>1</text:p>
          </table:table-cell>
          <table:table-cell table:formula="of:=IF(AND([.$D108]=[.I108];[.$D108]=[.$K108]);1;IF(AND([.$D108]=[.I108];[.$D108]&lt;&gt;[.$K108]);-1;0))" office:value-type="float" office:value="1" calcext:value-type="float">
            <text:p>1</text:p>
          </table:table-cell>
          <table:table-cell table:formula="of:=SUM([.AC108:.AG108])/5" office:value-type="float" office:value="1" calcext:value-type="float">
            <text:p>1.00</text:p>
          </table:table-cell>
          <table:table-cell/>
          <table:table-cell table:formula="of:=IF(AND([.$E108]=[.F108];[.$E108]=[.$K108]);1;IF(AND([.$E108]=[.F108];[.$E108]&lt;&gt;[.$K108]);-1;0))" office:value-type="float" office:value="1" calcext:value-type="float">
            <text:p>1</text:p>
          </table:table-cell>
          <table:table-cell table:formula="of:=IF(AND([.$E108]=[.G108];[.$E108]=[.$K108]);1;IF(AND([.$E108]=[.G108];[.$E108]&lt;&gt;[.$K108]);-1;0))" office:value-type="float" office:value="1" calcext:value-type="float">
            <text:p>1</text:p>
          </table:table-cell>
          <table:table-cell table:formula="of:=IF(AND([.$E108]=[.H108];[.$E108]=[.$K108]);1;IF(AND([.$E108]=[.H108];[.$E108]&lt;&gt;[.$K108]);-1;0))" office:value-type="float" office:value="1" calcext:value-type="float">
            <text:p>1</text:p>
          </table:table-cell>
          <table:table-cell table:formula="of:=IF(AND([.$E108]=[.I108];[.$E108]=[.$K108]);1;IF(AND([.$E108]=[.I108];[.$E108]&lt;&gt;[.$K108]);-1;0))" office:value-type="float" office:value="1" calcext:value-type="float">
            <text:p>1</text:p>
          </table:table-cell>
          <table:table-cell table:formula="of:=SUM([.AJ108:.AM108])/4" office:value-type="float" office:value="1" calcext:value-type="float">
            <text:p>1.00</text:p>
          </table:table-cell>
          <table:table-cell/>
          <table:table-cell table:formula="of:=IF(AND([.$F108]=[.G108];[.$F108]=[.$K108]);1;IF(AND([.$F108]=[.G108];[.$F108]&lt;&gt;[.$K108]);-1;0))" office:value-type="float" office:value="1" calcext:value-type="float">
            <text:p>1</text:p>
          </table:table-cell>
          <table:table-cell table:formula="of:=IF(AND([.$F108]=[.H108];[.$F108]=[.$K108]);1;IF(AND([.$F108]=[.H108];[.$F108]&lt;&gt;[.$K108]);-1;0))" office:value-type="float" office:value="1" calcext:value-type="float">
            <text:p>1</text:p>
          </table:table-cell>
          <table:table-cell table:formula="of:=IF(AND([.$F108]=[.I108];[.$F108]=[.$K108]);1;IF(AND([.$F108]=[.I108];[.$F108]&lt;&gt;[.$K108]);-1;0))" office:value-type="float" office:value="1" calcext:value-type="float">
            <text:p>1</text:p>
          </table:table-cell>
          <table:table-cell table:formula="of:=SUM([.AP108:.AR108])/3" office:value-type="float" office:value="1" calcext:value-type="float">
            <text:p>1.00</text:p>
          </table:table-cell>
        </table:table-row>
        <table:table-row table:style-name="ro1">
          <table:table-cell table:number-columns-repeated="11"/>
          <table:table-cell table:formula="of:=SUM([.L2:.L108])" office:value-type="float" office:value="59" calcext:value-type="float">
            <text:p>59</text:p>
          </table:table-cell>
          <table:table-cell table:formula="of:=SUM([.M2:.M108])" office:value-type="float" office:value="61" calcext:value-type="float">
            <text:p>61</text:p>
          </table:table-cell>
          <table:table-cell table:formula="of:=SUM([.N2:.N108])" office:value-type="float" office:value="48" calcext:value-type="float">
            <text:p>48</text:p>
          </table:table-cell>
          <table:table-cell table:formula="of:=SUM([.O2:.O108])" office:value-type="float" office:value="58" calcext:value-type="float">
            <text:p>58</text:p>
          </table:table-cell>
          <table:table-cell table:formula="of:=SUM([.P2:.P108])" office:value-type="float" office:value="66" calcext:value-type="float">
            <text:p>66</text:p>
          </table:table-cell>
          <table:table-cell table:formula="of:=SUM([.Q2:.Q108])" office:value-type="float" office:value="63" calcext:value-type="float">
            <text:p>63</text:p>
          </table:table-cell>
          <table:table-cell table:formula="of:=SUM([.R2:.R108])" office:value-type="float" office:value="53" calcext:value-type="float">
            <text:p>53</text:p>
          </table:table-cell>
          <table:table-cell table:number-columns-repeated="27"/>
        </table:table-row>
        <table:table-row table:style-name="ro1" table:number-rows-repeated="3">
          <table:table-cell table:number-columns-repeated="45"/>
        </table:table-row>
        <table:table-row table:style-name="ro1">
          <table:table-cell table:number-columns-repeated="23"/>
          <table:table-cell table:style-name="ce2"/>
          <table:table-cell table:number-columns-repeated="21"/>
        </table:table-row>
        <table:table-row table:style-name="ro1" table:number-rows-repeated="1048462">
          <table:table-cell table:number-columns-repeated="45"/>
        </table:table-row>
        <table:table-row table:style-name="ro1">
          <table:table-cell table:number-columns-repeated="45"/>
        </table:table-row>
        <calcext:conditional-formats>
          <calcext:conditional-format calcext:target-range-address="'unlabelledplatformsphase1_a8 analysis'.AS1:'unlabelledplatformsphase1_a8 analysis'.AS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unlabelledplatformsphase1_a8 analysis'.AA1:'unlabelledplatformsphase1_a8 analysis'.AA1048576">
            <calcext:color-scale>
              <calcext:color-scale-entry calcext:value="-1" calcext:type="number" calcext:color="#ff0000"/>
              <calcext:color-scale-entry calcext:value="0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unlabelledplatformsphase1_a8 analysis'.AH1:'unlabelledplatformsphase1_a8 analysis'.AH1048576">
            <calcext:color-scale>
              <calcext:color-scale-entry calcext:value="-1" calcext:type="number" calcext:color="#ff0000"/>
              <calcext:color-scale-entry calcext:value="0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'unlabelledplatformsphase1_a8 analysis'.AN1:'unlabelledplatformsphase1_a8 analysis'.AN1048576">
            <calcext:color-scale>
              <calcext:color-scale-entry calcext:value="-1" calcext:type="number" calcext:color="#ff0000"/>
              <calcext:color-scale-entry calcext:value="0" calcext:type="number" calcext:color="#ffff00"/>
              <calcext:color-scale-entry calcext:value="1" calcext:type="number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unlabelledplatformsphase1_a8 analysis'.A1:'unlabelledplatformsphase1_a8 analysis'.AS10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/00/0000</text:date>, <text:time style:data-style-name="N2" text:time-value="10:01:35.988834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1T10:35:00.288790830</dc:date>
    <meta:editing-duration>PT10M55S</meta:editing-duration>
    <meta:editing-cycles>4</meta:editing-cycles>
    <meta:generator>LibreOffice/5.1.6.2$Linux_X86_64 LibreOffice_project/10m0$Build-2</meta:generator>
    <meta:document-statistic meta:table-count="1" meta:cell-count="4438" meta:object-count="0"/>
  </office:meta>
</office:document-meta>
</file>